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方向，俄罗斯军队炮击了Hirsk，Leonivka，Popivka ...</text:span>
</text:h>
      <text:p text:style-name="P4">
作者: liveuamap (Language: en)</text:p>
      <text:p text:style-name="P4">
时间: 2023-05-15T-104:15:00</text:p>
      <text:p text:style-name="P4">
地点: Vovchansk (Latitude:50.24655 Longtitude:36.77141)</text:p>
      <text:p text:style-name="P4">
视频: []</text:p>
      <text:p text:style-name="P4">
图片: []</text:p>
      <text:p text:style-name="P4">
标签: ["Russia"]</text:p>
      <text:p text:style-name="P4">
Id: 22563026</text:p>
      <!--METADATA-->
      <text:p text:style-name="P4">
在Sivershchyna和Slobozhanschyna的指示，俄罗斯军队炮击了Hirsk，Leonivka，Chernihiv地区的Popivka； Sumyregion的Volfyne，Sadky，Mohrytsya，Kharkiv地区的Oleksandrivka和Starytsya，乌克兰的总参谋部部队说</text:p>
      <text:p text:style-name="P4">
新闻集链接：<text:a xlink:type="simple" xlink:href="https://liveuamap.com/en/2023/15-may-at-sivershchyna-and-slobozhanschyna-directions-russian" text:style-name="Internet_20_link" text:visited-style-name="Visited_20_Internet_20_Link">
https://liveuamap.com/en/2023/2023/15-may-at-sivershchyna-and-slobozhanschyna-directions russian</text:a>
</text:p>
      <text:p text:style-name="P4">
News Source: <text:a xlink:type="simple" xlink:href="https://t.me/lumsrc/4788" text:style-name="Internet_20_link" text:visited-style-name="Visited_20_Internet_20_Link">
https://t.me/lumsrc/4788</text:a>
</text:p>
      <!--NEWS-->
      <text:h text:style-name="P10" text:outline-level="1">
<text:span text:style-name="T4">
在Kupiansk方向，俄罗斯军队炮击了Kamyanka，Topoli，Krasne Pershe，Fyholivka，Novoml ...</text:span>
</text:h>
      <text:p text:style-name="P4">
作者: liveuamap (Language: en)</text:p>
      <text:p text:style-name="P4">
时间: 2023-05-15T-106:15:00</text:p>
      <text:p text:style-name="P4">
地点: Kupiansk (Latitude:49.64051 Longtitude:37.9109)</text:p>
      <text:p text:style-name="P4">
视频: []</text:p>
      <text:p text:style-name="P4">
图片: []</text:p>
      <text:p text:style-name="P4">
标签: ["Russia"]</text:p>
      <text:p text:style-name="P4">
Id: 22563024</text:p>
      <!--METADATA-->
      <text:p text:style-name="P4">
俄罗斯在Kupiansk方向俄罗斯军队炮击了Kamyanka，Topoli，Krasne Pershe，Fyholivka，Novomlynsk，Dvorichna，Dvorichna，Zapadne，Kharkakivka，Kharkakivregion的Tabayivka和Luhansk地区的Stelmakhivka。 俄罗斯航空在维尔萨纳(Vilshana)和基斯利夫卡(Kyslivka) - 武装部队的武装部队在早晨的报告中说</text:p>
      <text:p text:style-name="P4">
新闻集链接：<text:a xlink:type="simple" xlink:href="https://liveuamap.com/en/2023/15-may-at-kupiansk-direction-russian-army-shelled-kamyanka" text:style-name="Internet_20_link" text:visited-style-name="Visited_20_Internet_20_Link">
https://liveuamap.com/en/2023/2023/15-may-at-kupiansk-direction-russian-army-army-shelled-kamyanka</text:a>
</text:p>
      <text:p text:style-name="P4">
News Source: <text:a xlink:type="simple" xlink:href="https://t.me/lumsrc/4789" text:style-name="Internet_20_link" text:visited-style-name="Visited_20_Internet_20_Link">
https://t.me/lumsrc/4789</text:a>
</text:p>
      <!--NEWS-->
      <text:h text:style-name="P10" text:outline-level="1">
<text:span text:style-name="T4">
在莱曼（Lyman）的指示，俄罗斯军队炮击了卢汉斯克地区的Makiyivka，bilohorivka，Verkhnokamy ...</text:span>
</text:h>
      <text:p text:style-name="P4">
作者: liveuamap (Language: en)</text:p>
      <text:p text:style-name="P4">
时间: 2023-05-15T-108:15:00</text:p>
      <text:p text:style-name="P4">
地点: Bakhmut (Latitude:48.81195 Longtitude:38.23946)</text:p>
      <text:p text:style-name="P4">
视频: []</text:p>
      <text:p text:style-name="P4">
图片: []</text:p>
      <text:p text:style-name="P4">
标签: ["Russia"]</text:p>
      <text:p text:style-name="P4">
Id: 22563023</text:p>
      <!--METADATA-->
      <text:p text:style-name="P4">
在莱曼(Lyman)的指示下，俄罗斯军队炮击了卢汉斯克地区，比洛霍利夫卡(Bilohorivka)，维尔卡尼卡米斯克(Verkhnokamyanske Spirne)和顿涅茨克地区的贝雷斯托夫(Berestove)。 俄罗斯武装在乌克兰武装部队的武装部队中说，在乌米罗娃，迪布罗瓦，比洛霍利夫卡，维尔卡尼卡米斯克，维尔卡尼卡米斯克进行了空袭</text:p>
      <text:p text:style-name="P4">
新闻集链接：<text:a xlink:type="simple" xlink:href="https://liveuamap.com/en/2023/15-may-at-lyman-direction-russian-army-shelled-makiyivka" text:style-name="Internet_20_link" text:visited-style-name="Visited_20_Internet_20_Link">
https://liveuamap.com/en/2023/2023/15-may-at-yman-direction-russian-marmy-shelled-makiyivka</text:a>
</text:p>
      <text:p text:style-name="P4">
News Source: <text:a xlink:type="simple" xlink:href="https://t.me/lumsrc/4790" text:style-name="Internet_20_link" text:visited-style-name="Visited_20_Internet_20_Link">
https://t.me/lumsrc/4790</text:a>
</text:p>
      <!--NEWS-->
      <text:h text:style-name="P10" text:outline-level="1">
<text:span text:style-name="T4">
军队的Bakhmut Directio Rusian炮击了Grigorivka，Bogdanivka，Bakhmut，Ivanivske，时代...</text:span>
</text:h>
      <text:p text:style-name="P4">
作者: liveuamap (Language: en)</text:p>
      <text:p text:style-name="P4">
时间: 2023-05-15T-110:15:00</text:p>
      <text:p text:style-name="P4">
地点: Bakhmut (Latitude:48.57093 Longtitude:37.92635)</text:p>
      <text:p text:style-name="P4">
视频: []</text:p>
      <text:p text:style-name="P4">
图片: []</text:p>
      <text:p text:style-name="P4">
标签: ["Russia"]</text:p>
      <text:p text:style-name="P4">
Id: 22563022</text:p>
      <!--METADATA-->
      <text:p text:style-name="P4">
俄罗斯在巴赫穆特的方向上炮击了马克里夫卡，波达尼夫卡，巴赫穆特，伊万尼维克克，查西夫·耶尔，chasiv yar，chervone，kostyantynivka，druzhba，druzhba，druzhba，druzhba，druzhba，druzhba，druzhba，druzhba，druzhba，druzhba，druzhba，druzhba，druzhba，druzhba。 俄罗斯航空在乌克兰武装部队的武装部队总参谋长在晨报中说</text:p>
      <text:p text:style-name="P4">
新闻集链接：(https://liveuamap.com/en/2023/15-may-at-bakhmut-direction-russian-army-shelled-hryhorivka)</text:p>
      <text:p text:style-name="P4">
News Source: <text:a xlink:type="simple" xlink:href="https://t.me/lumsrc/4791" text:style-name="Internet_20_link" text:visited-style-name="Visited_20_Internet_20_Link">
https://t.me/lumsrc/4791</text:a>
</text:p>
      <!--NEWS-->
      <text:h text:style-name="P10" text:outline-level="1">
<text:span text:style-name="T4">
JSC Avdiivka Directio Rusian陆军炮击草原，Lastochkine，Avdiivka，Tonyne，Netilo ...</text:span>
</text:h>
      <text:p text:style-name="P4">
作者: liveuamap (Language: en)</text:p>
      <text:p text:style-name="P4">
时间: 2023-05-15T-112:15:00</text:p>
      <text:p text:style-name="P4">
地点: Donetsk Oblast (Latitude:48.13367 Longtitude:37.74027)</text:p>
      <text:p text:style-name="P4">
视频: []</text:p>
      <text:p text:style-name="P4">
图片: []</text:p>
      <text:p text:style-name="P4">
标签: ["Russia"]</text:p>
      <text:p text:style-name="P4">
Id: 22563021</text:p>
      <!--METADATA-->
      <text:p text:style-name="P4">
在Avdiyivka方向，俄罗斯军队炮击了Stepove，Lastochkyne，Avdiyivka，Tonenke，Netaylove，Pervomayske和Donetsk地区的Karlivka。 俄罗斯武装部在乌克兰武装部队的武装部队在Novokalynove和Avdiyivka进行了空袭</text:p>
      <text:p text:style-name="P4">
新闻集链接：<text:a xlink:type="simple" xlink:href="https://liveuamap.com/en/2023/15-may-at-avdiyivka-direction-russian-army-shelled-stepove" text:style-name="Internet_20_link" text:visited-style-name="Visited_20_Internet_20_Link">
https://liveuamap.com/en/2023/2023/15-may-at-avdiyivka-direction-russian-army-army-shelledstepove</text:a>
</text:p>
      <text:p text:style-name="P4">
News Source: <text:a xlink:type="simple" xlink:href="https://t.me/lumsrc/4792" text:style-name="Internet_20_link" text:visited-style-name="Visited_20_Internet_20_Link">
https://t.me/lumsrc/4792</text:a>
</text:p>
      <!--NEWS-->
      <text:h text:style-name="P10" text:outline-level="1">
<text:span text:style-name="T4">
军队的JSC Marinka Directio Rusian炮击Krasnogorivka，St. George，胜利Anda Novomikhai ...</text:span>
</text:h>
      <text:p text:style-name="P4">
作者: liveuamap (Language: en)</text:p>
      <text:p text:style-name="P4">
时间: 2023-05-15T-114:15:00</text:p>
      <text:p text:style-name="P4">
地点: Donetsk (Latitude:47.85153 Longtitude:37.49359)</text:p>
      <text:p text:style-name="P4">
视频: []</text:p>
      <text:p text:style-name="P4">
图片: []</text:p>
      <text:p text:style-name="P4">
标签: ["Russia"]</text:p>
      <text:p text:style-name="P4">
Id: 22563020</text:p>
      <!--METADATA-->
      <text:p text:style-name="P4">
在玛丽卡(Maryinka)的指示，俄罗斯军队炮击了克拉斯诺里夫卡(Krasnohorivka)，霍希耶夫卡(Heorhiyivka)，顿涅茨克(Donetsk)地区的pobyedaand novomykhaylivka  - 库克兰武装部队的总参谋长在早晨的报告中说</text:p>
      <text:p text:style-name="P4">
新闻集链接：<text:a xlink:type="simple" xlink:href="https://liveuamap.com/en/2023/15-may-at-maryinka-direction-russian-army-shelled-krasnohorivka" text:style-name="Internet_20_link" text:visited-style-name="Visited_20_Internet_20_Link">
https://liveuamap.com/en/2023/2023/15-may-at-maryinka-direction-russian-army-shelled-krasnohorivka</text:a>
</text:p>
      <text:p text:style-name="P4">
News Source: <text:a xlink:type="simple" xlink:href="https://t.me/lumsrc/4793" text:style-name="Internet_20_link" text:visited-style-name="Visited_20_Internet_20_Link">
https://t.me/lumsrc/4793</text:a>
</text:p>
      <!--NEWS-->
      <text:h text:style-name="P10" text:outline-level="1">
<text:span text:style-name="T4">
军队的JSC Shakhtarskoe Directio Rusian炮击了Kalledar，Novoukrainka和西部安第斯山脉 -  Gen ...</text:span>
</text:h>
      <text:p text:style-name="P4">
作者: liveuamap (Language: en)</text:p>
      <text:p text:style-name="P4">
时间: 2023-05-15T-116:15:00</text:p>
      <text:p text:style-name="P4">
地点: Zaporizhzhia (Latitude:47.77614 Longtitude:37.08504)</text:p>
      <text:p text:style-name="P4">
视频: []</text:p>
      <text:p text:style-name="P4">
图片: []</text:p>
      <text:p text:style-name="P4">
标签: ["Russia"]</text:p>
      <text:p text:style-name="P4">
Id: 22563019</text:p>
      <!--METADATA-->
      <text:p text:style-name="P4">
在Shakhtarske的指示，俄罗斯军队炮击Vuhledar，Novoukrayinka和Prechystivka，乌克兰武装部队的总参谋</text:p>
      <text:p text:style-name="P4">
新闻集链接：<text:a xlink:type="simple" xlink:href="https://liveuamap.com/en/2023/15-may-at-shakhtarske-direction-russian-army-shelled-vuhledar" text:style-name="Internet_20_link" text:visited-style-name="Visited_20_Internet_20_Link">
https://liveuamap.com/en/2023/2023/15-may-at-shakhtarske-direction-russian-army-army-shelled-vuhledar</text:a>
</text:p>
      <text:p text:style-name="P4">
News Source: <text:a xlink:type="simple" xlink:href="https://t.me/lumsrc/4794" text:style-name="Internet_20_link" text:visited-style-name="Visited_20_Internet_20_Link">
https://t.me/lumsrc/4794</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5-15T-118:15:00</text:p>
      <text:p text:style-name="P4">
地点: Kherson (Latitude:46.64036 Longtitude:32.62648)</text:p>
      <text:p text:style-name="P4">
视频: []</text:p>
      <text:p text:style-name="P4">
图片: []</text:p>
      <text:p text:style-name="P4">
标签: ["Russia"]</text:p>
      <text:p text:style-name="P4">
Id: 22563017</text:p>
      <!--METADATA-->
      <text:p text:style-name="P4">
在Zaporizhzhia和Kherson的指示，俄罗斯军队炮击了Novopilof Donetsk地区的Vremivka； Huliaipole，Zaliznychne，Bilohirya，Mala Tokmachka和Zaporizhzhia地区的Kamyanske； Dnipropetrovsk地区的Nikopol； Zolotabalka，Vesele，Lvove，Antonivka，Dniprovske，Kherson地区的Kizomys和Kherson City。 俄罗斯航空在乌克兰武装部队的武装部队总理在Kizomys和Stanislavof Kherson地区进行了空袭</text:p>
      <text:p text:style-name="P4">
新闻集链接：<text:a xlink:type="simple" xlink:href="https://liveuamap.com/en/2023/15-may-at-zaporizhzhia-and-kherson-directions-russian-army" text:style-name="Internet_20_link" text:visited-style-name="Visited_20_Internet_20_Link">
https://liveuamap.com/en/2023/2023/15-may-at-zaporizhzhia-and-kherson-directions-russian-army</text:a>
</text:p>
      <text:p text:style-name="P4">
News Source: <text:a xlink:type="simple" xlink:href="https://t.me/lumsrc/4795" text:style-name="Internet_20_link" text:visited-style-name="Visited_20_Internet_20_Link">
https://t.me/lumsrc/4795</text:a>
</text:p>
      <!--NEWS-->
      <text:h text:style-name="P10" text:outline-level="1">
<text:span text:style-name="T4">
Odeska Oblast（18:59）。 红色警报：空中威胁。 警笛声。 立即掩盖！</text:span>
</text:h>
      <text:p text:style-name="P4">
作者: liveuamap (Language: en)</text:p>
      <text:p text:style-name="P4">
时间: 2023-05-15T-74:01:00</text:p>
      <text:p text:style-name="P4">
地点: Odeska Oblast (Latitude:46.75000000 Longtitude:30.25000000)</text:p>
      <text:p text:style-name="P4">
视频: []</text:p>
      <text:p text:style-name="P4">
图片: []</text:p>
      <text:p text:style-name="P4">
标签: ["Europe", "Central and Eastern Europe"]</text:p>
      <text:p text:style-name="P4">
Id: 22563097</text:p>
      <!--METADATA-->
      <text:p text:style-name="P4">
ODESA地区(18:59). Red Alert: aerial threat. Sirens sounding. Take covernow!</text:p>
      <text:p text:style-name="P4">
News Collection Link: <text:a xlink:type="simple" xlink:href="https://liveuamap.com/en/2023/15-may-odeska-oblast1859-red-alert-aerial-thrg" text:style-name="Internet_20_link" text:visited-style-name="Visited_20_Internet_20_Link">
https://liveuamap.com/en/2023/15-may-odeska-oblast1859-red-alert-aerial-thrg</text:a>
</text:p>
      <text:p text:style-name="P4">
News Source: <text:a xlink:type="simple" xlink:href="https://t.me/suspilneodesa/23219" text:style-name="Internet_20_link" text:visited-style-name="Visited_20_Internet_20_Link">
https://t.me/suspilneodesa/23219</text:a>
</text:p>
      <!--NEWS-->
      <text:h text:style-name="P10" text:outline-level="1">
<text:span text:style-name="T4">
基辅（18:58）。 红色警报：空中威胁。 警笛声。 立即掩盖！</text:span>
</text:h>
      <text:p text:style-name="P4">
作者: liveuamap (Language: en)</text:p>
      <text:p text:style-name="P4">
时间: 2023-05-15T-78:59:00</text:p>
      <text:p text:style-name="P4">
地点: Kyiv (Latitude:50.44343 Longtitude:30.53022)</text:p>
      <text:p text:style-name="P4">
视频: []</text:p>
      <text:p text:style-name="P4">
图片: []</text:p>
      <text:p text:style-name="P4">
标签: ["Europe", "Central and Eastern Europe"]</text:p>
      <text:p text:style-name="P4">
Id: 22563095</text:p>
      <!--METADATA-->
      <text:p text:style-name="P4">
基辅(18:58). Red Alert: aerial threat. Sirens sounding. Take cover now!</text:p>
      <text:p text:style-name="P4">
News Collection Link: <text:a xlink:type="simple" xlink:href="https://liveuamap.com/en/2023/15-may-kyiv1858-red-alert-aerial-threat-sireng" text:style-name="Internet_20_link" text:visited-style-name="Visited_20_Internet_20_Link">
https://liveuamap.com/en/2023/15-may-kyiv1858-red-alert-aerial-threat-sireng</text:a>
</text:p>
      <text:p text:style-name="P4">
News Source: <text:a xlink:type="simple" xlink:href="https://t.me/KyivCityOfficial/6689" text:style-name="Internet_20_link" text:visited-style-name="Visited_20_Internet_20_Link">
https://t.me/KyivCityOfficial/6689</text:a>
</text:p>
      <!--NEWS-->
      <text:h text:style-name="P10" text:outline-level="1">
<text:span text:style-name="T4">
Dnipro，Dnipropetrovsk地区，Zaporizhhzhya地区（18:27）。 红色ALRT：空中tchretate。 警笛声...</text:span>
</text:h>
      <text:p text:style-name="P4">
作者: liveuamap (Language: en)</text:p>
      <text:p text:style-name="P4">
时间: 2023-05-15T-83:29:00</text:p>
      <text:p text:style-name="P4">
地点: Dnipro (Latitude:48.45936 Longtitude:35.03978)</text:p>
      <text:p text:style-name="P4">
视频: []</text:p>
      <text:p text:style-name="P4">
图片: []</text:p>
      <text:p text:style-name="P4">
标签: ["Europe", "Central and Eastern Europe"]</text:p>
      <text:p text:style-name="P4">
Id: 22563055</text:p>
      <!--METADATA-->
      <text:p text:style-name="P4">
Dnipro，dnipropetrovsk区域，Zaporizhzhya地区(18:27). Red Alert: aerialthreat. Sirens sounding. Take cover now!</text:p>
      <text:p text:style-name="P4">
News Collection Link: <text:a xlink:type="simple" xlink:href="https://liveuamap.com/en/2023/15-may-dnipro-dnipropetrovska-oblast-zaporizkg" text:style-name="Internet_20_link" text:visited-style-name="Visited_20_Internet_20_Link">
https://liveuamap.com/en/2023/15-may-dnipro-dnipropetrovska-oblast-zaporizkg</text:a>
</text:p>
      <text:p text:style-name="P4">
News Source: <text:a xlink:type="simple" xlink:href="https://t.me/air_alert_ua/45438" text:style-name="Internet_20_link" text:visited-style-name="Visited_20_Internet_20_Link">
https://t.me/air_alert_ua/45438</text:a>
</text:p>
      <!--NEWS-->
      <text:h text:style-name="P10" text:outline-level="1">
<text:span text:style-name="T4">
俄罗斯军队进行了11次导弹，41次空袭和74次炮击，用MLR进行了使用...</text:span>
</text:h>
      <text:p text:style-name="P4">
作者: liveuamap (Language: en)</text:p>
      <text:p text:style-name="P4">
时间: 2023-05-15T05:15:00</text:p>
      <text:p text:style-name="P4">
地点: Kostyantynivka (Latitude:48.52206 Longtitude:37.70594)</text:p>
      <text:p text:style-name="P4">
视频: []</text:p>
      <text:p text:style-name="P4">
图片: []</text:p>
      <text:p text:style-name="P4">
标签: ["Russia"]</text:p>
      <text:p text:style-name="P4">
Id: 22563027</text:p>
      <!--METADATA-->
      <text:p text:style-name="P4">
俄罗斯陆军在乌克兰地区的武装部队中说，俄罗斯武装部队在乌克兰地区进行了11次导弹罢工，41次空袭和74次炮击，在乌克兰，包括哈尔基夫，科斯蒂安蒂尼夫卡和哈尔基夫地区的佐洛希夫， - 乌克兰武装部队在早晨的报告中说，</text:p>
      <text:p text:style-name="P4">
新闻集链接：<text:a xlink:type="simple" xlink:href="https://liveuamap.com/en/2023/15-may-russian-army-conducted-11-missile-strikes-41-airstrikes" text:style-name="Internet_20_link" text:visited-style-name="Visited_20_Internet_20_Link">
https://liveuamap.com/en/2023/2023/15-may-russian-army-conducted-11-missile-strikes-41- airstrikes</text:a>
</text:p>
      <text:p text:style-name="P4">
News Source: <text:a xlink:type="simple" xlink:href="https://t.me/lumsrc/4787" text:style-name="Internet_20_link" text:visited-style-name="Visited_20_Internet_20_Link">
https://t.me/lumsrc/4787</text:a>
</text:p>
      <!--NEWS-->
      <text:h text:style-name="P10" text:outline-level="1">
<text:span text:style-name="T4">
Zaporizhhya地区，Dnipro，Dnipropetrovsk地区，Poltava地区，顿涅茨克地区（17:35）。 关于...</text:span>
</text:h>
      <text:p text:style-name="P4">
作者: liveuamap (Language: en)</text:p>
      <text:p text:style-name="P4">
时间: 2023-05-15T11:36:00</text:p>
      <text:p text:style-name="P4">
地点: Zaporizka Oblast (Latitude:47.612021 Longtitude:35.765261)</text:p>
      <text:p text:style-name="P4">
视频: []</text:p>
      <text:p text:style-name="P4">
图片: []</text:p>
      <text:p text:style-name="P4">
标签: ["Europe", "Central and Eastern Europe"]</text:p>
      <text:p text:style-name="P4">
Id: 22563053</text:p>
      <!--METADATA-->
      <text:p text:style-name="P4">
Zaporizhzhia地区，Dnipro，Dnipropetrovsk Oblast，Poltava Oblast，Donetstskoblast(17:35). Red Alert: aerial threat. Sirens sounding. Take cover now!</text:p>
      <text:p text:style-name="P4">
News Collection Link: <text:a xlink:type="simple" xlink:href="https://liveuamap.com/en/2023/15-may-zaporizka-oblast-dnipro-dnipropetrovskg" text:style-name="Internet_20_link" text:visited-style-name="Visited_20_Internet_20_Link">
https://liveuamap.com/en/2023/15-may-zaporizka-oblast-dnipro-dnipropetrovskg</text:a>
</text:p>
      <text:p text:style-name="P4">
News Source: <text:a xlink:type="simple" xlink:href="https://t.me/air_alert_ua/45428" text:style-name="Internet_20_link" text:visited-style-name="Visited_20_Internet_20_Link">
https://t.me/air_alert_ua/45428</text:a>
</text:p>
      <!--NEWS-->
      <text:h text:style-name="P10" text:outline-level="1">
<text:span text:style-name="T4">
苏米地区，哈尔基夫，哈尔基夫地区（17：SS）。 红色ALRT：空中tchretate。 警笛声。 ...</text:span>
</text:h>
      <text:p text:style-name="P4">
作者: liveuamap (Language: en)</text:p>
      <text:p text:style-name="P4">
时间: 2023-05-15T11:38:00</text:p>
      <text:p text:style-name="P4">
地点: Sumska Oblast (Latitude:51.00000000 Longtitude:34.00000000)</text:p>
      <text:p text:style-name="P4">
视频: []</text:p>
      <text:p text:style-name="P4">
图片: []</text:p>
      <text:p text:style-name="P4">
标签: ["Europe", "Central and Eastern Europe"]</text:p>
      <text:p text:style-name="P4">
Id: 22563054</text:p>
      <!--METADATA-->
      <text:p text:style-name="P4">
苏米地区，哈尔基夫地区哈尔基夫地区(17:37). Red Alert: aerial threat.Sirens sounding. Take cover now!</text:p>
      <text:p text:style-name="P4">
News Collection Link: <text:a xlink:type="simple" xlink:href="https://liveuamap.com/en/2023/15-may-sumska-oblast-kharkiv-kharkivska-oblasg" text:style-name="Internet_20_link" text:visited-style-name="Visited_20_Internet_20_Link">
https://liveuamap.com/en/2023/15-may-sumska-oblast-kharkiv-kharkivska-oblasg</text:a>
</text:p>
      <text:p text:style-name="P4">
News Source: <text:a xlink:type="simple" xlink:href="https://t.me/air_alert_ua/45430" text:style-name="Internet_20_link" text:visited-style-name="Visited_20_Internet_20_Link">
https://t.me/air_alert_ua/45430</text:a>
</text:p>
      <!--NEWS-->
      <text:h text:style-name="P10" text:outline-level="1">
<text:span text:style-name="T4">
Kharkiv，Kharkivska Oblast（18:28）。 红色警报：空中威胁。 警笛声。 立即掩盖！</text:span>
</text:h>
      <text:p text:style-name="P4">
作者: liveuamap (Language: en)</text:p>
      <text:p text:style-name="P4">
时间: 2023-05-15T12:29:00</text:p>
      <text:p text:style-name="P4">
地点: Kharkiv (Latitude:49.98024 Longtitude:36.25384)</text:p>
      <text:p text:style-name="P4">
视频: []</text:p>
      <text:p text:style-name="P4">
图片: []</text:p>
      <text:p text:style-name="P4">
标签: ["Europe", "Central and Eastern Europe"]</text:p>
      <text:p text:style-name="P4">
Id: 22563056</text:p>
      <!--METADATA-->
      <text:p text:style-name="P4">
哈尔基夫(Kharkiv)，哈尔基夫地区(18:28). Red Alert: aerial threat. Sirens sounding.Take cover now!</text:p>
      <text:p text:style-name="P4">
News Collection Link: <text:a xlink:type="simple" xlink:href="https://liveuamap.com/en/2023/15-may-kharkiv-kharkivska-oblast1828-red-alerg" text:style-name="Internet_20_link" text:visited-style-name="Visited_20_Internet_20_Link">
https://liveuamap.com/en/2023/15-may-kharkiv-kharkivska-oblast1828-red-alerg</text:a>
</text:p>
      <text:p text:style-name="P4">
News Source: <text:a xlink:type="simple" xlink:href="https://t.me/suspilnekharkiv/24858" text:style-name="Internet_20_link" text:visited-style-name="Visited_20_Internet_20_Link">
https://t.me/suspilnekharkiv/24858</text:a>
</text:p>
      <!--NEWS-->
      <text:h text:style-name="P10" text:outline-level="1">
<text:span text:style-name="T4">
Donetsk Oblast（18:29）。 红色警报：空中威胁。 警笛声。 立即掩盖！</text:span>
</text:h>
      <text:p text:style-name="P4">
作者: liveuamap (Language: en)</text:p>
      <text:p text:style-name="P4">
时间: 2023-05-15T12:31:00</text:p>
      <text:p text:style-name="P4">
地点: Donetsk Oblast (Latitude:48.72857 Longtitude:37.57819)</text:p>
      <text:p text:style-name="P4">
视频: []</text:p>
      <text:p text:style-name="P4">
图片: []</text:p>
      <text:p text:style-name="P4">
标签: ["Europe", "Central and Eastern Europe"]</text:p>
      <text:p text:style-name="P4">
Id: 22563057</text:p>
      <!--METADATA-->
      <text:p text:style-name="P4">
Donetsk Oblast(18:29). Red Alert: aerial threat. Sirens sounding. Take covernow!</text:p>
      <text:p text:style-name="P4">
News Collection Link: <text:a xlink:type="simple" xlink:href="https://liveuamap.com/en/2023/15-may-donetsk-oblast1829-red-alert-aerial-thg" text:style-name="Internet_20_link" text:visited-style-name="Visited_20_Internet_20_Link">
https://liveuamap.com/en/2023/15-may-donetsk-oblast1829-red-alert-aerial-thg</text:a>
</text:p>
      <text:p text:style-name="P4">
News Source: <text:a xlink:type="simple" xlink:href="https://t.me/air_alert_ua/45440" text:style-name="Internet_20_link" text:visited-style-name="Visited_20_Internet_20_Link">
https://t.me/air_alert_ua/45440</text:a>
</text:p>
      <!--NEWS-->
      <text:h text:style-name="P10" text:outline-level="1">
<text:span text:style-name="T4">
Poltavska Oblast（18:57）。 红色警报：空中威胁。 警笛声。 立即掩盖！</text:span>
</text:h>
      <text:p text:style-name="P4">
作者: liveuamap (Language: en)</text:p>
      <text:p text:style-name="P4">
时间: 2023-05-15T12:58:00</text:p>
      <text:p text:style-name="P4">
地点: Poltavska Oblast (Latitude:49.47766 Longtitude:33.81819)</text:p>
      <text:p text:style-name="P4">
视频: []</text:p>
      <text:p text:style-name="P4">
图片: []</text:p>
      <text:p text:style-name="P4">
标签: ["Europe", "Central and Eastern Europe"]</text:p>
      <text:p text:style-name="P4">
Id: 22563094</text:p>
      <!--METADATA-->
      <text:p text:style-name="P4">
poltava(18:57). Red Alert: aerial threat. Sirens sounding. Take covernow!</text:p>
      <text:p text:style-name="P4">
News Collection Link: <text:a xlink:type="simple" xlink:href="https://liveuamap.com/en/2023/15-may-poltavska-oblast1857-red-alert-aerial-g" text:style-name="Internet_20_link" text:visited-style-name="Visited_20_Internet_20_Link">
https://liveuamap.com/en/2023/15-may-poltavska-oblast1857-red-alert-aerial-g</text:a>
</text:p>
      <text:p text:style-name="P4">
News Source: <text:a xlink:type="simple" xlink:href="https://t.me/suspilnepoltava/11161" text:style-name="Internet_20_link" text:visited-style-name="Visited_20_Internet_20_Link">
https://t.me/suspilnepoltava/11161</text:a>
</text:p>
      <!--NEWS-->
      <text:h text:style-name="P10" text:outline-level="1">
<text:span text:style-name="T4">
Ternopil，Ternopil地区，Vinnytsia地区，LVIV，LVIV地区，Chernihiv地区，KI ..​​.</text:span>
</text:h>
      <text:p text:style-name="P4">
作者: liveuamap (Language: en)</text:p>
      <text:p text:style-name="P4">
时间: 2023-05-15T12:59:00</text:p>
      <text:p text:style-name="P4">
地点: Ternopil (Latitude:49.55342000 Longtitude:25.58918000)</text:p>
      <text:p text:style-name="P4">
视频: []</text:p>
      <text:p text:style-name="P4">
图片: []</text:p>
      <text:p text:style-name="P4">
标签: ["Europe", "Central and Eastern Europe"]</text:p>
      <text:p text:style-name="P4">
Id: 22563096</text:p>
      <!--METADATA-->
      <text:p text:style-name="P4">
Ternopil, Ternopilska Oblast, Vinnytska Oblast, Lviv, Lvivska Oblast, Chernihivska Oblast, Kirovohradska Oblast, CherniVetska Oblast Oblast, Cherniwasta. Ivska Oblast, Ivano-Frankivsk, ivano-Frankivskaoblast, Zhytomyr, Zhytomyrska Oblast, Khmelnytska Oblast, Kherson, Khersonskaoblast Oblast(18:58). Red Alert: aerial threat. Sirens sounding.Take cover now!</text:p>
      <text:p text:style-name="P4">
News Collection Link: <text:a xlink:type="simple" xlink:href="https://liveuamap.com/en/2023/15-may-ternopil-ternopilska-oblast-vinnytska-g" text:style-name="Internet_20_link" text:visited-style-name="Visited_20_Internet_20_Link">
https://liveuamap.com/en/2023/15-may-ternopil-ternopilska-oblast-vinnytska-g</text:a>
</text:p>
      <text:p text:style-name="P4">
News Source: <text:a xlink:type="simple" xlink:href="https://t.me/air_alert_ua/45455" text:style-name="Internet_20_link" text:visited-style-name="Visited_20_Internet_20_Link">
https://t.me/air_alert_ua/45455</text:a>
</text:p>
      <!--NEWS-->
      <text:h text:style-name="P10" text:outline-level="1">
<text:span text:style-name="T4">
基辅地区，里文（Rivne），里肯地区（Rivne Region），特雷斯帕帕特（Transcarpathia）地区，苏米地区（18:59）。 红色ALRT：AE ...</text:span>
</text:h>
      <text:p text:style-name="P4">
作者: liveuamap (Language: en)</text:p>
      <text:p text:style-name="P4">
时间: 2023-05-15T13:01:00</text:p>
      <text:p text:style-name="P4">
地点: Kyiv Oblast (Latitude:50.24018000 Longtitude:30.23163000)</text:p>
      <text:p text:style-name="P4">
视频: []</text:p>
      <text:p text:style-name="P4">
图片: []</text:p>
      <text:p text:style-name="P4">
标签: ["Europe", "Central and Eastern Europe"]</text:p>
      <text:p text:style-name="P4">
Id: 22563098</text:p>
      <!--METADATA-->
      <text:p text:style-name="P4">
基辅地区，里肯(Rivne)，里肯地区(Rivne Region)(18:59). Red Alert: aerial threat. Sirens sounding. Take cover now!</text:p>
      <text:p text:style-name="P4">
News Collection Link: <text:a xlink:type="simple" xlink:href="https://liveuamap.com/en/2023/15-may-kyiv-oblast-rivne-rivnenska-oblast-zakg" text:style-name="Internet_20_link" text:visited-style-name="Visited_20_Internet_20_Link">
https://liveuamap.com/en/2023/15-may-kyiv-oblast-rivne-rivnenska-oblast-zakg</text:a>
</text:p>
      <text:p text:style-name="P4">
News Source: <text:a xlink:type="simple" xlink:href="https://t.me/air_alert_ua/45460" text:style-name="Internet_20_link" text:visited-style-name="Visited_20_Internet_20_Link">
https://t.me/air_alert_ua/45460</text:a>
</text:p>
      <!--NEWS-->
      <text:h text:style-name="P10" text:outline-level="1">
<text:span text:style-name="T4">
Donetsk Oblast（19:30）。 红色警报：空中威胁。 警笛声。 立即掩盖！</text:span>
</text:h>
      <text:p text:style-name="P4">
作者: liveuamap (Language: en)</text:p>
      <text:p text:style-name="P4">
时间: 2023-05-15T13:32:00</text:p>
      <text:p text:style-name="P4">
地点: Donetsk Oblast (Latitude:48.72791 Longtitude:37.57693)</text:p>
      <text:p text:style-name="P4">
视频: []</text:p>
      <text:p text:style-name="P4">
图片: []</text:p>
      <text:p text:style-name="P4">
标签: ["Europe", "Central and Eastern Europe"]</text:p>
      <text:p text:style-name="P4">
Id: 22563102</text:p>
      <!--METADATA-->
      <text:p text:style-name="P4">
Donetsk Oblast(19:30). Red Alert: aerial threat. Sirens sounding. Take covernow!</text:p>
      <text:p text:style-name="P4">
News Collection Link: <text:a xlink:type="simple" xlink:href="https://liveuamap.com/en/2023/15-may-donetsk-oblast1930-red-alert-aerial-thg" text:style-name="Internet_20_link" text:visited-style-name="Visited_20_Internet_20_Link">
https://liveuamap.com/en/2023/15-may-donetsk-oblast1930-red-alert-aerial-thg</text:a>
</text:p>
      <text:p text:style-name="P4">
News Source: <text:a xlink:type="simple" xlink:href="https://t.me/air_alert_ua/45485" text:style-name="Internet_20_link" text:visited-style-name="Visited_20_Internet_20_Link">
https://t.me/air_alert_ua/45485</text:a>
</text:p>
      <!--NEWS-->
      <text:h text:style-name="P10" text:outline-level="1">
<text:span text:style-name="T4">
Kharkiv，Kharkivska Oblast（20:17）。 红色警报：空中威胁。 警笛声。 立即掩盖！</text:span>
</text:h>
      <text:p text:style-name="P4">
作者: liveuamap (Language: en)</text:p>
      <text:p text:style-name="P4">
时间: 2023-05-15T14:18:00</text:p>
      <text:p text:style-name="P4">
地点: Kharkiv (Latitude:49.98142 Longtitude:36.2529)</text:p>
      <text:p text:style-name="P4">
视频: []</text:p>
      <text:p text:style-name="P4">
图片: []</text:p>
      <text:p text:style-name="P4">
标签: ["Europe", "Central and Eastern Europe"]</text:p>
      <text:p text:style-name="P4">
Id: 22563107</text:p>
      <!--METADATA-->
      <text:p text:style-name="P4">
哈尔基夫(Kharkiv)，哈尔基夫地区(20:17). Red Alert: aerial threat. Sirens sounding.Take cover now!</text:p>
      <text:p text:style-name="P4">
News Collection Link: <text:a xlink:type="simple" xlink:href="https://liveuamap.com/en/2023/15-may-kharkiv-kharkivska-oblast2017-red-alerg" text:style-name="Internet_20_link" text:visited-style-name="Visited_20_Internet_20_Link">
https://liveuamap.com/en/2023/15-may-kharkiv-kharkivska-oblast2017-red-alerg</text:a>
</text:p>
      <text:p text:style-name="P4">
News Source: <text:a xlink:type="simple" xlink:href="https://t.me/air_alert_ua/45486" text:style-name="Internet_20_link" text:visited-style-name="Visited_20_Internet_20_Link">
https://t.me/air_alert_ua/45486</text:a>
</text:p>
      <!--NEWS-->
      <text:h text:style-name="P10" text:outline-level="1">
<text:span text:style-name="T4">
Donetsk Oblast（20:57）。 红色警报：空中威胁。 警笛声。 立即掩盖！</text:span>
</text:h>
      <text:p text:style-name="P4">
作者: liveuamap (Language: en)</text:p>
      <text:p text:style-name="P4">
时间: 2023-05-15T14:58:00</text:p>
      <text:p text:style-name="P4">
地点: Donetsk Oblast (Latitude:48.72702 Longtitude:37.57812)</text:p>
      <text:p text:style-name="P4">
视频: []</text:p>
      <text:p text:style-name="P4">
图片: []</text:p>
      <text:p text:style-name="P4">
标签: ["Europe", "Central and Eastern Europe"]</text:p>
      <text:p text:style-name="P4">
Id: 22563119</text:p>
      <!--METADATA-->
      <text:p text:style-name="P4">
Donetsk Oblast(20:57). Red Alert: aerial threat. Sirens sounding. Take covernow!</text:p>
      <text:p text:style-name="P4">
News Collection Link: <text:a xlink:type="simple" xlink:href="https://liveuamap.com/en/2023/15-may-donetsk-oblast2057-red-alert-aerial-thg" text:style-name="Internet_20_link" text:visited-style-name="Visited_20_Internet_20_Link">
https://liveuamap.com/en/2023/15-may-donetsk-oblast2057-red-alert-aerial-thg</text:a>
</text:p>
      <text:p text:style-name="P4">
News Source: <text:a xlink:type="simple" xlink:href="https://t.me/air_alert_ua/45490" text:style-name="Internet_20_link" text:visited-style-name="Visited_20_Internet_20_Link">
https://t.me/air_alert_ua/45490</text:a>
</text:p>
      <!--NEWS-->
      <text:h text:style-name="P10" text:outline-level="1">
<text:span text:style-name="T4">
哈尔基夫（Kharkiv），哈尔基夫斯卡（Kharkivska）持久性（21:19）。 红色警报：空中威胁。 警笛声。 立即掩盖！</text:span>
</text:h>
      <text:p text:style-name="P4">
作者: liveuamap (Language: en)</text:p>
      <text:p text:style-name="P4">
时间: 2023-05-15T15:20:00</text:p>
      <text:p text:style-name="P4">
地点: Kharkiv (Latitude:49.98129 Longtitude:36.25171)</text:p>
      <text:p text:style-name="P4">
视频: []</text:p>
      <text:p text:style-name="P4">
图片: []</text:p>
      <text:p text:style-name="P4">
标签: ["Europe", "Central and Eastern Europe"]</text:p>
      <text:p text:style-name="P4">
Id: 22563121</text:p>
      <!--METADATA-->
      <text:p text:style-name="P4">
哈尔基夫(Kharkiv)，哈尔基夫地区(21:19). Red Alert: aerial threat. Sirens sounding.Take cover now!</text:p>
      <text:p text:style-name="P4">
News Collection Link: <text:a xlink:type="simple" xlink:href="https://liveuamap.com/en/2023/15-may-kharkiv-kharkivska-oblast2119-red-alerg" text:style-name="Internet_20_link" text:visited-style-name="Visited_20_Internet_20_Link">
https://liveuamap.com/en/2023/15-may-kharkiv-kharkivska-oblast2119-red-alerg</text:a>
</text:p>
      <text:p text:style-name="P4">
News Source: <text:a xlink:type="simple" xlink:href="https://t.me/suspilnekharkiv/24866" text:style-name="Internet_20_link" text:visited-style-name="Visited_20_Internet_20_Link">
https://t.me/suspilnekharkiv/24866</text:a>
</text:p>
      <!--NEWS-->
      <text:h text:style-name="P10" text:outline-level="1">
<text:span text:style-name="T4">
Donetsk Oblast（21:38）。 红色警报：空中威胁。 警笛声。 立即掩盖！</text:span>
</text:h>
      <text:p text:style-name="P4">
作者: liveuamap (Language: en)</text:p>
      <text:p text:style-name="P4">
时间: 2023-05-15T15:48:00</text:p>
      <text:p text:style-name="P4">
地点: Donetsk Oblast (Latitude:48.72657 Longtitude:37.57778)</text:p>
      <text:p text:style-name="P4">
视频: []</text:p>
      <text:p text:style-name="P4">
图片: []</text:p>
      <text:p text:style-name="P4">
标签: ["Europe", "Central and Eastern Europe"]</text:p>
      <text:p text:style-name="P4">
Id: 22563128</text:p>
      <!--METADATA-->
      <text:p text:style-name="P4">
Donetsk Oblast(21:38). Red Alert: aerial threat. Sirens sounding. Take covernow!</text:p>
      <text:p text:style-name="P4">
News Collection Link: <text:a xlink:type="simple" xlink:href="https://liveuamap.com/en/2023/15-may-donetsk-oblast2138-red-alert-aerial-thg" text:style-name="Internet_20_link" text:visited-style-name="Visited_20_Internet_20_Link">
https://liveuamap.com/en/2023/15-may-donetsk-oblast2138-red-alert-aerial-thg</text:a>
</text:p>
      <text:p text:style-name="P4">
News Source: <text:a xlink:type="simple" xlink:href="https://t.me/air_alert_ua/45494" text:style-name="Internet_20_link" text:visited-style-name="Visited_20_Internet_20_Link">
https://t.me/air_alert_ua/45494</text:a>
</text:p>
      <!--NEWS-->
      <text:h text:style-name="P10" text:outline-level="1">
<text:span text:style-name="T4">
Zaporizka Oblast（22:36）。 红色警报：空中威胁。 警笛声。 立即掩盖！</text:span>
</text:h>
      <text:p text:style-name="P4">
作者: liveuamap (Language: en)</text:p>
      <text:p text:style-name="P4">
时间: 2023-05-15T16:37:00</text:p>
      <text:p text:style-name="P4">
地点: Zaporizka Oblast (Latitude:47.610791 Longtitude:35.764011)</text:p>
      <text:p text:style-name="P4">
视频: []</text:p>
      <text:p text:style-name="P4">
图片: []</text:p>
      <text:p text:style-name="P4">
标签: ["Europe", "Central and Eastern Europe"]</text:p>
      <text:p text:style-name="P4">
Id: 22563131</text:p>
      <!--METADATA-->
      <text:p text:style-name="P4">
Zaporizhzhia地区(22:36). Red Alert: aerial threat. Sirens sounding. Take covernow!</text:p>
      <text:p text:style-name="P4">
News Collection Link: <text:a xlink:type="simple" xlink:href="https://liveuamap.com/en/2023/15-may-zaporizka-oblast2236-red-alert-aerial-g" text:style-name="Internet_20_link" text:visited-style-name="Visited_20_Internet_20_Link">
https://liveuamap.com/en/2023/15-may-zaporizka-oblast2236-red-alert-aerial-g</text:a>
</text:p>
      <text:p text:style-name="P4">
News Source: <text:a xlink:type="simple" xlink:href="https://t.me/suspilnezaporizhzhya/12870" text:style-name="Internet_20_link" text:visited-style-name="Visited_20_Internet_20_Link">
https://t.me/suspilnezaporizhzhya/12870</text:a>
</text:p>
      <!--NEWS-->
      <text:h text:style-name="P10" text:outline-level="1">
<text:span text:style-name="T4">
Kherson，Khersonska Oblast（23:01）。 红色警报：空中威胁。 警笛声。 立即掩盖！</text:span>
</text:h>
      <text:p text:style-name="P4">
作者: liveuamap (Language: en)</text:p>
      <text:p text:style-name="P4">
时间: 2023-05-15T17:03:00</text:p>
      <text:p text:style-name="P4">
地点: Kherson (Latitude:46.65469 Longtitude:32.61726)</text:p>
      <text:p text:style-name="P4">
视频: []</text:p>
      <text:p text:style-name="P4">
图片: []</text:p>
      <text:p text:style-name="P4">
标签: ["Europe", "Central and Eastern Europe"]</text:p>
      <text:p text:style-name="P4">
Id: 22563132</text:p>
      <!--METADATA-->
      <text:p text:style-name="P4">
赫尔森，赫森地区(23:01). Red Alert: aerial threat. Sirens sounding.Take cover now!</text:p>
      <text:p text:style-name="P4">
News Collection Link: <text:a xlink:type="simple" xlink:href="https://liveuamap.com/en/2023/15-may-kherson-khersonska-oblast2301-red-alerg" text:style-name="Internet_20_link" text:visited-style-name="Visited_20_Internet_20_Link">
https://liveuamap.com/en/2023/15-may-kherson-khersonska-oblast2301-red-alerg</text:a>
</text:p>
      <text:p text:style-name="P4">
News Source: <text:a xlink:type="simple" xlink:href="https://t.me/air_alert_ua/45496" text:style-name="Internet_20_link" text:visited-style-name="Visited_20_Internet_20_Link">
https://t.me/air_alert_ua/45496</text:a>
</text:p>
      <!--NEWS-->
      <text:h text:style-name="P10" text:outline-level="1">
<text:span text:style-name="T4">
Zaporizka Oblast（23:41）。 红色警报：空中威胁。 警笛声。 立即掩盖！</text:span>
</text:h>
      <text:p text:style-name="P4">
作者: liveuamap (Language: en)</text:p>
      <text:p text:style-name="P4">
时间: 2023-05-15T17:41:00</text:p>
      <text:p text:style-name="P4">
地点: Zaporizka Oblast (Latitude:47.612861 Longtitude:35.766461)</text:p>
      <text:p text:style-name="P4">
视频: []</text:p>
      <text:p text:style-name="P4">
图片: []</text:p>
      <text:p text:style-name="P4">
标签: ["Europe", "Central and Eastern Europe"]</text:p>
      <text:p text:style-name="P4">
Id: 22563133</text:p>
      <!--METADATA-->
      <text:p text:style-name="P4">
Zaporizhzhia地区(23:41). Red Alert: aerial threat. Sirens sounding. Take covernow!</text:p>
      <text:p text:style-name="P4">
News Collection Link: <text:a xlink:type="simple" xlink:href="https://liveuamap.com/en/2023/15-may-zaporizka-oblast2341-red-alert-aerial-g" text:style-name="Internet_20_link" text:visited-style-name="Visited_20_Internet_20_Link">
https://liveuamap.com/en/2023/15-may-zaporizka-oblast2341-red-alert-aerial-g</text:a>
</text:p>
      <text:p text:style-name="P4">
News Source: <text:a xlink:type="simple" xlink:href="https://t.me/air_alert_ua/45499" text:style-name="Internet_20_link" text:visited-style-name="Visited_20_Internet_20_Link">
https://t.me/air_alert_ua/45499</text:a>
</text:p>
      <!--NEWS-->
      <text:h text:style-name="P10" text:outline-level="1">
<text:span text:style-name="T4">
Dnipro，Dnipropetrovska Oblast（23:41）。 红色警报：空中威胁。 警笛声。 掩护...</text:span>
</text:h>
      <text:p text:style-name="P4">
作者: liveuamap (Language: en)</text:p>
      <text:p text:style-name="P4">
时间: 2023-05-15T17:44:00</text:p>
      <text:p text:style-name="P4">
地点: Dnipro (Latitude:48.46016 Longtitude:35.03748)</text:p>
      <text:p text:style-name="P4">
视频: []</text:p>
      <text:p text:style-name="P4">
图片: []</text:p>
      <text:p text:style-name="P4">
标签: ["Europe", "Central and Eastern Europe"]</text:p>
      <text:p text:style-name="P4">
Id: 22563134</text:p>
      <!--METADATA-->
      <text:p text:style-name="P4">
dnipro，dnipropetrovsk区域(23:41). Red Alert: aerial threat. Sirenssounding. Take cover now!</text:p>
      <text:p text:style-name="P4">
News Collection Link: <text:a xlink:type="simple" xlink:href="https://liveuamap.com/en/2023/15-may-dnipro-dnipropetrovska-oblast2341-red-g" text:style-name="Internet_20_link" text:visited-style-name="Visited_20_Internet_20_Link">
https://liveuamap.com/en/2023/15-may-dnipro-dnipropetrovska-oblast2341-red-g</text:a>
</text:p>
      <text:p text:style-name="P4">
News Source: <text:a xlink:type="simple" xlink:href="https://t.me/air_alert_ua/45500" text:style-name="Internet_20_link" text:visited-style-name="Visited_20_Internet_20_Link">
https://t.me/air_alert_ua/45500</text:a>
</text:p>
      <!--NEWS-->
      <text:h text:style-name="P10" text:outline-level="1">
<text:span text:style-name="T4">
Donetsk Oblast（00:23）。 红色警报：空中威胁。 警笛声。 立即掩盖！</text:span>
</text:h>
      <text:p text:style-name="P4">
作者: liveuamap (Language: en)</text:p>
      <text:p text:style-name="P4">
时间: 2023-05-15T18:23:00</text:p>
      <text:p text:style-name="P4">
地点: Donetsk Oblast (Latitude:48.72747 Longtitude:37.57694)</text:p>
      <text:p text:style-name="P4">
视频: []</text:p>
      <text:p text:style-name="P4">
图片: []</text:p>
      <text:p text:style-name="P4">
标签: ["Europe", "Central and Eastern Europe"]</text:p>
      <text:p text:style-name="P4">
Id: 22563135</text:p>
      <!--METADATA-->
      <text:p text:style-name="P4">
Donetsk Oblast(00:23). Red Alert: aerial threat. Sirens sounding. Take covernow!</text:p>
      <text:p text:style-name="P4">
News Collection Link: <text:a xlink:type="simple" xlink:href="https://liveuamap.com/en/2023/15-may-donetsk-oblast0023-red-alert-aerial-thg" text:style-name="Internet_20_link" text:visited-style-name="Visited_20_Internet_20_Link">
https://liveuamap.com/en/2023/15-may-donetsk-oblast0023-red-alert-aerial-thg</text:a>
</text:p>
      <text:p text:style-name="P4">
News Source: <text:a xlink:type="simple" xlink:href="https://t.me/air_alert_ua/45504" text:style-name="Internet_20_link" text:visited-style-name="Visited_20_Internet_20_Link">
https://t.me/air_alert_ua/45504</text:a>
</text:p>
      <!--NEWS-->
      <text:h text:style-name="P10" text:outline-level="1">
<text:span text:style-name="T4">
Nikolaev，Mykolaiv地区，Kherson，Kherson地区（00:58）。 红色ALRT：空中tchretate。 和...</text:span>
</text:h>
      <text:p text:style-name="P4">
作者: liveuamap (Language: en)</text:p>
      <text:p text:style-name="P4">
时间: 2023-05-15T18:58:00</text:p>
      <text:p text:style-name="P4">
地点: Mykolaiv (Latitude:46.94866 Longtitude:32.00639)</text:p>
      <text:p text:style-name="P4">
视频: []</text:p>
      <text:p text:style-name="P4">
图片: []</text:p>
      <text:p text:style-name="P4">
标签: ["Europe", "Central and Eastern Europe"]</text:p>
      <text:p text:style-name="P4">
Id: 22563136</text:p>
      <!--METADATA-->
      <text:p text:style-name="P4">
Nikolaev，Mykolaiv地区，Kherson，Kherson地区(00:58). Red Alert:aerial threat. Sirens sounding. Take cover now!</text:p>
      <text:p text:style-name="P4">
News Collection Link: <text:a xlink:type="simple" xlink:href="https://liveuamap.com/en/2023/15-may-mykolaiv-mykolayivska-oblast-kherson-kg" text:style-name="Internet_20_link" text:visited-style-name="Visited_20_Internet_20_Link">
https://liveuamap.com/en/2023/15-may-mykolaiv-mykolayivska-oblast-kherson-kg</text:a>
</text:p>
      <text:p text:style-name="P4">
News Source: <text:a xlink:type="simple" xlink:href="https://t.me/air_alert_ua/45507" text:style-name="Internet_20_link" text:visited-style-name="Visited_20_Internet_20_Link">
https://t.me/air_alert_ua/45507</text:a>
</text:p>
      <!--NEWS-->
      <text:h text:style-name="P10" text:outline-level="1">
<text:span text:style-name="T4">
Kirovohradska Oblast（01:00）。 红色警报：空中威胁。 警笛声。 立即掩盖！</text:span>
</text:h>
      <text:p text:style-name="P4">
作者: liveuamap (Language: en)</text:p>
      <text:p text:style-name="P4">
时间: 2023-05-15T19:00:00</text:p>
      <text:p text:style-name="P4">
地点: Kirovohradska Oblast (Latitude:48.50000000 Longtitude:32.00000000)</text:p>
      <text:p text:style-name="P4">
视频: []</text:p>
      <text:p text:style-name="P4">
图片: []</text:p>
      <text:p text:style-name="P4">
标签: ["Europe", "Central and Eastern Europe"]</text:p>
      <text:p text:style-name="P4">
Id: 22563137</text:p>
      <!--METADATA-->
      <text:p text:style-name="P4">
Kirovohrad地区(01:00). Red Alert: aerial threat. Sirens sounding. Takecover now!</text:p>
      <text:p text:style-name="P4">
News Collection Link: <text:a xlink:type="simple" xlink:href="https://liveuamap.com/en/2023/15-may-kirovohradska-oblast0100-red-alert-aerg" text:style-name="Internet_20_link" text:visited-style-name="Visited_20_Internet_20_Link">
https://liveuamap.com/en/2023/15-may-kirovohradska-oblast0100-red-alert-aerg</text:a>
</text:p>
      <text:p text:style-name="P4">
News Source: <text:a xlink:type="simple" xlink:href="https://t.me/air_alert_ua/45508" text:style-name="Internet_20_link" text:visited-style-name="Visited_20_Internet_20_Link">
https://t.me/air_alert_ua/45508</text:a>
</text:p>
      <!--NEWS-->
      <text:h text:style-name="P10" text:outline-level="1">
<text:span text:style-name="T4">
Poltavska Oblast（01:01）。 红色警报：空中威胁。 警笛声。 立即掩盖！</text:span>
</text:h>
      <text:p text:style-name="P4">
作者: liveuamap (Language: en)</text:p>
      <text:p text:style-name="P4">
时间: 2023-05-15T19:03:00</text:p>
      <text:p text:style-name="P4">
地点: Poltavska Oblast (Latitude:49.47621 Longtitude:33.81812)</text:p>
      <text:p text:style-name="P4">
视频: []</text:p>
      <text:p text:style-name="P4">
图片: []</text:p>
      <text:p text:style-name="P4">
标签: ["Europe", "Central and Eastern Europe"]</text:p>
      <text:p text:style-name="P4">
Id: 22563138</text:p>
      <!--METADATA-->
      <text:p text:style-name="P4">
poltava(01:01). Red Alert: aerial threat. Sirens sounding. Take covernow!</text:p>
      <text:p text:style-name="P4">
News Collection Link: <text:a xlink:type="simple" xlink:href="https://liveuamap.com/en/2023/15-may-poltavska-oblast0101-red-alert-aerial-g" text:style-name="Internet_20_link" text:visited-style-name="Visited_20_Internet_20_Link">
https://liveuamap.com/en/2023/15-may-poltavska-oblast0101-red-alert-aerial-g</text:a>
</text:p>
      <text:p text:style-name="P4">
News Source: <text:a xlink:type="simple" xlink:href="https://t.me/air_alert_ua/45509" text:style-name="Internet_20_link" text:visited-style-name="Visited_20_Internet_20_Link">
https://t.me/air_alert_ua/45509</text:a>
</text:p>
      <!--NEWS-->
      <text:h text:style-name="P10" text:outline-level="1">
<text:span text:style-name="T4">
Zaporizka Oblast，Odeska Oblast（01:08）。 红色警报：空中威胁。 警笛声。 掩护...</text:span>
</text:h>
      <text:p text:style-name="P4">
作者: liveuamap (Language: en)</text:p>
      <text:p text:style-name="P4">
时间: 2023-05-15T19:09:00</text:p>
      <text:p text:style-name="P4">
地点: Zaporizka Oblast (Latitude:47.611531 Longtitude:35.765841)</text:p>
      <text:p text:style-name="P4">
视频: []</text:p>
      <text:p text:style-name="P4">
图片: []</text:p>
      <text:p text:style-name="P4">
标签: ["Europe", "Central and Eastern Europe"]</text:p>
      <text:p text:style-name="P4">
Id: 22563139</text:p>
      <!--METADATA-->
      <text:p text:style-name="P4">
Zaporizhzhia地区，Odesa地区(01:08). Red Alert: aerial threat. Sirenssounding. Take cover now!</text:p>
      <text:p text:style-name="P4">
News Collection Link: <text:a xlink:type="simple" xlink:href="https://liveuamap.com/en/2023/15-may-zaporizka-oblast-odeska-oblast0108-redg" text:style-name="Internet_20_link" text:visited-style-name="Visited_20_Internet_20_Link">
https://liveuamap.com/en/2023/15-may-zaporizka-oblast-odeska-oblast0108-redg</text:a>
</text:p>
      <text:p text:style-name="P4">
News Source: <text:a xlink:type="simple" xlink:href="https://t.me/air_alert_ua/45511" text:style-name="Internet_20_link" text:visited-style-name="Visited_20_Internet_20_Link">
https://t.me/air_alert_ua/45511</text:a>
</text:p>
      <!--NEWS-->
      <text:h text:style-name="P10" text:outline-level="1">
<text:span text:style-name="T4">
Dnipro，Dnipropetrovska Oblast（01:09）。 红色警报：空中威胁。 警笛声。 掩护...</text:span>
</text:h>
      <text:p text:style-name="P4">
作者: liveuamap (Language: en)</text:p>
      <text:p text:style-name="P4">
时间: 2023-05-15T19:11:00</text:p>
      <text:p text:style-name="P4">
地点: Dnipro (Latitude:48.45921 Longtitude:35.03985)</text:p>
      <text:p text:style-name="P4">
视频: []</text:p>
      <text:p text:style-name="P4">
图片: []</text:p>
      <text:p text:style-name="P4">
标签: ["Europe", "Central and Eastern Europe"]</text:p>
      <text:p text:style-name="P4">
Id: 22563140</text:p>
      <!--METADATA-->
      <text:p text:style-name="P4">
dnipro，dnipropetrovsk区域(01:09). Red Alert: aerial threat. Sirenssounding. Take cover now!</text:p>
      <text:p text:style-name="P4">
News Collection Link: <text:a xlink:type="simple" xlink:href="https://liveuamap.com/en/2023/15-may-dnipro-dnipropetrovska-oblast0109-red-g" text:style-name="Internet_20_link" text:visited-style-name="Visited_20_Internet_20_Link">
https://liveuamap.com/en/2023/15-may-dnipro-dnipropetrovska-oblast0109-red-g</text:a>
</text:p>
      <text:p text:style-name="P4">
News Source: <text:a xlink:type="simple" xlink:href="https://t.me/air_alert_ua/45512" text:style-name="Internet_20_link" text:visited-style-name="Visited_20_Internet_20_Link">
https://t.me/air_alert_ua/45512</text:a>
</text:p>
      <!--NEWS-->
      <text:h text:style-name="P10" text:outline-level="1">
<text:span text:style-name="T4">
Cherkaska Oblast（01:12）。 红色警报：空中威胁。 警笛声。 立即掩盖！</text:span>
</text:h>
      <text:p text:style-name="P4">
作者: liveuamap (Language: en)</text:p>
      <text:p text:style-name="P4">
时间: 2023-05-15T19:13:00</text:p>
      <text:p text:style-name="P4">
地点: Cherkaska Oblast (Latitude:49.25064 Longtitude:31.33283)</text:p>
      <text:p text:style-name="P4">
视频: []</text:p>
      <text:p text:style-name="P4">
图片: []</text:p>
      <text:p text:style-name="P4">
标签: ["Europe", "Central and Eastern Europe"]</text:p>
      <text:p text:style-name="P4">
Id: 22563141</text:p>
      <!--METADATA-->
      <text:p text:style-name="P4">
cherkask地区(01:12). Red Alert: aerial threat. Sirens sounding. Take covernow!</text:p>
      <text:p text:style-name="P4">
News Collection Link: <text:a xlink:type="simple" xlink:href="https://liveuamap.com/en/2023/15-may-cherkaska-oblast0112-red-alert-aerial-g" text:style-name="Internet_20_link" text:visited-style-name="Visited_20_Internet_20_Link">
https://liveuamap.com/en/2023/15-may-cherkaska-oblast0112-red-alert-aerial-g</text:a>
</text:p>
      <text:p text:style-name="P4">
News Source: <text:a xlink:type="simple" xlink:href="https://t.me/air_alert_ua/45513" text:style-name="Internet_20_link" text:visited-style-name="Visited_20_Internet_20_Link">
https://t.me/air_alert_ua/45513</text:a>
</text:p>
      <!--NEWS-->
      <text:h text:style-name="P10" text:outline-level="1">
<text:span text:style-name="T4">
Vinnytska Oblast（01:16）。 红色警报：空中威胁。 警笛声。 立即掩盖！</text:span>
</text:h>
      <text:p text:style-name="P4">
作者: liveuamap (Language: en)</text:p>
      <text:p text:style-name="P4">
时间: 2023-05-15T19:18:00</text:p>
      <text:p text:style-name="P4">
地点: Vinnytska Oblast (Latitude:48.91667000 Longtitude:28.66667000)</text:p>
      <text:p text:style-name="P4">
视频: []</text:p>
      <text:p text:style-name="P4">
图片: []</text:p>
      <text:p text:style-name="P4">
标签: ["Europe", "Central and Eastern Europe"]</text:p>
      <text:p text:style-name="P4">
Id: 22563142</text:p>
      <!--METADATA-->
      <text:p text:style-name="P4">
Vinnytsia地区(01:16). Red Alert: aerial threat. Sirens sounding. Take covernow!</text:p>
      <text:p text:style-name="P4">
News Collection Link: <text:a xlink:type="simple" xlink:href="https://liveuamap.com/en/2023/15-may-vinnytska-oblast0116-red-alert-aerial-g" text:style-name="Internet_20_link" text:visited-style-name="Visited_20_Internet_20_Link">
https://liveuamap.com/en/2023/15-may-vinnytska-oblast0116-red-alert-aerial-g</text:a>
</text:p>
      <text:p text:style-name="P4">
News Source: <text:a xlink:type="simple" xlink:href="https://t.me/air_alert_ua/45514" text:style-name="Internet_20_link" text:visited-style-name="Visited_20_Internet_20_Link">
https://t.me/air_alert_ua/45514</text:a>
</text:p>
      <!--NEWS-->
      <text:h text:style-name="P10" text:outline-level="1">
<text:span text:style-name="T4">
里肯（Rivne），里文（Rivne）地区，利维夫（Lviv），利维夫地区，伊万诺·弗兰基夫斯克（Ivano-Frankivsk），伊万诺·弗兰基夫斯克（Ivano-Frankivsk）地区，扎卡（Zaka）...</text:span>
</text:h>
      <text:p text:style-name="P4">
作者: liveuamap (Language: en)</text:p>
      <text:p text:style-name="P4">
时间: 2023-05-15T19:24:00</text:p>
      <text:p text:style-name="P4">
地点: Rivne (Latitude:50.6034445 Longtitude:26.257603168487)</text:p>
      <text:p text:style-name="P4">
视频: []</text:p>
      <text:p text:style-name="P4">
图片: []</text:p>
      <text:p text:style-name="P4">
标签: ["Europe", "Central and Eastern Europe"]</text:p>
      <text:p text:style-name="P4">
Id: 22563143</text:p>
      <!--METADATA-->
      <text:p text:style-name="P4">
Rivne, Rivnenska Oblast, Lviv, Lvivska Oblast, Ivano-Frankivsk, Ivano-Frankivska Oblast, Zakarpatia Oblast, Ternopil, Ternopil, Ternopil, Ternopil, Ternopil, Ternopil, Ternopil, Ternopil, Ternopil Nska Oblast, Khmelnytska Oblast(01:23). Red Alert:aerial threat. Sirens sounding. Take cover now!</text:p>
      <text:p text:style-name="P4">
News Collection Link: <text:a xlink:type="simple" xlink:href="https://liveuamap.com/en/2023/15-may-rivne-rivnenska-oblast-lviv-lvivska-obg" text:style-name="Internet_20_link" text:visited-style-name="Visited_20_Internet_20_Link">
https://liveuamap.com/en/2023/15-may-rivne-rivnenska-oblast-lviv-lvivska-obg</text:a>
</text:p>
      <text:p text:style-name="P4">
News Source: <text:a xlink:type="simple" xlink:href="https://t.me/air_alert_ua/45522" text:style-name="Internet_20_link" text:visited-style-name="Visited_20_Internet_20_Link">
https://t.me/air_alert_ua/45522</text:a>
</text:p>
      <!--NEWS-->
      <text:h text:style-name="P10" text:outline-level="1">
<text:span text:style-name="T4">
基辅（01:25）。 红色警报：空中威胁。 警笛声。 立即掩盖！</text:span>
</text:h>
      <text:p text:style-name="P4">
作者: liveuamap (Language: en)</text:p>
      <text:p text:style-name="P4">
时间: 2023-05-15T19:25:00</text:p>
      <text:p text:style-name="P4">
地点: Kyiv (Latitude:50.44408 Longtitude:30.52912)</text:p>
      <text:p text:style-name="P4">
视频: []</text:p>
      <text:p text:style-name="P4">
图片: []</text:p>
      <text:p text:style-name="P4">
标签: ["Europe", "Central and Eastern Europe"]</text:p>
      <text:p text:style-name="P4">
Id: 22563144</text:p>
      <!--METADATA-->
      <text:p text:style-name="P4">
基辅(01:25). Red Alert: aerial threat. Sirens sounding. Take cover now!</text:p>
      <text:p text:style-name="P4">
News Collection Link: <text:a xlink:type="simple" xlink:href="https://liveuamap.com/en/2023/15-may-kyiv0125-red-alert-aerial-threat-sireng" text:style-name="Internet_20_link" text:visited-style-name="Visited_20_Internet_20_Link">
https://liveuamap.com/en/2023/15-may-kyiv0125-red-alert-aerial-threat-sireng</text:a>
</text:p>
      <text:p text:style-name="P4">
News Source: <text:a xlink:type="simple" xlink:href="https://t.me/suspilnenews/20775" text:style-name="Internet_20_link" text:visited-style-name="Visited_20_Internet_20_Link">
https://t.me/suspilnenews/20775</text:a>
</text:p>
      <!--NEWS-->
      <text:h text:style-name="P10" text:outline-level="1">
<text:span text:style-name="T4">
Chernihivska Oblast（01:24）。 红色警报：空中威胁。 警笛声。 立即掩盖！</text:span>
</text:h>
      <text:p text:style-name="P4">
作者: liveuamap (Language: en)</text:p>
      <text:p text:style-name="P4">
时间: 2023-05-15T19:26:00</text:p>
      <text:p text:style-name="P4">
地点: Chernihivska Oblast (Latitude:51.33333000 Longtitude:32.00000000)</text:p>
      <text:p text:style-name="P4">
视频: []</text:p>
      <text:p text:style-name="P4">
图片: []</text:p>
      <text:p text:style-name="P4">
标签: ["Europe", "Central and Eastern Europe"]</text:p>
      <text:p text:style-name="P4">
Id: 22563145</text:p>
      <!--METADATA-->
      <text:p text:style-name="P4">
切尔尼希夫地区(01:24). Red Alert: aerial threat. Sirens sounding. Takecover now!</text:p>
      <text:p text:style-name="P4">
News Collection Link: <text:a xlink:type="simple" xlink:href="https://liveuamap.com/en/2023/15-may-chernihivska-oblast0124-red-alert-aerig" text:style-name="Internet_20_link" text:visited-style-name="Visited_20_Internet_20_Link">
https://liveuamap.com/en/2023/15-may-chernihivska-oblast0124-red-alert-aerig</text:a>
</text:p>
      <text:p text:style-name="P4">
News Source: <text:a xlink:type="simple" xlink:href="https://t.me/suspilnechernihiv/18620" text:style-name="Internet_20_link" text:visited-style-name="Visited_20_Internet_20_Link">
https://t.me/suspilnechernihiv/18620</text:a>
</text:p>
      <!--NEWS-->
      <text:h text:style-name="P10" text:outline-level="1">
<text:span text:style-name="T4">
基辅地区，Zhytomyr，Zhytomyr地区（01:25）。 红色ALRT：空中tchretate。 警笛声。 ...</text:span>
</text:h>
      <text:p text:style-name="P4">
作者: liveuamap (Language: en)</text:p>
      <text:p text:style-name="P4">
时间: 2023-05-15T19:27:00</text:p>
      <text:p text:style-name="P4">
地点: Kyiv Oblast (Latitude:50.24133 Longtitude:30.23042)</text:p>
      <text:p text:style-name="P4">
视频: []</text:p>
      <text:p text:style-name="P4">
图片: []</text:p>
      <text:p text:style-name="P4">
标签: ["Europe", "Central and Eastern Europe"]</text:p>
      <text:p text:style-name="P4">
Id: 22563146</text:p>
      <!--METADATA-->
      <text:p text:style-name="P4">
基辅地区，Zhytomyr，Zhytomyr区域(01:25). Red Alert: aerial threat.Sirens sounding. Take cover now!</text:p>
      <text:p text:style-name="P4">
News Collection Link: <text:a xlink:type="simple" xlink:href="https://liveuamap.com/en/2023/15-may-kyiv-oblast-zhytomyr-zhytomyrska-oblasg" text:style-name="Internet_20_link" text:visited-style-name="Visited_20_Internet_20_Link">
https://liveuamap.com/en/2023/15-may-kyiv-oblast-zhytomyr-zhytomyrska-oblasg</text:a>
</text:p>
      <text:p text:style-name="P4">
News Source: <text:a xlink:type="simple" xlink:href="https://t.me/air_alert_ua/45526" text:style-name="Internet_20_link" text:visited-style-name="Visited_20_Internet_20_Link">
https://t.me/air_alert_ua/45526</text:a>
</text:p>
      <!--NEWS-->
      <text:h text:style-name="P10" text:outline-level="1">
<text:span text:style-name="T4">
Kharkiv，Kharkivska Oblast（01:59）。 红色警报：空中威胁。 警笛声。 立即掩盖！</text:span>
</text:h>
      <text:p text:style-name="P4">
作者: liveuamap (Language: en)</text:p>
      <text:p text:style-name="P4">
时间: 2023-05-15T19:59:00</text:p>
      <text:p text:style-name="P4">
地点: Kharkiv (Latitude:49.98081000 Longtitude:36.25272000)</text:p>
      <text:p text:style-name="P4">
视频: []</text:p>
      <text:p text:style-name="P4">
图片: []</text:p>
      <text:p text:style-name="P4">
标签: ["Europe", "Central and Eastern Europe"]</text:p>
      <text:p text:style-name="P4">
Id: 22563147</text:p>
      <!--METADATA-->
      <text:p text:style-name="P4">
哈尔基夫(Kharkiv)，哈尔基夫地区(01:59). Red Alert: aerial threat. Sirens sounding.Take cover now!</text:p>
      <text:p text:style-name="P4">
News Collection Link: <text:a xlink:type="simple" xlink:href="https://liveuamap.com/en/2023/15-may-kharkiv-kharkivska-oblast0159-red-alerg" text:style-name="Internet_20_link" text:visited-style-name="Visited_20_Internet_20_Link">
https://liveuamap.com/en/2023/15-may-kharkiv-kharkivska-oblast0159-red-alerg</text:a>
</text:p>
      <text:p text:style-name="P4">
News Source: <text:a xlink:type="simple" xlink:href="https://t.me/air_alert_ua/45527" text:style-name="Internet_20_link" text:visited-style-name="Visited_20_Internet_20_Link">
https://t.me/air_alert_ua/45527</text:a>
</text:p>
      <!--NEWS-->
      <text:h text:style-name="P10" text:outline-level="1">
<text:span text:style-name="T4">
Donetsk Oblast，Sumska Oblast（02:00）。 红色警报：空中威胁。 警笛声。 立即掩盖！</text:span>
</text:h>
      <text:p text:style-name="P4">
作者: liveuamap (Language: en)</text:p>
      <text:p text:style-name="P4">
时间: 2023-05-15T20:01:00</text:p>
      <text:p text:style-name="P4">
地点: Donetsk Oblast (Latitude:48.72704 Longtitude:37.57918)</text:p>
      <text:p text:style-name="P4">
视频: []</text:p>
      <text:p text:style-name="P4">
图片: []</text:p>
      <text:p text:style-name="P4">
标签: ["Europe", "Central and Eastern Europe"]</text:p>
      <text:p text:style-name="P4">
Id: 22563148</text:p>
      <!--METADATA-->
      <text:p text:style-name="P4">
Sumy地区Donetsk地区(02:00). Red Alert: aerial threat. Sirenssounding. Take cover now!</text:p>
      <text:p text:style-name="P4">
News Collection Link: <text:a xlink:type="simple" xlink:href="https://liveuamap.com/en/2023/16-may-donetsk-oblast-sumska-oblast0200-red-ag" text:style-name="Internet_20_link" text:visited-style-name="Visited_20_Internet_20_Link">
https://liveuamap.com/en/2023/16-may-donetsk-oblast-sumska-oblast0200-red-ag</text:a>
</text:p>
      <text:p text:style-name="P4">
News Source: <text:a xlink:type="simple" xlink:href="https://t.me/air_alert_ua/45529" text:style-name="Internet_20_link" text:visited-style-name="Visited_20_Internet_20_Link">
https://t.me/air_alert_ua/45529</text:a>
</text:p>
      <!--NEWS-->
      <text:h text:style-name="P10" text:outline-level="1">
<text:span text:style-name="T4">
基辅（02:30）。 红色警报：空中威胁。 警笛声。 立即掩盖！</text:span>
</text:h>
      <text:p text:style-name="P4">
作者: liveuamap (Language: en)</text:p>
      <text:p text:style-name="P4">
时间: 2023-05-15T20:33:00</text:p>
      <text:p text:style-name="P4">
地点: Kyiv (Latitude:50.44414 Longtitude:30.52912)</text:p>
      <text:p text:style-name="P4">
视频: []</text:p>
      <text:p text:style-name="P4">
图片: []</text:p>
      <text:p text:style-name="P4">
标签: ["Europe", "Central and Eastern Europe"]</text:p>
      <text:p text:style-name="P4">
Id: 22563149</text:p>
      <!--METADATA-->
      <text:p text:style-name="P4">
基辅(02:30). Red Alert: aerial threat. Sirens sounding. Take cover now!</text:p>
      <text:p text:style-name="P4">
News Collection Link: <text:a xlink:type="simple" xlink:href="https://liveuamap.com/en/2023/16-may-kyiv0230-red-alert-aerial-threat-sireng" text:style-name="Internet_20_link" text:visited-style-name="Visited_20_Internet_20_Link">
https://liveuamap.com/en/2023/16-may-kyiv0230-red-alert-aerial-threat-sireng</text:a>
</text:p>
      <text:p text:style-name="P4">
News Source: <text:a xlink:type="simple" xlink:href="https://t.me/suspilnenews/20781" text:style-name="Internet_20_link" text:visited-style-name="Visited_20_Internet_20_Link">
https://t.me/suspilnenews/20781</text:a>
</text:p>
      <!--NEWS-->
      <text:h text:style-name="P10" text:outline-level="1">
<text:span text:style-name="T4">
基辅（03:22）。 红色警报：空中威胁。 警笛声。 立即掩盖！</text:span>
</text:h>
      <text:p text:style-name="P4">
作者: liveuamap (Language: en)</text:p>
      <text:p text:style-name="P4">
时间: 2023-05-15T21:23:00</text:p>
      <text:p text:style-name="P4">
地点: Kyiv (Latitude:50.44301 Longtitude:30.52989)</text:p>
      <text:p text:style-name="P4">
视频: []</text:p>
      <text:p text:style-name="P4">
图片: []</text:p>
      <text:p text:style-name="P4">
标签: ["Europe", "Central and Eastern Europe"]</text:p>
      <text:p text:style-name="P4">
Id: 22563150</text:p>
      <!--METADATA-->
      <text:p text:style-name="P4">
基辅(03:22). Red Alert: aerial threat. Sirens sounding. Take cover now!</text:p>
      <text:p text:style-name="P4">
News Collection Link: <text:a xlink:type="simple" xlink:href="https://liveuamap.com/en/2023/16-may-kyiv0322-red-alert-aerial-threat-sireng" text:style-name="Internet_20_link" text:visited-style-name="Visited_20_Internet_20_Link">
https://liveuamap.com/en/2023/16-may-kyiv0322-red-alert-aerial-threat-sireng</text:a>
</text:p>
      <text:p text:style-name="P4">
News Source: <text:a xlink:type="simple" xlink:href="https://t.me/air_alert_ua/45553" text:style-name="Internet_20_link" text:visited-style-name="Visited_20_Internet_20_Link">
https://t.me/air_alert_ua/45553</text:a>
</text:p>
      <!--NEWS-->
      <text:h text:style-name="P10" text:outline-level="1">
<text:span text:style-name="T4">
基夫·oblast（03:23）。 红色警报：空中威胁。 警笛声。 立即掩盖！</text:span>
</text:h>
      <text:p text:style-name="P4">
作者: liveuamap (Language: en)</text:p>
      <text:p text:style-name="P4">
时间: 2023-05-15T21:24:00</text:p>
      <text:p text:style-name="P4">
地点: Kyiv Oblast (Latitude:50.23919 Longtitude:30.23049)</text:p>
      <text:p text:style-name="P4">
视频: []</text:p>
      <text:p text:style-name="P4">
图片: []</text:p>
      <text:p text:style-name="P4">
标签: ["Europe", "Central and Eastern Europe"]</text:p>
      <text:p text:style-name="P4">
Id: 22563151</text:p>
      <!--METADATA-->
      <text:p text:style-name="P4">
基辅地区(03:23). Red Alert: aerial threat. Sirens sounding. Take cover now!</text:p>
      <text:p text:style-name="P4">
News Collection Link: <text:a xlink:type="simple" xlink:href="https://liveuamap.com/en/2023/16-may-kyiv-oblast0323-red-alert-aerial-threag" text:style-name="Internet_20_link" text:visited-style-name="Visited_20_Internet_20_Link">
https://liveuamap.com/en/2023/16-may-kyiv-oblast0323-red-alert-aerial-threag</text:a>
</text:p>
      <text:p text:style-name="P4">
News Source: <text:a xlink:type="simple" xlink:href="https://t.me/air_alert_ua/45554" text:style-name="Internet_20_link" text:visited-style-name="Visited_20_Internet_20_Link">
https://t.me/air_alert_ua/45554</text:a>
</text:p>
      <!--NEWS-->
      <text:h text:style-name="P10" text:outline-level="1">
<text:span text:style-name="T4">
Donetsk Oblast（05:27）。 红色警报：空中威胁。 警笛声。 立即掩盖！</text:span>
</text:h>
      <text:p text:style-name="P4">
作者: liveuamap (Language: en)</text:p>
      <text:p text:style-name="P4">
时间: 2023-05-15T23:29:00</text:p>
      <text:p text:style-name="P4">
地点: Donetsk Oblast (Latitude:48.72621 Longtitude:37.57747)</text:p>
      <text:p text:style-name="P4">
视频: []</text:p>
      <text:p text:style-name="P4">
图片: []</text:p>
      <text:p text:style-name="P4">
标签: ["Europe", "Central and Eastern Europe"]</text:p>
      <text:p text:style-name="P4">
Id: 22563153</text:p>
      <!--METADATA-->
      <text:p text:style-name="P4">
Donetsk Oblast(05:27). Red Alert: aerial threat. Sirens sounding. Take covernow!</text:p>
      <text:p text:style-name="P4">
News Collection Link: <text:a xlink:type="simple" xlink:href="https://liveuamap.com/en/2023/16-may-donetsk-oblast0527-red-alert-aerial-thg" text:style-name="Internet_20_link" text:visited-style-name="Visited_20_Internet_20_Link">
https://liveuamap.com/en/2023/16-may-donetsk-oblast0527-red-alert-aerial-thg</text:a>
</text:p>
      <text:p text:style-name="P4">
News Source: <text:a xlink:type="simple" xlink:href="https://t.me/air_alert_ua/45559" text:style-name="Internet_20_link" text:visited-style-name="Visited_20_Internet_20_Link">
https://t.me/air_alert_ua/45559</text:a>
</text:p>
      <!--NEWS-->
      <text:h text:style-name="P10" text:outline-level="1">
<text:span text:style-name="T4">
由于该国经济困扰 - 情报</text:span>
</text:h>
      <text:p text:style-name="P4">
作者: ['АРМІЯINFORM']</text:p>
      <text:p text:style-name="P4">
时间: 2023-05-15T32:00:00-04:00</text:p>
      <text:p text:style-name="P4">
描述: Bastard Bilorushai Nadalnishyat通过指南管理Ekononoye Hold，石油...与乌克兰2022年的战争，与乌克兰与乌克兰的最新新闻战争，今天与乌克兰的新闻，乌克兰2022年上次与乌克兰的新闻战争，将在乌克兰和俄罗斯之间以及俄罗斯和俄罗斯之间的战争，当他们说，乌克兰在2022年是否会有一年的时间，在不久的将来是否会与乌克兰进行战争</text:p>
      <text:p text:style-name="P4">
图片: ['<text:a xlink:type="simple" xlink:href="https://armyinform.com.ua/wp-content/uploads/2023/05/1649672958-1058.webp" text:style-name="Internet_20_link" text:visited-style-name="Visited_20_Internet_20_Link">
1649672958-1058.webp</text:a>
']</text:p>
      <text:p text:style-name="P4">
标签: ['STOPRUSSIA', 'БІЛОРУСІЯ', 'ВТОРГНЕННЯ РФ', 'РОЗВІДКА', 'САНКЦІЇ']</text:p>
      <text:p text:style-name="P4">
类别: News</text:p>
      <!--METADATA-->
      <text:p text:style-name="P4">
<draw:frame draw:style-name="fr1" draw:name="Image2" text:anchor-type="as-char" svg:width="6.9236in" svg:height="4.615733in" draw:z-index="0">
<draw:image xlink:href="../ConvertedIMGs/AРМІЯINFORM/2023-05-15T32-00-00-04-00/1649672958-1058.png" xlink:type="simple" xlink:show="embed" xlink:actuate="onLoad" draw:mime-type="image/png"/>
</draw:frame>
白俄罗斯的公民由于经济管理不佳而继续贫穷，只有11.5％的白俄罗斯能够节省下来。</text:p>
      <text:p text:style-name="P4">
关于它<text:a xlink:type="simple" xlink:href="https://www.facebook.com/SZRUkraine/posts/pfbid0YcMM33NjWTADpNDtAnAH812q75yYhvmSKaBpEtXdGf5BSAsLkn6LQraLvFjXBduXl" text:style-name="Internet_20_link" text:visited-style-name="Visited_20_Internet_20_Link">
报告</text:a>
乌克兰的外部情报服务。</text:p>
      <text:p text:style-name="P4">
“据BEROC学术研究中心称，白俄罗斯人的储蓄比例下降到11.5％。 主要原因是对人们的理解，即经济状况不太好。 为了刺激这笔钱以长期向银行捐钱，有必要在不在卢布中的实际表达速度上显着积极。 外币存款的情况甚至更糟，其背后的利率甚至低于美元通货膨胀。 去年，一项对订购订单的研究表明，根据该地区，有20-30％的人累积了不超过一个月。”</text:p>
      <text:p text:style-name="P4">
重要的是，据Belstat称，2023年4月，30.55％以上的价格提高了最大的价格，28.59％的卷烟和27.35％的国际酷刑服务。</text:p>
      <text:p text:style-name="P4">
News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NEWS-->
      <text:h text:style-name="P10" text:outline-level="1">
<text:span text:style-name="T4">
种族主义者开除了两倍的锰社区，有破坏和受伤</text:span>
</text:h>
      <text:p text:style-name="P4">
作者: ['АРМІЯINFORM']</text:p>
      <text:p text:style-name="P4">
时间: 2023-05-15T33:00:00-04:00</text:p>
      <text:p text:style-name="P4">
描述: 关于tser dnipropetrovska ova：“拉希·德维奇（Rashi Dvichi）的炮兵很重要。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5/photo_2023-05-14_20-21-28.jpg" text:style-name="Internet_20_link" text:visited-style-name="Visited_20_Internet_20_Link">
photo_2023-05-14_20-21-28.jpg</text:a>
', '<text:a xlink:type="simple" xlink:href="https://armyinform.com.ua/wp-content/uploads/2023/05/photo_2023-05-14_20-21-29-150x150.jpg" text:style-name="Internet_20_link" text:visited-style-name="Visited_20_Internet_20_Link">
photo_2023-05-14_20-21-29-150x150.jpg</text:a>
', '<text:a xlink:type="simple" xlink:href="https://armyinform.com.ua/wp-content/uploads/2023/05/photo_2023-05-14_20-21-31-150x150.jpg" text:style-name="Internet_20_link" text:visited-style-name="Visited_20_Internet_20_Link">
photo_2023-05-14_20-21-31-150x150.jpg</text:a>
']</text:p>
      <text:p text:style-name="P4">
标签: ['STOPRUSSIA', 'ВОЄННІ ЗЛОЧИНИ ЗС РФ', 'ВТОРГНЕННЯ РФ', 'МАРГАНЕЦЬ']</text:p>
      <text:p text:style-name="P4">
类别: News</text:p>
      <!--METADATA-->
      <text:p text:style-name="P4">
<draw:frame draw:style-name="fr1" draw:name="Image3" text:anchor-type="as-char" svg:width="6.9236in" svg:height="4.321615in" draw:z-index="0">
<draw:image xlink:href="../Images/AРМІЯINFORM/2023-05-15T33-00-00-04-00/photo_2023-05-14_20-21-28.jpg" xlink:type="simple" xlink:show="embed" xlink:actuate="onLoad" draw:mime-type="image/jpeg"/>
</draw:frame>
关于它<text:a xlink:type="simple" xlink:href="https://t.me/dnipropetrovskaODA/4620" text:style-name="Internet_20_link" text:visited-style-name="Visited_20_Internet_20_Link">
报告</text:a>
dnipropetrovsk ova</text:p>
      <text:p text:style-name="P4">
“拉什主义者的重型火炮被两次指向Nanikolopol地区的玛格纳特社区。 总共释放了一个半以上的贝壳。 不幸的是，它已经瞬间了。 也有破坏。”消息写道。</text:p>
      <text:p text:style-name="P4">
<text:a xlink:type="simple" xlink:href="https://armyinform.com.ua/wp-content/uploads/2023/05/photo_2023-05-14_20-21-29.jpg" text:style-name="Internet_20_link" text:visited-style-name="Visited_20_Internet_20_Link">
!(Images/AРМІЯINFORM/2023-05-15T33-00-00-04-00/photo_2023-05-14_20-21-29-150x150.jpg)</text:a>
</text:p>
      <text:p text:style-name="P4">
<text:a xlink:type="simple" xlink:href="https://armyinform.com.ua/wp-content/uploads/2023/05/photo_2023-05-14_20-21-31.jpg" text:style-name="Internet_20_link" text:visited-style-name="Visited_20_Internet_20_Link">
<draw:frame draw:style-name="fr1" draw:name="Image4" text:anchor-type="as-char" svg:width="6.9236in" svg:height="6.9236in" draw:z-index="0">
<draw:image xlink:href="../Images/AРМІЯINFORM/2023-05-15T33-00-00-04-00/photo_2023-05-14_20-21-31-150x150.jpg" xlink:type="simple" xlink:show="embed" xlink:actuate="onLoad" draw:mime-type="image/jpeg"/>
</draw:frame>
</text:a>
根据指定的信息，有7个私人房屋，家庭，围栏，汽车损坏。 两条电源线被损坏。</text:p>
      <text:p text:style-name="P4">
News Source: <text:a xlink:type="simple" xlink:href="https://armyinform.com.ua/2023/05/15/rashysty-dvichi-obstrilyaly-marganeczku-gromadu-ye-rujnuvannya-i-poraneni/" text:style-name="Internet_20_link" text:visited-style-name="Visited_20_Internet_20_Link">
https://armyinform.com.ua/2023/05/15/rashysty-dvichi-obstrilyaly-marganeczku-gromadu-ye-rujnuvannya-i-poraneni/</text:a>
</text:p>
      <!--NEWS-->
      <text:h text:style-name="P10" text:outline-level="1">
<text:span text:style-name="T4">
电影三部曲有关特殊行动</text:span>
</text:h>
      <text:p text:style-name="P4">
作者: ['АРМІЯINFORM']</text:p>
      <text:p text:style-name="P4">
时间: 2023-05-15T34:00:00-04:00</text:p>
      <text:p text:style-name="P4">
描述: 纪录片Kinotrilogy的收益有关Gur Mo Mo Ukrainian Pid的特殊作战的荣耀...与乌克兰2022年的战争，与乌克兰的最新新闻，今天与乌克兰的新闻，今天与乌克兰的新闻战争，今天上次与乌克兰的新闻战，将在乌克兰和俄罗斯之间以及俄罗斯和俄罗斯之间的战争，他们在2022年与乌克兰与乌克兰的战争，无论是否将在不久</text:p>
      <text:p text:style-name="P4">
图片: ['<text:a xlink:type="simple" xlink:href="https://armyinform.com.ua/wp-content/uploads/2023/05/346891383_137462172653696_6662830241499410526_n.jpg" text:style-name="Internet_20_link" text:visited-style-name="Visited_20_Internet_20_Link">
346891383_137462172653696_6662830241499410526_n.jpg</text:a>
']</text:p>
      <text:p text:style-name="P4">
标签: ['STOPRUSSIA', 'АГРЕСІЯ РФ', 'ВТОРГНЕННЯ РФ', 'ГУР МІНОБОРОНИ УКРАЇНИ']</text:p>
      <text:p text:style-name="P4">
类别: News</text:p>
      <!--METADATA-->
      <text:p text:style-name="P4">
<draw:frame draw:style-name="fr1" draw:name="Image5" text:anchor-type="as-char" svg:width="6.9236in" svg:height="3.894525in" draw:z-index="0">
<draw:image xlink:href="../Images/AРМІЯINFORM/2023-05-15T34-00-00-04-00/346891383_137462172653696_6662830241499410526_n.jpg" xlink:type="simple" xlink:show="embed" xlink:actuate="onLoad" draw:mime-type="image/jpeg"/>
</draw:frame>
纪录片电影的项目关于古尔·穆库鲁纳(Gur Muuukroina)士兵的光荣特殊行动，以“俄罗斯倾向的飞行员”的名义，“对迪纳珀的战争”和“外国同意”参加了乌克兰文化部的艺术竞争。</text:p>
      <text:p text:style-name="P4">
在<text:span text:style-name="T4">
“ Ruly驱动的飞行员” </text:span>
  - 在全面的俄罗斯 - 乌克兰战争时期，空气战的独特人员。</text:p>
      <text:p text:style-name="P4">
<text:span text:style-name="T5">
我们如何抵抗飞机侵略者，而不允许穆斯科维在乌克兰的天空中统治？ </text:span>
为什么俄罗斯杀手飞行员感到这么不受惩罚？</text:p>
      <text:p text:style-name="P4">
乌克兰天空天空捍卫者的作品的印象将在Polovlovzhka Pilots-Offers中分享 - 他们的审讯视频将首次出版。</text:p>
      <text:p text:style-name="P4">
在<text:span text:style-name="T4">
“战争中的战争”中</text:span>
将详细介绍河畔乌克兰的雄伟和象征性的海岸与洪泛区之间的大胆秘密秘密。 在纪录片中：</text:p>
      <ul>
        <li>
Zaporozhye和Kherson地区的战斗作品发作； * Cossack在强迫左DNIEPER海岸的经验中经验； *对水，水下和空中行动。</li>
      </ul>
      <text:p text:style-name="P4">
电影<text:span text:style-name="T4">
外国军团</text:span>
将讲述Zusya星球勇敢而自由的人的故事，Zusya星球在2022年2月24日之后来到乌克兰，并开始与我们协助。</text:p>
      <text:p text:style-name="P4">
<text:span text:style-name="T5">
这些战士是谁？ </text:span>
其中有多少？ <text:span text:style-name="T5">
为什么他们会帮助我们冒着生命危险？ </text:span>
他们在乌克兰在积极进取俄罗斯的胜利中的作用是什么？</text:p>
      <text:p text:style-name="P4">
在外国志愿者中创建一个单位的关键情节是梦of以求的战斗，他们参与电影的最后一部电影《关于乌克兰的古尔莫》。</text:p>
      <text:p text:style-name="P4">
为了保留乌克兰军队在自由和独立战争中的记忆，竞争性电影项目的每个军事故事都应得到改编。</text:p>
      <text:p text:style-name="P4">
<text:span text:style-name="T4">
来源：</text:span>
 _ <text:a xlink:type="simple" xlink:href="https://www.facebook.com/DefenceIntelligenceofUkraine/posts/pfbid02m7wcvLwCAZ4TyDUHMxWa3pjnjdCgeq1iNdGsxT2cbN7hpwN53TVKCipfPVxPSX4Gl" text:style-name="Internet_20_link" text:visited-style-name="Visited_20_Internet_20_Link">
Gur Munukrain</text:a>
_</text:p>
      <text:p text:style-name="P4">
News Source: <text:a xlink:type="simple" xlink:href="https://armyinform.com.ua/2023/05/15/kinotrylogiyi-pro-speczoperacziyi-voyiniv-gur-mou-vizmut-uchast-u-mysteczkomu-konkursi/" text:style-name="Internet_20_link" text:visited-style-name="Visited_20_Internet_20_Link">
https://armyinform.com.ua/2023/05/15/kinotrylogiyi-pro-speczoperacziyi-voyiniv-gur-mou-vizmut-uchast-u-mysteczkomu-konkursi/</text:a>
</text:p>
      <!--NEWS-->
      <text:h text:style-name="P10" text:outline-level="1">
<text:span text:style-name="T4">
从6月1日起，波兰铁路将乘飞机飞往华沙乌克兰到拉瓦 - 鲁斯卡</text:span>
</text:h>
      <text:p text:style-name="P4">
作者: ['АРМІЯINFORM']</text:p>
      <text:p text:style-name="P4">
时间: 2023-05-15T35:00:00-04:00</text:p>
      <text:p text:style-name="P4">
描述: SKPL Z 1 Chervnya的Polska Hall将在乌克兰发动雷伊西的躲避...与乌克兰2022年的战争，与乌克兰的最新新闻，今天与乌克兰的新闻，乌克兰2022年上次与乌克兰的新闻战争，乌克兰和俄罗斯之间的战争将发生战争与乌克兰与乌克兰的战争将是不可行</text:p>
      <text:p text:style-name="P4">
图片: ['<text:a xlink:type="simple" xlink:href="https://armyinform.com.ua/wp-content/uploads/2023/05/kolyeya.jpg" text:style-name="Internet_20_link" text:visited-style-name="Visited_20_Internet_20_Link">
kolyeya.jpg</text:a>
']</text:p>
      <text:p text:style-name="P4">
标签: ['ЗАЛІЗНИЦЯ', 'ПОЛЬЩА', 'РАВА-РУСЬКА', 'УКРАЇНА']</text:p>
      <text:p text:style-name="P4">
类别: News</text:p>
      <!--METADATA-->
      <text:p text:style-name="P4">
<draw:frame draw:style-name="fr1" draw:name="Image6" text:anchor-type="as-char" svg:width="6.9236in" svg:height="3.444491in" draw:z-index="0">
<draw:image xlink:href="../Images/AРМІЯINFORM/2023-05-15T35-00-00-04-00/kolyeya.jpg" xlink:type="simple" xlink:show="embed" xlink:actuate="onLoad" draw:mime-type="image/jpeg"/>
</draw:frame>
波兰铁路公司SKPL将从6月1日起在乌克兰从华沙到拉瓦·鲁斯卡的其他航班。</text:p>
      <text:p text:style-name="P4">
关于它<text:a xlink:type="simple" xlink:href="https://minre.gov.ua/2023/05/14/povernutysya-dodomu-stane-prostishe-polska-zaliznyczya-zapustyt-dodatkovi-rejsy-do-ukrayiny/" text:style-name="Internet_20_link" text:visited-style-name="Visited_20_Internet_20_Link">
报告</text:a>
临时占领领土的重返社会部。</text:p>
      <text:p text:style-name="P4">
“自6月1日以来，波兰铁路公司SKPL计划推出Rava-Ruska-Rus的航班(利维夫地区。). Ці рейси стануть ще одним шляхомповернення українців із польської столиці додому. Також це допоможерозвантажити автомобільні пункти пропуску», — йдеться в повідомленні.</text:p>
      <text:p text:style-name="P4">
Щодня в обох напрямках курсуватиме поїзд, розрахований на 240 пасажирів.Відправлення з вокзалу «Варшава-Східна» планується о 14:00 (到当地时间)，来自卢布林 -  16：00。 到达Rava-Ruska-at 20:15(根据基辅时间).</text:p>
      <text:p text:style-name="P4">
«З Варшави поїзд прямує до міста Рава-Руська, де пасажири після проходженняприкордонно-митного контролю зможуть скористатися рейсами Укрзалізниці», —сказано в повідомленні.</text:p>
      <text:p text:style-name="P4">
News Source: <text:a xlink:type="simple" xlink:href="https://armyinform.com.ua/2023/05/15/z-1-chervnya-polska-zaliznyczya-zapuskaye-dodatkovi-rejsy-v-ukrayinu-z-varshavy-do-ravy-ruskoyi/" text:style-name="Internet_20_link" text:visited-style-name="Visited_20_Internet_20_Link">
https://armyinform.com.ua/2023/05/15/z-1-chervnya-polska-zaliznyczya-zapuskaye-dodatkovi-rejsy-v-ukrayinu-z-varshavy-do-ravy-ruskoyi/</text:a>
</text:p>
      <!--NEWS-->
      <text:h text:style-name="P10" text:outline-level="1">
<text:span text:style-name="T4">
乌克兰总统讨论了法国总统“战斗机联盟”</text:span>
</text:h>
      <text:p text:style-name="P4">
作者: ['АРМІЯINFORM']</text:p>
      <text:p text:style-name="P4">
时间: 2023-05-15T36:00:00-04:00</text:p>
      <text:p text:style-name="P4">
描述: 在巴黎，Vidbulach Zustych，总统Volodimir Zelensky与总统...与乌克兰2022年的战争，与乌克兰与乌克兰的最新新闻战争，今天与乌克兰2022年的新闻战争，乌克兰和俄罗斯之间的战争以及俄罗斯之间的战争以及何时在战争中，何时，何时进行战争，他们说，乌克兰在2022年将是与乌克兰的战争</text:p>
      <text:p text:style-name="P4">
图片: ['<text:a xlink:type="simple" xlink:href="https://armyinform.com.ua/wp-content/uploads/2023/05/0e3b608f1a1b9ea64dc0f42cace31815_1684098391_extra_large.jpeg" text:style-name="Internet_20_link" text:visited-style-name="Visited_20_Internet_20_Link">
0e3b608f1a1b9ea64dc0f42cace31815_1684098391_extra_large.jpeg</text:a>
']</text:p>
      <text:p text:style-name="P4">
标签: ['STOPRUSSIA', 'ВОЛОДИМИР ЗЕЛЕНСЬКИЙ', 'ВТОРГНЕННЯ РФ', 'ЕММАНУЕЛЬ МАКРОН', 'ФРАНЦІЯ']</text:p>
      <text:p text:style-name="P4">
类别: News</text:p>
      <!--METADATA-->
      <text:p text:style-name="P4">
<draw:frame draw:style-name="fr1" draw:name="Image7" text:anchor-type="as-char" svg:width="6.9236in" svg:height="4.617948in" draw:z-index="0">
<draw:image xlink:href="../Images/AРМІЯINFORM/2023-05-15T36-00-00-04-00/0e3b608f1a1b9ea64dc0f42cace31815_1684098391_extra_large.jpeg" xlink:type="simple" xlink:show="embed" xlink:actuate="onLoad" draw:mime-type="image/jpeg"/>
</draw:frame>
在巴黎，乌克兰沃迪米尔·泽伦斯基(Volodymyr Zelensky)主席的会议由法兰西共和国·伊曼纽尔·马克龙(Emmanuel Macron)举行。</text:p>
      <text:p text:style-name="P4">
会议期间优先关注法国向乌克兰提供模拟其国防能力的主要需求，以保护乌克兰的天空。</text:p>
      <text:p text:style-name="P4">
还讨论了与法兰西共和国的实际互动，以增强有效对比和释放被占领地区必要的乌克兰国防军的潜力。</text:p>
      <text:p text:style-name="P4">
Volodymyr Zelensky感谢法兰西共和国总统的领导地位，并表示希望法国将支持盟国的基本联合成立“战斗机联盟”，这是乌克兰很长时间以来一直期望的。</text:p>
      <text:p text:style-name="P4">
此外，总统讨论了有效实施乌克兰和平公式的互动。 乌克兰国家的负责人表示希望在世界各国，尤其是全球南方国家的国家数量中尽可能地参加全球和平峰会。 伊曼纽尔·马克龙(Emmanuel Macron)的外交努力旨在警告乌克兰战争，并以乌克兰和平公式的基础实现了公正的和平。</text:p>
      <text:p text:style-name="P4">
在会议期间，还分别讨论了对乌克兰的法国 - 欧洲和欧洲 - 大西洋融合的支持问题。 Volodymyr Zelensky在欧盟的途中为乌克兰的一贯支持而打扮，并表示希望从2023年开始就乌克兰加入欧盟进行谈判的决定。</text:p>
      <text:p text:style-name="P4">
乌克兰国家负责人还与法国总统在乌克兰对北约成员的道路上进行了讨论。 Volodymyr Zelensky单独概述了我们的州正在期望北约维尔纽斯峰会为乌克兰的联盟申请申请，为北约维尔纽斯的峰会做出具体的政治决定。</text:p>
      <text:p text:style-name="P4">
乌克兰总统说：“我们期望联盟从乌克兰的北约成员身份进行明确的算法，并保证我们国家在其成员资格时期的安全。”</text:p>
      <text:p text:style-name="P4">
资料来源：<text:a xlink:type="simple" xlink:href="https://www.president.gov.ua/news/prezident-ukrayini-zustrivsya-z-prezidentom-franciyi-v-pariz-82913" text:style-name="Internet_20_link" text:visited-style-name="Visited_20_Internet_20_Link">
总统办公室</text:a>
</text:p>
      <text:p text:style-name="P4">
News Source: <text:a xlink:type="simple" xlink:href="https://armyinform.com.ua/2023/05/15/prezydent-ukrayiny-obgovoryv-z-prezydentom-francziyi-koalicziyu-vynyshhuvachiv/" text:style-name="Internet_20_link" text:visited-style-name="Visited_20_Internet_20_Link">
https://armyinform.com.ua/2023/05/15/prezydent-ukrayiny-obgovoryv-z-prezydentom-francziyi-koalicziyu-vynyshhuvachiv/</text:a>
</text:p>
      <!--NEWS-->
      <text:h text:style-name="P10" text:outline-level="1">
<text:span text:style-name="T4">
在Dnipropetrovsk地区的Nikopol区开火的Rashists  - 进行了预审调查</text:span>
</text:h>
      <text:p text:style-name="P4">
作者: ['АРМІЯINFORM']</text:p>
      <text:p text:style-name="P4">
时间: 2023-05-15T37:00:00-04:00</text:p>
      <text:p text:style-name="P4">
描述: 对于Dnipropetrovsk检察官办公室Rozdovatovo的专有的Heivnitva，与2022年与乌克兰的战争，与乌克兰的最新新闻，与乌克兰的新闻，与乌克兰2022的战争，今天将与乌克兰和俄罗斯之间的战争以及俄罗斯和俄罗斯之间的最后一场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5/d9b98b79-0e67-4157-a2cd-f38a6667c6c9.jpg" text:style-name="Internet_20_link" text:visited-style-name="Visited_20_Internet_20_Link">
d9b98b79-0e67-4157-a2cd-f38a6667c6c9.jpg</text:a>
']</text:p>
      <text:p text:style-name="P4">
标签: ['STOPRUSSIA', 'АГРЕСІЯ РФ', 'ВТОРГНЕННЯ РФ', 'ДНІПРОПЕТРОВСЬКА ОБЛАСТЬ', 'ОФІС ГЕНПРОКУРОРА УКРАЇНИ']</text:p>
      <text:p text:style-name="P4">
类别: News</text:p>
      <!--METADATA-->
      <text:p text:style-name="P4">
<draw:frame draw:style-name="fr1" draw:name="Image8" text:anchor-type="as-char" svg:width="6.9236in" svg:height="3.894525in" draw:z-index="0">
<draw:image xlink:href="../Images/AРМІЯINFORM/2023-05-15T37-00-00-04-00/d9b98b79-0e67-4157-a2cd-f38a6667c6c9.jpg" xlink:type="simple" xlink:show="embed" xlink:actuate="onLoad" draw:mime-type="image/jpeg"/>
</draw:frame>
在Dnipropetrovsk地区检察官办公室的程序指导下，对违反战争法的刑事诉讼的刑事调查(艺术的第1部分。 乌克兰《刑法》的438).</text:p>
      <text:p text:style-name="P4">
Про це<text:a xlink:type="simple" xlink:href="https://armyinform.com.ua/reformator/script%20async%20src=%22https:/telegram.org/js/telegram-widget.js" text:style-name="Internet_20_link" text:visited-style-name="Visited_20_Internet_20_Link">
повідомляє</text:a>
检察长办公室。</text:p>
      <ul>
        <li>
根据调查，2023年5月14日，侵略者进行了尼科波尔区玛格纳特社区的炮兵。 结果，两名当地居民被解雇。 他们受到了弹片伤口，雷矿的伤害和伤害，他们住院了。 在消息中说，受损的私人房屋，附属建筑，当地人和电力计划。</li>
      </ul>
      <text:p text:style-name="P4">
正在采取优先措施来记录乌克兰 - 侵略者军队犯下的罪行。</text:p>
      <text:p text:style-name="P4">
News Source: <text:a xlink:type="simple" xlink:href="https://armyinform.com.ua/2023/05/15/rashysty-obstrilyaly-nikopolskyj-rajon-dnipropetrovshhyny-rozpochato-dosudove-rozsliduvannya/" text:style-name="Internet_20_link" text:visited-style-name="Visited_20_Internet_20_Link">
https://armyinform.com.ua/2023/05/15/rashysty-obstrilyaly-nikopolskyj-rajon-dnipropetrovshhyny-rozpochato-dosudove-rozsliduvannya/</text:a>
</text:p>
      <!--NEWS-->
      <text:h text:style-name="P10" text:outline-level="1">
<text:span text:style-name="T4">
救援人员在ternopil使用工作来消除城市夜生活的后果</text:span>
</text:h>
      <text:p text:style-name="P4">
作者: ['АРМІЯINFORM']</text:p>
      <text:p text:style-name="P4">
时间: 2023-05-15T38:00:00-04:00</text:p>
      <text:p text:style-name="P4">
描述: 在Ternopoli vognebobsi likviszhi中，爆炸的布拉奇的巴德斯奇的黄瓜是战争...与乌克兰2022年的战争，与乌克兰的战争是今天的最新新闻，与乌克兰的新闻战争是与乌克兰2022的新闻战争。成为乌克兰与俄罗斯之间的战争，当与乌克兰与乌克兰的战争在不久的将来是否会与乌克兰进行战争时，与乌克兰的战争，今天的乌克兰新闻，乌克兰新闻俄罗斯人将在俄罗斯</text:p>
      <text:p text:style-name="P4">
图片: ['<text:a xlink:type="simple" xlink:href="https://armyinform.com.ua/wp-content/uploads/2023/05/347245508_6034979446615035_8160551397983583381_n.jpg" text:style-name="Internet_20_link" text:visited-style-name="Visited_20_Internet_20_Link">
347245508_6034979446615035_8160551397983583381_n.jpg</text:a>
', '<text:a xlink:type="simple" xlink:href="https://armyinform.com.ua/wp-content/uploads/2023/05/346801351_774690074387532_1406252471118999595_n-150x150.jpg" text:style-name="Internet_20_link" text:visited-style-name="Visited_20_Internet_20_Link">
346801351_774690074387532_1406252471118999595_n-150x150.jpg</text:a>
', '<text:a xlink:type="simple" xlink:href="https://armyinform.com.ua/wp-content/uploads/2023/05/346877847_770452557823789_572401814347663956_n-150x150.jpg" text:style-name="Internet_20_link" text:visited-style-name="Visited_20_Internet_20_Link">
346877847_770452557823789_572401814347663956_n-150x150.jpg</text:a>
', '<text:a xlink:type="simple" xlink:href="https://armyinform.com.ua/wp-content/uploads/2023/05/346954341_141548288835559_5009227785856186331_n-150x150.jpg" text:style-name="Internet_20_link" text:visited-style-name="Visited_20_Internet_20_Link">
346954341_141548288835559_5009227785856186331_n-150x150.jpg</text:a>
', '<text:a xlink:type="simple" xlink:href="https://armyinform.com.ua/wp-content/uploads/2023/05/347085301_954886288882298_8949765720072829104_n-150x150.jpg" text:style-name="Internet_20_link" text:visited-style-name="Visited_20_Internet_20_Link">
347085301_954886288882298_8949765720072829104_n-150x150.jpg</text:a>
', '<text:a xlink:type="simple" xlink:href="https://armyinform.com.ua/wp-content/uploads/2023/05/347086631_1179873699317089_7012592769135578871_n-150x150.jpg" text:style-name="Internet_20_link" text:visited-style-name="Visited_20_Internet_20_Link">
347086631_1179873699317089_7012592769135578871_n-150x150.jpg</text:a>
', '<text:a xlink:type="simple" xlink:href="https://armyinform.com.ua/wp-content/uploads/2023/05/347094881_204053092478983_2395107209925872522_n-150x150.jpg" text:style-name="Internet_20_link" text:visited-style-name="Visited_20_Internet_20_Link">
347094881_204053092478983_2395107209925872522_n-150x150.jpg</text:a>
', '<text:a xlink:type="simple" xlink:href="https://armyinform.com.ua/wp-content/uploads/2023/05/347124687_1884595318575490_3352259977420495187_n-150x150.jpg" text:style-name="Internet_20_link" text:visited-style-name="Visited_20_Internet_20_Link">
347124687_1884595318575490_3352259977420495187_n-150x150.jpg</text:a>
', '<text:a xlink:type="simple" xlink:href="https://armyinform.com.ua/wp-content/uploads/2023/05/347242269_949662433017773_4320960063110617159_n-150x150.jpg" text:style-name="Internet_20_link" text:visited-style-name="Visited_20_Internet_20_Link">
347242269_949662433017773_4320960063110617159_n-150x150.jpg</text:a>
']</text:p>
      <text:p text:style-name="P4">
标签: ['STOPRUSSIA', 'ВТОРГНЕННЯ РФ', 'ДСНС', 'РОБОТ', 'ТЕРНОПІЛЬ']</text:p>
      <text:p text:style-name="P4">
类别: News</text:p>
      <!--METADATA-->
      <text:p text:style-name="P4">
<draw:frame draw:style-name="fr1" draw:name="Image9" text:anchor-type="as-char" svg:width="6.9236in" svg:height="4.615733in" draw:z-index="0">
<draw:image xlink:href="../Images/AРМІЯINFORM/2023-05-15T38-00-00-04-00/347245508_6034979446615035_8160551397983583381_n.jpg" xlink:type="simple" xlink:show="embed" xlink:actuate="onLoad" draw:mime-type="image/jpeg"/>
</draw:frame>
在Ternopil，消防员使用工作灭火系统在城市炮击后出现的两个400 m广场的两个仓库中消除了大火。</text:p>
      <text:p text:style-name="P4">
关于它<text:a xlink:type="simple" xlink:href="https://www.facebook.com/MNS.GOV.UA/posts/pfbid02MTpvoG5syBZCKCcQZSWfwVMwhg3XGrceMPezTsCLLmQkQ1hQQL1ahBMitgCvSqyil" text:style-name="Internet_20_link" text:visited-style-name="Visited_20_Internet_20_Link">
报告</text:a>
乌克兰的SES。</text:p>
      <text:p text:style-name="P4">
“ 5月14日，在特尔诺维利，SES消防员在400 m广场的总面积上消除了两个仓库中的大火，这是在城市炮击之后出现的，”这将是信息。”</text:p>
      <text:p text:style-name="P4">
<text:a xlink:type="simple" xlink:href="https://armyinform.com.ua/wp-content/uploads/2023/05/346801351_774690074387532_1406252471118999595_n.jpg" text:style-name="Internet_20_link" text:visited-style-name="Visited_20_Internet_20_Link">
!(Images/AРМІЯINFORM/2023-05-15T38-00-00-04-00/346801351_774690074387532_1406252471118999595_n-150x150.jpg)</text:a>
</text:p>
      <text:p text:style-name="P4">
<text:a xlink:type="simple" xlink:href="https://armyinform.com.ua/wp-content/uploads/2023/05/346877847_770452557823789_572401814347663956_n.jpg" text:style-name="Internet_20_link" text:visited-style-name="Visited_20_Internet_20_Link">
<draw:frame draw:style-name="fr1" draw:name="Image10" text:anchor-type="as-char" svg:width="6.9236in" svg:height="6.9236in" draw:z-index="0">
<draw:image xlink:href="../Images/AРМІЯINFORM/2023-05-15T38-00-00-04-00/346877847_770452557823789_572401814347663956_n-150x150.jpg" xlink:type="simple" xlink:show="embed" xlink:actuate="onLoad" draw:mime-type="image/jpeg"/>
</draw:frame>
</text:a>
</text:p>
      <text:p text:style-name="P4">
<text:a xlink:type="simple" xlink:href="https://armyinform.com.ua/wp-content/uploads/2023/05/346954341_141548288835559_5009227785856186331_n.jpg" text:style-name="Internet_20_link" text:visited-style-name="Visited_20_Internet_20_Link">
<draw:frame draw:style-name="fr1" draw:name="Image11" text:anchor-type="as-char" svg:width="6.9236in" svg:height="6.9236in" draw:z-index="0">
<draw:image xlink:href="../Images/AРМІЯINFORM/2023-05-15T38-00-00-04-00/346954341_141548288835559_5009227785856186331_n-150x150.jpg" xlink:type="simple" xlink:show="embed" xlink:actuate="onLoad" draw:mime-type="image/jpeg"/>
</draw:frame>
</text:a>
</text:p>
      <text:p text:style-name="P4">
<text:a xlink:type="simple" xlink:href="https://armyinform.com.ua/wp-content/uploads/2023/05/347085301_954886288882298_8949765720072829104_n.jpg" text:style-name="Internet_20_link" text:visited-style-name="Visited_20_Internet_20_Link">
<draw:frame draw:style-name="fr1" draw:name="Image12" text:anchor-type="as-char" svg:width="6.9236in" svg:height="6.9236in" draw:z-index="0">
<draw:image xlink:href="../Images/AРМІЯINFORM/2023-05-15T38-00-00-04-00/347085301_954886288882298_8949765720072829104_n-150x150.jpg" xlink:type="simple" xlink:show="embed" xlink:actuate="onLoad" draw:mime-type="image/jpeg"/>
</draw:frame>
</text:a>
</text:p>
      <text:p text:style-name="P4">
<text:a xlink:type="simple" xlink:href="https://armyinform.com.ua/wp-content/uploads/2023/05/347086631_1179873699317089_7012592769135578871_n.jpg" text:style-name="Internet_20_link" text:visited-style-name="Visited_20_Internet_20_Link">
<draw:frame draw:style-name="fr1" draw:name="Image13" text:anchor-type="as-char" svg:width="6.9236in" svg:height="6.9236in" draw:z-index="0">
<draw:image xlink:href="../Images/AРМІЯINFORM/2023-05-15T38-00-00-04-00/347086631_1179873699317089_7012592769135578871_n-150x150.jpg" xlink:type="simple" xlink:show="embed" xlink:actuate="onLoad" draw:mime-type="image/jpeg"/>
</draw:frame>
</text:a>
</text:p>
      <text:p text:style-name="P4">
<text:a xlink:type="simple" xlink:href="https://armyinform.com.ua/wp-content/uploads/2023/05/347094881_204053092478983_2395107209925872522_n.jpg" text:style-name="Internet_20_link" text:visited-style-name="Visited_20_Internet_20_Link">
<draw:frame draw:style-name="fr1" draw:name="Image14" text:anchor-type="as-char" svg:width="6.9236in" svg:height="6.9236in" draw:z-index="0">
<draw:image xlink:href="../Images/AРМІЯINFORM/2023-05-15T38-00-00-04-00/347094881_204053092478983_2395107209925872522_n-150x150.jpg" xlink:type="simple" xlink:show="embed" xlink:actuate="onLoad" draw:mime-type="image/jpeg"/>
</draw:frame>
</text:a>
</text:p>
      <text:p text:style-name="P4">
<text:a xlink:type="simple" xlink:href="https://armyinform.com.ua/wp-content/uploads/2023/05/347124687_1884595318575490_3352259977420495187_n.jpg" text:style-name="Internet_20_link" text:visited-style-name="Visited_20_Internet_20_Link">
<draw:frame draw:style-name="fr1" draw:name="Image15" text:anchor-type="as-char" svg:width="6.9236in" svg:height="6.9236in" draw:z-index="0">
<draw:image xlink:href="../Images/AРМІЯINFORM/2023-05-15T38-00-00-04-00/347124687_1884595318575490_3352259977420495187_n-150x150.jpg" xlink:type="simple" xlink:show="embed" xlink:actuate="onLoad" draw:mime-type="image/jpeg"/>
</draw:frame>
</text:a>
</text:p>
      <text:p text:style-name="P4">
<text:a xlink:type="simple" xlink:href="https://armyinform.com.ua/wp-content/uploads/2023/05/347242269_949662433017773_4320960063110617159_n.jpg" text:style-name="Internet_20_link" text:visited-style-name="Visited_20_Internet_20_Link">
<draw:frame draw:style-name="fr1" draw:name="Image16" text:anchor-type="as-char" svg:width="6.9236in" svg:height="6.9236in" draw:z-index="0">
<draw:image xlink:href="../Images/AРМІЯINFORM/2023-05-15T38-00-00-04-00/347242269_949662433017773_4320960063110617159_n-150x150.jpg" xlink:type="simple" xlink:show="embed" xlink:actuate="onLoad" draw:mime-type="image/jpeg"/>
</draw:frame>
</text:a>
如前所述，有33人参与扑灭。 SES的人员和6d。 技术，包括Magirus Wolf R1战术机器人。</text:p>
      <text:p text:style-name="P4">
News Source: <text:a xlink:type="simple" xlink:href="https://armyinform.com.ua/2023/05/15/u-ternopoli-ryatuvalnyky-zastosuvaly-robota-dlya-likvidacziyi-naslidkiv-nichnogo-obstrilu-mista/" text:style-name="Internet_20_link" text:visited-style-name="Visited_20_Internet_20_Link">
https://armyinform.com.ua/2023/05/15/u-ternopoli-ryatuvalnyky-zastosuvaly-robota-dlya-likvidacziyi-naslidkiv-nichnogo-obstrilu-mista/</text:a>
</text:p>
      <!--NEWS-->
      <text:h text:style-name="P10" text:outline-level="1">
<text:span text:style-name="T4">
和平与军事援助的公式：乌克兰和法兰西共和国的联合宣言</text:span>
</text:h>
      <text:p text:style-name="P4">
作者: ['АРМІЯINFORM']</text:p>
      <text:p text:style-name="P4">
时间: 2023-05-15T39:00:00-04:00</text:p>
      <text:p text:style-name="P4">
描述: 弗朗西亚（Franziya）要去纳达瓦蒂（Nadavati）一半 - 第一，菲纳索夫（Fisnansov），人道主义领带vissyskov piditrimka ...与乌克兰2022年的战争，与乌克兰的最新新闻，今天与乌克兰的新闻，与乌克兰2022年的新闻战争，今天与乌克兰的新闻战争，乌克兰和俄罗斯与俄罗斯和俄罗斯之间的战争将会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92d13d278c383c15e697b86decff8777_1684104149_extra_large.jpeg" text:style-name="Internet_20_link" text:visited-style-name="Visited_20_Internet_20_Link">
92d13d278c383c15e697b86decff8777_1684104149_extra_large.jpeg</text:a>
']</text:p>
      <text:p text:style-name="P4">
标签: ['STOPRUSSIA', 'ВОЛОДИМИР ЗЕЛЕНСЬКИЙ', 'ВТОРГНЕННЯ РФ', 'ЕММАНУЕЛЬ МАКРОН', 'ФРАНЦІЯ']</text:p>
      <text:p text:style-name="P4">
类别: News</text:p>
      <!--METADATA-->
      <text:p text:style-name="P4">
<draw:frame draw:style-name="fr1" draw:name="Image17" text:anchor-type="as-char" svg:width="6.9236in" svg:height="4.617948in" draw:z-index="0">
<draw:image xlink:href="../Images/AРМІЯINFORM/2023-05-15T39-00-00-04-00/92d13d278c383c15e697b86decff8777_1684104149_extra_large.jpeg" xlink:type="simple" xlink:show="embed" xlink:actuate="onLoad" draw:mime-type="image/jpeg"/>
</draw:frame>
法国将继续为乌克兰提供政治，金融，人道主义和军事支持，尽可能多地通过欧盟，北约，联合国和其他格式的国际合作来为乌克兰提供。</text:p>
      <text:p text:style-name="P4">
这是在《联合宣言》中指出的，乌克兰和法国总统于5月14日在巴黎举行的一次会议上开始。 我们提供文档的全文，<text:a xlink:type="simple" xlink:href="https://www.president.gov.ua/news/spilna-deklaraciya-ukrayini-ta-francuzkoyi-respubliki-82897" text:style-name="Internet_20_link" text:visited-style-name="Visited_20_Internet_20_Link">
已发布</text:a>
在国家元首网站上：</text:p>
      <text:p text:style-name="P4">
“在2023年5月14日在巴黎举行的会议期间，塔尔茨共和国的乌克兰总统发表了这样的声明。</text:p>
      <text:p text:style-name="P4">
乌克兰总统和法国总统再次宣布对俄罗斯持续侵略俄罗斯对乌克兰的持续谴责。 乌克兰在行使其不可剥夺的自卫权的不可剥夺和不合理的攻击权方面表现出了非凡的决心。 俄罗斯应立即在国际公认边界的范围内立即，完全和无条件地从乌克兰领土上撤离其所有部队。 法国和乌克兰分别呼吁Zaporozhye核电站Rivne(兔子)，俄罗斯武装部队不负责任和军事化创造了严肃的代理商。</text:p>
      <text:p text:style-name="P4">
法国对独立的奉献，乌克兰在国际公认的边界内的领土完整的主权仍然坚定不移。弗兰基亚受到乌克兰人民的决心和勇气的高度评价它的财产。 法国将继续为乌克兰提供政治，财务，人道主义的塔维人的支持 - 单独并在欧盟，北约，联合国和其他格式内进行国际合作的继承。 保护欧洲大陆，法国，乌克兰和其他合作伙伴的安全也可以根据规则保护国际秩序。除军事援助外，法兰西共和国还向乌克兰提供了平民援助，包括金融，人道主义和紧急支持。 特别是，法国已将两个移动DNA实验室转移到乌克兰，以加强乌克兰调查军事犯罪。 这种帮助将增长。</text:p>
      <text:p text:style-name="P4">
法兰西共和国基于乌克兰的主权和领土完整性，支持乌克兰关于公正的和平的倡议。 乌克兰和平公式包含许多重要的规定，法国已经在努力。 法国表示对乌克兰公式的支持，并准备与乌克兰合作，以确保尽可能多的国际参与全球和平峰会，该峰会将根据乌克兰和平和其他其他公式的规定，在接下来的几个月中称为可能的良性建议。</text:p>
      <text:p text:style-name="P4">
乌克兰和法国将与有罪不罚，并强调他们的监禁，以使对与军事侵略乌克兰有关的军事和其他残酷犯罪负责。 法国参与了目前与乌克兰的国际努力，以通过创建调查侵略罪的相应机制来确保责任。 在这方面，广泛的国际支持是至关重要的，因为它提供了最大的国际合法性，同时提供了对政治领导的司法迫害。 因此，法国通过参与对乌克兰侵略的主要责任的主要责任，鼓励其他国家加入并增加国际对创建Ad Hoctbuon的支持。 法兰西共和国欢迎关于新国际针对乌克兰的侵略犯罪调查中心的协议(ICPA)海牙并希望尽快发现最高的发现。</text:p>
      <text:p text:style-name="P4">
乌克兰和法国再次宣布国际刑事法院对调查的支持，这是提起参考的一步，并记录了法院逮捕。 法国是国际刑事法院在俄罗斯针对乌克兰战争框架内加强其可能性的临时支持。乌克兰和法国将继续开发机制，以使损失，破坏和由俄罗斯侵略造成的损失的复杂化机制。 这个重要的里程碑是国际损害登记册，该损害登记册将于2023年5月16日至17日在雷克雅未克举行。 我们和我们将努力研究机制补偿的相关融资选择，包括使用冷冻固定的俄罗斯资产的可靠法律依据，以支持乌克兰的恢复和报销。</text:p>
      <text:p text:style-name="P4">
乌克兰和法国也被调整为支持遭受俄罗斯战争后果的国家，尤其是减少粮食危机的影响。 在这方面，法国强调了乌克兰继续进行黑海谷物倡议的持续努力的重要性，以启动旨在坚持全球粮食安全的人道主义计划“来自乌克兰的谷物”。 乌克兰高度赞赏乌克兰人道主义计划的谷物支持，并鼓励加强适当的支持。</text:p>
      <text:p text:style-name="P4">
乌克兰欢迎这样一个事实，即12月13日，法国举办了一次国际会议，该会议导致了制定巴黎机制，以更好地协调挤压援助。 战后，法国与国际组织和合作伙伴一起必须参与乌克兰的恢复和重建。现在，为雄心勃勃且长期的合作奠定基础，这将创造机会并使乌克兰人民恢复机会他们的国家。 为了提供财务支持，投资和必要的知识，包括私人Tamyzhi公司在内的所有相关合作伙伴的参与对于为乌克兰提供繁荣的未来很重要。在北约，法国继续专注于乌克兰的直接支持。 法国继续支持乌克兰加强乌克兰以捍卫自己，并提醒乌克兰有权选择自己的安全。 法国充分支持乌克兰 - 北约作为一个平台，以更加加强和扩大当前合作，以帮助乌克兰根据布加勒斯特宣言，帮助欧洲 - 大西洋家族的道路。乌克兰和法国渴望”。</text:p>
      <text:p text:style-name="P4">
News Source: <text:a xlink:type="simple" xlink:href="https://armyinform.com.ua/2023/05/15/formula-myru-ta-vijskova-dopomoga-spilna-deklaracziya-ukrayiny-ta-franczuzkoyi-respubliky/" text:style-name="Internet_20_link" text:visited-style-name="Visited_20_Internet_20_Link">
https://armyinform.com.ua/2023/05/15/formula-myru-ta-vijskova-dopomoga-spilna-deklaracziya-ukrayiny-ta-franczuzkoyi-respubliky/</text:a>
</text:p>
      <!--NEWS-->
      <text:h text:style-name="P10" text:outline-level="1">
<text:span text:style-name="T4">
这些既罢工又罢工 - 拦截动员的俄罗斯人</text:span>
</text:h>
      <text:p text:style-name="P4">
作者: ['АРМІЯINFORM']</text:p>
      <text:p text:style-name="P4">
时间: 2023-05-15T40:00:00-04:00</text:p>
      <text:p text:style-name="P4">
描述: Viiskovovovovovovovovovovovovovovovovovovovovovovovovovevovidak关于道德和心理营地的非平衡……与乌克兰2022年的战争，与乌克兰的最新新闻，今天与乌克兰的新闻，乌克兰2022年上次与乌克兰的新闻战争，乌克兰和俄罗斯之间以及俄罗斯和俄罗斯之间的战争将发生，当时，当俄罗斯和俄罗斯之间的战争时他们说，乌克兰在2022年是否会有一年的时间，在不久的将来是否会与乌克兰进行战争</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ТОРГНЕННЯ РФ', 'ГУР МО УКРАЇНИ']</text:p>
      <text:p text:style-name="P4">
类别: News</text:p>
      <!--METADATA-->
      <text:p text:style-name="P4">
<draw:frame draw:style-name="fr1" draw:name="Image18" text:anchor-type="as-char" svg:width="6.9236in" svg:height="3.894525in" draw:z-index="0">
<draw:image xlink:href="../Images/AРМІЯINFORM/2023-05-15T40-00-00-04-00/337531944_232614265847457_8544501692430122370_n.jpg" xlink:type="simple" xlink:show="embed" xlink:actuate="onLoad" draw:mime-type="image/jpeg"/>
</draw:frame>
这位俄罗斯军人讲述了在俄罗斯联邦的单位和公民中动员的不情愿，道德和心理状态，他们阻止了监禁中的惩罚。</text:p>
      <text:p text:style-name="P4">
<text:span text:style-name="T4">
来源：</text:span>
 _ <text:a xlink:type="simple" xlink:href="https://gur.gov.ua/content/ety-kak-bastovaly-tak-y-bastuiut-bl-d-p-darasy-bl-d-vot-ety-bl-d-shturmovyky-razvedosy-kh-edosy-mobyky-ety-khu-byky.html" text:style-name="Internet_20_link" text:visited-style-name="Visited_20_Internet_20_Link">
GUR MOU</text:a>
_</text:p>
      <text:p text:style-name="P4">
News Source: <text:a xlink:type="simple" xlink:href="https://armyinform.com.ua/2023/05/15/czi-yak-bastuvaly-tak-i-bastuyut-gurperehoplennya-pro-mobilizovanyh-rosiyan/" text:style-name="Internet_20_link" text:visited-style-name="Visited_20_Internet_20_Link">
https://armyinform.com.ua/2023/05/15/czi-yak-bastuvaly-tak-i-bastuyut-gurperehoplennya-pro-mobilizovanyh-rosiyan/</text:a>
</text:p>
      <!--NEWS-->
      <text:h text:style-name="P10" text:outline-level="1">
<text:span text:style-name="T4">
入侵者开除了Chuguev地区的村庄 - 死了</text:span>
</text:h>
      <text:p text:style-name="P4">
作者: ['АРМІЯINFORM']</text:p>
      <text:p text:style-name="P4">
时间: 2023-05-15T41:00:00-04:00</text:p>
      <text:p text:style-name="P4">
描述: Viiskovi derzhavi-agresori向Chuguvshchin开了村庄。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5/347132948_553888603577181_7011348675291570391_n.jpg" text:style-name="Internet_20_link" text:visited-style-name="Visited_20_Internet_20_Link">
347132948_553888603577181_7011348675291570391_n.jpg</text:a>
']</text:p>
      <text:p text:style-name="P4">
标签: ['STOPRUSSIA', 'ВОЄННІ ЗЛОЧИНИ ЗС РФ', 'ВТОРГНЕННЯ РФ', 'ПРОКУРАТУРА', 'ХАРКІВ']</text:p>
      <text:p text:style-name="P4">
类别: News</text:p>
      <!--METADATA-->
      <text:p text:style-name="P4">
<draw:frame draw:style-name="fr1" draw:name="Image19" text:anchor-type="as-char" svg:width="6.9236in" svg:height="4.61393in" draw:z-index="0">
<draw:image xlink:href="../Images/AРМІЯINFORM/2023-05-15T41-00-00-04-00/347132948_553888603577181_7011348675291570391_n.jpg" xlink:type="simple" xlink:show="embed" xlink:actuate="onLoad" draw:mime-type="image/jpeg"/>
</draw:frame>
军事侵略者说，在Chuguev地区开了一个村庄，死了。</text:p>
      <text:p text:style-name="P4">
关于它<text:a xlink:type="simple" xlink:href="https://www.facebook.com/prokuraturakharkiv/posts/pfbid0KbpUg3YwF3JMqeBoYhrEbS46TT6BzY7iTEdBQuXVAvyPGyg7D4WDfNd31hP8Sj84l" text:style-name="Internet_20_link" text:visited-style-name="Visited_20_Internet_20_Link">
报告</text:a>
哈尔基夫地区检察官办公室的新闻服务。</text:p>
      <text:p text:style-name="P4">
“在哈尔基夫地区Chuguev区检察官办公室的Vovchansky部门的程序领导下，进行了一次预审事实，以进行这一事实(《乌克兰刑法》第438条的第2部分). За даними слідства, 14 травня близько 12:30 російськівійськовослужбовці обстріляли село Стариця Чугуївського району. Внаслідокобстрілу загинуло двоє мирних мешканців: чоловік та жінка. Пошкоджено житловібудинки», — йдеться у повідомленні.</text:p>
      <text:p text:style-name="P4">
Також повідомляється, що досудове розслідування проводить СВ ВП № 1Чугуївського РУП ГУНП в Харківській області.</text:p>
      <text:p text:style-name="P4">
News Source: <text:a xlink:type="simple" xlink:href="https://armyinform.com.ua/2023/05/15/rashysty-obstrilyaly-selo-na-chuguyivshhyni-ye-zagybli/" text:style-name="Internet_20_link" text:visited-style-name="Visited_20_Internet_20_Link">
https://armyinform.com.ua/2023/05/15/rashysty-obstrilyaly-selo-na-chuguyivshhyni-ye-zagybli/</text:a>
</text:p>
      <!--NEWS-->
      <text:h text:style-name="P10" text:outline-level="1">
<text:span text:style-name="T4">
晚上，俄罗斯恐怖分子再次用冲击无人机卡米卡兹袭击了乌克兰</text:span>
</text:h>
      <text:p text:style-name="P4">
作者: ['АРМІЯINFORM']</text:p>
      <text:p text:style-name="P4">
时间: 2023-05-15T42:00:00-04:00</text:p>
      <text:p text:style-name="P4">
描述: 关于CED Doimlay，ZS乌克兰人，位于Rankova Zvedenni。 “ Syogodni vnochi，Veskhov，...与乌克兰2022年的战争，与乌克兰的最新新闻，今天与乌克兰的新闻战争，今天与乌克兰的新闻战争，今天与乌克兰2022年最后一次，乌克兰和俄罗斯之间的战争将在2022年与乌克兰战争之间发生战争他们说，是否在不久的将来与乌克兰进行战争</text:p>
      <text:p text:style-name="P4">
图片: ['<text:a xlink:type="simple" xlink:href="https://armyinform.com.ua/wp-content/uploads/2023/03/shahed-5447.jpg" text:style-name="Internet_20_link" text:visited-style-name="Visited_20_Internet_20_Link">
shahed-5447.jpg</text:a>
']</text:p>
      <text:p text:style-name="P4">
标签: ['SHAHED', 'STOPRUSSIA', 'ВТОРГНЕННЯ РФ', 'ГШ ЗС УКРАЇНИ']</text:p>
      <text:p text:style-name="P4">
类别: News</text:p>
      <!--METADATA-->
      <text:p text:style-name="P4">
<draw:frame draw:style-name="fr1" draw:name="Image20" text:anchor-type="as-char" svg:width="6.9236in" svg:height="3.4618in" draw:z-index="0">
<draw:image xlink:href="../Images/AРМІЯINFORM/2023-05-15T42-00-00-04-00/shahed-5447.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今晚，俄罗斯恐怖分子再次以Shot-Kamikadze的“ Shahd”袭击了乌克兰。 目前，有关此攻击后果的信息。”消息写道。</text:p>
      <text:p text:style-name="P4">
News Source: <text:a xlink:type="simple" xlink:href="https://armyinform.com.ua/2023/05/15/vnochi-rosijski-terorysty-znovu-atakuvaly-ukrayinu-udarnymy-dronamy-kamikadze/" text:style-name="Internet_20_link" text:visited-style-name="Visited_20_Internet_20_Link">
https://armyinform.com.ua/2023/05/15/vnochi-rosijski-terorysty-znovu-atakuvaly-ukrayinu-udarnymy-dronamy-kamikadze/</text:a>
</text:p>
      <!--NEWS-->
      <text:h text:style-name="P10" text:outline-level="1">
<text:span text:style-name="T4">
在Donbass中 -  46次战斗冲突，Bakhmut的激烈战斗继续</text:span>
</text:h>
      <text:p text:style-name="P4">
作者: ['АРМІЯINFORM']</text:p>
      <text:p text:style-name="P4">
时间: 2023-05-15T43:00:00-04:00</text:p>
      <text:p text:style-name="P4">
描述: 关于CED Doimlay，ZS乌克兰人，位于Rankova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345932785_472352935069313_7735893693450801731_n.jpg" text:style-name="Internet_20_link" text:visited-style-name="Visited_20_Internet_20_Link">
345932785_472352935069313_7735893693450801731_n.jpg</text:a>
']</text:p>
      <text:p text:style-name="P4">
标签: ['STOPRUSSIA', 'БАХМУТ', 'ВТОРГНЕННЯ РФ', 'ГШ ЗС УКРАЇНИ']</text:p>
      <text:p text:style-name="P4">
类别: News</text:p>
      <!--METADATA-->
      <text:p text:style-name="P4">
<draw:frame draw:style-name="fr1" draw:name="Image21" text:anchor-type="as-char" svg:width="6.9236in" svg:height="4.615733in" draw:z-index="0">
<draw:image xlink:href="../Images/AРМІЯINFORM/2023-05-15T43-00-00-04-00/345932785_472352935069313_7735893693450801731_n.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敌人继续专注于对莱曼，巴赫穆特，阿维迪夫和马林斯克的指示的主要努力-46个战斗交界处发生。 巴赫穆特(Bakhmut)和马林卡(Marinka)仍然留在战斗的中心。”证词写道。</text:p>
      <text:p text:style-name="P4">
还指出，敌人继续发生在巴赫穆特方向。 巴赫穆特(Bakhmut)正在进行激烈的战斗。 此外，白天，敌人朝着Hryhorigorigorovka，Bogdanivka和Predentice的定居点方向进行了不成功的进攻行动。 他击中了Blivanovsky航空中风。 Grigorivka，Bogdanivka，Bakhmut，Ivanivske，Yar，Red，Konstantinovka，Konstantinovka，友谊，North，Toretsk，Donetsk地区的Shuma遭到敌人的炮击受伤。</text:p>
      <text:p text:style-name="P4">
News Source: <text:a xlink:type="simple" xlink:href="https://armyinform.com.ua/2023/05/15/na-donbasi-46-bojovyh-zitknen-tryvayut-vazhki-boyi-za-bahmut/" text:style-name="Internet_20_link" text:visited-style-name="Visited_20_Internet_20_Link">
https://armyinform.com.ua/2023/05/15/na-donbasi-46-bojovyh-zitknen-tryvayut-vazhki-boyi-za-bahmut/</text:a>
</text:p>
      <!--NEWS-->
      <text:h text:style-name="P10" text:outline-level="1">
<text:span text:style-name="T4">
敌人造成了41个航空和11次火箭中风</text:span>
</text:h>
      <text:p text:style-name="P4">
作者: ['АРМІЯINFORM']</text:p>
      <text:p text:style-name="P4">
时间: 2023-05-15T44:00:00-04:00</text:p>
      <text:p text:style-name="P4">
描述: 关于CED Doimlay，ZS乌克兰人，位于Rankova Zvedenni。 “敌人已经过去了……与乌克兰2022年的战争，与乌克兰的战争是今天的最新消息，今天与乌克兰2022年的战争是今天的最后一场，乌克兰和俄罗斯之间的战争将发生战争，当乌克兰会有，是否会有吗</text:p>
      <text:p text:style-name="P4">
图片: ['<text:a xlink:type="simple" xlink:href="https://armyinform.com.ua/wp-content/uploads/2023/03/original-1.jpg" text:style-name="Internet_20_link" text:visited-style-name="Visited_20_Internet_20_Link">
original-1.jpg</text:a>
']</text:p>
      <text:p text:style-name="P4">
标签: ['STOPRUSSIA', 'ВОЄННІ ЗЛОЧИНИ ЗС РФ', 'ВТОРГНЕННЯ РФ', 'ГШ ЗС УКРАЇНИ']</text:p>
      <text:p text:style-name="P4">
类别: News</text:p>
      <!--METADATA-->
      <text:p text:style-name="P4">
<draw:frame draw:style-name="fr1" draw:name="Image22" text:anchor-type="as-char" svg:width="6.9236in" svg:height="4.454183in" draw:z-index="0">
<draw:image xlink:href="../Images/AРМІЯINFORM/2023-05-15T44-00-00-04-00/original-1.jpg" xlink:type="simple" xlink:show="embed" xlink:actuate="onLoad" draw:mime-type="image/jpeg"/>
</draw:frame>
说明性照片</text:p>
      <text:p text:style-name="P4">
关于它<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在过去的一天中，敌人尤其是在哈尔基夫(Kharkiv)，康斯坦蒂尼诺夫卡(Konstantinovka)和佐洛奇夫(Zolochiv)村庄的城市袭击了11个火箭中风。 此外，他施加了41架飞机秤，并在部队和定居点的位置上炮击了74架火箭发射器。 和平的人受伤，私人住宅和其他平民基础设施被摧毁。</text:p>
      <text:p text:style-name="P4">
武装部队的武装部队警告说，整个乌克兰的火箭和航空罢工的可能性仍然很高。</text:p>
      <text:p text:style-name="P4">
News Source: <text:a xlink:type="simple" xlink:href="https://armyinform.com.ua/2023/05/15/protyvnyk-zavdav-41-aviaczijnyj-ta-11-raketnyh-udariv/" text:style-name="Internet_20_link" text:visited-style-name="Visited_20_Internet_20_Link">
https://armyinform.com.ua/2023/05/15/protyvnyk-zavdav-41-aviaczijnyj-ta-11-raketnyh-udariv/</text:a>
</text:p>
      <!--NEWS-->
      <text:h text:style-name="P10" text:outline-level="1">
<text:span text:style-name="T4">
敌人10和超级摄像机的三个无人机被摧毁</text:span>
</text:h>
      <text:p text:style-name="P4">
作者: ['АРМІЯINFORM']</text:p>
      <text:p text:style-name="P4">
时间: 2023-05-15T45:00:00-04:00</text:p>
      <text:p text:style-name="P4">
描述: 关于CED Doimlay，ZS乌克兰人，位于Rankova Zvedenni。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标签: ['STOPRUSSIA', 'SUPERCAM', 'ВТОРГНЕННЯ РФ', 'ГШ ЗС УКРАЇНИ', 'ОРЛАН-10']</text:p>
      <text:p text:style-name="P4">
类别: News</text:p>
      <!--METADATA-->
      <text:p text:style-name="P4">
<draw:frame draw:style-name="fr1" draw:name="Image23" text:anchor-type="as-char" svg:width="6.9236in" svg:height="4.615733in" draw:z-index="0">
<draw:image xlink:href="../Images/AРМІЯINFORM/2023-05-15T45-00-00-04-00/340836873_228535893058660_7842946212120837350_n.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国防军航空在敌人的个人员工和军事装备的集中领域中进行了17次搏动。 信息还杀死了“ Orlan-10”类型的2种敌人侦察无人机，并摧毁了无人机“ Supercam”。</text:p>
      <text:p text:style-name="P4">
还指出，导弹部队和炮兵的单位被1个标点符号，6个活力集中的区域，4个相关位置的炮兵部队，1种防空手段和7个重要目标击中。</text:p>
      <text:p text:style-name="P4">
News Source: <text:a xlink:type="simple" xlink:href="https://armyinform.com.ua/2023/05/15/znyshheno-try-bpla-protyvnyka-typu-orlan-10-ta-supercam/" text:style-name="Internet_20_link" text:visited-style-name="Visited_20_Internet_20_Link">
https://armyinform.com.ua/2023/05/15/znyshheno-try-bpla-protyvnyka-typu-orlan-10-ta-supercam/</text:a>
</text:p>
      <!--NEWS-->
      <text:h text:style-name="P10" text:outline-level="1">
<text:span text:style-name="T4">
在南部，占领者以大约40个定居点开火</text:span>
</text:h>
      <text:p text:style-name="P4">
作者: ['АРМІЯINFORM']</text:p>
      <text:p text:style-name="P4">
时间: 2023-05-15T46:00:00-04:00</text:p>
      <text:p text:style-name="P4">
描述: 关于CED Doimlay，ZS乌克兰人，位于Rankova Zvedenni。 “在……与乌克兰2022年的战争的背面，与乌克兰的战争是今天的最新消息，与乌克兰2022的战争是今天的最后一场新闻，乌克兰和俄罗斯之间的战争是否会发生战争，当战争之间以及战争时，在2022年与乌克兰有关，是否会有，无论是否会有，是否会在不久的将来与乌克兰进行战争，这是与乌克兰的战争，今天的乌克兰新闻，乌克兰新闻，乌克兰媒体在俄罗斯的乌克兰新闻</text:p>
      <text:p text:style-name="P4">
图片: ['<text:a xlink:type="simple" xlink:href="https://armyinform.com.ua/wp-content/uploads/2022/06/630_360_1652906572-170.jpg" text:style-name="Internet_20_link" text:visited-style-name="Visited_20_Internet_20_Link">
630_360_1652906572-170.jpg</text:a>
']</text:p>
      <text:p text:style-name="P4">
标签: ['STOPRUSSIA', 'ВТОРГНЕННЯ РФ', 'ГШ ЗС УКРАЇНИ', 'ХЕРСОНЩИНА']</text:p>
      <text:p text:style-name="P4">
类别: News</text:p>
      <!--METADATA-->
      <text:p text:style-name="P4">
<draw:frame draw:style-name="fr1" draw:name="Image24" text:anchor-type="as-char" svg:width="6.9236in" svg:height="3.956343in" draw:z-index="0">
<draw:image xlink:href="../Images/AРМІЯINFORM/2023-05-15T46-00-00-04-00/630_360_1652906572-170.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在Zaporizhhya和Kherson的指示中，敌人继续进行防御。 他在Kizomis和Stanislavorson定居点的地区袭击了航空罢工。 反对这一点，他向大约40支居住的笔开了枪。 这些尤其是Donetsk地区Novopol的Uremivka； Gulyaypole，Railway，White，Mala Tokmachka和Kamianske Zaporizhhya地区； Dnipropetrovsk地区的Nikopol； 节目写道。</text:p>
      <text:p text:style-name="P4">
News Source: <text:a xlink:type="simple" xlink:href="https://armyinform.com.ua/2023/05/15/na-pivdni-okupanty-obstrilyaly-blyzko-40-naselenyh-punktiv/" text:style-name="Internet_20_link" text:visited-style-name="Visited_20_Internet_20_Link">
https://armyinform.com.ua/2023/05/15/na-pivdni-okupanty-obstrilyaly-blyzko-40-naselenyh-punktiv/</text:a>
</text:p>
      <!--NEWS-->
      <text:h text:style-name="P10" text:outline-level="1">
<text:span text:style-name="T4">
在赫尔森地区，种族主义者贿赂了“ rospasport”的所有者</text:span>
</text:h>
      <text:p text:style-name="P4">
作者: ['АРМІЯINFORM']</text:p>
      <text:p text:style-name="P4">
时间: 2023-05-15T47:00:00-04:00</text:p>
      <text:p text:style-name="P4">
描述: 关于CED Doimlay，ZS乌克兰人，位于Rankova Zvedenni。 “对手我是……与乌克兰2022年的战争，与乌克兰的最新新闻战争，与乌克兰2022年的新闻战争，今天的最后一次战争将在乌克兰和俄罗斯之间发生战争，当2022年与乌克兰的战争将是或不是，在不久的将来会与乌克兰发动战争，这是与乌克兰的战争，今天的乌克兰新闻，乌克兰新闻，乌克兰媒体在俄罗斯</text:p>
      <text:p text:style-name="P4">
图片: ['<text:a xlink:type="simple" xlink:href="https://armyinform.com.ua/wp-content/uploads/2023/05/11-17.jpg" text:style-name="Internet_20_link" text:visited-style-name="Visited_20_Internet_20_Link">
11-17.jpg</text:a>
']</text:p>
      <text:p text:style-name="P4">
标签: ['STOPRUSSIA', 'ВТОРГНЕННЯ РФ', 'ГШ ЗС УКРАЇНИ', 'ХЕРСОНЩИНА']</text:p>
      <text:p text:style-name="P4">
类别: News</text:p>
      <!--METADATA-->
      <text:p text:style-name="P4">
<draw:frame draw:style-name="fr1" draw:name="Image25" text:anchor-type="as-char" svg:width="6.9236in" svg:height="4.580376in" draw:z-index="0">
<draw:image xlink:href="../Images/AРМІЯINFORM/2023-05-15T47-00-00-04-00/11-17.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敌人继续补充损失，以牺牲乌克兰暂时捕获的领土的强迫动员为代价。 因此，赫尔森地区的倾盆大雨的特征是对以前放弃乌克兰公民身份的男人有利地拘留，而不是俄罗斯。 拘留后，在第一盘对话中，侵略者要求此类公民的非法资金以延迟动员。 拒绝付款或没有所需金额的人将所有军事培训的加速课程发送到现场。</text:p>
      <text:p text:style-name="P4">
News Source: <text:a xlink:type="simple" xlink:href="https://armyinform.com.ua/2023/05/15/na-hersonshhyni-rashysty-derut-habari-z-vlasnykiv-rospasportiv/" text:style-name="Internet_20_link" text:visited-style-name="Visited_20_Internet_20_Link">
https://armyinform.com.ua/2023/05/15/na-hersonshhyni-rashysty-derut-habari-z-vlasnykiv-rospasportiv/</text:a>
</text:p>
      <!--NEWS-->
      <text:h text:style-name="P10" text:outline-level="1">
<text:span text:style-name="T4">
国防军每天消除了近600名入侵者，摧毁了21个Artsystem和11 BBM</text:span>
</text:h>
      <text:p text:style-name="P4">
作者: ['АРМІЯINFORM']</text:p>
      <text:p text:style-name="P4">
时间: 2023-05-15T48:00:00-04:00</text:p>
      <text:p text:style-name="P4">
描述: Zagalni Boyov，将敌人于02/24/22到05/15/23 Orintovo成为：...与乌克兰2022的战争，与乌克兰与乌克兰的最新新闻，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92a3d31c-0096-4b6c-bd15-ec16d4dd1499-scaled.jpg" text:style-name="Internet_20_link" text:visited-style-name="Visited_20_Internet_20_Link">
92a3d31c-0096-4b6c-bd15-ec16d4dd1499-scaled.jpg</text:a>
']</text:p>
      <text:p text:style-name="P4">
标签: ['STOPRUSSIA', 'АГРЕСІЯ РФ', 'ВТОРГНЕННЯ РФ', 'ВТРАТИ ВОРОГА', 'ГШ ЗСУ']</text:p>
      <text:p text:style-name="P4">
类别: News</text:p>
      <!--METADATA-->
      <text:p text:style-name="P4">
<draw:frame draw:style-name="fr1" draw:name="Image26" text:anchor-type="as-char" svg:width="6.9236in" svg:height="6.975527in" draw:z-index="0">
<draw:image xlink:href="../Images/AРМІЯINFORM/2023-05-15T48-00-00-04-00/92a3d31c-0096-4b6c-bd15-ec16d4dd1499-scaled.jpg" xlink:type="simple" xlink:show="embed" xlink:actuate="onLoad" draw:mime-type="image/jpeg"/>
</draw:frame>
敌人从24.02.22到15.05.23的总损失将分配给：</text:p>
      <text:p text:style-name="P4">
<text:span text:style-name="T4">
<text:span text:style-name="T5">
人员 -  </text:span>
* 199460(+580)淘汰的人</text:span>
<text:span text:style-name="T5">
坦克 -  </text:span>
<text:span text:style-name="T5">
 3759(+3)</text:span>
<text:span text:style-name="T4">
战斗装甲车 -  </text:span>
 7336(+11)<text:span text:style-name="T4">
<text:span text:style-name="T5">
炮兵系统 -  </text:span>
<text:span text:style-name="T5">
 3137(+21)</text:span>
 </text:span>
 rszv- <text:span text:style-name="T4">
 562(0)</text:span>
<text:span text:style-name="T5">
防空 -  </text:span>
<text:span text:style-name="T5">
 316(+2)</text:span>
<text:span text:style-name="T4">
飞机 -  </text:span>
 308(0)<text:span text:style-name="T4">
<text:span text:style-name="T5">
直升机 -  </text:span>
* 294(0)</text:span>
<text:span text:style-name="T5">
无人机手术水平 -  </text:span>
<text:span text:style-name="T5">
 2720(+24)</text:span>
<text:span text:style-name="T4">
有翼导弹 -  </text:span>
 973(+3)<text:span text:style-name="T4">
<text:span text:style-name="T5">
船 /船 -  </text:span>
* 18(0)</text:span>
<text:span text:style-name="T5">
汽车设备和坦克 -  </text:span>
<text:span text:style-name="T5">
 6034(+16)</text:span>
<text:span text:style-name="T4">
特殊技术 -  </text:span>
 407(+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5月15日，23日。</text:p>
      <text:p text:style-name="P4">
News Source: <text:a xlink:type="simple" xlink:href="https://armyinform.com.ua/2023/05/15/syly-oborony-za-dobu-likviduvaly-majzhe-600-okupantiv-znyshhyly-21-artsystemu-ta-11-bbm/" text:style-name="Internet_20_link" text:visited-style-name="Visited_20_Internet_20_Link">
https://armyinform.com.ua/2023/05/15/syly-oborony-za-dobu-likviduvaly-majzhe-600-okupantiv-znyshhyly-21-artsystemu-ta-11-bbm/</text:a>
</text:p>
      <!--NEWS-->
      <text:h text:style-name="P10" text:outline-level="1">
<text:span text:style-name="T4">
挪威的武装部队将对3200名乌克兰军队进行培训</text:span>
</text:h>
      <text:p text:style-name="P4">
作者: ['АРМІЯINFORM']</text:p>
      <text:p text:style-name="P4">
时间: 2023-05-15T49:00:00-04:00</text:p>
      <text:p text:style-name="P4">
描述: 服务计划中心的Coroline Norwegia服务中心的Zbroini Silia在今天上次与乌克兰与乌克兰的最新新闻，与乌克兰的最新新闻，今天与乌克兰2022年的新闻战争，今天将在乌克兰与乌克兰的《新闻战》，乌克兰与乌克兰之间的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347100937_281108924270396_1731979915210376625_n-e1684128758559.jpg" text:style-name="Internet_20_link" text:visited-style-name="Visited_20_Internet_20_Link">
347100937_281108924270396_1731979915210376625_n-e1684128758559.jpg</text:a>
', '<text:a xlink:type="simple" xlink:href="https://armyinform.com.ua/wp-content/uploads/2023/05/346468596_198248813091396_5234527643515208218_n-1.jpg" text:style-name="Internet_20_link" text:visited-style-name="Visited_20_Internet_20_Link">
346468596_198248813091396_5234527643515208218_n-1.jpg</text:a>
', '<text:a xlink:type="simple" xlink:href="https://armyinform.com.ua/wp-content/uploads/2023/05/346483039_804326741317614_9004813816187819550_n-1-150x150.jpg" text:style-name="Internet_20_link" text:visited-style-name="Visited_20_Internet_20_Link">
346483039_804326741317614_9004813816187819550_n-1-150x150.jpg</text:a>
', '<text:a xlink:type="simple" xlink:href="https://armyinform.com.ua/wp-content/uploads/2023/05/347137652_951520769605561_8224673224865492612_n-1-150x150.jpg" text:style-name="Internet_20_link" text:visited-style-name="Visited_20_Internet_20_Link">
347137652_951520769605561_8224673224865492612_n-1-150x150.jpg</text:a>
']</text:p>
      <text:p text:style-name="P4">
标签: ['БЙОРН АРІЛЬД ГРАМ', 'ВІЙСЬКОВА ПІДГОТОВКА', 'КОРОЛІВСТВО НОРВЕГІЯ']</text:p>
      <text:p text:style-name="P4">
类别: News</text:p>
      <!--METADATA-->
      <text:p text:style-name="P4">
<draw:frame draw:style-name="fr1" draw:name="Image27" text:anchor-type="as-char" svg:width="6.9236in" svg:height="5.560437in" draw:z-index="0">
<draw:image xlink:href="../Images/AРМІЯINFORM/2023-05-15T49-00-00-04-00/347100937_281108924270396_1731979915210376625_n-e1684128758559.jpg" xlink:type="simple" xlink:show="embed" xlink:actuate="onLoad" draw:mime-type="image/jpeg"/>
</draw:frame>
挪威王国的武装部队计划在今年在3200名乌克兰军队中工作。</text:p>
      <text:p text:style-name="P4">
关于它<text:a xlink:type="simple" xlink:href="https://www.facebook.com/GeneralStaff.ua/posts/pfbid02v8QR8NsDAbEZfgdHX1JWUijjeaSagbCHyb3U1gmnn18umMcwGL5sapqz55VvB8nbl" text:style-name="Internet_20_link" text:visited-style-name="Visited_20_Internet_20_Link">
报告</text:a>
武装部队的总人员。</text:p>
      <text:p text:style-name="P4">
挪威国防部长比约恩·阿里达·克拉姆(Bjorn Arilda Gram)在内政部M. Moretene Egghen的责任下，在其中一个垃圾填埋场中访问了乌克兰士兵的培训。</text:p>
      <text:p text:style-name="P4">
“有些人很快能够捍卫自己的家园及其价值观的人给人留下深刻的印象。 当我们遇到来自敌对行动的战士并返回战争时，战争正在接近。 这是一个有力的提醒，它不是独自出现的。 我们将乌克兰在财务上支持，这是这样的培训，我们将维持需要多少钱。”该部说。</text:p>
      <text:p text:style-name="P4">
<draw:frame draw:style-name="fr1" draw:name="Image28" text:anchor-type="as-char" svg:width="6.9236in" svg:height="5.1927in" draw:z-index="0">
<draw:image xlink:href="../Images/AРМІЯINFORM/2023-05-15T49-00-00-04-00/346468596_198248813091396_5234527643515208218_n-1.jpg" xlink:type="simple" xlink:show="embed" xlink:actuate="onLoad" draw:mime-type="image/jpeg"/>
</draw:frame>
众所周知，自4月底以来，挪威国民警卫队的讲师已经开始对一百多名乌克兰军事医学，消防训练和团队领导力进行深入训练。</text:p>
      <text:p text:style-name="P4">
“我们将支持挪威和其他国家的乌克兰人员的培训。 这种支持变得越来越重要，因为乌克兰正在变得越来越多的西方材料。” Bjorn Arilda Gram说。</text:p>
      <text:p text:style-name="P4">
<text:a xlink:type="simple" xlink:href="https://armyinform.com.ua/wp-content/uploads/2023/05/346483039_804326741317614_9004813816187819550_n-1.jpg" text:style-name="Internet_20_link" text:visited-style-name="Visited_20_Internet_20_Link">
!(Images/AРМІЯINFORM/2023-05-15T49-00-00-04-00/346483039_804326741317614_9004813816187819550_n-1-150x150.jpg)</text:a>
</text:p>
      <text:p text:style-name="P4">
<text:a xlink:type="simple" xlink:href="https://armyinform.com.ua/wp-content/uploads/2023/05/347137652_951520769605561_8224673224865492612_n-1.jpg" text:style-name="Internet_20_link" text:visited-style-name="Visited_20_Internet_20_Link">
<draw:frame draw:style-name="fr1" draw:name="Image29" text:anchor-type="as-char" svg:width="6.9236in" svg:height="6.9236in" draw:z-index="0">
<draw:image xlink:href="../Images/AРМІЯINFORM/2023-05-15T49-00-00-04-00/347137652_951520769605561_8224673224865492612_n-1-150x150.jpg" xlink:type="simple" xlink:show="embed" xlink:actuate="onLoad" draw:mime-type="image/jpeg"/>
</draw:frame>
</text:a>
据报道，挪威教师<text:a xlink:type="simple" xlink:href="https://armyinform.com.ua/2023/04/13/norvezki-instruktory-navchayut-ukrayinski-ekipazhi-na-tankah-leopard-proryvaty-tankovi-pereshkody/" text:style-name="Internet_20_link" text:visited-style-name="Visited_20_Internet_20_Link">
教</text:a>
乌克兰船上的豹子坦克船员爆发了坦克障碍物。</text:p>
      <text:p text:style-name="P4">
News Source: <text:a xlink:type="simple" xlink:href="https://armyinform.com.ua/2023/05/15/zbrojni-syly-norvegiyi-provedut-navchannya-dlya-3-200-ukrayinskyh-vijskovyh/" text:style-name="Internet_20_link" text:visited-style-name="Visited_20_Internet_20_Link">
https://armyinform.com.ua/2023/05/15/zbrojni-syly-norvegiyi-provedut-navchannya-dlya-3-200-ukrayinskyh-vijskovyh/</text:a>
</text:p>
      <!--NEWS-->
      <text:h text:style-name="P10" text:outline-level="1">
<text:span text:style-name="T4">
当归Terluga的军队成为Krate 1英超锦标赛Kumite的冠军</text:span>
</text:h>
      <text:p text:style-name="P4">
作者: ['АРМІЯINFORM']</text:p>
      <text:p text:style-name="P4">
时间: 2023-05-15T50:00:00-04:00</text:p>
      <text:p text:style-name="P4">
描述: 乌克兰乌克兰乌克兰 - 卡拉特主义者安吉利卡·特拉加（Angelika Terluga他们在2022年与乌克兰有一年</text:p>
      <text:p text:style-name="P4">
图片: ['<text:a xlink:type="simple" xlink:href="https://armyinform.com.ua/wp-content/uploads/2023/05/photo_2023_05_14_19_39_38_650x410.jpg" text:style-name="Internet_20_link" text:visited-style-name="Visited_20_Internet_20_Link">
photo_2023_05_14_19_39_38_650x410.jpg</text:a>
']</text:p>
      <text:p text:style-name="P4">
标签: ['АНЖЕЛІКА ТЕРЛЮГА', 'ВІЙСЬКОВІ СПОРТСМЕНИ', 'КАРАТЕ']</text:p>
      <text:p text:style-name="P4">
类别: News</text:p>
      <!--METADATA-->
      <text:p text:style-name="P4">
<draw:frame draw:style-name="fr1" draw:name="Image30" text:anchor-type="as-char" svg:width="6.9236in" svg:height="4.367194in" draw:z-index="0">
<draw:image xlink:href="../Images/AРМІЯINFORM/2023-05-15T50-00-00-04-00/photo_2023_05_14_19_39_38_650x410.jpg" xlink:type="simple" xlink:show="embed" xlink:actuate="onLoad" draw:mime-type="image/jpeg"/>
</draw:frame>
众所周知的乌克兰天使当归Terluga Angelica成为Rabat的Kumite Kumite 1英超联赛的冠军(摩洛哥).</text:p>
      <text:p text:style-name="P4">
Про це <text:a xlink:type="simple" xlink:href="https://t.me/nocukraine/4783" text:style-name="Internet_20_link" text:visited-style-name="Visited_20_Internet_20_Link">
повідомляє</text:a>
国际奥林匹克委员会的新闻服务。</text:p>
      <text:p text:style-name="P4">
在最高55公斤的重量类别的决定性战斗中，我们对世界杯的银牌获得者赢得了2021年艾伦·特里尼蒂兹(Allen Trinitizi)的银牌奖(2：1).</text:p>
      <text:p text:style-name="P4">
Відзначимо, що для 31-річної каратистки це був 19-й в кар'єрі фінал у ційпрестижній серії змагань і 14-та золота нагорода.</text:p>
      <text:p text:style-name="P4">
Нагадаємо, нещодавно на чемпіонаті Європи з карате, який проходив у містіГвадалахара (西班牙)，Angelika Terluga <text:a xlink:type="simple" xlink:href="https://armyinform.com.ua/2023/03/27/zoloto-ta-sriblo-zdobuly-nashi-armijky-na-chempionati-yevropy-z-karate/" text:style-name="Internet_20_link" text:visited-style-name="Visited_20_Internet_20_Link">
Won</text:a>
金牌，赢得了意大利的Finnal格斗代表(8：0).</text:p>
      <text:p text:style-name="P4">
News Source: <text:a xlink:type="simple" xlink:href="https://armyinform.com.ua/2023/05/15/armijka-anzhelika-terlyuga-stala-chempionkoyu-v-kumite-na-turniri-karate-1-premier-league/" text:style-name="Internet_20_link" text:visited-style-name="Visited_20_Internet_20_Link">
https://armyinform.com.ua/2023/05/15/armijka-anzhelika-terlyuga-stala-chempionkoyu-v-kumite-na-turniri-karate-1-premier-league/</text:a>
</text:p>
      <!--NEWS-->
      <text:h text:style-name="P10" text:outline-level="1">
<text:span text:style-name="T4">
F-16是乌克兰军事航空Yuri Ignat今天需要的4多代飞机</text:span>
</text:h>
      <text:p text:style-name="P4">
作者: ['Андрій Агєєв']</text:p>
      <text:p text:style-name="P4">
时间: 2023-05-15T51:00:00-04:00</text:p>
      <text:p text:style-name="P4">
描述: 谈到有关Avisiazisin Coalitsia Krayan -...与乌克兰2022年战争的直接EFIR和TELEMARAFON“єINI新闻”，《与乌克兰与乌克兰的最新新闻》，《与乌克兰的新闻战》，今天最后一次与乌克兰的新闻战争，乌克兰和俄罗斯和俄罗斯之间的战争将会当他们在2022年与乌克兰进行战争时，他们说，在不久的将来，乌克兰是否会与乌克兰进行战争</text:p>
      <text:p text:style-name="P4">
图片: ['<text:a xlink:type="simple" xlink:href="https://armyinform.com.ua/wp-content/uploads/2023/05/f-16-picture-resize.jpg" text:style-name="Internet_20_link" text:visited-style-name="Visited_20_Internet_20_Link">
f-16-picture-resize.jpg</text:a>
']</text:p>
      <text:p text:style-name="P4">
标签: ['F-16', 'ВТОРГНЕННЯ РФ', 'ЄДИНІ НОВИНИ', 'ПС ЗСУ', 'ЮРІЙ ІГНАТ']</text:p>
      <text:p text:style-name="P4">
类别: News</text:p>
      <!--METADATA-->
      <text:p text:style-name="P4">
<draw:frame draw:style-name="fr1" draw:name="Image31" text:anchor-type="as-char" svg:width="6.9236in" svg:height="4.436874in" draw:z-index="0">
<draw:image xlink:href="../Images/AРМІЯINFORM/2023-05-15T51-00-00-04-00/f-16-picture-resize.jpg" xlink:type="simple" xlink:show="embed" xlink:actuate="onLoad" draw:mime-type="image/jpeg"/>
</draw:frame>
多功能F-16战斗机。 照片：Willard / ISTCK</text:p>
      <text:p text:style-name="P4">
北约成员的统一新闻航空联盟的直播，该联盟可以协助乌克兰使用第四代“+”飞机，这是乌克兰上校Yuri Yuri Ingat的空军的发言人，他指出F-16是最佳的国内军事航空。</text:p>
      <ul>
        <li>
我们长期以来一直在研究并研究了这个问题，在不同的地点和平台上创建了它，并得出结论，我们需要这些飞机。最重要的是，它有能力承担所有必要的印象，以有效地对敌军和手段和手段和手段和手段和手段和手段和手段。其次，其次，他们在当今的法律上是世界上的。”尤里·伊格纳特(Yuri Ignat)强调。</li>
      </ul>
      <text:p text:style-name="P4">
他还补充说，乌克兰空军向现代战斗机的过渡是必要的，因为当今的战斗机，轰炸机，突击步枪和运输航空航空公司的空中公园 - 所有这些都是苏联的样本。</text:p>
      <ul>
        <li>
我们1991年最年轻的飞机。 今天的所有原始部分都是在侵略国的企业今天生产的。 因此，目前飞机的进一步部署，维修和维护注定要失败。 空军发言人强调，我们不必重新与西方样品重新安排自己，也没有其他选择来实现占领者的有效性。</li>
      </ul>
      <text:p text:style-name="P4">
News Source: <text:a xlink:type="simple" xlink:href="https://armyinform.com.ua/2023/05/15/f-16-cze-same-toj-litak-pokolinnya-4-yakyj-potriben-sogodni-ukrayinskij-vijskovij-aviacziyi-yurij-ignat/" text:style-name="Internet_20_link" text:visited-style-name="Visited_20_Internet_20_Link">
https://armyinform.com.ua/2023/05/15/f-16-cze-same-toj-litak-pokolinnya-4-yakyj-potriben-sogodni-ukrayinskij-vijskovij-aviacziyi-yurij-ignat/</text:a>
</text:p>
      <!--NEWS-->
      <text:h text:style-name="P10" text:outline-level="1">
<text:span text:style-name="T4">
5月16日，将在军事媒体中心举行一张圆桌会议。 了解要克服”</text:span>
</text:h>
      <text:p text:style-name="P4">
作者: ['АРМІЯINFORM']</text:p>
      <text:p text:style-name="P4">
时间: 2023-05-15T73:00:00-04:00</text:p>
      <text:p text:style-name="P4">
描述: 在Vivtorok，16个Herbalns，大约11:00在军事媒体中心，在这一主题上进行巡回演出：...与乌克兰2022年的战争，与乌克兰与乌克兰的最新新闻，今天与乌克兰2022年的新闻战争，今天将在那里成为乌克兰与俄罗斯之间的战争，以及2022年与乌克兰的战争将是与乌克兰的战争，是否会在不久的将来与乌克兰进行战争，与乌克兰的战争，乌克兰今天的新闻，乌克兰的新闻，乌克兰媒体的乌克兰新闻</text:p>
      <text:p text:style-name="P4">
图片: ['<text:a xlink:type="simple" xlink:href="https://armyinform.com.ua/wp-content/uploads/2022/09/big-mmc.jpg" text:style-name="Internet_20_link" text:visited-style-name="Visited_20_Internet_20_Link">
big-mmc.jpg</text:a>
']</text:p>
      <text:p text:style-name="P4">
标签: ['КРУГЛИЙ СТІЛ', 'РАШИЗМ']</text:p>
      <text:p text:style-name="P4">
类别: News</text:p>
      <!--METADATA-->
      <text:p text:style-name="P4">
<draw:frame draw:style-name="fr1" draw:name="Image32" text:anchor-type="as-char" svg:width="6.9236in" svg:height="3.894525in" draw:z-index="0">
<draw:image xlink:href="../Images/AРМІЯINFORM/2023-05-15T73-00-00-04-00/big-mmc.jpg" xlink:type="simple" xlink:show="embed" xlink:actuate="onLoad" draw:mime-type="image/jpeg"/>
</draw:frame>
简报</text:p>
      <text:p text:style-name="P4">
5月16日，星期二，11：00 ** <text:a xlink:type="simple" xlink:href="https://t.me/militarymediacenter/1936" text:style-name="Internet_20_link" text:visited-style-name="Visited_20_Internet_20_Link">
在军事媒体中心</text:a>
Nemu将有一张圆桌：“轻率。 了解要克服。”</text:p>
      <text:p text:style-name="P4">
<text:span text:style-name="T5">
要讨论：</text:span>
</text:p>
      <text:p text:style-name="P4">
<text:span text:style-name="T5">
社会经济和文化历史的轻率先决条件。 </text:span>
俄罗斯公民认为自己是轻率的？ 社会学所证明的。 *在法律领域中引入“轻率”一词将有助于促进西方政治思想，并在理事精英对轻率主义作为一种犯罪意识形态的认可中。 国际社会和西方世界知识分子的反应。</text:p>
      <text:p text:style-name="P4">
<text:span text:style-name="T5">
活动的参与者：</text:span>
</text:p>
      <ul>
        <li>
NASU乌克兰历史研究所历史博士Larisa Yakubova； * Alexey Panich，哲学博士，非政府组织“精神与信件”的主要研究员； <text:span text:style-name="T5">
国立战略研究所负责人伊琳娜·帕夫伦科(Irina Pavlenko)； </text:span>
亚历山大·舒尔加(Alexander Shulga)，社会学科学博士，分析中心“冲突学与俄罗斯分析研究所”负责人； * Oleksandr Ovcharov，乌克兰外交部第六届领土局的政治与安全问题部负责人。</li>
      </ul>
      <text:p text:style-name="P4">
<text:span text:style-name="T4">
需要媒体代表的认证，并将持续到5月16日10:00。</text:span>
</text:p>
      <text:p text:style-name="P4">
认证申请发送到E -MAIL地址：<text:a xlink:type="simple" xlink:href="https://armyinform.com.ua/cdn-cgi/l/email-protection#deaeadb3b1baab9eaeb1adaaf0b3b7b2f0b9b1a8f0abbf" text:style-name="Internet_20_link" text:visited-style-name="Visited_20_Internet_20_Link">
[EmailProtected]</text:a>
指示记者的名称，名称和顾客，出版物的名称，联系电话。</text:p>
      <text:p text:style-name="P4">
News Source: <text:a xlink:type="simple" xlink:href="https://armyinform.com.ua/2023/05/15/16-travnya-u-military-media-center-vidbudetsya-kruglyj-stil-rashyzm-zrozumity-shhob-podolaty/" text:style-name="Internet_20_link" text:visited-style-name="Visited_20_Internet_20_Link">
https://armyinform.com.ua/2023/05/15/16-travnya-u-military-media-center-vidbudetsya-kruglyj-stil-rashyzm-zrozumity-shhob-podolaty/</text:a>
</text:p>
      <!--NEWS-->
      <text:h text:style-name="P10" text:outline-level="1">
<text:span text:style-name="T4">
“现代战争中没有冲击无人机 - 绝不”  - 尤里·伊格纳特</text:span>
</text:h>
      <text:p text:style-name="P4">
作者: ['Анастасія Олехнович']</text:p>
      <text:p text:style-name="P4">
时间: 2023-05-15T93:00:00-04:00</text:p>
      <text:p text:style-name="P4">
描述: 我将通过在埃菲尔（Efir）烘烤电视节目来宣布乌克兰饮酒的供应...与乌克兰2022年的战争，与乌克兰的最新新闻，今天与乌克兰2022年的新闻战争，乌克兰和俄罗斯之间的战争将发生战争，什么时候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5318877840441197343_y.jpg" text:style-name="Internet_20_link" text:visited-style-name="Visited_20_Internet_20_Link">
photo_5318877840441197343_y.jpg</text:a>
']</text:p>
      <text:p text:style-name="P4">
标签: ['БПЛА', 'УДАРНІ ДРОНИ', 'ЮРІЙ ІГНАТ']</text:p>
      <text:p text:style-name="P4">
类别: News</text:p>
      <!--METADATA-->
      <text:p text:style-name="P4">
<draw:frame draw:style-name="fr1" draw:name="Image33" text:anchor-type="as-char" svg:width="6.9236in" svg:height="4.106071in" draw:z-index="0">
<draw:image xlink:href="../Images/AРМІЯINFORM/2023-05-15T93-00-00-04-00/photo_5318877840441197343_y.jpg" xlink:type="simple" xlink:show="embed" xlink:actuate="onLoad" draw:mime-type="image/jpeg"/>
</draw:frame>
空军司令部发言人尤里·伊格纳特(Yuriy Ignat)评论了关于远程冲击无人机供应的声明，西方合作伙伴在Eviritelita非常谨慎地提供信息。 因此，乌克兰人应该团结一致。</text:p>
      <text:p text:style-name="P4">
<text:span text:style-name="T5">
-_当然，冲击无人机</text:span>
-<text:span text:style-name="T5">
是需要武器。 在现代日</text:span>
- _的条件下没有它们。 每个人都看到它们的使用范围和将被使用。 除了长时间的无人机外，我们还需要前一天所述的远程导弹，例如Storm Shadow。</text:p>
      <text:p text:style-name="P4">
News Source: <text:a xlink:type="simple" xlink:href="https://armyinform.com.ua/2023/05/15/bez-udarnyh-droniv-v-umovah-suchasnoyi-vijny-niyak-yurij-ignat/" text:style-name="Internet_20_link" text:visited-style-name="Visited_20_Internet_20_Link">
https://armyinform.com.ua/2023/05/15/bez-udarnyh-droniv-v-umovah-suchasnoyi-vijny-niyak-yurij-ignat/</text:a>
</text:p>
      <!--NEWS-->
      <text:h text:style-name="P10" text:outline-level="1">
<text:span text:style-name="T4">
日本的G7峰会将守护约24,000名警察</text:span>
</text:h>
      <text:p text:style-name="P4">
作者: Ukrinform (Person)</text:p>
      <text:p text:style-name="P4">
出版商: Укринформ (Organization)</text:p>
      <text:p text:style-name="P4">
出版时间: 2023-05-16T-11:59:00+03:00</text:p>
      <text:p text:style-name="P4">
修改时间: 2023-05-16T23:59:00+03:00</text:p>
      <text:p text:style-name="P4">
描述: 将在本周末举行的日本广岛七个小组领导人的参与者的安全将得到约24,000人的支持。  - 乌克林。</text:p>
      <text:p text:style-name="P4">
图片: ["<text:a xlink:type="simple" xlink:href="https://static.ukrinform.com/photos/2023_05/thumb_files/630_360_1684270709-642.jpg" text:style-name="Internet_20_link" text:visited-style-name="Visited_20_Internet_20_Link">
630_360_16842...</text:a>
"]</text:p>
      <text:p text:style-name="P4">
标签: ['Японія', 'Саміт', 'Велика сімка', 'охорона']</text:p>
      <text:p text:style-name="P4">
类型: Article</text:p>
      <!--METADATA-->
      <text:p text:style-name="P4">
<draw:frame draw:style-name="fr1" draw:name="Image34" text:anchor-type="as-char" svg:width="6.9236in" svg:height="3.956343in" draw:z-index="0">
<draw:image xlink:href="../Images/yкринформ/2023-05-16T-11-59-00-03-00/630_360_1684270709-642.jpg" xlink:type="simple" xlink:show="embed" xlink:actuate="onLoad" draw:mime-type="image/jpeg"/>
</draw:frame>
将于本周末举行的日本广岛的Samit Seven Seven Summit峰会的安全性将得到约24,000人的支持。</text:p>
      <text:p text:style-name="P4">
根据乌克林通讯员的说法，它写道<text:a xlink:type="simple" xlink:href="https://english.news.cn/20230516/4f5d7fe6bb8f4023a3201780d8c49256/c.html" text:style-name="Internet_20_link" text:visited-style-name="Visited_20_Internet_20_Link">
</text:a>
向日本国家警察局的声明报告。</text:p>
      <text:p text:style-name="P4">
值得注意的是，除了3000名广岛执法人员外，在Suicamite时期，另外21,000名将到达该市<text:a xlink:type="simple" xlink:href="https://www.ukrinform.ua/tag-policia" text:style-name="Internet_20_link" text:visited-style-name="Visited_20_Internet_20_Link">
</text:a>
在全国45个警察部门中。 Sinhhua说：“全国警察学院表示，在4月15日的瓦卡亚马玛(Vakayamama)期间，上Upremier Fumio Kishid在4月15日抛出了爆炸装置后，她以前的安全计划得到了加强。”</text:p>
      <text:p text:style-name="P4">
<text:span text:style-name="T4">
另请阅读：</text:span>
 <text:a xlink:type="simple" xlink:href="https://www.ukrinform.ua/rubric-polytics/3709467-persou-temou-na-zustrici-lideriv-g7-bude-ukraina-ursula-fon-der-laen.html" text:style-name="Internet_20_link" text:visited-style-name="Visited_20_Internet_20_Link">
</text:a>
众所周知，七组包括美国，加拿大，日本，德国，法国，意大利和英国。 这些州的领导人以及受邀的客人将于5月19日至21日在广岛举行年度峰会。</text:p>
      <text:p text:style-name="P4">
News Source: <text:a xlink:type="simple" xlink:href="https://www.ukrinform.ua/rubric-world/3710207-samit-g7-u-aponii-ohoronatimut-blizko-24-tisac-policejskih.html" text:style-name="Internet_20_link" text:visited-style-name="Visited_20_Internet_20_Link">
https://www.ukrinform.ua/rubric-world/3710207-samit-g7-u-aponii-ohoronatimut-blizko-24-tisac-policejskih.html</text:a>
</text:p>
      <!--NEWS-->
      <text:h text:style-name="P10" text:outline-level="1">
<text:span text:style-name="T4">
“ Inter”来到欧洲冠军联赛决赛，击败米兰”</text:span>
</text:h>
      <text:p text:style-name="P4">
作者: Ukrinform (Person)</text:p>
      <text:p text:style-name="P4">
出版商: Укринформ (Organization)</text:p>
      <text:p text:style-name="P4">
出版时间: 2023-05-16T-13:53:45+03:00</text:p>
      <text:p text:style-name="P4">
修改时间: 2023-05-16T23:53:45+03:00</text:p>
      <text:p text:style-name="P4">
描述: 欧洲欧洲冠军联赛20102/23决赛的首批参与者是Inter Players。  - 乌克林。</text:p>
      <text:p text:style-name="P4">
图片: ["<text:a xlink:type="simple" xlink:href="https://static.ukrinform.com/photos/2023_05/thumb_files/630_360_1684270117-789.jpg" text:style-name="Internet_20_link" text:visited-style-name="Visited_20_Internet_20_Link">
630_360_16842...</text:a>
"]</text:p>
      <text:p text:style-name="P4">
标签: ['Футбол', 'Ліга чемпіонів', 'Мілан', 'Інтер Мілан']</text:p>
      <text:p text:style-name="P4">
类型: Article</text:p>
      <!--METADATA-->
      <text:p text:style-name="P4">
<draw:frame draw:style-name="fr1" draw:name="Image35" text:anchor-type="as-char" svg:width="6.9236in" svg:height="3.956343in" draw:z-index="0">
<draw:image xlink:href="../Images/yкринформ/2023-05-16T-13-53-45-03-00/630_360_1684270117-789.jpg" xlink:type="simple" xlink:show="embed" xlink:actuate="onLoad" draw:mime-type="image/jpeg"/>
</draw:frame>
2012/33年欧洲欧洲冠军联赛决赛中的第一批参与者是国际阵线。</text:p>
      <text:p text:style-name="P4">
在响应1/2总决赛的比赛中，米兰的纳尔·卢塔罗·马丁内斯(Nare Lutaro Martinez)是米兰的纳尔·卢塔罗·马丁内斯(Nare Lutaro Martinez)，米兰的纳尔·卢塔罗·马丁内斯(Nare Lutaro Martinez)是米兰的1-0-1-0，第74分钟的报道。</text:p>
      <text:p text:style-name="P4">
意大利对抗的第一场半决赛以0：2的成绩结束了米兰的击败。</text:p>
      <text:p text:style-name="P4">
<text:span text:style-name="T4">
另请阅读：</text:span>
 <text:a xlink:type="simple" xlink:href="https://www.ukrinform.ua/rubric-sports/3709822-odesiti-demcenko-i-grigorcuk-najkrasi-futbolist-i-trener-26go-turu-upl.html" text:style-name="Internet_20_link" text:visited-style-name="Visited_20_Internet_20_Link">
<text:span text:style-name="T4">
足球</text:span>
</text:a>
比赛的第二名入围者将于5月17日在曼彻斯特的竞技场“ EIHAD”确定，英国曼彻斯特城将接受现任西班牙“ Real”标题的所有者。 马德里圣地亚哥·伯纳乌(Santiago Bernabeu)上1/2决赛的第一场比赛完成-1：1。</text:p>
      <text:p text:style-name="P4">
欧洲冠军联赛决赛将于6月10日在伊斯坦布尔的阿塔图尔克奥林匹克体育场举行(火鸡).</text:p>
      <text:p text:style-name="P4">
Фото: AFP.</text:p>
      <text:p text:style-name="P4">
News Source: <text:a xlink:type="simple" xlink:href="https://www.ukrinform.ua/rubric-sports/3710206-inter-vijsov-u-final-ligi-cempioniv-uefa-obigravsi-milan.html" text:style-name="Internet_20_link" text:visited-style-name="Visited_20_Internet_20_Link">
https://www.ukrinform.ua/rubric-sports/3710206-inter-vijsov-u-final-ligi-cempioniv-uefa-obigravsi-milan.html</text:a>
</text:p>
      <!--NEWS-->
      <text:h text:style-name="P10" text:outline-level="1">
<text:span text:style-name="T4">
在尼古拉夫 - 爆炸后大火</text:span>
</text:h>
      <text:p text:style-name="P4">
作者: Ukrinform (Person)</text:p>
      <text:p text:style-name="P4">
出版商: Укринформ (Organization)</text:p>
      <text:p text:style-name="P4">
出版时间: 2023-05-16T-15:44:00+03:00</text:p>
      <text:p text:style-name="P4">
修改时间: 2023-05-16T23:44:00+03:00</text:p>
      <text:p text:style-name="P4">
描述: 爆炸后，在尼古拉夫（Nikolaev）发生了爆发。  - 乌克林。</text:p>
      <text:p text:style-name="P4">
图片: ["<text:a xlink:type="simple" xlink:href="https://static.ukrinform.com/photos/2018_05/thumb_files/630_360_1526257016-6927.jpg" text:style-name="Internet_20_link" text:visited-style-name="Visited_20_Internet_20_Link">
630_360_15262...</text:a>
"]</text:p>
      <text:p text:style-name="P4">
标签: ['Миколаїв', 'Пожежа', 'Вибух', 'Війна з Росією']</text:p>
      <text:p text:style-name="P4">
类型: Article</text:p>
      <!--METADATA-->
      <text:p text:style-name="P4">
<draw:frame draw:style-name="fr1" draw:name="Image36" text:anchor-type="as-char" svg:width="6.9236in" svg:height="3.956343in" draw:z-index="0">
<draw:image xlink:href="../Images/yкринформ/2023-05-16T-15-44-00-03-00/630_360_1526257016-6927.jpg" xlink:type="simple" xlink:show="embed" xlink:actuate="onLoad" draw:mime-type="image/jpeg"/>
</draw:frame>
爆炸后，Mimikolaev爆发了。</text:p>
      <text:p text:style-name="P4">
根据乌克林福姆的说法，尼古拉夫·亚历山大·森克维奇市长在<text:a xlink:type="simple" xlink:href="https://t.me/senkevichonline/4478" text:style-name="Internet_20_link" text:visited-style-name="Visited_20_Internet_20_Link">
</text:a>
。</text:p>
      <text:p text:style-name="P4">
“我们有 <text:a xlink:type="simple" xlink:href="https://www.ukrinform.ua/tag-pozeza" text:style-name="Internet_20_link" text:visited-style-name="Visited_20_Internet_20_Link">
</text:a>
爆炸后。 Proshumikolaev不会从到达或摄像机中传播照片/视频。”</text:p>
      <text:p text:style-name="P4">
“所有服务都将解决 - 休息后，我们将提供官方信息，”  -  Aprinkevich。</text:p>
      <text:p text:style-name="P4">
<text:span text:style-name="T4">
另请阅读：</text:span>
 <text:a xlink:type="simple" xlink:href="https://www.ukrinform.ua/rubric-ato/3710152-na-mikolaivsini-ppo-znisila-dva-rosijski-bezpilotniki.html" text:style-name="Internet_20_link" text:visited-style-name="Visited_20_Internet_20_Link">
<text:span text:style-name="T4">
 Nikolaev </text:span>
</text:a>
如报道<text:a xlink:type="simple" xlink:href="https://www.ukrinform.ua/rubric-ato/3710200-u-nizci-oblastej-ukraini-povitrana-trivoga.html" text:style-name="Internet_20_link" text:visited-style-name="Visited_20_Internet_20_Link">
</text:a>
，在乌克兰的13个地区，已经宣布空气警报。</text:p>
      <text:p text:style-name="P4">
News Source: <text:a xlink:type="simple" xlink:href="https://www.ukrinform.ua/rubric-regions/3710204-u-mikolaevi-pozezi-pisla-vibuhiv.html" text:style-name="Internet_20_link" text:visited-style-name="Visited_20_Internet_20_Link">
https://www.ukrinform.ua/rubric-regions/3710204-u-mikolaevi-pozezi-pisla-vibuhiv.html</text:a>
</text:p>
      <!--NEWS-->
      <text:h text:style-name="P10" text:outline-level="1">
<text:span text:style-name="T4">
Zelensky总统在欧洲理事会峰会开幕式上的讲话</text:span>
</text:h>
      <text:p text:style-name="P4">
作者: Ukrinform (Person)</text:p>
      <text:p text:style-name="P4">
出版商: Укринформ (Organization)</text:p>
      <text:p text:style-name="P4">
出版时间: 2023-05-16T-17:35:00+03:00</text:p>
      <text:p text:style-name="P4">
修改时间: 2023-05-16T23:35:00+03:00</text:p>
      <text:p text:style-name="P4">
描述: 乌克兰沃迪米尔·泽伦斯基（Ukraine Volodymyr Zelensky）主席在雷克雅未克（Reykjavik）的欧洲委员会IV峰会开幕式上发表了讲话。  - 乌克林。</text:p>
      <text:p text:style-name="P4">
图片: ["<text:a xlink:type="simple" xlink:href="https://static.ukrinform.com/photos/2023_05/thumb_files/630_360_1684270017-985.jpeg" text:style-name="Internet_20_link" text:visited-style-name="Visited_20_Internet_20_Link">
630_360_16842...</text:a>
"]</text:p>
      <text:p text:style-name="P4">
标签: ['Євросоюз', 'Саміт', 'Рада Європи', 'Зеленський', 'Війна з Росією']</text:p>
      <text:p text:style-name="P4">
类型: Article</text:p>
      <!--METADATA-->
      <text:p text:style-name="P4">
<draw:frame draw:style-name="fr1" draw:name="Image37" text:anchor-type="as-char" svg:width="6.9236in" svg:height="3.956343in" draw:z-index="0">
<draw:image xlink:href="../Images/yкринформ/2023-05-16T-17-35-00-03-00/630_360_1684270017-985.jpeg" xlink:type="simple" xlink:show="embed" xlink:actuate="onLoad" draw:mime-type="image/jpeg"/>
</draw:frame>
乌克兰沃迪米尔·泽伦斯基(Ukraine Volodymyr Zelensky)的总统在雷克雅未克(Reykjavik)的IV Radiyepa峰会开幕式上发表了讲话。</text:p>
      <text:p text:style-name="P4">
Ukrinform提供了总统演讲的全文，并发表了<text:a xlink:type="simple" xlink:href="https://www.president.gov.ua/news/mi-yevropejci-otzhe-mi-diyemo-na-povnu-silu-koli-treba-zahis-82945" text:style-name="Internet_20_link" text:visited-style-name="Visited_20_Internet_20_Link">
</text:a>
国家元首办公室。</text:p>
      <text:p text:style-name="P4">
_<text:span text:style-name="T4">
非常感谢!</text:span>
 _</text:p>
      <text:p text:style-name="P4">
亲爱的卡特林(Katrin)总理雅各布斯多蒂(Jacobsdottir)女士，感谢您邀请您参加我们欧洲理事会的峰会，并渴望帮助乌克兰。</text:p>
      <text:p text:style-name="P4">
<text:span text:style-name="T5">
欧洲领导人!</text:span>
</text:p>
      <text:p text:style-name="P4">
如今，乌克兰由于面临非常复杂的挑战 - 激烈的俄罗斯 - 货币攻击而过去。 正是在如此挑战中，我们现在都被迫关注。</text:p>
      <text:p text:style-name="P4">
早上三点钟，我们的人民从爆炸中醒来。 18俄罗斯火箭发射器在我们的天空中，包括恐怖分子吹嘘的弹道导弹。 就像，他们一定会死亡，因为据称它们被击倒。</text:p>
      <text:p text:style-name="P4">
俄罗斯同时申请了鲍尔斯特(Balistics)，有翼火箭，无人机……尤其是天空的其他捍卫者保护人们的生活特别困难。 但是所有的生活都受到保护 - 所有火箭都被击倒，包括弹道。 百分百。这是一个历史结果。 谢谢你们!</text:p>
      <text:p text:style-name="P4">
俄罗斯非常试图提高其杀戮能力。 我们非常努力地改善对人民的保护。 我感谢所有为我们改善防空的国家和领导人!我们所有人都表明，与您一起夺走了百分之一百，自由世界的力量是什么。</text:p>
      <text:p text:style-name="P4">
当然，我感谢我们在我们的土地和土地上从事这项工作的每位士兵，尤其是我感谢所有训练我们的交叉训练任务的勇士队的人，这一切都成功了。 谢谢大家!谢谢大家!</text:p>
      <text:p text:style-name="P4">
一年前，我们无法击倒大多数恐怖分子和专业。 我问：如果我们能够做到，那么当我们团结一致和调整以保护生活时，我们将无法做到什么吗？ 答：当目标是保护我们的纳莎欧洲人民时，我们在任何领域中都是百分百。</text:p>
      <text:p text:style-name="P4">
当然，有很多事情要做。 乌克兰的领土很重要，因此防空的结果(如今晚，都是整个领土上的规则)需要特殊的防空系统和导弹。 还需要现代战斗机，没有这些战斗机，防空系统将不是完美的。 我确定我们会来的。</text:p>
      <text:p text:style-name="P4">
对我们来说，百分之一百应该是基准。 我们的百分之零可以离开侵略者!制裁成功的百分之一百 - 这是由每个州政策中的诚实保证的。 诚实地感谢所有对待反恐斗争的人!</text:p>
      <text:p text:style-name="P4">
我们和平公式的成功的百分之一百 - 这是通过外交保证的。 谢谢谁帮助我们团结世界，实施和平的公式 - 唯一现实的和平计划!</text:p>
      <text:p text:style-name="P4">
但是，当然，百分之一百的正义 - 没有可靠的理性平静。</text:p>
      <text:p text:style-name="P4">
感谢欧洲理事会 - 你们每个人! - 关于俄罗斯侵略造成的损失登记册的决定。 这带来了完整的补偿机制的创造，这将向世界表明侵略甚至没有思考。</text:p>
      <text:p text:style-name="P4">
还应该有一个特殊的法庭来侵略犯罪，以便在这种恐怖诞生的头上回答恐怖。 我相信我们将以百分百给出这个结果。</text:p>
      <text:p text:style-name="P4">
欧洲期望这样的时期 - 为了保护欧洲的领导者，为了我们与您的共同价值观，将以100％的统一和苦行性百分比的结果为例。</text:p>
      <text:p text:style-name="P4">
那就是我们实现的目标!乌克兰和整个欧洲。 每个人现在都是这个峰会，并为我们提供帮助的每个人。</text:p>
      <text:p text:style-name="P4">
我们是欧洲人，因此我们是自由的。 我们是欧洲人，因此我们重视和平。 我们是欧洲人，因此，当您需要保护自己的生活方式时，我们会采取100％的力量行动。 让它永远是我们大陆的规则!</text:p>
      <text:p text:style-name="P4">
<text:span text:style-name="T4">
<text:span text:style-name="T5">
感谢您的支持!</text:span>
 </text:span>
</text:p>
      <text:p text:style-name="P4">
<text:span text:style-name="T4">
 <text:span text:style-name="T5">
荣耀与乌克兰!</text:span>
 </text:span>
</text:p>
      <text:p text:style-name="P4">
<text:span text:style-name="T4">
 <text:span text:style-name="T5">
向整个欧洲荣耀!</text:span>
 </text:span>
</text:p>
      <text:p text:style-name="P4">
News Source: <text:a xlink:type="simple" xlink:href="https://www.ukrinform.ua/rubric-polytics/3710205-vistup-prezidenta-volodimira-zelenskogo-na-vidkritti-iv-samitu-radi-evropi.html" text:style-name="Internet_20_link" text:visited-style-name="Visited_20_Internet_20_Link">
https://www.ukrinform.ua/rubric-polytics/3710205-vistup-prezidenta-volodimira-zelenskogo-na-vidkritti-iv-samitu-radi-evropi.html</text:a>
</text:p>
      <!--NEWS-->
      <text:h text:style-name="P10" text:outline-level="1">
<text:span text:style-name="T4">
Zelensky感谢乌克兰天空的捍卫者和捍卫者</text:span>
</text:h>
      <text:p text:style-name="P4">
作者: Ukrinform (Person)</text:p>
      <text:p text:style-name="P4">
出版商: Укринформ (Organization)</text:p>
      <text:p text:style-name="P4">
出版时间: 2023-05-16T-19:33:00+03:00</text:p>
      <text:p text:style-name="P4">
修改时间: 2023-05-16T23:33:00+03:00</text:p>
      <text:p text:style-name="P4">
描述: 乌克兰总统感谢乌克兰的捍卫者和我们的天空和国际合作伙伴的捍卫者，他们帮助乌克兰建立了相关的保护系统。  - 乌克林。</text:p>
      <text:p text:style-name="P4">
图片: ["<text:a xlink:type="simple" xlink:href="https://static.ukrinform.com/photos/2022_12/thumb_files/630_360_1670633925-606.jpeg" text:style-name="Internet_20_link" text:visited-style-name="Visited_20_Internet_20_Link">
630_360_16706...</text:a>
"]</text:p>
      <text:p text:style-name="P4">
标签: ['Військові', 'Зеленський', 'Війна з Росією', 'ППО']</text:p>
      <text:p text:style-name="P4">
类型: Article</text:p>
      <!--METADATA-->
      <text:p text:style-name="P4">
<draw:frame draw:style-name="fr1" draw:name="Image38" text:anchor-type="as-char" svg:width="6.9236in" svg:height="3.956343in" draw:z-index="0">
<draw:image xlink:href="../Images/yкринформ/2023-05-16T-19-33-00-03-00/630_360_1670633925-606.jpeg" xlink:type="simple" xlink:show="embed" xlink:actuate="onLoad" draw:mime-type="image/jpeg"/>
</draw:frame>
乌克兰总统感谢乌克兰的捍卫者和我们未能帮助乌克兰建立相关保护制度的国际合作伙伴的捍卫者。</text:p>
      <text:p text:style-name="P4">
正如乌克林福姆报道的那样，他在晚上说<text:a xlink:type="simple" xlink:href="https://t.me/V_Zelenskiy_official/6247" text:style-name="Internet_20_link" text:visited-style-name="Visited_20_Internet_20_Link">
</text:a>
。</text:p>
      <text:p text:style-name="P4">
“首先，我要感谢我们天空的所有捍卫者和捍卫者。 谢谢英雄!十八[]中的18个(https://www.ukrinform.ua/tag-raketa)射击。 这就是为什么我们不断进行访问，这将带来Patryot，Iris-T，Crotale，Hawk，Nasams。 Zelensky说：“我和世界上所有的合作伙伴都通过相关的保护天空来帮助我们国家!”  - 泽伦斯基说。</text:p>
      <text:p text:style-name="P4">
<text:span text:style-name="T5">
viso：<text:a xlink:type="simple" xlink:href="https://t.me/V_Zelenskiy_official/6247" text:style-name="Internet_20_link" text:visited-style-name="Visited_20_Internet_20_Link">
</text:a>
</text:span>
</text:p>
      <text:p text:style-name="P4">
他回忆起英国与总理瑞莎·萨纳克(Risha Sunak)的一项协议：“我们将在战斗人员培训，飞机和结果联盟中进行。”</text:p>
      <text:p text:style-name="P4">
“昨天，法国马克龙先生得到了马克龙先生的支持，今天得到了荷兰马克·鲁特(Mark Rutte)的Panpermiere的支持。 联盟的良好开始!谢谢!” Zelensky补充说。</text:p>
      <text:p text:style-name="P4">
同时，他指出：“我们应该记住，乌克兰的这种努力值得付出的努力，有多少时间，精力，争论，会议和信息工作使我们能够建造此类飞机。”</text:p>
      <text:p text:style-name="P4">
“这是一项巨大的工作……我感谢所有参与其中的人和所有人!夜间级别。 日复一日，一个月又一个月，我们的团队运作以防止天空辩护。 我们曾经听说爱国者据称是不现实的。 爱国者，阿扎拉兹在这里。 这并不是我们将为乌克兰提供的全部!我们与乌克兰合作伙伴在一起的一天 - 我们将尽可能强烈地保护恐怖，”乌克兰国家负责人强调。</text:p>
      <text:p text:style-name="P4">
<text:span text:style-name="T4">
另请阅读：</text:span>
 <text:a xlink:type="simple" xlink:href="https://www.ukrinform.ua/rubric-ato/3710194-prezident-vidznaciv-bijciv-na-bahmutskomu-i-tavrijskomu-napramkah.html" text:style-name="Internet_20_link" text:visited-style-name="Visited_20_Internet_20_Link">
<text:span text:style-name="T4">
总统</text:span>
</text:a>
据乌克林福姆报道，5月16日的03:30左右，俄罗斯入侵者从北部，南部和东方方向袭击了乌克兰18种不同类型的空气，海上和地面基地的火箭。 乌克兰武装部队的空军摧毁了所有18枚火箭。</text:p>
      <text:p text:style-name="P4">
_foto：op _</text:p>
      <text:p text:style-name="P4">
News Source: <text:a xlink:type="simple" xlink:href="https://www.ukrinform.ua/rubric-ato/3710202-zelenskij-podakuvav-zahisnikam-i-zahisnicam-ukrainskogo-neba.html" text:style-name="Internet_20_link" text:visited-style-name="Visited_20_Internet_20_Link">
https://www.ukrinform.ua/rubric-ato/3710202-zelenskij-podakuvav-zahisnikam-i-zahisnicam-ukrainskogo-neba.html</text:a>
</text:p>
      <!--NEWS-->
      <text:h text:style-name="P10" text:outline-level="1">
<text:span text:style-name="T4">
Kharkiv，Kharkivska Oblast（20:47）。 红色警报：空中威胁。 警笛声。 立即掩盖！</text:span>
</text:h>
      <text:p text:style-name="P4">
作者: liveuamap (Language: en)</text:p>
      <text:p text:style-name="P4">
时间: 2023-05-16T-1:49:00</text:p>
      <text:p text:style-name="P4">
地点: Kharkiv (Latitude:49.98086 Longtitude:36.25356)</text:p>
      <text:p text:style-name="P4">
视频: []</text:p>
      <text:p text:style-name="P4">
图片: []</text:p>
      <text:p text:style-name="P4">
标签: ["Europe", "Central and Eastern Europe"]</text:p>
      <text:p text:style-name="P4">
Id: 22563344</text:p>
      <!--METADATA-->
      <text:p text:style-name="P4">
哈尔基夫(Kharkiv)，哈尔基夫地区(20:47). Red Alert: aerial threat. Sirens sounding.Take cover now!</text:p>
      <text:p text:style-name="P4">
News Collection Link: <text:a xlink:type="simple" xlink:href="https://liveuamap.com/en/2023/16-may-kharkiv-kharkivska-oblast2047-red-alerg" text:style-name="Internet_20_link" text:visited-style-name="Visited_20_Internet_20_Link">
https://liveuamap.com/en/2023/16-may-kharkiv-kharkivska-oblast2047-red-alerg</text:a>
</text:p>
      <text:p text:style-name="P4">
News Source: <text:a xlink:type="simple" xlink:href="https://t.me/air_alert_ua/45588" text:style-name="Internet_20_link" text:visited-style-name="Visited_20_Internet_20_Link">
https://t.me/air_alert_ua/45588</text:a>
</text:p>
      <!--NEWS-->
      <text:h text:style-name="P10" text:outline-level="1">
<text:span text:style-name="T4">
马克龙：俄罗斯应该返回乌克兰出口的儿童</text:span>
</text:h>
      <text:p text:style-name="P4">
作者: Ukrinform (Person)</text:p>
      <text:p text:style-name="P4">
出版商: Укринформ (Organization)</text:p>
      <text:p text:style-name="P4">
出版时间: 2023-05-16T-21:27:00+03:00</text:p>
      <text:p text:style-name="P4">
修改时间: 2023-05-16T23:27:00+03:00</text:p>
      <text:p text:style-name="P4">
描述: 俄罗斯应该返回流离失所的乌克兰儿童。  - 乌克林。</text:p>
      <text:p text:style-name="P4">
图片: ["<text:a xlink:type="simple" xlink:href="https://static.ukrinform.com/photos/2022_04/thumb_files/630_360_1650825731-530.jpg" text:style-name="Internet_20_link" text:visited-style-name="Visited_20_Internet_20_Link">
630_360_16508...</text:a>
"]</text:p>
      <text:p text:style-name="P4">
标签: ['Депортація', 'Діти', 'Макрон', 'Війна з Росією']</text:p>
      <text:p text:style-name="P4">
类型: Article</text:p>
      <!--METADATA-->
      <text:p text:style-name="P4">
<draw:frame draw:style-name="fr1" draw:name="Image39" text:anchor-type="as-char" svg:width="6.9236in" svg:height="3.956343in" draw:z-index="0">
<draw:image xlink:href="../Images/yкринформ/2023-05-16T-21-27-00-03-00/630_360_1650825731-530.jpg" xlink:type="simple" xlink:show="embed" xlink:actuate="onLoad" draw:mime-type="image/jpeg"/>
</draw:frame>
俄罗斯人正在返回被强行流离失所的乌克兰儿童。</text:p>
      <text:p text:style-name="P4">
法国总统伊曼纽尔·马克龙(Emmanuel Macron)在欧洲欧洲委员会峰会上说，乌克林福音通讯员的报道。</text:p>
      <text:p text:style-name="P4">
“强迫移动<text:a xlink:type="simple" xlink:href="https://www.ukrinform.ua/tag-diti" text:style-name="Internet_20_link" text:visited-style-name="Visited_20_Internet_20_Link">
</text:a>
 - 这是一个军事区，如果进行大规模进行，则可能是反运动的罪行。 俄罗斯必须将这些孩子归还乌克兰并使之成为闩锁。”他说。</text:p>
      <text:p text:style-name="P4">
他还指出，将为乌克兰提供最大的支持。</text:p>
      <text:p text:style-name="P4">
马克龙还回忆说，CEE迅速回应了俄罗斯对乌克兰的袭击，特别是从2022年3月16日起不包括该组织的俄罗斯。</text:p>
      <text:p text:style-name="P4">
据他说，有必要专注于保护民主和正确的阶级。</text:p>
      <text:p text:style-name="P4">
<text:span text:style-name="T4">
另请阅读：</text:span>
 <text:a xlink:type="simple" xlink:href="https://www.ukrinform.ua/rubric-polytics/3709944-makron-mi-ne-vedemo-vijnu-z-rosieu-mi-dopomagaemo-ukraini-protistoati-agresoru.html" text:style-name="Internet_20_link" text:visited-style-name="Visited_20_Internet_20_Link">
<text:span text:style-name="T4">
 MACRON </text:span>
</text:a>
他强调，稳步实施ECTHR的决定非常重要。</text:p>
      <text:p text:style-name="P4">
法国总统还呼吁欧洲委员会协助建立心理中心，这些中心将通过俄罗斯侵略(俄罗斯侵略)的侵略，这是COE发展银行的普拉维德。</text:p>
      <text:p text:style-name="P4">
正如乌克林福姆报道的那样，在冰岛首都周二开始了为期两天的欧洲理事会成员国国家和政府峰会。 议程上的一种方法是创建<text:a xlink:type="simple" xlink:href="https://www.ukrinform.ua/rubric-vidbudova/3706858-na-samiti-v-rejkaviku-pidpisut-dogovir-akij-mae-zapustiti-miznarodnij-reestr-zbitkiv-minust.html" text:style-name="Internet_20_link" text:visited-style-name="Visited_20_Internet_20_Link">
</text:a>
，由俄罗斯对乌克兰的侵略造成。</text:p>
      <text:p text:style-name="P4">
News Source: <text:a xlink:type="simple" xlink:href="https://www.ukrinform.ua/rubric-polytics/3710201-makron-rosia-povinna-povernuti-do-ukraini-vivezenih-ditej.html" text:style-name="Internet_20_link" text:visited-style-name="Visited_20_Internet_20_Link">
https://www.ukrinform.ua/rubric-polytics/3710201-makron-rosia-povinna-povernuti-do-ukraini-vivezenih-ditej.html</text:a>
</text:p>
      <!--NEWS-->
      <text:h text:style-name="P10" text:outline-level="1">
<text:span text:style-name="T4">
乌克兰争取民主和自由的斗争是整个欧洲的共同之处-Von der Lyen</text:span>
</text:h>
      <text:p text:style-name="P4">
作者: Ukrinform (Person)</text:p>
      <text:p text:style-name="P4">
出版商: Укринформ (Organization)</text:p>
      <text:p text:style-name="P4">
出版时间: 2023-05-16T-23:16:00+03:00</text:p>
      <text:p text:style-name="P4">
修改时间: 2023-05-16T23:16:00+03:00</text:p>
      <text:p text:style-name="P4">
描述: 乌克兰在战场上不仅捍卫自己的自由和独立性，而且捍卫民主的价值观，这是每个欧洲昂贵的价值观，这就是为什么欧洲必须支持乌克兰在与俄罗斯侵略的斗争中支持的原因，只要有必要。  - 乌克林。</text:p>
      <text:p text:style-name="P4">
图片: ["<text:a xlink:type="simple" xlink:href="https://static.ukrinform.com/photos/2023_02/thumb_files/630_360_1675351959-951.jpeg" text:style-name="Internet_20_link" text:visited-style-name="Visited_20_Internet_20_Link">
630_360_16753...</text:a>
"]</text:p>
      <text:p text:style-name="P4">
标签: ['Демократія', 'Україна', 'Фон дер Ляєн', 'Війна з Росією']</text:p>
      <text:p text:style-name="P4">
类型: Article</text:p>
      <!--METADATA-->
      <text:p text:style-name="P4">
<draw:frame draw:style-name="fr1" draw:name="Image40" text:anchor-type="as-char" svg:width="6.9236in" svg:height="3.956343in" draw:z-index="0">
<draw:image xlink:href="../Images/yкринформ/2023-05-16T-23-16-00-03-00/630_360_1675351959-951.jpeg" xlink:type="simple" xlink:show="embed" xlink:actuate="onLoad" draw:mime-type="image/jpeg"/>
</draw:frame>
乌克兰战场不仅主张了自己的自由和独立性，而且对每个欧洲都昂贵的价值观，这就是为什么欧洲必须支持乌克兰在与俄罗斯侵略的斗争中，只要有必要。</text:p>
      <text:p text:style-name="P4">
欧洲委员会总裁Ursula von der Lyen说，今天在冰岛首都欧洲理事会峰会上的演讲中宣布了这一点。</text:p>
      <text:p text:style-name="P4">
“今天战争恢复了<text:a xlink:type="simple" xlink:href="https://www.ukrinform.ua/tag-evropa" text:style-name="Internet_20_link" text:visited-style-name="Visited_20_Internet_20_Link">
</text:a>
….Ukraine正在为我们相信我们所相信的价值观而战，并且对我们如此灭绝。 我非常感谢我们在保护和平和促进忠诚度方面的团结。 这就是欧洲理事会成立的原因，伊萨马今天收集了我们。 尽管俄罗斯继续对民主的战争本身，但欧洲是唯一的战争，它代表乌克兰。 这是一项义务，”欧洲委员会主席强调。</text:p>
      <text:p text:style-name="P4">
她回忆起萨哈罗夫奖得主亚历山德拉·玛特维奇克(Alexandra Matviychuk)的话，他向乌克兰撒谎并不是因为他害怕北约，而是为了抑制乌克兰的民主运动。 这就是为什么俄罗斯针对乌克兰解决的这场战争是一场价值战争的原因。 因此，欧洲必须承担民主奴隶制的责任。</text:p>
      <text:p text:style-name="P4">
“确实，乌克兰人民要求对俄罗斯犯罪负责：为民用房屋炮击，以冷酷的处决，暂停儿童。 超过19,000名儿童被盗并从自己的岁月中撤离。 这正是冰岛峰会应该关注的峰会。</text:p>
      <text:p text:style-name="P4">
她指出，这种关注对乌克兰人很重要，因为潜在的逆转责任现在可以使俄罗斯士兵出口新的军事犯罪。 但这对未来也很重要。 因此，只有正义才能成为乌克兰长期和平的基础，即和平。</text:p>
      <text:p text:style-name="P4">
欧洲委员会主席强调 - 自从欧洲理事会成立以来，大陆一直在朝着民主领导。 欧洲人不仅重建了自己的城市，还恢复了欧洲的道德基础，在欧洲社会中心占据了自由和坦率的平等。<text:span text:style-name="T4">
另请阅读：</text:span>
 <text:a xlink:type="simple" xlink:href="https://www.ukrinform.ua/rubric-polytics/3710186-solc-vijna-z-rosieu-ne-zaversitsa-peremogou-putinskogo-imperializmu.html" text:style-name="Internet_20_link" text:visited-style-name="Visited_20_Internet_20_Link">
<text:span text:style-name="T4">
 sholc </text:span>
</text:a>
她指出，今天的欧洲再次证实了对其价值观的忠诚。</text:p>
      <text:p text:style-name="P4">
“我们将尽力赢得和平，只是和平。 没有乌克兰，我们将不为乌克兰做任何事情。 这就是为什么我们强烈支持乌克兰和平公式，这是通往和平之路的基础。 我在这次峰会上打电话给我们，以支持这个和平公式。 测试即将到来。 我们结合力非常重要。 乌克兰人在自杀和自由上挣扎。 这是我们的共同斗争，我们将长期以来一直站在他们的遗产上。 欧洲委员会主席写了演讲。</text:p>
      <text:p text:style-name="P4">
据报道，欧洲委员会的苏尼斯今天在雷克雅未克举行，其参与者认为全球最重要的国际关系问题和问题，包括俄罗斯军事侵略反乌克兰的后果，并寻求寻求方法的方法和平。</text:p>
      <text:p text:style-name="P4">
_foto：op _</text:p>
      <text:p text:style-name="P4">
News Source: <text:a xlink:type="simple" xlink:href="https://www.ukrinform.ua/rubric-polytics/3710199-borotba-ukraini-za-demokratiu-i-svobodu-e-spilnou-dla-vsiei-evropi-fon-der-laen.html" text:style-name="Internet_20_link" text:visited-style-name="Visited_20_Internet_20_Link">
https://www.ukrinform.ua/rubric-polytics/3710199-borotba-ukraini-za-demokratiu-i-svobodu-e-spilnou-dla-vsiei-evropi-fon-der-laen.html</text:a>
</text:p>
      <!--NEWS-->
      <text:h text:style-name="P10" text:outline-level="1">
<text:span text:style-name="T4">
在乌克兰的许多地区 - 空气警报</text:span>
</text:h>
      <text:p text:style-name="P4">
作者: Ukrinform (Person)</text:p>
      <text:p text:style-name="P4">
出版商: Укринформ (Organization)</text:p>
      <text:p text:style-name="P4">
出版时间: 2023-05-16T-25:14:00+03:00</text:p>
      <text:p text:style-name="P4">
修改时间: 2023-05-16T23:14:00+03:00</text:p>
      <text:p text:style-name="P4">
描述: 在乌克兰的13个地区已宣布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41" text:anchor-type="as-char" svg:width="6.9236in" svg:height="3.956343in" draw:z-index="0">
<draw:image xlink:href="../Images/yкринформ/2023-05-16T-25-14-00-03-00/630_360_1645871571-868.jpg" xlink:type="simple" xlink:show="embed" xlink:actuate="onLoad" draw:mime-type="image/jpeg"/>
</draw:frame>
在乌克兰13个地区已宣布空气警报。</text:p>
      <text:p text:style-name="P4">
[]证明了这一点(https://map.ukrainealarm.com/)据报道，空气焦虑。</text:p>
      <text:p text:style-name="P4">
现在 <text:a xlink:type="simple" xlink:href="https://www.ukrinform.ua/tag-povitrana-trivoga" text:style-name="Internet_20_link" text:visited-style-name="Visited_20_Internet_20_Link">
</text:a>
它在基辅地区以及Chernihiv，Zhytomyr，Cherkasy，Vinnytsia，Kirovograd，Mykolaiv，Mykolaiv，Odesa，Kherson，Dnipropetrovsk，Donetsk，Donetsk，donetsk，Zaporizhia，Zaporizhia，Luhansk Regions and Crimea and Crimea和Crimea。</text:p>
      <text:p text:style-name="P4">
据乌克林福姆报道，5月16日的03:30左右，俄罗斯入侵者从北部，南部和东方方向袭击了乌克兰18种不同类型的空气，海上和地面基地的火箭。</text:p>
      <text:p text:style-name="P4">
<text:span text:style-name="T4">
另请阅读：</text:span>
 <text:a xlink:type="simple" xlink:href="https://www.ukrinform.ua/rubric-ato/3710159-nic-zbitih-kindzaliv-ce-dla-rf-vtrata-120-mln-plus-znisena-reputacia.html" text:style-name="Internet_20_link" text:visited-style-name="Visited_20_Internet_20_Link">
</text:a>
</text:p>
      <text:p text:style-name="P4">
<text:a xlink:type="simple" xlink:href="https://www.ukrinform.ua/rubric-ato/3709737-sipi-ppo-vnoci-znisili-usi-18-rosijskih-raket-sered-nih-sist-kinzaliv.html" text:style-name="Internet_20_link" text:visited-style-name="Visited_20_Internet_20_Link">
 </text:a>
接纳乌克兰武装部队空军的力量。</text:p>
      <text:p text:style-name="P4">
News Source: <text:a xlink:type="simple" xlink:href="https://www.ukrinform.ua/rubric-ato/3710200-u-nizci-oblastej-ukraini-povitrana-trivoga.html" text:style-name="Internet_20_link" text:visited-style-name="Visited_20_Internet_20_Link">
https://www.ukrinform.ua/rubric-ato/3710200-u-nizci-oblastej-ukraini-povitrana-trivoga.html</text:a>
</text:p>
      <!--NEWS-->
      <text:h text:style-name="P10" text:outline-level="1">
<text:span text:style-name="T4">
在Sivershchyna和Slobozhanschyna的指示，俄罗斯军队炮击了Yeline，Medvedivka和Mu ...</text:span>
</text:h>
      <text:p text:style-name="P4">
作者: liveuamap (Language: en)</text:p>
      <text:p text:style-name="P4">
时间: 2023-05-16T-26:38:00</text:p>
      <text:p text:style-name="P4">
地点: Vovchansk (Latitude:50.24051 Longtitude:36.78823)</text:p>
      <text:p text:style-name="P4">
视频: []</text:p>
      <text:p text:style-name="P4">
图片: []</text:p>
      <text:p text:style-name="P4">
标签: ["Russia"]</text:p>
      <text:p text:style-name="P4">
Id: 22563269</text:p>
      <!--METADATA-->
      <text:p text:style-name="P4">
在Sivershchyna和Slbozhanschyna的方向上，俄罗斯军队炮击了Chernihiv地区的梅德维卡和穆拉维耶； VOVKIVKA, Manukhivka, Stukalivka, Iskryskivschyna, Volfyne, Shpyl and Stepok of Sumy Region, Also Kozacha Lopan, Heptyvka, LuykyaantsTSTSTSTSTSTSTSTSTSS Zemlyanky, Starytsyaof Kharkiv Region, - General Staff of Armed Forces of Ukraine Says in Themoring Report</text:p>
      <text:p text:style-name="P4">
新闻集链接：(https://liveuamap.com/en/2023/16-may-at-sivershchyna-and-slobozhanschyna-directions-russian)</text:p>
      <text:p text:style-name="P4">
News Source: <text:a xlink:type="simple" xlink:href="https://t.me/lumsrc/4798" text:style-name="Internet_20_link" text:visited-style-name="Visited_20_Internet_20_Link">
https://t.me/lumsrc/4798</text:a>
</text:p>
      <!--NEWS-->
      <text:h text:style-name="P10" text:outline-level="1">
<text:span text:style-name="T4">
ZPP上的俄罗斯士兵人数增加到2.5,000 -Energoatom</text:span>
</text:h>
      <text:p text:style-name="P4">
作者: Ukrinform (Person)</text:p>
      <text:p text:style-name="P4">
出版商: Укринформ (Organization)</text:p>
      <text:p text:style-name="P4">
出版时间: 2023-05-16T-27:10:00+03:00</text:p>
      <text:p text:style-name="P4">
修改时间: 2023-05-16T23:10:00+03:00</text:p>
      <text:p text:style-name="P4">
描述: 俄罗斯入侵者在所谓的“撤离”后返回Zaporizhzhya地区的Energodar市，在入侵者服务人员的核电站上，有超过2,000500人。  - 乌克林。</text:p>
      <text:p text:style-name="P4">
图片: ["<text:a xlink:type="simple" xlink:href="https://static.ukrinform.com/photos/2022_08/thumb_files/630_360_1659601205-271.jpg" text:style-name="Internet_20_link" text:visited-style-name="Visited_20_Internet_20_Link">
630_360_16596...</text:a>
"]</text:p>
      <text:p text:style-name="P4">
标签: ['Окупація', 'Російські військові', 'Запорізька АЕС', 'Війна з Росією']</text:p>
      <text:p text:style-name="P4">
类型: Article</text:p>
      <!--METADATA-->
      <text:p text:style-name="P4">
<draw:frame draw:style-name="fr1" draw:name="Image42" text:anchor-type="as-char" svg:width="6.9236in" svg:height="3.956343in" draw:z-index="0">
<draw:image xlink:href="../Images/yкринформ/2023-05-16T-27-10-00-03-00/630_360_1659601205-271.jpg" xlink:type="simple" xlink:show="embed" xlink:actuate="onLoad" draw:mime-type="image/jpeg"/>
</draw:frame>
所谓的“疏散”到Energodarzhzhzhzhzhzhia地区后，俄罗斯的拥抱返回，超过2,000500人在军人的核电站。</text:p>
      <text:p text:style-name="P4">
根据乌克林福姆的说法，Naek向[]报告了Energoatom(https://t.me/energoatom_ua/13100)。</text:p>
      <text:p text:style-name="P4">
Energodar中的“ 15天”疏散结束了：Rashists返回城市。在所谓的假期之后，在此期间，在此期间，不仅占领“当局”的代表，而且还从文档和设备中，也从Asvabaditeli中捕捉到了“ Asvabaditeli”。 Azov占领的“权力-Zaporizhzhia的卫星<text:a xlink:type="simple" xlink:href="https://www.ukrinform.ua/tag-aes" text:style-name="Internet_20_link" text:visited-style-name="Visited_20_Internet_20_Link">
</text:a>
”， - 消息读取。</text:p>
      <text:p text:style-name="P4">
他们返回城市，恢复了Zagarbnitsky“ Lada”的“工作”关键服务。 俄罗斯银行分支机构和所谓的地方政府再次发挥作用。 只有加油站不起作用，这根本没有火。 但是，即使有可能离开城市几乎是不可能的。</text:p>
      <text:p text:style-name="P4">
在被俘虏的Zaporizhzhya Npp的俄罗斯人中，武装骨灰的数量大大增加了。 现在有超过2500名俄罗斯军队，甚至超过车站工作人员。 “也就是说，欧洲最大的核电站，完全并完全转变为强化的军事基地，”他们在能量原子上。</text:p>
      <text:p text:style-name="P4">
<text:span text:style-name="T4">
另请阅读：</text:span>
 <text:a xlink:type="simple" xlink:href="https://www.ukrinform.ua/rubric-ato/3704742-prakticno-v-usih-turbinnih-zalah-zaes-rosiani-rozmistili-vibuhivku-ekspert.html" text:style-name="Internet_20_link" text:visited-style-name="Visited_20_Internet_20_Link">
<text:span text:style-name="T4">
 zpp </text:span>
</text:a>
在Energodar市，俄罗斯士兵和巡逻的数量也增加了。</text:p>
      <text:p text:style-name="P4">
如报道<text:a xlink:type="simple" xlink:href="https://www.ukrinform.ua/rubric-regions/3710020-rosiani-zaboronili-pracivnikam-zaes-spilkuvatis-miz-sobou-energoatom.html" text:style-name="Internet_20_link" text:visited-style-name="Visited_20_Internet_20_Link">
</text:a>
，纳扎普什(Nazaposhi NPP)加强了对原子的控制，现在被禁止与彼此交流的工作人员。</text:p>
      <text:p text:style-name="P4">
<text:span text:style-name="T5">
foto：energoatom</text:span>
</text:p>
      <text:p text:style-name="P4">
News Source: <text:a xlink:type="simple" xlink:href="https://www.ukrinform.ua/rubric-ato/3710196-kilkist-rosijskih-vijskovih-na-zaes-zrosla-do-25-tisaci-energoatom.html" text:style-name="Internet_20_link" text:visited-style-name="Visited_20_Internet_20_Link">
https://www.ukrinform.ua/rubric-ato/3710196-kilkist-rosijskih-vijskovih-na-zaes-zrosla-do-25-tisaci-energoatom.html</text:a>
</text:p>
      <!--NEWS-->
      <text:h text:style-name="P10" text:outline-level="1">
<text:span text:style-name="T4">
在库皮斯克指令，俄罗斯军队围墙，卡梅卡，克拉斯诺伊·佩瑟尔，mitrofanivka ...</text:span>
</text:h>
      <text:p text:style-name="P4">
作者: liveuamap (Language: en)</text:p>
      <text:p text:style-name="P4">
时间: 2023-05-16T-28:38:00</text:p>
      <text:p text:style-name="P4">
地点: Kupiansk (Latitude:49.6364 Longtitude:37.92)</text:p>
      <text:p text:style-name="P4">
视频: []</text:p>
      <text:p text:style-name="P4">
图片: []</text:p>
      <text:p text:style-name="P4">
标签: ["Russia"]</text:p>
      <text:p text:style-name="P4">
Id: 22563268</text:p>
      <!--METADATA-->
      <text:p text:style-name="P4">
俄罗斯航空在乌克兰武装部队的武装部队中进行了空袭</text:p>
      <text:p text:style-name="P4">
新闻收集链接：<text:a xlink:type="simple" xlink:href="https://liveuamap.com/en/2023/16-may-at-kupiansk-direction-russian-army-shelled-dvorichanske" text:style-name="Internet_20_link" text:visited-style-name="Visited_20_Internet_20_Link">
https://liveuamap.com/en/2023/16-may-at-kupiansk-direction-russian-army-army-shelled-dvorichanske</text:a>
</text:p>
      <text:p text:style-name="P4">
News Source: <text:a xlink:type="simple" xlink:href="https://t.me/lumsrc/4799" text:style-name="Internet_20_link" text:visited-style-name="Visited_20_Internet_20_Link">
https://t.me/lumsrc/4799</text:a>
</text:p>
      <!--NEWS-->
      <text:h text:style-name="P10" text:outline-level="1">
<text:span text:style-name="T4">
Zelensky宣布了国际措施，以授予武装部队与俄罗斯战争的新机会</text:span>
</text:h>
      <text:p text:style-name="P4">
作者: Ukrinform (Person)</text:p>
      <text:p text:style-name="P4">
出版商: Укринформ (Organization)</text:p>
      <text:p text:style-name="P4">
出版时间: 2023-05-16T-29:05:00+03:00</text:p>
      <text:p text:style-name="P4">
修改时间: 2023-05-16T23:05:00+03:00</text:p>
      <text:p text:style-name="P4">
描述: 沃罗迪米·泽伦斯基（Volodymyr Zelensky）总统在周二举行了几次会议，为乌克兰士兵提供了更多机会，使我们的胜利更加接近。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СУ', 'Зеленський', 'Війна з Росією', '#stoprussia']</text:p>
      <text:p text:style-name="P4">
类型: Article</text:p>
      <!--METADATA-->
      <text:p text:style-name="P4">
<draw:frame draw:style-name="fr1" draw:name="Image43" text:anchor-type="as-char" svg:width="6.9236in" svg:height="3.956343in" draw:z-index="0">
<draw:image xlink:href="../Images/yкринформ/2023-05-16T-29-05-00-03-00/630_360_1679682020-565.jpeg" xlink:type="simple" xlink:show="embed" xlink:actuate="onLoad" draw:mime-type="image/jpeg"/>
</draw:frame>
沃罗迪米·泽伦斯基(Volodymyr Zelensky)总统在周二举行了几次会议，为乌克兰士兵提供了更多机会，使我们的胜利更加接近。</text:p>
      <text:p text:style-name="P4">
国家元首在<text:a xlink:type="simple" xlink:href="https://www.youtube.com/watch" text:style-name="Internet_20_link" text:visited-style-name="Visited_20_Internet_20_Link">
</text:a>
传输乌克林。</text:p>
      <text:p text:style-name="P4">
_ <text:span text:style-name="T4">
 视频 </text:span>
： <text:a xlink:type="simple" xlink:href="https://t.me/OP_UA/9512" text:style-name="Internet_20_link" text:visited-style-name="Visited_20_Internet_20_Link">
</text:a>
_</text:p>
      <text:p text:style-name="P4">
“今天我举行了几次有关国际活动的会议 - 我们为士兵们做了更多的机会，更多的机会以更接近的胜利来结束这场战争。 我们正在为乌克兰准备新闻!”  -  Zelensky说。</text:p>
      <text:p text:style-name="P4">
他还报告说，他今天在网上参加了欧洲理事会峰会的工作，今天在铁路上工作。</text:p>
      <text:p text:style-name="P4">
<text:span text:style-name="T4">
另请阅读：</text:span>
 <text:a xlink:type="simple" xlink:href="https://www.ukrinform.ua/rubric-ato/3709897-zelenskij-proviv-stavku-skoriguvali-grafik-postavok-ozbroenna.html" text:style-name="Internet_20_link" text:visited-style-name="Visited_20_Internet_20_Link">
<text:span text:style-name="T4">
 Zelensky </text:span>
</text:a>
“自由欧洲的所有国家，我们欧洲的强大领导人……我感谢他们的中止，并敦促共同行动并继续100％，以便我们受到保护 - 所有的乌克兰，乌克兰，整个欧洲，都是自由的世界 -  100％。 总统强调。</text:p>
      <text:p text:style-name="P4">
正如乌克林福姆报道的那样，在冰岛首都周二开始了为期两天的欧洲理事会成员国国家和政府峰会。 议程的以下问题之一将是建立由俄罗斯对乌克兰的侵略性造成的国际注册。</text:p>
      <text:p text:style-name="P4">
<text:span text:style-name="T5">
foto：总统办公室</text:span>
</text:p>
      <text:p text:style-name="P4">
News Source: <text:a xlink:type="simple" xlink:href="https://www.ukrinform.ua/rubric-ato/3710209-prezident-anonsuvav-miznarodni-zahodi-dla-nadanna-zsu-novih-mozlivostej-u-vijni-z-rosieu.html" text:style-name="Internet_20_link" text:visited-style-name="Visited_20_Internet_20_Link">
https://www.ukrinform.ua/rubric-ato/3710209-prezident-anonsuvav-miznarodni-zahodi-dla-nadanna-zsu-novih-mozlivostej-u-vijni-z-rosieu.html</text:a>
</text:p>
      <!--NEWS-->
      <text:h text:style-name="P10" text:outline-level="1">
<text:span text:style-name="T4">
在莱曼（Lyman）的方向，俄罗斯军队炮击了卢汉斯克（Luhansk）地区和维克（Verkh）的Makiyivka和Bilohorivka ...</text:span>
</text:h>
      <text:p text:style-name="P4">
作者: liveuamap (Language: en)</text:p>
      <text:p text:style-name="P4">
时间: 2023-05-16T-30:38:00</text:p>
      <text:p text:style-name="P4">
地点: Bakhmut (Latitude:48.80573 Longtitude:38.24753)</text:p>
      <text:p text:style-name="P4">
视频: []</text:p>
      <text:p text:style-name="P4">
图片: []</text:p>
      <text:p text:style-name="P4">
标签: ["Russia"]</text:p>
      <text:p text:style-name="P4">
Id: 22563267</text:p>
      <!--METADATA-->
      <text:p text:style-name="P4">
在莱曼(Lyman)的指导下，俄罗斯军队炮击了卢汉格雷奇(Luhanskregion)的马克(Makiyivka)和比洛霍利夫卡(Bilohorivka)，顿涅茨克(Donetsk)地区的verkhnokamyanske和superne炮击。 俄罗斯航空导航在Spirne的空袭 - 乌克兰武装部队的总参谋长在早晨报告中说</text:p>
      <text:p text:style-name="P4">
新闻集链接：<text:a xlink:type="simple" xlink:href="https://liveuamap.com/en/2023/16-may-at-lyman-direction-russian-army-shelled-makiyivka" text:style-name="Internet_20_link" text:visited-style-name="Visited_20_Internet_20_Link">
https://liveuamap.com/en/2023/16-may-at--------------------------- russian-army-shelled-makiyivka</text:a>
</text:p>
      <text:p text:style-name="P4">
News Source: <text:a xlink:type="simple" xlink:href="https://t.me/lumsrc/4800" text:style-name="Internet_20_link" text:visited-style-name="Visited_20_Internet_20_Link">
https://t.me/lumsrc/4800</text:a>
</text:p>
      <!--NEWS-->
      <text:h text:style-name="P10" text:outline-level="1">
<text:span text:style-name="T4">
总统指出了巴赫穆特和塔夫里伊斯克的方向的战斗机</text:span>
</text:h>
      <text:p text:style-name="P4">
作者: Ukrinform (Person)</text:p>
      <text:p text:style-name="P4">
出版商: Укринформ (Organization)</text:p>
      <text:p text:style-name="P4">
出版时间: 2023-05-16T-31:02:00+03:00</text:p>
      <text:p text:style-name="P4">
修改时间: 2023-05-16T23:02:00+03:00</text:p>
      <text:p text:style-name="P4">
描述: 沃罗迪米尔总统Zelenskyy在Bakhmut和Tavriysk的指示中庆祝了战士。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Бахмут', 'Військові', 'Зеленський', 'Війна з Росією']</text:p>
      <text:p text:style-name="P4">
类型: Article</text:p>
      <!--METADATA-->
      <text:p text:style-name="P4">
<draw:frame draw:style-name="fr1" draw:name="Image44" text:anchor-type="as-char" svg:width="6.9236in" svg:height="3.956343in" draw:z-index="0">
<draw:image xlink:href="../Images/yкринформ/2023-05-16T-31-02-00-03-00/630_360_1679682020-565.jpeg" xlink:type="simple" xlink:show="embed" xlink:actuate="onLoad" draw:mime-type="image/jpeg"/>
</draw:frame>
沃迪米尔·泽伦斯基(Volodymyr Zelenskyy)总统指出了巴赫穆特(Bakhmut)和塔夫里亚(Tavriya)的战士。</text:p>
      <text:p text:style-name="P4">
正如乌克林福姆报道的那样，他在晚上说<text:a xlink:type="simple" xlink:href="https://t.me/V_Zelenskiy_official/6247" text:style-name="Internet_20_link" text:visited-style-name="Visited_20_Internet_20_Link">
</text:a>
。</text:p>
      <text:p text:style-name="P4">
Zelensky特别报道说，今天他举行了一系列费率，该会议报道了委员会指挥官，委员会负责人，负责国防的官员，情报。</text:p>
      <text:p text:style-name="P4">
<text:span text:style-name="T5">
viso：<text:a xlink:type="simple" xlink:href="https://t.me/V_Zelenskiy_official/6247" text:style-name="Internet_20_link" text:visited-style-name="Visited_20_Internet_20_Link">
</text:a>
</text:span>
</text:p>
      <text:p text:style-name="P4">
“ Sirsky将军的一份非常重要的报告 - 关于Bakhmut Napryamka的情况。 我感谢我们所有的<text:a xlink:type="simple" xlink:href="https://www.ukrinform.ua/tag-vijskovi" text:style-name="Internet_20_link" text:visited-style-name="Visited_20_Internet_20_Link">
</text:a>
在那里，每个士兵，中士，军官以这种方式做超人的事情。 做得好。 做得好!”  - 总统强调。</text:p>
      <text:p text:style-name="P4">
他指出了第57步兵旅的“八十”塔沃斯的第5个单独的突击旅。</text:p>
      <text:p text:style-name="P4">
“您的勇气，决心和在摧毁敌人方面的成功非常重要!谢谢!”泽伦斯基说。</text:p>
      <text:p text:style-name="P4">
总统还提到了塔夫里亚的战士。</text:p>
      <text:p text:style-name="P4">
“七十斯泰耶维特卡”是一个光荣的第79个独立的着陆旅，第55个单独的炮兵旅的炮兵，第74次独立的侦察战役，第116个单独的领土国防旅，第128个单独的您!您的韧性和准确性是一段时间。”乌克兰国家负责人说。</text:p>
      <text:p text:style-name="P4">
<text:span text:style-name="T4">
另请阅读：</text:span>
 <text:a xlink:type="simple" xlink:href="https://www.ukrinform.ua/rubric-polytics/3710190-zelenskij-na-samiti-radi-evropi-zaklikav-diati-na-100-sil.html" text:style-name="Internet_20_link" text:visited-style-name="Visited_20_Internet_20_Link">
<text:span text:style-name="T4">
 Zelensky </text:span>
</text:a>
据报道，沃迪米尔Zelenskyy总统返回基辅，立即<text:a xlink:type="simple" xlink:href="https://www.ukrinform.ua/rubric-ato/3709897-zelenskij-proviv-stavku-skoriguvali-grafik-postavok-ozbroenna.html" text:style-name="Internet_20_link" text:visited-style-name="Visited_20_Internet_20_Link">
</text:a>
参与者调整了武器和弹药的供应。</text:p>
      <text:p text:style-name="P4">
_foto：op _</text:p>
      <text:p text:style-name="P4">
News Source: <text:a xlink:type="simple" xlink:href="https://www.ukrinform.ua/rubric-ato/3710194-prezident-vidznaciv-bijciv-na-bahmutskomu-i-tavrijskomu-napramkah.html" text:style-name="Internet_20_link" text:visited-style-name="Visited_20_Internet_20_Link">
https://www.ukrinform.ua/rubric-ato/3710194-prezident-vidznaciv-bijciv-na-bahmutskomu-i-tavrijskomu-napramkah.html</text:a>
</text:p>
      <!--NEWS-->
      <text:h text:style-name="P10" text:outline-level="1">
<text:span text:style-name="T4">
军队的JSU Bakhmut Directio Rusian炮击Grigorivka，Bogdanivka，Bakhmut，Ivanivske，Stuposh ...</text:span>
</text:h>
      <text:p text:style-name="P4">
作者: liveuamap (Language: en)</text:p>
      <text:p text:style-name="P4">
时间: 2023-05-16T-32:38:00</text:p>
      <text:p text:style-name="P4">
地点: Novhorods'ke, Donetsk Oblast (Latitude:48.33478 Longtitude:37.84635)</text:p>
      <text:p text:style-name="P4">
视频: []</text:p>
      <text:p text:style-name="P4">
图片: []</text:p>
      <text:p text:style-name="P4">
标签: ["Russia"]</text:p>
      <text:p text:style-name="P4">
Id: 22563266</text:p>
      <!--METADATA-->
      <text:p text:style-name="P4">
At Bakhmut Direction Russian Army Shelled Hryhorivka, Bohdanivka, Bakhmut, Ivanivske, Stupochky, Druzhba, Oleksandro-Shultyne, Pivnichne, Pivnichne, Pivniechne, Pivniene, Pivnie, Pivnne, Pivnne, Pivnne, Pivnne, Pivnie, Pivnie F Donetsk Region, - General Staff乌克兰的武装部队在早晨的报告中说</text:p>
      <text:p text:style-name="P4">
新闻集链接：(https://liveuamap.com/en/2023/16-may-at-bakhmut-direction-russian-army-shelled-hryhorivka)</text:p>
      <text:p text:style-name="P4">
News Source: <text:a xlink:type="simple" xlink:href="https://t.me/lumsrc/4801" text:style-name="Internet_20_link" text:visited-style-name="Visited_20_Internet_20_Link">
https://t.me/lumsrc/4801</text:a>
</text:p>
      <!--NEWS-->
      <text:h text:style-name="P10" text:outline-level="1">
<text:span text:style-name="T4">
军队的JSC Avdiivka Directio Rusian炮击草原，Lastochkin，Avdiivka，Pervomaisk和...</text:span>
</text:h>
      <text:p text:style-name="P4">
作者: liveuamap (Language: en)</text:p>
      <text:p text:style-name="P4">
时间: 2023-05-16T-34:38:00</text:p>
      <text:p text:style-name="P4">
地点: Donetsk Oblast (Latitude:48.1268 Longtitude:37.77374)</text:p>
      <text:p text:style-name="P4">
视频: []</text:p>
      <text:p text:style-name="P4">
图片: []</text:p>
      <text:p text:style-name="P4">
标签: ["Russia"]</text:p>
      <text:p text:style-name="P4">
Id: 22563265</text:p>
      <!--METADATA-->
      <text:p text:style-name="P4">
在Avdiyivka方向，俄罗斯军队炮击了Stepove，Lastochkyne，Avdiyivka，Pervomayske和Donetsk地区的Karlivka。 俄罗斯航空在乌克兰武装部队的武装部队中，俄罗斯航空在阿夫迪伊夫卡进行了</text:p>
      <text:p text:style-name="P4">
新闻集链接：<text:a xlink:type="simple" xlink:href="https://liveuamap.com/en/2023/16-may-at-avdiyivka-direction-russian-army-shelled-stepove" text:style-name="Internet_20_link" text:visited-style-name="Visited_20_Internet_20_Link">
https://liveuamap.com/en/2023/16-may-at-avdiyivka-direction-russian-army-army-shelled-stepove</text:a>
</text:p>
      <text:p text:style-name="P4">
News Source: <text:a xlink:type="simple" xlink:href="https://t.me/lumsrc/4802" text:style-name="Internet_20_link" text:visited-style-name="Visited_20_Internet_20_Link">
https://t.me/lumsrc/4802</text:a>
</text:p>
      <!--NEWS-->
      <text:h text:style-name="P10" text:outline-level="1">
<text:span text:style-name="T4">
乌克兰已同意合作伙伴就破坏赔偿机制的进一步步骤</text:span>
</text:h>
      <text:p text:style-name="P4">
作者: Ukrinform (Person)</text:p>
      <text:p text:style-name="P4">
出版商: Укринформ (Organization)</text:p>
      <text:p text:style-name="P4">
出版时间: 2023-05-16T-34:56:00+03:00</text:p>
      <text:p text:style-name="P4">
修改时间: 2023-05-16T22:56:00+03:00</text:p>
      <text:p text:style-name="P4">
描述: 乌克兰已同意合作伙伴的真正步骤，以建立赔偿俄罗斯在乌克兰造成的破坏机制。  - 乌克林。</text:p>
      <text:p text:style-name="P4">
图片: ["<text:a xlink:type="simple" xlink:href="https://static.ukrinform.com/photos/2023_05/thumb_files/630_360_1684267633-181.jpg" text:style-name="Internet_20_link" text:visited-style-name="Visited_20_Internet_20_Link">
630_360_16842...</text:a>
"]</text:p>
      <text:p text:style-name="P4">
标签: ['Саміт', 'Воєнні злочини', 'Рада Європи', 'Шмигаль', 'Війна з Росією', '#stoprussia']</text:p>
      <text:p text:style-name="P4">
类型: Article</text:p>
      <!--METADATA-->
      <text:p text:style-name="P4">
<draw:frame draw:style-name="fr1" draw:name="Image45" text:anchor-type="as-char" svg:width="6.9236in" svg:height="3.956343in" draw:z-index="0">
<draw:image xlink:href="../Images/yкринформ/2023-05-16T-34-56-00-03-00/630_360_1684267633-181.jpg" xlink:type="simple" xlink:show="embed" xlink:actuate="onLoad" draw:mime-type="image/jpeg"/>
</draw:frame>
乌克兰与合作伙伴是关于为俄罗斯在乌克兰造成的破坏机制的真正步骤。</text:p>
      <text:p text:style-name="P4">
他在<text:a xlink:type="simple" xlink:href="https://t.me/Denys_Smyhal/5225" text:style-name="Internet_20_link" text:visited-style-name="Visited_20_Internet_20_Link">
</text:a>
乌克林福姆报道，总理丹尼斯·施米加尔(Denis Schmigal)与政府一起参加了欧洲理事会峰会，该理事会于周二开始于周二Urakiavik。</text:p>
      <text:p text:style-name="P4">
_ <text:span text:style-name="T4">
 视频 </text:span>
： <text:a xlink:type="simple" xlink:href="https://t.me/Denys_Smyhal/5225" text:style-name="Internet_20_link" text:visited-style-name="Visited_20_Internet_20_Link">
</text:a>
_</text:p>
      <text:p text:style-name="P4">
“在欧洲理事会峰会上的一个重要问题是乌克兰犯罪的惩罚。他们同意合作伙伴在为俄罗斯在乌克兰造成的破坏赔偿的方向而采取的真实步骤的同意。”(https://www.ukrinform.ua/tag-smigal)。</text:p>
      <text:p text:style-name="P4">
<text:span text:style-name="T4">
另请阅读：</text:span>
 <text:a xlink:type="simple" xlink:href="https://www.ukrinform.ua/rubric-polytics/3710190-zelenskij-na-samiti-radi-evropi-zaklikav-diati-na-100-sil.html" text:style-name="Internet_20_link" text:visited-style-name="Visited_20_Internet_20_Link">
<text:span text:style-name="T4">
 rada </text:span>
 <text:span text:style-name="T4">
 </text:span>
欧洲**</text:a>
正如乌克林福姆报道的英国<text:a xlink:type="simple" xlink:href="https://www.ukrinform.ua/rubric-world/3710081-britania-priednaetsa-do-ugodi-pro-reestr-zbitkiv-vid-agresii-rf-na-samiti-u-rejkaviku.html" text:style-name="Internet_20_link" text:visited-style-name="Visited_20_Internet_20_Link">
</text:a>
在5月16日至17日在雷基亚维克举行的欧洲理事会峰会上，俄罗斯对乌克兰的侵略造成国际损失登记册。</text:p>
      <text:p text:style-name="P4">
News Source: <text:a xlink:type="simple" xlink:href="https://www.ukrinform.ua/rubric-polytics/3710197-ukraina-domovilasa-z-partnerami-pro-podalsi-kroki-sodo-mehanizmu-kompensacij-za-rujnuvanna.html" text:style-name="Internet_20_link" text:visited-style-name="Visited_20_Internet_20_Link">
https://www.ukrinform.ua/rubric-polytics/3710197-ukraina-domovilasa-z-partnerami-pro-podalsi-kroki-sodo-mehanizmu-kompensacij-za-rujnuvanna.html</text:a>
</text:p>
      <!--NEWS-->
      <text:h text:style-name="P10" text:outline-level="1">
<text:span text:style-name="T4">
JSC Marinka Direcion Rusian军队炮击Krasnogorivka，Acute，St. George，Marinka和...</text:span>
</text:h>
      <text:p text:style-name="P4">
作者: liveuamap (Language: en)</text:p>
      <text:p text:style-name="P4">
时间: 2023-05-16T-36:38:00</text:p>
      <text:p text:style-name="P4">
地点: Donetsk (Latitude:47.85498 Longtitude:37.47385)</text:p>
      <text:p text:style-name="P4">
视频: []</text:p>
      <text:p text:style-name="P4">
图片: []</text:p>
      <text:p text:style-name="P4">
标签: ["Russia"]</text:p>
      <text:p text:style-name="P4">
Id: 22563261</text:p>
      <!--METADATA-->
      <text:p text:style-name="P4">
在玛丽卡(Maryinka)方向，俄罗斯军队炮击了顿涅茨克地区的克拉斯诺夫卡(Krasnohorivka)，霍斯特(Hostre)，霍希耶夫卡(Heorhiyivka)，玛丽卡(Maryinka)和诺维尔·哈伊利夫卡</text:p>
      <text:p text:style-name="P4">
新闻集链接：<text:a xlink:type="simple" xlink:href="https://liveuamap.com/en/2023/16-may-at-maryinka-direction-russian-army-shelled-krasnohorivka" text:style-name="Internet_20_link" text:visited-style-name="Visited_20_Internet_20_Link">
https://liveuamap.com/en/2023/16-may-at-maryinka-direction-russian-army-shelled-krasnohorivka</text:a>
</text:p>
      <text:p text:style-name="P4">
News Source: <text:a xlink:type="simple" xlink:href="https://t.me/lumsrc/4803" text:style-name="Internet_20_link" text:visited-style-name="Visited_20_Internet_20_Link">
https://t.me/lumsrc/4803</text:a>
</text:p>
      <!--NEWS-->
      <text:h text:style-name="P10" text:outline-level="1">
<text:span text:style-name="T4">
白宫对南非总统发表了评论，以结束乌克兰的战争</text:span>
</text:h>
      <text:p text:style-name="P4">
作者: Ukrinform (Person)</text:p>
      <text:p text:style-name="P4">
出版商: Укринформ (Organization)</text:p>
      <text:p text:style-name="P4">
出版时间: 2023-05-16T-36:54:00+03:00</text:p>
      <text:p text:style-name="P4">
修改时间: 2023-05-16T22:54:00+03:00</text:p>
      <text:p text:style-name="P4">
描述: 美国并没有否认第三国结束俄罗斯对乌克兰联邦的任何和平提议，但必须完全同意乌克兰一方并根据《联合国宪章》一致。  - 乌克林。</text:p>
      <text:p text:style-name="P4">
图片: ["<text:a xlink:type="simple" xlink:href="https://static.ukrinform.com/photos/2016_05/thumb_files/630_360_1462312039-1410-dzon-kirbi.jpg" text:style-name="Internet_20_link" text:visited-style-name="Visited_20_Internet_20_Link">
630_360_14623...</text:a>
"]</text:p>
      <text:p text:style-name="P4">
标签: ['ПАР', 'Україна', 'Білий дім', 'Війна з Росією']</text:p>
      <text:p text:style-name="P4">
类型: Article</text:p>
      <!--METADATA-->
      <text:p text:style-name="P4">
<draw:frame draw:style-name="fr1" draw:name="Image46" text:anchor-type="as-char" svg:width="6.9236in" svg:height="3.956343in" draw:z-index="0">
<draw:image xlink:href="../Images/yкринформ/2023-05-16T-36-54-00-03-00/630_360_1462312039-1410-dzon-kirbi.jpg" xlink:type="simple" xlink:show="embed" xlink:actuate="onLoad" draw:mime-type="image/jpeg"/>
</draw:frame>
美国并没有否认第三国结束俄罗斯对乌克兰联邦的任何和平提议，但这必须与乌克兰一方并根据联合国宪章一致。</text:p>
      <text:p text:style-name="P4">
因此，白宫国家安全委员会约翰·柯比(John Kirby)的协调员周二出版了南非总统的评论，报道了乌克林福姆自己的记者。</text:p>
      <text:p text:style-name="P4">
“我们将支持任何和平要约(至于[]的完成(https://www.ukrinform.ua/tag-vijna)乌克兰的俄罗斯联邦 - 编辑。)第三方，如果可以被认为是可靠的，可行的和稳定的。 为了使这三件事成为一个地方，应由Zelensky和乌克兰人民的总统提供支持。”白宫代表说。</text:p>
      <text:p text:style-name="P4">
同时，他强调有必要遵守“没有乌克兰”原则。 他说，此外，应根据《联合国宪章》(The Un Charter)以及Zelensky总统的饮酒以及他的提议从10分来传达此类建议。</text:p>
      <text:p text:style-name="P4">
<text:span text:style-name="T4">
另请阅读：</text:span>
 <text:a xlink:type="simple" xlink:href="https://www.ukrinform.ua/rubric-polytics/3705301-mirnij-plan-zelenskogo-ta-proekt-rezolucii-kongresu-ssa-okresluut-peremogu-ukraini-ekspert.html" text:style-name="Internet_20_link" text:visited-style-name="Visited_20_Internet_20_Link">
<text:span text:style-name="T4">
和平</text:span>
 <text:span text:style-name="T4">
计划</text:span>
</text:a>
如报道<text:a xlink:type="simple" xlink:href="https://www.ukrinform.ua/rubric-polytics/3710014-prezident-par-anonsuvav-mirotvorcu-misiu-sob-pripiniti-vijnu-rf-z-ukrainou.html" text:style-name="Internet_20_link" text:visited-style-name="Visited_20_Internet_20_Link">
</text:a>
，南非共和国总统(夫妻)Ramafos Siril周二登陆了非洲国家将提出一项和平倡议，以完成俄罗斯对乌克兰的完成。 Ramafos说，非洲国家元首的代表团计划访问莫斯科和基辅，目的是提出该计划。</text:p>
      <text:p text:style-name="P4">
News Source: <text:a xlink:type="simple" xlink:href="https://www.ukrinform.ua/rubric-polytics/3710192-bilij-dim-prokomentuvav-propozicii-prezidenta-par-sodo-pripinenna-vijni-v-ukraini.html" text:style-name="Internet_20_link" text:visited-style-name="Visited_20_Internet_20_Link">
https://www.ukrinform.ua/rubric-polytics/3710192-bilij-dim-prokomentuvav-propozicii-prezidenta-par-sodo-pripinenna-vijni-v-ukraini.html</text:a>
</text:p>
      <!--NEWS-->
      <text:h text:style-name="P10" text:outline-level="1">
<text:span text:style-name="T4">
军队的JSC Shakhtarskoe Directio Rusian炮击Kalledar，想知道Novoukrainka和Shah ...</text:span>
</text:h>
      <text:p text:style-name="P4">
作者: liveuamap (Language: en)</text:p>
      <text:p text:style-name="P4">
时间: 2023-05-16T-38:38:00</text:p>
      <text:p text:style-name="P4">
地点: Velyka Novosilka (Latitude:47.85832 Longtitude:37.00281)</text:p>
      <text:p text:style-name="P4">
视频: []</text:p>
      <text:p text:style-name="P4">
图片: []</text:p>
      <text:p text:style-name="P4">
标签: ["Russia"]</text:p>
      <text:p text:style-name="P4">
Id: 22563254</text:p>
      <!--METADATA-->
      <text:p text:style-name="P4">
在沙克塔克(Shakhtarske)的指示，俄罗斯军队炮击了Vuhledar，Prechystivka，Novoukrayinka和Shakhtarske，乌克兰武装部队的总参谋</text:p>
      <text:p text:style-name="P4">
新闻集链接：<text:a xlink:type="simple" xlink:href="https://liveuamap.com/en/2023/16-may-at-shakhtarske-direction-russian-army-shelled-vuhledar" text:style-name="Internet_20_link" text:visited-style-name="Visited_20_Internet_20_Link">
https://liveuamap.com/en/2023/16-may-at-shakhtarske-direction-russian-army-army-shelled-vuhledar</text:a>
</text:p>
      <text:p text:style-name="P4">
News Source: <text:a xlink:type="simple" xlink:href="https://t.me/lumsrc/4804" text:style-name="Internet_20_link" text:visited-style-name="Visited_20_Internet_20_Link">
https://t.me/lumsrc/4804</text:a>
</text:p>
      <!--NEWS-->
      <text:h text:style-name="P10" text:outline-level="1">
<text:span text:style-name="T4">
欧洲理事会峰会的Zelensky敦促行动100％的部队</text:span>
</text:h>
      <text:p text:style-name="P4">
作者: Ukrinform (Person)</text:p>
      <text:p text:style-name="P4">
出版商: Укринформ (Organization)</text:p>
      <text:p text:style-name="P4">
出版时间: 2023-05-16T-38:49:00+03:00</text:p>
      <text:p text:style-name="P4">
修改时间: 2023-05-16T22:49:00+03:00</text:p>
      <text:p text:style-name="P4">
描述: 乌克兰总统呼吁100％的力量保护乌克兰，欧洲和欧洲的生活方式。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Саміт', 'Рада Європи', 'Зеленський', 'Війна з Росією']</text:p>
      <text:p text:style-name="P4">
类型: Article</text:p>
      <!--METADATA-->
      <text:p text:style-name="P4">
<draw:frame draw:style-name="fr1" draw:name="Image47" text:anchor-type="as-char" svg:width="6.9236in" svg:height="3.956343in" draw:z-index="0">
<draw:image xlink:href="../Images/yкринформ/2023-05-16T-38-49-00-03-00/630_360_1682063024-559.jpeg" xlink:type="simple" xlink:show="embed" xlink:actuate="onLoad" draw:mime-type="image/jpeg"/>
</draw:frame>
乌克兰总统呼吁100％的力量保护欧洲欧洲生活方式的乌克兰。</text:p>
      <text:p text:style-name="P4">
根据乌克林事物通讯员的说法，乌克兰国家负责人在雷克雅未克欧洲委员会峰会开幕式上宣布了视频剪辑。</text:p>
      <text:p text:style-name="P4">
“今天，早上三点钟，我们的人民从爆炸中醒来 - 我们的无聊者中有18枚俄罗斯导弹，尤其是弹道，这将由恐怖分子构成(https://www.ukrinform.ua/tag-rosia)她同时使用了弹道导弹，以及无人机使我们的航空拯救生命复杂化。 但是所有的生命都受到保护。 所有火箭都被击倒，包括弹道。 100％的。 这是一个历史结果，”  - 演讲开始时乌克兰领导人。</text:p>
      <text:p text:style-name="P4">
_video：op _</text:p>
      <text:p text:style-name="P4">
据他说，尽管俄罗斯试图“改善其残疾”，但乌克兰在合作伙伴的支持下，“努力改善对我们人民的保护”。 Zelensky说：“我感谢所有帮助我们改善防空的国家和领导人。我们共同展示了我们的100％的含义，以及自由世界的意义。”</text:p>
      <text:p text:style-name="P4">
他回忆说，一年前，乌克兰无法击倒大多数火箭发射器，尤其是弹道。 “现在我问自己：如果您能够做到这一点，当思想并决心保护生活时，我们将无法做些什么？答案是当我们团结一致时，我们将做一切乌克兰国家负责人强调，在任何领域中有100％在任何领域，如果我们有一个容器来保护我们的人民和欧洲。</text:p>
      <text:p text:style-name="P4">
随之而来的是，他指出，要在全国范围内进行乌克兰防空的工作还有很多事情要做。</text:p>
      <text:p text:style-name="P4">
“乌克兰领土很大，为了使防空结果成为今晚，它们成为全国各地的一项规则，我们需要空防防风和火箭系统。我们还需要更多的近期战斗机乌克兰总统说。</text:p>
      <text:p text:style-name="P4">
<text:span text:style-name="T4">
另请阅读：</text:span>
 <text:a xlink:type="simple" xlink:href="https://www.ukrinform.ua/rubric-ato/3709626-zelenskij-povertaemosa-dodomu-z-novimi-oboronnimi-paketami-ukraina-stae-silnisou.html" text:style-name="Internet_20_link" text:visited-style-name="Visited_20_Internet_20_Link">
<text:span text:style-name="T4">
 Zelensky </text:span>
</text:a>
</text:p>
      <text:p text:style-name="P4">
“ 100％应该是我们的基准，我们必须离开侵略者0％。武器和准备士兵的准备可以保证100％的国防行动。我感谢所有人，他们加强了我们的国防。100％的成功成功保证了诚实的诚实。在每个州...我们的公式和平的100％成功是通过外交来保证的，我感谢所有帮助我们团结世界的人实现和平的公式 - 唯一现实的和平计划。当然，正义的100％ 。因为没有正义，就会有稳定的和平。</text:p>
      <text:p text:style-name="P4">
在这种背景下，他感谢欧洲委员会和成员国的领导人决定建立由俄罗斯侵略造成的国际损失登记册。 总统补充说：“这将更接近建立一种全面的薪酬机制，这是一份报告，即侵略甚至不必考虑侵略性。”</text:p>
      <text:p text:style-name="P4">
<text:span text:style-name="T4">
另请阅读：</text:span>
 <text:a xlink:type="simple" xlink:href="https://www.ukrinform.ua/rubric-world/3710151-samit-radi-evropi-zoseredit-uvagu-na-vidpovidalnosti-rosii-za-zlocin-agresii-fon-der-laen.html" text:style-name="Internet_20_link" text:visited-style-name="Visited_20_Internet_20_Link">
</text:a>
他还表达了信心，即建立一个有关侵略犯罪的特别法庭的100％结果将得到实现。</text:p>
      <text:p text:style-name="P4">
“欧洲一直在等待领导人100％的领导者，并为保护欧洲和我们的共同价值观带来100％的结果。最后，我们现在正在取得的成就。我们是欧洲人100％我们的力量是保护我们的生活方式。让它成为我们内容的规则。”  - 总结乌克兰国家的负责人。</text:p>
      <text:p text:style-name="P4">
正如乌克林福姆报道的那样，在冰岛首都周二开始了为期两天的欧洲理事会成员国国家和政府峰会。 议程上的一种方法是创建<text:a xlink:type="simple" xlink:href="https://www.ukrinform.ua/rubric-vidbudova/3706858-na-samiti-v-rejkaviku-pidpisut-dogovir-akij-mae-zapustiti-miznarodnij-reestr-zbitkiv-minust.html" text:style-name="Internet_20_link" text:visited-style-name="Visited_20_Internet_20_Link">
</text:a>
，由俄罗斯对乌克兰的侵略造成。</text:p>
      <text:p text:style-name="P4">
_foto：op _</text:p>
      <text:p text:style-name="P4">
News Source: <text:a xlink:type="simple" xlink:href="https://www.ukrinform.ua/rubric-polytics/3710190-zelenskij-na-samiti-radi-evropi-zaklikav-diati-na-100-sil.html" text:style-name="Internet_20_link" text:visited-style-name="Visited_20_Internet_20_Link">
https://www.ukrinform.ua/rubric-polytics/3710190-zelenskij-na-samiti-radi-evropi-zaklikav-diati-na-100-sil.html</text:a>
</text:p>
      <!--NEWS-->
      <text:h text:style-name="P10" text:outline-level="1">
<text:span text:style-name="T4">
在Zaporizhzhia和Kherson的指示，俄罗斯军队炮击了Burlatske，Vilne Pole，Novopil的...</text:span>
</text:h>
      <text:p text:style-name="P4">
作者: liveuamap (Language: en)</text:p>
      <text:p text:style-name="P4">
时间: 2023-05-16T-40:38:00</text:p>
      <text:p text:style-name="P4">
地点: Novopavlivsk (Latitude:47.87214 Longtitude:36.67889)</text:p>
      <text:p text:style-name="P4">
视频: []</text:p>
      <text:p text:style-name="P4">
图片: []</text:p>
      <text:p text:style-name="P4">
标签: ["Russia"]</text:p>
      <text:p text:style-name="P4">
Id: 22563251</text:p>
      <!--METADATA-->
      <text:p text:style-name="P4">
在Zaporizhzhia和Kherson的指示，俄罗斯军队炮击了Burlatske，Vilnepole，Donetsk地区的Novopil； Olhivske，Malynivka，Huliaipole，Zaliznychne，Huliaipilske，Bilohirya，Mala Tokmachka，Orikhiv和Zaporizhzhiaregion的Kamyanske； Dnipropetrovsk地区的Nikopol，也是Kherson City。 唐纳茨克地区维尔尼杆的俄罗斯航空导入的空袭； 乌克兰武装部队的一般报告说</text:p>
      <text:p text:style-name="P4">
新闻集链接：<text:a xlink:type="simple" xlink:href="https://liveuamap.com/en/2023/16-may-at-zaporizhzhia-and-kherson-directions-russian-army" text:style-name="Internet_20_link" text:visited-style-name="Visited_20_Internet_20_Link">
https://liveuamap.com/en/2023/2023/16-may-at-zaporizhzhia-and-kherson-directions-russian-army</text:a>
</text:p>
      <text:p text:style-name="P4">
News Source: <text:a xlink:type="simple" xlink:href="https://t.me/lumsrc/4805" text:style-name="Internet_20_link" text:visited-style-name="Visited_20_Internet_20_Link">
https://t.me/lumsrc/4805</text:a>
</text:p>
      <!--NEWS-->
      <text:h text:style-name="P10" text:outline-level="1">
<text:span text:style-name="T4">
在Bakhmut的战斗中，喀尔巴阡山脉NPP Andriy Tomashchuk的自然保护大师被杀</text:span>
</text:h>
      <text:p text:style-name="P4">
作者: Ukrinform (Person)</text:p>
      <text:p text:style-name="P4">
出版商: Укринформ (Organization)</text:p>
      <text:p text:style-name="P4">
出版时间: 2023-05-16T-40:42:00+03:00</text:p>
      <text:p text:style-name="P4">
修改时间: 2023-05-16T22:42:00+03:00</text:p>
      <text:p text:style-name="P4">
描述: 在巴赫穆特（Bakhmut）的战斗中，自然保护的大师保护了Hoverlana自然保护研究部的喀尔巴阡山脉NPP Andriy Tomashchuk，他担任机关枪手，被杀。  - 乌克林。</text:p>
      <text:p text:style-name="P4">
图片: ["<text:a xlink:type="simple" xlink:href="https://static.ukrinform.com/photos/2021_04/thumb_files/630_360_1617451171-445.jpg" text:style-name="Internet_20_link" text:visited-style-name="Visited_20_Internet_20_Link">
630_360_16174...</text:a>
", "<text:a xlink:type="simple" xlink:href="https://static.ukrinform.com/photos/2023_05/1684266031-509.jpg" text:style-name="Internet_20_link" text:visited-style-name="Visited_20_Internet_20_Link">
1684266031-50...</text:a>
"]</text:p>
      <text:p text:style-name="P4">
标签: ['Бахмут', 'Загибель', 'Війна з Росією']</text:p>
      <text:p text:style-name="P4">
类型: Article</text:p>
      <!--METADATA-->
      <text:p text:style-name="P4">
<draw:frame draw:style-name="fr1" draw:name="Image48" text:anchor-type="as-char" svg:width="6.9236in" svg:height="3.956343in" draw:z-index="0">
<draw:image xlink:href="../Images/yкринформ/2023-05-16T-40-42-00-03-00/630_360_1617451171-445.jpg" xlink:type="simple" xlink:show="embed" xlink:actuate="onLoad" draw:mime-type="image/jpeg"/>
</draw:frame>
在战斗中，Zabakhmut被Hoverlansky Nature Conservation and Research Department的自然保护大师杀害，喀尔巴阡山脉NPP Andriy Tomashchuk是一名服务农业人员。</text:p>
      <text:p text:style-name="P4">
关于<text:a xlink:type="simple" xlink:href="https://www.facebook.com/CarpathianNNP/posts/pfbid02TdpSW5PJr15vA9RZXDjemV6cVgPf12mnaSNi1jxhSVBE5EcAm2usVWs99iXaTrtYl" text:style-name="Internet_20_link" text:visited-style-name="Visited_20_Internet_20_Link">
</text:a>
乌克林福姆报道说，喀尔巴阡国家自然公园报告说。</text:p>
      <text:p text:style-name="P4">
“在与俄罗斯占用者的战斗中，32岁的安德里·托马什丘克(Andriy Tomashchuk)的生活，他是一位自然保护部的大师，对Hoverlansky自然保护研究部门的生平。 安德鲁(Andrew)担任机关枪手和<text:a xlink:type="simple" xlink:href="https://www.ukrinform.ua/tag-zagibel" text:style-name="Internet_20_link" text:visited-style-name="Visited_20_Internet_20_Link">
</text:a>
在巴赫穆特(Bakhmut)的英雄堡垒中，直到他的职业和道德责任结束。”</text:p>
      <text:p text:style-name="P4">
<draw:frame draw:style-name="fr1" draw:name="Image49" text:anchor-type="as-char" svg:width="6.9236in" svg:height="9.697782in" draw:z-index="0">
<draw:image xlink:href="../Images/yкринформ/2023-05-16T-40-42-00-03-00/1684266031-509.jpg" xlink:type="simple" xlink:show="embed" xlink:actuate="onLoad" draw:mime-type="image/jpeg"/>
</draw:frame>
据他们说，托马什丘克(Tomashchuk)与他的朋友们一起，是第一个在全面入侵的开始时捍卫乌克兰人的人。</text:p>
      <text:p text:style-name="P4">
喀尔巴阡山脉NPP的工作人员向父母，妻子，本地和亲密的英雄表示诚挚的慰问。</text:p>
      <text:p text:style-name="P4">
News Source: <text:a xlink:type="simple" xlink:href="https://www.ukrinform.ua/rubric-ato/3710187-u-boah-za-bahmut-zaginuv-majster-z-ohoroni-prirodi-karpatskogo-npp-andrij-tomasuk.html" text:style-name="Internet_20_link" text:visited-style-name="Visited_20_Internet_20_Link">
https://www.ukrinform.ua/rubric-ato/3710187-u-boah-za-bahmut-zaginuv-majster-z-ohoroni-prirodi-karpatskogo-npp-andrij-tomasuk.html</text:a>
</text:p>
      <!--NEWS-->
      <text:h text:style-name="P10" text:outline-level="1">
<text:span text:style-name="T4">
索尔茨：与俄罗斯的战争不会以普京帝国主义的胜利结束</text:span>
</text:h>
      <text:p text:style-name="P4">
作者: Ukrinform (Person)</text:p>
      <text:p text:style-name="P4">
出版商: Укринформ (Organization)</text:p>
      <text:p text:style-name="P4">
出版时间: 2023-05-16T-42:38:00+03:00</text:p>
      <text:p text:style-name="P4">
修改时间: 2023-05-16T22:38:00+03:00</text:p>
      <text:p text:style-name="P4">
描述: 俄罗斯以和平欧洲秩序对乌克兰的战争不会以普京的胜利结束。  - 乌克林。</text:p>
      <text:p text:style-name="P4">
图片: ["<text:a xlink:type="simple" xlink:href="https://static.ukrinform.com/photos/2022_12/thumb_files/630_360_1669912793-372.jpg" text:style-name="Internet_20_link" text:visited-style-name="Visited_20_Internet_20_Link">
630_360_16699...</text:a>
"]</text:p>
      <text:p text:style-name="P4">
标签: ['Путін', 'Рада Європи', 'Шольц', 'Війна з Росією']</text:p>
      <text:p text:style-name="P4">
类型: Article</text:p>
      <!--METADATA-->
      <text:p text:style-name="P4">
<draw:frame draw:style-name="fr1" draw:name="Image50" text:anchor-type="as-char" svg:width="6.9236in" svg:height="3.956343in" draw:z-index="0">
<draw:image xlink:href="../Images/yкринформ/2023-05-16T-42-38-00-03-00/630_360_1669912793-372.jpg" xlink:type="simple" xlink:show="embed" xlink:actuate="onLoad" draw:mime-type="image/jpeg"/>
</draw:frame>
俄罗斯人以和平的欧洲命令对乌克兰的命令不会与普京的同胞结束。</text:p>
      <text:p text:style-name="P4">
乌克林福称通讯员的报道，德国总理奥拉夫·舒尔茨(Olaf Scholtz)在雷克雅未克的欧洲萨莫蒂拉德(Samotirad)的讲话中表达了这种信念。</text:p>
      <text:p text:style-name="P4">
“有一天俄罗斯人<text:a xlink:type="simple" xlink:href="https://www.ukrinform.ua/tag-vijna" text:style-name="Internet_20_link" text:visited-style-name="Visited_20_Internet_20_Link">
</text:a>
它将结束。一件事是，它不会以普京帝国主义的胜利结束。 我们将支持乌克兰，直到达到正义为止。” Scholt说。</text:p>
      <text:p text:style-name="P4">
欧洲必须摆脱俄罗斯对反欧洲和平秩序的侵略的主要教训之一是“需要支持乌克兰的民主欧洲道路：保护俄罗斯侵略，加强法律机构，重建，“大臣”说。</text:p>
      <text:p text:style-name="P4">
他指出，CE对于将占领者，俄罗斯军事工人和建立一种机制建立来收回俄罗斯联邦造成的令人难以置信的损害赔偿机制很重要，并启动了损失登记册。 这些问题是当前峰会的核心任务之一。 Scholz还强调了欧洲委员会可以扮演的角色，特别是威尼斯委员会的专家意见，在收购乌克兰和其他是欧盟候选人的国家中的作用。</text:p>
      <text:p text:style-name="P4">
总理说，当欧洲理事会于1949年组织时，第二世界纳粹德国的记忆仍然是新鲜的，欧洲人民已经落后了，暴力崇拜已经落后。 据他说，这个机构的创始人试图防止重复这种坦率的暴力，以确保所有权利和义务平等。</text:p>
      <text:p text:style-name="P4">
<text:span text:style-name="T4">
另请阅读：</text:span>
 <text:a xlink:type="simple" xlink:href="https://www.ukrinform.ua/rubric-polytics/3709154-ukraina-moze-rozrahovuvati-na-pidtrimku-evropi-solc.html" text:style-name="Internet_20_link" text:visited-style-name="Visited_20_Internet_20_Link">
<text:span text:style-name="T4">
 sholc </text:span>
</text:a>
总理强调，法律，民主，人权保护和和平共存与总理有关。 这位德国领导人指出，他的家园，国家社会主义当局给欧洲造成了难以忍受的苦难，但战争之所以可能，是因为他们试图摧毁民主，即在德国激发仇恨的人权。</text:p>
      <text:p text:style-name="P4">
此后，Scholz于2月24日移居乌克兰，占领其领土并于2月24日用武力移动边界。这是CE 18年的首次峰会。 它的主要话题是乌克兰。 乌克兰沃迪米尔·泽伦斯基(Ukraine Volodymyr Zelensky)总裁以视频约束力的参与者结束。</text:p>
      <text:p text:style-name="P4">
News Source: <text:a xlink:type="simple" xlink:href="https://www.ukrinform.ua/rubric-polytics/3710186-solc-vijna-z-rosieu-ne-zaversitsa-peremogou-putinskogo-imperializmu.html" text:style-name="Internet_20_link" text:visited-style-name="Visited_20_Internet_20_Link">
https://www.ukrinform.ua/rubric-polytics/3710186-solc-vijna-z-rosieu-ne-zaversitsa-peremogou-putinskogo-imperializmu.html</text:a>
</text:p>
      <!--NEWS-->
      <text:h text:style-name="P10" text:outline-level="1">
<text:span text:style-name="T4">
俄罗斯部队在库平，巴赫穆特，阿夫迪夫卡和玛丽卡·德雷克进行进攻行动...</text:span>
</text:h>
      <text:p text:style-name="P4">
作者: liveuamap (Language: en)</text:p>
      <text:p text:style-name="P4">
时间: 2023-05-16T-42:38:00</text:p>
      <text:p text:style-name="P4">
地点: Donetsk Oblast (Latitude:48.126 Longtitude:37.73649)</text:p>
      <text:p text:style-name="P4">
视频: []</text:p>
      <text:p text:style-name="P4">
图片: []</text:p>
      <text:p text:style-name="P4">
标签: ["Russia"]</text:p>
      <text:p text:style-name="P4">
Id: 22563249</text:p>
      <!--METADATA-->
      <text:p text:style-name="P4">
俄罗斯部队在库平，巴赫穆特，阿夫迪夫卡和马里卡卡执行进攻行动。 乌克兰军队与安德鲁斯部队进行了49次战斗。 试图在Masutivka和Novoselivske，Bakhmut和Ivanivske，Maryinka，Avdiyivka附近前进的俄罗斯军队 -</text:p>
      <text:p text:style-name="P4">
新闻集链接：<text:a xlink:type="simple" xlink:href="https://liveuamap.com/en/2023/16-may-russian-forces-conducting-offensive-actions-at-kupyansk" text:style-name="Internet_20_link" text:visited-style-name="Visited_20_Internet_20_Link">
https://liveuamap.com/en/2023/16-may-russian-forces-conducting-condermist-contensive-actions-actions-actions-at-kupyansk</text:a>
</text:p>
      <text:p text:style-name="P4">
News Source: <text:a xlink:type="simple" xlink:href="https://t.me/lumsrc/4806" text:style-name="Internet_20_link" text:visited-style-name="Visited_20_Internet_20_Link">
https://t.me/lumsrc/4806</text:a>
</text:p>
      <!--NEWS-->
      <text:h text:style-name="P10" text:outline-level="1">
<text:span text:style-name="T4">
Zelensky：与合作伙伴一起，我们将使乌克兰对恐怖的保护尽可能强大</text:span>
</text:h>
      <text:p text:style-name="P4">
作者: Ukrinform (Person)</text:p>
      <text:p text:style-name="P4">
出版商: Укринформ (Organization)</text:p>
      <text:p text:style-name="P4">
出版时间: 2023-05-16T-44:34:00+03:00</text:p>
      <text:p text:style-name="P4">
修改时间: 2023-05-16T22:34:00+03:00</text:p>
      <text:p text:style-name="P4">
描述: 我们与乌克兰的合作伙伴一起将使防止恐怖措施尽可能强大。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еленський', 'Війна з Росією', '#stoprussia', 'Patriot ', 'ППО']</text:p>
      <text:p text:style-name="P4">
类型: Article</text:p>
      <!--METADATA-->
      <text:p text:style-name="P4">
<draw:frame draw:style-name="fr1" draw:name="Image51" text:anchor-type="as-char" svg:width="6.9236in" svg:height="3.956343in" draw:z-index="0">
<draw:image xlink:href="../Images/yкринформ/2023-05-16T-44-34-00-03-00/630_360_1682451261-591.jpeg" xlink:type="simple" xlink:show="embed" xlink:actuate="onLoad" draw:mime-type="image/jpeg"/>
</draw:frame>
我们与乌克兰的合作伙伴在一起是一天 - 我们将尽可能强烈地保护恐怖。</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12" text:style-name="Internet_20_link" text:visited-style-name="Visited_20_Internet_20_Link">
</text:a>
</text:span>
</text:p>
      <text:p text:style-name="P4">
<text:span text:style-name="T4">
 <text:span text:style-name="T5">
我希望健康，亲爱的乌克兰人!</text:span>
 </text:span>
</text:p>
      <text:p text:style-name="P4">
首先，我要感谢我们天空的所有捍卫者和捍卫者。 谢谢英雄!</text:p>
      <text:p text:style-name="P4">
十八枚火箭中有18枚被击落。 这就是为什么我们不断地靠期望，这将带来更多机会，爱国者，艾里斯 -  T，crotale，霍克，纳萨姆斯。 一次又一次地感谢我们世界上所有的合作伙伴，他们通过相关的天空保护系统为州提供了帮助!</text:p>
      <text:p text:style-name="P4">
昨天，我们在英国与总理瑞希(Rishi)同意，我们将在战斗人员培训，飞机和结果联盟中工作。这一天得到了法国总统马克龙先生的支持，今天的荷兰panpermier-Minister Mark Rutte支持了这一天。 联盟的良好开始!谢谢你们!</text:p>
      <text:p text:style-name="P4">
但是，重要的是要说另一件事。 我们还必须记住瓦拉克武器为乌克兰做出的努力。 多少时间，精力，论据，会议，信息工作使我们能够构建这样的系统<text:a xlink:type="simple" xlink:href="https://www.ukrinform.ua/tag-ppo" text:style-name="Internet_20_link" text:visited-style-name="Visited_20_Internet_20_Link">
</text:a>
。 这是一项巨大的工作……我感谢参与其中的每个人!在各个级别。 日复一日，一个月，我们的团队为了保护天空而建立。 一旦他们花了爱国者，据称是不现实的。 现在他们是爱国者。</text:p>
      <text:p text:style-name="P4">
这并不是我们将为乌克兰提供的全部!我们与乌克兰的合作伙伴一起将使防止恐怖措施尽可能强大。</text:p>
      <text:p text:style-name="P4">
今天，自早晨以来，从商务旅行回来后的第一个问题。 有报道说，委员会司令，委员会负责人，负责国防情报的官员。</text:p>
      <text:p text:style-name="P4">
Sirsky将军的报告是关于Bakhmut Napryamka局势的非常重要的报告。 我感谢我们那里的所有士兵，每个士兵，中士，军官，他们朝这个方向做超人的事情。 做得好!</text:p>
      <text:p text:style-name="P4">
尤其是我想提及第57步兵旅的第5个单独的突击旅，伞兵“ 80”和士兵。 您的勇气，决心和在摧毁敌人方面的成功非常重要!谢谢!他参加了今天工作的欧洲理事会峰会的工作。 欧洲的所有自由欧洲国家，我们欧洲的强大领导人...感谢您的支持，并敦促共同行动并继续100％，他们将受到保护 - 所有乌克兰，乌克兰，整个欧洲，所有自由世界 -  100％。 没有恐怖分子，没有恐怖分子枪，也没有恐怖分子勒索的勒索是无辜的威胁自由!</text:p>
      <text:p text:style-name="P4">
他今天举行了几次有关国际活动的会议 - 我们为勇士竭尽所能，更多的机会以更接近的胜利来结束这场战争。</text:p>
      <text:p text:style-name="P4">
我们为乌克兰准备新闻!</text:p>
      <text:p text:style-name="P4">
荣耀我们每个战士!</text:p>
      <text:p text:style-name="P4">
荣耀归功于任何帮助的人!</text:p>
      <text:p text:style-name="P4">
<text:span text:style-name="T4">
 <text:span text:style-name="T5">
荣耀与乌克兰!</text:span>
 </text:span>
</text:p>
      <text:p text:style-name="P4">
News Source: <text:a xlink:type="simple" xlink:href="https://www.ukrinform.ua/rubric-ato/3710191-zelenskij-razom-iz-partnerami-zrobimo-zahist-ukraini-vid-teroru-maksimalno-micnim.html" text:style-name="Internet_20_link" text:visited-style-name="Visited_20_Internet_20_Link">
https://www.ukrinform.ua/rubric-ato/3710191-zelenskij-razom-iz-partnerami-zrobimo-zahist-ukraini-vid-teroru-maksimalno-micnim.html</text:a>
</text:p>
      <!--NEWS-->
      <text:h text:style-name="P10" text:outline-level="1">
<text:span text:style-name="T4">
国务院称美国大使馆毫无根据的拘留探索</text:span>
</text:h>
      <text:p text:style-name="P4">
作者: Ukrinform (Person)</text:p>
      <text:p text:style-name="P4">
出版商: Укринформ (Organization)</text:p>
      <text:p text:style-name="P4">
出版时间: 2023-05-16T-46:31:00+03:00</text:p>
      <text:p text:style-name="P4">
修改时间: 2023-05-16T22:31:00+03:00</text:p>
      <text:p text:style-name="P4">
描述: 华盛顿官员谴责了前美国外交部罗伯特·肖夫（Robert Shov）对俄罗斯FSB的拘留，称针对他的指控毫无根据。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Посольство', 'США', 'Держдеп', 'Затримання']</text:p>
      <text:p text:style-name="P4">
类型: Article</text:p>
      <!--METADATA-->
      <text:p text:style-name="P4">
<draw:frame draw:style-name="fr1" draw:name="Image52" text:anchor-type="as-char" svg:width="6.9236in" svg:height="3.956343in" draw:z-index="0">
<draw:image xlink:href="../Images/yкринформ/2023-05-16T-46-31-00-03-00/630_360_1666031974-150.jpg" xlink:type="simple" xlink:show="embed" xlink:actuate="onLoad" draw:mime-type="image/jpeg"/>
</draw:frame>
瓦辛顿官方谴责了美国在俄罗斯罗伯特·肖夫(Robert Shov)的美国皮派宣教的前雇员拘留俄罗斯FSB，称针对他的指控毫无根据。</text:p>
      <text:p text:style-name="P4">
乌克利福德通讯员报告说，这是在美国副地区政府韦特特·帕特尔(Vedant Patel)在华盛顿举行的周二举行的。</text:p>
      <text:p text:style-name="P4">
“我们强烈谴责有关[]的信息(https://www.ukrinform.ua/tag-arest)罗伯特·肖诺夫(Robert Shonov)，俄罗斯的前美国宣教雇员。 这些指控在肖诺夫先生面前绝对没有根据。”国务院发言人说。</text:p>
      <text:p text:style-name="P4">
他告知，在美国总领事馆的工作中，他专注于新闻界和公众。 他在那里工作了25年以上。</text:p>
      <text:p text:style-name="P4">
根据国务院代表的说法，Schova是俄罗斯公民。 之后，由于迫使美国文凭被释放所有当地员工，因此一家公司聘请了一家公司，该公司缔结了向瓦斯科夫大使馆提供服务的合同。 帕特尔说：“这是严格按照俄罗斯法律和统治者进行的。”</text:p>
      <text:p text:style-name="P4">
他还指出，由于俄罗斯公民身份，美国不可能与他访问或交流。</text:p>
      <text:p text:style-name="P4">
<text:span text:style-name="T4">
另请阅读：</text:span>
 <text:a xlink:type="simple" xlink:href="https://www.ukrinform.ua/rubric-world/3678113-u-rosii-siloviki-zatrimali-zinku-cerez-finansovu-dopomogu-zsu.html" text:style-name="Internet_20_link" text:visited-style-name="Visited_20_Internet_20_Link">
</text:a>
如报道<text:a xlink:type="simple" xlink:href="https://www.ukrinform.ua/rubric-world/3709921-u-rosii-zatrimali-kolisnogo-spivrobitnika-posolstva-ssa.html" text:style-name="Internet_20_link" text:visited-style-name="Visited_20_Internet_20_Link">
</text:a>
，FSB指责Lavorobirt Shonov“与外国的机密基础合作”。 早在三月份，法院就被逮捕了六农，现在FSBM调查人员向莫斯科勒福夫斯基法院请愿，继续以三个月的时间逮捕。</text:p>
      <text:p text:style-name="P4">
俄罗斯的“ Mediazon”认为，圣彼得堡艺术家Danylo Kinari的案件可以加强对SHOV的刑事迫害，该案件涉嫌与乌克兰的假设。</text:p>
      <text:p text:style-name="P4">
News Source: <text:a xlink:type="simple" xlink:href="https://www.ukrinform.ua/rubric-world/3710185-derzdep-nazvav-bezpidstavnim-zatrimanna-eksspivrobitnika-posolstva-ssa-v-rosii.html" text:style-name="Internet_20_link" text:visited-style-name="Visited_20_Internet_20_Link">
https://www.ukrinform.ua/rubric-world/3710185-derzdep-nazvav-bezpidstavnim-zatrimanna-eksspivrobitnika-posolstva-ssa-v-rosii.html</text:a>
</text:p>
      <!--NEWS-->
      <text:h text:style-name="P10" text:outline-level="1">
<text:span text:style-name="T4">
英国和荷兰将共同努力，为乌克兰建立一组战斗机联盟</text:span>
</text:h>
      <text:p text:style-name="P4">
作者: Ukrinform (Person)</text:p>
      <text:p text:style-name="P4">
出版商: Укринформ (Organization)</text:p>
      <text:p text:style-name="P4">
出版时间: 2023-05-16T-48:29:00+03:00</text:p>
      <text:p text:style-name="P4">
修改时间: 2023-05-16T22:29:00+03:00</text:p>
      <text:p text:style-name="P4">
描述: 英国总理里莎·斯纳克（Risha Snak）和荷兰总理马克·鲁特（Mark Rutte）将致力于为乌克兰建立国际战斗机的联盟。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Британія', 'Нідерланди', 'Саміт', 'Рада Європи', 'Винищувач', 'Війна з Росією']</text:p>
      <text:p text:style-name="P4">
类型: Article</text:p>
      <!--METADATA-->
      <text:p text:style-name="P4">
<draw:frame draw:style-name="fr1" draw:name="Image53" text:anchor-type="as-char" svg:width="6.9236in" svg:height="3.956343in" draw:z-index="0">
<draw:image xlink:href="../Images/yкринформ/2023-05-16T-48-29-00-03-00/630_360_1446829545-6581-foto-wikipediaorg.jpg" xlink:type="simple" xlink:show="embed" xlink:actuate="onLoad" draw:mime-type="image/jpeg"/>
</draw:frame>
英国总理里莎·斯纳克(Risha Snak)和荷兰总理马克·鲁特(Mark Rutte)将努力为乌克兰建立国际战斗机的平衡。</text:p>
      <text:p text:style-name="P4">
他们在欧洲理事会峰会上的会议上强调了这一点，并以[]撰写。(https://t.me/ermaka2022/2691?fbclid=IwAR2M215Ku0iboeRCYaMi9ptErrW7HDeNTV6Q2k0LedvPBju2z3HSK9Yh73g)乌克林福姆报道，总统办公室主管Andriy Yermak。</text:p>
      <text:p text:style-name="P4">
“我们需要 <text:a xlink:type="simple" xlink:href="https://www.ukrinform.ua/tag-vinisuvac" text:style-name="Internet_20_link" text:visited-style-name="Visited_20_Internet_20_Link">
</text:a>
并感谢盟友朝这个方向工作，包括对我们的飞行员进行培训。特别是准备教比利时证实，” Yermak强调。</text:p>
      <text:p text:style-name="P4">
英国总理还再次强调乌克兰在北约。</text:p>
      <text:p text:style-name="P4">
<text:span text:style-name="T4">
另请阅读：</text:span>
 <text:a xlink:type="simple" xlink:href="https://www.ukrinform.ua/rubric-ato/3709814-ukraina-hoce-otrimati-vid-souznikiv-4050-vinisuvaciv-f16-radnik-reznikova.html" text:style-name="Internet_20_link" text:visited-style-name="Visited_20_Internet_20_Link">
<text:span text:style-name="T4">
战斗机</text:span>
</text:a>
英国和荷兰的领导人同意为乌克兰提供长期安全支持的重要性。</text:p>
      <text:p text:style-name="P4">
从乌克林福姆(Ukrinform(https://www.ukrinform.ua/rubric-ato/3707970-polsa-peredala-ukraini-vze-14-litakiv-mig29-i-ponad-300-tankiv.html)14 Mig-29 I325战斗机。</text:p>
      <text:p text:style-name="P4">
News Source: <text:a xlink:type="simple" xlink:href="https://www.ukrinform.ua/rubric-ato/3710188-britania-i-niderlandi-spilno-pracuvatimut-nad-stvorennam-koalicii-vinisuvaciv-dla-ukraini.html" text:style-name="Internet_20_link" text:visited-style-name="Visited_20_Internet_20_Link">
https://www.ukrinform.ua/rubric-ato/3710188-britania-i-niderlandi-spilno-pracuvatimut-nad-stvorennam-koalicii-vinisuvaciv-dla-ukraini.html</text:a>
</text:p>
      <!--NEWS-->
      <text:h text:style-name="P10" text:outline-level="1">
<text:span text:style-name="T4">
敌人一天中20次在Sumy地区开火-112“到达”</text:span>
</text:h>
      <text:p text:style-name="P4">
作者: Ukrinform (Person)</text:p>
      <text:p text:style-name="P4">
出版商: Укринформ (Organization)</text:p>
      <text:p text:style-name="P4">
出版时间: 2023-05-16T-50:25:00+03:00</text:p>
      <text:p text:style-name="P4">
修改时间: 2023-05-16T22:25:00+03:00</text:p>
      <text:p text:style-name="P4">
描述: 5月16日，俄罗斯联邦的军队对苏米地区边界进行了20次炮击，记录了112起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54" text:anchor-type="as-char" svg:width="6.9236in" svg:height="3.956343in" draw:z-index="0">
<draw:image xlink:href="../Images/yкринформ/2023-05-16T-50-25-00-03-00/630_360_1669987737-966.jpg" xlink:type="simple" xlink:show="embed" xlink:actuate="onLoad" draw:mime-type="image/jpeg"/>
</draw:frame>
5月16日，陆军联合会在5月16日进行了20次边境炮击，记录了112起爆炸。</text:p>
      <text:p text:style-name="P4">
根据乌克林福姆的说法，苏米地区军事行政部门报告了<text:a xlink:type="simple" xlink:href="https://t.me/Sumy_news_ODA/16200" text:style-name="Internet_20_link" text:visited-style-name="Visited_20_Internet_20_Link">
</text:a>
.</text:p>
      <text:p text:style-name="P4">
“Протягом дня росіяни здійснили 20 <text:a xlink:type="simple" xlink:href="https://www.ukrinform.ua/tag-obstril" text:style-name="Internet_20_link" text:visited-style-name="Visited_20_Internet_20_Link">
 </text:a>
边界。 记录了112次爆炸。 炮击受到Belopilsk，Miropilsk，Yunakovskaya，Khotinskaya，Novoslobidskaya，Seredi -Buda，Velikopisariv社区的折磨。”</text:p>
      <text:p text:style-name="P4">
在Miropil社区，俄罗斯人在无人机的帮助下放下了弹药，并记录了四次爆炸。 另外，敌人从迫击炮中击败了 -  11次爆炸。 此外，侵略者向炮兵社区开火，释放了五个炮弹。电梯，农业企业的车库，私人房屋遭到损害。 一名平民受伤。</text:p>
      <text:p text:style-name="P4">
在Belopil社区，敌人击败了迫击炮，释放了33台矿山。 除炮击外，私人住宅建筑物还损坏了。 此外，侵略者还安排了一个自动手榴弹发射器的社区，塔蒂尔(Tartillery)发生了三场爆炸-8爆炸。</text:p>
      <text:p text:style-name="P4">
年轻的社区被迫击炮的俄罗斯人解雇，记录了四次爆炸。</text:p>
      <text:p text:style-name="P4">
中和票房的社区被炮兵从炮兵发射，记录了14个毯子。</text:p>
      <text:p text:style-name="P4">
五个矿山落入了霍本社区的领土。</text:p>
      <text:p text:style-name="P4">
<text:span text:style-name="T4">
另请阅读：</text:span>
 <text:a xlink:type="simple" xlink:href="https://www.ukrinform.ua/rubric-ato/3710147-vorog-obstrilav-nikopolskij-rajon-e-rujnuvanna.html" text:style-name="Internet_20_link" text:visited-style-name="Visited_20_Internet_20_Link">
<text:span text:style-name="T4">
射击</text:span>
</text:a>
侵略者从一辆手榴弹发射器中解雇了祖父母社区，录制了12个毯子和炮兵，释放了12壳。</text:p>
      <text:p text:style-name="P4">
Novoslobid社区俄罗斯人从迫击炮射击，记录了一次爆炸。</text:p>
      <text:p text:style-name="P4">
据乌克林福姆报道，5月15日，俄罗斯军队用各种类型的武器袭击了Sumy地区的边境社区。</text:p>
      <text:p text:style-name="P4">
News Source: <text:a xlink:type="simple" xlink:href="https://www.ukrinform.ua/rubric-ato/3710184-vorog-za-dobu-20-raziv-obstrilav-prikordonna-sumsini-112-prilotiv.html" text:style-name="Internet_20_link" text:visited-style-name="Visited_20_Internet_20_Link">
https://www.ukrinform.ua/rubric-ato/3710184-vorog-za-dobu-20-raziv-obstrilav-prikordonna-sumsini-112-prilotiv.html</text:a>
</text:p>
      <!--NEWS-->
      <text:h text:style-name="P10" text:outline-level="1">
<text:span text:style-name="T4">
凯瑟琳·丹内夫（Catherine Denev）在戛纳电影节开幕式上读了一首诗</text:span>
</text:h>
      <text:p text:style-name="P4">
作者: Ukrinform (Person)</text:p>
      <text:p text:style-name="P4">
出版商: Укринформ (Organization)</text:p>
      <text:p text:style-name="P4">
出版时间: 2023-05-16T-52:18:12+03:00</text:p>
      <text:p text:style-name="P4">
修改时间: 2023-05-16T22:18:12+03:00</text:p>
      <text:p text:style-name="P4">
描述: 法国电影演员凯瑟琳·丹内夫（Catherine Denev）在第76届国际戛纳电影节开幕典礼上读了莱斯娅·乌克兰卡（Lesya Ukrainka）的诗《希望》。  - 乌克林。</text:p>
      <text:p text:style-name="P4">
图片: ["<text:a xlink:type="simple" xlink:href="https://static.ukrinform.com/photos/2018_01/thumb_files/630_360_1515580644-9274.jpg" text:style-name="Internet_20_link" text:visited-style-name="Visited_20_Internet_20_Link">
630_360_15155...</text:a>
"]</text:p>
      <text:p text:style-name="P4">
标签: ['Актриса', 'Франція', 'Каннський кінофестиваль', 'Україна', 'Леся Українка']</text:p>
      <text:p text:style-name="P4">
类型: Article</text:p>
      <!--METADATA-->
      <text:p text:style-name="P4">
<draw:frame draw:style-name="fr1" draw:name="Image55" text:anchor-type="as-char" svg:width="6.9236in" svg:height="3.956343in" draw:z-index="0">
<draw:image xlink:href="../Images/yкринформ/2023-05-16T-52-18-12-03-00/630_360_1515580644-9274.jpg" xlink:type="simple" xlink:show="embed" xlink:actuate="onLoad" draw:mime-type="image/jpeg"/>
</draw:frame>
法国电影演员凯瑟琳·丹内夫(Catherine Denev)在第76届国际戛纳电影节开幕典礼上读了莱斯娅·乌克兰卡(Lesya Ukrainka)的诗《希望》。</text:p>
      <text:p text:style-name="P4">
正如乌克林福姆报道的那样，他在[]中报道(https://t.me/ermaka2022/2690)OP负责人Andriy Yermak。</text:p>
      <text:p text:style-name="Quotations">

<text:p text:style-name="P4">
凯瑟琳·德努夫(Catherine Deneuve)支持乌克兰🇺🇦<text:a xlink:type="simple" xlink:href="https://t.co/F8q2nhdJMZ" text:style-name="Internet_20_link" text:visited-style-name="Visited_20_Internet_20_Link">
</text:a>
&gt;
&gt;
  - ᴀᴍɪɪ(@merylmarylue) <text:a xlink:type="simple" xlink:href="https://twitter.com/merylmarylue/status/1658540445239234561" text:style-name="Internet_20_link" text:visited-style-name="Visited_20_Internet_20_Link">
&gt;
 </text:a>
“在第76国际(https://www.ukrinform.ua/tag-kannskij-kinofestival)无与伦比的凯瑟琳·德内夫(Catherine Denev)支持乌克兰。 电影演员在开幕式上读了莱斯兰卡“希望”的诗。 电影界支持奥维德国家。 我们非常感谢团结。”耶尔马克说。</text:p>

</text:p>
      <text:p text:style-name="P4">
据报道，今年戛纳电影节将于16至27日举行。 打开了他的历史剧《最爱》(珍妮·杜·巴里(Jeanne du Barry))，约翰尼·德普(Johnny Depp)扮演的头部角色之一。</text:p>
      <text:p text:style-name="P4">
<text:span text:style-name="T4">
另请阅读：</text:span>
 <text:a xlink:type="simple" xlink:href="https://www.ukrinform.ua/rubric-culture/3705677-u-kannah-pokazut-3dkinematograficnu-vistavku-pro-zahoplenna-rosianami-kiivsini.html" text:style-name="Internet_20_link" text:visited-style-name="Visited_20_Internet_20_Link">
</text:a>
同样在戛纳电影节上进行<text:a xlink:type="simple" xlink:href="https://www.ukrinform.ua/rubric-culture/3701247-svitova-premera-polskoukrainskoi-korotkometrazki-ak-ce-bulo-vidbudetsa-u-kannah.html" text:style-name="Internet_20_link" text:visited-style-name="Visited_20_Internet_20_Link">
</text:a>
 <text:a xlink:type="simple" xlink:href="https://www.ukrinform.ua/rubric-culture/3701247-svitova-premera-polskoukrainskoi-korotkometrazki-ak-ce-bulo-vidbudetsa-u-kannah.html" text:style-name="Internet_20_link" text:visited-style-name="Visited_20_Internet_20_Link">
 </text:a>
简短的波兰 - 乌克兰戏剧“原来”。  照片：盖蒂图像</text:p>
      <text:p text:style-name="P4">
News Source: <text:a xlink:type="simple" xlink:href="https://www.ukrinform.ua/rubric-culture/3710183-katrin-denev-na-vidkritti-kannskogo-kinofestivalu-zacitala-virs-lesi-ukrainki.html" text:style-name="Internet_20_link" text:visited-style-name="Visited_20_Internet_20_Link">
https://www.ukrinform.ua/rubric-culture/3710183-katrin-denev-na-vidkritti-kannskogo-kinofestivalu-zacitala-virs-lesi-ukrainki.html</text:a>
</text:p>
      <!--NEWS-->
      <text:h text:style-name="P10" text:outline-level="1">
<text:span text:style-name="T4">
白宫尚未确认乌克兰爱国者损害的报告</text:span>
</text:h>
      <text:p text:style-name="P4">
作者: Ukrinform (Person)</text:p>
      <text:p text:style-name="P4">
出版商: Укринформ (Organization)</text:p>
      <text:p text:style-name="P4">
出版时间: 2023-05-16T-54:06:00+03:00</text:p>
      <text:p text:style-name="P4">
修改时间: 2023-05-16T22:06:00+03:00</text:p>
      <text:p text:style-name="P4">
描述: 华盛顿官方无法确认在俄罗斯上一次火箭袭击之后，在乌克兰，爱国者系统已损害。</text:p>
      <ul>
        <li>
I的，。: </li>
      </ul>
      <text:p text:style-name="P4">
图片: ["<text:a xlink:type="simple" xlink:href="https://static.ukrinform.com/photos/2016_08/thumb_files/630_360_1472621188-8020.jpg" text:style-name="Internet_20_link" text:visited-style-name="Visited_20_Internet_20_Link">
630_360_14726...</text:a>
"]</text:p>
      <text:p text:style-name="P4">
标签: ['Україна', 'Білий дім', 'Patriot ']</text:p>
      <text:p text:style-name="P4">
类型: Article</text:p>
      <!--METADATA-->
      <text:p text:style-name="P4">
<draw:frame draw:style-name="fr1" draw:name="Image56" text:anchor-type="as-char" svg:width="6.9236in" svg:height="3.956343in" draw:z-index="0">
<draw:image xlink:href="../Images/yкринформ/2023-05-16T-54-06-00-03-00/630_360_1472621188-8020.jpg" xlink:type="simple" xlink:show="embed" xlink:actuate="onLoad" draw:mime-type="image/jpeg"/>
</draw:frame>
华盛顿官方无法确认信息，在俄罗斯上一次火箭袭击之后，爱国者装置系统已损坏。</text:p>
      <text:p text:style-name="P4">
乌克林福音通讯员报告说，白宫国家安全委员会约翰·柯比(John Kirby)的协调员周二表示。</text:p>
      <text:p text:style-name="P4">
贝登政府的一位高级代表在华盛顿的一份简报中说：“首先，我无法确认这些信息。”</text:p>
      <text:p text:style-name="P4">
他说，与此同时，如果爱国者制度有害，例如其他被转移到乌克兰的样本<text:a xlink:type="simple" xlink:href="https://www.ukrinform.ua/tag-zbroa" text:style-name="Internet_20_link" text:visited-style-name="Visited_20_Internet_20_Link">
</text:a>
，例如榴弹炮M777和乌克兰人将无法修复土地所有者，美国“肯定会有所帮助”。</text:p>
      <text:p text:style-name="P4">
<text:span text:style-name="T4">
另请阅读：</text:span>
 <text:a xlink:type="simple" xlink:href="https://www.ukrinform.ua/rubric-ato/3708555-cnn-stali-vidomi-podrobici-zbitta-kindzala-rosia-namagalasa-znisiti-patriot.html" text:style-name="Internet_20_link" text:visited-style-name="Visited_20_Internet_20_Link">
<text:span text:style-name="T4">
爱国者</text:span>
</text:a>
如报道<text:a xlink:type="simple" xlink:href="https://www.ukrinform.ua/rubric-ato/3709737-sipi-ppo-vnoci-znisili-usi-18-rosijskih-raket-sered-nih-sist-kinzaliv.html" text:style-name="Internet_20_link" text:visited-style-name="Visited_20_Internet_20_Link">
</text:a>
在对手的当晚，俄罗斯入侵者从北部的北部Taspus目的地袭击了乌克兰，该目的地是18种不同类型的空气，海洋坦克基地的火箭。</text:p>
      <text:p text:style-name="P4">
News Source: <text:a xlink:type="simple" xlink:href="https://www.ukrinform.ua/rubric-ato/3710181-bilij-dim-ne-pidtverdiv-povidomlenna-pro-poskodzenna-patriot-v-ukraini.html" text:style-name="Internet_20_link" text:visited-style-name="Visited_20_Internet_20_Link">
https://www.ukrinform.ua/rubric-ato/3710181-bilij-dim-ne-pidtverdiv-povidomlenna-pro-poskodzenna-patriot-v-ukraini.html</text:a>
</text:p>
      <!--NEWS-->
      <text:h text:style-name="P10" text:outline-level="1">
<text:span text:style-name="T4">
周四，俄罗斯召集联合国理事会向乌克兰“谴责”武器供应</text:span>
</text:h>
      <text:p text:style-name="P4">
作者: Ukrinform (Person)</text:p>
      <text:p text:style-name="P4">
出版商: Укринформ (Organization)</text:p>
      <text:p text:style-name="P4">
出版时间: 2023-05-16T-57:58:00+03:00</text:p>
      <text:p text:style-name="P4">
修改时间: 2023-05-16T21:58:00+03:00</text:p>
      <text:p text:style-name="P4">
描述: 5月18日，星期四，应俄罗斯的要求举行联合国安理会的会议，该会议将讨论向乌克兰提供西方武器的供应。  - 乌克林。</text:p>
      <text:p text:style-name="P4">
图片: ["<text:a xlink:type="simple" xlink:href="https://static.ukrinform.com/photos/2015_10/thumb_files/630_360_1445002358-2357.jpg" text:style-name="Internet_20_link" text:visited-style-name="Visited_20_Internet_20_Link">
630_360_14450...</text:a>
"]</text:p>
      <text:p text:style-name="P4">
标签: ['ООН', 'Зброя', 'Росія', 'Кислиця', 'Радбез ООН', 'Війна з Росією']</text:p>
      <text:p text:style-name="P4">
类型: Article</text:p>
      <!--METADATA-->
      <text:p text:style-name="P4">
<draw:frame draw:style-name="fr1" draw:name="Image57" text:anchor-type="as-char" svg:width="6.9236in" svg:height="3.956343in" draw:z-index="0">
<draw:image xlink:href="../Images/yкринформ/2023-05-16T-57-58-00-03-00/630_360_1445002358-2357.jpg" xlink:type="simple" xlink:show="embed" xlink:actuate="onLoad" draw:mime-type="image/jpeg"/>
</draw:frame>
5月18日，应应俄罗斯的要求举行联合国安理会的会议，这将反映西方武器向乌克兰的供应。</text:p>
      <text:p text:style-name="P4">
乌克林福姆在纽约报道了这一点。</text:p>
      <text:p text:style-name="P4">
“ Nemenia(在Oon VasilNebenzâ张贴回RF， - 订购。) - 军事排名的工具 - 要求本周召集联合国安理会，以“谴责”我们的盟友和武器的武器供应为乌克兰国防力量的供应 - (https://twitter.com/sergiykyslytsya/status/1658421218989547520?s=46&amp;t=KrIzmYItBjpdA5orVTUrFw)乌克兰的永久代表在联合国Sergey Kyslytsya。 “轻率的人将受到惩罚，他的皮疹 - 拉夫罗夫，尼恩齐，波德利安斯基。”(Dmitry Polyansky-联合国俄罗斯联合会的副邮政-REPREDA).</text:p>
      <text:p text:style-name="P4">
За словами Кислиці, «рашизм не зупиниться сам по собі», він має бути і будепереможений.</text:p>
      <text:p text:style-name="P4">
«Наші сили оборони захищають цивільне населення, — додав він. — Це зводить зрозуму рашистів, а Небензя, співучасник воєнних злочинів, скликає засіданняРадбезу ООН щодо постачання зброї в Україну».</text:p>
      <text:p text:style-name="P4">
<text:span text:style-name="T4">
Читайте також:</text:span>
 <text:a xlink:type="simple" xlink:href="https://www.ukrinform.ua/rubric-polytics/3691189-kislica-nagadav-nebenzi-pro-nezakonnist-perebuvanna-rosii-v-radbezi-oon.html" text:style-name="Internet_20_link" text:visited-style-name="Visited_20_Internet_20_Link">
 </text:a>
会议将从15:00开始(基辅时间22:00).</text:p>
      <text:p text:style-name="P4">
Раніше Росія кілька разів скликала засідання Ради Безпеки ООН з цього питання.У четвер Росія скликає Радбез ООН, щоб «засудити» постачання зброї Україні</text:p>
      <text:p text:style-name="P4">
News Source: <text:a xlink:type="simple" xlink:href="https://www.ukrinform.ua/rubric-polytics/3710180-u-cetver-rosia-sklikae-radbez-oon-abi-zasuditi-postacanna-zbroi-ukraini.html" text:style-name="Internet_20_link" text:visited-style-name="Visited_20_Internet_20_Link">
https://www.ukrinform.ua/rubric-polytics/3710180-u-cetver-rosia-sklikae-radbez-oon-abi-zasuditi-postacanna-zbroi-ukraini.html</text:a>
</text:p>
      <!--NEWS-->
      <text:h text:style-name="P10" text:outline-level="1">
<text:span text:style-name="T4">
施罗德的妻子访问俄罗斯大使馆后被释放</text:span>
</text:h>
      <text:p text:style-name="P4">
作者: Ukrinform (Person)</text:p>
      <text:p text:style-name="P4">
出版商: Укринформ (Organization)</text:p>
      <text:p text:style-name="P4">
出版时间: 2023-05-16T-59:55:00+03:00</text:p>
      <text:p text:style-name="P4">
修改时间: 2023-05-16T21:55:00+03:00</text:p>
      <text:p text:style-name="P4">
描述: 前德国总理格哈德·施罗德（Gerhard Schroeder）和他的妻子Soyon Schroeder-Kim于5月9日访问俄罗斯大使馆，引起了批评和后果。  - 乌克林。</text:p>
      <text:p text:style-name="P4">
图片: ["<text:a xlink:type="simple" xlink:href="https://static.ukrinform.com/photos/2023_05/thumb_files/630_360_1684244622-175.jpg" text:style-name="Internet_20_link" text:visited-style-name="Visited_20_Internet_20_Link">
630_360_16842...</text:a>
"]</text:p>
      <text:p text:style-name="P4">
标签: ['Звільнення', 'Шредер', 'Дружина']</text:p>
      <text:p text:style-name="P4">
类型: Article</text:p>
      <!--METADATA-->
      <text:p text:style-name="P4">
<draw:frame draw:style-name="fr1" draw:name="Image58" text:anchor-type="as-char" svg:width="6.9236in" svg:height="3.956343in" draw:z-index="0">
<draw:image xlink:href="../Images/yкринформ/2023-05-16T-59-55-00-03-00/630_360_1684244622-175.jpg" xlink:type="simple" xlink:show="embed" xlink:actuate="onLoad" draw:mime-type="image/jpeg"/>
</draw:frame>
5月9日，德国格哈德·施罗德(Gerhard Schroeder)的载体和他的妻子儿子施罗里德·金(Kim)大使馆引起了批评和后果。</text:p>
      <text:p text:style-name="P4">
关于IT报告乌克林福姆，参考<text:a xlink:type="simple" xlink:href="http://www.ksta.de/politik/nrw-politik/land-nrw-feuert-schroeder-kim-als-repraesentantin-571727" text:style-name="Internet_20_link" text:visited-style-name="Visited_20_Internet_20_Link">
</text:a>
。</text:p>
      <text:p text:style-name="P4">
NRW.Global业务发展局已与Excanner Gerhard Schroeder的妻子Soion Shreder-Kim终止了一项劳动协议。 科隆民兵在北莱茵 - 韦斯特法里亚经济部证实了这一点。</text:p>
      <text:p text:style-name="P4">
该部门说：“ Schroeder-Kim女士立即被释放，服务协议将在不警告的情况下被NRW.GlobalBusiness腐败。”</text:p>
      <text:p text:style-name="P4">
Schroreder-Kim在国家公司担任韩国代表，这是合同的基础，该合同将在2023年底之前有效。</text:p>
      <text:p text:style-name="P4">
据报道，雇主早些时候曾多次表明Schroreder-Kim女士“应该对政治上的敏感问题公开谨慎，尤其是在俄罗斯对乌克兰的激进战争中。”</text:p>
      <text:p text:style-name="P4">
施罗德·金(Schroeder-Kim)和她的丈夫因参加Vosolia的接待而受到严厉批评<text:a xlink:type="simple" xlink:href="https://www.ukrinform.ua/tag-rosia" text:style-name="Internet_20_link" text:visited-style-name="Visited_20_Internet_20_Link">
</text:a>
在胜利的纳粹德国周年纪念日之际。</text:p>
      <text:p text:style-name="P4">
<text:span text:style-name="T4">
另请阅读：</text:span>
 <text:a xlink:type="simple" xlink:href="https://www.ukrinform.ua/rubric-world/3707986-polsa-rozslidue-mozlivu-ucast-sredera-u-pidgotovci-rosijskoi-agresii-zmi.html" text:style-name="Internet_20_link" text:visited-style-name="Visited_20_Internet_20_Link">
<text:span text:style-name="T4">
切碎</text:span>
</text:a>
施罗德(Schroeder)从1998年到2005年担任总理，也是SDPN的负责人(当前放置的聚会)从1999年到2004年。 他在俄罗斯能源公司工作了多年，被认为是普京总统的密友。</text:p>
      <text:p text:style-name="P4">
<text:span text:style-name="T5">
foto：dpa</text:span>
</text:p>
      <text:p text:style-name="P4">
News Source: <text:a xlink:type="simple" xlink:href="https://www.ukrinform.ua/rubric-ato/3710054-druzinu-sredera-zvilnili-pisla-vizitu-v-rosijske-posolstvo.html" text:style-name="Internet_20_link" text:visited-style-name="Visited_20_Internet_20_Link">
https://www.ukrinform.ua/rubric-ato/3710054-druzinu-sredera-zvilnili-pisla-vizitu-v-rosijske-posolstvo.html</text:a>
</text:p>
      <!--NEWS-->
      <text:h text:style-name="P10" text:outline-level="1">
<text:span text:style-name="T4">
联合国国际法院将于6月在乌克兰举行公开听证会</text:span>
</text:h>
      <text:p text:style-name="P4">
作者: Ukrinform (Person)</text:p>
      <text:p text:style-name="P4">
出版商: Укринформ (Organization)</text:p>
      <text:p text:style-name="P4">
出版时间: 2023-05-16T-61:43:00+03:00</text:p>
      <text:p text:style-name="P4">
修改时间: 2023-05-16T21:43:00+03:00</text:p>
      <text:p text:style-name="P4">
描述: 从2023年6月6日至6月14日，联合国乌克兰国际法院将在俄罗斯违反两项公约的情况下举行公开听证会 - 打击恐怖主义的融资和禁止各种形式的种族歧视。  - 乌克林。</text:p>
      <text:p text:style-name="P4">
图片: ["<text:a xlink:type="simple" xlink:href="https://static.ukrinform.com/photos/2023_05/thumb_files/630_360_1684261943-551.jpg" text:style-name="Internet_20_link" text:visited-style-name="Visited_20_Internet_20_Link">
630_360_16842...</text:a>
"]</text:p>
      <text:p text:style-name="P4">
标签: ['Тероризм', 'Україна', 'Міжнародний суд ООН', 'Війна з Росією']</text:p>
      <text:p text:style-name="P4">
类型: Article</text:p>
      <!--METADATA-->
      <text:p text:style-name="P4">
<draw:frame draw:style-name="fr1" draw:name="Image59" text:anchor-type="as-char" svg:width="6.9236in" svg:height="3.956343in" draw:z-index="0">
<draw:image xlink:href="../Images/yкринформ/2023-05-16T-61-43-00-03-00/630_360_1684261943-551.jpg" xlink:type="simple" xlink:show="embed" xlink:actuate="onLoad" draw:mime-type="image/jpeg"/>
</draw:frame>
联合国国际法院从2023年6月6日至6月14日，将在俄罗斯违反两项公约的情况下进行宣传 - 关于恐怖主义的斗争和禁止各种形式的种族歧视。</text:p>
      <text:p text:style-name="P4">
根据海牙的乌克林通讯员的说法<text:a xlink:type="simple" xlink:href="https://www.icj-cij.org/sites/default/files/case-related/166/166-20230516-PRE-01-00-EN.pdf" text:style-name="Internet_20_link" text:visited-style-name="Visited_20_Internet_20_Link">
</text:a>
，听证会将专门考虑案件。</text:p>
      <text:p text:style-name="P4">
``针对《国际禁止种族歧视的国际公约》打击国际筹资恐怖主义公约的应用(乌克兰相反<text:a xlink:type="simple" xlink:href="https://www.ukrinform.ua/tag-rosia" text:style-name="Internet_20_link" text:visited-style-name="Visited_20_Internet_20_Link">
</text:a>
 ) - 法院将从6月6日星期二至2023年6月14日(星期三)进行宣传。</text:p>
      <text:p text:style-name="P4">
据乌克林福姆报道，2019年11月8日，乌克兰国际法院在俄罗斯违反了两次公约的情况下承认其合法的法律。 法院还强调，乌克兰遵守了所有程序进行预审程序。 该决定指出，联合国国际法院可以提出案件的优点。</text:p>
      <text:p text:style-name="P4">
2017年1月16日，乌克兰针对国际法院提起诉讼，反对俄罗斯违反《禁止筹款恐怖主义和种族歧视公约》的公约。</text:p>
      <text:p text:style-name="P4">
<text:span text:style-name="T4">
另请阅读：</text:span>
 <text:a xlink:type="simple" xlink:href="https://www.ukrinform.ua/rubric-polytics/3708528-bez-vidpovidalnosti-rosii-za-skoeni-zlocini-stalogo-miru-ne-bude-premerka-estonii.html" text:style-name="Internet_20_link" text:visited-style-name="Visited_20_Internet_20_Link">
</text:a>
俄罗斯提名的指控包括：提供武器和非助攻的其他援助； Rarismh17马来西亚航空飞机； 炮击玛丽upol和克拉曼托克的住宅区； 在沃诺瓦卡附近的一辆平民巴士破坏； 受害者的和平聚会期间的爆炸； 歧视乌克兰和克里米亚塔塔尔社区； 禁止克里米亚塔塔尔人的jl; 失踪，谋杀，未经授权的搜查，拘留的浪潮； 教学乌克兰ICAN TATAR语言的限制。</text:p>
      <text:p text:style-name="P4">
News Source: <text:a xlink:type="simple" xlink:href="https://www.ukrinform.ua/rubric-polytics/3710176-miznarodnij-sud-oon-u-cervni-provede-publicni-sluhanna-u-spravi-ukraina-proti-rosii.html" text:style-name="Internet_20_link" text:visited-style-name="Visited_20_Internet_20_Link">
https://www.ukrinform.ua/rubric-polytics/3710176-miznarodnij-sud-oon-u-cervni-provede-publicni-sluhanna-u-spravi-ukraina-proti-rosii.html</text:a>
</text:p>
      <!--NEWS-->
      <text:h text:style-name="P10" text:outline-level="1">
<text:span text:style-name="T4">
敌人在尼科波尔地区开火，发生了破坏</text:span>
</text:h>
      <text:p text:style-name="P4">
作者: Ukrinform (Person)</text:p>
      <text:p text:style-name="P4">
出版商: Укринформ (Organization)</text:p>
      <text:p text:style-name="P4">
出版时间: 2023-05-16T-84:06:00+03:00</text:p>
      <text:p text:style-name="P4">
修改时间: 2023-05-16T20:06:00+03:00</text:p>
      <text:p text:style-name="P4">
描述: 敌人两次在尼科波尔区开火。  - 乌克林。</text:p>
      <text:p text:style-name="P4">
图片: ["<text:a xlink:type="simple" xlink:href="https://static.ukrinform.com/photos/2023_05/thumb_files/630_360_1684256744-346.jpg" text:style-name="Internet_20_link" text:visited-style-name="Visited_20_Internet_20_Link">
630_360_16842...</text:a>
"]</text:p>
      <text:p text:style-name="P4">
标签: ['Дніпропетровщина', 'Обстріл', 'Війна з Росією']</text:p>
      <text:p text:style-name="P4">
类型: Article</text:p>
      <!--METADATA-->
      <text:p text:style-name="P4">
<draw:frame draw:style-name="fr1" draw:name="Image60" text:anchor-type="as-char" svg:width="6.9236in" svg:height="3.956343in" draw:z-index="0">
<draw:image xlink:href="../Images/yкринформ/2023-05-16T-84-06-00-03-00/630_360_1684256744-346.jpg" xlink:type="simple" xlink:show="embed" xlink:actuate="onLoad" draw:mime-type="image/jpeg"/>
</draw:frame>
Vorohdvichi向Nikopol District开火。</text:p>
      <text:p text:style-name="P4">
关于<text:a xlink:type="simple" xlink:href="http://t.me/mykola_lukashuk/4580" text:style-name="Internet_20_link" text:visited-style-name="Visited_20_Internet_20_Link">
</text:a>
乌克林福姆报道，通知首席Properpetrovsk区域委员会Mykola Lukashuk。</text:p>
      <text:p text:style-name="P4">
他写道：“ 5座私人住宅建筑物，4座农场建筑物，2座太阳能电池板，1个栅栏，1个电源线，1个天然气管道在米洛夫社区受到损坏。”</text:p>
      <text:p text:style-name="P4">
<text:span text:style-name="T4">
另请阅读：</text:span>
 <text:a xlink:type="simple" xlink:href="https://www.ukrinform.ua/rubric-ato/3710141-rosiani-obstrilali-selise-na-hersonsini-postrazdali-troe-ditej.html" text:style-name="Internet_20_link" text:visited-style-name="Visited_20_Internet_20_Link">
<text:span text:style-name="T4">
射击</text:span>
</text:a>
在Chervonohrigor社区上方，入侵者从无人机中删除了弹药。由于释放，私营企业损坏了一家私人企业。</text:p>
      <text:p text:style-name="P4">
人口中没有受害者。 在该地区的其他社区中，这很平静。</text:p>
      <text:p text:style-name="P4">
News Source: <text:a xlink:type="simple" xlink:href="https://www.ukrinform.ua/rubric-ato/3710147-vorog-obstrilav-nikopolskij-rajon-e-rujnuvanna.html" text:style-name="Internet_20_link" text:visited-style-name="Visited_20_Internet_20_Link">
https://www.ukrinform.ua/rubric-ato/3710147-vorog-obstrilav-nikopolskij-rajon-e-rujnuvanna.html</text:a>
</text:p>
      <!--NEWS-->
      <text:h text:style-name="P10" text:outline-level="1">
<text:span text:style-name="T4">
Dnipro，Dnipropetrovsk地区，Zaporizhhzhya地区（06:09）。 红色ALRT：空中tchretate。 警笛声...</text:span>
</text:h>
      <text:p text:style-name="P4">
作者: liveuamap (Language: en)</text:p>
      <text:p text:style-name="P4">
时间: 2023-05-16T00:10:00</text:p>
      <text:p text:style-name="P4">
地点: Dnipro (Latitude:48.45827 Longtitude:35.03924)</text:p>
      <text:p text:style-name="P4">
视频: []</text:p>
      <text:p text:style-name="P4">
图片: []</text:p>
      <text:p text:style-name="P4">
标签: ["Europe", "Central and Eastern Europe"]</text:p>
      <text:p text:style-name="P4">
Id: 22563154</text:p>
      <!--METADATA-->
      <text:p text:style-name="P4">
Dnipro，dnipropetrovsk区域，Zaporizhzhya地区(06:09). Red Alert: aerialthreat. Sirens sounding. Take cover now!</text:p>
      <text:p text:style-name="P4">
News Collection Link: <text:a xlink:type="simple" xlink:href="https://liveuamap.com/en/2023/16-may-dnipro-dnipropetrovska-oblast-zaporizkg" text:style-name="Internet_20_link" text:visited-style-name="Visited_20_Internet_20_Link">
https://liveuamap.com/en/2023/16-may-dnipro-dnipropetrovska-oblast-zaporizkg</text:a>
</text:p>
      <text:p text:style-name="P4">
News Source: <text:a xlink:type="simple" xlink:href="https://t.me/air_alert_ua/45561" text:style-name="Internet_20_link" text:visited-style-name="Visited_20_Internet_20_Link">
https://t.me/air_alert_ua/45561</text:a>
</text:p>
      <!--NEWS-->
      <text:h text:style-name="P10" text:outline-level="1">
<text:span text:style-name="T4">
Donetsk Oblast（07:40）。 红色警报：空中威胁。 警笛声。 立即掩盖！</text:span>
</text:h>
      <text:p text:style-name="P4">
作者: liveuamap (Language: en)</text:p>
      <text:p text:style-name="P4">
时间: 2023-05-16T01:43:00</text:p>
      <text:p text:style-name="P4">
地点: Donetsk Oblast (Latitude:48.72744 Longtitude:37.5781)</text:p>
      <text:p text:style-name="P4">
视频: []</text:p>
      <text:p text:style-name="P4">
图片: []</text:p>
      <text:p text:style-name="P4">
标签: ["Europe", "Central and Eastern Europe"]</text:p>
      <text:p text:style-name="P4">
Id: 22563176</text:p>
      <!--METADATA-->
      <text:p text:style-name="P4">
Donetsk Oblast(07:40). Red Alert: aerial threat. Sirens sounding. Take covernow!</text:p>
      <text:p text:style-name="P4">
News Collection Link: <text:a xlink:type="simple" xlink:href="https://liveuamap.com/en/2023/16-may-donetsk-oblast0740-red-alert-aerial-thg" text:style-name="Internet_20_link" text:visited-style-name="Visited_20_Internet_20_Link">
https://liveuamap.com/en/2023/16-may-donetsk-oblast0740-red-alert-aerial-thg</text:a>
</text:p>
      <text:p text:style-name="P4">
News Source: <text:a xlink:type="simple" xlink:href="https://t.me/air_alert_ua/45566" text:style-name="Internet_20_link" text:visited-style-name="Visited_20_Internet_20_Link">
https://t.me/air_alert_ua/45566</text:a>
</text:p>
      <!--NEWS-->
      <text:h text:style-name="P10" text:outline-level="1">
<text:span text:style-name="T4">
乌克兰防空击落了俄罗斯一夜之间发射的18枚导弹</text:span>
</text:h>
      <text:p text:style-name="P4">
作者: liveuamap (Language: en)</text:p>
      <text:p text:style-name="P4">
时间: 2023-05-16T01:44:32</text:p>
      <text:p text:style-name="P4">
地点: Kyiv (Latitude:50.68602 Longtitude:30.48157)</text:p>
      <text:p text:style-name="P4">
视频: []</text:p>
      <text:p text:style-name="P4">
图片: ["<text:a xlink:type="simple" xlink:href="https://liveuamap.com/pics/2023/05/16/22563177_0.jpg" text:style-name="Internet_20_link" text:visited-style-name="Visited_20_Internet_20_Link">
22563177_0.jpg</text:a>
"]</text:p>
      <text:p text:style-name="P4">
标签: ["Russia", "Weapons"]</text:p>
      <text:p text:style-name="P4">
Id: 22563177</text:p>
      <!--METADATA-->
      <text:p text:style-name="P4">
乌克兰防空击落了俄罗斯一夜之间发射的18枚导弹</text:p>
      <text:p text:style-name="P4">
<draw:frame draw:style-name="fr1" draw:name="Image61" text:anchor-type="as-char" svg:width="6.9236in" svg:height="6.9236in" draw:z-index="0">
<draw:image xlink:href="../Images/liveuamap/2023-05-16T01-44-32/22563177_0.jpg" xlink:type="simple" xlink:show="embed" xlink:actuate="onLoad" draw:mime-type="image/jpeg"/>
</draw:frame>
新闻集链接：<text:a xlink:type="simple" xlink:href="https://liveuamap.com/en/2023/16-may-ukrainian-air-defense-shot-down-18-missiles-launched" text:style-name="Internet_20_link" text:visited-style-name="Visited_20_Internet_20_Link">
https://liveuamap.com/en/2023/2023/16-may-ukrainian-air-defense-shot-down-18-missiles-launneted</text:a>
</text:p>
      <text:p text:style-name="P4">
News Source: <text:a xlink:type="simple" xlink:href="https://t.me/kpszsu/2519" text:style-name="Internet_20_link" text:visited-style-name="Visited_20_Internet_20_Link">
https://t.me/kpszsu/2519</text:a>
</text:p>
      <!--NEWS-->
      <text:h text:style-name="P10" text:outline-level="1">
<text:span text:style-name="T4">
防空击中了克林特斯的一架无人机。 镇上的轻微破坏</text:span>
</text:h>
      <text:p text:style-name="P4">
作者: liveuamap (Language: en)</text:p>
      <text:p text:style-name="P4">
时间: 2023-05-16T02:21:51</text:p>
      <text:p text:style-name="P4">
地点: Bryansk (Latitude:52.75133 Longtitude:32.25861)</text:p>
      <text:p text:style-name="P4">
视频: []</text:p>
      <text:p text:style-name="P4">
图片: []</text:p>
      <text:p text:style-name="P4">
标签: ["Russia"]</text:p>
      <text:p text:style-name="P4">
Id: 22563237</text:p>
      <!--METADATA-->
      <text:p text:style-name="P4">
防空击中了克林特斯的一架无人机。 镇上的轻微破坏</text:p>
      <text:p text:style-name="P4">
新闻集链接：<text:a xlink:type="simple" xlink:href="https://liveuamap.com/en/2023/16-may-air-defense-shot-down-a-drone-over-klintsy-minor-damage" text:style-name="Internet_20_link" text:visited-style-name="Visited_20_Internet_20_Link">
https://liveuamap.com/en/2023/2023/16-may-air-defense-shot-down-aot-down-a-drone-drone-ver-klint-klintsy-minor-damage</text:a>
</text:p>
      <text:p text:style-name="P4">
News Source: <text:a xlink:type="simple" xlink:href="https://t.me/zhest_belgorod/26567" text:style-name="Internet_20_link" text:visited-style-name="Visited_20_Internet_20_Link">
https://t.me/zhest_belgorod/26567</text:a>
</text:p>
      <!--NEWS-->
      <text:h text:style-name="P10" text:outline-level="1">
<text:span text:style-name="T4">
无人机命中边境越过边境检查站，位于布里恩斯克地区的诺维耶·尤尔科维奇</text:span>
</text:h>
      <text:p text:style-name="P4">
作者: liveuamap (Language: en)</text:p>
      <text:p text:style-name="P4">
时间: 2023-05-16T02:56:24</text:p>
      <text:p text:style-name="P4">
地点: Belarus (Latitude:52.11277 Longtitude:31.79001)</text:p>
      <text:p text:style-name="P4">
视频: []</text:p>
      <text:p text:style-name="P4">
图片: []</text:p>
      <text:p text:style-name="P4">
标签: ["Russia", "Avia"]</text:p>
      <text:p text:style-name="P4">
Id: 22563238</text:p>
      <!--METADATA-->
      <text:p text:style-name="P4">
无人机命中边境越过边境检查站，位于布里恩斯克地区的诺维耶·尤尔科维奇</text:p>
      <text:p text:style-name="P4">
新闻集链接：<text:a xlink:type="simple" xlink:href="https://liveuamap.com/en/2023/16-may-drone-hit-border-crossing-checkpoint-at-novye-yurkovichi" text:style-name="Internet_20_link" text:visited-style-name="Visited_20_Internet_20_Link">
https://liveuamap.com/en/2023/16-may-drone-hit-hit-border-crossing-crossing-checkpoint-novye-yurkovichi</text:a>
</text:p>
      <text:p text:style-name="P4">
News Source: <text:a xlink:type="simple" xlink:href="https://t.me/shot_shot/51446" text:style-name="Internet_20_link" text:visited-style-name="Visited_20_Internet_20_Link">
https://t.me/shot_shot/51446</text:a>
</text:p>
      <!--NEWS-->
      <text:h text:style-name="P10" text:outline-level="1">
<text:span text:style-name="T4">
Zaporizka Oblast（09:04）。 红色警报：空中威胁。 警笛声。 立即掩盖！</text:span>
</text:h>
      <text:p text:style-name="P4">
作者: liveuamap (Language: en)</text:p>
      <text:p text:style-name="P4">
时间: 2023-05-16T03:05:00</text:p>
      <text:p text:style-name="P4">
地点: Zaporizka Oblast (Latitude:47.612011 Longtitude:35.764821)</text:p>
      <text:p text:style-name="P4">
视频: []</text:p>
      <text:p text:style-name="P4">
图片: []</text:p>
      <text:p text:style-name="P4">
标签: ["Europe", "Central and Eastern Europe"]</text:p>
      <text:p text:style-name="P4">
Id: 22563239</text:p>
      <!--METADATA-->
      <text:p text:style-name="P4">
Zaporizhzhia地区(09:04). Red Alert: aerial threat. Sirens sounding. Take covernow!</text:p>
      <text:p text:style-name="P4">
News Collection Link: <text:a xlink:type="simple" xlink:href="https://liveuamap.com/en/2023/16-may-zaporizka-oblast0904-red-alert-aerial-g" text:style-name="Internet_20_link" text:visited-style-name="Visited_20_Internet_20_Link">
https://liveuamap.com/en/2023/16-may-zaporizka-oblast0904-red-alert-aerial-g</text:a>
</text:p>
      <text:p text:style-name="P4">
News Source: <text:a xlink:type="simple" xlink:href="https://t.me/air_alert_ua/45568" text:style-name="Internet_20_link" text:visited-style-name="Visited_20_Internet_20_Link">
https://t.me/air_alert_ua/45568</text:a>
</text:p>
      <!--NEWS-->
      <text:h text:style-name="P10" text:outline-level="1">
<text:span text:style-name="T4">
Kharkiv，Kharkivska Oblast（09:10）。 红色警报：空中威胁。 警笛声。 立即掩盖！</text:span>
</text:h>
      <text:p text:style-name="P4">
作者: liveuamap (Language: en)</text:p>
      <text:p text:style-name="P4">
时间: 2023-05-16T03:10:00</text:p>
      <text:p text:style-name="P4">
地点: Kharkiv (Latitude:49.98019 Longtitude:36.25263)</text:p>
      <text:p text:style-name="P4">
视频: []</text:p>
      <text:p text:style-name="P4">
图片: []</text:p>
      <text:p text:style-name="P4">
标签: ["Europe", "Central and Eastern Europe"]</text:p>
      <text:p text:style-name="P4">
Id: 22563240</text:p>
      <!--METADATA-->
      <text:p text:style-name="P4">
哈尔基夫(Kharkiv)，哈尔基夫地区(09:10). Red Alert: aerial threat. Sirens sounding.Take cover now!</text:p>
      <text:p text:style-name="P4">
News Collection Link: <text:a xlink:type="simple" xlink:href="https://liveuamap.com/en/2023/16-may-kharkiv-kharkivska-oblast0910-red-alerg" text:style-name="Internet_20_link" text:visited-style-name="Visited_20_Internet_20_Link">
https://liveuamap.com/en/2023/16-may-kharkiv-kharkivska-oblast0910-red-alerg</text:a>
</text:p>
      <text:p text:style-name="P4">
News Source: <text:a xlink:type="simple" xlink:href="https://t.me/suspilnekharkiv/24879" text:style-name="Internet_20_link" text:visited-style-name="Visited_20_Internet_20_Link">
https://t.me/suspilnekharkiv/24879</text:a>
</text:p>
      <!--NEWS-->
      <text:h text:style-name="P10" text:outline-level="1">
<text:span text:style-name="T4">
托克马克报道的爆炸</text:span>
</text:h>
      <text:p text:style-name="P4">
作者: liveuamap (Language: en)</text:p>
      <text:p text:style-name="P4">
时间: 2023-05-16T03:25:07</text:p>
      <text:p text:style-name="P4">
地点: Zaporizhiye (Latitude:47.22948 Longtitude:35.70977)</text:p>
      <text:p text:style-name="P4">
视频: []</text:p>
      <text:p text:style-name="P4">
图片: []</text:p>
      <text:p text:style-name="P4">
标签: ["Europe", "Central and Eastern Europe"]</text:p>
      <text:p text:style-name="P4">
Id: 22563241</text:p>
      <!--METADATA-->
      <text:p text:style-name="P4">
托克马克报道的爆炸</text:p>
      <text:p text:style-name="P4">
新闻集链接：<text:a xlink:type="simple" xlink:href="https://liveuamap.com/en/2023/16-may-explosions-reported-in-tokmak" text:style-name="Internet_20_link" text:visited-style-name="Visited_20_Internet_20_Link">
https://liveuamap.com/en/2023/16-may-explosions-reported-in-tokmak</text:a>
</text:p>
      <text:p text:style-name="P4">
News Source: <text:a xlink:type="simple" xlink:href="https://t.me/info_zp/35725" text:style-name="Internet_20_link" text:visited-style-name="Visited_20_Internet_20_Link">
https://t.me/info_zp/35725</text:a>
</text:p>
      <!--NEWS-->
      <text:h text:style-name="P10" text:outline-level="1">
<text:span text:style-name="T4">
Donetsk Oblast（09:29）。 红色警报：空中威胁。 警笛声。 立即掩盖！</text:span>
</text:h>
      <text:p text:style-name="P4">
作者: liveuamap (Language: en)</text:p>
      <text:p text:style-name="P4">
时间: 2023-05-16T03:32:00</text:p>
      <text:p text:style-name="P4">
地点: Donetsk Oblast (Latitude:48.72797 Longtitude:37.57926)</text:p>
      <text:p text:style-name="P4">
视频: []</text:p>
      <text:p text:style-name="P4">
图片: []</text:p>
      <text:p text:style-name="P4">
标签: ["Europe", "Central and Eastern Europe"]</text:p>
      <text:p text:style-name="P4">
Id: 22563243</text:p>
      <!--METADATA-->
      <text:p text:style-name="P4">
Donetsk Oblast(09:29). Red Alert: aerial threat. Sirens sounding. Take covernow!</text:p>
      <text:p text:style-name="P4">
News Collection Link: <text:a xlink:type="simple" xlink:href="https://liveuamap.com/en/2023/16-may-donetsk-oblast0929-red-alert-aerial-thg" text:style-name="Internet_20_link" text:visited-style-name="Visited_20_Internet_20_Link">
https://liveuamap.com/en/2023/16-may-donetsk-oblast0929-red-alert-aerial-thg</text:a>
</text:p>
      <text:p text:style-name="P4">
News Source: <text:a xlink:type="simple" xlink:href="https://t.me/air_alert_ua/45573" text:style-name="Internet_20_link" text:visited-style-name="Visited_20_Internet_20_Link">
https://t.me/air_alert_ua/45573</text:a>
</text:p>
      <!--NEWS-->
      <text:h text:style-name="P10" text:outline-level="1">
<text:span text:style-name="T4">
5个俄罗斯边防部警卫在库尔斯克地区的Glushkovo村发生无人机袭击而受伤</text:span>
</text:h>
      <text:p text:style-name="P4">
作者: liveuamap (Language: en)</text:p>
      <text:p text:style-name="P4">
时间: 2023-05-16T03:41:34</text:p>
      <text:p text:style-name="P4">
地点: Kursk (Latitude:51.31963 Longtitude:34.63715)</text:p>
      <text:p text:style-name="P4">
视频: []</text:p>
      <text:p text:style-name="P4">
图片: []</text:p>
      <text:p text:style-name="P4">
标签: ["Russia"]</text:p>
      <text:p text:style-name="P4">
Id: 22563244</text:p>
      <!--METADATA-->
      <text:p text:style-name="P4">
5个俄罗斯边境警卫在库尔斯克地区Glushkovillage的无人机袭击中受伤</text:p>
      <text:p text:style-name="P4">
新闻集链接：<text:a xlink:type="simple" xlink:href="https://liveuamap.com/en/2023/16-may-5-russian-border-guards-wounded-as-result-of-a-drone" text:style-name="Internet_20_link" text:visited-style-name="Visited_20_Internet_20_Link">
https://liveuamap.com/en/2023/2023/16-may-5-russian-border-guards-wounded-as-result-a-a-drone</text:a>
</text:p>
      <text:p text:style-name="P4">
News Source: <text:a xlink:type="simple" xlink:href="https://t.me/bazabazon/17684" text:style-name="Internet_20_link" text:visited-style-name="Visited_20_Internet_20_Link">
https://t.me/bazabazon/17684</text:a>
</text:p>
      <!--NEWS-->
      <text:h text:style-name="P10" text:outline-level="1">
<text:span text:style-name="T4">
Vinnitsa地区，Cherkasy地区（10:30）。 红色ALRT：空中tchretate。 警笛声。 那是一样的...</text:span>
</text:h>
      <text:p text:style-name="P4">
作者: liveuamap (Language: en)</text:p>
      <text:p text:style-name="P4">
时间: 2023-05-16T04:30:00</text:p>
      <text:p text:style-name="P4">
地点: Vinnytska Oblast (Latitude:48.916 Longtitude:28.66681)</text:p>
      <text:p text:style-name="P4">
视频: []</text:p>
      <text:p text:style-name="P4">
图片: []</text:p>
      <text:p text:style-name="P4">
标签: ["Europe", "Central and Eastern Europe"]</text:p>
      <text:p text:style-name="P4">
Id: 22563248</text:p>
      <!--METADATA-->
      <text:p text:style-name="P4">
Cherkasy地区Vinnitsk地区(10:30). Red Alert: aerial threat. Sirenssounding. Take cover now!</text:p>
      <text:p text:style-name="P4">
News Collection Link: <text:a xlink:type="simple" xlink:href="https://liveuamap.com/en/2023/16-may-vinnytska-oblast-cherkaska-oblast1030-g" text:style-name="Internet_20_link" text:visited-style-name="Visited_20_Internet_20_Link">
https://liveuamap.com/en/2023/16-may-vinnytska-oblast-cherkaska-oblast1030-g</text:a>
</text:p>
      <text:p text:style-name="P4">
News Source: <text:a xlink:type="simple" xlink:href="https://t.me/air_alert_ua/45575" text:style-name="Internet_20_link" text:visited-style-name="Visited_20_Internet_20_Link">
https://t.me/air_alert_ua/45575</text:a>
</text:p>
      <!--NEWS-->
      <text:h text:style-name="P10" text:outline-level="1">
<text:span text:style-name="T4">
俄罗斯军队进行了2次导弹罢工，48次空袭和50多个MLR炮击，-Gen ...</text:span>
</text:h>
      <text:p text:style-name="P4">
作者: liveuamap (Language: en)</text:p>
      <text:p text:style-name="P4">
时间: 2023-05-16T04:38:00</text:p>
      <text:p text:style-name="P4">
地点: Kostyantynivka (Latitude:48.52115 Longtitude:37.71091)</text:p>
      <text:p text:style-name="P4">
视频: []</text:p>
      <text:p text:style-name="P4">
图片: []</text:p>
      <text:p text:style-name="P4">
标签: ["Russia"]</text:p>
      <text:p text:style-name="P4">
Id: 22563271</text:p>
      <!--METADATA-->
      <text:p text:style-name="P4">
俄罗斯军队进行了2次导弹罢工，48次空袭和50多个炮弹，与跨国公司一起进行 - 乌克兰武装部队的总参谋部。</text:p>
      <text:p text:style-name="P4">
新闻集链接：<text:a xlink:type="simple" xlink:href="https://liveuamap.com/en/2023/16-may-russian-army-conducted-2-missile-strikes-48-airstrikes" text:style-name="Internet_20_link" text:visited-style-name="Visited_20_Internet_20_Link">
https://liveuamap.com/en/2023/16-may-russian-army-conducted-2-missile-strikes-48-- airstrikes</text:a>
</text:p>
      <text:p text:style-name="P4">
News Source: <text:a xlink:type="simple" xlink:href="https://t.me/lumsrc/4797" text:style-name="Internet_20_link" text:visited-style-name="Visited_20_Internet_20_Link">
https://t.me/lumsrc/4797</text:a>
</text:p>
      <!--NEWS-->
      <text:h text:style-name="P10" text:outline-level="1">
<text:span text:style-name="T4">
5乌克兰警察在炮击附近受伤</text:span>
</text:h>
      <text:p text:style-name="P4">
作者: liveuamap (Language: en)</text:p>
      <text:p text:style-name="P4">
时间: 2023-05-16T05:02:45</text:p>
      <text:p text:style-name="P4">
地点: Bakhmut (Latitude:48.5845 Longtitude:37.96875)</text:p>
      <text:p text:style-name="P4">
视频: []</text:p>
      <text:p text:style-name="P4">
图片: ["<text:a xlink:type="simple" xlink:href="https://liveuamap.com/pics/2023/05/16/22563272_0.jpg" text:style-name="Internet_20_link" text:visited-style-name="Visited_20_Internet_20_Link">
22563272_0.jpg</text:a>
"]</text:p>
      <text:p text:style-name="P4">
标签: ["Minsk Monitor", "Europe"]</text:p>
      <text:p text:style-name="P4">
Id: 22563272</text:p>
      <!--METADATA-->
      <text:p text:style-name="P4">
5乌克兰警察在炮击附近受伤</text:p>
      <text:p text:style-name="P4">
<draw:frame draw:style-name="fr1" draw:name="Image62" text:anchor-type="as-char" svg:width="6.9236in" svg:height="3.994385in" draw:z-index="0">
<draw:image xlink:href="../Images/liveuamap/2023-05-16T05-02-45/22563272_0.jpg" xlink:type="simple" xlink:show="embed" xlink:actuate="onLoad" draw:mime-type="image/jpeg"/>
</draw:frame>
新闻集链接：<text:a xlink:type="simple" xlink:href="https://liveuamap.com/en/2023/16-may-5-ukrainian-policemen-wounded-near-bakhmut-in-shelling" text:style-name="Internet_20_link" text:visited-style-name="Visited_20_Internet_20_Link">
https://liveuamap.com/en/2023/2023/16-may-5-ukrainian-policemen-wounded-near-bakhmut-in-in-In-in-In-Shelling</text:a>
</text:p>
      <text:p text:style-name="P4">
News Source: <text:a xlink:type="simple" xlink:href="https://twitter.com/MVS_UA/status/1658393884123168773" text:style-name="Internet_20_link" text:visited-style-name="Visited_20_Internet_20_Link">
https://twitter.com/MVS_UA/status/1658393884123168773</text:a>
</text:p>
      <!--NEWS-->
      <text:h text:style-name="P10" text:outline-level="1">
<text:span text:style-name="T4">
East Mall Isa他在Mariupol开火</text:span>
</text:h>
      <text:p text:style-name="P4">
作者: liveuamap (Language: en)</text:p>
      <text:p text:style-name="P4">
时间: 2023-05-16T06:27:00</text:p>
      <text:p text:style-name="P4">
地点: Mariupol (Latitude:47.1218 Longtitude:37.68569)</text:p>
      <text:p text:style-name="P4">
视频: []</text:p>
      <text:p text:style-name="P4">
图片: ["<text:a xlink:type="simple" xlink:href="https://liveuamap.com/pics/2023/05/16/22563278_0.jpg" text:style-name="Internet_20_link" text:visited-style-name="Visited_20_Internet_20_Link">
22563278_0.jpg</text:a>
"]</text:p>
      <text:p text:style-name="P4">
标签: []</text:p>
      <text:p text:style-name="P4">
Id: 22563278</text:p>
      <!--METADATA-->
      <text:p text:style-name="P4">
East Mall Isa他在Mariupol开火</text:p>
      <text:p text:style-name="P4">
!(Images/liveuamap/2023-05-16T06-27-00/22563278_0.jpg)新闻集链接：<text:a xlink:type="simple" xlink:href="https://liveuamap.com/en/2023/16-may-vostochny-mall-is-on-fire-in-mariupol" text:style-name="Internet_20_link" text:visited-style-name="Visited_20_Internet_20_Link">
https://liveuamap.com/en/2023/16-may-vostochny-mall-is-is-on-fire-in-mariupol</text:a>
</text:p>
      <text:p text:style-name="P4">
News Source: <text:a xlink:type="simple" xlink:href="https://t.me/mariupolnow/29231" text:style-name="Internet_20_link" text:visited-style-name="Visited_20_Internet_20_Link">
https://t.me/mariupolnow/29231</text:a>
</text:p>
      <!--NEWS-->
      <text:h text:style-name="P10" text:outline-level="1">
<text:span text:style-name="T4">
爆炸是在基夫中听到的，由于乌克斯的中和而可能</text:span>
</text:h>
      <text:p text:style-name="P4">
作者: liveuamap (Language: en)</text:p>
      <text:p text:style-name="P4">
时间: 2023-05-16T06:37:36</text:p>
      <text:p text:style-name="P4">
地点: Kyiv, Kyiv city (Latitude:50.45532 Longtitude:30.5547)</text:p>
      <text:p text:style-name="P4">
视频: []</text:p>
      <text:p text:style-name="P4">
图片: []</text:p>
      <text:p text:style-name="P4">
标签: []</text:p>
      <text:p text:style-name="P4">
Id: 22563280</text:p>
      <!--METADATA-->
      <text:p text:style-name="P4">
爆炸是在基夫中听到的，由于乌克斯的中和而可能</text:p>
      <text:p text:style-name="P4">
新闻集链接：<text:a xlink:type="simple" xlink:href="https://liveuamap.com/en/2023/16-may-explosion-was-audible-in-kyiv-possible-due-to-neutralization" text:style-name="Internet_20_link" text:visited-style-name="Visited_20_Internet_20_Link">
https://liveuamap.com/en/2023/16-may-explosion-was-audible-in-kyiv-possible-due-due-due-to-neutralization</text:a>
</text:p>
      <text:p text:style-name="P4">
News Source: <text:a xlink:type="simple" xlink:href="https://t.me/kievreal1/41092" text:style-name="Internet_20_link" text:visited-style-name="Visited_20_Internet_20_Link">
https://t.me/kievreal1/41092</text:a>
</text:p>
      <!--NEWS-->
      <text:h text:style-name="P10" text:outline-level="1">
<text:span text:style-name="T4">
据报道，布兰斯克地区爆炸了</text:span>
</text:h>
      <text:p text:style-name="P4">
作者: liveuamap (Language: en)</text:p>
      <text:p text:style-name="P4">
时间: 2023-05-16T07:07:00</text:p>
      <text:p text:style-name="P4">
地点: Berdians'k,Zaporiz'ka oblast (Latitude:46.77855 Longtitude:36.81227)</text:p>
      <text:p text:style-name="P4">
视频: []</text:p>
      <text:p text:style-name="P4">
图片: ["<text:a xlink:type="simple" xlink:href="https://liveuamap.com/pics/2023/05/16/22563287_0.jpg" text:style-name="Internet_20_link" text:visited-style-name="Visited_20_Internet_20_Link">
22563287_0.jpg</text:a>
"]</text:p>
      <text:p text:style-name="P4">
标签: ["Europe", "Central and Eastern Europe"]</text:p>
      <text:p text:style-name="P4">
Id: 22563287</text:p>
      <!--METADATA-->
      <text:p text:style-name="P4">
据报道，布兰斯克地区爆炸了</text:p>
      <text:p text:style-name="P4">
<draw:frame draw:style-name="fr1" draw:name="Image63" text:anchor-type="as-char" svg:width="6.9236in" svg:height="5.490799in" draw:z-index="0">
<draw:image xlink:href="../Images/liveuamap/2023-05-16T07-07-00/22563287_0.jpg" xlink:type="simple" xlink:show="embed" xlink:actuate="onLoad" draw:mime-type="image/jpeg"/>
</draw:frame>
新闻集链接：<text:a xlink:type="simple" xlink:href="https://liveuamap.com/en/2023/16-may-explosions-were-reported-in-briansk-district" text:style-name="Internet_20_link" text:visited-style-name="Visited_20_Internet_20_Link">
https://liveuamap.com/en/2023/16-may-explosions-were-reported-in-briansk-district</text:a>
</text:p>
      <text:p text:style-name="P4">
News Source: <text:a xlink:type="simple" xlink:href="https://t.me/Novoeizdanie/50989" text:style-name="Internet_20_link" text:visited-style-name="Visited_20_Internet_20_Link">
https://t.me/Novoeizdanie/50989</text:a>
</text:p>
      <!--NEWS-->
      <text:h text:style-name="P10" text:outline-level="1">
<text:span text:style-name="T4">
俄罗斯Kartograf无人机在Kharkiv地区被击落</text:span>
</text:h>
      <text:p text:style-name="P4">
作者: liveuamap (Language: en)</text:p>
      <text:p text:style-name="P4">
时间: 2023-05-16T07:39:00</text:p>
      <text:p text:style-name="P4">
地点: Vovchansk (Latitude:50.08837 Longtitude:37.64184)</text:p>
      <text:p text:style-name="P4">
视频: []</text:p>
      <text:p text:style-name="P4">
图片: ["<text:a xlink:type="simple" xlink:href="https://liveuamap.com/pics/2023/05/16/22563285_0.jpg" text:style-name="Internet_20_link" text:visited-style-name="Visited_20_Internet_20_Link">
22563285_0.jpg</text:a>
"]</text:p>
      <text:p text:style-name="P4">
标签: ["Russia"]</text:p>
      <text:p text:style-name="P4">
Id: 22563285</text:p>
      <!--METADATA-->
      <text:p text:style-name="P4">
俄罗斯Kartograf无人机在Kharkiv地区被击落</text:p>
      <text:p text:style-name="P4">
<draw:frame draw:style-name="fr1" draw:name="Image64" text:anchor-type="as-char" svg:width="6.9236in" svg:height="4.612849in" draw:z-index="0">
<draw:image xlink:href="../Images/liveuamap/2023-05-16T07-39-00/22563285_0.jpg" xlink:type="simple" xlink:show="embed" xlink:actuate="onLoad" draw:mime-type="image/jpeg"/>
</draw:frame>
新闻集链接：<text:a xlink:type="simple" xlink:href="https://liveuamap.com/en/2023/16-may-russian-kartograf-drone-was-shot-down-in-kharkiv-region" text:style-name="Internet_20_link" text:visited-style-name="Visited_20_Internet_20_Link">
https://liveuamap.com/en/2023/16-may-russian-kartograf-drone-was-was-shot-hot-down-in-kharkiv-rigion</text:a>
</text:p>
      <text:p text:style-name="P4">
News Source: <text:a xlink:type="simple" xlink:href="https://t.me/suspilnekharkiv/24884" text:style-name="Internet_20_link" text:visited-style-name="Visited_20_Internet_20_Link">
https://t.me/suspilnekharkiv/24884</text:a>
</text:p>
      <!--NEWS-->
      <text:h text:style-name="P10" text:outline-level="1">
<text:span text:style-name="T4">
南非负责人说，他代表与普京和Zel交谈的非洲国家。</text:span>
</text:h>
      <text:p text:style-name="P4">
作者: liveuamap (Language: en)</text:p>
      <text:p text:style-name="P4">
时间: 2023-05-16T08:02:56</text:p>
      <text:p text:style-name="P4">
地点: Pretoria,Gauteng (Latitude:-25.74236 Longtitude:28.20854)</text:p>
      <text:p text:style-name="P4">
视频: []</text:p>
      <text:p text:style-name="P4">
图片: []</text:p>
      <text:p text:style-name="P4">
标签: ["South Africa", "Africa"]</text:p>
      <text:p text:style-name="P4">
Id: 22563288</text:p>
      <!--METADATA-->
      <text:p text:style-name="P4">
南非负责人说，他代表他在普京和泽伦斯基说的非洲国家，同意接受非洲领导人的使命一项和平倡议</text:p>
      <text:p text:style-name="P4">
新闻收集链接：<text:a xlink:type="simple" xlink:href="https://liveuamap.com/en/2023/16-may-the-head-of-south-africa-said-that-on-behalf-of-african" text:style-name="Internet_20_link" text:visited-style-name="Visited_20_Internet_20_Link">
https://liveuamap.com/en/2023/16-may-the-head-of-south-south-south-south-south-said-that-on-behalf-firrican</text:a>
</text:p>
      <text:p text:style-name="P4">
News Source: <text:a xlink:type="simple" xlink:href="https://t.me/bbbreaking/155542" text:style-name="Internet_20_link" text:visited-style-name="Visited_20_Internet_20_Link">
https://t.me/bbbreaking/155542</text:a>
</text:p>
      <!--NEWS-->
      <text:h text:style-name="P10" text:outline-level="1">
<text:span text:style-name="T4">
哈尔基夫，哈尔基夫地区，顿涅茨克地区（15:19）。 红色ALRT：空中tchretate。 警报声音...</text:span>
</text:h>
      <text:p text:style-name="P4">
作者: liveuamap (Language: en)</text:p>
      <text:p text:style-name="P4">
时间: 2023-05-16T09:20:00</text:p>
      <text:p text:style-name="P4">
地点: Kharkiv (Latitude:49.98029 Longtitude:36.25205)</text:p>
      <text:p text:style-name="P4">
视频: []</text:p>
      <text:p text:style-name="P4">
图片: []</text:p>
      <text:p text:style-name="P4">
标签: ["Europe", "Central and Eastern Europe"]</text:p>
      <text:p text:style-name="P4">
Id: 22563290</text:p>
      <!--METADATA-->
      <text:p text:style-name="P4">
Kharkiv，Kharkiv地区，顿涅茨克地区(15:19). Red Alert: aerial threat.Sirens sounding. Take cover now!</text:p>
      <text:p text:style-name="P4">
News Collection Link: <text:a xlink:type="simple" xlink:href="https://liveuamap.com/en/2023/16-may-kharkiv-kharkivska-oblast-donetsk-oblag" text:style-name="Internet_20_link" text:visited-style-name="Visited_20_Internet_20_Link">
https://liveuamap.com/en/2023/16-may-kharkiv-kharkivska-oblast-donetsk-oblag</text:a>
</text:p>
      <text:p text:style-name="P4">
News Source: <text:a xlink:type="simple" xlink:href="https://t.me/air_alert_ua/45580" text:style-name="Internet_20_link" text:visited-style-name="Visited_20_Internet_20_Link">
https://t.me/air_alert_ua/45580</text:a>
</text:p>
      <!--NEWS-->
      <text:h text:style-name="P10" text:outline-level="1">
<text:span text:style-name="T4">
据报道，2架无人机在库尔斯克地区的盖伊沃村坠毁</text:span>
</text:h>
      <text:p text:style-name="P4">
作者: liveuamap (Language: en)</text:p>
      <text:p text:style-name="P4">
时间: 2023-05-16T10:07:00</text:p>
      <text:p text:style-name="P4">
地点: Kursk (Latitude:51.08638 Longtitude:35.25959)</text:p>
      <text:p text:style-name="P4">
视频: []</text:p>
      <text:p text:style-name="P4">
图片: []</text:p>
      <text:p text:style-name="P4">
标签: ["Russia", "Europe"]</text:p>
      <text:p text:style-name="P4">
Id: 22563293</text:p>
      <!--METADATA-->
      <text:p text:style-name="P4">
据报道，2架无人机在库尔斯克地区的盖伊沃村坠毁</text:p>
      <text:p text:style-name="P4">
新闻集链接：<text:a xlink:type="simple" xlink:href="https://liveuamap.com/en/2023/16-may-2-drones-reportedly-crashed-at-guyevo-village-in-kursk" text:style-name="Internet_20_link" text:visited-style-name="Visited_20_Internet_20_Link">
https://liveuamap.com/en/2023/2023/16-may-2-drones-rone-porthess--crashed-at-guyevo-village-in-kursk</text:a>
</text:p>
      <text:p text:style-name="P4">
News Source: <text:a xlink:type="simple" xlink:href="https://t.me/zhest_belgorod/26585" text:style-name="Internet_20_link" text:visited-style-name="Visited_20_Internet_20_Link">
https://t.me/zhest_belgorod/26585</text:a>
</text:p>
      <!--NEWS-->
      <text:h text:style-name="P10" text:outline-level="1">
<text:span text:style-name="T4">
Zaporizka Oblast（16:23）。 红色警报：空中威胁。 警笛声。 立即掩盖！</text:span>
</text:h>
      <text:p text:style-name="P4">
作者: liveuamap (Language: en)</text:p>
      <text:p text:style-name="P4">
时间: 2023-05-16T10:24:00</text:p>
      <text:p text:style-name="P4">
地点: Zaporizka Oblast (Latitude:47.611051 Longtitude:35.765191)</text:p>
      <text:p text:style-name="P4">
视频: []</text:p>
      <text:p text:style-name="P4">
图片: []</text:p>
      <text:p text:style-name="P4">
标签: ["Europe", "Central and Eastern Europe"]</text:p>
      <text:p text:style-name="P4">
Id: 22563292</text:p>
      <!--METADATA-->
      <text:p text:style-name="P4">
Zaporizhzhia地区(16:23). Red Alert: aerial threat. Sirens sounding. Take covernow!</text:p>
      <text:p text:style-name="P4">
News Collection Link: <text:a xlink:type="simple" xlink:href="https://liveuamap.com/en/2023/16-may-zaporizka-oblast1623-red-alert-aerial-g" text:style-name="Internet_20_link" text:visited-style-name="Visited_20_Internet_20_Link">
https://liveuamap.com/en/2023/16-may-zaporizka-oblast1623-red-alert-aerial-g</text:a>
</text:p>
      <text:p text:style-name="P4">
News Source: <text:a xlink:type="simple" xlink:href="https://t.me/suspilnezaporizhzhya/12885" text:style-name="Internet_20_link" text:visited-style-name="Visited_20_Internet_20_Link">
https://t.me/suspilnezaporizhzhya/12885</text:a>
</text:p>
      <!--NEWS-->
      <text:h text:style-name="P10" text:outline-level="1">
<text:span text:style-name="T4">
爱国者系统可能损坏了，但没有被俄罗斯导弹弹幕摧毁。</text:span>
</text:h>
      <text:p text:style-name="P4">
作者: liveuamap (Language: en)</text:p>
      <text:p text:style-name="P4">
时间: 2023-05-16T13:23:00</text:p>
      <text:p text:style-name="P4">
地点: Kyiv, Kyiv city (Latitude:50.45452 Longtitude:30.55484)</text:p>
      <text:p text:style-name="P4">
视频: []</text:p>
      <text:p text:style-name="P4">
图片: []</text:p>
      <text:p text:style-name="P4">
标签: ["Russia", "Europe"]</text:p>
      <text:p text:style-name="P4">
Id: 22563321</text:p>
      <!--METADATA-->
      <text:p text:style-name="P4">
一位美国官员告诉@natashabertrand，星期一晚上，爱国者制度可能损坏，但没有被俄罗斯导弹摧毁。 我们仍在对确定系统是否需要完全撤回或由乌克兰人修复的损害来确定该系统的损害</text:p>
      <text:p text:style-name="P4">
新闻收集链接：<text:a xlink:type="simple" xlink:href="https://liveuamap.com/en/2023/16-may-a-patriot-system-was-likely-damaged-but-not-destroyed" text:style-name="Internet_20_link" text:visited-style-name="Visited_20_Internet_20_Link">
https://liveuamap.com/en/2023/16-may-a-patriot-system-was-like digaber-digaber-digaber-not-not-not stoyed</text:a>
</text:p>
      <text:p text:style-name="P4">
News Source: <text:a xlink:type="simple" xlink:href="https://twitter.com/MarquardtA/status/1658508441134981120" text:style-name="Internet_20_link" text:visited-style-name="Visited_20_Internet_20_Link">
https://twitter.com/MarquardtA/status/1658508441134981120</text:a>
</text:p>
      <!--NEWS-->
      <text:h text:style-name="P10" text:outline-level="1">
<text:span text:style-name="T4">
乌克兰国防部长：乌克兰已正式加入北约合作社网络防御...</text:span>
</text:h>
      <text:p text:style-name="P4">
作者: liveuamap (Language: en)</text:p>
      <text:p text:style-name="P4">
时间: 2023-05-16T13:45:00</text:p>
      <text:p text:style-name="P4">
地点: Kesklinna, Harju maakond (Latitude:59.42295 Longtitude:24.76756)</text:p>
      <text:p text:style-name="P4">
视频: []</text:p>
      <text:p text:style-name="P4">
图片: []</text:p>
      <text:p text:style-name="P4">
标签: ["Baltics", "Europe"]</text:p>
      <text:p text:style-name="P4">
Id: 22563346</text:p>
      <!--METADATA-->
      <text:p text:style-name="P4">
乌克兰国防部长：乌克兰已正式加入北约合作社网络防御卓越中心(ccdcoe). This is yet anotherstep towards common security space in Europe, which is impossible withoutUkraine's membership in the Alliance</text:p>
      <text:p text:style-name="P4">
News Collection Link: <text:a xlink:type="simple" xlink:href="https://liveuamap.com/en/2023/16-may-minister-of-defense-of-ukraine-ukraine-has-officially" text:style-name="Internet_20_link" text:visited-style-name="Visited_20_Internet_20_Link">
https://liveuamap.com/en/2023/16-may-minister-of-defense-of-ukraine-ukraine-has-officially</text:a>
</text:p>
      <text:p text:style-name="P4">
News Source: <text:a xlink:type="simple" xlink:href="https://twitter.com/oleksiireznikov/status/1658513918065508370" text:style-name="Internet_20_link" text:visited-style-name="Visited_20_Internet_20_Link">
https://twitter.com/oleksiireznikov/status/1658513918065508370</text:a>
</text:p>
      <!--NEWS-->
      <text:h text:style-name="P10" text:outline-level="1">
<text:span text:style-name="T4">
Dnipro，Dnipropetrovska Oblast（20:26）。 红色警报：空中威胁。 警笛声。 掩护...</text:span>
</text:h>
      <text:p text:style-name="P4">
作者: liveuamap (Language: en)</text:p>
      <text:p text:style-name="P4">
时间: 2023-05-16T14:29:00</text:p>
      <text:p text:style-name="P4">
地点: Dnipro (Latitude:48.45930000 Longtitude:35.03865000)</text:p>
      <text:p text:style-name="P4">
视频: []</text:p>
      <text:p text:style-name="P4">
图片: []</text:p>
      <text:p text:style-name="P4">
标签: ["Europe", "Central and Eastern Europe"]</text:p>
      <text:p text:style-name="P4">
Id: 22563326</text:p>
      <!--METADATA-->
      <text:p text:style-name="P4">
dnipro，dnipropetrovsk区域(20:26). Red Alert: aerial threat. Sirenssounding. Take cover now!</text:p>
      <text:p text:style-name="P4">
News Collection Link: <text:a xlink:type="simple" xlink:href="https://liveuamap.com/en/2023/16-may-dnipro-dnipropetrovska-oblast2026-red-g" text:style-name="Internet_20_link" text:visited-style-name="Visited_20_Internet_20_Link">
https://liveuamap.com/en/2023/16-may-dnipro-dnipropetrovska-oblast2026-red-g</text:a>
</text:p>
      <text:p text:style-name="P4">
News Source: <text:a xlink:type="simple" xlink:href="https://t.me/air_alert_ua/45586" text:style-name="Internet_20_link" text:visited-style-name="Visited_20_Internet_20_Link">
https://t.me/air_alert_ua/45586</text:a>
</text:p>
      <!--NEWS-->
      <text:h text:style-name="P10" text:outline-level="1">
<text:span text:style-name="T4">
Zaporizka Oblast（20:29）。 红色警报：空中威胁。 警笛声。 立即掩盖！</text:span>
</text:h>
      <text:p text:style-name="P4">
作者: liveuamap (Language: en)</text:p>
      <text:p text:style-name="P4">
时间: 2023-05-16T14:31:00</text:p>
      <text:p text:style-name="P4">
地点: Zaporizka Oblast (Latitude:47.612021 Longtitude:35.765261)</text:p>
      <text:p text:style-name="P4">
视频: []</text:p>
      <text:p text:style-name="P4">
图片: []</text:p>
      <text:p text:style-name="P4">
标签: ["Europe", "Central and Eastern Europe"]</text:p>
      <text:p text:style-name="P4">
Id: 22563327</text:p>
      <!--METADATA-->
      <text:p text:style-name="P4">
Zaporizhzhia地区(20:29). Red Alert: aerial threat. Sirens sounding. Take covernow!</text:p>
      <text:p text:style-name="P4">
News Collection Link: <text:a xlink:type="simple" xlink:href="https://liveuamap.com/en/2023/16-may-zaporizka-oblast2029-red-alert-aerial-g" text:style-name="Internet_20_link" text:visited-style-name="Visited_20_Internet_20_Link">
https://liveuamap.com/en/2023/16-may-zaporizka-oblast2029-red-alert-aerial-g</text:a>
</text:p>
      <text:p text:style-name="P4">
News Source: <text:a xlink:type="simple" xlink:href="https://t.me/air_alert_ua/45587" text:style-name="Internet_20_link" text:visited-style-name="Visited_20_Internet_20_Link">
https://t.me/air_alert_ua/45587</text:a>
</text:p>
      <!--NEWS-->
      <text:h text:style-name="P10" text:outline-level="1">
<text:span text:style-name="T4">
防空在Belgorod活跃</text:span>
</text:h>
      <text:p text:style-name="P4">
作者: liveuamap (Language: en)</text:p>
      <text:p text:style-name="P4">
时间: 2023-05-16T14:49:00</text:p>
      <text:p text:style-name="P4">
地点: Belgorod, Belgorodskaya oblast' (Latitude:50.59261 Longtitude:36.58876)</text:p>
      <text:p text:style-name="P4">
视频: []</text:p>
      <text:p text:style-name="P4">
图片: []</text:p>
      <text:p text:style-name="P4">
标签: ["Russia", "Central and Eastern Europe"]</text:p>
      <text:p text:style-name="P4">
Id: 22563354</text:p>
      <!--METADATA-->
      <text:p text:style-name="P4">
防空在Belgorod活跃</text:p>
      <text:p text:style-name="P4">
新闻集链接：<text:a xlink:type="simple" xlink:href="https://liveuamap.com/en/2023/16-may-air-defense-was-active-in-belgorod" text:style-name="Internet_20_link" text:visited-style-name="Visited_20_Internet_20_Link">
https://liveuamap.com/en/2023/16-may-air-defense-was-active-in-belgorod</text:a>
</text:p>
      <text:p text:style-name="P4">
News Source: <text:a xlink:type="simple" xlink:href="https://t.me/belgorod_informant/4164" text:style-name="Internet_20_link" text:visited-style-name="Visited_20_Internet_20_Link">
https://t.me/belgorod_informant/4164</text:a>
</text:p>
      <!--NEWS-->
      <text:h text:style-name="P10" text:outline-level="1">
<text:span text:style-name="T4">
Poltavska Oblast（20:51）。 红色警报：空中威胁。 警笛声。 立即掩盖！</text:span>
</text:h>
      <text:p text:style-name="P4">
作者: liveuamap (Language: en)</text:p>
      <text:p text:style-name="P4">
时间: 2023-05-16T14:53:00</text:p>
      <text:p text:style-name="P4">
地点: Poltavska Oblast (Latitude:49.47705000 Longtitude:33.81866000)</text:p>
      <text:p text:style-name="P4">
视频: []</text:p>
      <text:p text:style-name="P4">
图片: []</text:p>
      <text:p text:style-name="P4">
标签: ["Europe", "Central and Eastern Europe"]</text:p>
      <text:p text:style-name="P4">
Id: 22563349</text:p>
      <!--METADATA-->
      <text:p text:style-name="P4">
poltava(20:51). Red Alert: aerial threat. Sirens sounding. Take covernow!</text:p>
      <text:p text:style-name="P4">
News Collection Link: <text:a xlink:type="simple" xlink:href="https://liveuamap.com/en/2023/16-may-poltavska-oblast2051-red-alert-aerial-g" text:style-name="Internet_20_link" text:visited-style-name="Visited_20_Internet_20_Link">
https://liveuamap.com/en/2023/16-may-poltavska-oblast2051-red-alert-aerial-g</text:a>
</text:p>
      <text:p text:style-name="P4">
News Source: <text:a xlink:type="simple" xlink:href="https://t.me/air_alert_ua/45589" text:style-name="Internet_20_link" text:visited-style-name="Visited_20_Internet_20_Link">
https://t.me/air_alert_ua/45589</text:a>
</text:p>
      <!--NEWS-->
      <text:h text:style-name="P10" text:outline-level="1">
<text:span text:style-name="T4">
Donetsk Oblast，Sumska Oblast（20:53）。 红色警报：空中威胁。 警笛声。 立即掩盖！</text:span>
</text:h>
      <text:p text:style-name="P4">
作者: liveuamap (Language: en)</text:p>
      <text:p text:style-name="P4">
时间: 2023-05-16T14:55:00</text:p>
      <text:p text:style-name="P4">
地点: Donetsk Oblast (Latitude:48.72736 Longtitude:37.5789)</text:p>
      <text:p text:style-name="P4">
视频: []</text:p>
      <text:p text:style-name="P4">
图片: []</text:p>
      <text:p text:style-name="P4">
标签: ["Europe", "Central and Eastern Europe"]</text:p>
      <text:p text:style-name="P4">
Id: 22563353</text:p>
      <!--METADATA-->
      <text:p text:style-name="P4">
Sumy地区Donetsk地区(20:53). Red Alert: aerial threat. Sirenssounding. Take cover now!</text:p>
      <text:p text:style-name="P4">
News Collection Link: <text:a xlink:type="simple" xlink:href="https://liveuamap.com/en/2023/16-may-donetsk-oblast-sumska-oblast2053-red-ag" text:style-name="Internet_20_link" text:visited-style-name="Visited_20_Internet_20_Link">
https://liveuamap.com/en/2023/16-may-donetsk-oblast-sumska-oblast2053-red-ag</text:a>
</text:p>
      <text:p text:style-name="P4">
News Source: <text:a xlink:type="simple" xlink:href="https://t.me/air_alert_ua/45591" text:style-name="Internet_20_link" text:visited-style-name="Visited_20_Internet_20_Link">
https://t.me/air_alert_ua/45591</text:a>
</text:p>
      <!--NEWS-->
      <text:h text:style-name="P10" text:outline-level="1">
<text:span text:style-name="T4">
美国纳特塞克·约翰·柯比（John Kirby）：我无法确认有关爱国者系统损坏的报告...</text:span>
</text:h>
      <text:p text:style-name="P4">
作者: liveuamap (Language: en)</text:p>
      <text:p text:style-name="P4">
时间: 2023-05-16T14:58:10</text:p>
      <text:p text:style-name="P4">
地点: Washington, District of Columbia (Latitude:38.89752 Longtitude:-77.03656)</text:p>
      <text:p text:style-name="P4">
视频: []</text:p>
      <text:p text:style-name="P4">
图片: []</text:p>
      <text:p text:style-name="P4">
标签: ["District Columbia", "USA"]</text:p>
      <text:p text:style-name="P4">
Id: 22563355</text:p>
      <!--METADATA-->
      <text:p text:style-name="P4">
美国纳特塞克约翰·柯比(John Kirby)：我无法确认有关乌克兰损害的爱国者系统的报告。 我只是不能说这个。 但是，如果需要在乌克兰以外修理损坏的酮，我们肯定会协助这样做</text:p>
      <text:p text:style-name="P4">
新闻集链接：<text:a xlink:type="simple" xlink:href="https://liveuamap.com/en/2023/16-may-us-natsec-john-kirby-i-cannot-confirm-the-reports" text:style-name="Internet_20_link" text:visited-style-name="Visited_20_Internet_20_Link">
https://liveuamap.com/en/2023/16-may-us-us-natsec-natsec-john-kirby-i-cannot-cannot-confirm-the-reports</text:a>
</text:p>
      <text:p text:style-name="P4">
News Source: <text:a xlink:type="simple" xlink:href="https://twitter.com/OstapYarysh/status/1658542665556713479" text:style-name="Internet_20_link" text:visited-style-name="Visited_20_Internet_20_Link">
https://twitter.com/OstapYarysh/status/1658542665556713479</text:a>
</text:p>
      <!--NEWS-->
      <text:h text:style-name="P10" text:outline-level="1">
<text:span text:style-name="T4">
在Kostiantynivka报告了爆炸</text:span>
</text:h>
      <text:p text:style-name="P4">
作者: liveuamap (Language: en)</text:p>
      <text:p text:style-name="P4">
时间: 2023-05-16T15:15:37</text:p>
      <text:p text:style-name="P4">
地点: Kostyantynivka (Latitude:48.51422 Longtitude:37.71435)</text:p>
      <text:p text:style-name="P4">
视频: []</text:p>
      <text:p text:style-name="P4">
图片: []</text:p>
      <text:p text:style-name="P4">
标签: []</text:p>
      <text:p text:style-name="P4">
Id: 22563357</text:p>
      <!--METADATA-->
      <text:p text:style-name="P4">
在Kostiantynivka报告了爆炸</text:p>
      <text:p text:style-name="P4">
新闻集链接：<text:a xlink:type="simple" xlink:href="https://liveuamap.com/en/2023/16-may-explosions-were-reported-in-kostiantynivka-" text:style-name="Internet_20_link" text:visited-style-name="Visited_20_Internet_20_Link">
https://liveuamap.com/en/2023/16-may-explosions-were-reported-in-kostiantynivka-</text:a>
</text:p>
      <text:p text:style-name="P4">
News Source: <text:a xlink:type="simple" xlink:href="https://t.me/war_monitor/7357" text:style-name="Internet_20_link" text:visited-style-name="Visited_20_Internet_20_Link">
https://t.me/war_monitor/7357</text:a>
</text:p>
      <!--NEWS-->
      <text:h text:style-name="P10" text:outline-level="1">
<text:span text:style-name="T4">
Tkachenko告诉他，他向欧洲电视网组织者讲述了Zelensky的讲话</text:span>
</text:h>
      <text:p text:style-name="P4">
作者: Ukrinform (Person)</text:p>
      <text:p text:style-name="P4">
出版商: Укринформ (Organization)</text:p>
      <text:p text:style-name="P4">
出版时间: 2023-05-16T15:20:00+03:00</text:p>
      <text:p text:style-name="P4">
修改时间: 2023-05-16T15:20:00+03:00</text:p>
      <text:p text:style-name="P4">
描述: 文化和信息政策部长Oleksandr Tkachenko呼吁欧洲语言联盟弗拉基米尔·泽伦斯基（Vladimir Zelensky）在Eurovision-2023上发表讲话。  - 乌克林。</text:p>
      <text:p text:style-name="P4">
图片: ["<text:a xlink:type="simple" xlink:href="https://static.ukrinform.com/photos/2023_03/thumb_files/630_360_1680089704-293.jpg" text:style-name="Internet_20_link" text:visited-style-name="Visited_20_Internet_20_Link">
630_360_16800...</text:a>
"]</text:p>
      <text:p text:style-name="P4">
标签: ['Євробачення', 'Ткаченко', 'Зеленський', 'Єдині новини']</text:p>
      <text:p text:style-name="P4">
类型: Article</text:p>
      <!--METADATA-->
      <text:p text:style-name="P4">
<draw:frame draw:style-name="fr1" draw:name="Image65" text:anchor-type="as-char" svg:width="6.9236in" svg:height="3.956343in" draw:z-index="0">
<draw:image xlink:href="../Images/yкринформ/2023-05-16T15-20-00-03-00/630_360_1680089704-293.jpg" xlink:type="simple" xlink:show="embed" xlink:actuate="onLoad" draw:mime-type="image/jpeg"/>
</draw:frame>
文化和信息政策部长Oleksandr Tkachenko讲话了欧洲语言联盟弗拉基米尔·泽伦斯基(Vladimir Zelensky)关于Navarobachny-2023的讲话。</text:p>
      <text:p text:style-name="P4">
乌克林福音通讯员报道，MKIP的负责人在全国马拉松“ Unin”的空中报告了这一点。</text:p>
      <text:p text:style-name="P4">
“有些混乱，因为不是总统的办公室，但我转向EBU(欧洲语言联盟 - 编辑。)在与此提案竞争的一周前。 他们给我发了一封正式信，说这是出于政治原因不可能的。”他说。</text:p>
      <text:p text:style-name="P4">
Tkachenko指出，在接受英国记者的采访时，他告诉总统演讲中没有政治性，解释说，比赛历史上第一次不是胜利的国家，而是对另一个国家的国家，也是对另一个国家的问候。总统冠军将是绝对适当的。</text:p>
      <text:p text:style-name="P4">
同时，Mkip负责人指出，在比赛的前夕，他遇到了EBU代表，他的位置指出有一个“人类磨坊”。</text:p>
      <text:p text:style-name="P4">
“当我在比赛前夕遇到EBU代表时，这是最有趣的，我什至没有问他们。 他们说：“对不起，人为错误”。这是什么意思，没人知道，但很明显，他们必须为未来得出结论，” Tkachenko说。</text:p>
      <text:p text:style-name="P4">
<text:span text:style-name="T4">
另请阅读：</text:span>
 <text:a xlink:type="simple" xlink:href="https://www.ukrinform.ua/rubric-culture/3709860-tkacenko-cogoricne-evrobacenna-bulo-odnim-iz-najkrasih-za-vsu-istoriu-konkursu.html" text:style-name="Internet_20_link" text:visited-style-name="Visited_20_Internet_20_Link">
<text:span text:style-name="T4">
 eurovision </text:span>
</text:a>
据报道，在欧洲电视网决赛的前夕，媒体写道，欧洲Kamovna Union是歌曲比赛的组织者，<text:a xlink:type="simple" xlink:href="https://www.ukrinform.ua/rubric-polytics/3708057-zelenskomu-ne-dozvolili-zvernutisa-do-gladaciv-pid-cas-finalu-evrobacenna.html" text:style-name="Internet_20_link" text:visited-style-name="Visited_20_Internet_20_Link">
</text:a>
Zelensky的乌克兰总统有机会向观众讲话。 同时在办公室主席<text:a xlink:type="simple" xlink:href="https://www.ukrinform.ua/rubric-polytics/3708146-v-op-zaavili-so-zelenskij-ne-zvertavsa-do-organizatoriv-evrobacenna-sodo-vistupu.html" text:style-name="Internet_20_link" text:visited-style-name="Visited_20_Internet_20_Link">
</text:a>
另一个吸引了组织者进行这样的演讲。</text:p>
      <text:p text:style-name="P4">
News Source: <text:a xlink:type="simple" xlink:href="https://www.ukrinform.ua/rubric-culture/3710001-tkacenko-rozpoviv-so-ce-vin-zvertavsa-do-organizatoriv-evrobacenna-sodo-vistupu-zelenskogo.html" text:style-name="Internet_20_link" text:visited-style-name="Visited_20_Internet_20_Link">
https://www.ukrinform.ua/rubric-culture/3710001-tkacenko-rozpoviv-so-ce-vin-zvertavsa-do-organizatoriv-evrobacenna-sodo-vistupu-zelenskogo.html</text:a>
</text:p>
      <!--NEWS-->
      <text:h text:style-name="P10" text:outline-level="1">
<text:span text:style-name="T4">
拉斯穆森（Rasmussen）呼吁为使用人工智能制定国际标准</text:span>
</text:h>
      <text:p text:style-name="P4">
作者: Ukrinform (Person)</text:p>
      <text:p text:style-name="P4">
出版商: Укринформ (Organization)</text:p>
      <text:p text:style-name="P4">
出版时间: 2023-05-16T15:21:00+03:00</text:p>
      <text:p text:style-name="P4">
修改时间: 2023-05-16T15:21:00+03:00</text:p>
      <text:p text:style-name="P4">
描述: 人工智能可以通过使其更舒适，但也用于控制和奴役人，可以改变生活，因此，它会发现自己的手很重要。  - 乌克林。</text:p>
      <text:p text:style-name="P4">
图片: ["<text:a xlink:type="simple" xlink:href="https://static.ukrinform.com/photos/2023_05/thumb_files/630_360_1684147437-259.jpg" text:style-name="Internet_20_link" text:visited-style-name="Visited_20_Internet_20_Link">
630_360_16841...</text:a>
"]</text:p>
      <text:p text:style-name="P4">
标签: ['Расмуссен', 'Технології', 'Штучний інтелект']</text:p>
      <text:p text:style-name="P4">
类型: Article</text:p>
      <!--METADATA-->
      <text:p text:style-name="P4">
<draw:frame draw:style-name="fr1" draw:name="Image66" text:anchor-type="as-char" svg:width="6.9236in" svg:height="3.956343in" draw:z-index="0">
<draw:image xlink:href="../Images/yкринформ/2023-05-16T15-21-00-03-00/630_360_1684147437-259.jpg" xlink:type="simple" xlink:show="embed" xlink:actuate="onLoad" draw:mime-type="image/jpeg"/>
</draw:frame>
人工智能可以使生活变得更好，使其更舒适，但也用于控制和奴役人们，因此非常重要的是，它将在自己身上是非常重要的。</text:p>
      <text:p text:style-name="P4">
北约人雾化的前秘书长拉斯穆森(Rasmussen)在哥本哈根民主制度的第二天说，民主国家联盟基金会的创始人兼主席是，该制度致力于创新和技术。</text:p>
      <text:p text:style-name="P4">
“ <text:a xlink:type="simple" xlink:href="https://www.ukrinform.ua/tag-tehnologii" text:style-name="Internet_20_link" text:visited-style-name="Visited_20_Internet_20_Link">
</text:a>
尤其是人工智能的种族可以用来使我们的日常生活更简单，更舒适。 我们都知道这一点，但是人工智能也可以用来控制人们镇压。 GlobalNinorm不仅是使用人工智能，而且是所有其他技术的标准。 因此，我们正在谈论赢得技术竞赛。 因此，有必要建立民主国家的技术联盟来制定协调战略。 结合为使用新技术制定国际规范和标准的努力，这一点很重要。”他说。</text:p>
      <text:p text:style-name="P4">
他还指出，根据民主的标准和价值观使用新技术很重要。</text:p>
      <text:p text:style-name="P4">
<text:span text:style-name="T4">
另请阅读：</text:span>
 <text:a xlink:type="simple" xlink:href="https://www.ukrinform.ua/rubric-technology/3702640-ministri-cifrovizacii-g7-uzgodili-pat-principiv-upravlinna-stucnim-intelektom.html" text:style-name="Internet_20_link" text:visited-style-name="Visited_20_Internet_20_Link">
<text:span text:style-name="T4">
人工</text:span>
 <text:span text:style-name="T4">
智力</text:span>
</text:a>
拉斯穆森还提到普京，他谈到了人工智能。</text:p>
      <text:p text:style-name="P4">
普京以某种方式说：谁没有成为世界领导者人工智能领域的领导者。 我完全同意，因此，在人工智能和其他最新技术方面，谁真正领导着谁在世界上真正领导。 我仍然认为西方或民主是领导的，但由于严重的挑战一直很痛苦，对我们而言，赢得胜利非常重要。”他强调。</text:p>
      <text:p text:style-name="P4">
据报道，哥本哈根民主峰会于5月15日-16举行，由欧洲领先的政客和政府领导人参加。</text:p>
      <text:p text:style-name="P4">
<text:span text:style-name="T5">
foto：shutterstock</text:span>
</text:p>
      <text:p text:style-name="P4">
News Source: <text:a xlink:type="simple" xlink:href="https://www.ukrinform.ua/rubric-technology/3710002-rasmussen-zaklikae-vstanoviti-miznarodni-standarti-vikoristanna-stucnogo-intelektu.html" text:style-name="Internet_20_link" text:visited-style-name="Visited_20_Internet_20_Link">
https://www.ukrinform.ua/rubric-technology/3710002-rasmussen-zaklikae-vstanoviti-miznarodni-standarti-vikoristanna-stucnogo-intelektu.html</text:a>
</text:p>
      <!--NEWS-->
      <text:h text:style-name="P10" text:outline-level="1">
<text:span text:style-name="T4">
创建了三个来源来为乌克兰的修复提供资金 - 代理人</text:span>
</text:h>
      <text:p text:style-name="P4">
作者: Ukrinform (Person)</text:p>
      <text:p text:style-name="P4">
出版商: Укринформ (Organization)</text:p>
      <text:p text:style-name="P4">
出版时间: 2023-05-16T15:27:00+03:00</text:p>
      <text:p text:style-name="P4">
修改时间: 2023-05-16T15:27:00+03:00</text:p>
      <text:p text:style-name="P4">
描述: 现在已经建立了消除武装侵略，教育计划和发展基金会后果的基金，以资助乌克兰。  - 乌克林。</text:p>
      <text:p text:style-name="P4">
图片: ["<text:a xlink:type="simple" xlink:href="https://static.ukrinform.com/photos/2017_07/thumb_files/630_360_1500471064-1752.jpg" text:style-name="Internet_20_link" text:visited-style-name="Visited_20_Internet_20_Link">
630_360_15004...</text:a>
"]</text:p>
      <text:p text:style-name="P4">
标签: ['Україна', 'Війна з Росією', 'Відбудова', 'єВідновлення']</text:p>
      <text:p text:style-name="P4">
类型: Article</text:p>
      <!--METADATA-->
      <text:p text:style-name="P4">
<draw:frame draw:style-name="fr1" draw:name="Image67" text:anchor-type="as-char" svg:width="6.9236in" svg:height="3.956343in" draw:z-index="0">
<draw:image xlink:href="../Images/yкринформ/2023-05-16T15-27-00-03-00/630_360_1500471064-1752.jpg" xlink:type="simple" xlink:show="embed" xlink:actuate="onLoad" draw:mime-type="image/jpeg"/>
</draw:frame>
乌克兰基金目前已经确定了消除军械库侵略，教育计划和乌克兰发展基金的后果。</text:p>
      <text:p text:style-name="P4">
正如乌克林福姆报道的那样，它在[]中报道(https://t.me/ninayuzhanina/788)Verkhovna Rada财务，税收和海关政策委员会成员Nina Yuzhanin。</text:p>
      <text:p text:style-name="P4">
“所以今天我们有三个恢复资金的指示<text:a xlink:type="simple" xlink:href="https://www.ukrinform.ua/tag-ukraina" text:style-name="Internet_20_link" text:visited-style-name="Visited_20_Internet_20_Link">
</text:a>
»，代理人说。</text:p>
      <text:p text:style-name="P4">
融资的第一个来源是消除武装侵略后果的基金，这是乌克兰部长内阁与乌克兰预算委员会的Verkhovna Rada一致的决定。</text:p>
      <text:p text:style-name="P4">
乌克兰2023年对基金的国家预算提供了355亿美元的融资。</text:p>
      <text:p text:style-name="P4">
Yuzhanina说：“根据Podlas Verkhovna Rada预算委员会主管的信息，原始顿已经收到了616亿UAH。”</text:p>
      <text:p text:style-name="P4">
恢复的另一个方向是通过等式计划创建的，该计划的来源是消除武装侵略后果的资金-UAH 170亿，世界银行资金-2.5亿美元(超过90亿UAH)并被激活银行逮捕(首先，俄罗斯联邦苏伯班克的资金).</text:p>
      <text:p text:style-name="P4">
За словами депутата, від того, як просуватиметься справа з арештом росактивів,буде залежати, чи вистачить акумульованих коштів на відшкодування збитківгромадянам за цією програмою.</text:p>
      <text:p text:style-name="P4">
Крім того, уряд анонсував створення ще однієї платформи – Фонду розвиткуУкраїни, яка залучатиме та мобілізуватиме державний та приватний капітали длявідбудови України за допомогою широкого спектру інноваційних та традиційнихфінансових інструментів. Діяльність фонду буде зосереджено передусім наключових секторах української економіки, включаючи енергетику, інфраструктуру,сільське господарство, виробництво та ІТ.</text:p>
      <text:p text:style-name="P4">
<text:span text:style-name="T4">
Читайте також:</text:span>
 <text:a xlink:type="simple" xlink:href="https://www.ukrinform.ua/rubric-vidbudova/3709483-dla-vidbudovi-deokupovanoi-lugansini-planuut-stvoriti-centr-vidnovlenna-ta-rozvitku-gromad.html" text:style-name="Internet_20_link" text:visited-style-name="Visited_20_Internet_20_Link">
 <text:span text:style-name="T4">
відбудови</text:span>
 </text:a>
根据Roksolanidlashaya的Verkhovna Rada委员会负责人的说法，消除侵略后果的基金已经提高了617亿美元。 同时，UAH 359亿占2022年国家银行利润的50％，而侵略国的资金被迫撤回了258亿张。</text:p>
      <text:p text:style-name="P4">
News Source: <text:a xlink:type="simple" xlink:href="https://www.ukrinform.ua/rubric-vidbudova/3710004-dla-finansuvanna-vidnovlenna-ukraini-stvorili-tri-dzerela-deputatka.html" text:style-name="Internet_20_link" text:visited-style-name="Visited_20_Internet_20_Link">
https://www.ukrinform.ua/rubric-vidbudova/3710004-dla-finansuvanna-vidnovlenna-ukraini-stvorili-tri-dzerela-deputatka.html</text:a>
</text:p>
      <!--NEWS-->
      <text:h text:style-name="P10" text:outline-level="1">
<text:span text:style-name="T4">
伊格纳修斯 - 关于乌克兰的夜火箭袭击：俄罗斯首先使用了许多“匕首”</text:span>
</text:h>
      <text:p text:style-name="P4">
作者: Ukrinform (Person)</text:p>
      <text:p text:style-name="P4">
出版商: Укринформ (Organization)</text:p>
      <text:p text:style-name="P4">
出版时间: 2023-05-16T15:30:00+03:00</text:p>
      <text:p text:style-name="P4">
修改时间: 2023-05-16T15:30:00+03:00</text:p>
      <text:p text:style-name="P4">
描述: 俄罗斯对乌克兰的夜间袭击并非同时使用无人机和导弹，但第一次使用了如此大量的“匕首”。  - 乌克林。</text:p>
      <text:p text:style-name="P4">
图片: ["<text:a xlink:type="simple" xlink:href="https://static.ukrinform.com/photos/2023_05/thumb_files/630_360_1684216466-149.jpg" text:style-name="Internet_20_link" text:visited-style-name="Visited_20_Internet_20_Link">
630_360_16842...</text:a>
", "<text:a xlink:type="simple" xlink:href="https://static.ukrinform.com/photos/2023_05/1684237103-610.jpg" text:style-name="Internet_20_link" text:visited-style-name="Visited_20_Internet_20_Link">
1684237103-61...</text:a>
"]</text:p>
      <text:p text:style-name="P4">
标签: ['Повітряні сили ЗСУ', 'Війна з Росією', 'ППО', 'Ракетний удар']</text:p>
      <text:p text:style-name="P4">
类型: Article</text:p>
      <!--METADATA-->
      <text:p text:style-name="P4">
<draw:frame draw:style-name="fr1" draw:name="Image68" text:anchor-type="as-char" svg:width="6.9236in" svg:height="3.956343in" draw:z-index="0">
<draw:image xlink:href="../Images/yкринформ/2023-05-16T15-30-00-03-00/630_360_1684216466-149.jpg" xlink:type="simple" xlink:show="embed" xlink:actuate="onLoad" draw:mime-type="image/jpeg"/>
</draw:frame>
乌克兰的俄罗斯NYNA  - 弗里德(Federation)并不是同时使用休闲和火箭的独特之处，但第一次使用了如此大量的“匕首”。</text:p>
      <text:p text:style-name="P4">
在[]期间(https://www.youtube.com/watch?v=UsQxQHDDPr4&amp;ab_channel=MediaCenterUkraine-Ukrinform)在媒体中心，空军伊格纳蒂(Ignati)发言人宣布了乌克兰 - 乌克林福姆。</text:p>
      <text:p text:style-name="P4">
“攻击的独特性是使用了大量的是6枚匕首导弹。 这些是从6架飞机31-K释放的X-47健美队导弹。 其余的武器已经同时使用和使用。” Ignatus说。</text:p>
      <text:p text:style-name="P4">
<draw:frame draw:style-name="fr1" draw:name="Image69" text:anchor-type="as-char" svg:width="6.9236in" svg:height="4.615733in" draw:z-index="0">
<draw:image xlink:href="../Images/yкринформ/2023-05-16T15-30-00-03-00/1684237103-610.jpg" xlink:type="simple" xlink:show="embed" xlink:actuate="onLoad" draw:mime-type="image/jpeg"/>
</draw:frame>
他回忆说，敌人反复在乌克兰进行了袭击，并同时使用了火箭和无人机。</text:p>
      <text:p text:style-name="P4">
<text:span text:style-name="T4">
另请阅读：</text:span>
 <text:a xlink:type="simple" xlink:href="https://www.ukrinform.ua/rubric-kyiv/3709800-kiiv-mae-serjoznu-sistemu-ppo-aka-dozvolila-likviduvati-vsi-sist-kindzaliv-ignat.html" text:style-name="Internet_20_link" text:visited-style-name="Visited_20_Internet_20_Link">
</text:a>
正如乌克林福姆报道的<text:a xlink:type="simple" xlink:href="https://www.ukrinform.ua/rubric-kyiv/3709714-u-kmva-rozpovili-pro-naslidki-nicnoi-ataki-na-kiiv.html" text:style-name="Internet_20_link" text:visited-style-name="Visited_20_Internet_20_Link">
</text:a>
从礼貌，南部和东方的方向，有18种不同类型的空气，海事和地面基地的火箭。</text:p>
      <text:p text:style-name="P4">
<text:a xlink:type="simple" xlink:href="https://www.ukrinform.ua/rubric-ato/3709737-sipi-ppo-vnoci-znisili-usi-18-rosijskih-raket-sered-nih-sist-kinzaliv.html" text:style-name="Internet_20_link" text:visited-style-name="Visited_20_Internet_20_Link">
</text:a>
。 此外，在第16个晚上，敌人袭击了“ Shahd-136/131”类型的冲击无人机，并用三个[]进行了空中智能(https://www.ukrinform.ua/tag-bezpilotnik)手术级别的级别 - “ Orlan-10”，“ SuperCum”。</text:p>
      <text:p text:style-name="P4">
News Source: <text:a xlink:type="simple" xlink:href="https://www.ukrinform.ua/rubric-ato/3710007-ignat-pro-nicnu-ataku-po-ukraini-rosia-vperse-zastosuvala-tak-bagato-kindzaliv.html" text:style-name="Internet_20_link" text:visited-style-name="Visited_20_Internet_20_Link">
https://www.ukrinform.ua/rubric-ato/3710007-ignat-pro-nicnu-ataku-po-ukraini-rosia-vperse-zastosuvala-tak-bagato-kindzaliv.html</text:a>
</text:p>
      <!--NEWS-->
      <text:h text:style-name="P10" text:outline-level="1">
<text:span text:style-name="T4">
Zhevago否认最高法院领导人参与贿赂 - 媒体</text:span>
</text:h>
      <text:p text:style-name="P4">
作者: Ukrinform (Person)</text:p>
      <text:p text:style-name="P4">
出版商: Укринформ (Organization)</text:p>
      <text:p text:style-name="P4">
出版时间: 2023-05-16T15:31:00+03:00</text:p>
      <text:p text:style-name="P4">
修改时间: 2023-05-16T15:31:00+03:00</text:p>
      <text:p text:style-name="P4">
描述: 在商人康斯坦丁的媒体服务中，Zhevago否认他参与向最高法院的董事长或法官贿赂，并宣布他与此无关。  - 乌克林。</text:p>
      <text:p text:style-name="P4">
图片: ["<text:a xlink:type="simple" xlink:href="https://static.ukrinform.com/photos/2023_01/thumb_files/630_360_1672840633-893.png" text:style-name="Internet_20_link" text:visited-style-name="Visited_20_Internet_20_Link">
630_360_16728...</text:a>
"]</text:p>
      <text:p text:style-name="P4">
标签: ['Хабар', 'Князєв', 'Верховний Суд', 'Корупція', 'Жеваго']</text:p>
      <text:p text:style-name="P4">
类型: Article</text:p>
      <!--METADATA-->
      <text:p text:style-name="P4">
<draw:frame draw:style-name="fr1" draw:name="Image70" text:anchor-type="as-char" svg:width="6.9236in" svg:height="3.956343in" draw:z-index="0">
<draw:image xlink:href="../Images/yкринформ/2023-05-16T15-31-00-03-00/630_360_1672840633-893.png" xlink:type="simple" xlink:show="embed" xlink:actuate="onLoad" draw:mime-type="image/png"/>
</draw:frame>
商人Konstantin Zhevago否认了他对最高法院主席或法官的贿赂的参与，并宣布他与他无关。</text:p>
      <text:p text:style-name="P4">
这是在Zhevago Press Service的发布中指出的<text:a xlink:type="simple" xlink:href="https://www.pravda.com.ua/news/2023/05/16/7402425/" text:style-name="Internet_20_link" text:visited-style-name="Visited_20_Internet_20_Link">
</text:a>
，报道乌克林福姆。</text:p>
      <text:p text:style-name="P4">
“某些媒体的信息表明，出于企业家的利益，公众可能已经收到了不法收益是完全错误的。 Zhevago从未给过，也无法提供这样的指示。 他持续要求更改未经证实的信息，而不是成为一种操纵工具，而不是在他无事可做的情况下毫不掩饰他。”</text:p>
      <text:p text:style-name="P4">
该部门否认了该案与2023年4月19日巨大的庞大法院的裁决的联系，以承认2002年对Poltava采矿和加工计算机Ferrexpo的股份合法性的合法性，其中之一是Zhevago。</text:p>
      <text:p text:style-name="P4">
<text:span text:style-name="T4">
另请阅读：</text:span>
 <text:a xlink:type="simple" xlink:href="https://www.ukrinform.ua/rubric-society/3709923-pidozru-golovi-vs-knazevu-vrucat-uprodovz-dobi-prokuratura.html" text:style-name="Internet_20_link" text:visited-style-name="Visited_20_Internet_20_Link">
<text:span text:style-name="T4">
 knyazev </text:span>
</text:a>
“这显然是毫无根据的，是一个清晰的他妈的。 大会设法制定了4月的法令，这并不符合我的个人利益，而是出于公共，上市公司的利益，由伦敦证券交易所的Damnovna Playground交易。” Zhevago本人说。</text:p>
      <text:p text:style-name="P4">
商人认为<text:a xlink:type="simple" xlink:href="https://www.ukrinform.ua/tag-verhovnij-sud" text:style-name="Internet_20_link" text:visited-style-name="Visited_20_Internet_20_Link">
</text:a>
宣布法律决定。</text:p>
      <text:p text:style-name="P4">
“与包括俄罗斯公民在内的人和欧洲有关的可疑离岸公司的尝试已试图进行大量的工业资产。 我们和其他股东已经确信，在乌克兰最高法院，仍然有可能实现我们的合法权利。”他说。</text:p>
      <text:p text:style-name="P4">
Zhevago表示，武装部队周围的事件可能旨在抹黑国家。</text:p>
      <text:p text:style-name="P4">
<text:span text:style-name="T4">
另请阅读：</text:span>
 <text:a xlink:type="simple" xlink:href="https://www.ukrinform.ua/rubric-society/3709942-sap-perevirautsa-insi-fakti-habariv-sered-suddiv-verhovnogo-sudu.html" text:style-name="Internet_20_link" text:visited-style-name="Visited_20_Internet_20_Link">
</text:a>
他认为，已公开宣布贿赂确定的执法机构应通过法院判处证据证明其指控。 - 说：“我们对对该案件的透明调查感兴趣，以消除我们在乌克兰和外国伙伴中的声誉的所有怀疑并赋予我们的声誉。”</text:p>
      <text:p text:style-name="P4">
正如乌克林福姆报道的，国家反腐败局<text:a xlink:type="simple" xlink:href="https://www.ukrinform.ua/rubric-society/3709683-nabu-i-sap-vikrili-masstabnu-korupciu-u-verhovnomu-sudi.html" text:style-name="Internet_20_link" text:visited-style-name="Visited_20_Internet_20_Link">
</text:a>
。</text:p>
      <text:p text:style-name="P4">
NABU收到了有关犯罪集团活动的信息，并参与了当局的司法部门，并参与了Vasudiv权力分支机构的领导。 在该部门，他们决定实施复杂的术和技术措施，特别是及时的渗透和<text:a xlink:type="simple" xlink:href="https://www.ukrinform.ua/rubric-society/3709899-masstabnu-korupciu-u-verhovnomu-sudi-dopomogli-viaviti-detektivi-pid-prikrittam-nabu.html" text:style-name="Internet_20_link" text:visited-style-name="Visited_20_Internet_20_Link">
</text:a>
。</text:p>
      <text:p text:style-name="P4">
纳布董事精液Krivonos的说法，由于这个综合大楼，侦探措施记录了金融集团所有者“财务和信贷”所有者与倡导协会的所有者的多次联系，用于覆盖该协会犯罪活动。</text:p>
      <text:p text:style-name="P4">
<text:span text:style-name="T4">
另请阅读：</text:span>
 <text:a xlink:type="simple" xlink:href="https://www.ukrinform.ua/rubric-society/3709931-kerivnik-sap-rozpoviv-detali-korupcijnoi-shemi-u-verhovnomu-sudi.html" text:style-name="Internet_20_link" text:visited-style-name="Visited_20_Internet_20_Link">
</text:a>
此前，Chambier上诉法院就[]做出了决定(https://www.ukrinform.ua/rubric-polytics/3689484-francuzkij-sud-vidmoviv-u-ekstradicii-do-ukraini-eksnardepa-zevago.html)，该公司被控浪费1.13亿美元的JSC“银行“财务和信贷”。</text:p>
      <text:p text:style-name="P4">
根据法国媒体<text:a xlink:type="simple" xlink:href="https://www.ledauphine.com/faits-divers-justice/2023/03/30/le-milliardaire-ukrainien-kostiantyn-zhevago-ne-sera-pas-extrade" text:style-name="Internet_20_link" text:visited-style-name="Visited_20_Internet_20_Link">
</text:a>
，法院承认，在战争状态下，乌克兰将无法确保商人的“透明”审判。</text:p>
      <text:p text:style-name="P4">
乌克兰发布了逮捕Zhevago的逮捕令，Zhevago于1998年至2019年在2019年担任人民代理人的地位，并于2021年获得国际逮捕令。</text:p>
      <text:p text:style-name="P4">
反过来，Zhevago否认了任何犯罪的委托。</text:p>
      <text:p text:style-name="P4">
2022年12月27日，应DBR的要求，法国执法人员被国会议员拘留，以及库斯维尔精英度假胜地的Zhevago银行银行“财务与信贷”股东(法国).</text:p>
      <text:p text:style-name="P4">
<text:span text:style-name="T4">
Читайте також:</text:span>
 <text:a xlink:type="simple" xlink:href="https://www.ukrinform.ua/rubric-polytics/3689578-vidmova-v-ekstradicii-zevago-ofis-genprokurora-cekae-povnogo-risenna-sudu.html" text:style-name="Internet_20_link" text:visited-style-name="Visited_20_Internet_20_Link">
 <text:span text:style-name="T4">
Відмова</text:span>
 <text:span text:style-name="T4">
екстрадиції</text:span>
 <text:span text:style-name="T4">
Жеваго</text:span>
 <text:span text:style-name="T4">
Офіс</text:span>
<text:span text:style-name="T4">
генпрокурора</text:span>
 <text:span text:style-name="T4">
чекає</text:span>
 <text:span text:style-name="T4">
повного</text:span>
 <text:span text:style-name="T4">
рішення</text:span>
 <text:span text:style-name="T4">
суду</text:span>
</text:a>
</text:p>
      <text:p text:style-name="P4">
2023年1月，法国法院在尚堡法院决定释放Zhevago Podzastav 100万欧元，然后才听到将其引渡到乌克兰的案件。</text:p>
      <text:p text:style-name="P4">
迄今为止，已占领了涉嫌寡头的财产，包括数亿人的企业股票，公司的企业权利，26个房地产对象。 此外，还没收了与前代理人有关的其他法人实体的财产。 这些尤其是14个财产综合体，21个财产综合体，30个非住宅场所，10套公寓。</text:p>
      <text:p text:style-name="P4">
News Source: <text:a xlink:type="simple" xlink:href="https://www.ukrinform.ua/rubric-society/3710008-zevago-zaperecue-pricetnist-do-nadanna-habara-kerivnictvu-verhovnogo-sudu-zmi.html" text:style-name="Internet_20_link" text:visited-style-name="Visited_20_Internet_20_Link">
https://www.ukrinform.ua/rubric-society/3710008-zevago-zaperecue-pricetnist-do-nadanna-habara-kerivnictvu-verhovnogo-sudu-zmi.html</text:a>
</text:p>
      <!--NEWS-->
      <text:h text:style-name="P10" text:outline-level="1">
<text:span text:style-name="T4">
LVIV防御群集将取代垃圾装甲，这将创建绘画</text:span>
</text:h>
      <text:p text:style-name="P4">
作者: Ukrinform (Person)</text:p>
      <text:p text:style-name="P4">
出版商: Укринформ (Organization)</text:p>
      <text:p text:style-name="P4">
出版时间: 2023-05-16T15:35:00+03:00</text:p>
      <text:p text:style-name="P4">
修改时间: 2023-05-16T15:35:00+03:00</text:p>
      <text:p text:style-name="P4">
描述: LVIV防御群集取代了用过的防弹背心，艺术家将在其上创作绘画 - 乌克林形式。</text:p>
      <text:p text:style-name="P4">
图片: ["<text:a xlink:type="simple" xlink:href="https://static.ukrinform.com/photos/2023_05/thumb_files/630_360_1684240213-884.jpg" text:style-name="Internet_20_link" text:visited-style-name="Visited_20_Internet_20_Link">
630_360_16842...</text:a>
"]</text:p>
      <text:p text:style-name="P4">
标签: ['Мистецтво', 'Картина', 'Бронежилет', 'Війна з Росією']</text:p>
      <text:p text:style-name="P4">
类型: Article</text:p>
      <!--METADATA-->
      <text:p text:style-name="P4">
<draw:frame draw:style-name="fr1" draw:name="Image71" text:anchor-type="as-char" svg:width="6.9236in" svg:height="3.956343in" draw:z-index="0">
<draw:image xlink:href="../Images/yкринформ/2023-05-16T15-35-00-03-00/630_360_1684240213-884.jpg" xlink:type="simple" xlink:show="embed" xlink:actuate="onLoad" draw:mime-type="image/jpeg"/>
</draw:frame>
LVIV Obonical Cluster替换了将绘画艺术家的花样背心的花费背心</text:p>
      <text:p text:style-name="P4">
关于<text:a xlink:type="simple" xlink:href="https://www.facebook.com/ldc.ukraine/posts/pfbid0ucbHxk16q531NknAWJ8NF9rhLK31HNwRQrm73rDBzXmJwoB9cUH8LMA1mHxnbqZ3l" text:style-name="Internet_20_link" text:visited-style-name="Visited_20_Internet_20_Link">
</text:a>
，报道乌克林福姆。</text:p>
      <text:p text:style-name="P4">
“我们将用新的背心代替防弹背心。 而且，尽管战斗机保护了Nomen Armor Locke，但排气装甲将能够为乌克兰提供帮助，即使是压倒性的战线也是如此。 它将在将来受益 - 现在是<text:a xlink:type="simple" xlink:href="https://www.ukrinform.ua/tag-mistectvo" text:style-name="Internet_20_link" text:visited-style-name="Visited_20_Internet_20_Link">
</text:a>
项目，”证词写道。</text:p>
      <text:p text:style-name="P4">
LOC被召回沃迪米尔·泽伦斯基(Volodymyr Zelenskyy)总统最近在装甲上创建的纸莎草偶像。 这种Arnear曾一次拯救了军队，这要归功于Artarmor在其上的艺术项目，这是一颗子弹，并向教皇展示。 它的创造者是Yuri Vakulenko。</text:p>
      <text:p text:style-name="P4">
“这不是第一次，装甲板上的艺术成为第一人称的象征礼物，”  - 他补充说，写在装甲板上的图标也被移交给了Azhaw Dudi和Gitanas Naused。</text:p>
      <text:p text:style-name="P4">
偶像画家Andriy Okhotsky，专门针对安德烈·杜达(Andrzej Duda)和吉塔纳斯(Gitanas)，纳塞达(Naudeda)，是装甲植物的书面作品。 这些是带有波兰立陶宛旗帜的Yuri Zmieborets图标。</text:p>
      <text:p text:style-name="P4">
此外，将拍卖在装甲板上创建的艺术物体，在这里筹集的资金为战斗机提供的资金将是必要的保护手段。</text:p>
      <text:p text:style-name="P4">
挽救生命的装甲，持有球或碎片，应该发送LVIV防御群集的下降，并在网站上的网站上填写适当的表格：///www.ldc-ua.org/artarmor或在Facebook上写Locke 。</text:p>
      <text:p text:style-name="P4">
<text:span text:style-name="T4">
另请阅读：</text:span>
 <text:a xlink:type="simple" xlink:href="https://www.ukrinform.ua/rubric-culture/3505933-na-rivnensini-mistkina-stvorue-ikoni-na-asikah-zpid-boepripasiv.html" text:style-name="Internet_20_link" text:visited-style-name="Visited_20_Internet_20_Link">
<text:span text:style-name="T4">
框</text:span>
</text:a>
据乌克林福姆(Ukrinform)报道，自全面入侵的头几天以来，已在LVIV开发了一个新的志愿者项目-LVIV防御集群。 他的基本目标是免费为乌克兰人提供良好的防弹背心。专家，商人，志愿者和捐助者联合。 目前，不仅防守者，而且还从LVIV转移了SES，新闻界，医生，公共船员，以及最近撤离儿童的防弹veaching的第一方。</text:p>
      <text:p text:style-name="P4">
<text:span text:style-name="T5">
foto：LVIV防御集群</text:span>
</text:p>
      <text:p text:style-name="P4">
News Source: <text:a xlink:type="simple" xlink:href="https://www.ukrinform.ua/rubric-culture/3710011-lvivskij-oboronnij-klaster-zaminit-vidpracovani-bronezileti-na-akih-stvorat-kartini.html" text:style-name="Internet_20_link" text:visited-style-name="Visited_20_Internet_20_Link">
https://www.ukrinform.ua/rubric-culture/3710011-lvivskij-oboronnij-klaster-zaminit-vidpracovani-bronezileti-na-akih-stvorat-kartini.html</text:a>
</text:p>
      <!--NEWS-->
      <text:h text:style-name="P10" text:outline-level="1">
<text:span text:style-name="T4">
Zinchenko在阿森纳的早晨培训中缺席</text:span>
</text:h>
      <text:p text:style-name="P4">
作者: Ukrinform (Person)</text:p>
      <text:p text:style-name="P4">
出版商: Укринформ (Organization)</text:p>
      <text:p text:style-name="P4">
出版时间: 2023-05-16T15:37:14+03:00</text:p>
      <text:p text:style-name="P4">
修改时间: 2023-05-16T15:37:14+03:00</text:p>
      <text:p text:style-name="P4">
描述: 加布里埃尔·马丁内利（Gabriel Martinelli）和威廉·萨利巴（William Saliba）也没有与一般团体一起训练。  - 乌克林。</text:p>
      <text:p text:style-name="P4">
图片: ["<text:a xlink:type="simple" xlink:href="https://static.ukrinform.com/photos/2023_05/thumb_files/630_360_1684240479-271.jpg" text:style-name="Internet_20_link" text:visited-style-name="Visited_20_Internet_20_Link">
630_360_16842...</text:a>
"]</text:p>
      <text:p text:style-name="P4">
标签: ['Арсенал', 'Футбол', 'Зінченко']</text:p>
      <text:p text:style-name="P4">
类型: Article</text:p>
      <!--METADATA-->
      <text:p text:style-name="P4">
<draw:frame draw:style-name="fr1" draw:name="Image72" text:anchor-type="as-char" svg:width="6.9236in" svg:height="3.956343in" draw:z-index="0">
<draw:image xlink:href="../Images/yкринформ/2023-05-16T15-37-14-03-00/630_360_1684240479-271.jpg" xlink:type="simple" xlink:show="embed" xlink:actuate="onLoad" draw:mime-type="image/jpeg"/>
</draw:frame>
加布里埃尔·马丁内利(Gabriel Martinelli)和威廉·萨利巴(William Saliba)也没有训练小组。</text:p>
      <text:p text:style-name="P4">
阿森纳的乌克兰后卫亚历山大·辛申科(Alexander Zinchenko)错过了伦敦队的排名，<text:a xlink:type="simple" xlink:href="https://twitter.com/footballdaily/status/1658413897165025280" text:style-name="Internet_20_link" text:visited-style-name="Visited_20_Internet_20_Link">
</text:a>
乌克林福姆橄榄球报道。</text:p>
      <text:p text:style-name="P4">
加布里埃尔·马丁内利(Gabriel Martinelli)和威廉·萨利巴(William Saliba)也没有与一般团体一起训练。</text:p>
      <text:p text:style-name="P4">
应该指出的是，Zinchenko没有参加在周日举行的英超联赛第36轮对阵布莱顿的比赛，但在比赛前参加了球队的方向。</text:p>
      <text:p text:style-name="P4">
前 <text:a xlink:type="simple" xlink:href="https://www.ukrinform.ua/rubric-sports/3707996-zincenko-vibuv-do-kinca-sezonu-cerez-travmu-zmi.html" text:style-name="Internet_20_link" text:visited-style-name="Visited_20_Internet_20_Link">
 </text:a>
乌克兰人在本赛季结束时跌倒(5月7日).</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л</text:span>
 </text:a>
正如乌克林福姆(Ukrinform)报道的那样，5月20日星期六，“枪手”将与“诺丁汉森林”会面。</text:p>
      <text:p text:style-name="P4">
照片：盖蒂图像</text:p>
      <text:p text:style-name="P4">
News Source: <text:a xlink:type="simple" xlink:href="https://www.ukrinform.ua/rubric-sports/3710012-zincenko-buv-vidsutnij-na-rankovomu-trenuvanni-arsenala.html" text:style-name="Internet_20_link" text:visited-style-name="Visited_20_Internet_20_Link">
https://www.ukrinform.ua/rubric-sports/3710012-zincenko-buv-vidsutnij-na-rankovomu-trenuvanni-arsenala.html</text:a>
</text:p>
      <!--NEWS-->
      <text:h text:style-name="P10" text:outline-level="1">
<text:span text:style-name="T4">
南非总统宣布了一项“维持和平任务”，以结束与乌克兰的俄罗斯联邦</text:span>
</text:h>
      <text:p text:style-name="P4">
作者: Ukrinform (Person)</text:p>
      <text:p text:style-name="P4">
出版商: Укринформ (Organization)</text:p>
      <text:p text:style-name="P4">
出版时间: 2023-05-16T15:41:55+03:00</text:p>
      <text:p text:style-name="P4">
修改时间: 2023-05-16T15:41:55+03:00</text:p>
      <text:p text:style-name="P4">
描述: 非洲国家将提供一项和平倡议，以结束俄罗斯对乌克兰的战争。  - 乌克林。</text:p>
      <text:p text:style-name="P4">
图片: ["<text:a xlink:type="simple" xlink:href="https://static.ukrinform.com/photos/2018_02/thumb_files/630_360_1518713699-3712.jpg" text:style-name="Internet_20_link" text:visited-style-name="Visited_20_Internet_20_Link">
630_360_15187...</text:a>
"]</text:p>
      <text:p text:style-name="P4">
标签: ['Африка', 'Війна з Росією', 'Формула миру']</text:p>
      <text:p text:style-name="P4">
类型: Article</text:p>
      <!--METADATA-->
      <text:p text:style-name="P4">
<draw:frame draw:style-name="fr1" draw:name="Image73" text:anchor-type="as-char" svg:width="6.9236in" svg:height="3.956343in" draw:z-index="0">
<draw:image xlink:href="../Images/yкринформ/2023-05-16T15-41-55-03-00/630_360_1518713699-3712.jpg" xlink:type="simple" xlink:show="embed" xlink:actuate="onLoad" draw:mime-type="image/jpeg"/>
</draw:frame>
非洲国家将提出一项和平倡议，以结束乌克兰对面的俄罗斯战争。</text:p>
      <text:p text:style-name="P4">
这是在星期二南非共和国总统(夫妻)Ramafos Siril，乌克林福姆报告了<text:a xlink:type="simple" xlink:href="https://www.bloomberg.com/news/articles/2023-05-16/african-nations-plan-russia-ukraine-peace-mission-ramaphosa-says" text:style-name="Internet_20_link" text:visited-style-name="Visited_20_Internet_20_Link">
</text:a>
。</text:p>
      <text:p text:style-name="P4">
“这项维持和平任务将促进其他各种任务以阻止冲突(俄罗斯针对乌克兰的战争。)»， -  Ramafos说。</text:p>
      <text:p text:style-name="P4">
Ramafos说，非洲国家元首的代表团计划访问莫斯科和基辅，目的是提出该计划。</text:p>
      <text:p text:style-name="P4">
<text:span text:style-name="T4">
另请阅读：</text:span>
 <text:a xlink:type="simple" xlink:href="https://www.ukrinform.ua/rubric-polytics/3708869-zelenskij-obgovoriv-iz-prezidentom-par-ukrainsku-formulu-miru.html" text:style-name="Internet_20_link" text:visited-style-name="Visited_20_Internet_20_Link">
</text:a>
拉玛福斯(Ramafos)去年3月报道说，南非政府首次被要求在Intersosion和乌克兰战争中扮演中介角色。 他没有说是谁解决了这样的要求，并指出这种方法的基础是与布里克斯中俄罗斯的关系。</text:p>
      <text:p text:style-name="P4">
5月12日，Ramafos与弗拉基米尔·普京(Vladimir Putin)进行了谈判，第二天他与乌克兰弗拉基米尔·泽伦斯基(Vladimir Zelensky)总统团结在一起。</text:p>
      <text:p text:style-name="P4">
<text:span text:style-name="T4">
另请阅读：</text:span>
 <text:a xlink:type="simple" xlink:href="https://www.ukrinform.ua/rubric-world/3700846-u-par-zaperecili-namir-vijti-z-miznarodnogo-kriminalnogo-sudu.html" text:style-name="Internet_20_link" text:visited-style-name="Visited_20_Internet_20_Link">
</text:a>
正如乌克林福姆报道的，5月13日<text:a xlink:type="simple" xlink:href="https://www.ukrinform.ua/tag-zelenskij" text:style-name="Internet_20_link" text:visited-style-name="Visited_20_Internet_20_Link">
</text:a>
他拜访了南非锡尔米尔·拉玛福萨霍斯(Syril Ramafosahos)的南非共和国总统支持乌克兰和平公式，并加入了和平。</text:p>
      <text:p text:style-name="P4">
今年8月，布里斯(Brix)峰会，巴西，俄罗斯，印度，中国和南非将参加约翰内斯堡的南非共和国。</text:p>
      <text:p text:style-name="P4">
News Source: <text:a xlink:type="simple" xlink:href="https://www.ukrinform.ua/rubric-polytics/3710014-prezident-par-anonsuvav-mirotvorcu-misiu-sob-pripiniti-vijnu-rf-z-ukrainou.html" text:style-name="Internet_20_link" text:visited-style-name="Visited_20_Internet_20_Link">
https://www.ukrinform.ua/rubric-polytics/3710014-prezident-par-anonsuvav-mirotvorcu-misiu-sob-pripiniti-vijnu-rf-z-ukrainou.html</text:a>
</text:p>
      <!--NEWS-->
      <text:h text:style-name="P10" text:outline-level="1">
<text:span text:style-name="T4">
捷克志愿者死于伤口</text:span>
</text:h>
      <text:p text:style-name="P4">
作者: Ukrinform (Person)</text:p>
      <text:p text:style-name="P4">
出版商: Укринформ (Organization)</text:p>
      <text:p text:style-name="P4">
出版时间: 2023-05-16T15:42:00+03:00</text:p>
      <text:p text:style-name="P4">
修改时间: 2023-05-16T15:42:00+03:00</text:p>
      <text:p text:style-name="P4">
描述: 在凤凰城框架内，捷克志愿者协助对乌克兰东部的最前沿的乌克兰军队进行了协助，在受伤后死亡。  - 乌克林。</text:p>
      <text:p text:style-name="P4">
图片: ["<text:a xlink:type="simple" xlink:href="https://static.ukrinform.com/photos/2023_05/thumb_files/630_360_1684240809-125.jpg" text:style-name="Internet_20_link" text:visited-style-name="Visited_20_Internet_20_Link">
630_360_16842...</text:a>
"]</text:p>
      <text:p text:style-name="P4">
标签: ['Смерть', 'Волонтери', 'Схід України', 'Війна з Росією']</text:p>
      <text:p text:style-name="P4">
类型: Article</text:p>
      <!--METADATA-->
      <text:p text:style-name="P4">
<draw:frame draw:style-name="fr1" draw:name="Image74" text:anchor-type="as-char" svg:width="6.9236in" svg:height="3.956343in" draw:z-index="0">
<draw:image xlink:href="../Images/yкринформ/2023-05-16T15-42-00-03-00/630_360_1684240809-125.jpg" xlink:type="simple" xlink:show="embed" xlink:actuate="onLoad" draw:mime-type="image/jpeg"/>
</draw:frame>
捷克志愿者，作为凤凰项目的一部分(“凤凰”)他协助在乌克兰东部的前线治疗乌克兰军队后，在收到的日子后去世。</text:p>
      <text:p text:style-name="P4">
该项目在[]中报告了这一点(https://www.facebook.com/permalink.php?story_fbid=pfbid02kGgyaeU8zJrL8gkspUBH9NxqMyVyy6v6CiJy9oQXsBwTnWwhBMTeJVN2UbZShHvBl&amp;id=100087908242650)，报道乌克林福姆。</text:p>
      <text:p text:style-name="P4">
“菲尼克斯项目的创始人泰勒，我们的朋友和英雄，他们亲自拯救了肇事者(https://www.ukrinform.ua/tag-smert)几天后，由于严重的伤害，”该帖子写道。</text:p>
      <text:p text:style-name="P4">
他的同志们强调，除了提供医疗服务，还组织了人道主义援助之外，泰勒(Taylor)从战争的第一天开始提供人道主义援助。</text:p>
      <text:p text:style-name="P4">
“他在军事冲突领域的思想，经验和非凡的检查水平还不够……他一再以他的行动说服我们为最好的世界而战，即使在最困难的几分钟里，也可以可以通过他的道德价值观获得并以人性的方式行事。”朋友写道。</text:p>
      <text:p text:style-name="P4">
<text:span text:style-name="T4">
另请阅读：</text:span>
 <text:a xlink:type="simple" xlink:href="https://www.ukrinform.ua/rubric-regions/3708523-u-harkovi-pomer-volonter-akij-potrapiv-pid-rosijskij-obstril-u-hodi-evakuacii-ludej.html" text:style-name="Internet_20_link" text:visited-style-name="Visited_20_Internet_20_Link">
<text:span text:style-name="T4">
志愿者</text:span>
</text:a>
随着俄罗斯的开始，泰勒全力致力于乌克兰的生活。</text:p>
      <text:p text:style-name="P4">
据报道，它在3月中旬就闻名了Donbass中严重的弹片伤口。 志愿者在捷克共和国被转介接受治疗。</text:p>
      <text:p text:style-name="P4">
News Source: <text:a xlink:type="simple" xlink:href="https://www.ukrinform.ua/rubric-ato/3710016-vid-poranen-pomer-ceskij-volonter-akij-ratuvav-bijciv-na-shodi-ukraini.html" text:style-name="Internet_20_link" text:visited-style-name="Visited_20_Internet_20_Link">
https://www.ukrinform.ua/rubric-ato/3710016-vid-poranen-pomer-ceskij-volonter-akij-ratuvav-bijciv-na-shodi-ukraini.html</text:a>
</text:p>
      <!--NEWS-->
      <text:h text:style-name="P10" text:outline-level="1">
<text:span text:style-name="T4">
Ludmila Kichenok参加了罗马配对WTA 1000的四分之一决赛</text:span>
</text:h>
      <text:p text:style-name="P4">
作者: Ukrinform (Person)</text:p>
      <text:p text:style-name="P4">
出版商: Укринформ (Organization)</text:p>
      <text:p text:style-name="P4">
出版时间: 2023-05-16T15:44:00+03:00</text:p>
      <text:p text:style-name="P4">
修改时间: 2023-05-16T15:44:00+03:00</text:p>
      <text:p text:style-name="P4">
描述: 乌克兰与来自拉脱维亚的Elena Ostapenko一起参加二重奏。  - 乌克林。</text:p>
      <text:p text:style-name="P4">
图片: ["<text:a xlink:type="simple" xlink:href="https://static.ukrinform.com/photos/2023_05/thumb_files/630_360_1684241015-898.jpg" text:style-name="Internet_20_link" text:visited-style-name="Visited_20_Internet_20_Link">
630_360_16842...</text:a>
"]</text:p>
      <text:p text:style-name="P4">
标签: ['Теніс']</text:p>
      <text:p text:style-name="P4">
类型: Article</text:p>
      <!--METADATA-->
      <text:p text:style-name="P4">
<draw:frame draw:style-name="fr1" draw:name="Image75" text:anchor-type="as-char" svg:width="6.9236in" svg:height="3.956343in" draw:z-index="0">
<draw:image xlink:href="../Images/yкринформ/2023-05-16T15-44-00-03-00/630_360_1684241015-898.jpg" xlink:type="simple" xlink:show="embed" xlink:actuate="onLoad" draw:mime-type="image/jpeg"/>
</draw:frame>
乌克兰与拉脱维亚的Elena Ostapenko进行了二重奏。</text:p>
      <text:p text:style-name="P4">
乌克林福姆报道，洛德米拉·基希诺克(Lyudmila Kichenok)和埃琳娜·奥斯塔彭科(Elena Ostapenko)在罗马的锦标赛中进入了1/4决赛。</text:p>
      <text:p text:style-name="P4">
在第二轮比赛中，网球运动员被马格达·利特特(Magda Linett)和弗罗斯霍夫市场(Vndroushov Market)击败-6：3,6：2。 会议持续了一小时六分钟。</text:p>
      <text:p text:style-name="P4">
在Kichenok和Ostapenko半决赛中与Marie Bozkova争论(捷克共和国)和betany mattek resends(美国). У другому раунді чесько-американська параобіграла дует Надії Кіченок та Кімберлі Ціммерманн.</text:p>
      <text:p text:style-name="P4">
<text:span text:style-name="T4">
Читайте також:</text:span>
 <text:a xlink:type="simple" xlink:href="https://www.ukrinform.ua/rubric-sports/3709676-matc-kicenok-z-ostapenko-na-turniri-v-rimi-perenesli-cerez-dos.html" text:style-name="Internet_20_link" text:visited-style-name="Visited_20_Internet_20_Link">
 <text:span text:style-name="T4">
Кіченок</text:span>
 </text:a>
根据乌克林福姆的说法，罗马的比赛将持续到5月21日。</text:p>
      <text:p text:style-name="P4">
照片：盖蒂图像</text:p>
      <text:p text:style-name="P4">
News Source: <text:a xlink:type="simple" xlink:href="https://www.ukrinform.ua/rubric-sports/3710021-ludmila-kicenok-vijsla-u-cvertfinal-parnogo-turniru-wta-u-rimi.html" text:style-name="Internet_20_link" text:visited-style-name="Visited_20_Internet_20_Link">
https://www.ukrinform.ua/rubric-sports/3710021-ludmila-kicenok-vijsla-u-cvertfinal-parnogo-turniru-wta-u-rimi.html</text:a>
</text:p>
      <!--NEWS-->
      <text:h text:style-name="P10" text:outline-level="1">
<text:span text:style-name="T4">
俄罗斯人禁止ZPU的员工互相交流 -  Energoatom</text:span>
</text:h>
      <text:p text:style-name="P4">
作者: Ukrinform (Person)</text:p>
      <text:p text:style-name="P4">
出版商: Укринформ (Organization)</text:p>
      <text:p text:style-name="P4">
出版时间: 2023-05-16T15:44:22+03:00</text:p>
      <text:p text:style-name="P4">
修改时间: 2023-05-16T15:44:22+03:00</text:p>
      <text:p text:style-name="P4">
描述: 在Zaporizhhya NPP上，对原子学的控制加剧了，现在禁止相互交流。  - 乌克林。</text:p>
      <text:p text:style-name="P4">
图片: ["<text:a xlink:type="simple" xlink:href="https://static.ukrinform.com/photos/2022_08/thumb_files/630_360_1661542844-154.jpeg" text:style-name="Internet_20_link" text:visited-style-name="Visited_20_Internet_20_Link">
630_360_16615...</text:a>
"]</text:p>
      <text:p text:style-name="P4">
标签: ['Енергоатом', 'Запорізька АЕС', 'Війна з Росією']</text:p>
      <text:p text:style-name="P4">
类型: Article</text:p>
      <!--METADATA-->
      <text:p text:style-name="P4">
<draw:frame draw:style-name="fr1" draw:name="Image76" text:anchor-type="as-char" svg:width="6.9236in" svg:height="3.956343in" draw:z-index="0">
<draw:image xlink:href="../Images/yкринформ/2023-05-16T15-44-22-03-00/630_360_1661542844-154.jpeg" xlink:type="simple" xlink:show="embed" xlink:actuate="onLoad" draw:mime-type="image/jpeg"/>
</draw:frame>
Nazapozhye NPP对原子质的控制加强了，现在被禁止互相交流。</text:p>
      <text:p text:style-name="P4">
根据乌克林福姆的说法，Naek在[]中报告了Energoatom(https://t.me/energoatom_ua/13098)。</text:p>
      <text:p text:style-name="P4">
声明说：“在最近推出的禁止使用ZPPP的纽扣手机之后，俄罗斯恐怖分子却达到了新的荒谬水平 - 他们对员工的意义更加毫无意义。”</text:p>
      <text:p text:style-name="P4">
值得注意的是，ZPP约有2.5,000 fathom。 但是，[]几乎是最重要的单位(https://www.ukrinform.ua/tag-aes)现在，安全服务已经成为：目前正在决定如何运作的是武装的“守卫”。</text:p>
      <text:p text:style-name="P4">
<text:span text:style-name="T4">
另请阅读：</text:span>
 <text:a xlink:type="simple" xlink:href="https://www.ukrinform.ua/rubric-economy/3707977-energoatom-gotuetsa-svidko-zminiti-personal-zaes-pisla-deokupacii.html" text:style-name="Internet_20_link" text:visited-style-name="Visited_20_Internet_20_Link">
<text:span text:style-name="T4">
 zpp </text:span>
</text:a>
“在工作发生变化之前，他们会仔细地仔细检查入口处的原子，使他们可以独家带入栈桥。 在苛刻的禁忌之下，除那些当地警察外，ZPP领土的任何运动都清楚了。 不在车站之外，而是外面 - 很严重。 在工作中，员工现在有权只看。 因为要转过头，甚至只是移开视线，所以很严重。” Energoatom报道。</text:p>
      <text:p text:style-name="P4">
<text:span text:style-name="T4">
另请阅读：</text:span>
 <text:a xlink:type="simple" xlink:href="https://www.ukrinform.ua/rubric-economy/3708516-magate-planue-predstaviti-ugodu-sodo-zaes-cogo-misaca.html" text:style-name="Internet_20_link" text:visited-style-name="Visited_20_Internet_20_Link">
<text:span text:style-name="T4">
 zpp </text:span>
</text:a>
该公司补充说，新禁令的原因很简单：入侵者正试图赎回自己的射击位置和大量的车站军事设备。</text:p>
      <text:p text:style-name="P4">
据报道，俄罗斯入侵者<text:a xlink:type="simple" xlink:href="https://www.ukrinform.ua/rubric-ato/3693233-rosiani-vstanovluut-dodatkovij-parkan-na-pidizdah-do-zaes-energoatom.html" text:style-name="Internet_20_link" text:visited-style-name="Visited_20_Internet_20_Link">
</text:a>
。 Zaporizhzhya NPP的占领领导人据称将乌罗西亚人带到了度假中，以寻求接替乌克兰原子能。</text:p>
      <text:p text:style-name="P4">
News Source: <text:a xlink:type="simple" xlink:href="https://www.ukrinform.ua/rubric-regions/3710020-rosiani-zaboronili-pracivnikam-zaes-spilkuvatis-miz-sobou-energoatom.html" text:style-name="Internet_20_link" text:visited-style-name="Visited_20_Internet_20_Link">
https://www.ukrinform.ua/rubric-regions/3710020-rosiani-zaboronili-pracivnikam-zaes-spilkuvatis-miz-sobou-energoatom.html</text:a>
</text:p>
      <!--NEWS-->
      <text:h text:style-name="P10" text:outline-level="1">
<text:span text:style-name="T4">
乌克兰已正式加入北约网络安全中心</text:span>
</text:h>
      <text:p text:style-name="P4">
作者: Ukrinform (Person)</text:p>
      <text:p text:style-name="P4">
出版商: Укринформ (Organization)</text:p>
      <text:p text:style-name="P4">
出版时间: 2023-05-16T15:45:42+03:00</text:p>
      <text:p text:style-name="P4">
修改时间: 2023-05-16T15:45:42+03:00</text:p>
      <text:p text:style-name="P4">
描述: 乌克兰已正式加入北约网络安全合作中心。  - 乌克林。</text:p>
      <text:p text:style-name="P4">
图片: ["<text:a xlink:type="simple" xlink:href="https://static.ukrinform.com/photos/2023_05/thumb_files/630_360_1684240838-154.jpg" text:style-name="Internet_20_link" text:visited-style-name="Visited_20_Internet_20_Link">
630_360_16842...</text:a>
"]</text:p>
      <text:p text:style-name="P4">
标签: ['Кібербезпека', 'НАТО', 'Україна']</text:p>
      <text:p text:style-name="P4">
类型: Article</text:p>
      <!--METADATA-->
      <text:p text:style-name="P4">
<draw:frame draw:style-name="fr1" draw:name="Image77" text:anchor-type="as-char" svg:width="6.9236in" svg:height="3.956343in" draw:z-index="0">
<draw:image xlink:href="../Images/yкринформ/2023-05-16T15-45-42-03-00/630_360_1684240838-154.jpg" xlink:type="simple" xlink:show="embed" xlink:actuate="onLoad" draw:mime-type="image/jpeg"/>
</draw:frame>
乌克兰已加入北约卫报(Guardian Defence)合作中心。</text:p>
      <text:p text:style-name="P4">
乌克兰外交部在<text:a xlink:type="simple" xlink:href="http://twitter.com/MFA_Ukraine/status/1658432462689652738" text:style-name="Internet_20_link" text:visited-style-name="Visited_20_Internet_20_Link">
</text:a>
，报道乌克林福姆。</text:p>
      <text:p text:style-name="P4">
“今天在中心的总部<text:a xlink:type="simple" xlink:href="https://www.ukrinform.ua/tag-nato" text:style-name="Internet_20_link" text:visited-style-name="Visited_20_Internet_20_Link">
</text:a>
网络安全协作主张(ccdcoe)乌克兰的州国旗是在塔林正式举起的，塔林庆祝了乌克兰的正式加入Doccdcoe。 我们感谢CCDCOE赞助国家邀请乌克兰，并特别感谢爱沙尼亚政府的北约CCDCOE的支持和援助。”</text:p>
      <text:p text:style-name="P4">
来自北约乡村的高级技术中心的合并中心(北约CCDCOE的合作网络防御卓越中心) - 北约最佳成功中心之一。 它提供了与网络攻击和网络防御系统的斗争，以及对网络防御专业人员的培训和培训。 自2008年基础以来一直基于塔林。</text:p>
      <text:p text:style-name="P4">
<text:span text:style-name="T4">
另请阅读：</text:span>
 <text:a xlink:type="simple" xlink:href="https://www.ukrinform.ua/rubric-technology/3704093-kiberbezpeka-v-ukraini-slahi-rozvitku-ta-mozlivosti.html" text:style-name="Internet_20_link" text:visited-style-name="Visited_20_Internet_20_Link">
</text:a>
2022年3月，乌克兰是<text:a xlink:type="simple" xlink:href="https://ccdcoe.org/news/2022/ukraine-to-be-accepted-as-a-contributing-participant-to-nato-ccdcoe/" text:style-name="Internet_20_link" text:visited-style-name="Visited_20_Internet_20_Link">
</text:a>
参与国。</text:p>
      <text:p text:style-name="P4">
News Source: <text:a xlink:type="simple" xlink:href="https://www.ukrinform.ua/rubric-technology/3710022-ukraina-oficijno-priednalasa-do-centru-kiberzahistu-nato.html" text:style-name="Internet_20_link" text:visited-style-name="Visited_20_Internet_20_Link">
https://www.ukrinform.ua/rubric-technology/3710022-ukraina-oficijno-priednalasa-do-centru-kiberzahistu-nato.html</text:a>
</text:p>
      <!--NEWS-->
      <text:h text:style-name="P10" text:outline-level="1">
<text:span text:style-name="T4">
格鲁斯宣布在快速充电站的加油站开放</text:span>
</text:h>
      <text:p text:style-name="P4">
作者: Ukrinform (Person)</text:p>
      <text:p text:style-name="P4">
出版商: Укринформ (Organization)</text:p>
      <text:p text:style-name="P4">
出版时间: 2023-05-16T15:52:57+03:00</text:p>
      <text:p text:style-name="P4">
修改时间: 2023-05-16T15:52:57+03:00</text:p>
      <text:p text:style-name="P4">
描述: 今年，乌克兰加油站计划开设快速电动运输设施。  - 乌克林。</text:p>
      <text:p text:style-name="P4">
图片: ["<text:a xlink:type="simple" xlink:href="https://static.ukrinform.com/photos/2023_05/thumb_files/630_360_1684223583-601.jpg" text:style-name="Internet_20_link" text:visited-style-name="Visited_20_Internet_20_Link">
630_360_16842...</text:a>
"]</text:p>
      <text:p text:style-name="P4">
标签: ['АЗС', 'Електромобілі', 'Герус']</text:p>
      <text:p text:style-name="P4">
类型: Article</text:p>
      <!--METADATA-->
      <text:p text:style-name="P4">
<draw:frame draw:style-name="fr1" draw:name="Image78" text:anchor-type="as-char" svg:width="6.9236in" svg:height="3.956343in" draw:z-index="0">
<draw:image xlink:href="../Images/yкринформ/2023-05-16T15-52-57-03-00/630_360_1684223583-601.jpg" xlink:type="simple" xlink:show="embed" xlink:actuate="onLoad" draw:mime-type="image/jpeg"/>
</draw:frame>
今年的乌克兰加油站计划开放快速充电设施。</text:p>
      <text:p text:style-name="P4">
关于<text:a xlink:type="simple" xlink:href="https://www.ukrinform.ua/rubric-economy/3709802-andrij-gerus-golova-komitetu-vr-z-pitan-energetiki.html" text:style-name="Internet_20_link" text:visited-style-name="Visited_20_Internet_20_Link">
</text:a>
能源，住房和公共服务委员会主席Andriy Gerus。</text:p>
      <text:p text:style-name="P4">
“我坚信，今年在加油站将大大开放快速运输充电的装置。 特别是，在主高速公路上，我们可以在不同的[]上看到超过一百个这样的装置(https://www.ukrinform.ua/tag-azs)。 这意味着，当某人从基辅到利维夫当选时，他将在路上加油。 我不会花很多时间，可以在不到一个小时的时间内完成。这个方向不仅是前景，而且是未来几年的前景。”格鲁斯说。</text:p>
      <text:p text:style-name="P4">
据他介绍，电动运输公司还将以公共交通方式出现在乌克兰城市中，因此电动充电站的定居点将有更多。</text:p>
      <text:p text:style-name="P4">
<text:span text:style-name="T4">
另请阅读：</text:span>
 <text:a xlink:type="simple" xlink:href="https://www.ukrinform.ua/rubric-economy/3651181-ukrainskij-rinok-elektromobiliv-torik-zris-u-pivtora-raza.html" text:style-name="Internet_20_link" text:visited-style-name="Visited_20_Internet_20_Link">
</text:a>
“不再使用传统燃料的经典运输和电动运输的结合是欧洲趋势。 因此，在通过了相关法案后，我们还设定了一定的向量，我希望为该部门和我们国家的发展提供了一定的动力。” Gerus补充说。</text:p>
      <text:p text:style-name="P4">
如报道，<text:a xlink:type="simple" xlink:href="https://www.ukrinform.ua/rubric-economy/3674790-rada-uhvalila-zakon-pro-rozvitok-zaradnoi-infrastrukturi-dla-elektrotransportu.html" text:style-name="Internet_20_link" text:visited-style-name="Visited_20_Internet_20_Link">
</text:a>
，旨在克服电动汽车的充电基础设施的燃料依赖性。</text:p>
      <text:p text:style-name="P4">
News Source: <text:a xlink:type="simple" xlink:href="https://www.ukrinform.ua/rubric-economy/3710024-gerus-anonsuvav-masove-vidkritta-na-azs-stancij-svidkoi-zaradki-elektrokariv.html" text:style-name="Internet_20_link" text:visited-style-name="Visited_20_Internet_20_Link">
https://www.ukrinform.ua/rubric-economy/3710024-gerus-anonsuvav-masove-vidkritta-na-azs-stancij-svidkoi-zaradki-elektrokariv.html</text:a>
</text:p>
      <!--NEWS-->
      <text:h text:style-name="P10" text:outline-level="1">
<text:span text:style-name="T4">
OVA应调节火箭袭击期间CCTV摄像机的问题 -  Ignati</text:span>
</text:h>
      <text:p text:style-name="P4">
作者: Ukrinform (Person)</text:p>
      <text:p text:style-name="P4">
出版商: Укринформ (Organization)</text:p>
      <text:p text:style-name="P4">
出版时间: 2023-05-16T15:55:01+03:00</text:p>
      <text:p text:style-name="P4">
修改时间: 2023-05-16T15:55:01+03:00</text:p>
      <text:p text:style-name="P4">
描述: 军事行政部门应规范CCTV摄像机的问题，以使敌人在网上看不到乌克兰防空系统的工作以及导弹袭击的后果。  - 乌克林。</text:p>
      <text:p text:style-name="P4">
图片: ["<text:a xlink:type="simple" xlink:href="https://static.ukrinform.com/photos/2023_05/thumb_files/630_360_1684237728-722.jpg" text:style-name="Internet_20_link" text:visited-style-name="Visited_20_Internet_20_Link">
630_360_16842...</text:a>
"]</text:p>
      <text:p text:style-name="P4">
标签: ['Ракета', 'Камера', 'ППО', 'Ігнат']</text:p>
      <text:p text:style-name="P4">
类型: Article</text:p>
      <!--METADATA-->
      <text:p text:style-name="P4">
<draw:frame draw:style-name="fr1" draw:name="Image79" text:anchor-type="as-char" svg:width="6.9236in" svg:height="3.956343in" draw:z-index="0">
<draw:image xlink:href="../Images/yкринформ/2023-05-16T15-55-01-03-00/630_360_1684237728-722.jpg" xlink:type="simple" xlink:show="embed" xlink:actuate="onLoad" draw:mime-type="image/jpeg"/>
</draw:frame>
军事行政部门应规范CCTV摄像机的问题，Abivorog无法在线看到乌克兰防空系统的工作和后果。</text:p>
      <text:p text:style-name="P4">
在[]期间(http://www.youtube.com/watch?v=UsQxQHDDPr4&amp;ab_channel=MediaCenterUkraine-Ukrinform)在媒体中心，空军伊格纳蒂(Ignati)发言人宣布了乌克兰 - 乌克林福姆。</text:p>
      <text:p text:style-name="P4">
“在我们的情况下，当该国有一项戒严法时，我认为军事行政部门将有一些正确的行为，当有信息泄漏时进行防空工作时，我认为军事行政机构将进行调整，以便以某种方式不给敌人提供机会模型来观看我们的防空系统的战斗工作，” Ignat说，并补充说，视频监视摄像机正在世界各地的iukraine世界各地工作。</text:p>
      <text:p text:style-name="P4">
他敦促公民更负责任，照顾他们的安全，缺乏视频火箭袭击，敌人可以看到乌克兰系统的工作。</text:p>
      <text:p text:style-name="P4">
但是，发言人强调了不仅需要与国家合作，而且还需要与商业机构合作。</text:p>
      <text:p text:style-name="P4">
“借助在线摄像机，不仅有必要与国家机构合作，因为当今的摄像机都在商业结构，在各种关闭的加油站上。 也有必要与此合作。”他说。</text:p>
      <text:p text:style-name="P4">
<text:span text:style-name="T4">
另请阅读：</text:span>
 <text:a xlink:type="simple" xlink:href="https://www.ukrinform.ua/rubric-kyiv/3709800-kiiv-mae-serjoznu-sistemu-ppo-aka-dozvolila-likviduvati-vsi-sist-kindzaliv-ignat.html" text:style-name="Internet_20_link" text:visited-style-name="Visited_20_Internet_20_Link">
<text:span text:style-name="T4">
 ignati </text:span>
</text:a>
据乌克林福姆报道，5月16日的03:30左右，俄罗斯入侵者从北部，南部和东方方向袭击了乌克兰18种不同类型的空气，海上和地面基地的火箭。 所有18 <text:a xlink:type="simple" xlink:href="https://www.ukrinform.ua/tag-raketa" text:style-name="Internet_20_link" text:visited-style-name="Visited_20_Internet_20_Link">
</text:a>
被乌克兰武装部队空军防空的部队和手段摧毁。 特别是，对手受到“ Shahed-136/131”类型的冲击无人机的攻击，以及用手术时级级​​别的无人机进行空中智能 - “ Orlan-10”，“ SuperCum”。</text:p>
      <text:p text:style-name="P4">
News Source: <text:a xlink:type="simple" xlink:href="https://www.ukrinform.ua/rubric-ato/3710026-ova-povinni-vreguluvati-pitanna-roboti-kamer-videosposterezenna-pid-cas-raketnih-atak-ignat.html" text:style-name="Internet_20_link" text:visited-style-name="Visited_20_Internet_20_Link">
https://www.ukrinform.ua/rubric-ato/3710026-ova-povinni-vreguluvati-pitanna-roboti-kamer-videosposterezenna-pid-cas-raketnih-atak-ignat.html</text:a>
</text:p>
      <!--NEWS-->
      <text:h text:style-name="P10" text:outline-level="1">
<text:span text:style-name="T4">
我们不会在加拿大节日的“我们不会出去”的录像带上一个特别的陪审团区别</text:span>
</text:h>
      <text:p text:style-name="P4">
作者: Ukrinform (Person)</text:p>
      <text:p text:style-name="P4">
出版商: Укринформ (Organization)</text:p>
      <text:p text:style-name="P4">
出版时间: 2023-05-16T15:56:00+03:00</text:p>
      <text:p text:style-name="P4">
修改时间: 2023-05-16T15:56:00+03:00</text:p>
      <text:p text:style-name="P4">
描述: 乌克兰丝带“我们不会出去”在加拿大温哥华获得了特别的陪审团荣誉。  - 乌克林。</text:p>
      <text:p text:style-name="P4">
图片: ["<text:a xlink:type="simple" xlink:href="https://static.ukrinform.com/photos/2023_05/thumb_files/630_360_1684241499-713.jpg" text:style-name="Internet_20_link" text:visited-style-name="Visited_20_Internet_20_Link">
630_360_16842...</text:a>
", "<text:a xlink:type="simple" xlink:href="https://static.ukrinform.com/photos/2023_05/1684241438-189.jpg" text:style-name="Internet_20_link" text:visited-style-name="Visited_20_Internet_20_Link">
1684241438-18...</text:a>
"]</text:p>
      <text:p text:style-name="P4">
标签: ['Канада', 'Кіно', 'Держкіно', 'Кінофестиваль']</text:p>
      <text:p text:style-name="P4">
类型: Article</text:p>
      <!--METADATA-->
      <text:p text:style-name="P4">
<draw:frame draw:style-name="fr1" draw:name="Image80" text:anchor-type="as-char" svg:width="6.9236in" svg:height="3.956343in" draw:z-index="0">
<draw:image xlink:href="../Images/yкринформ/2023-05-16T15-56-00-03-00/630_360_1684241499-713.jpg" xlink:type="simple" xlink:show="embed" xlink:actuate="onLoad" draw:mime-type="image/jpeg"/>
</draw:frame>
乌克兰的“我们不会灭绝”是在加拿大温哥华特定于陪审团的音乐节上收到的。</text:p>
      <text:p text:style-name="P4">
根据乌克兰的乌克兰国家，乌克兰国家机构在<text:a xlink:type="simple" xlink:href="https://www.facebook.com/ukrainefilmagency/posts/pfbid034jhkgkMyo3fyjGjGgBtTZeeQpNUbjpq9XGjS1Xehhta4XTZSFXffddLKaHxVtVsl" text:style-name="Internet_20_link" text:visited-style-name="Visited_20_Internet_20_Link">
</text:a>
.</text:p>
      <text:p text:style-name="P4">
“Стрічка “Ми не згаснемо” Аліси Коваленко отримала спеціальну відзнаку журі нафестивалі документального <text:a xlink:type="simple" xlink:href="https://www.ukrinform.ua/tag-kino" text:style-name="Internet_20_link" text:visited-style-name="Visited_20_Internet_20_Link">
 </text:a>
消息说，在温哥华举行的多克萨多尔电影节。</text:p>
      <text:p text:style-name="P4">
<draw:frame draw:style-name="fr1" draw:name="Image81" text:anchor-type="as-char" svg:width="6.9236in" svg:height="3.872087in" draw:z-index="0">
<draw:image xlink:href="../Images/yкринформ/2023-05-16T15-56-00-03-00/1684241438-189.jpg" xlink:type="simple" xlink:show="embed" xlink:actuate="onLoad" draw:mime-type="image/jpeg"/>
</draw:frame>
这部电影“我们不会熄灭”讲述了乌克兰东部的成年故事，以及他们在喜马拉雅山脉顶部的非凡旅程。 当Svetvloo在下降时，矿山正在关闭，战争升级的威胁增加，但他们不会放弃并试图实现自己的梦想。</text:p>
      <text:p text:style-name="P4">
该录像带是在波兰电影学院和Idfabertha基金会的经典后生产的Derzhkino的支持下创建的。</text:p>
      <text:p text:style-name="P4">
<text:span text:style-name="T4">
另请阅读：</text:span>
 <text:a xlink:type="simple" xlink:href="https://www.ukrinform.ua/rubric-culture/3704821-kino-zaradi-peremogi-u-kvitni-vidbulisa-ponad-50-pokaziv.html" text:style-name="Internet_20_link" text:visited-style-name="Visited_20_Internet_20_Link">
</text:a>
制片人：谢尔盖·斯泰森科(Sergey Stetsenko)和爱丽丝·科瓦伦科(Alice Kovalenko)。 创意同行：Stefan Sioan和Alice Kovalenko</text:p>
      <text:p text:style-name="P4">
制片人：Valery Kalmykov，Yana Kalmykova和Alexey Kobelev(Truemanproduction Co.)如报道<text:a xlink:type="simple" xlink:href="https://www.ukrinform.ua/rubric-culture/3706865-film-luksemburg-luksemburg-otrimav-nagorodi-na-dvoh-miznarodnih-festivalah.html" text:style-name="Internet_20_link" text:visited-style-name="Visited_20_Internet_20_Link">
</text:a>
，四月份的安东尼奥·卢基奇(Antonio Lukich)的录音带“卢森堡，卢森堡”(Luxembourg)在蒙特卡洛(Monte Carlo)和普鲁森·普赖夫斯特(Prussin Pryfest)的国际节上获得了奖项。</text:p>
      <text:p text:style-name="P4">
News Source: <text:a xlink:type="simple" xlink:href="https://www.ukrinform.ua/rubric-culture/3710028-stricka-mi-ne-zgasnemo-otrimala-na-festivali-u-kanadi-specialnu-vidznaku-zuri.html" text:style-name="Internet_20_link" text:visited-style-name="Visited_20_Internet_20_Link">
https://www.ukrinform.ua/rubric-culture/3710028-stricka-mi-ne-zgasnemo-otrimala-na-festivali-u-kanadi-specialnu-vidznaku-zuri.html</text:a>
</text:p>
      <!--NEWS-->
      <text:h text:style-name="P10" text:outline-level="1">
<text:span text:style-name="T4">
在乌克兰兹尼的Khmelnytskyi，恢复了俄罗斯大火损坏的赛道的运动</text:span>
</text:h>
      <text:p text:style-name="P4">
作者: Ukrinform (Person)</text:p>
      <text:p text:style-name="P4">
出版商: Укринформ (Organization)</text:p>
      <text:p text:style-name="P4">
出版时间: 2023-05-16T15:59:32+03:00</text:p>
      <text:p text:style-name="P4">
修改时间: 2023-05-16T15:59:32+03:00</text:p>
      <text:p text:style-name="P4">
描述: JSC“ Ukrzaliznytsia”获得了恢复Khmelnytskyi赛道交通部门的许可，该赛道在5月13日发生敌意的炮击之后，该赛道上的旅客列车关闭。  - 乌克林。</text:p>
      <text:p text:style-name="P4">
图片: ["<text:a xlink:type="simple" xlink:href="https://static.ukrinform.com/photos/2023_05/thumb_files/630_360_1684241755-137.jpg" text:style-name="Internet_20_link" text:visited-style-name="Visited_20_Internet_20_Link">
630_360_16842...</text:a>
"]</text:p>
      <text:p text:style-name="P4">
标签: ['Хмельниччина', 'Укрзалізниця', 'Ремонт']</text:p>
      <text:p text:style-name="P4">
类型: Article</text:p>
      <!--METADATA-->
      <text:p text:style-name="P4">
<draw:frame draw:style-name="fr1" draw:name="Image82" text:anchor-type="as-char" svg:width="6.9236in" svg:height="3.956343in" draw:z-index="0">
<draw:image xlink:href="../Images/yкринформ/2023-05-16T15-59-32-03-00/630_360_1684241755-137.jpg" xlink:type="simple" xlink:show="embed" xlink:actuate="onLoad" draw:mime-type="image/jpeg"/>
</draw:frame>
JSC“ Ukrzaliznytsia”获得了恢复Nakhmelnytskyi赛道运动的许可，该赛道在5月13日发生敌对交通后，该赛道被关闭。</text:p>
      <text:p text:style-name="P4">
根据乌克林福姆的说法，该公司在[]报告中的新闻服务(http://t.me/UkrzalInfo/4430)值得注意的是，随后的所有航班都将走他们的传统路线，包括Vinnytsia，Khmelnitsky和Ternopil。 为了确保已更改路线上的道路上的航班安全，到一天结束时，将继续按计划进行额外的电动火车。</text:p>
      <text:p text:style-name="P4">
<text:span text:style-name="T4">
另请阅读：</text:span>
 <text:a xlink:type="simple" xlink:href="https://www.ukrinform.ua/rubric-vidbudova/3709981-u-mikolaevi-zrujnovanij-rosieu-travmpunkt-vidbudovue-kazahstan.html" text:style-name="Internet_20_link" text:visited-style-name="Visited_20_Internet_20_Link">
</text:a>
根据乌克林福姆的说法，5月13日，俄罗斯人向Khmelnytsky地区开火，导致铁路轨道受损。</text:p>
      <text:p text:style-name="P4">
铁路已经完成<text:a xlink:type="simple" xlink:href="https://www.ukrinform.ua/rubric-regions/3708964-ukrzaliznica-zaversila-remont-poskodzenoi-obstrilom-rf-kolii-na-hmelniccini.html" text:style-name="Internet_20_link" text:visited-style-name="Visited_20_Internet_20_Link">
</text:a>
5月14日损坏的轨道。</text:p>
      <text:p text:style-name="P4">
News Source: <text:a xlink:type="simple" xlink:href="https://www.ukrinform.ua/rubric-regions/3710031-na-hmelniccini-ukrzaliznica-vidnovlue-ruh-kolieu-aka-bula-poskodzena-obstrilom-rf.html" text:style-name="Internet_20_link" text:visited-style-name="Visited_20_Internet_20_Link">
https://www.ukrinform.ua/rubric-regions/3710031-na-hmelniccini-ukrzaliznica-vidnovlue-ruh-kolieu-aka-bula-poskodzena-obstrilom-rf.html</text:a>
</text:p>
      <!--NEWS-->
      <text:h text:style-name="P10" text:outline-level="1">
<text:span text:style-name="T4">
夜晚的俄罗斯人发射了一家企业，向赫尔森提供了电力</text:span>
</text:h>
      <text:p text:style-name="P4">
作者: Ukrinform (Person)</text:p>
      <text:p text:style-name="P4">
出版商: Укринформ (Organization)</text:p>
      <text:p text:style-name="P4">
出版时间: 2023-05-16T16:01:00+03:00</text:p>
      <text:p text:style-name="P4">
修改时间: 2023-05-16T16:01:00+03:00</text:p>
      <text:p text:style-name="P4">
描述: 在赫尔森，敌人袭击了为当地人提供电力的公用事业公司。  - 乌克林。</text:p>
      <text:p text:style-name="P4">
图片: ["<text:a xlink:type="simple" xlink:href="https://static.ukrinform.com/photos/2023_05/thumb_files/630_360_1684242026-146.jpg" text:style-name="Internet_20_link" text:visited-style-name="Visited_20_Internet_20_Link">
630_360_16842...</text:a>
", "<text:a xlink:type="simple" xlink:href="https://static.ukrinform.com/photos/2023_05/1684242026-696.jpg" text:style-name="Internet_20_link" text:visited-style-name="Visited_20_Internet_20_Link">
1684242026-69...</text:a>
", "<text:a xlink:type="simple" xlink:href="https://static.ukrinform.com/photos/2023_05/1684242027-157.jpg" text:style-name="Internet_20_link" text:visited-style-name="Visited_20_Internet_20_Link">
1684242027-15...</text:a>
", "<text:a xlink:type="simple" xlink:href="https://static.ukrinform.com/photos/2023_05/1684242027-989.jpg" text:style-name="Internet_20_link" text:visited-style-name="Visited_20_Internet_20_Link">
1684242027-98...</text:a>
"]</text:p>
      <text:p text:style-name="P4">
标签: ['Електроенергія', 'Херсон', 'Обстріл', 'Війна з Росією']</text:p>
      <text:p text:style-name="P4">
类型: Article</text:p>
      <!--METADATA-->
      <text:p text:style-name="P4">
<draw:frame draw:style-name="fr1" draw:name="Image83" text:anchor-type="as-char" svg:width="6.9236in" svg:height="3.956343in" draw:z-index="0">
<draw:image xlink:href="../Images/yкринформ/2023-05-16T16-01-00-03-00/630_360_1684242026-146.jpg" xlink:type="simple" xlink:show="embed" xlink:actuate="onLoad" draw:mime-type="image/jpeg"/>
</draw:frame>
在Khersonivoro，他袭击了提供本地电力的公用事业公司。</text:p>
      <text:p text:style-name="P4">
正如乌克林福姆报道的那样，它在[]中报告(https://www.facebook.com/brigadeTRO/posts/pfbid02QQCJqtkVuVC77veThJySu57LL2MmPRrMcvbCZ636tibTApP6WdkM1THiKWQ11kB1l)124单独的武装部队领土防御团队。</text:p>
      <text:p text:style-name="P4">
“另一个痛苦的夜晚<text:a xlink:type="simple" xlink:href="https://www.ukrinform.ua/tag-herson" text:style-name="Internet_20_link" text:visited-style-name="Visited_20_Internet_20_Link">
</text:a>
，这位提供当地电子的公用事业公司击中了这位诉讼学家，”该消息写道。</text:p>
      <text:p text:style-name="P4">
<draw:frame draw:style-name="fr1" draw:name="Image84" text:anchor-type="as-char" svg:width="6.9236in" svg:height="3.89773in" draw:z-index="0">
<draw:image xlink:href="../Images/yкринформ/2023-05-16T16-01-00-03-00/1684242026-696.jpg" xlink:type="simple" xlink:show="embed" xlink:actuate="onLoad" draw:mime-type="image/jpeg"/>
</draw:frame>
值得注意的是，敌人以企业的120毫米迫击炮发射。</text:p>
      <text:p text:style-name="P4">
<draw:frame draw:style-name="fr1" draw:name="Image85" text:anchor-type="as-char" svg:width="6.9236in" svg:height="3.89773in" draw:z-index="0">
<draw:image xlink:href="../Images/yкринформ/2023-05-16T16-01-00-03-00/1684242027-157.jpg" xlink:type="simple" xlink:show="embed" xlink:actuate="onLoad" draw:mime-type="image/jpeg"/>
</draw:frame>
<text:span text:style-name="T4">
另请阅读：</text:span>
 <text:a xlink:type="simple" xlink:href="https://www.ukrinform.ua/rubric-regions/3709806-rosiani-za-dobu-obstrilali-11-regioniv-ukraini-zvedenna-ova.html" text:style-name="Internet_20_link" text:visited-style-name="Visited_20_Internet_20_Link">
<text:span text:style-name="T4">
摘要</text:span>
</text:a>
在占领期间隐藏了几件设备，这些设备被隐藏起来。发生了大火，这导致了数以百万计的Hryvnias的设备损坏。</text:p>
      <text:p text:style-name="P4">
<draw:frame draw:style-name="fr1" draw:name="Image86" text:anchor-type="as-char" svg:width="6.9236in" svg:height="3.89773in" draw:z-index="0">
<draw:image xlink:href="../Images/yкринформ/2023-05-16T16-01-00-03-00/1684242027-989.jpg" xlink:type="simple" xlink:show="embed" xlink:actuate="onLoad" draw:mime-type="image/jpeg"/>
</draw:frame>
正如乌克林福姆(Ukrinform)报道的，俄罗斯军队的最后一天，5月15日，<text:a xlink:type="simple" xlink:href="https://www.ukrinform.ua/rubric-regions/3709735-rosijska-armia-za-dobu-80-raziv-obstrilala-hersonsinu-sestero-poranenih.html" text:style-name="Internet_20_link" text:visited-style-name="Visited_20_Internet_20_Link">
</text:a>
。</text:p>
      <text:p text:style-name="P4">
_foto：124个单独的旅</text:p>
      <text:p text:style-name="P4">
News Source: <text:a xlink:type="simple" xlink:href="https://www.ukrinform.ua/rubric-regions/3710032-rosiani-unoci-obstrilali-pidpriemstvo-so-zabezpecuvalo-hersonciv-elektroenergieu.html" text:style-name="Internet_20_link" text:visited-style-name="Visited_20_Internet_20_Link">
https://www.ukrinform.ua/rubric-regions/3710032-rosiani-unoci-obstrilali-pidpriemstvo-so-zabezpecuvalo-hersonciv-elektroenergieu.html</text:a>
</text:p>
      <!--NEWS-->
      <text:h text:style-name="P10" text:outline-level="1">
<text:span text:style-name="T4">
德国将乌克兰送34次拾音器</text:span>
</text:h>
      <text:p text:style-name="P4">
作者: Ukrinform (Person)</text:p>
      <text:p text:style-name="P4">
出版商: Укринформ (Organization)</text:p>
      <text:p text:style-name="P4">
出版时间: 2023-05-16T16:07:50+03:00</text:p>
      <text:p text:style-name="P4">
修改时间: 2023-05-16T16:07:50+03:00</text:p>
      <text:p text:style-name="P4">
描述: 在过去的三周中，德国外交部为乌克兰防守提供了34次接送。  - 乌克林。</text:p>
      <text:p text:style-name="P4">
图片: ["<text:a xlink:type="simple" xlink:href="https://static.ukrinform.com/photos/2023_05/thumb_files/630_360_1684242360-398.jpeg" text:style-name="Internet_20_link" text:visited-style-name="Visited_20_Internet_20_Link">
630_360_16842...</text:a>
", "<text:a xlink:type="simple" xlink:href="https://static.ukrinform.com/photos/2023_05/1684242358-177.jpeg" text:style-name="Internet_20_link" text:visited-style-name="Visited_20_Internet_20_Link">
1684242358-17...</text:a>
", "<text:a xlink:type="simple" xlink:href="https://static.ukrinform.com/photos/2023_05/1684242360-655.jpeg" text:style-name="Internet_20_link" text:visited-style-name="Visited_20_Internet_20_Link">
1684242360-65...</text:a>
", "<text:a xlink:type="simple" xlink:href="https://static.ukrinform.com/photos/2023_05/1684242359-758.jpeg" text:style-name="Internet_20_link" text:visited-style-name="Visited_20_Internet_20_Link">
1684242359-75...</text:a>
"]</text:p>
      <text:p text:style-name="P4">
标签: ['Німеччина', 'Україна', 'ЗСУ', 'Військова техніка', 'Війна з Росією']</text:p>
      <text:p text:style-name="P4">
类型: Article</text:p>
      <!--METADATA-->
      <text:p text:style-name="P4">
<draw:frame draw:style-name="fr1" draw:name="Image87" text:anchor-type="as-char" svg:width="6.9236in" svg:height="3.956343in" draw:z-index="0">
<draw:image xlink:href="../Images/yкринформ/2023-05-16T16-07-50-03-00/630_360_1684242360-398.jpeg" xlink:type="simple" xlink:show="embed" xlink:actuate="onLoad" draw:mime-type="image/jpeg"/>
</draw:frame>
在过去的三周中，德国外交部提供了34次接送。</text:p>
      <text:p text:style-name="P4">
这是在[]中报道的(https://twitter.com/GermanyinUA/status/1658450753407660032)据报道，德国驻乌克兰大使馆据报道。</text:p>
      <text:p text:style-name="P4">
“流动性是乌克兰国防能力和可持续性的重要因素。 加强外交部乌克兰的安全部队<text:a xlink:type="simple" xlink:href="https://www.ukrinform.ua/tag-nimeccina" text:style-name="Internet_20_link" text:visited-style-name="Visited_20_Internet_20_Link">
</text:a>
在过去的三周中，另外还有34个拾音器。”文凭获悉。</text:p>
      <text:p text:style-name="P4">
<draw:frame draw:style-name="fr1" draw:name="Image88" text:anchor-type="as-char" svg:width="6.9236in" svg:height="3.698997in" draw:z-index="0">
<draw:image xlink:href="../Images/yкринформ/2023-05-16T16-07-50-03-00/1684242358-177.jpeg" xlink:type="simple" xlink:show="embed" xlink:actuate="onLoad" draw:mime-type="image/jpeg"/>
</draw:frame>
<text:span text:style-name="T4">
另请阅读：</text:span>
 <text:a xlink:type="simple" xlink:href="https://www.ukrinform.ua/rubric-ato/3709635-nimeccina-vidilit-ukraini-11-milardiv-suto-na-oboronu-zelenskij.html" text:style-name="Internet_20_link" text:visited-style-name="Visited_20_Internet_20_Link">
<text:span text:style-name="T4">
德国</text:span>
</text:a>
</text:p>
      <text:p text:style-name="P4">
<draw:frame draw:style-name="fr1" draw:name="Image89" text:anchor-type="as-char" svg:width="6.9236in" svg:height="5.301683in" draw:z-index="0">
<draw:image xlink:href="../Images/yкринформ/2023-05-16T16-07-50-03-00/1684242360-655.jpeg" xlink:type="simple" xlink:show="embed" xlink:actuate="onLoad" draw:mime-type="image/jpeg"/>
</draw:frame>
<draw:frame draw:style-name="fr1" draw:name="Image90" text:anchor-type="as-char" svg:width="6.9236in" svg:height="6.167133in" draw:z-index="0">
<draw:image xlink:href="../Images/yкринформ/2023-05-16T16-07-50-03-00/1684242359-758.jpeg" xlink:type="simple" xlink:show="embed" xlink:actuate="onLoad" draw:mime-type="image/jpeg"/>
</draw:frame>
5月14日，德国总理奥拉夫·舒尔特(Olaf Scholt)于5月14日宣布了27亿欧元的新军事援助计划。</text:p>
      <text:p text:style-name="P4">
_foto：德国大使馆</text:p>
      <text:p text:style-name="P4">
News Source: <text:a xlink:type="simple" xlink:href="https://www.ukrinform.ua/rubric-ato/3710035-nimeccina-peredala-ukraini-se-34-pikapi-dla-vijskovih.html" text:style-name="Internet_20_link" text:visited-style-name="Visited_20_Internet_20_Link">
https://www.ukrinform.ua/rubric-ato/3710035-nimeccina-peredala-ukraini-se-34-pikapi-dla-vijskovih.html</text:a>
</text:p>
      <!--NEWS-->
      <text:h text:style-name="P10" text:outline-level="1">
<text:span text:style-name="T4">
大众RF在五月攻击火箭和无人机</text:span>
</text:h>
      <text:p text:style-name="P4">
作者: Ukrinform (Person)</text:p>
      <text:p text:style-name="P4">
出版商: Укринформ (Organization)</text:p>
      <text:p text:style-name="P4">
出版时间: 2023-05-16T16:08:00+03:00</text:p>
      <text:p text:style-name="P4">
修改时间: 2023-05-16T16:08:00+03:00</text:p>
      <text:p text:style-name="P4">
描述: 5月，乌克兰对火箭和无人机进行了许多大规模攻击 - 乌克林。</text:p>
      <text:p text:style-name="P4">
图片: ["<text:a xlink:type="simple" xlink:href="https://static.ukrinform.com/photos/2023_05/thumb_files/630_360_1684242455-446.jpg" text:style-name="Internet_20_link" text:visited-style-name="Visited_20_Internet_20_Link">
630_360_16842...</text:a>
", "<text:a xlink:type="simple" xlink:href="https://static.ukrinform.com/photos/2023_05/1684260661-926.jpg" text:style-name="Internet_20_link" text:visited-style-name="Visited_20_Internet_20_Link">
1684260661-92...</text:a>
"]</text:p>
      <text:p text:style-name="P4">
标签: None</text:p>
      <text:p text:style-name="P4">
类型: Article</text:p>
      <!--METADATA-->
      <text:p text:style-name="P4">
<draw:frame draw:style-name="fr1" draw:name="Image91" text:anchor-type="as-char" svg:width="6.9236in" svg:height="3.956343in" draw:z-index="0">
<draw:image xlink:href="../Images/yкринформ/2023-05-16T16-08-00-03-00/630_360_1684242455-446.jpg" xlink:type="simple" xlink:show="embed" xlink:actuate="onLoad" draw:mime-type="image/jpeg"/>
</draw:frame>
五月乌克兰，许多屠杀袭击和无人机发生了最大的袭击<draw:frame draw:style-name="fr1" draw:name="Image92" text:anchor-type="as-char" svg:width="2.137767in" svg:height="10.0in" draw:z-index="0">
<draw:image xlink:href="../Images/yкринформ/2023-05-16T16-08-00-03-00/1684260661-926.jpg" xlink:type="simple" xlink:show="embed" xlink:actuate="onLoad" draw:mime-type="image/jpeg"/>
</draw:frame>
根据媒体</text:p>
      <text:p text:style-name="P4">
News Source: <text:a xlink:type="simple" xlink:href="https://www.ukrinform.ua/rubric-ato/3710034-raketni-ataki-rf-za-traven.html" text:style-name="Internet_20_link" text:visited-style-name="Visited_20_Internet_20_Link">
https://www.ukrinform.ua/rubric-ato/3710034-raketni-ataki-rf-za-traven.html</text:a>
</text:p>
      <!--NEWS-->
      <text:h text:style-name="P10" text:outline-level="1">
<text:span text:style-name="T4">
Mykolaiv，Mykolayivska Oblast（22:08）。 红色警报：空中威胁。 警笛声。 立即掩盖！</text:span>
</text:h>
      <text:p text:style-name="P4">
作者: liveuamap (Language: en)</text:p>
      <text:p text:style-name="P4">
时间: 2023-05-16T16:09:00</text:p>
      <text:p text:style-name="P4">
地点: Mykolaiv (Latitude:46.94836 Longtitude:32.00522)</text:p>
      <text:p text:style-name="P4">
视频: []</text:p>
      <text:p text:style-name="P4">
图片: []</text:p>
      <text:p text:style-name="P4">
标签: ["Europe", "Central and Eastern Europe"]</text:p>
      <text:p text:style-name="P4">
Id: 22563377</text:p>
      <!--METADATA-->
      <text:p text:style-name="P4">
Nikolaev，Mykolaiv地区(22:08). Red Alert: aerial threat. Sirenssounding. Take cover now!</text:p>
      <text:p text:style-name="P4">
News Collection Link: <text:a xlink:type="simple" xlink:href="https://liveuamap.com/en/2023/16-may-mykolaiv-mykolayivska-oblast2208-red-ag" text:style-name="Internet_20_link" text:visited-style-name="Visited_20_Internet_20_Link">
https://liveuamap.com/en/2023/16-may-mykolaiv-mykolayivska-oblast2208-red-ag</text:a>
</text:p>
      <text:p text:style-name="P4">
News Source: <text:a xlink:type="simple" xlink:href="https://t.me/air_alert_ua/45595" text:style-name="Internet_20_link" text:visited-style-name="Visited_20_Internet_20_Link">
https://t.me/air_alert_ua/45595</text:a>
</text:p>
      <!--NEWS-->
      <text:h text:style-name="P10" text:outline-level="1">
<text:span text:style-name="T4">
Odeska Oblast（22:10）。 红色警报：空中威胁。 警笛声。 立即掩盖！</text:span>
</text:h>
      <text:p text:style-name="P4">
作者: liveuamap (Language: en)</text:p>
      <text:p text:style-name="P4">
时间: 2023-05-16T16:11:00</text:p>
      <text:p text:style-name="P4">
地点: Odeska Oblast (Latitude:46.75000000 Longtitude:30.25000000)</text:p>
      <text:p text:style-name="P4">
视频: []</text:p>
      <text:p text:style-name="P4">
图片: []</text:p>
      <text:p text:style-name="P4">
标签: ["Europe", "Central and Eastern Europe"]</text:p>
      <text:p text:style-name="P4">
Id: 22563378</text:p>
      <!--METADATA-->
      <text:p text:style-name="P4">
ODESA地区(22:10). Red Alert: aerial threat. Sirens sounding. Take covernow!</text:p>
      <text:p text:style-name="P4">
News Collection Link: <text:a xlink:type="simple" xlink:href="https://liveuamap.com/en/2023/16-may-odeska-oblast2210-red-alert-aerial-thrg" text:style-name="Internet_20_link" text:visited-style-name="Visited_20_Internet_20_Link">
https://liveuamap.com/en/2023/16-may-odeska-oblast2210-red-alert-aerial-thrg</text:a>
</text:p>
      <text:p text:style-name="P4">
News Source: <text:a xlink:type="simple" xlink:href="https://t.me/suspilneodesa/23265" text:style-name="Internet_20_link" text:visited-style-name="Visited_20_Internet_20_Link">
https://t.me/suspilneodesa/23265</text:a>
</text:p>
      <!--NEWS-->
      <text:h text:style-name="P10" text:outline-level="1">
<text:span text:style-name="T4">
Kherson，Kherson地区，Vinnytsia地区，Kirovohrad地区，基辅地区，Zhytomyr，相同...</text:span>
</text:h>
      <text:p text:style-name="P4">
作者: liveuamap (Language: en)</text:p>
      <text:p text:style-name="P4">
时间: 2023-05-16T16:12:00</text:p>
      <text:p text:style-name="P4">
地点: Kherson (Latitude:46.65581000 Longtitude:32.61780000)</text:p>
      <text:p text:style-name="P4">
视频: []</text:p>
      <text:p text:style-name="P4">
图片: []</text:p>
      <text:p text:style-name="P4">
标签: ["Europe", "Central and Eastern Europe"]</text:p>
      <text:p text:style-name="P4">
Id: 22563379</text:p>
      <!--METADATA-->
      <text:p text:style-name="P4">
Kherson，Kherson地区，Vinnytsia地区，Kirovohrad地区，Kivoblast，Zhytomyr，Zhytomyr地区，Cherkasy地区Cherkasy地区(22:11). Red Alert: aerial threat. Sirens sounding. Take cover now!</text:p>
      <text:p text:style-name="P4">
News Collection Link: <text:a xlink:type="simple" xlink:href="https://liveuamap.com/en/2023/16-may-kherson-khersonska-oblast-vinnytska-obg" text:style-name="Internet_20_link" text:visited-style-name="Visited_20_Internet_20_Link">
https://liveuamap.com/en/2023/16-may-kherson-khersonska-oblast-vinnytska-obg</text:a>
</text:p>
      <text:p text:style-name="P4">
News Source: <text:a xlink:type="simple" xlink:href="https://t.me/air_alert_ua/45604" text:style-name="Internet_20_link" text:visited-style-name="Visited_20_Internet_20_Link">
https://t.me/air_alert_ua/45604</text:a>
</text:p>
      <!--NEWS-->
      <text:h text:style-name="P10" text:outline-level="1">
<text:span text:style-name="T4">
在俄罗斯，雅马尔 - 欧洲天然气管道发生了爆炸</text:span>
</text:h>
      <text:p text:style-name="P4">
作者: Ukrinform (Person)</text:p>
      <text:p text:style-name="P4">
出版商: Укринформ (Organization)</text:p>
      <text:p text:style-name="P4">
出版时间: 2023-05-16T16:21:00+03:00</text:p>
      <text:p text:style-name="P4">
修改时间: 2023-05-16T16:21:00+03:00</text:p>
      <text:p text:style-name="P4">
描述: 根据初步数据，在俄罗斯的Khanty-Mansi地区，主要天然气管道“ Yamal-Europe”发生了爆炸式爆炸，一名人被杀，五人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Пожежа', 'Росія', 'Газопровід']</text:p>
      <text:p text:style-name="P4">
类型: Article</text:p>
      <!--METADATA-->
      <text:p text:style-name="P4">
<draw:frame draw:style-name="fr1" draw:name="Image93" text:anchor-type="as-char" svg:width="6.9236in" svg:height="3.956343in" draw:z-index="0">
<draw:image xlink:href="../Images/yкринформ/2023-05-16T16-21-00-03-00/630_360_1669987737-966.jpg" xlink:type="simple" xlink:show="embed" xlink:actuate="onLoad" draw:mime-type="image/jpeg"/>
</draw:frame>
根据初步数据，在俄罗斯的坎蒂 - 曼西地区，主要气体管道“ Yamal-Europe”发生了爆炸，其中一个人被杀，五个人被构想。</text:p>
      <text:p text:style-name="P4">
关于它在[]中写的(http://t.me/tass_agency/192154)俄罗斯塔楼联合会的国家非正式性。</text:p>
      <text:p text:style-name="P4">
“点火发生在不运行的Yamal-Europe Main Gas Pipeline的线程上，俄罗斯天然气工具天然气Transgas Yugorsk。” 五个人受伤了。</text:p>
      <text:p text:style-name="P4">
后来，地区卫生部门主任Oleksijvodrovolsky表示，在点火期间，一个人被杀。</text:p>
      <text:p text:style-name="P4">
在 <text:a xlink:type="simple" xlink:href="https://t.me/rian_ru/189261" text:style-name="Internet_20_link" text:visited-style-name="Visited_20_Internet_20_Link">
</text:a>
视频点火已发布。</text:p>
      <text:p text:style-name="P4">
<text:a xlink:type="simple" xlink:href="https://t.me/shot_shot/51457" text:style-name="Internet_20_link" text:visited-style-name="Visited_20_Internet_20_Link">
</text:a>
Shot写道，损坏的区域已修复。 根据该频道，五名受害者中有两名处于严重状态。</text:p>
      <text:p text:style-name="P4">
Yamal -Yevrop Gasogin结合了西伯利亚北部Taevrop的天然气沉积物。 他从俄罗斯到白俄罗斯，分为两个分支。 一个是波兰和德国，另一个是斯洛伐克的乌克兰。</text:p>
      <text:p text:style-name="P4">
<text:span text:style-name="T4">
另请阅读：</text:span>
 <text:a xlink:type="simple" xlink:href="https://www.ukrinform.ua/rubric-world/3709066-u-rosijskomu-tolatti-goriv-zavod.html" text:style-name="Internet_20_link" text:visited-style-name="Visited_20_Internet_20_Link">
</text:a>
最近，其他爆炸发生在俄罗斯。 因此，在主气管上爆炸的结果中，在Yarostlavl区域的身体中间，它被绘制为<text:a xlink:type="simple" xlink:href="https://www.ukrinform.ua/tag-pozeza" text:style-name="Internet_20_link" text:visited-style-name="Visited_20_Internet_20_Link">
</text:a>
。 3月底，纳迪亚卡天然气管道发生爆炸，发生在Sverdlovsk地区的Pelya Sverdlovsk地区<text:a xlink:type="simple" xlink:href="https://www.ukrinform.ua/rubric-world/3689189-u-sverdlovskij-oblasti-rosii-stavsa-vibuh-na-gazoprovodi.html" text:style-name="Internet_20_link" text:visited-style-name="Visited_20_Internet_20_Link">
</text:a>
 .</text:p>
      <text:p text:style-name="P4">
News Source: <text:a xlink:type="simple" xlink:href="https://www.ukrinform.ua/rubric-world/3710039-u-rosii-stavsa-vibuh-na-gazoprovidi-amalevropa-e-zagiblij.html" text:style-name="Internet_20_link" text:visited-style-name="Visited_20_Internet_20_Link">
https://www.ukrinform.ua/rubric-world/3710039-u-rosii-stavsa-vibuh-na-gazoprovidi-amalevropa-e-zagiblij.html</text:a>
</text:p>
      <!--NEWS-->
      <text:h text:style-name="P10" text:outline-level="1">
<text:span text:style-name="T4">
Shmigal到达冰岛参加欧洲理事会的峰会</text:span>
</text:h>
      <text:p text:style-name="P4">
作者: Ukrinform (Person)</text:p>
      <text:p text:style-name="P4">
出版商: Укринформ (Organization)</text:p>
      <text:p text:style-name="P4">
出版时间: 2023-05-16T16:23:05+03:00</text:p>
      <text:p text:style-name="P4">
修改时间: 2023-05-16T16:23:05+03:00</text:p>
      <text:p text:style-name="P4">
描述: 乌克兰丹尼斯·施米加尔（Denis Shmigal）的总理与政府团队一起到达冰岛，他计划参加欧洲理事会为期两天的峰会。  - 乌克林。</text:p>
      <text:p text:style-name="P4">
图片: ["<text:a xlink:type="simple" xlink:href="https://static.ukrinform.com/photos/2023_05/thumb_files/630_360_1684243220-678.jpg" text:style-name="Internet_20_link" text:visited-style-name="Visited_20_Internet_20_Link">
630_360_16842...</text:a>
"]</text:p>
      <text:p text:style-name="P4">
标签: ['Ісландія', 'Рада Європи', 'Шмигаль', 'Війна з Росією']</text:p>
      <text:p text:style-name="P4">
类型: Article</text:p>
      <!--METADATA-->
      <text:p text:style-name="P4">
<draw:frame draw:style-name="fr1" draw:name="Image94" text:anchor-type="as-char" svg:width="6.9236in" svg:height="3.956343in" draw:z-index="0">
<draw:image xlink:href="../Images/yкринформ/2023-05-16T16-23-05-03-00/630_360_1684243220-678.jpg" xlink:type="simple" xlink:show="embed" xlink:actuate="onLoad" draw:mime-type="image/jpeg"/>
</draw:frame>
乌克兰丹尼斯·施米加尔(Denis Shmigal)的总理与政府团队一起到达冰岛，被部署到欧洲理事会为期两天的峰会。</text:p>
      <text:p text:style-name="P4">
他在<text:a xlink:type="simple" xlink:href="https://t.me/Denys_Smyhal/5222" text:style-name="Internet_20_link" text:visited-style-name="Visited_20_Internet_20_Link">
</text:a>
，报道乌克林福姆。</text:p>
      <text:p text:style-name="P4">
“国家理事会的第四次峰会于今天在雷克雅未克开始。 政府团队抵达冰岛参加活动。计划在峰会领域举行许多会议，以及饮酒我们国家的重要决定。(https://www.ukrinform.ua/tag-smigal).</text:p>
      <text:p text:style-name="P4">
Саміт пройде в концертному залі та конференц-центрі "Гарпа", його програмаскладається з церемонії відкриття, круглих столів на теми, пов'язані зпідсумковим документом саміту, робочої вечері, присвяченої Україні, тазагальних дискусій, під час яких представники держав виступлять передучасниками саміту. Очікується, що на відкритті під час відеовключеннявиступить із промовою Президент України Володимир Зеленський.</text:p>
      <text:p text:style-name="P4">
<text:span text:style-name="T4">
Читайте також:</text:span>
 <text:a xlink:type="simple" xlink:href="https://www.ukrinform.ua/rubric-world/3709973-v-islandii-rozpocinaetsa-dvodennij-samit-radi-evropi.html" text:style-name="Internet_20_link" text:visited-style-name="Visited_20_Internet_20_Link">
 <text:span text:style-name="T4">
Ісланді</text:span>
 </text:a>
峰会的主要关注将引起俄罗斯联邦对乌克兰的战争，并为俄罗斯侵略的受害者公平。 特别是，总理峰会的主要问题是建立了由俄罗斯对乌克兰侵略的国际损失登记册，以及“确认欧洲理事会基本价值观的重要性”。</text:p>
      <text:p text:style-name="P4">
正如乌克林福姆(Ukrinform)报道的那样，伊丽娜·穆德拉(Irina Mudra)副部长伊丽娜·穆德拉(Irina Mudra)早些时候告知，在欧洲理事会的峰会上，他们将签署一项条约，这将赋予国际损失登记册的正式利润。 乌克兰预计，欧洲理事会和观察员至少有40个成员国，例如美国，加拿大和日本。</text:p>
      <text:p text:style-name="P4">
2022年11月14日，联合国大会批准了该决议项目，以建立向乌克兰赔偿的机制，以造成损失<text:a xlink:type="simple" xlink:href="https://www.ukrinform.ua/tag-vijna" text:style-name="Internet_20_link" text:visited-style-name="Visited_20_Internet_20_Link">
</text:a>
，这已经解决，仍然导致反乌克兰。</text:p>
      <text:p text:style-name="P4">
<text:span text:style-name="T5">
foto：shmigal/telegram</text:span>
</text:p>
      <text:p text:style-name="P4">
News Source: <text:a xlink:type="simple" xlink:href="https://www.ukrinform.ua/rubric-polytics/3710040-smigal-pribuv-v-islandiu-na-samit-radi-evropi.html" text:style-name="Internet_20_link" text:visited-style-name="Visited_20_Internet_20_Link">
https://www.ukrinform.ua/rubric-polytics/3710040-smigal-pribuv-v-islandiu-na-samit-radi-evropi.html</text:a>
</text:p>
      <!--NEWS-->
      <text:h text:style-name="P10" text:outline-level="1">
<text:span text:style-name="T4">
俄罗斯联邦从布莱恩斯克地区和亚佐夫海的东海岸发射了“沙哈达”  - 伊格尼</text:span>
</text:h>
      <text:p text:style-name="P4">
作者: Ukrinform (Person)</text:p>
      <text:p text:style-name="P4">
出版商: Укринформ (Organization)</text:p>
      <text:p text:style-name="P4">
出版时间: 2023-05-16T16:25:00+03:00</text:p>
      <text:p text:style-name="P4">
修改时间: 2023-05-16T16:25:00+03:00</text:p>
      <text:p text:style-name="P4">
描述: Shahd-136/131无人机在晚上袭击了乌克兰，很可能是从布莱恩斯克地区和亚佐夫海的东海岸发射的。  - 乌克林。</text:p>
      <text:p text:style-name="P4">
图片: ["<text:a xlink:type="simple" xlink:href="https://static.ukrinform.com/photos/2023_05/thumb_files/630_360_1684237103-610.jpg" text:style-name="Internet_20_link" text:visited-style-name="Visited_20_Internet_20_Link">
630_360_16842...</text:a>
"]</text:p>
      <text:p text:style-name="P4">
标签: ['Азовське море', 'Повітряні сили ЗСУ', 'Війна з Росією', 'Дрон-камікадзе']</text:p>
      <text:p text:style-name="P4">
类型: Article</text:p>
      <!--METADATA-->
      <text:p text:style-name="P4">
<draw:frame draw:style-name="fr1" draw:name="Image95" text:anchor-type="as-char" svg:width="6.9236in" svg:height="3.956343in" draw:z-index="0">
<draw:image xlink:href="../Images/yкринформ/2023-05-16T16-25-00-03-00/630_360_1684237103-610.jpg" xlink:type="simple" xlink:show="embed" xlink:actuate="onLoad" draw:mime-type="image/jpeg"/>
</draw:frame>
晚上袭击乌克兰的Shahd-136/131无人机是从布莱恩斯克地区和亚佐夫海的东海岸发射的。</text:p>
      <text:p text:style-name="P4">
关于<text:a xlink:type="simple" xlink:href="https://www.youtube.com/watch" text:style-name="Internet_20_link" text:visited-style-name="Visited_20_Internet_20_Link">
</text:a>
尤里·伊格纳特(Yuri Ignat)的空军报道。</text:p>
      <text:p text:style-name="P4">
“” <text:a xlink:type="simple" xlink:href="https://www.ukrinform.ua/tag-bezpilotnik" text:style-name="Internet_20_link" text:visited-style-name="Visited_20_Internet_20_Link">
</text:a>
»，根据我从北方方向发射的信息。 基本上，来自布莱恩斯克地区俄罗斯领土的tsepopovnich。 Shahanedov的袭击也来自东南方向，来自海洋的东海岸。” Ignatus说。</text:p>
      <text:p text:style-name="P4">
但是，根据女发言人的说法，在其他情况下，没有其他地方从其他地方发射洛丁，因为敌人使用了球形类型。</text:p>
      <text:p text:style-name="P4">
<text:span text:style-name="T4">
另请阅读：</text:span>
 <text:a xlink:type="simple" xlink:href="https://www.ukrinform.ua/rubric-ato/3710007-ignat-pro-nicnu-ataku-po-ukraini-rosia-vperse-zastosuvala-tak-bagato-kindzaliv.html" text:style-name="Internet_20_link" text:visited-style-name="Visited_20_Internet_20_Link">
<text:span text:style-name="T4">
 ignati </text:span>
</text:a>
正如乌克林福姆报道的那样，在2023年5月16日的03:30左右，俄罗斯军队从北部，南部和东方的指示乌克兰派出了18种不同类型的空气，海上和地面基地的火箭。 所有18个火箭发射器和武装部队武装部队的防空。 此外，在5月16日晚上，敌人攻击了“ Shahd-136/131”类型的冲击无人机，并用三架手术时级的级别 - “ Orlan-10”，“ SuperCum”进行了空中智能。</text:p>
      <text:p text:style-name="P4">
News Source: <text:a xlink:type="simple" xlink:href="https://www.ukrinform.ua/rubric-ato/3710043-rf-zapuskala-sahedi-z-branskoi-oblasti-ta-zi-shidnogo-uzberezza-azovskogo-mora-ignat.html" text:style-name="Internet_20_link" text:visited-style-name="Visited_20_Internet_20_Link">
https://www.ukrinform.ua/rubric-ato/3710043-rf-zapuskala-sahedi-z-branskoi-oblasti-ta-zi-shidnogo-uzberezza-azovskogo-mora-ignat.html</text:a>
</text:p>
      <!--NEWS-->
      <text:h text:style-name="P10" text:outline-level="1">
<text:span text:style-name="T4">
在意大利北部通过洪水撤离人口</text:span>
</text:h>
      <text:p text:style-name="P4">
作者: Ukrinform (Person)</text:p>
      <text:p text:style-name="P4">
出版商: Укринформ (Organization)</text:p>
      <text:p text:style-name="P4">
出版时间: 2023-05-16T16:27:54+03:00</text:p>
      <text:p text:style-name="P4">
修改时间: 2023-05-16T16:27:54+03:00</text:p>
      <text:p text:style-name="P4">
描述: 在意大利北部的艾米利亚 - 罗马尼亚地区，洪水受到某些定居点的威胁，因为河流在大雨后离开海岸。  - 乌克林。</text:p>
      <text:p text:style-name="P4">
图片: ["<text:a xlink:type="simple" xlink:href="https://static.ukrinform.com/photos/2023_05/thumb_files/630_360_1684243571-239.jpg" text:style-name="Internet_20_link" text:visited-style-name="Visited_20_Internet_20_Link">
630_360_16842...</text:a>
", "<text:a xlink:type="simple" xlink:href="https://static.ukrinform.com/photos/2023_05/1684243564-927.jpg" text:style-name="Internet_20_link" text:visited-style-name="Visited_20_Internet_20_Link">
1684243564-92...</text:a>
"]</text:p>
      <text:p text:style-name="P4">
标签: ['Евакуація', 'Італія', 'Повінь']</text:p>
      <text:p text:style-name="P4">
类型: Article</text:p>
      <!--METADATA-->
      <text:p text:style-name="P4">
<draw:frame draw:style-name="fr1" draw:name="Image96" text:anchor-type="as-char" svg:width="6.9236in" svg:height="3.956343in" draw:z-index="0">
<draw:image xlink:href="../Images/yкринформ/2023-05-16T16-27-54-03-00/630_360_1684243571-239.jpg" xlink:type="simple" xlink:show="embed" xlink:actuate="onLoad" draw:mime-type="image/jpeg"/>
</draw:frame>
在该地区，在意大利北部的罗马尼亚(Romanya)，有威胁性的商品可以分开定居点，因为河流在大雨后离开海岸。</text:p>
      <text:p text:style-name="P4">
根据乌克林福姆的报道，该机构报告了<text:a xlink:type="simple" xlink:href="http://www.ansa.it/sito/notizie/cronaca/2023/05/16/misa-verso-la-piena-a-senigallia-portarsi-ai-piani-alti-_b8fa96d6-5212-4c39-884c-889fdfe34937.html" text:style-name="Internet_20_link" text:visited-style-name="Visited_20_Internet_20_Link">
</text:a>
.</text:p>
      <text:p text:style-name="P4">
З учорашнього вечора у значній частині Емілії-Романьї оголосили про станготовності: мобілізовано службу цивільного захисту, приділяється максимальнаувага як річковим паводкам, так і зсувам на Апеннінах.</text:p>
      <text:p text:style-name="P4">
Рівень води загрозливо підвищується у річках Міза та Мареччіа, особливо врайоні приморського міста Сенігаллія.</text:p>
      <text:p text:style-name="P4">
<draw:frame draw:style-name="fr1" draw:name="Image97" text:anchor-type="as-char" svg:width="6.9236in" svg:height="3.892602in" draw:z-index="0">
<draw:image xlink:href="../Images/yкринформ/2023-05-16T16-27-54-03-00/1684243564-927.jpg" xlink:type="simple" xlink:show="embed" xlink:actuate="onLoad" draw:mime-type="image/jpeg"/>
</draw:frame>
通常，该地区是<text:a xlink:type="simple" xlink:href="https://www.ukrinform.ua/tag-evakuacia" text:style-name="Internet_20_link" text:visited-style-name="Visited_20_Internet_20_Link">
</text:a>
901人，无论是通过河流洪水还是通过可能的山体滑坡。</text:p>
      <text:p text:style-name="P4">
现在，大多数撤离者都在拉文纳省，这已经对5月初的恶劣天气感到非常惊讶。</text:p>
      <text:p text:style-name="P4">
<text:span text:style-name="T4">
另请阅读：</text:span>
 <text:a xlink:type="simple" xlink:href="https://www.ukrinform.ua/rubric-world/3706645-u-najbilsomu-misti-novoi-zelandii-ogolosili-nadzvicajnij-stan-cerez-povin.html" text:style-name="Internet_20_link" text:visited-style-name="Visited_20_Internet_20_Link">
<text:span text:style-name="T4">
洪水</text:span>
</text:a>
由于该地区的恶劣天气，铁轨连接被与Ryminido Bologna和Ravenna的指示停止。</text:p>
      <text:p text:style-name="P4">
News Source: <text:a xlink:type="simple" xlink:href="https://www.ukrinform.ua/rubric-world/3710044-na-pivnoci-italii-cerez-povin-evakuuut-naselenna.html" text:style-name="Internet_20_link" text:visited-style-name="Visited_20_Internet_20_Link">
https://www.ukrinform.ua/rubric-world/3710044-na-pivnoci-italii-cerez-povin-evakuuut-naselenna.html</text:a>
</text:p>
      <!--NEWS-->
      <text:h text:style-name="P10" text:outline-level="1">
<text:span text:style-name="T4">
Navi失去了恶心，从CS的最后一名专业飞来飞去：GO</text:span>
</text:h>
      <text:p text:style-name="P4">
作者: Ukrinform (Person)</text:p>
      <text:p text:style-name="P4">
出版商: Укринформ (Organization)</text:p>
      <text:p text:style-name="P4">
出版时间: 2023-05-16T16:32:03+03:00</text:p>
      <text:p text:style-name="P4">
修改时间: 2023-05-16T16:32:03+03:00</text:p>
      <text:p text:style-name="P4">
描述: 在上一场比赛中，纳维失去了蒙特。  - 乌克林。</text:p>
      <text:p text:style-name="P4">
图片: ["<text:a xlink:type="simple" xlink:href="https://static.ukrinform.com/photos/2023_05/thumb_files/630_360_1684243872-359.jpg" text:style-name="Internet_20_link" text:visited-style-name="Visited_20_Internet_20_Link">
630_360_16842...</text:a>
"]</text:p>
      <text:p text:style-name="P4">
标签: ['кіберспорт']</text:p>
      <text:p text:style-name="P4">
类型: Article</text:p>
      <!--METADATA-->
      <text:p text:style-name="P4">
<draw:frame draw:style-name="fr1" draw:name="Image98" text:anchor-type="as-char" svg:width="6.9236in" svg:height="3.956343in" draw:z-index="0">
<draw:image xlink:href="../Images/yкринформ/2023-05-16T16-32-03-03-00/630_360_1684243872-359.jpg" xlink:type="simple" xlink:show="embed" xlink:actuate="onLoad" draw:mime-type="image/jpeg"/>
</draw:frame>
纳维失去了蒙特。</text:p>
      <text:p text:style-name="P4">
乌克林福姆报道，在传奇舞台的决定性比赛中，纳维在2023年的Blastparis Major 2023年被击败。</text:p>
      <text:p text:style-name="P4">
纳维以1：2的比分被击败。 乌克兰队离开了比赛。 对Runts的玩家感到沮丧。</text:p>
      <text:p text:style-name="P4">
爆炸巴黎少校将持续到5月21日。 该奖金为125万美元，获胜者将在2023年IEM Cologne和Blast Premier Wirld决赛上获得一个股票。</text:p>
      <text:p text:style-name="P4">
比赛分为第3阶段：“竞争者”，“传奇”和“冠军”(游戏). Плей-оф пройде за правилами Single Elimination, усі матчі – best-of-3.</text:p>
      <text:p text:style-name="P4">
<text:span text:style-name="T4">
Читайте також:</text:span>
 <text:a xlink:type="simple" xlink:href="https://www.ukrinform.ua/rubric-sports/3709571-monte-vijsli-v-plejoff-blasttv-paris-major-2023.html" text:style-name="Internet_20_link" text:visited-style-name="Visited_20_Internet_20_Link">
 </text:a>
根据乌克林福姆的说法，蒙特在先前的Navi比赛中输了。</text:p>
      <text:p text:style-name="P4">
照片：盖蒂图像</text:p>
      <text:p text:style-name="P4">
News Source: <text:a xlink:type="simple" xlink:href="https://www.ukrinform.ua/rubric-sports/3710048-navi-prograli-faze-i-viletili-z-ostannogo-mazoru-z-csgo.html" text:style-name="Internet_20_link" text:visited-style-name="Visited_20_Internet_20_Link">
https://www.ukrinform.ua/rubric-sports/3710048-navi-prograli-faze-i-viletili-z-ostannogo-mazoru-z-csgo.html</text:a>
</text:p>
      <!--NEWS-->
      <text:h text:style-name="P10" text:outline-level="1">
<text:span text:style-name="T4">
Rivne，Rivnenska Oblast，Khmelnytska Oblast（22:34）。 红色警报：空中威胁。 警报声音...</text:span>
</text:h>
      <text:p text:style-name="P4">
作者: liveuamap (Language: en)</text:p>
      <text:p text:style-name="P4">
时间: 2023-05-16T16:36:00</text:p>
      <text:p text:style-name="P4">
地点: Rivne (Latitude:50.6034645 Longtitude:26.258693168487)</text:p>
      <text:p text:style-name="P4">
视频: []</text:p>
      <text:p text:style-name="P4">
图片: []</text:p>
      <text:p text:style-name="P4">
标签: ["Europe", "Central and Eastern Europe"]</text:p>
      <text:p text:style-name="P4">
Id: 22563380</text:p>
      <!--METADATA-->
      <text:p text:style-name="P4">
里肯(Rivne)，赫梅尔尼特(Khmelnytsky)地区(22:34). Red Alert: aerial threat.Sirens sounding. Take cover now!</text:p>
      <text:p text:style-name="P4">
News Collection Link: <text:a xlink:type="simple" xlink:href="https://liveuamap.com/en/2023/16-may-rivne-rivnenska-oblast-khmelnytska-oblg" text:style-name="Internet_20_link" text:visited-style-name="Visited_20_Internet_20_Link">
https://liveuamap.com/en/2023/16-may-rivne-rivnenska-oblast-khmelnytska-oblg</text:a>
</text:p>
      <text:p text:style-name="P4">
News Source: <text:a xlink:type="simple" xlink:href="https://t.me/air_alert_ua/45606" text:style-name="Internet_20_link" text:visited-style-name="Visited_20_Internet_20_Link">
https://t.me/air_alert_ua/45606</text:a>
</text:p>
      <!--NEWS-->
      <text:h text:style-name="P10" text:outline-level="1">
<text:span text:style-name="T4">
维也纳的乌克兰星期六学校的学生参加了伊万·马克库克（Ivan Marchuk）的展览</text:span>
</text:h>
      <text:p text:style-name="P4">
作者: Ukrinform (Person)</text:p>
      <text:p text:style-name="P4">
出版商: Укринформ (Organization)</text:p>
      <text:p text:style-name="P4">
出版时间: 2023-05-16T16:38:00+03:00</text:p>
      <text:p text:style-name="P4">
修改时间: 2023-05-16T16:38:00+03:00</text:p>
      <text:p text:style-name="P4">
描述: 维也纳乌克兰星期六学校的学生参观了最著名的乌克兰现代艺术家Ivan Marchuk之一的展览。  - 乌克林。</text:p>
      <text:p text:style-name="P4">
图片: ["<text:a xlink:type="simple" xlink:href="https://static.ukrinform.com/photos/2023_05/thumb_files/630_360_1684244022-199.jpg" text:style-name="Internet_20_link" text:visited-style-name="Visited_20_Internet_20_Link">
630_360_16842...</text:a>
", "<text:a xlink:type="simple" xlink:href="https://static.ukrinform.com/photos/2023_05/1684244054-357.jpg" text:style-name="Internet_20_link" text:visited-style-name="Visited_20_Internet_20_Link">
1684244054-35...</text:a>
", "<text:a xlink:type="simple" xlink:href="https://static.ukrinform.com/photos/2023_05/1684244070-383.jpg" text:style-name="Internet_20_link" text:visited-style-name="Visited_20_Internet_20_Link">
1684244070-38...</text:a>
", "<text:a xlink:type="simple" xlink:href="https://static.ukrinform.com/photos/2023_05/1684244107-559.jpg" text:style-name="Internet_20_link" text:visited-style-name="Visited_20_Internet_20_Link">
1684244107-55...</text:a>
", "<text:a xlink:type="simple" xlink:href="https://static.ukrinform.com/photos/2023_05/1684244147-800.jpg" text:style-name="Internet_20_link" text:visited-style-name="Visited_20_Internet_20_Link">
1684244147-80...</text:a>
"]</text:p>
      <text:p text:style-name="P4">
标签: ['Австрія', 'Діаспора', 'Діти', 'Іван Марчук', 'Культура', 'Школа', 'Виставка', 'Мистецтво', 'Відень']</text:p>
      <text:p text:style-name="P4">
类型: Article</text:p>
      <!--METADATA-->
      <text:p text:style-name="P4">
<draw:frame draw:style-name="fr1" draw:name="Image99" text:anchor-type="as-char" svg:width="6.9236in" svg:height="3.956343in" draw:z-index="0">
<draw:image xlink:href="../Images/yкринформ/2023-05-16T16-38-00-03-00/630_360_1684244022-199.jpg" xlink:type="simple" xlink:show="embed" xlink:actuate="onLoad" draw:mime-type="image/jpeg"/>
</draw:frame>
维也纳乌克兰星期六学校的学生参观了一位熟悉的乌克兰现代艺术家伊万·马尔克克(Ivan Marchuk)的展览反应。</text:p>
      <text:p text:style-name="P4">
根据乌克林福姆的说法，该学校报告了其<text:a xlink:type="simple" xlink:href="https://www.facebook.com/UkrSchuleWien/posts/pfbid02Tvxw38X2SMHGvxufvT8ogJ7UqZgWnGr5U5LT2hPXfkMR6Htg6VPEMTnWHXkDrfbFl" text:style-name="Internet_20_link" text:visited-style-name="Visited_20_Internet_20_Link">
</text:a>
.</text:p>
      <text:p text:style-name="P4">
<draw:frame draw:style-name="fr1" draw:name="Image100" text:anchor-type="as-char" svg:width="6.9236in" svg:height="3.89773in" draw:z-index="0">
<draw:image xlink:href="../Images/yкринформ/2023-05-16T16-38-00-03-00/1684244054-357.jpg" xlink:type="simple" xlink:show="embed" xlink:actuate="onLoad" draw:mime-type="image/jpeg"/>
</draw:frame>
“才华横溢的Jana Hrynov，迷人的Martha Prymak和非凡的Veronica Bodeskoskoskoskovkovkovkovkovkovkovkovkovkovkovkovkovkovkovkovkovkovkovkovkovkovkovkovkovkovkovkovkovkov，从一年级到十一年级，个人浏览，个人浏览，使他们熟悉艺术家的生活和创造性道路，并告诉他作者的表演技术，在这种表演方面，在表演上平衡，在平衡的表演中，平衡了平衡，平衡的是平衡的，这是”人工制作和技术水龙头的边缘。 感谢讲座的有趣和有用的信息以及耐心。”</text:p>
      <text:p text:style-name="P4">
<draw:frame draw:style-name="fr1" draw:name="Image101" text:anchor-type="as-char" svg:width="6.9236in" svg:height="6.013275in" draw:z-index="0">
<draw:image xlink:href="../Images/yкринформ/2023-05-16T16-38-00-03-00/1684244070-383.jpg" xlink:type="simple" xlink:show="embed" xlink:actuate="onLoad" draw:mime-type="image/jpeg"/>
</draw:frame>
游览结束时，伊万·马尔库克(Ivan Marchuk)本人在画廊见面。 艺术家以87周年纪念日向艺术家致意。 他们希望他身体健康，创造性的灵感，令人难以置信的情绪和宁静的天空和宁静的夏天。</text:p>
      <text:p text:style-name="P4">
<draw:frame draw:style-name="fr1" draw:name="Image102" text:anchor-type="as-char" svg:width="6.9236in" svg:height="5.1927in" draw:z-index="0">
<draw:image xlink:href="../Images/yкринформ/2023-05-16T16-38-00-03-00/1684244107-559.jpg" xlink:type="simple" xlink:show="embed" xlink:actuate="onLoad" draw:mime-type="image/jpeg"/>
</draw:frame>
学校感谢Marchuk先生的创造力，对文化学校的宝贵贡献以及对世界上祖国的荣耀。</text:p>
      <text:p text:style-name="P4">
<draw:frame draw:style-name="fr1" draw:name="Image103" text:anchor-type="as-char" svg:width="6.9236in" svg:height="5.1927in" draw:z-index="0">
<draw:image xlink:href="../Images/yкринформ/2023-05-16T16-38-00-03-00/1684244147-800.jpg" xlink:type="simple" xlink:show="embed" xlink:actuate="onLoad" draw:mime-type="image/jpeg"/>
</draw:frame>
值得注意的是，由于塔玛里·里布科(Tamari Ribko)的支持，学生们能够参观展览。</text:p>
      <text:p text:style-name="P4">
我们将提醒，三天的展览伊万·马尔克克(Ivan Marchuk)关于乌克兰的作品以及其人民的非意识<text:a xlink:type="simple" xlink:href="https://www.ukrinform.ua/rubric-culture/3708563-u-vidni-vistavili-150-tvoriv-ivana-marcuka-v-den-87litta-hudoznika.html" text:style-name="Internet_20_link" text:visited-style-name="Visited_20_Internet_20_Link">
</text:a>
5月12日在奥地利首都。  照片：维也纳 / Facebook的乌克兰星期六学校</text:p>
      <text:p text:style-name="P4">
News Source: <text:a xlink:type="simple" xlink:href="https://www.ukrinform.ua/rubric-diaspora/3710049-ucni-ukrainskoi-subotnoi-skoli-u-vidni-vidvidali-vistavku-ivana-marcuka.html" text:style-name="Internet_20_link" text:visited-style-name="Visited_20_Internet_20_Link">
https://www.ukrinform.ua/rubric-diaspora/3710049-ucni-ukrainskoi-subotnoi-skoli-u-vidni-vidvidali-vistavku-ivana-marcuka.html</text:a>
</text:p>
      <!--NEWS-->
      <text:h text:style-name="P10" text:outline-level="1">
<text:span text:style-name="T4">
切尔尼维西地区特尔诺皮尔地区Ternopil（22：中学）。 红色ALRT：空中tchretate。 警笛所以...</text:span>
</text:h>
      <text:p text:style-name="P4">
作者: liveuamap (Language: en)</text:p>
      <text:p text:style-name="P4">
时间: 2023-05-16T16:38:00</text:p>
      <text:p text:style-name="P4">
地点: Ternopil (Latitude:49.55342000 Longtitude:25.58918000)</text:p>
      <text:p text:style-name="P4">
视频: []</text:p>
      <text:p text:style-name="P4">
图片: []</text:p>
      <text:p text:style-name="P4">
标签: ["Europe", "Central and Eastern Europe"]</text:p>
      <text:p text:style-name="P4">
Id: 22563381</text:p>
      <!--METADATA-->
      <text:p text:style-name="P4">
切尔尼维斯地区特尔诺皮尔地区特尔诺比尔地区(22:36). Red Alert: aerialthreat. Sirens sounding. Take cover now!</text:p>
      <text:p text:style-name="P4">
News Collection Link: <text:a xlink:type="simple" xlink:href="https://liveuamap.com/en/2023/16-may-ternopil-ternopilska-oblast-chernivetsg" text:style-name="Internet_20_link" text:visited-style-name="Visited_20_Internet_20_Link">
https://liveuamap.com/en/2023/16-may-ternopil-ternopilska-oblast-chernivetsg</text:a>
</text:p>
      <text:p text:style-name="P4">
News Source: <text:a xlink:type="simple" xlink:href="https://t.me/air_alert_ua/45608" text:style-name="Internet_20_link" text:visited-style-name="Visited_20_Internet_20_Link">
https://t.me/air_alert_ua/45608</text:a>
</text:p>
      <!--NEWS-->
      <text:h text:style-name="P10" text:outline-level="1">
<text:span text:style-name="T4">
Dzhokovich在罗马的大师赛系列赛上创造了新纪录</text:span>
</text:h>
      <text:p text:style-name="P4">
作者: Ukrinform (Person)</text:p>
      <text:p text:style-name="P4">
出版商: Укринформ (Organization)</text:p>
      <text:p text:style-name="P4">
出版时间: 2023-05-16T16:40:20+03:00</text:p>
      <text:p text:style-name="P4">
修改时间: 2023-05-16T16:40:20+03:00</text:p>
      <text:p text:style-name="P4">
描述: 两项成就遵守了塞族。  - 乌克林。</text:p>
      <text:p text:style-name="P4">
图片: ["<text:a xlink:type="simple" xlink:href="https://static.ukrinform.com/photos/2023_05/thumb_files/630_360_1684244346-332.jpg" text:style-name="Internet_20_link" text:visited-style-name="Visited_20_Internet_20_Link">
630_360_16842...</text:a>
"]</text:p>
      <text:p text:style-name="P4">
标签: ['Теніс', 'Новак Джокович']</text:p>
      <text:p text:style-name="P4">
类型: Article</text:p>
      <!--METADATA-->
      <text:p text:style-name="P4">
<draw:frame draw:style-name="fr1" draw:name="Image104" text:anchor-type="as-char" svg:width="6.9236in" svg:height="3.956343in" draw:z-index="0">
<draw:image xlink:href="../Images/yкринформ/2023-05-16T16-40-20-03-00/630_360_1684244346-332.jpg" xlink:type="simple" xlink:show="embed" xlink:actuate="onLoad" draw:mime-type="image/jpeg"/>
</draw:frame>
已经取得了两个成就。</text:p>
      <text:p text:style-name="P4">
塞尔维亚网球运动员诺瓦克·德兹霍科维奇(Novak Dzhokovich)在罗马大师赛的ATR锦标赛上(意大利)报道说，1/8结局阶段已经成功过去。</text:p>
      <text:p text:style-name="P4">
德约科维奇(Djokovich)在英国的两套比赛中击败了凯梅隆·诺里(Kemeron Norry)-6：3，6：4。</text:p>
      <text:p text:style-name="P4">
诺瓦克(Novak)成为罗马锦标赛四分之一决赛的参与者，成为第一位在同一系列赛中17次进入17次决赛17次的球员。</text:p>
      <text:p text:style-name="P4">
此外，诺瓦克(Novak)成为历史上第一个在所有类别的ATR比赛中连续达到17次裂痕的人。</text:p>
      <text:p text:style-name="P4">
在罗马塞族的比赛的四分之一决赛中，将与获胜者一起比赛(澳大利亚)-Holler符文(丹麦).</text:p>
      <text:p text:style-name="P4">
<text:span text:style-name="T4">
Читайте також:</text:span>
 <text:a xlink:type="simple" xlink:href="https://www.ukrinform.ua/rubric-sports/3710021-ludmila-kicenok-vijsla-u-cvertfinal-parnogo-turniru-wta-u-rimi.html" text:style-name="Internet_20_link" text:visited-style-name="Visited_20_Internet_20_Link">
 <text:span text:style-name="T4">
Кіченок</text:span>
 </text:a>
根据乌克林福姆的说法，Lyudmila Kichenok和Olena Ostapenko进入了罗马的WTA配对锦标赛1/4决赛。</text:p>
      <text:p text:style-name="P4">
照片：盖蒂图像</text:p>
      <text:p text:style-name="P4">
News Source: <text:a xlink:type="simple" xlink:href="https://www.ukrinform.ua/rubric-sports/3710050-dzokovic-vstanoviv-novij-rekord-na-turniri-atr-serii-masters-u-rimi.html" text:style-name="Internet_20_link" text:visited-style-name="Visited_20_Internet_20_Link">
https://www.ukrinform.ua/rubric-sports/3710050-dzokovic-vstanoviv-novij-rekord-na-turniri-atr-serii-masters-u-rimi.html</text:a>
</text:p>
      <!--NEWS-->
      <text:h text:style-name="P10" text:outline-level="1">
<text:span text:style-name="T4">
俄罗斯联邦的杜马州否认了欧洲普通武装部队的条约</text:span>
</text:h>
      <text:p text:style-name="P4">
作者: Ukrinform (Person)</text:p>
      <text:p text:style-name="P4">
出版商: Укринформ (Organization)</text:p>
      <text:p text:style-name="P4">
出版时间: 2023-05-16T16:44:00+03:00</text:p>
      <text:p text:style-name="P4">
修改时间: 2023-05-16T16:44:00+03:00</text:p>
      <text:p text:style-name="P4">
描述: 俄罗斯杜马州通过了谴责欧洲普通武装部队条约（DZSE）的法律。  - 乌克林。</text:p>
      <text:p text:style-name="P4">
图片: ["<text:a xlink:type="simple" xlink:href="https://static.ukrinform.com/photos/2016_12/thumb_files/630_360_1482326512-5954.jpg" text:style-name="Internet_20_link" text:visited-style-name="Visited_20_Internet_20_Link">
630_360_14823...</text:a>
"]</text:p>
      <text:p text:style-name="P4">
标签: ['Європа', 'Держдума РФ', 'Росія']</text:p>
      <text:p text:style-name="P4">
类型: Article</text:p>
      <!--METADATA-->
      <text:p text:style-name="P4">
<draw:frame draw:style-name="fr1" draw:name="Image105" text:anchor-type="as-char" svg:width="6.9236in" svg:height="3.956343in" draw:z-index="0">
<draw:image xlink:href="../Images/yкринформ/2023-05-16T16-44-00-03-00/630_360_1482326512-5954.jpg" xlink:type="simple" xlink:show="embed" xlink:actuate="onLoad" draw:mime-type="image/jpeg"/>
</draw:frame>
俄罗斯州杜马通过了关于谴责该条约的法律(耶兹).</text:p>
      <text:p text:style-name="P4">
Як передає Укрінформ, про це повідомляє <text:a xlink:type="simple" xlink:href="https://www.interfax.ru/russia/901662" text:style-name="Internet_20_link" text:visited-style-name="Visited_20_Internet_20_Link">
</text:a>
。</text:p>
      <text:p text:style-name="P4">
可以澄清的是，俄罗斯SZE总统丹斯的法律项目已于5月10日获得支持。</text:p>
      <text:p text:style-name="P4">
在讨论期间，州杜马国防委员会主席安德里·卡特波夫洛夫(Andriy Kartpovlov)，该条约的派别是“这是我们的事件的信号，北约国家都不是与协议合作伙伴达成的同意。有责任。”</text:p>
      <text:p text:style-name="P4">
后来，俄罗斯副外交大臣谢尔盖·瑞巴科夫(Sergey Ryabkov)<text:a xlink:type="simple" xlink:href="https://www.interfax.ru/russia/901669" text:style-name="Internet_20_link" text:visited-style-name="Visited_20_Internet_20_Link">
</text:a>
完成欧洲普通武装部队条约的退出过程大约需要半年。</text:p>
      <text:p text:style-name="P4">
<text:span text:style-name="T4">
另请阅读：</text:span>
 <text:a xlink:type="simple" xlink:href="https://www.ukrinform.ua/rubric-world/3707235-rosia-gotuetsa-ostatocno-vijti-z-dogovoru-pro-zvicajni-zbrojni-sili-u-evropi.html" text:style-name="Internet_20_link" text:visited-style-name="Visited_20_Internet_20_Link">
</text:a>
据报道，2007年7月13日，俄罗斯总统弗拉基米尔·普京(Vladimir Putin)Signatavukaz“暂停了俄罗斯在欧洲及其相关国际条约的俄罗斯普通武装部队协定联合会，” 2007年11月29日，采用了一项相关法律。</text:p>
      <text:p text:style-name="P4">
随后，2015年3月10日，<text:a xlink:type="simple" xlink:href="https://www.ukrinform.ua/tag-rosia" text:style-name="Internet_20_link" text:visited-style-name="Visited_20_Internet_20_Link">
</text:a>
根据欧洲普通武装部队协议，她在联合咨询小组会议上宣布了暂停。 同时，俄罗斯仍然是该条约的一部分。</text:p>
      <text:p text:style-name="P4">
DZSE于1990年11月19日在巴黎签署由北约成员国和6个成员国的代表签署(ATS)也就是说，苏联和五个苏联卫星。 1992年11月9日，社会主义营地，ATS和苏联崩溃后，DZSE收购。</text:p>
      <text:p text:style-name="P4">
News Source: <text:a xlink:type="simple" xlink:href="https://www.ukrinform.ua/rubric-world/3710051-derzduma-rf-denonsuvala-dogovir-pro-zvicajni-zbrojni-sili-v-evropi.html" text:style-name="Internet_20_link" text:visited-style-name="Visited_20_Internet_20_Link">
https://www.ukrinform.ua/rubric-world/3710051-derzduma-rf-denonsuvala-dogovir-pro-zvicajni-zbrojni-sili-v-evropi.html</text:a>
</text:p>
      <!--NEWS-->
      <text:h text:style-name="P10" text:outline-level="1">
<text:span text:style-name="T4">
谁敦促在医疗保健领域使用人工智能</text:span>
</text:h>
      <text:p text:style-name="P4">
作者: Ukrinform (Person)</text:p>
      <text:p text:style-name="P4">
出版商: Укринформ (Organization)</text:p>
      <text:p text:style-name="P4">
出版时间: 2023-05-16T16:47:00+03:00</text:p>
      <text:p text:style-name="P4">
修改时间: 2023-05-16T16:47:00+03:00</text:p>
      <text:p text:style-name="P4">
描述: 世界卫生组织（WHO）在使用人工健康智能时呼吁谨慎，因为AI使用的数据可能会偏向或不按预期使用。  - 乌克林。</text:p>
      <text:p text:style-name="P4">
图片: ["<text:a xlink:type="simple" xlink:href="https://static.ukrinform.com/photos/2018_06/thumb_files/630_360_1528650363-6726.jpg" text:style-name="Internet_20_link" text:visited-style-name="Visited_20_Internet_20_Link">
630_360_15286...</text:a>
"]</text:p>
      <text:p text:style-name="P4">
标签: ['Медицина', 'Технології', 'ВООЗ', 'Штучний інтелект']</text:p>
      <text:p text:style-name="P4">
类型: Article</text:p>
      <!--METADATA-->
      <text:p text:style-name="P4">
<draw:frame draw:style-name="fr1" draw:name="Image106" text:anchor-type="as-char" svg:width="6.9236in" svg:height="3.956343in" draw:z-index="0">
<draw:image xlink:href="../Images/yкринформ/2023-05-16T16-47-00-03-00/630_360_1528650363-6726.jpg" xlink:type="simple" xlink:show="embed" xlink:actuate="onLoad" draw:mime-type="image/jpeg"/>
</draw:frame>
世界卫生组织(WHO)在医疗保健领域使用健康智能时，她呼吁谨慎，因为所使用的数据可能是有偏见或不用于预期目的的。</text:p>
      <text:p text:style-name="P4">
关于它报告<text:a xlink:type="simple" xlink:href="https://www.reuters.com/technology/who-warns-against-bias-misinformation-using-ai-healthcare-2023-05-16/" text:style-name="Internet_20_link" text:visited-style-name="Visited_20_Internet_20_Link">
</text:a>
，报道乌克林福姆。</text:p>
      <text:p text:style-name="P4">
谁说潜力是热情地感知的<text:a xlink:type="simple" xlink:href="https://www.ukrinform.ua/tag-stucnij-intelekt" text:style-name="Internet_20_link" text:visited-style-name="Visited_20_Internet_20_Link">
</text:a>
，但他们担心如何将其用于改善信息的访问，作为支持决策和改善诊断的工具。</text:p>
      <text:p text:style-name="P4">
该组织强调，用于教授人工智能的数据可能是偏见，欺骗性的或不准确的。</text:p>
      <text:p text:style-name="P4">
谁认为有必要评估使用Aschatgpt的工具和公共卫生保护的风险。</text:p>
      <text:p text:style-name="P4">
<text:span text:style-name="T4">
另请阅读：</text:span>
 <text:a xlink:type="simple" xlink:href="https://www.ukrinform.ua/rubric-technology/3710002-rasmussen-zaklikae-vstanoviti-miznarodni-standarti-vikoristanna-stucnogo-intelektu.html" text:style-name="Internet_20_link" text:visited-style-name="Visited_20_Internet_20_Link">
<text:span text:style-name="T4">
 rasmussen </text:span>
</text:a>
谁保留的是在人工知识计划如何获得流行的背景下进行的。 该机构写道，技术已经被认为可以改变公司和社会的工作。</text:p>
      <text:p text:style-name="P4">
作为 <text:a xlink:type="simple" xlink:href="https://www.ukrinform.ua/rubric-technology/3678846-mincifri-rozgladae-mozlivosti-chatgpt-u-rozvitku-cifrovoi-infrastrukturi.html" text:style-name="Internet_20_link" text:visited-style-name="Visited_20_Internet_20_Link">
 </text:a>
，农场转型部认为Chatgpt在改善数字基础设施的国家管理和发展方面的可能性。</text:p>
      <text:p text:style-name="P4">
News Source: <text:a xlink:type="simple" xlink:href="https://www.ukrinform.ua/rubric-technology/3710056-vooz-zaklikala-oberezno-vikoristovuvati-stucnij-intelekt-u-sferi-ohoroni-zdorova.html" text:style-name="Internet_20_link" text:visited-style-name="Visited_20_Internet_20_Link">
https://www.ukrinform.ua/rubric-technology/3710056-vooz-zaklikala-oberezno-vikoristovuvati-stucnij-intelekt-u-sferi-ohoroni-zdorova.html</text:a>
</text:p>
      <!--NEWS-->
      <text:h text:style-name="P10" text:outline-level="1">
<text:span text:style-name="T4">
知道Shakhtar和Dnipro-1何时举行冠军比赛</text:span>
</text:h>
      <text:p text:style-name="P4">
作者: Ukrinform (Person)</text:p>
      <text:p text:style-name="P4">
出版商: Укринформ (Organization)</text:p>
      <text:p text:style-name="P4">
出版时间: 2023-05-16T16:47:52+03:00</text:p>
      <text:p text:style-name="P4">
修改时间: 2023-05-16T16:47:52+03:00</text:p>
      <text:p text:style-name="P4">
描述: 联盟领导层出版了第29轮的图。  - 乌克林。</text:p>
      <text:p text:style-name="P4">
图片: ["<text:a xlink:type="simple" xlink:href="https://static.ukrinform.com/photos/2023_05/thumb_files/630_360_1684244776-549.jpg" text:style-name="Internet_20_link" text:visited-style-name="Visited_20_Internet_20_Link">
630_360_16842...</text:a>
"]</text:p>
      <text:p text:style-name="P4">
标签: ['Футбол', 'Шахтар', 'Дніпро-1']</text:p>
      <text:p text:style-name="P4">
类型: Article</text:p>
      <!--METADATA-->
      <text:p text:style-name="P4">
<draw:frame draw:style-name="fr1" draw:name="Image107" text:anchor-type="as-char" svg:width="6.9236in" svg:height="3.956343in" draw:z-index="0">
<draw:image xlink:href="../Images/yкринформ/2023-05-16T16-47-52-03-00/630_360_1684244776-549.jpg" xlink:type="simple" xlink:show="embed" xlink:actuate="onLoad" draw:mime-type="image/jpeg"/>
</draw:frame>
联盟领导层出版了第29轮的图。</text:p>
      <text:p text:style-name="P4">
乌克兰英超联赛批准了乌克兰锦标赛第29轮的时间表，该冠军将与直接竞争对手在Upl-Shakhtar和Dnipro-1中赢得胜利，这是相应的时间表<text:a xlink:type="simple" xlink:href="https://upl.ua/ua/news/view/7291" text:style-name="Internet_20_link" text:visited-style-name="Visited_20_Internet_20_Link">
</text:a>
乌克林福姆报道，该组织的新闻服务。</text:p>
      <text:p text:style-name="P4">
矿工和DNIEPER是乌克兰Torge中的第一和第二名。 在Shakhtar和Dnipro-1终点之前的四轮得分分别为63分和61分。</text:p>
      <text:p text:style-name="P4">
本赛季结束时，乌克兰总理“ Shakhtar”的现任领导人将与主要竞争对手的竞争者保持警惕。 这种重力将在乌克兰锦标赛的倒数第二轮中。</text:p>
      <text:p text:style-name="P4">
根据UPL发布的时间表，可能是“金” Shakhtar比赛 - “ Dnipro -1”计划于5月28日星期日举行。 会议开始于15:00的开始。这场比赛将在比赛中进行“亚历山大”和“黎明”。</text:p>
      <text:p text:style-name="P4">
<text:span text:style-name="T4">
另请阅读：</text:span>
 <text:a xlink:type="simple" xlink:href="https://www.ukrinform.ua/rubric-sports/3709472-dovbik-prinis-dnipru1-peremogu-nad-minaem-u-cempionati-premerligi.html" text:style-name="Internet_20_link" text:visited-style-name="Visited_20_Internet_20_Link">
</text:a>
正如乌克林福姆报道的那样，由于俄罗斯的全面入侵开始，乌克兰锦标赛先前的得分提前提前，首先是Shakhtar完成的比赛。</text:p>
      <text:p text:style-name="P4">
照片：UPL.UA</text:p>
      <text:p text:style-name="P4">
News Source: <text:a xlink:type="simple" xlink:href="https://www.ukrinform.ua/rubric-sports/3710052-vidomo-koli-sahtar-i-dnipro1-provedut-cempionskij-matc.html" text:style-name="Internet_20_link" text:visited-style-name="Visited_20_Internet_20_Link">
https://www.ukrinform.ua/rubric-sports/3710052-vidomo-koli-sahtar-i-dnipro1-provedut-cempionskij-matc.html</text:a>
</text:p>
      <!--NEWS-->
      <text:h text:style-name="P10" text:outline-level="1">
<text:span text:style-name="T4">
Zelenskaya与韩国总统讨论了防空的需求</text:span>
</text:h>
      <text:p text:style-name="P4">
作者: Ukrinform (Person)</text:p>
      <text:p text:style-name="P4">
出版商: Укринформ (Organization)</text:p>
      <text:p text:style-name="P4">
出版时间: 2023-05-16T16:59:26+03:00</text:p>
      <text:p text:style-name="P4">
修改时间: 2023-05-16T16:59:26+03:00</text:p>
      <text:p text:style-name="P4">
描述: 总统的妻子奥琳娜·泽伦斯卡亚（Olena Zelenskaya）与大韩民国总统jun jol jol讨论了对防空和矿山技术的需求。  - 乌克林。</text:p>
      <text:p text:style-name="P4">
图片: ["<text:a xlink:type="simple" xlink:href="https://static.ukrinform.com/photos/2023_05/thumb_files/630_360_1684245296-834.jpg" text:style-name="Internet_20_link" text:visited-style-name="Visited_20_Internet_20_Link">
630_360_16842...</text:a>
", "<text:a xlink:type="simple" xlink:href="https://static.ukrinform.com/photos/2023_05/1684245296-226.jpg" text:style-name="Internet_20_link" text:visited-style-name="Visited_20_Internet_20_Link">
1684245296-22...</text:a>
", "<text:a xlink:type="simple" xlink:href="https://static.ukrinform.com/photos/2023_05/1684245296-943.jpg" text:style-name="Internet_20_link" text:visited-style-name="Visited_20_Internet_20_Link">
1684245296-94...</text:a>
", "<text:a xlink:type="simple" xlink:href="https://static.ukrinform.com/photos/2023_05/1684245295-871.jpg" text:style-name="Internet_20_link" text:visited-style-name="Visited_20_Internet_20_Link">
1684245295-87...</text:a>
"]</text:p>
      <text:p text:style-name="P4">
标签: ['Корея', 'Олена Зеленська', 'Війна з Росією', 'ППО']</text:p>
      <text:p text:style-name="P4">
类型: Article</text:p>
      <!--METADATA-->
      <text:p text:style-name="P4">
<draw:frame draw:style-name="fr1" draw:name="Image108" text:anchor-type="as-char" svg:width="6.9236in" svg:height="3.956343in" draw:z-index="0">
<draw:image xlink:href="../Images/yкринформ/2023-05-16T16-59-26-03-00/630_360_1684245296-834.jpg" xlink:type="simple" xlink:show="embed" xlink:actuate="onLoad" draw:mime-type="image/jpeg"/>
</draw:frame>
总统的妻子Olena Zelenskaya与大韩民国总统Jun Sokiol讨论了对防空和矿山技术的需求。</text:p>
      <text:p text:style-name="P4">
正如乌克林福姆报道的那样，Zelenskaya在[]中写道(https://www.facebook.com/olenazelenska.official/posts/pfbid08KemymcDpww7rm4dDBwpKUxVUUV49ACtTaDkdGoVsyDNnR9rm7JpXjTPnhR8s3Rsl).</text:p>
      <text:p text:style-name="P4">
«Розпочала візит до Республіки Корея для участі в конференції «Азійськелідерство» із зустрічі з Президентом країни Юн Сок Йолем», - зазначилаЗеленська.</text:p>
      <text:p text:style-name="P4">
Перша леді подякувала за підтримку формули миру Президента України ВолодимираЗеленського – її пункти стали основою «Принципів Статуту ООН, що лежать воснові всеохоплюючого справедливого та сталого миру в Україні», ухваленихнедавно Генасамблеєю за активної участі Республіки Корея.</text:p>
      <text:p text:style-name="P4">
<text:span text:style-name="T4">
Читайте також:</text:span>
 <text:a xlink:type="simple" xlink:href="https://www.ukrinform.ua/rubric-polytics/3709879-zelenska-u-seuli-zustrilasa-iz-prezidentom-pivdennoi-korei.html" text:style-name="Internet_20_link" text:visited-style-name="Visited_20_Internet_20_Link">
 <text:span text:style-name="T4">
Зеленська</text:span>
 </text:a>
</text:p>
      <text:p text:style-name="P4">
<draw:frame draw:style-name="fr1" draw:name="Image109" text:anchor-type="as-char" svg:width="6.9236in" svg:height="4.615733in" draw:z-index="0">
<draw:image xlink:href="../Images/yкринформ/2023-05-16T16-59-26-03-00/1684245296-226.jpg" xlink:type="simple" xlink:show="embed" xlink:actuate="onLoad" draw:mime-type="image/jpeg"/>
</draw:frame>
“现在，我们还需要该国著名的技术的帮助。 第一副总理 - 乌克兰尤利亚·斯维里德科(ulia Yulia Sviridenko)的经济部和总统办公室副负责人罗斯托斯拉夫·舒尔玛(Rostislav Shurma)与总统定居，需要飞机阻止杀伤局国家。 我们还需要手段来挖掘俄罗斯在我们的领土和医疗设备中留下的口味 - 以营救那些受到袭击者伤害的人。” Zelenska强调。</text:p>
      <text:p text:style-name="P4">
<draw:frame draw:style-name="fr1" draw:name="Image110" text:anchor-type="as-char" svg:width="6.9236in" svg:height="4.615733in" draw:z-index="0">
<draw:image xlink:href="../Images/yкринформ/2023-05-16T16-59-26-03-00/1684245296-943.jpg" xlink:type="simple" xlink:show="embed" xlink:actuate="onLoad" draw:mime-type="image/jpeg"/>
</draw:frame>
她强调，他赞赏<text:a xlink:type="simple" xlink:href="https://www.ukrinform.ua/tag-korea" text:style-name="Internet_20_link" text:visited-style-name="Visited_20_Internet_20_Link">
</text:a>
它已经准备好保护乌克兰违反国际法的行为。</text:p>
      <text:p text:style-name="P4">
<draw:frame draw:style-name="fr1" draw:name="Image111" text:anchor-type="as-char" svg:width="6.9236in" svg:height="5.346558in" draw:z-index="0">
<draw:image xlink:href="../Images/yкринформ/2023-05-16T16-59-26-03-00/1684245295-871.jpg" xlink:type="simple" xlink:show="embed" xlink:actuate="onLoad" draw:mime-type="image/jpeg"/>
</draw:frame>
正如乌克兰乌克兰的第一夫人所报道的那样(https://www.ukrinform.ua/rubric-technology/3708893-persa-ledi-ukraini-vistupit-na-avstrijskomu-festivali-cifrovih-tehnologij.html)5月17日，奥地利数字技术技术节的4Gamechangers数字节。</text:p>
      <text:p text:style-name="P4">
<text:span text:style-name="T5">
foto：Elena Zelenska/Facebook</text:span>
</text:p>
      <text:p text:style-name="P4">
News Source: <text:a xlink:type="simple" xlink:href="https://www.ukrinform.ua/rubric-polytics/3710060-zelenska-obgovorila-z-prezidentom-korei-potrebu-u-zasobah-ppo.html" text:style-name="Internet_20_link" text:visited-style-name="Visited_20_Internet_20_Link">
https://www.ukrinform.ua/rubric-polytics/3710060-zelenska-obgovorila-z-prezidentom-korei-potrebu-u-zasobah-ppo.html</text:a>
</text:p>
      <!--NEWS-->
      <text:h text:style-name="P10" text:outline-level="1">
<text:span text:style-name="T4">
国防军每天在塔夫里伊斯克的方向上被摧毁</text:span>
</text:h>
      <text:p text:style-name="P4">
作者: Ukrinform (Person)</text:p>
      <text:p text:style-name="P4">
出版商: Укринформ (Organization)</text:p>
      <text:p text:style-name="P4">
出版时间: 2023-05-16T17:00:34+03:00</text:p>
      <text:p text:style-name="P4">
修改时间: 2023-05-16T17:00:34+03:00</text:p>
      <text:p text:style-name="P4">
描述: 在塔夫里亚国防军的那天，672个火灾任务被完成并摧毁了更多敌人的公司和18架武器和军事装备。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Російські військові', 'Схід України', 'Війна з Росією']</text:p>
      <text:p text:style-name="P4">
类型: Article</text:p>
      <!--METADATA-->
      <text:p text:style-name="P4">
<draw:frame draw:style-name="fr1" draw:name="Image112" text:anchor-type="as-char" svg:width="6.9236in" svg:height="3.956343in" draw:z-index="0">
<draw:image xlink:href="../Images/yкринформ/2023-05-16T17-00-34-03-00/630_360_1680422407-224.png" xlink:type="simple" xlink:show="embed" xlink:actuate="onLoad" draw:mime-type="image/png"/>
</draw:frame>
在塔夫里斯基国防军期间，有672项火灾任务任务了更多敌人的公司和18架武器和军事装备。</text:p>
      <text:p text:style-name="P4">
正如乌克林福姆报道的那样，关于<text:a xlink:type="simple" xlink:href="http://t.me/otarnavskiy/84" text:style-name="Internet_20_link" text:visited-style-name="Visited_20_Internet_20_Link">
</text:a>
Tavriya部队的运营战略小组的记者将军塔尔纳夫斯基。</text:p>
      <text:p text:style-name="P4">
塔尔纳夫斯基说：“敌人将巨大的努力集中在领导Navdiiv和Marinsky的方向上的进攻行动上。在过去的一天中，敌人22次得到了分配。它没有成功，消失了。”</text:p>
      <text:p text:style-name="P4">
据他说，防御故事的导弹部队和炮兵部队完成了672项火灾任务。 这是一场积极的斗争，并且是出于前面确定的计划目的而进行的工作。</text:p>
      <text:p text:style-name="P4">
敌人丧生和受伤的损失不仅仅是他们的嘴。 敌人的18个武器和军事装备被摧毁。 In particular, 6 BMP, 1 tank, 2 UAV Lacet-3, Syliv-01 I PSB, AITOKO RLS, Article-M Rer Station, howitzer 2A-65 “MSTA-B”, the commander added.</text:p>
      <text:p text:style-name="P4">
<text:span text:style-name="T4">
另请阅读：</text:span>
 <text:a xlink:type="simple" xlink:href="https://www.ukrinform.ua/rubric-ato/3709832-sirskij-na-deakih-napramkah-pid-bahmutom-kontrnastupalni-dii.html" text:style-name="Internet_20_link" text:visited-style-name="Visited_20_Internet_20_Link">
<text:span text:style-name="T4">
 bakhmut </text:span>
</text:a>
从乌克林福姆(Ukrinform)报告，从2022年2月24日至2023年16日，约19.9万俄罗斯入侵者，520人 - 在2022年2月24日的过去一天。 也破坏了坦克-3762(+3)，战斗装甲车-7348(+12)，炮兵系统-3150(+13)，RSZV –562，防空设施-316，<text:a xlink:type="simple" xlink:href="https://www.ukrinform.ua/tag-litak" text:style-name="Internet_20_link" text:visited-style-name="Visited_20_Internet_20_Link">
</text:a>
\ -308，直升机-294，无人机操作型级别2732(+12)，Wingedkhet -973，船 /船-18，汽车设备和坦克-6048(+14)，特殊设备-410(+3).</text:p>
      <text:p text:style-name="P4">
News Source: <text:a xlink:type="simple" xlink:href="https://www.ukrinform.ua/rubric-ato/3710061-sili-oboroni-za-dobu-znisili-na-tavrijskomu-napramku-ponad-rotu-rosian.html" text:style-name="Internet_20_link" text:visited-style-name="Visited_20_Internet_20_Link">
https://www.ukrinform.ua/rubric-ato/3710061-sili-oboroni-za-dobu-znisili-na-tavrijskomu-napramku-ponad-rotu-rosian.html</text:a>
</text:p>
      <!--NEWS-->
      <text:h text:style-name="P10" text:outline-level="1">
<text:span text:style-name="T4">
武装部队在巴赫穆特（Bakhmut）的统治下释放了约20公里</text:span>
</text:h>
      <text:p text:style-name="P4">
作者: Ukrinform (Person)</text:p>
      <text:p text:style-name="P4">
出版商: Укринформ (Organization)</text:p>
      <text:p text:style-name="P4">
出版时间: 2023-05-16T17:10:12+03:00</text:p>
      <text:p text:style-name="P4">
修改时间: 2023-05-16T17:10:12+03:00</text:p>
      <text:p text:style-name="P4">
描述: 几天以来，乌克兰军队从巴赫穆特郊区北部和南部约20平方公里的俄罗斯人释放，进行了激烈的战斗。  - 乌克林。</text:p>
      <text:p text:style-name="P4">
图片: ["<text:a xlink:type="simple" xlink:href="https://static.ukrinform.com/photos/2023_03/thumb_files/630_360_1680240754-664.jpg" text:style-name="Internet_20_link" text:visited-style-name="Visited_20_Internet_20_Link">
630_360_16802...</text:a>
"]</text:p>
      <text:p text:style-name="P4">
标签: ['Бахмут', 'Схід України', 'Війна з Росією', 'Ганна Маляр']</text:p>
      <text:p text:style-name="P4">
类型: Article</text:p>
      <!--METADATA-->
      <text:p text:style-name="P4">
<draw:frame draw:style-name="fr1" draw:name="Image113" text:anchor-type="as-char" svg:width="6.9236in" svg:height="3.956343in" draw:z-index="0">
<draw:image xlink:href="../Images/yкринформ/2023-05-16T17-10-12-03-00/630_360_1680240754-664.jpg" xlink:type="simple" xlink:show="embed" xlink:actuate="onLoad" draw:mime-type="image/jpeg"/>
</draw:frame>
几天以来，乌克兰自由从俄罗斯人释放，在巴赫穆特郊区的北部和南部约20平方公里，该国的激烈战斗仍在继续。</text:p>
      <text:p text:style-name="P4">
根据乌克林福姆的说法，国防部副部长安娜·马里亚尔(Anna Malyar)报告了这一点<text:a xlink:type="simple" xlink:href="http://t.me/annamaliar/750" text:style-name="Internet_20_link" text:visited-style-name="Visited_20_Internet_20_Link">
</text:a>
。</text:p>
      <text:p text:style-name="P4">
她指出，有关敌对行动进程的信息应在国防行动的复杂措施中考虑，而不是从事件的背景下撕裂。</text:p>
      <text:p text:style-name="P4">
画家说：“例如，几天来，我们的部队从夜晚的敌人和巴赫穆特郊区的南部释放了约20平方公里。”</text:p>
      <text:p text:style-name="P4">
<text:span text:style-name="T4">
另请阅读：</text:span>
 <text:a xlink:type="simple" xlink:href="https://www.ukrinform.ua/rubric-ato/3709832-sirskij-na-deakih-napramkah-pid-bahmutom-kontrnastupalni-dii.html" text:style-name="Internet_20_link" text:visited-style-name="Visited_20_Internet_20_Link">
<text:span text:style-name="T4">
 bakhmut </text:span>
</text:a>
她还强调，俄罗斯军队在巴赫穆特(Bakhmut)本身有些行动，用炮兵彻底摧毁了这座城市。 此外，敌人会收紧专业伞兵的单位。 “有激烈的战斗，结果不同。 在目前的情况下，我们的部队最大程度地占了上风，”  - 国防部长的加入。</text:p>
      <text:p text:style-name="P4">
这位画家指出：“巴赫穆特的防守持续了许多月，可能是可能地区的土地 - 这是我们战斗人员的校长和高水平的国防部。”</text:p>
      <text:p text:style-name="P4">
她还提醒敌人在人数和武器的数量上都有优势。由于乌克兰军队的行动，自去年夏天以来，不可能将其计划朝着巴赫穆特方向加剧。</text:p>
      <text:p text:style-name="P4">
<text:span text:style-name="T4">
另请阅读：</text:span>
 <text:a xlink:type="simple" xlink:href="https://www.ukrinform.ua/rubric-ato/3710061-sili-oboroni-za-dobu-znisili-na-tavrijskomu-napramku-ponad-rotu-rosian.html" text:style-name="Internet_20_link" text:visited-style-name="Visited_20_Internet_20_Link">
</text:a>
根据乌克林福姆的说法，据武装部队总参谋部称，俄罗斯人继续在莱曼(Lyman)，巴赫穆特(Bakhmut)，阿夫迪夫斯基·塔玛林(Avdiivsky Tamarin)方向上采取主要努力。 Bakhmut Tamarinka仍然是战斗的中心。</text:p>
      <text:p text:style-name="P4">
News Source: <text:a xlink:type="simple" xlink:href="https://www.ukrinform.ua/rubric-ato/3710064-zsu-zvilnili-blizko-20-km-pid-bahmutom-u-misti-trivaut-vazki-boi-malar.html" text:style-name="Internet_20_link" text:visited-style-name="Visited_20_Internet_20_Link">
https://www.ukrinform.ua/rubric-ato/3710064-zsu-zvilnili-blizko-20-km-pid-bahmutom-u-misti-trivaut-vazki-boi-malar.html</text:a>
</text:p>
      <!--NEWS-->
      <text:h text:style-name="P10" text:outline-level="1">
<text:span text:style-name="T4">
UGCC主教拜访了悉尼和梭子的信徒</text:span>
</text:h>
      <text:p text:style-name="P4">
作者: Ukrinform (Person)</text:p>
      <text:p text:style-name="P4">
出版商: Укринформ (Organization)</text:p>
      <text:p text:style-name="P4">
出版时间: 2023-05-16T17:12:00+03:00</text:p>
      <text:p text:style-name="P4">
修改时间: 2023-05-16T17:12:00+03:00</text:p>
      <text:p text:style-name="P4">
描述: 在澳大利亚天主教主教会议之后，墨尔本教区的UGCC主教Mykola Bykhok访问了Lidcommbo悉尼区的第一个被称为圣安德鲁教区，第二天 -  Poollongongongongongongongongomir教堂 -  Poollongongongongongongongongong。 。  - 乌克林。</text:p>
      <text:p text:style-name="P4">
图片: ["<text:a xlink:type="simple" xlink:href="https://static.ukrinform.com/photos/2023_05/thumb_files/630_360_1684245871-375.jpg" text:style-name="Internet_20_link" text:visited-style-name="Visited_20_Internet_20_Link">
630_360_16842...</text:a>
", "<text:a xlink:type="simple" xlink:href="https://static.ukrinform.com/photos/2023_05/1684245801-150.jpg" text:style-name="Internet_20_link" text:visited-style-name="Visited_20_Internet_20_Link">
1684245801-15...</text:a>
", "<text:a xlink:type="simple" xlink:href="https://static.ukrinform.com/photos/2023_05/1684246144-732.jpg" text:style-name="Internet_20_link" text:visited-style-name="Visited_20_Internet_20_Link">
1684246144-73...</text:a>
", "<text:a xlink:type="simple" xlink:href="https://static.ukrinform.com/photos/2023_05/1684246145-124.jpg" text:style-name="Internet_20_link" text:visited-style-name="Visited_20_Internet_20_Link">
1684246145-12...</text:a>
", "<text:a xlink:type="simple" xlink:href="https://static.ukrinform.com/photos/2023_05/1684246145-834.jpg" text:style-name="Internet_20_link" text:visited-style-name="Visited_20_Internet_20_Link">
1684246145-83...</text:a>
", "<text:a xlink:type="simple" xlink:href="https://static.ukrinform.com/photos/2023_05/1684246146-935.jpg" text:style-name="Internet_20_link" text:visited-style-name="Visited_20_Internet_20_Link">
1684246146-93...</text:a>
"]</text:p>
      <text:p text:style-name="P4">
标签: ['Австралія', 'Церква', 'Діаспора', 'УГКЦ']</text:p>
      <text:p text:style-name="P4">
类型: Article</text:p>
      <!--METADATA-->
      <text:p text:style-name="P4">
<draw:frame draw:style-name="fr1" draw:name="Image114" text:anchor-type="as-char" svg:width="6.9236in" svg:height="3.956343in" draw:z-index="0">
<draw:image xlink:href="../Images/yкринформ/2023-05-16T17-12-00-03-00/630_360_1684245871-375.jpg" xlink:type="simple" xlink:show="embed" xlink:actuate="onLoad" draw:mime-type="image/jpeg"/>
</draw:frame>
澳大利亚主教会议之后，UGCC主教，墨尔本教区，访问了圣安德鲁教区，第一个被称为利德科姆的奥德尼斯基区，第二天 - 圣弗拉基米尔教堂。</text:p>
      <text:p text:style-name="P4">
正如乌克林福姆报道的那样，它报道了<text:a xlink:type="simple" xlink:href="https://ugcc.ua/data/vladyka-mykola-bychok-vidvidav-virnyh-u-sidney-ta-vullongonzi-2667/" text:style-name="Internet_20_link" text:visited-style-name="Visited_20_Internet_20_Link">
</text:a>
乌克兰希腊天主教堂。</text:p>
      <text:p text:style-name="P4">
<draw:frame draw:style-name="fr1" draw:name="Image115" text:anchor-type="as-char" svg:width="6.9236in" svg:height="4.359304in" draw:z-index="0">
<draw:image xlink:href="../Images/yкринформ/2023-05-16T17-12-00-03-00/1684245801-150.jpg" xlink:type="simple" xlink:show="embed" xlink:actuate="onLoad" draw:mime-type="image/jpeg"/>
</draw:frame>
在5月13日访问圣安德鲁教区的访问开始时，主教向圣母玛利亚祈祷，圣母玛利亚是圣安德鲁兄弟会本地学校的学生，教育工作者和老师参加的。</text:p>
      <text:p text:style-name="P4">
<draw:frame draw:style-name="fr1" draw:name="Image116" text:anchor-type="as-char" svg:width="6.9236in" svg:height="9.231467in" draw:z-index="0">
<draw:image xlink:href="../Images/yкринформ/2023-05-16T17-12-00-03-00/1684246144-732.jpg" xlink:type="simple" xlink:show="embed" xlink:actuate="onLoad" draw:mime-type="image/jpeg"/>
</draw:frame>
尼古拉斯主教在对孩子们的话语中强调，这对母亲的生活非常重要，精神生活中对我们的真实指南是有福的持有者，他致力于五月的月份孕育的最好例子。 另外，在庆祝母亲节的时候，主教反映了母亲对每个人的抵抗：无论是成人还是孩子。 Vladikaracauceauls在母亲节让所有的孩子对母亲和管子的惊喜感到惊喜。</text:p>
      <text:p text:style-name="P4">
<draw:frame draw:style-name="fr1" draw:name="Image117" text:anchor-type="as-char" svg:width="6.9236in" svg:height="5.1927in" draw:z-index="0">
<draw:image xlink:href="../Images/yкринформ/2023-05-16T17-12-00-03-00/1684246145-124.jpg" xlink:type="simple" xlink:show="embed" xlink:actuate="onLoad" draw:mime-type="image/jpeg"/>
</draw:frame>
祈祷结束后，主教参加了一所兄弟学校，并参观了一场由学生准备的献给母亲节的音乐会。</text:p>
      <text:p text:style-name="P4">
在同一天晚上，尼古拉斯主教参观了圣玛丽的罗马天主教大教堂。 在这里，在1917年5月13日开始，在这里，与天主教神职人员，礼仪一起服役，并在法蒂玛有福的Bogogorod宣布106周年之际举行了游行。 主教说，大约一十万个忠实的忠实的人聚集在一起：“礼物中的每一个都在他的意图中向维珍授予了真诚的祈祷。 我为乌克兰的战争和和平而向有福的Bogogorodik祈祷。”</text:p>
      <text:p text:style-name="P4">
<draw:frame draw:style-name="fr1" draw:name="Image118" text:anchor-type="as-char" svg:width="6.9236in" svg:height="5.1927in" draw:z-index="0">
<draw:image xlink:href="../Images/yкринформ/2023-05-16T17-12-00-03-00/1684246145-834.jpg" xlink:type="simple" xlink:show="embed" xlink:actuate="onLoad" draw:mime-type="image/jpeg"/>
</draw:frame>
UGCC指出，在圣玛丽大教堂中，在左侧的tandeling期间，在乌克兰的支持下，由族长约瑟夫·卡迪纳尔·吉尔拉(Joseph Cardinal Gilra)提出的耶稣基督的偶像，然后是西德尼大主教。 Tsuikon由神父绘制。 Juvenali Mokritsky。</text:p>
      <text:p text:style-name="P4">
<draw:frame draw:style-name="fr1" draw:name="Image119" text:anchor-type="as-char" svg:width="6.9236in" svg:height="5.1927in" draw:z-index="0">
<draw:image xlink:href="../Images/yкринформ/2023-05-16T17-12-00-03-00/1684246146-935.jpg" xlink:type="simple" xlink:show="embed" xlink:actuate="onLoad" draw:mime-type="image/jpeg"/>
</draw:frame>
他用以下话向听众讲话：“福音周日萨马里卡(Samaryanka)告诉我们，可以这么说，是两个世界的会议 - 物质和精神。实际上，不关注永恒的是一个典型的材料世界。 取而代之的是，基督在与她的精神对话中向她表明，除了早期的食物耶稣基督之外，还有一些东西，他是一个永恒的来源，可以给予任何渴望，并以与与与交流的精神和真理赋予永恒的喜悦上帝。 ”</text:p>
      <text:p text:style-name="P4">
我们将提醒，早些时候，乌克兰希腊天主教教堂的主教Mykola bychok，墨尔本教区和父亲Andrey Mykytyuk，sinkel for Liral事务，<text:a xlink:type="simple" xlink:href="https://www.ukrinform.ua/rubric-diaspora/3685734-vladika-ugkc-vidvidav-virnih-na-pivnicnomu-ostrovi-novoi-zelandii.html" text:style-name="Internet_20_link" text:visited-style-name="Visited_20_Internet_20_Link">
</text:a>
与新西兰的田园参观岛。</text:p>
      <text:p text:style-name="P4">
<text:span text:style-name="T5">
foto：ugcc.ua</text:span>
</text:p>
      <text:p text:style-name="P4">
News Source: <text:a xlink:type="simple" xlink:href="https://www.ukrinform.ua/rubric-diaspora/3710065-vladika-ugkc-vidvidav-virnih-u-sidnei-ta-vullongonzi.html" text:style-name="Internet_20_link" text:visited-style-name="Visited_20_Internet_20_Link">
https://www.ukrinform.ua/rubric-diaspora/3710065-vladika-ugkc-vidvidav-virnih-u-sidnei-ta-vullongonzi.html</text:a>
</text:p>
      <!--NEWS-->
      <text:h text:style-name="P10" text:outline-level="1">
<text:span text:style-name="T4">
航空公司扩张：乌克兰外交部提醒佐治亚州，为什么世界隔离了俄罗斯联邦</text:span>
</text:h>
      <text:p text:style-name="P4">
作者: Ukrinform (Person)</text:p>
      <text:p text:style-name="P4">
出版商: Укринформ (Organization)</text:p>
      <text:p text:style-name="P4">
出版时间: 2023-05-16T17:15:00+03:00</text:p>
      <text:p text:style-name="P4">
修改时间: 2023-05-16T17:15:00+03:00</text:p>
      <text:p text:style-name="P4">
描述: 乌克兰外交部提醒佐治亚州，该部将直接航空公司从俄罗斯联合会扩大，世界隔离了俄罗斯，迫使其结束对乌克兰的战争。  - 乌克林。</text:p>
      <text:p text:style-name="P4">
图片: ["<text:a xlink:type="simple" xlink:href="https://static.ukrinform.com/photos/2020_11/thumb_files/630_360_1606038592-463.jpg" text:style-name="Internet_20_link" text:visited-style-name="Visited_20_Internet_20_Link">
630_360_16060...</text:a>
"]</text:p>
      <text:p text:style-name="P4">
标签: ['Грузія', 'МЗС', 'Війна з Росією', 'Авіасполучення']</text:p>
      <text:p text:style-name="P4">
类型: Article</text:p>
      <!--METADATA-->
      <text:p text:style-name="P4">
<draw:frame draw:style-name="fr1" draw:name="Image120" text:anchor-type="as-char" svg:width="6.9236in" svg:height="3.956343in" draw:z-index="0">
<draw:image xlink:href="../Images/yкринформ/2023-05-16T17-15-00-03-00/630_360_1606038592-463.jpg" xlink:type="simple" xlink:show="embed" xlink:actuate="onLoad" draw:mime-type="image/jpeg"/>
</draw:frame>
乌克兰外交部提醒佐治亚州，该部扩大了俄罗斯联邦的参考，即世界隔离俄罗斯，迫使其结束乌克兰战争。</text:p>
      <text:p text:style-name="P4">
这在[]外交部Oleg Nikolenko的发言人发言人中提到了这一点。(https://twitter.com/olegnikolenko_/status/1658465788960063489?s=46&amp;t=6Bhsbr-4Mjtb4mMlmE759Q)，报道乌克林福姆。</text:p>
      <text:p text:style-name="P4">
“世界隔离了俄罗斯，迫使战争结束战争和<text:a xlink:type="simple" xlink:href="https://www.ukrinform.ua/tag-gruzia" text:style-name="Internet_20_link" text:visited-style-name="Visited_20_Internet_20_Link">
</text:a>
问候俄罗斯航空公司，并派往莫斯科。 同时，佐治亚州有20％的领土仍被俄罗斯占领。克雷姆可能会对这种结果感到高兴。”尼古伦科说。</text:p>
      <text:p text:style-name="P4">
作为 <text:a xlink:type="simple" xlink:href="https://www.ukrinform.ua/rubric-world/3707437-gruzia-dozvolit-prami-rejsi-aviakompaniam-rf-aki-ne-pid-sankciami.html" text:style-name="Internet_20_link" text:visited-style-name="Visited_20_Internet_20_Link">
 </text:a>
格鲁吉亚经济学副部长玛丽亚姆·克维维希维利(Mariam Kvivishvili)表示，尚未实施制裁的航空公司和空降空气将能够在佐治亚州的方向上进行空中连接。</text:p>
      <text:p text:style-name="P4">
<text:span text:style-name="T4">
另请阅读：</text:span>
 <text:a xlink:type="simple" xlink:href="https://www.ukrinform.ua/rubric-world/3709979-risenna-gruzii-ponoviti-pereloti-z-rosieu-viklikae-sumnivi-u-ii-evropejskomu-slahu-es.html" text:style-name="Internet_20_link" text:visited-style-name="Visited_20_Internet_20_Link">
</text:a>
此前，俄罗斯总统弗拉基米尔·普京<text:a xlink:type="simple" xlink:href="https://www.ukrinform.ua/rubric-world/3707248-putin-skasuvav-vizovij-rezim-ta-obmezenna-na-pereloti-dla-gromadan-gruzii.html" text:style-name="Internet_20_link" text:visited-style-name="Visited_20_Internet_20_Link">
</text:a>
并将航空公司直接与这个国家。</text:p>
      <text:p text:style-name="P4">
News Source: <text:a xlink:type="simple" xlink:href="https://www.ukrinform.ua/rubric-polytics/3710066-rozsirenna-aviaspolucenna-mzs-ukraini-nagadalo-gruzii-naviso-svit-izolue-rf.html" text:style-name="Internet_20_link" text:visited-style-name="Visited_20_Internet_20_Link">
https://www.ukrinform.ua/rubric-polytics/3710066-rozsirenna-aviaspolucenna-mzs-ukraini-nagadalo-gruzii-naviso-svit-izolue-rf.html</text:a>
</text:p>
      <!--NEWS-->
      <text:h text:style-name="P10" text:outline-level="1">
<text:span text:style-name="T4">
记者：在2023/24 UPL赛季可以扩展到20个俱乐部</text:span>
</text:h>
      <text:p text:style-name="P4">
作者: Ukrinform (Person)</text:p>
      <text:p text:style-name="P4">
出版商: Укринформ (Organization)</text:p>
      <text:p text:style-name="P4">
出版时间: 2023-05-16T17:17:00+03:00</text:p>
      <text:p text:style-name="P4">
修改时间: 2023-05-16T17:17:00+03:00</text:p>
      <text:p text:style-name="P4">
描述: 可能扩展的发起者是LVIV。  - 乌克林。</text:p>
      <text:p text:style-name="P4">
图片: ["<text:a xlink:type="simple" xlink:href="https://static.ukrinform.com/photos/2023_05/thumb_files/630_360_1684246554-694.jpg" text:style-name="Internet_20_link" text:visited-style-name="Visited_20_Internet_20_Link">
630_360_16842...</text:a>
"]</text:p>
      <text:p text:style-name="P4">
标签: ['Футбол']</text:p>
      <text:p text:style-name="P4">
类型: Article</text:p>
      <!--METADATA-->
      <text:p text:style-name="P4">
<draw:frame draw:style-name="fr1" draw:name="Image121" text:anchor-type="as-char" svg:width="6.9236in" svg:height="3.956343in" draw:z-index="0">
<draw:image xlink:href="../Images/yкринформ/2023-05-16T17-17-00-03-00/630_360_1684246554-694.jpg" xlink:type="simple" xlink:show="embed" xlink:actuate="onLoad" draw:mime-type="image/jpeg"/>
</draw:frame>
启动扩展-LVIV。</text:p>
      <text:p text:style-name="P4">
编辑 - 数字教授Vladimir Zverov的主持人<text:a xlink:type="simple" xlink:href="https://t.me/ZverovProFootball/7" text:style-name="Internet_20_link" text:visited-style-name="Visited_20_Internet_20_Link">
</text:a>
乌克林福姆报道，在2023/24赛季，乌克兰冠军可以扩展到20支球队。</text:p>
      <text:p text:style-name="P4">
“在2023/24赛季，UPL可以扩大到20个俱乐部 - 消息人士证实了这一点。 可能扩展的发起者是LVIV，其经理能够在与UPL俱乐部的对话中感觉到选择。 Zverov写道：“有影响力的俱乐部很难。”</text:p>
      <text:p text:style-name="P4">
内部人士声称，UPL新赛季的20名参与者将由本赛季的16个俱乐部以及第一联盟 - 波利西亚和Obolon的两个最佳俱乐部组成。 第一联盟将有另外两个申请人参加UPL俱乐部。 而且没有人从这个事实中删除后季可以恢复Chernihiv和Mariupol的Desna的演讲，而当前竞选活动通过。</text:p>
      <text:p text:style-name="P4">
Zverov总结说：“传统上，我们有望成为一个有趣的房间。”</text:p>
      <text:p text:style-name="P4">
<text:span text:style-name="T4">
另请阅读：</text:span>
 <text:a xlink:type="simple" xlink:href="https://www.ukrinform.ua/rubric-sports/3710052-vidomo-koli-sahtar-i-dnipro1-provedut-cempionskij-matc.html" text:style-name="Internet_20_link" text:visited-style-name="Visited_20_Internet_20_Link">
<text:span text:style-name="T4">
 shakhtar </text:span>
</text:a>
正如乌克林福姆(Ukrinform)报道的那样，乌克兰英超联赛批准了乌克兰第29次涡轮卫生组织的时间表。</text:p>
      <text:p text:style-name="P4">
照片：UPL.UA</text:p>
      <text:p text:style-name="P4">
News Source: <text:a xlink:type="simple" xlink:href="https://www.ukrinform.ua/rubric-sports/3710067-zurnalist-u-sezoni-202324-upl-moze-rozsiritisa-do-20-klubiv.html" text:style-name="Internet_20_link" text:visited-style-name="Visited_20_Internet_20_Link">
https://www.ukrinform.ua/rubric-sports/3710067-zurnalist-u-sezoni-202324-upl-moze-rozsiritisa-do-20-klubiv.html</text:a>
</text:p>
      <!--NEWS-->
      <text:h text:style-name="P10" text:outline-level="1">
<text:span text:style-name="T4">
最高法院的法官投票赞成表达Knyazev的不信任</text:span>
</text:h>
      <text:p text:style-name="P4">
作者: Ukrinform (Person)</text:p>
      <text:p text:style-name="P4">
出版商: Укринформ (Organization)</text:p>
      <text:p text:style-name="P4">
出版时间: 2023-05-16T17:25:00+03:00</text:p>
      <text:p text:style-name="P4">
修改时间: 2023-05-16T17:25:00+03:00</text:p>
      <text:p text:style-name="P4">
描述: 在最高法院的全体法院期间，有140名法官投票表达了对现任Vsevolod Knyazev主席的不信任。  - 乌克林。</text:p>
      <text:p text:style-name="P4">
图片: ["<text:a xlink:type="simple" xlink:href="https://static.ukrinform.com/photos/2023_05/thumb_files/630_360_1684251570-994.jpg" text:style-name="Internet_20_link" text:visited-style-name="Visited_20_Internet_20_Link">
630_360_16842...</text:a>
", "<text:a xlink:type="simple" xlink:href="https://static.ukrinform.com/photos/2023_05/1684251570-682.jpg" text:style-name="Internet_20_link" text:visited-style-name="Visited_20_Internet_20_Link">
1684251570-68...</text:a>
", "<text:a xlink:type="simple" xlink:href="https://static.ukrinform.com/photos/2023_05/1684251571-760.jpg" text:style-name="Internet_20_link" text:visited-style-name="Visited_20_Internet_20_Link">
1684251571-76...</text:a>
", "<text:a xlink:type="simple" xlink:href="https://static.ukrinform.com/photos/2023_05/1684251570-759.jpg" text:style-name="Internet_20_link" text:visited-style-name="Visited_20_Internet_20_Link">
1684251570-75...</text:a>
"]</text:p>
      <text:p text:style-name="P4">
标签: ['Князєв', 'Відставка', 'Верховний Суд']</text:p>
      <text:p text:style-name="P4">
类型: Article</text:p>
      <!--METADATA-->
      <text:p text:style-name="P4">
<draw:frame draw:style-name="fr1" draw:name="Image122" text:anchor-type="as-char" svg:width="6.9236in" svg:height="3.956343in" draw:z-index="0">
<draw:image xlink:href="../Images/yкринформ/2023-05-16T17-25-00-03-00/630_360_1684251570-994.jpg" xlink:type="simple" xlink:show="embed" xlink:actuate="onLoad" draw:mime-type="image/jpeg"/>
</draw:frame>
在最高法院期间，有140名法官因表达了Vsevolod Knyazev的独特主席而进行了投票。</text:p>
      <text:p text:style-name="P4">
同时，只有两名法官投票反对不信任的表达。</text:p>
      <text:p text:style-name="P4">
“ 140的投票人数”为140，对“  -  2”的选票数量宣布了计数委员会负责人。</text:p>
      <text:p text:style-name="P4">
<draw:frame draw:style-name="fr1" draw:name="Image123" text:anchor-type="as-char" svg:width="6.9236in" svg:height="4.615733in" draw:z-index="0">
<draw:image xlink:href="../Images/yкринформ/2023-05-16T17-25-00-03-00/1684251570-682.jpg" xlink:type="simple" xlink:show="embed" xlink:actuate="onLoad" draw:mime-type="image/jpeg"/>
</draw:frame>
之后，法官投票决定了武装部队武装部队主席武装部队主席的终止。 该决议得到了137名法官的支持。</text:p>
      <text:p text:style-name="P4">
根据该立法，在没有武装部队主席的情况下，他的副主席被监禁。 但是，武装部队没有副主席，因此法官在武装部队中工作时间最长的法官将履行法院院长的义务。 自然法官是武装部队Dmitry Luphenik的秘书。</text:p>
      <text:p text:style-name="P4">
<text:span text:style-name="T4">
另请阅读：</text:span>
 <text:a xlink:type="simple" xlink:href="https://www.ukrinform.ua/rubric-society/3710008-zevago-zaperecue-pricetnist-do-nadanna-habara-kerivnictvu-verhovnogo-sudu-zmi.html" text:style-name="Internet_20_link" text:visited-style-name="Visited_20_Internet_20_Link">
</text:a>
同时，克尼泽夫(Knyazev)虽然被裁定为董事长，但仍将继续担任法官。 高级司法理事会有权释放他。</text:p>
      <text:p text:style-name="P4">
<draw:frame draw:style-name="fr1" draw:name="Image124" text:anchor-type="as-char" svg:width="6.9236in" svg:height="4.615733in" draw:z-index="0">
<draw:image xlink:href="../Images/yкринформ/2023-05-16T17-25-00-03-00/1684251571-760.jpg" xlink:type="simple" xlink:show="embed" xlink:actuate="onLoad" draw:mime-type="image/jpeg"/>
</draw:frame>
据报道，在全体会议期间(https://www.ukrinform.ua/tag-verhovnij-sud)他们发起了武装部队Knyazev主席的不信任的表情，后者由贿赂的反腐败机构的雇员保留。</text:p>
      <text:p text:style-name="P4">
据报道，5月15日<text:a xlink:type="simple" xlink:href="https://www.ukrinform.ua/rubric-society/3709683-nabu-i-sap-vikrili-masstabnu-korupciu-u-verhovnomu-sudi.html" text:style-name="Internet_20_link" text:visited-style-name="Visited_20_Internet_20_Link">
</text:a>
最高法院的管理层和法官获得了不当的利益。</text:p>
      <text:p text:style-name="P4">
<draw:frame draw:style-name="fr1" draw:name="Image125" text:anchor-type="as-char" svg:width="6.9236in" svg:height="4.615733in" draw:z-index="0">
<draw:image xlink:href="../Images/yкринформ/2023-05-16T17-25-00-03-00/1684251570-759.jpg" xlink:type="simple" xlink:show="embed" xlink:actuate="onLoad" draw:mime-type="image/jpeg"/>
</draw:frame>
执法人员拘留了现任克尼扎夫武装部队的主席，并撤回了270万美元。</text:p>
      <text:p text:style-name="P4">
News Source: <text:a xlink:type="simple" xlink:href="https://www.ukrinform.ua/rubric-society/3710076-suddi-verhovnogo-sudu-progolosuvali-za-vislovlenna-nedoviri-knazevu.html" text:style-name="Internet_20_link" text:visited-style-name="Visited_20_Internet_20_Link">
https://www.ukrinform.ua/rubric-society/3710076-suddi-verhovnogo-sudu-progolosuvali-za-vislovlenna-nedoviri-knazevu.html</text:a>
</text:p>
      <!--NEWS-->
      <text:h text:style-name="P10" text:outline-level="1">
<text:span text:style-name="T4">
乌克兰恢复可能需要2500亿美元-EBRD</text:span>
</text:h>
      <text:p text:style-name="P4">
作者: Ukrinform (Person)</text:p>
      <text:p text:style-name="P4">
出版商: Укринформ (Organization)</text:p>
      <text:p text:style-name="P4">
出版时间: 2023-05-16T17:27:05+03:00</text:p>
      <text:p text:style-name="P4">
修改时间: 2023-05-16T17:27:05+03:00</text:p>
      <text:p text:style-name="P4">
描述: 乌克兰的五年恢复将需要每年额外的投资约500亿美元。  - 乌克林。</text:p>
      <text:p text:style-name="P4">
图片: ["<text:a xlink:type="simple" xlink:href="https://static.ukrinform.com/photos/2023_02/thumb_files/630_360_1676989730-998.jpg" text:style-name="Internet_20_link" text:visited-style-name="Visited_20_Internet_20_Link">
630_360_16769...</text:a>
"]</text:p>
      <text:p text:style-name="P4">
标签: ['ЄБРР', 'Економіка', 'Агентство відновлення']</text:p>
      <text:p text:style-name="P4">
类型: Article</text:p>
      <!--METADATA-->
      <text:p text:style-name="P4">
<draw:frame draw:style-name="fr1" draw:name="Image126" text:anchor-type="as-char" svg:width="6.9236in" svg:height="3.956343in" draw:z-index="0">
<draw:image xlink:href="../Images/yкринформ/2023-05-16T17-27-05-03-00/630_360_1676989730-998.jpg" xlink:type="simple" xlink:show="embed" xlink:actuate="onLoad" draw:mime-type="image/jpeg"/>
</draw:frame>
乌克兰的五年恢复期将需要每年约500亿美元的额外投资。</text:p>
      <text:p text:style-name="P4">
正如乌克林福姆报道的那样，它报告了<text:a xlink:type="simple" xlink:href="http://www.ebrd.com/ebrd-rep-successful-ukraine-reconstruction-scenario-ukr" text:style-name="Internet_20_link" text:visited-style-name="Visited_20_Internet_20_Link">
</text:a>
“在欧洲重建与发展银行的最后一份报告中(EBRD)该脚本概述了一个剧本，该脚本证明了历史课程的基础，五年恢复期将需要每年额外的投资约500亿美元，这要归功于包括私人资本的流入，”该声明说。</text:p>
      <text:p text:style-name="P4">
值得注意的是，大多数从武装冲突中出现的经济体在持续25年后的长期平静时期，即使从城市的角度来看，也没有恢复到人均战争水平。 但是，根据该报告，有29％的经济能达到人均战前GDP五年。这是一项研究期间的一项研究。</text:p>
      <text:p text:style-name="P4">
为了使乌克兰恢复五年，其经济在这一时期应每年增长14％。 这将增加平均VDPD 2250亿美元，约1500亿美元<text:a xlink:type="simple" xlink:href="https://www.ukrinform.ua/tag-ssa" text:style-name="Internet_20_link" text:visited-style-name="Visited_20_Internet_20_Link">
</text:a>
在2022年以恒定价格。</text:p>
      <text:p text:style-name="P4">
主要特征是持续极高的经济增长时期常见的是，投资与GDP的比率很高。</text:p>
      <text:p text:style-name="P4">
战前，乌克兰的适度投资主要由范围创新的节省资金。 在2010  -  21年度，资本的流入仅占GDP的3％。 通常，外国直接投资在冲突后大幅下降，需要大量时间来恢复。 当国内储蓄较低时，外国资金有助于支持许多投资繁荣，尤其是在2000年代中欧和东南部。</text:p>
      <text:p text:style-name="P4">
<text:span text:style-name="T4">
另请阅读：</text:span>
 <text:a xlink:type="simple" xlink:href="https://www.ukrinform.ua/rubric-ato/3709960-ebrr-ocikue-pomirnogo-zrostanna-ekonomiki-ukraini.html" text:style-name="Internet_20_link" text:visited-style-name="Visited_20_Internet_20_Link">
<text:span text:style-name="T4">
 ebrr </text:span>
</text:a>
</text:p>
      <text:p text:style-name="P4">
“这种情况是所需的投资水平与现有内部储蓄之间的区别可能需要由外部资金覆盖(纯粹的资本流入)每年20％的GDP或500亿美元。”该消息写道。</text:p>
      <text:p text:style-name="P4">
在乌克兰最大的机构投资者的EBRD报告中，它也宣布了私人Tanto -State部门在上一篇文章中的适当吸引力的重要性 - 相互冲突的重建以及双边和多边和多边援助的重要作用结构。</text:p>
      <text:p text:style-name="P4">
“私人和政府的投资倾向于相互补充，一般的冲突状况。 除了资金之外，私营部门还提供了必要的技术经验，在管理方面的知识和集中经济效率。”该文件评论道。</text:p>
      <text:p text:style-name="P4">
<text:span text:style-name="T4">
另请阅读：</text:span>
 <text:a xlink:type="simple" xlink:href="https://www.ukrinform.ua/rubric-vidbudova/3698531-smigal-obgovoriv-iz-prezidentkou-ebrr-proekti-vidnovlenna-ta-rozvitku-ukraini.html" text:style-name="Internet_20_link" text:visited-style-name="Visited_20_Internet_20_Link">
<text:span text:style-name="T4">
 ebrr </text:span>
</text:a>
据报道，EBRD承诺在2012  -  2023年向乌克兰投资30亿欧元，支持实际经济以确保战时电气和火车的工作，并准备在允许情况下重建时在重建中发挥一条钥匙道。</text:p>
      <text:p text:style-name="P4">
News Source: <text:a xlink:type="simple" xlink:href="https://www.ukrinform.ua/rubric-vidbudova/3710075-ukraini-dla-vidnovlenna-moze-znadobitis-250-milardiv-ebrr.html" text:style-name="Internet_20_link" text:visited-style-name="Visited_20_Internet_20_Link">
https://www.ukrinform.ua/rubric-vidbudova/3710075-ukraini-dla-vidnovlenna-moze-znadobitis-250-milardiv-ebrr.html</text:a>
</text:p>
      <!--NEWS-->
      <text:h text:style-name="P10" text:outline-level="1">
<text:span text:style-name="T4">
Azovstali Defenders向总统寻求帮助</text:span>
</text:h>
      <text:p text:style-name="P4">
作者: Ukrinform (Person)</text:p>
      <text:p text:style-name="P4">
出版商: Укринформ (Organization)</text:p>
      <text:p text:style-name="P4">
出版时间: 2023-05-16T17:30:00+03:00</text:p>
      <text:p text:style-name="P4">
修改时间: 2023-05-16T17:30:00+03:00</text:p>
      <text:p text:style-name="P4">
描述: 俘虏后卫“阿佐夫斯塔尔”的姐姐呼吁乌克兰总统加强措施，使后卫从俄罗斯囚禁中返回。  - 乌克林。</text:p>
      <text:p text:style-name="P4">
图片: ["<text:a xlink:type="simple" xlink:href="https://static.ukrinform.com/photos/2023_05/thumb_files/630_360_1684246639-979.jpeg" text:style-name="Internet_20_link" text:visited-style-name="Visited_20_Internet_20_Link">
630_360_16842...</text:a>
"]</text:p>
      <text:p text:style-name="P4">
标签: ['Азовсталь', 'Полонені', 'Зниклі безвісти', 'Війна з Росією']</text:p>
      <text:p text:style-name="P4">
类型: Article</text:p>
      <!--METADATA-->
      <text:p text:style-name="P4">
<draw:frame draw:style-name="fr1" draw:name="Image127" text:anchor-type="as-char" svg:width="6.9236in" svg:height="3.956343in" draw:z-index="0">
<draw:image xlink:href="../Images/yкринформ/2023-05-16T17-30-00-03-00/630_360_1684246639-979.jpeg" xlink:type="simple" xlink:show="embed" xlink:actuate="onLoad" draw:mime-type="image/jpeg"/>
</draw:frame>
阿佐夫斯塔尔(Azovstal)的姐姐-in -law，阿佐夫斯塔尔(Azovstal)呼吁乌克兰总统采取措施将捍卫者从俄罗斯囚禁中返回。</text:p>
      <text:p text:style-name="P4">
索非亚·奇雷帕诺瓦(Sofia Cherepanova)在简报“ Azovstal的退出年”中宣布了她的地址：大喊，没有力量保持沉默”，这是在乌克兰媒体中心举行的。</text:p>
      <text:p text:style-name="P4">
«亲爱的Vladimir Alexandrovich!捍卫者的英雄主义“ <text:a xlink:type="simple" xlink:href="https://www.ukrinform.ua/tag-azovstal" text:style-name="Internet_20_link" text:visited-style-name="Visited_20_Internet_20_Link">
</text:a>
»全世界都喜欢。 他们的托运启发了军事和普通人，使更多的人赚更多，超越了他们的能力。 但是，看着他们的悲惨人物被囚禁，人类和正义的希望消失了，这使得新英雄的出现不可能。 从我们的英雄的囚禁中返回是一项护理职责。 帮助这个好消息是任何在他们身上的人。 国家应尽快将阿兹夫斯塔尔的捍卫者生命回家三重努力。” Cherepanova强调。</text:p>
      <text:p text:style-name="P4">
两个阿佐夫团战斗机的母亲(其中一个被杀死，另一个在)Nelya Shastun还补充说，释放囚犯的问题“必须被文明世界的具体行动囚禁。”</text:p>
      <text:p text:style-name="P4">
在这方面，非政府组织“妇女与母亲理事会”妇女的负责人“来自钢铁的妇女” Natalkazaritskaya指出，在俄罗斯忽略国际人道主义法则和日内瓦公约规则时，将囚犯解放到与国际组织的团结，特别是带有红色方面。 但是，根据专家的说法，国际组织的努力现在缺乏。</text:p>
      <text:p text:style-name="P4">
正如Azov团的妻子从囚禁中强调的那样，纳塔尔塔萨里斯卡亚团(Nataltasaritskaya compiment)巩固了服务员解放的服务员的地位，将为乌克兰建立一种行为文化和康复程序做出贡献。</text:p>
      <text:p text:style-name="P4">
“我们现在坚持认为，从囚禁中剖析的军人的地位是法律上的。我们正在研究国家政策的想法，并建立一种处理释放的战俘的文化。既有心理界线，又有一条法律线。他知道所有这些问题。”她说。</text:p>
      <text:p text:style-name="P4">
<text:span text:style-name="T4">
另请阅读：</text:span>
 <text:a xlink:type="simple" xlink:href="https://www.ukrinform.ua/rubric-kyiv/3705401-u-kievi-proveli-blagodijnij-sportivnij-zahid-na-pidtrimku-zahisnikiv-azovstali.html" text:style-name="Internet_20_link" text:visited-style-name="Visited_20_Internet_20_Link">
<text:span text:style-name="T4">
 azovstal </text:span>
</text:a>
</text:p>
      <text:p text:style-name="P4">
如报道<text:a xlink:type="simple" xlink:href="https://www.ukrinform.ua/rubric-ato/3709966-u-rosijskomu-poloni-dosi-perebuvaut-blizko-2000-oboronciv-azovstali.html" text:style-name="Internet_20_link" text:visited-style-name="Visited_20_Internet_20_Link">
</text:a>
，在乌克兰岩石期间，约有500名阿佐夫斯塔尔后卫设法返回，约有200000人被囚禁。</text:p>
      <text:p text:style-name="P4">
News Source: <text:a xlink:type="simple" xlink:href="https://www.ukrinform.ua/rubric-society/3710077-rodici-zahisnikiv-azovstali-poprosili-prezidenta-pro-dopomogu.html" text:style-name="Internet_20_link" text:visited-style-name="Visited_20_Internet_20_Link">
https://www.ukrinform.ua/rubric-society/3710077-rodici-zahisnikiv-azovstali-poprosili-prezidenta-pro-dopomogu.html</text:a>
</text:p>
      <!--NEWS-->
      <text:h text:style-name="P10" text:outline-level="1">
<text:span text:style-name="T4">
英国将加入侵略性损害登记的协议</text:span>
</text:h>
      <text:p text:style-name="P4">
作者: Ukrinform (Person)</text:p>
      <text:p text:style-name="P4">
出版商: Укринформ (Organization)</text:p>
      <text:p text:style-name="P4">
出版时间: 2023-05-16T17:37:06+03:00</text:p>
      <text:p text:style-name="P4">
修改时间: 2023-05-16T17:37:06+03:00</text:p>
      <text:p text:style-name="P4">
描述: 英国将于5月16日至17日在欧洲委员会峰会上加入俄罗斯对乌克兰的侵略造成的国际损失登记册的协议。  - 乌克林。</text:p>
      <text:p text:style-name="P4">
图片: ["<text:a xlink:type="simple" xlink:href="https://static.ukrinform.com/photos/2018_03/thumb_files/630_360_1522423351-5307.jpg" text:style-name="Internet_20_link" text:visited-style-name="Visited_20_Internet_20_Link">
630_360_15224...</text:a>
"]</text:p>
      <text:p text:style-name="P4">
标签: ['Британія', 'Україна', 'Рада Європи', 'Збитки', 'Війна з Росією']</text:p>
      <text:p text:style-name="P4">
类型: Article</text:p>
      <!--METADATA-->
      <text:p text:style-name="P4">
<draw:frame draw:style-name="fr1" draw:name="Image128" text:anchor-type="as-char" svg:width="6.9236in" svg:height="3.956343in" draw:z-index="0">
<draw:image xlink:href="../Images/yкринформ/2023-05-16T17-37-06-03-00/630_360_1522423351-5307.jpg" xlink:type="simple" xlink:show="embed" xlink:actuate="onLoad" draw:mime-type="image/jpeg"/>
</draw:frame>
英国将于5月166日至17日在欧洲委员会峰会上对俄罗斯对乌克兰的侵略造成的国际损失登记册的协议。</text:p>
      <text:p text:style-name="P4">
正如乌克林福姆报道的那样，据报道<text:a xlink:type="simple" xlink:href="http://www.gov.uk/government/news/pm-to-tell-european-summit-we-must-unite-to-face-down-the-threats-at-our-borders" text:style-name="Internet_20_link" text:visited-style-name="Visited_20_Internet_20_Link">
</text:a>
英国政府。</text:p>
      <text:p text:style-name="P4">
“作为此活动的一部分(欧洲理事会峰会 - 编辑。)英国签署损失登记册的总理，以确保乌克兰人民赔偿普京战争造成的损失。 这是一种机制，用于解决和记录证据和索赔，以造成俄罗斯对乌克兰侵略造成的损失，损失或伤害，”  - 在消息中。</text:p>
      <text:p text:style-name="P4">
注意到，该登记册只是为确保乌克兰犯下的犯罪的责任，包括案件的负责人，包括国际刑事法院的罪行。</text:p>
      <text:p text:style-name="P4">
还报道说，英国首相里卡·斯纳克(Richa Snak)将利用他参加峰会与其他领导人互动，以加强对俄罗斯对乌克兰战争的集体反应。</text:p>
      <text:p text:style-name="P4">
<text:span text:style-name="T4">
另请阅读：</text:span>
 <text:a xlink:type="simple" xlink:href="https://www.ukrinform.ua/rubric-polytics/3710040-smigal-pribuv-v-islandiu-na-samit-radi-evropi.html" text:style-name="Internet_20_link" text:visited-style-name="Visited_20_Internet_20_Link">
</text:a>
据乌克林福姆报道，在冰岛首都周二开始了为期两天的欧洲理事会成员国国家和政府元首的峰会，必须在此期间签署一项条约，这将官方发布国际损失登记册。 哪些国家将立即加入条约是未知的。</text:p>
      <text:p text:style-name="P4">
2022年11月14日，联合国大会批准了该决议的项目，以为乌克兰为战争造成的损失提供赔偿机制，俄罗斯已经并且仍在对俄罗斯进行对乌克兰的行动。</text:p>
      <text:p text:style-name="P4">
News Source: <text:a xlink:type="simple" xlink:href="https://www.ukrinform.ua/rubric-world/3710081-britania-priednaetsa-do-ugodi-pro-reestr-zbitkiv-vid-agresii-rf-na-samiti-u-rejkaviku.html" text:style-name="Internet_20_link" text:visited-style-name="Visited_20_Internet_20_Link">
https://www.ukrinform.ua/rubric-world/3710081-britania-priednaetsa-do-ugodi-pro-reestr-zbitkiv-vid-agresii-rf-na-samiti-u-rejkaviku.html</text:a>
</text:p>
      <!--NEWS-->
      <text:h text:style-name="P10" text:outline-level="1">
<text:span text:style-name="T4">
超级市场因导弹罢工而损坏</text:span>
</text:h>
      <text:p text:style-name="P4">
作者: liveuamap (Language: en)</text:p>
      <text:p text:style-name="P4">
时间: 2023-05-16T17:38:38</text:p>
      <text:p text:style-name="P4">
地点: Mykolaiv, Mykolaivs'ka oblast (Latitude:46.97709 Longtitude:32.00154)</text:p>
      <text:p text:style-name="P4">
视频: []</text:p>
      <text:p text:style-name="P4">
图片: ["<text:a xlink:type="simple" xlink:href="https://liveuamap.com/pics/2023/05/16/22563382_0.jpg" text:style-name="Internet_20_link" text:visited-style-name="Visited_20_Internet_20_Link">
22563382_0.jpg</text:a>
"]</text:p>
      <text:p text:style-name="P4">
标签: ["Europe", "Central and Eastern Europe"]</text:p>
      <text:p text:style-name="P4">
Id: 22563382</text:p>
      <!--METADATA-->
      <text:p text:style-name="P4">
超级市场因导弹罢工而损坏</text:p>
      <text:p text:style-name="P4">
<draw:frame draw:style-name="fr1" draw:name="Image129" text:anchor-type="as-char" svg:width="6.9236in" svg:height="8.569588in" draw:z-index="0">
<draw:image xlink:href="../Images/liveuamap/2023-05-16T17-38-38/22563382_0.jpg" xlink:type="simple" xlink:show="embed" xlink:actuate="onLoad" draw:mime-type="image/jpeg"/>
</draw:frame>
新闻集链接：<text:a xlink:type="simple" xlink:href="https://liveuamap.com/en/2023/16-may-supermarket-damaged-as-result-of-missile-strike-in" text:style-name="Internet_20_link" text:visited-style-name="Visited_20_Internet_20_Link">
https://liveuamap.com/en/2023/16-may-supermarket-damameget-as-result-fim-missile-trike-in</text:a>
</text:p>
      <text:p text:style-name="P4">
News Source: <text:a xlink:type="simple" xlink:href="https://t.me/mykolaivskaODA/5075" text:style-name="Internet_20_link" text:visited-style-name="Visited_20_Internet_20_Link">
https://t.me/mykolaivskaODA/5075</text:a>
</text:p>
      <!--NEWS-->
      <text:h text:style-name="P10" text:outline-level="1">
<text:span text:style-name="T4">
预报员预测西部地区有强风的降水</text:span>
</text:h>
      <text:p text:style-name="P4">
作者: Ukrinform (Person)</text:p>
      <text:p text:style-name="P4">
出版商: Укринформ (Organization)</text:p>
      <text:p text:style-name="P4">
出版时间: 2023-05-16T17:41:00+03:00</text:p>
      <text:p text:style-name="P4">
修改时间: 2023-05-16T17:41:00+03:00</text:p>
      <text:p text:style-name="P4">
描述: 在乌克兰，短期降雨可能只有在西部地区，晚上10-15°，下午21-26°。  - 乌克林。</text:p>
      <text:p text:style-name="P4">
图片: ["<text:a xlink:type="simple" xlink:href="https://static.ukrinform.com/photos/2019_03/thumb_files/630_360_1552295170-900.jpg" text:style-name="Internet_20_link" text:visited-style-name="Visited_20_Internet_20_Link">
630_360_15522...</text:a>
"]</text:p>
      <text:p text:style-name="P4">
标签: ['Погода', 'Вітер', 'Тепло', 'Весна']</text:p>
      <text:p text:style-name="P4">
类型: Article</text:p>
      <!--METADATA-->
      <text:p text:style-name="P4">
<draw:frame draw:style-name="fr1" draw:name="Image130" text:anchor-type="as-char" svg:width="6.9236in" svg:height="3.956343in" draw:z-index="0">
<draw:image xlink:href="../Images/yкринформ/2023-05-16T17-41-00-03-00/630_360_1552295170-900.jpg" xlink:type="simple" xlink:show="embed" xlink:actuate="onLoad" draw:mime-type="image/jpeg"/>
</draw:frame>
在乌克兰，短期降雨可能只有在西部地区，温度为10-15°，下午21-26°。</text:p>
      <text:p text:style-name="P4">
乌克兰形式在乌克兰水文气象学中心报道。</text:p>
      <text:p text:style-name="P4">
“在西部地区，乌云密布，有清除，短期雨水，有时是雷暴；在该领土的其余部分中，它是多云的，没有降水量。南部，东南，7-12 m/s，在该国西部在15-20 m/s。10-15°的阵风中，在7-12°的东部地区；在下午21-26°，Transcarpathia和Carpathian地区18-23°的位置；在18-23°；晚上6-11°，下午15-20°”，说。</text:p>
      <text:p text:style-name="P4">
在基辅和该地区，预计不会在5月17日降水。 <text:a xlink:type="simple" xlink:href="https://www.ukrinform.ua/tag-viter" text:style-name="Internet_20_link" text:visited-style-name="Visited_20_Internet_20_Link">
</text:a>
东南，7-12 m/s。 在首都，晚上11-13°，下午约25°，晚上10-15°，下午21-26°。</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根据预测，在西部地区，将于5月18日下午在冰雹的某些地区下午18月18日有小的短期雨水。 在该领土的其余部分中，它是一条很好的云，没有降水量，直到5月19日下午，在南部的南部短期降雨，雷雨。 东南风，东北过渡，5-10 m/s。 晚上的温度10-15°(5月18日在东皮套8-13°)，下午22-27°，1919  -  24年5月18日在西部地区。</text:p>
      <text:p text:style-name="P4">
5月18日至19日在基辅和该地区，没有降水。 东南风，东北过渡，5-10 m/s。 在首都，晚上的温度为13-15°，下午24-26°，晚上10-15°，下午22-27°。</text:p>
      <text:p text:style-name="P4">
预报员将于5月20日晚上在南部和西部孔中进行预测，乌克兰的下午在乌克兰有一些短期的降雨和雷暴。 在第21位，在温带雨的西部，白天将很小。 晚上9-15°的温度(在Transcarpathia和Prykarpatti中7-12°); 下午21-27°，在喀尔巴阡地区和克里米亚18-24°。</text:p>
      <text:p text:style-name="P4">
<text:span text:style-name="T4">
另请阅读：</text:span>
 <text:a xlink:type="simple" xlink:href="https://www.ukrinform.ua/rubric-world/3670244-pidvisenna-rivna-mora-moze-prizvesti-do-zniknenna-cilih-krain-gensek-oon.html" text:style-name="Internet_20_link" text:visited-style-name="Visited_20_Internet_20_Link">
</text:a>
在基辅和周末的该地区，很可能会有一个小的短期降雨(5月20日晚上没有降水). У столиці температура вночі 13-15°, вдень24-26°, на Київщині вночі 10-15°, вдень 22-27°.</text:p>
      <text:p text:style-name="P4">
News Source: <text:a xlink:type="simple" xlink:href="https://www.ukrinform.ua/rubric-regions/3710013-sinoptiki-prognozuut-opadi-z-silnim-vitrom-u-zahidnih-oblastah.html" text:style-name="Internet_20_link" text:visited-style-name="Visited_20_Internet_20_Link">
https://www.ukrinform.ua/rubric-regions/3710013-sinoptiki-prognozuut-opadi-z-silnim-vitrom-u-zahidnih-oblastah.html</text:a>
</text:p>
      <!--NEWS-->
      <text:h text:style-name="P10" text:outline-level="1">
<text:span text:style-name="T4">
法国已分配了700万欧元的玛丽奥波尔住房</text:span>
</text:h>
      <text:p text:style-name="P4">
作者: Ukrinform (Person)</text:p>
      <text:p text:style-name="P4">
出版商: Укринформ (Organization)</text:p>
      <text:p text:style-name="P4">
出版时间: 2023-05-16T17:42:00+03:00</text:p>
      <text:p text:style-name="P4">
修改时间: 2023-05-16T17:42:00+03:00</text:p>
      <text:p text:style-name="P4">
描述: 法国政府为野马居民分配了700万欧元的住房，他们被迫离开被俄罗斯军队俘虏的城市。  - 乌克林。</text:p>
      <text:p text:style-name="P4">
图片: ["<text:a xlink:type="simple" xlink:href="https://static.ukrinform.com/photos/2018_10/thumb_files/630_360_1539085056-780.jpg" text:style-name="Internet_20_link" text:visited-style-name="Visited_20_Internet_20_Link">
630_360_15390...</text:a>
"]</text:p>
      <text:p text:style-name="P4">
标签: ['Франція', 'Маріуполь', 'Житло', 'допомога']</text:p>
      <text:p text:style-name="P4">
类型: Article</text:p>
      <!--METADATA-->
      <text:p text:style-name="P4">
<draw:frame draw:style-name="fr1" draw:name="Image131" text:anchor-type="as-char" svg:width="6.9236in" svg:height="3.956343in" draw:z-index="0">
<draw:image xlink:href="../Images/yкринформ/2023-05-16T17-42-00-03-00/630_360_1539085056-780.jpg" xlink:type="simple" xlink:show="embed" xlink:actuate="onLoad" draw:mime-type="image/jpeg"/>
</draw:frame>
政府法国已分配了700万欧元的野马居民住房，这将离开被俄罗斯军队俘虏的城市。</text:p>
      <text:p text:style-name="P4">
乌克兰代表的通讯员在玛丽奥波尔市议会中获悉。</text:p>
      <text:p text:style-name="P4">
值得注意的是，今天5月16日，Mariupol Vadim Boychenkot大使的市长<text:a xlink:type="simple" xlink:href="https://www.ukrinform.ua/tag-francia" text:style-name="Internet_20_link" text:visited-style-name="Visited_20_Internet_20_Link">
</text:a>
在乌克兰，Etien de Passen是Immariupol流离失所者的飞行员社会宿舍。</text:p>
      <text:p text:style-name="P4">
有人说，作为Yariupol计划第二阶段的一部分。 住房»udnipri将修复其他两个暂时流离失所者的宿舍。</text:p>
      <text:p text:style-name="P4">
“法国驻乌克兰埃蒂安·德·普西森(Etien de Possen)的大使特有和全体统计局表示，巴黎与国际移民组织一起将分配700万欧洲欧洲群岛的维修和社会宿舍安排，为野生动物派遣社会宿舍。”</text:p>
      <text:p text:style-name="P4">
根据Boychenko的说法，多亏了该项目的第二阶段“ Yariiupol.shitlo”在Dnipropetrovsk的实施，将出现333套Mariupol的公寓。</text:p>
      <text:p text:style-name="P4">
反过来，Etien de Possen强调，法国在玛丽奥波尔(Mariupol)发生的事件中保存了痛苦，并试图在可能的情况下提供帮助。</text:p>
      <text:p text:style-name="P4">
<text:span text:style-name="T4">
另请阅读：</text:span>
 <text:a xlink:type="simple" xlink:href="https://www.ukrinform.ua/rubric-regions/3709962-u-mariupoli-rosiani-vizivaut-17-rodin-z-budinku-akij-hocut-znesti.html" text:style-name="Internet_20_link" text:visited-style-name="Visited_20_Internet_20_Link">
<text:span text:style-name="T4">
 mariupoli </text:span>
</text:a>
据报道，俄罗斯的侵略造成了玛丽upol中最大的人道主义灾难之一。 由于敌意，该市几乎被摧毁了90％。</text:p>
      <text:p text:style-name="P4">
在Mariupol，有5.7万个家庭没有住房，近200,000个当地人。</text:p>
      <text:p text:style-name="P4">
据Mariupol Boychenko市长说，现在约有12万名居民被入侵者占领，约有120,000居民出国，有15万，到达了自由的乌克兰领土。</text:p>
      <text:p text:style-name="P4">
News Source: <text:a xlink:type="simple" xlink:href="https://www.ukrinform.ua/rubric-regions/3710083-francia-vidilila-7-miljoniv-na-oblastuvanna-zitla-dla-mariupolciv.html" text:style-name="Internet_20_link" text:visited-style-name="Visited_20_Internet_20_Link">
https://www.ukrinform.ua/rubric-regions/3710083-francia-vidilila-7-miljoniv-na-oblastuvanna-zitla-dla-mariupolciv.html</text:a>
</text:p>
      <!--NEWS-->
      <text:h text:style-name="P10" text:outline-level="1">
<text:span text:style-name="T4">
Zavatska成功地从1万马德里的主要网络开始</text:span>
</text:h>
      <text:p text:style-name="P4">
作者: Ukrinform (Person)</text:p>
      <text:p text:style-name="P4">
出版商: Укринформ (Organization)</text:p>
      <text:p text:style-name="P4">
出版时间: 2023-05-16T17:45:19+03:00</text:p>
      <text:p text:style-name="P4">
修改时间: 2023-05-16T17:45:19+03:00</text:p>
      <text:p text:style-name="P4">
描述: 乌克兰赢得了来自西班牙的Marto Soriano Santiago。  - 乌克林。</text:p>
      <text:p text:style-name="P4">
图片: ["<text:a xlink:type="simple" xlink:href="https://static.ukrinform.com/photos/2023_05/thumb_files/630_360_1684248276-999.jpg" text:style-name="Internet_20_link" text:visited-style-name="Visited_20_Internet_20_Link">
630_360_16842...</text:a>
"]</text:p>
      <text:p text:style-name="P4">
标签: ['Теніс']</text:p>
      <text:p text:style-name="P4">
类型: Article</text:p>
      <!--METADATA-->
      <text:p text:style-name="P4">
<draw:frame draw:style-name="fr1" draw:name="Image132" text:anchor-type="as-char" svg:width="6.9236in" svg:height="3.956343in" draw:z-index="0">
<draw:image xlink:href="../Images/yкринформ/2023-05-16T17-45-19-03-00/630_360_1684248276-999.jpg" xlink:type="simple" xlink:show="embed" xlink:actuate="onLoad" draw:mime-type="image/jpeg"/>
</draw:frame>
乌克兰赢得了来自西班牙的Marto Soriano Santiago。</text:p>
      <text:p text:style-name="P4">
Zavatska与Cambek一起参加了马德里ITFW100系列的主要网眼锦标赛(西班牙)，报道乌克林福姆。</text:p>
      <text:p text:style-name="P4">
在乌克兰比赛的1/16决赛中，三盘赢得了玛莎·索里亚诺·圣地亚哥(西班牙，WTA 873)-3：6，6：2，6：2。 比赛持续了2小时11分钟。 这是女孩的第一次见面。</text:p>
      <text:p text:style-name="P4">
在西班牙首都，卡塔林首都的第100,000局中的1/8将与克拉里特森会面(WTA 126)来自丹麦。</text:p>
      <text:p text:style-name="P4">
<text:span text:style-name="T4">
另请阅读：</text:span>
 <text:a xlink:type="simple" xlink:href="https://www.ukrinform.ua/rubric-sports/3709526-zavacka-vijsla-v-osnovnu-sitku-100tisacnika-u-madridi.html" text:style-name="Internet_20_link" text:visited-style-name="Visited_20_Internet_20_Link">
<text:span text:style-name="T4">
 Zavatskaya </text:span>
</text:a>
正如乌克林福姆报道的那样，扎瓦茨卡开始了资格锦标赛，击败了塞恩诺夫和埃普尔顿。</text:p>
      <text:p text:style-name="P4">
照片：盖蒂图像</text:p>
      <text:p text:style-name="P4">
News Source: <text:a xlink:type="simple" xlink:href="https://www.ukrinform.ua/rubric-sports/3710085-zavacka-uspisno-startuvala-v-osnovnij-sitci-100tisacnika-u-madridi.html" text:style-name="Internet_20_link" text:visited-style-name="Visited_20_Internet_20_Link">
https://www.ukrinform.ua/rubric-sports/3710085-zavacka-uspisno-startuvala-v-osnovnij-sitci-100tisacnika-u-madridi.html</text:a>
</text:p>
      <!--NEWS-->
      <text:h text:style-name="P10" text:outline-level="1">
<text:span text:style-name="T4">
在尼古拉夫（Nikolaev），在“乌克兰的比尔金（Beregin of Ukrine）”框架内开放了著名刺绣的展览</text:span>
</text:h>
      <text:p text:style-name="P4">
作者: Ukrinform (Person)</text:p>
      <text:p text:style-name="P4">
出版商: Укринформ (Organization)</text:p>
      <text:p text:style-name="P4">
出版时间: 2023-05-16T17:47:00+03:00</text:p>
      <text:p text:style-name="P4">
修改时间: 2023-05-16T17:47:00+03:00</text:p>
      <text:p text:style-name="P4">
描述: 在尼古拉耶夫（Nikolaev），一个个人展览的刺绣展览会，乌克兰珍妮·塞恩科·罗斯（Jeanne Semenko-Rus）国家民间艺术大师联盟的负责人在创意“乌克兰的贝雷金”的框架内开放。  - 乌克林。</text:p>
      <text:p text:style-name="P4">
图片: ["<text:a xlink:type="simple" xlink:href="https://static.ukrinform.com/photos/2023_05/thumb_files/630_360_1684245919-9629.jpeg" text:style-name="Internet_20_link" text:visited-style-name="Visited_20_Internet_20_Link">
630_360_16842...</text:a>
", "<text:a xlink:type="simple" xlink:href="https://static.ukrinform.com/photos/2023_05/thumb_files/630_360_1684245919-2364.jpeg" text:style-name="Internet_20_link" text:visited-style-name="Visited_20_Internet_20_Link">
630_360_16842...</text:a>
", "<text:a xlink:type="simple" xlink:href="https://static.ukrinform.com/photos/2023_05/thumb_files/630_360_1684245919-8502.jpeg" text:style-name="Internet_20_link" text:visited-style-name="Visited_20_Internet_20_Link">
630_360_16842...</text:a>
", "<text:a xlink:type="simple" xlink:href="https://static.ukrinform.com/photos/2023_05/thumb_files/630_360_1684245919-9211.jpeg" text:style-name="Internet_20_link" text:visited-style-name="Visited_20_Internet_20_Link">
630_360_16842...</text:a>
", "<text:a xlink:type="simple" xlink:href="https://static.ukrinform.com/photos/2023_05/thumb_files/630_360_1684245919-8855.jpeg" text:style-name="Internet_20_link" text:visited-style-name="Visited_20_Internet_20_Link">
630_360_16842...</text:a>
", "<text:a xlink:type="simple" xlink:href="https://static.ukrinform.com/photos/2023_05/thumb_files/630_360_1684245919-4298.jpeg" text:style-name="Internet_20_link" text:visited-style-name="Visited_20_Internet_20_Link">
630_360_16842...</text:a>
", "<text:a xlink:type="simple" xlink:href="https://static.ukrinform.com/photos/2023_05/thumb_files/630_360_1684245920-4922.jpeg" text:style-name="Internet_20_link" text:visited-style-name="Visited_20_Internet_20_Link">
630_360_16842...</text:a>
", "<text:a xlink:type="simple" xlink:href="https://static.ukrinform.com/photos/2023_05/thumb_files/630_360_1684245919-5301.jpeg" text:style-name="Internet_20_link" text:visited-style-name="Visited_20_Internet_20_Link">
630_360_16842...</text:a>
", "<text:a xlink:type="simple" xlink:href="https://static.ukrinform.com/photos/2023_05/thumb_files/630_360_1684245920-4954.jpeg" text:style-name="Internet_20_link" text:visited-style-name="Visited_20_Internet_20_Link">
630_360_16842...</text:a>
", "<text:a xlink:type="simple" xlink:href="https://static.ukrinform.com/photos/2023_05/thumb_files/630_360_1684245920-9712.jpeg" text:style-name="Internet_20_link" text:visited-style-name="Visited_20_Internet_20_Link">
630_360_16842...</text:a>
", "<text:a xlink:type="simple" xlink:href="https://static.ukrinform.com/photos/2023_05/thumb_files/630_360_1684245920-2458.jpeg" text:style-name="Internet_20_link" text:visited-style-name="Visited_20_Internet_20_Link">
630_360_16842...</text:a>
"]</text:p>
      <text:p text:style-name="P4">
标签: ['Миколаїв', 'Вишиванка', 'Виставка', 'Мистецтво']</text:p>
      <text:p text:style-name="P4">
类型: Article</text:p>
      <!--METADATA-->
      <text:p text:style-name="P4">
<draw:frame draw:style-name="fr1" draw:name="Image133" text:anchor-type="as-char" svg:width="6.9236in" svg:height="3.956343in" draw:z-index="0">
<draw:image xlink:href="../Images/yкринформ/2023-05-16T17-47-00-03-00/630_360_1684245919-9629.jpeg" xlink:type="simple" xlink:show="embed" xlink:actuate="onLoad" draw:mime-type="image/jpeg"/>
</draw:frame>
Mimikolaev开设了一个个人展览，该展览是乌克兰Jeannienennko-Rus国家民间艺术大师联盟的地区中心主管，在创意周期“乌克兰的Beregin”框架内。</text:p>
      <text:p text:style-name="P4">
这是乌克利福通讯员的报道。</text:p>
      <text:p text:style-name="P4">
«珍妮·塞恩科·罗斯(Jeanne Semenko-Rus-8)的个人展览来自创意周期“乌克兰的贝雷金”(Beregin of Ukraine)，其目的是使观众熟悉尼古拉耶夫(Nikolaev)的妇女的工作。 该事件是致力于刺绣日的，这是非常象征性的，尤其是确定。 毕竟 <text:a xlink:type="simple" xlink:href="https://www.ukrinform.ua/tag-visivanka" text:style-name="Internet_20_link" text:visited-style-name="Visited_20_Internet_20_Link">
</text:a>
 - 这是一个国家代码。 正是在战争期间，他工作并为整个乌克兰站起来。 这就是为什么我们将最古老的展览称为“海岸符号”的原因。 因为在灌木丛中缝制的每个符号都具有保护邪恶邻居的受保护功能，”文化和艺术协会“ Art-Pecus”的负责人Valentin Kryvtsov说。展览展示了毛巾和衬衫，不仅是工匠本身，而且还展示了最好的学生。 装饰产品的作者模式的基础，维护符号 - 链接及其布局方法。 这给出了机器人的排他性。</text:p>
      <text:p text:style-name="P4">
总的来说，珍妮夫人的创造力持续了半个多世纪，已经点燃了一百件衬衫和约50毛巾，还有桌布，餐巾纸等。 每项工作都花了几个月到一年的时间。而且有这样的产品花费了两年。</text:p>
      <text:p text:style-name="P4">
但是，她拥有最喜欢的工作 - 她的个人衬衫，绣在大麻布上。 她有意参加会议。 创建只花了几个星期。</text:p>
      <text:p text:style-name="P4">
工匠的作品参加了国家和国际节日的许多展览和节日。 他们装饰了波兰，保加利亚，法国，日本，澳大利亚，美国和世界其他国家的私人收藏。</text:p>
      <text:p text:style-name="P4">
Zhanna Semenenko-Rus于1947年出生于Mykolaiv地区的Pervomaisk。从敖德萨州立大学毕业后。 I. Mechnikov担任乌克兰报纸“ Pribuzhsky Bulletin”。 随后，她开始刺绣，并研究pobuzhya-posinushka地区的真实装饰。</text:p>
      <text:p text:style-name="P4">
<text:span text:style-name="T4">
另请阅读：</text:span>
 <text:a xlink:type="simple" xlink:href="https://www.ukrinform.ua/rubric-culture/3708039-u-berlini-vidkrilas-vistavka-sucasnih-ukrainskih-mitciv.html" text:style-name="Internet_20_link" text:visited-style-name="Visited_20_Internet_20_Link">
<text:span text:style-name="T4">
展览</text:span>
</text:a>
在长期的研究工作中，工匠开发了目录指南“我刺绣的Pobuzhya-Posinushzha之地”，其中包括Mykolaiv地区和Kirovograd地区古代刺绣标本的基础的材料。独家收集作者的绣花作品。</text:p>
      <text:p text:style-name="P4">
展览的组织者是文化和艺术协会的“艺术”泰特里尔城市图书馆。 Mark Kropyvnytsky。</text:p>
      <text:p text:style-name="P4">
News Source: <text:a xlink:type="simple" xlink:href="https://www.ukrinform.ua/rubric-culture/3710088-u-mikolaevi-vidkrili-vistavku-vidomoi-visivalnici-u-ramkah-ciklu-beregini-ukraini.html" text:style-name="Internet_20_link" text:visited-style-name="Visited_20_Internet_20_Link">
https://www.ukrinform.ua/rubric-culture/3710088-u-mikolaevi-vidkrili-vistavku-vidomoi-visivalnici-u-ramkah-ciklu-beregini-ukraini.html</text:a>
</text:p>
      <!--NEWS-->
      <text:h text:style-name="P10" text:outline-level="1">
<text:span text:style-name="T4">
在切尔尼希夫地区通过炮击 - 大型森林大火</text:span>
</text:h>
      <text:p text:style-name="P4">
作者: Ukrinform (Person)</text:p>
      <text:p text:style-name="P4">
出版商: Укринформ (Organization)</text:p>
      <text:p text:style-name="P4">
出版时间: 2023-05-16T18:02:00+03:00</text:p>
      <text:p text:style-name="P4">
修改时间: 2023-05-16T18:02:00+03:00</text:p>
      <text:p text:style-name="P4">
描述: 由于在切尔尼希夫地区进行炮击，正在进行大规模的森林大火，由于积极的战斗，该区域无法安装。  - 乌克林。</text:p>
      <text:p text:style-name="P4">
图片: ["<text:a xlink:type="simple" xlink:href="https://static.ukrinform.com/photos/2023_05/thumb_files/630_360_1684249688-657.jpg" text:style-name="Internet_20_link" text:visited-style-name="Visited_20_Internet_20_Link">
630_360_16842...</text:a>
", "<text:a xlink:type="simple" xlink:href="https://static.ukrinform.com/photos/2023_05/1684249687-126.jpg" text:style-name="Internet_20_link" text:visited-style-name="Visited_20_Internet_20_Link">
1684249687-12...</text:a>
", "<text:a xlink:type="simple" xlink:href="https://static.ukrinform.com/photos/2023_05/1684249688-446.jpg" text:style-name="Internet_20_link" text:visited-style-name="Visited_20_Internet_20_Link">
1684249688-44...</text:a>
"]</text:p>
      <text:p text:style-name="P4">
标签: ['Обстріл', 'Пожежа', 'Чернігівщина']</text:p>
      <text:p text:style-name="P4">
类型: Article</text:p>
      <!--METADATA-->
      <text:p text:style-name="P4">
<draw:frame draw:style-name="fr1" draw:name="Image134" text:anchor-type="as-char" svg:width="6.9236in" svg:height="3.956343in" draw:z-index="0">
<draw:image xlink:href="../Images/yкринформ/2023-05-16T18-02-00-03-00/630_360_1684249688-657.jpg" xlink:type="simple" xlink:show="embed" xlink:actuate="onLoad" draw:mime-type="image/jpeg"/>
</draw:frame>
此外，切尔尼希夫地区正在发生大规模的森林大火，由于积极的战斗，该区域无法安装。</text:p>
      <text:p text:style-name="P4">
关于它报告了[乌克兰的森林》(https://www.facebook.com/ForestsOfUkraine/posts/pfbid0t7sx1pk3hoh64tFHQbZksSFFwd5831NsQuFVguSikAcmN9K27esjnxSEfPnaEs1sl)，报道乌克林福姆。</text:p>
      <text:p text:style-name="P4">
“由于敌人的炮击在分支的森林地区，诺夫哥罗德 - 西弗斯基林业开始了<text:a xlink:type="simple" xlink:href="https://www.ukrinform.ua/tag-pozeza" text:style-name="Internet_20_link" text:visited-style-name="Visited_20_Internet_20_Link">
</text:a>
。 现在，燃烧在村庄附近的Semenivskyi领土上的2个牢房中继续进行。 旋转和附近的村庄。 MH，”消息读到。</text:p>
      <text:p text:style-name="P4">
<draw:frame draw:style-name="fr1" draw:name="Image135" text:anchor-type="as-char" svg:width="6.9236in" svg:height="4.609323in" draw:z-index="0">
<draw:image xlink:href="../Images/yкринформ/2023-05-16T18-02-00-03-00/1684249687-126.jpg" xlink:type="simple" xlink:show="embed" xlink:actuate="onLoad" draw:mime-type="image/jpeg"/>
</draw:frame>
根据国家拥有的企业，Bleshnya和MHI定居点的居民甚至与敌对行动有关。 但是，分配以下定居点存在危险-Orlikivka和Baranivka，人们延迟。</text:p>
      <text:p text:style-name="P4">
<text:span text:style-name="T4">
另请阅读：</text:span>
 <text:a xlink:type="simple" xlink:href="https://www.ukrinform.ua/rubric-regions/3709804-na-kiivsini-likviduvali-masstabnu-lisovu-pozezu.html" text:style-name="Internet_20_link" text:visited-style-name="Visited_20_Internet_20_Link">
<text:span text:style-name="T4">
 fire </text:span>
</text:a>
人们强调的是，由于积极的战斗，大火区域被包含。 分支森林人试图停止火灾，在定居点附近创建矿化条，并为散发火道路的自然障碍。</text:p>
      <text:p text:style-name="P4">
<draw:frame draw:style-name="fr1" draw:name="Image136" text:anchor-type="as-char" svg:width="6.9236in" svg:height="4.609323in" draw:z-index="0">
<draw:image xlink:href="../Images/yкринформ/2023-05-16T18-02-00-03-00/1684249688-446.jpg" xlink:type="simple" xlink:show="embed" xlink:actuate="onLoad" draw:mime-type="image/jpeg"/>
</draw:frame>
据乌克里德顿中心(Ukrhydromet Center)称，在5月15日至17日，将在基辅奇纳(Kyivshchyna)观察到极大的火灾危险。</text:p>
      <text:p text:style-name="P4">
News Source: <text:a xlink:type="simple" xlink:href="https://www.ukrinform.ua/rubric-regions/3710095-na-cernigivsini-cerez-obstrili-masstabni-lisovi-pozezi.html" text:style-name="Internet_20_link" text:visited-style-name="Visited_20_Internet_20_Link">
https://www.ukrinform.ua/rubric-regions/3710095-na-cernigivsini-cerez-obstrili-masstabni-lisovi-pozezi.html</text:a>
</text:p>
      <!--NEWS-->
      <text:h text:style-name="P10" text:outline-level="1">
<text:span text:style-name="T4">
乌克兰在第一季度以103亿美元的价格出口商品 - 州统计委员会</text:span>
</text:h>
      <text:p text:style-name="P4">
作者: Ukrinform (Person)</text:p>
      <text:p text:style-name="P4">
出版商: Укринформ (Organization)</text:p>
      <text:p text:style-name="P4">
出版时间: 2023-05-16T18:03:30+03:00</text:p>
      <text:p text:style-name="P4">
修改时间: 2023-05-16T18:03:30+03:00</text:p>
      <text:p text:style-name="P4">
描述: 2023年1月3月，乌克兰出口了103亿美元。 美国和进口商品的$ 157亿美元。 美国。  - 乌克林。</text:p>
      <text:p text:style-name="P4">
图片: ["<text:a xlink:type="simple" xlink:href="https://static.ukrinform.com/photos/2019_11/thumb_files/630_360_1572885653-516.jpg" text:style-name="Internet_20_link" text:visited-style-name="Visited_20_Internet_20_Link">
630_360_15728...</text:a>
"]</text:p>
      <text:p text:style-name="P4">
标签: ['Економіка', 'Експорт', 'Україна', 'Держстат']</text:p>
      <text:p text:style-name="P4">
类型: Article</text:p>
      <!--METADATA-->
      <text:p text:style-name="P4">
<draw:frame draw:style-name="fr1" draw:name="Image137" text:anchor-type="as-char" svg:width="6.9236in" svg:height="3.956343in" draw:z-index="0">
<draw:image xlink:href="../Images/yкринформ/2023-05-16T18-03-30-03-00/630_360_1572885653-516.jpg" xlink:type="simple" xlink:show="embed" xlink:actuate="onLoad" draw:mime-type="image/jpeg"/>
</draw:frame>
乌克兰3月2023日将商品出口103亿美元。 美国已将商品进口157亿美元。 美国。</text:p>
      <text:p text:style-name="P4">
正如乌克林福姆报道的那样，它报告了<text:a xlink:type="simple" xlink:href="http://www.ukrstat.gov.ua/" text:style-name="Internet_20_link" text:visited-style-name="Visited_20_Internet_20_Link">
</text:a>
。</text:p>
      <text:p text:style-name="P4">
“在2023年第一季度，商品出口总额为103550万美元。 声明说：“美国，比2022年第一个季度的进口 -  156.94亿美元，即110.9％，占73.9％。”</text:p>
      <text:p text:style-name="P4">
因此，负余额为54亿美元(在2022年第一季度，还有一个独立的余额-208亿美元).</text:p>
      <text:p text:style-name="P4">
Найбільшого падіння у звітний період зазнали обсяги експорту чорних металів –на 75,3% до показників минулого року.</text:p>
      <text:p text:style-name="P4">
Серед імпортованих товарів найбільший приріст зафіксовано в категорії«електричні машини» (+48,2％).</text:p>
      <text:p text:style-name="P4">
У березні 2023 року порівняно із лютим сезонно скориговані обсяги <text:a xlink:type="simple" xlink:href="https://www.ukrinform.ua/tag-eksport" text:style-name="Internet_20_link" text:visited-style-name="Visited_20_Internet_20_Link">
</text:a>
增长了1.1％，达到35.5亿美元，进口量下降了3.9％，至54亿美元。因此，季节性调整后的余额交易在2023年3月为负数，2月份为18.8亿美元，也为21.2亿美元。</text:p>
      <text:p text:style-name="P4">
<text:span text:style-name="T4">
另请阅读：</text:span>
 <text:a xlink:type="simple" xlink:href="https://www.ukrinform.ua/rubric-economy/3707973-nacbank-prokomentuvav-rizke-spovilnenna-inflacii-u-kvitni.html" text:style-name="Internet_20_link" text:visited-style-name="Visited_20_Internet_20_Link">
</text:a>
正如当前营销年度报道的那样(从2022年7月1日到2023年12月12日)乌克兰出口了433.6万吨谷物和豆类。</text:p>
      <text:p text:style-name="P4">
News Source: <text:a xlink:type="simple" xlink:href="https://www.ukrinform.ua/rubric-economy/3710091-ukraina-v-i-kvartali-eksportuvala-tovariv-na-103-milarda-derzstat.html" text:style-name="Internet_20_link" text:visited-style-name="Visited_20_Internet_20_Link">
https://www.ukrinform.ua/rubric-economy/3710091-ukraina-v-i-kvartali-eksportuvala-tovariv-na-103-milarda-derzstat.html</text:a>
</text:p>
      <!--NEWS-->
      <text:h text:style-name="P10" text:outline-level="1">
<text:span text:style-name="T4">
Kyivstar更新了《爱情UA爱国系》的预付款率</text:span>
</text:h>
      <text:p text:style-name="P4">
作者: Ukrinform (Person)</text:p>
      <text:p text:style-name="P4">
出版商: Укринформ (Organization)</text:p>
      <text:p text:style-name="P4">
出版时间: 2023-05-16T18:11:00+03:00</text:p>
      <text:p text:style-name="P4">
修改时间: 2023-05-16T18:11:00+03:00</text:p>
      <text:p text:style-name="P4">
描述: Kyivstar National TVCOM运营商介绍了更新的爱情UA爱国系列，以提高预付款关税。  - 乌克林。</text:p>
      <text:p text:style-name="P4">
图片: ["<text:a xlink:type="simple" xlink:href="https://static.ukrinform.com/photos/2022_09/thumb_files/630_360_1664195625-636.jpg" text:style-name="Internet_20_link" text:visited-style-name="Visited_20_Internet_20_Link">
630_360_16641...</text:a>
", "<text:a xlink:type="simple" xlink:href="https://static.ukrinform.com/photos/2023_05/1684249627-954.jpg" text:style-name="Internet_20_link" text:visited-style-name="Visited_20_Internet_20_Link">
1684249627-95...</text:a>
"]</text:p>
      <text:p text:style-name="P4">
标签: ['Технології', "Мобільний зв'язок", 'Київстар']</text:p>
      <text:p text:style-name="P4">
类型: Article</text:p>
      <!--METADATA-->
      <text:p text:style-name="P4">
<draw:frame draw:style-name="fr1" draw:name="Image138" text:anchor-type="as-char" svg:width="6.9236in" svg:height="3.956343in" draw:z-index="0">
<draw:image xlink:href="../Images/yкринформ/2023-05-16T18-11-00-03-00/630_360_1664195625-636.jpg" xlink:type="simple" xlink:show="embed" xlink:actuate="onLoad" draw:mime-type="image/jpeg"/>
</draw:frame>
Kyivstar国家TVCOM运营商向预付款关税提出了更新的Love UA爱国。</text:p>
      <text:p text:style-name="P4">
乌克林福姆在公司的新闻服务中获悉。</text:p>
      <text:p text:style-name="P4">
“爱情UA爱国线的关税继续根据订户的需求发展和改变。 在新的关税中<text:a xlink:type="simple" xlink:href="https://kyivstar.ua/tariffs/love-svitlo" text:style-name="Internet_20_link" text:visited-style-name="Visited_20_Internet_20_Link">
</text:a>
 , <text:a xlink:type="simple" xlink:href="https://kyivstar.ua/tariffs/love-pisnia" text:style-name="Internet_20_link" text:visited-style-name="Visited_20_Internet_20_Link">
</text:a>
 , <text:a xlink:type="simple" xlink:href="https://kyivstar.ua/tariffs/love-syla" text:style-name="Internet_20_link" text:visited-style-name="Visited_20_Internet_20_Link">
</text:a>
和 <text:a xlink:type="simple" xlink:href="https://kyivstar.ua/internet-tv-mobile/alltogethersyla" text:style-name="Internet_20_link" text:visited-style-name="Visited_20_Internet_20_Link">
</text:a>
订户正在等待更多的腐烂性填补。”该公司说。</text:p>
      <text:p text:style-name="P4">
<draw:frame draw:style-name="fr1" draw:name="Image139" text:anchor-type="as-char" svg:width="6.9236in" svg:height="6.9236in" draw:z-index="0">
<draw:image xlink:href="../Images/yкринформ/2023-05-16T18-11-00-03-00/1684249627-954.jpg" xlink:type="simple" xlink:show="embed" xlink:actuate="onLoad" draw:mime-type="image/jpeg"/>
</draw:frame>
每个软件包为订户提供所有必要的基本功能。 除了打电话给Kyivstar，Love Ua Light and Love UA外，这首歌分别包含150和250分钟，以呼叫乌克兰的任何移动和固定网络，以及15和25 GB的移动流量<text:a xlink:type="simple" xlink:href="https://www.ukrinform.ua/tag-internet" text:style-name="Internet_20_link" text:visited-style-name="Visited_20_Internet_20_Link">
</text:a>
。 Love UA Power在任何网络和50GB的移动互联网上提供300分钟。</text:p>
      <text:p text:style-name="P4">
在关税的价值中，拉明(Raming)在漫游中随着移动互联网的增加而提供的浪漫服务也包括在内。 例如，在爱情中，关税是国外的10GB交通(针对以前的4000 MB).</text:p>
      <text:p text:style-name="P4">
У тарифі ВСЕ РАЗОМ Сила, окрім послуг мобільного зв’язку, домашнього інтернетута платформи кіно та телебачення «Київстар ТБ», користувачам тарифу буде такождоступна послуга «Роумінг як вдома».</text:p>
      <text:p text:style-name="P4">
Окрім цього, всі тарифи передоплати мають «Суперсили» – додаткові послуги, якіабонент може сам собі обрати без зайвих витрат. Це можуть бути як звичайніхвилини на інші номери, так і підписка на платформу кіно та телебачення«Київстар ТБ» або ж швидкісний провідний інтернет.</text:p>
      <text:p text:style-name="P4">
<text:span text:style-name="T4">
Читайте також:</text:span>
 <text:a xlink:type="simple" xlink:href="https://www.ukrinform.ua/rubric-technology/3691852-kiivstar-posilue-partnerstvo-iz-fortinet-zadla-protidii-kiberzagrozam.html" text:style-name="Internet_20_link" text:visited-style-name="Visited_20_Internet_20_Link">
 <text:span text:style-name="T4">
Київстар</text:span>
 </text:a>
在爱情中的超级Silter中，建议您关税：</text:p>
      <ul>
        <li>
Kyivstar电视可以访问320多个电视频道和视频(可从任何小工具查看).   * Допомога Фонду «Повернись живим» – 50 грн від кожної сплати тарифу йтиме на підтримку ЗСУ.   * Провідний інтернет від «Домашній інтернет від Київстар» або збільшення його до швидкості 1 ГБ/сек.   * SIM для планшета чи другого телефона.   * 100 хвилин на будь-які номери по Україні чи за кордон та багато інших додаткових опцій.</li>
      </ul>
      <text:p text:style-name="P4">
News Source: <text:a xlink:type="simple" xlink:href="https://www.ukrinform.ua/rubric-technology/3710097-kiivstar-onoviv-patrioticnu-linijku-love-ua-dla-tarifiv-peredoplati.html" text:style-name="Internet_20_link" text:visited-style-name="Visited_20_Internet_20_Link">
https://www.ukrinform.ua/rubric-technology/3710097-kiivstar-onoviv-patrioticnu-linijku-love-ua-dla-tarifiv-peredoplati.html</text:a>
</text:p>
      <!--NEWS-->
      <text:h text:style-name="P10" text:outline-level="1">
<text:span text:style-name="T4">
美国在莫斯科展览敦促从武力立场解决与俄罗斯的任何问题</text:span>
</text:h>
      <text:p text:style-name="P4">
作者: Ukrinform (Person)</text:p>
      <text:p text:style-name="P4">
出版商: Укринформ (Organization)</text:p>
      <text:p text:style-name="P4">
出版时间: 2023-05-16T18:20:00+03:00</text:p>
      <text:p text:style-name="P4">
修改时间: 2023-05-16T18:20:00+03:00</text:p>
      <text:p text:style-name="P4">
描述: 美国应该将俄罗斯视为敌人，绝不信任克里姆林宫政府的陈述，而不是询问，而是从力量和信心的角度来处理任何互动问题。  - 乌克林。</text:p>
      <text:p text:style-name="P4">
图片: ["<text:a xlink:type="simple" xlink:href="https://static.ukrinform.com/photos/2018_02/thumb_files/630_360_1518671202-8390-dzon-sallivan-foto-ar.jpg" text:style-name="Internet_20_link" text:visited-style-name="Visited_20_Internet_20_Link">
630_360_15186...</text:a>
"]</text:p>
      <text:p text:style-name="P4">
标签: ['Посол', 'Путін', 'США', 'Війна з Росією']</text:p>
      <text:p text:style-name="P4">
类型: Article</text:p>
      <!--METADATA-->
      <text:p text:style-name="P4">
<draw:frame draw:style-name="fr1" draw:name="Image140" text:anchor-type="as-char" svg:width="6.9236in" svg:height="3.956343in" draw:z-index="0">
<draw:image xlink:href="../Images/yкринформ/2023-05-16T18-20-00-03-00/630_360_1518671202-8390-dzon-sallivan-foto-ar.jpg" xlink:type="simple" xlink:show="embed" xlink:actuate="onLoad" draw:mime-type="image/jpeg"/>
</draw:frame>
美国应该将俄罗斯视为对手，绝不会信任克里姆林宫政府的陈述，什么也没问，而是从权力的角度来解决任何互动问题。</text:p>
      <text:p text:style-name="P4">
在周二举行的外国患者委员会的听证会上，美国驻俄罗斯大使约翰·沙利文(John Sullivan)举行了这一点。</text:p>
      <text:p text:style-name="P4">
“第一个也是最重要的是，在普京的领导下，俄罗斯是美国不可调和的反对者。 <text:a xlink:type="simple" xlink:href="https://www.ukrinform.ua/tag-putin" text:style-name="Internet_20_link" text:visited-style-name="Visited_20_Internet_20_Link">
</text:a>
他认为，俄罗斯在“文明”碰撞时正在与我们作斗争，他们在其外交政策的新制定中宣布了这一点，”这位前高级外交官说。</text:p>
      <text:p text:style-name="P4">
他强调，为了实现美国成功政策，必须了解他们的敌人。</text:p>
      <text:p text:style-name="P4">
“其次，我们需要在北约框架内建立安全架构，并在强烈的双边和多边外交官的帮助下，不仅保护乌克兰，而且保护欧洲和红俄侵略世界的其他地区，”沙利文说。</text:p>
      <text:p text:style-name="P4">
第三，他说：“对俄罗斯政府没有信心。” 在这方面，他回想起克里姆林宫在2022年如何反复表示他不打算攻击乌克兰。 展览说：“为什么有人相信这种力量？”</text:p>
      <text:p text:style-name="P4">
<text:span text:style-name="T4">
另请阅读：</text:span>
 <text:a xlink:type="simple" xlink:href="https://www.ukrinform.ua/rubric-world/3709658-sankcii-vplivaut-na-zdatnist-putina-vesti-vijnu-bilij-dim.html" text:style-name="Internet_20_link" text:visited-style-name="Visited_20_Internet_20_Link">
<text:span text:style-name="T4">
白色</text:span>
 <text:span text:style-name="T4">
家庭</text:span>
 <text:span text:style-name="T4">
 </text:span>
制裁<text:span text:style-name="T4">
 </text:span>
 <text:span text:style-name="T4">
影响</text:span>
 <text:span text:style-name="T4">
 </text:span>
 <text:span text:style-name="T4">
 Putin的能力</text:span>
 Putin <text:span text:style-name="T4">
 </text:span>
 <text:span text:style-name="T4">
 vesti </text:span>
 vesti <text:span text:style-name="T4">
 </text:span>
 <text:span text:style-name="T4">
战争</text:span>
</text:a>
他表达了这样的信念，即该回到咒语“信任，但请检查”罗纳德·里根(Ronald Reagan)。</text:p>
      <text:p text:style-name="P4">
“没有信心(到俄罗斯联邦 - 编辑。)，仅验证乌克兰建立正义和在乌克兰俄罗斯军事射线的受害者。”这位前大使说。</text:p>
      <text:p text:style-name="P4">
沙利文承认，在这种情况下很难实施外交，但是当美国国家利益要求时，Shan应该拒绝完全拒绝。</text:p>
      <text:p text:style-name="P4">
“但是我们的利益不要求俄罗斯人要求对话，是在乌克兰的控制集还是战争。 他们想要它。 这只会带来政治上的新失败。”他说。沙利文(Sullivan)指出，在他担任美国驻莫斯科大使期间，他提出了最好的建议：永远不要问俄罗斯人。 Exdiplomat强调说：“我们必须从Sylite信心的角度进行任何提议的互动或谈判。”</text:p>
      <text:p text:style-name="P4">
最后，他指出，俄罗斯和美国之间的外交问题问题仍然是平等的永久性。</text:p>
      <text:p text:style-name="P4">
“我们在莫斯科有一个大使馆，没有领事。 他们在古斯顿和纽约设有大使馆Vvashington和两个领事馆。 此外，与我们在俄罗斯相比，他们有要在美国进行双边任务的外交官更多的外交官。 我们需要坚持互惠，”沙利文强调。</text:p>
      <text:p text:style-name="P4">
News Source: <text:a xlink:type="simple" xlink:href="https://www.ukrinform.ua/rubric-polytics/3710102-eksposol-ssa-v-moskvi-zaklikav-virisuvati-budaki-pitanna-z-rosieu-z-pozicii-sili.html" text:style-name="Internet_20_link" text:visited-style-name="Visited_20_Internet_20_Link">
https://www.ukrinform.ua/rubric-polytics/3710102-eksposol-ssa-v-moskvi-zaklikav-virisuvati-budaki-pitanna-z-rosieu-z-pozicii-sili.html</text:a>
</text:p>
      <!--NEWS-->
      <text:h text:style-name="P10" text:outline-level="1">
<text:span text:style-name="T4">
小型士兵周三提出了更新的平台行动。</text:span>
</text:h>
      <text:p text:style-name="P4">
作者: Ukrinform (Person)</text:p>
      <text:p text:style-name="P4">
出版商: Укринформ (Organization)</text:p>
      <text:p text:style-name="P4">
出版时间: 2023-05-16T18:22:04+03:00</text:p>
      <text:p text:style-name="P4">
修改时间: 2023-05-16T18:22:04+03:00</text:p>
      <text:p text:style-name="P4">
描述: 5月17日星期三，数字化转型部提出了更新的平台。  - 乌克林。</text:p>
      <text:p text:style-name="P4">
图片: ["<text:a xlink:type="simple" xlink:href="https://static.ukrinform.com/photos/2022_12/thumb_files/630_360_1670147715-702.jpg" text:style-name="Internet_20_link" text:visited-style-name="Visited_20_Internet_20_Link">
630_360_16701...</text:a>
"]</text:p>
      <text:p text:style-name="P4">
标签: ['Освіта', 'Мінцифри', 'Додаток “ДІЯ”']</text:p>
      <text:p text:style-name="P4">
类型: Article</text:p>
      <!--METADATA-->
      <text:p text:style-name="P4">
<draw:frame draw:style-name="fr1" draw:name="Image141" text:anchor-type="as-char" svg:width="6.9236in" svg:height="3.956343in" draw:z-index="0">
<draw:image xlink:href="../Images/yкринформ/2023-05-16T18-22-04-03-00/630_360_1670147715-702.jpg" xlink:type="simple" xlink:show="embed" xlink:actuate="onLoad" draw:mime-type="image/jpeg"/>
</draw:frame>
5月17日星期三，数字化转型部提出了更新的动作。</text:p>
      <text:p text:style-name="P4">
乌克林福姆(Ukrinform)表示，创新的维奇雷米尔人(Viceremier-Minister)，数字化转型的教育，科学和技术部门的发展Mikhail Fedorov报告<text:a xlink:type="simple" xlink:href="https://t.me/zedigital/3141" text:style-name="Internet_20_link" text:visited-style-name="Visited_20_Internet_20_Link">
</text:a>
。</text:p>
      <text:p text:style-name="P4">
“我们明天将向更新的平台展示。在不同的职业中尝试自己。](https://www.ukrinform.ua/tag-mihajlo-fedorov)。</text:p>
      <text:p text:style-name="P4">
该平台的目的是提高乌克兰人的数字素养，以帮助在新地区工作，泵送英语并有兴趣通过互动格式学习。</text:p>
      <text:p text:style-name="P4">
Fedorov强调说：“我们重新启动了数字扫盲项目 - 我们改变了更多的东西。我们介绍了当前知识和技能的国家平台。</text:p>
      <text:p text:style-name="P4">
演示文稿可以在线加入<text:a xlink:type="simple" xlink:href="http://educon.in.ua/" text:style-name="Internet_20_link" text:visited-style-name="Visited_20_Internet_20_Link">
</text:a>
。</text:p>
      <text:p text:style-name="P4">
<text:span text:style-name="T4">
另请阅读：</text:span>
 <text:a xlink:type="simple" xlink:href="https://www.ukrinform.ua/rubric-economy/3708212-cifrovizacia-sferi-socposlug-zekonomit-derzavi-milardi-griven-fedorov.html" text:style-name="Internet_20_link" text:visited-style-name="Visited_20_Internet_20_Link">
</text:a>
正如乌克林福姆报道的那样，为了国防和安全的利益，国家和私人倡议共同制定创新决策的平台 -  [] [] <text:a xlink:type="simple" xlink:href="https://www.ukrinform.ua/rubric-technology/3708378-do-klastera-brave1-vze-nadijslo-ponad-100-zaavok-vid-ukrainskih-rozrobnikiv.html" text:style-name="Internet_20_link" text:visited-style-name="Visited_20_Internet_20_Link">
</text:a>
100多个可以帮助乌克兰技术优势比敌人的想法。</text:p>
      <text:p text:style-name="P4">
<text:span text:style-name="T5">
foto：minisfra</text:span>
</text:p>
      <text:p text:style-name="P4">
News Source: <text:a xlink:type="simple" xlink:href="https://www.ukrinform.ua/rubric-technology/3710103-mincifri-u-seredu-prezentue-onovlenu-platformu-diaosvita.html" text:style-name="Internet_20_link" text:visited-style-name="Visited_20_Internet_20_Link">
https://www.ukrinform.ua/rubric-technology/3710103-mincifri-u-seredu-prezentue-onovlenu-platformu-diaosvita.html</text:a>
</text:p>
      <!--NEWS-->
      <text:h text:style-name="P10" text:outline-level="1">
<text:span text:style-name="T4">
WBA正在考虑在与USIK的战斗中取代Duba</text:span>
</text:h>
      <text:p text:style-name="P4">
作者: Ukrinform (Person)</text:p>
      <text:p text:style-name="P4">
出版商: Укринформ (Organization)</text:p>
      <text:p text:style-name="P4">
出版时间: 2023-05-16T18:23:53+03:00</text:p>
      <text:p text:style-name="P4">
修改时间: 2023-05-16T18:23:53+03:00</text:p>
      <text:p text:style-name="P4">
描述: USYK（20-0，13 KOS）最后一次于2022年8月去了戒指。  - 乌克林。</text:p>
      <text:p text:style-name="P4">
图片: ["<text:a xlink:type="simple" xlink:href="https://static.ukrinform.com/photos/2023_05/thumb_files/630_360_1684250566-853.jpg" text:style-name="Internet_20_link" text:visited-style-name="Visited_20_Internet_20_Link">
630_360_16842...</text:a>
"]</text:p>
      <text:p text:style-name="P4">
标签: ['Бокс', 'Усик']</text:p>
      <text:p text:style-name="P4">
类型: Article</text:p>
      <!--METADATA-->
      <text:p text:style-name="P4">
<draw:frame draw:style-name="fr1" draw:name="Image142" text:anchor-type="as-char" svg:width="6.9236in" svg:height="3.956343in" draw:z-index="0">
<draw:image xlink:href="../Images/yкринформ/2023-05-16T18-23-53-03-00/630_360_1684250566-853.jpg" xlink:type="simple" xlink:show="embed" xlink:actuate="onLoad" draw:mime-type="image/jpeg"/>
</draw:frame>
Usik(20-0，13 KO)最后一次在2022年8月上了戒指。</text:p>
      <text:p text:style-name="P4">
世界拳击协会(WBA)确定了杜巴·杜巴(Dubauu Dubau)与亚历山大·乌斯克(Alexander Usik)的比赛的潜在替代者，<text:a xlink:type="simple" xlink:href="https://twitter.com/DanRafael1/status/1658260292298522624" text:style-name="Internet_20_link" text:visited-style-name="Visited_20_Internet_20_Link">
</text:a>
美国记者丹·拉斐尔(Dan Raphael)，乌克林福姆报道。</text:p>
      <text:p text:style-name="P4">
4月，WBA正式义务Usik与英国杜巴举行冠军争夺战(19-1，18 ko). У грудні Дюбуа зазнав серйозної травми – упоєдинку проти Кевіна Лерена він пошкодив хрестоподібні зв'язки коліна.Всесвітня боксерська асоціація отримала від лікарів підтвердження проготовність Дюбуа провести повноцінну підготовку та вийти в ринг проти Усика.</text:p>
      <text:p text:style-name="P4">
Однак організація розглядає можливість заміни Даніеля у разі нової травми абоіншої причини. Відтак, якщо британець не зможе вийти в ринг проти Усика, WBAпризначить наступним суперником українця першого номера у рейтингу асоціації –Діонтея Вайлдера (43-2-1，42 KO).</text:p>
      <text:p text:style-name="P4">
«WBA повідомила, що якщо Дюбуа не буде доступний через травму коліна або збудь-якої іншої причини, Усику буде призначено зустрітися з наступнимпретендентом у рейтингу, яким є Діонтей Вайлдер», – написав у своєму Twitterжурналіст.</text:p>
      <text:p text:style-name="P4">
Вайлдер дебютував на професійному рівні у 2008 році. З того моменту провів 46поєдинків. На цьому рівні виграв 43 матчі, 42 – нокаутом, та двічі програвТайсону Ф'юрі.</text:p>
      <text:p text:style-name="P4">
<text:span text:style-name="T4">
Читайте також:</text:span>
 <text:a xlink:type="simple" xlink:href="https://www.ukrinform.ua/rubric-sports/3704516-usik-stav-ambasadorom-nacionalnoi-zbirnoi-ukraini-z-futbolu.html" text:style-name="Internet_20_link" text:visited-style-name="Visited_20_Internet_20_Link">
 <text:span text:style-name="T4">
Усик</text:span>
 </text:a>
正如乌克林福姆报道的那样，亚历山大·乌斯(Alexander Usyk)将协助国家足球队实施许多社会项目。</text:p>
      <text:p text:style-name="P4">
照片：盖蒂图像</text:p>
      <text:p text:style-name="P4">
News Source: <text:a xlink:type="simple" xlink:href="https://www.ukrinform.ua/rubric-sports/3710105-wba-rozgladae-zaminu-dubua-u-bou-proti-usika.html" text:style-name="Internet_20_link" text:visited-style-name="Visited_20_Internet_20_Link">
https://www.ukrinform.ua/rubric-sports/3710105-wba-rozgladae-zaminu-dubua-u-bou-proti-usika.html</text:a>
</text:p>
      <!--NEWS-->
      <text:h text:style-name="P10" text:outline-level="1">
<text:span text:style-name="T4">
考虑到可能的军事威胁，乌克兰为冬季准备了电力系统-Galushchenko</text:span>
</text:h>
      <text:p text:style-name="P4">
作者: Ukrinform (Person)</text:p>
      <text:p text:style-name="P4">
出版商: Укринформ (Organization)</text:p>
      <text:p text:style-name="P4">
出版时间: 2023-05-16T18:29:03+03:00</text:p>
      <text:p text:style-name="P4">
修改时间: 2023-05-16T18:29:03+03:00</text:p>
      <text:p text:style-name="P4">
描述: 考虑到可能的军事威胁，乌克兰为下一个暖气季节准备了电力系统。  - 乌克林。</text:p>
      <text:p text:style-name="P4">
图片: ["<text:a xlink:type="simple" xlink:href="https://static.ukrinform.com/photos/2023_05/thumb_files/630_360_1684250562-741.jpg" text:style-name="Internet_20_link" text:visited-style-name="Visited_20_Internet_20_Link">
630_360_16842...</text:a>
"]</text:p>
      <text:p text:style-name="P4">
标签: ['Енергетика', 'Опалювальний сезон', 'Галущенко', 'Війна з Росією']</text:p>
      <text:p text:style-name="P4">
类型: Article</text:p>
      <!--METADATA-->
      <text:p text:style-name="P4">
<draw:frame draw:style-name="fr1" draw:name="Image143" text:anchor-type="as-char" svg:width="6.9236in" svg:height="3.956343in" draw:z-index="0">
<draw:image xlink:href="../Images/yкринформ/2023-05-16T18-29-03-03-00/630_360_1684250562-741.jpg" xlink:type="simple" xlink:show="embed" xlink:actuate="onLoad" draw:mime-type="image/jpeg"/>
</draw:frame>
考虑到可能的军事威胁，乌克兰为下一个暖气季节准备了电力系统。</text:p>
      <text:p text:style-name="P4">
据乌克林福姆(Ukrinform)称，在乌克兰能源领域的一次会议上对此进行了讨论。(https://www.facebook.com/minenergoUkraine/posts/pfbid0LfCLgQzUfZv9g2qfcPFJn16g4x17cHjdcgBvV3u3xv4XZ9PZUiqsS4aGFjdfM72bl).</text:p>
      <text:p text:style-name="P4">
«Атака цієї ночі вчергове довела, що протиповітряна <text:a xlink:type="simple" xlink:href="https://www.ukrinform.ua/tag-oborona" text:style-name="Internet_20_link" text:visited-style-name="Visited_20_Internet_20_Link">
</text:a>
乌克兰运作良好，这是对未来的希望。 同时，我们了解到俄罗斯不会拒绝意图，并继续对我们的能源基础设施进行打击，尤其是在下一个暖气季节的开始。 这就是为什么我们已经为冬天做准备，我们还恢复了遭受攻击的事物，并解决了对能源设施的保护。” Energetics部长Galushchenko说。</text:p>
      <text:p text:style-name="P4">
<text:span text:style-name="T4">
另请阅读：</text:span>
 <text:a xlink:type="simple" xlink:href="https://www.ukrinform.ua/rubric-economy/3694175-ukraina-planue-eksportuvati-do-evropi-bilse-elektroenergii-niz-torik-galusenko.html" text:style-name="Internet_20_link" text:visited-style-name="Visited_20_Internet_20_Link">
<text:span text:style-name="T4">
 Galushchenko </text:span>
</text:a>
他还强调了更新的电力计划“ Khmelnitsky NPP -Rzeszow”的重要性，该计划通过使用电力和进口电力机制来增强乌克兰的能源安全。</text:p>
      <text:p text:style-name="P4">
为了准备下一个暖气季节，还形成了备用设备，这可能需要恢复敌人的设施。 乌克兰向PlatformAideNergy提供了当前的需求。 最必要的需求之一是有助于将一代集中的设备，包括移动燃气轮机和气体活塞。</text:p>
      <text:p text:style-name="P4">
这位部长还向参与者告知了会议，措施在下一个供暖季节积累能源资源。 他回忆说，乌克兰斯加兹(Ukrtransgaz)已根据欧洲规则获得认证，iuuraine准备为欧洲合作伙伴提供其地下存储设施用于天然气存储的能力。 反过来，这将增强欧洲和乌克兰能源安全。</text:p>
      <text:p text:style-name="P4">
<text:span text:style-name="T4">
另请阅读：</text:span>
 <text:a xlink:type="simple" xlink:href="https://www.ukrinform.ua/rubric-economy/3709709-rosia-povinna-vidpovisti-v-mks-za-zlocini-proti-energosistemi-ukraini-galusenko.html" text:style-name="Internet_20_link" text:visited-style-name="Visited_20_Internet_20_Link">
<text:span text:style-name="T4">
 Galushchenko </text:span>
</text:a>
据报道，为下一个暖气季节做准备需要34亿美元，这笔款项包括发电恢复和购买资源。</text:p>
      <text:p text:style-name="P4">
News Source: <text:a xlink:type="simple" xlink:href="https://www.ukrinform.ua/rubric-economy/3710107-ukraina-gotue-energosistemu-do-zimi-z-urahuvannam-mozlivih-vijskovih-zagroz-galusenko.html" text:style-name="Internet_20_link" text:visited-style-name="Visited_20_Internet_20_Link">
https://www.ukrinform.ua/rubric-economy/3710107-ukraina-gotue-energosistemu-do-zimi-z-urahuvannam-mozlivih-vijskovih-zagroz-galusenko.html</text:a>
</text:p>
      <!--NEWS-->
      <text:h text:style-name="P10" text:outline-level="1">
<text:span text:style-name="T4">
全体会议将在未来几天宣布新最高法院的选举日期</text:span>
</text:h>
      <text:p text:style-name="P4">
作者: Ukrinform (Person)</text:p>
      <text:p text:style-name="P4">
出版商: Укринформ (Organization)</text:p>
      <text:p text:style-name="P4">
出版时间: 2023-05-16T18:32:00+03:00</text:p>
      <text:p text:style-name="P4">
修改时间: 2023-05-16T18:32:00+03:00</text:p>
      <text:p text:style-name="P4">
描述: 最高法院选举新主席的全体法官将在法官之间进行磋商之后，在不久的将来召集。  - 乌克林。</text:p>
      <text:p text:style-name="P4">
图片: ["<text:a xlink:type="simple" xlink:href="https://static.ukrinform.com/photos/2023_05/thumb_files/630_360_1684251456-507.jpg" text:style-name="Internet_20_link" text:visited-style-name="Visited_20_Internet_20_Link">
630_360_16842...</text:a>
"]</text:p>
      <text:p text:style-name="P4">
标签: ['Князєв', 'Судді', 'Верховний Суд', 'Боротьба з корупцією']</text:p>
      <text:p text:style-name="P4">
类型: Article</text:p>
      <!--METADATA-->
      <text:p text:style-name="P4">
<draw:frame draw:style-name="fr1" draw:name="Image144" text:anchor-type="as-char" svg:width="6.9236in" svg:height="3.956343in" draw:z-index="0">
<draw:image xlink:href="../Images/yкринформ/2023-05-16T18-32-00-03-00/630_360_1684251456-507.jpg" xlink:type="simple" xlink:show="embed" xlink:actuate="onLoad" draw:mime-type="image/jpeg"/>
</draw:frame>
在法官之间进行磋商之后，将在不久的将来召集新任主席的全体法院。</text:p>
      <text:p text:style-name="P4">
关于它报道了V.O. 乌克兰代表通讯员的报道，武装部队的负责人Dmytro Lupsenyk在全体会议下午的新闻发布会上，法官在乌克兰代表通讯员的报道中投票赞成Vsevolod Knyazev法院不信任的负责人。</text:p>
      <text:p text:style-name="P4">
“武装部队的全体会议已提前终止了头部的权威<text:a xlink:type="simple" xlink:href="https://www.ukrinform.ua/tag-verhovnij-sud" text:style-name="Internet_20_link" text:visited-style-name="Visited_20_Internet_20_Link">
</text:a>
。 如何为选举新的头部开处方？ 我们将在第二天的团队内部咨询之后解决此问题，我们还将报道这一点。”他说。</text:p>
      <text:p text:style-name="P4">
<text:span text:style-name="T4">
另请阅读：</text:span>
 <text:a xlink:type="simple" xlink:href="https://www.ukrinform.ua/rubric-society/3710076-suddi-verhovnogo-sudu-progolosuvali-za-vislovlenna-nedoviri-knazevu.html" text:style-name="Internet_20_link" text:visited-style-name="Visited_20_Internet_20_Link">
<text:span text:style-name="T4">
 knyazev </text:span>
</text:a>
根据卢佩尼克(Lupenik)的说法，武装部队的集体尚不清楚案件相对于武装部队武装部队的专家负责人。</text:p>
      <text:p text:style-name="P4">
他补充说：“我们只知道他们在纳布和树液的简报中宣布了什么。”</text:p>
      <text:p text:style-name="P4">
同时，武装部队民事法院鲍里斯·古尔科(Boris Gulko)的民事法院主席指出，武装部队与调查合作，因为法官“有兴趣建立”。</text:p>
      <text:p text:style-name="P4">
据报道，在5月16日最高法院的全体会议期间，部署了140名法官，以表达对现任Vsevolod Knyazev负责人的不信任。 在这位法官之后，他们投票决定了武装部队的全体决议，以终止武装部队克尼泽夫总统的权力。 该决议得到了137名法官的支持。</text:p>
      <text:p text:style-name="P4">
根据该立法，在没有武装部队主席的情况下，他的副主席被监禁。 但是，武装部队没有副主席，因此法官在武装部队中工作时间最长的法官将履行法院院长的义务。 自然法官是武装部队Dmitry Luphenik的秘书。</text:p>
      <text:p text:style-name="P4">
同时，克尼泽夫(Knyazev)虽然被裁定为董事长，但仍将继续担任法官。 高级司法理事会有权释放他。</text:p>
      <text:p text:style-name="P4">
在5月15日的前夕<text:a xlink:type="simple" xlink:href="https://www.ukrinform.ua/rubric-society/3709683-nabu-i-sap-vikrili-masstabnu-korupciu-u-verhovnomu-sudi.html" text:style-name="Internet_20_link" text:visited-style-name="Visited_20_Internet_20_Link">
</text:a>
最高法院的管理层和法官获得了不当的利益。</text:p>
      <text:p text:style-name="P4">
执法人员拘留了现任克尼扎夫武装部队的主席，并撤回了270万美元。</text:p>
      <text:p text:style-name="P4">
News Source: <text:a xlink:type="simple" xlink:href="https://www.ukrinform.ua/rubric-society/3710109-datu-plenumu-z-obranna-novogo-golovi-verhovnogo-sudu-ogolosat-u-najblizci-dni.html" text:style-name="Internet_20_link" text:visited-style-name="Visited_20_Internet_20_Link">
https://www.ukrinform.ua/rubric-society/3710109-datu-plenumu-z-obranna-novogo-golovi-verhovnogo-sudu-ogolosat-u-najblizci-dni.html</text:a>
</text:p>
      <!--NEWS-->
      <text:h text:style-name="P10" text:outline-level="1">
<text:span text:style-name="T4">
PACE总统计划访问乌克兰</text:span>
</text:h>
      <text:p text:style-name="P4">
作者: Ukrinform (Person)</text:p>
      <text:p text:style-name="P4">
出版商: Укринформ (Organization)</text:p>
      <text:p text:style-name="P4">
出版时间: 2023-05-16T18:32:25+03:00</text:p>
      <text:p text:style-name="P4">
修改时间: 2023-05-16T18:32:25+03:00</text:p>
      <text:p text:style-name="P4">
描述: 欧洲理事会议会议会主席计划访问乌克兰与Verkhovna Rada讨论。  - 乌克林。</text:p>
      <text:p text:style-name="P4">
图片: ["<text:a xlink:type="simple" xlink:href="https://static.ukrinform.com/photos/2022_12/thumb_files/630_360_1671925905-403.jpg" text:style-name="Internet_20_link" text:visited-style-name="Visited_20_Internet_20_Link">
630_360_16719...</text:a>
"]</text:p>
      <text:p text:style-name="P4">
标签: ['ПАРЄ', 'Верховна Рада', 'Тіні Кокс']</text:p>
      <text:p text:style-name="P4">
类型: Article</text:p>
      <!--METADATA-->
      <text:p text:style-name="P4">
<draw:frame draw:style-name="fr1" draw:name="Image145" text:anchor-type="as-char" svg:width="6.9236in" svg:height="3.956343in" draw:z-index="0">
<draw:image xlink:href="../Images/yкринформ/2023-05-16T18-32-25-03-00/630_360_1671925905-403.jpg" xlink:type="simple" xlink:show="embed" xlink:actuate="onLoad" draw:mime-type="image/jpeg"/>
</draw:frame>
欧洲议会议会议会阴影Cox计划访问乌克兰，以解决Verkhovna Rada的言论自由问题。</text:p>
      <text:p text:style-name="P4">
他在一次采访中说了这一点<text:a xlink:type="simple" xlink:href="http://www.youtube.com/watch" text:style-name="Internet_20_link" text:visited-style-name="Visited_20_Internet_20_Link">
</text:a>
，报道乌克林福姆。</text:p>
      <text:p text:style-name="P4">
考克斯指出，作为步伐主席，他遵循言论自由和媒体，称这是重要的事情。</text:p>
      <text:p text:style-name="P4">
“当然，面对战争，某些事情应该以不同的方式发生，但是有基本的事情。即使您的总统指出，我们不是保护边界，而是标签的价值。 我计划很快去乌克兰。 我想与您的议会讨论这一点。” PACE总统说。</text:p>
      <text:p text:style-name="P4">
他认为，欧洲理事会可以帮助<text:a xlink:type="simple" xlink:href="https://www.ukrinform.ua/tag-verhovna-rada" text:style-name="Internet_20_link" text:visited-style-name="Visited_20_Internet_20_Link">
</text:a>
即使在战争时期，也可以改善情况。 可口可乐还退出了乌克兰国家：“不要等待战争的结束来修复您现在可以解决的问题，因为明天会有新的挑战，Novoroblem。”</text:p>
      <text:p text:style-name="P4">
<text:span text:style-name="T4">
另请阅读：</text:span>
 <text:a xlink:type="simple" xlink:href="https://www.ukrinform.ua/rubric-polytics/3709706-vid-samitu-radi-evropi-ukraina-ocikue-posilenna-pidtrimki-stefancuk.html" text:style-name="Internet_20_link" text:visited-style-name="Visited_20_Internet_20_Link">
</text:a>
根据乌克林福姆的说法，根据对IMI表达自由的监测，从全面入侵开始，233个媒体由于俄罗斯的反乌克兰战争而停止工作。</text:p>
      <text:p text:style-name="P4">
照片：facebook.com/tinykoxsp</text:p>
      <text:p text:style-name="P4">
News Source: <text:a xlink:type="simple" xlink:href="https://www.ukrinform.ua/rubric-polytics/3710110-prezident-pare-planue-vidvidati-ukrainu.html" text:style-name="Internet_20_link" text:visited-style-name="Visited_20_Internet_20_Link">
https://www.ukrinform.ua/rubric-polytics/3710110-prezident-pare-planue-vidvidati-ukrainu.html</text:a>
</text:p>
      <!--NEWS-->
      <text:h text:style-name="P10" text:outline-level="1">
<text:span text:style-name="T4">
财政部将T票置于超过70亿张t-票面</text:span>
</text:h>
      <text:p text:style-name="P4">
作者: Ukrinform (Person)</text:p>
      <text:p text:style-name="P4">
出版商: Укринформ (Organization)</text:p>
      <text:p text:style-name="P4">
出版时间: 2023-05-16T18:39:41+03:00</text:p>
      <text:p text:style-name="P4">
修改时间: 2023-05-16T18:39:41+03:00</text:p>
      <text:p text:style-name="P4">
描述: 2023年5月16日，为国内政府债券（t -bills）拍卖，财政部在州预算中吸引了UAH 70.26亿。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Мінфін', 'Облігації']</text:p>
      <text:p text:style-name="P4">
类型: Article</text:p>
      <!--METADATA-->
      <text:p text:style-name="P4">
<draw:frame draw:style-name="fr1" draw:name="Image146" text:anchor-type="as-char" svg:width="6.9236in" svg:height="3.956343in" draw:z-index="0">
<draw:image xlink:href="../Images/yкринформ/2023-05-16T18-39-41-03-00/630_360_1550144984-323.jpg" xlink:type="simple" xlink:show="embed" xlink:actuate="onLoad" draw:mime-type="image/jpeg"/>
</draw:frame>
2023年5月16日在拍卖会上进行内部国家贷款的拍卖部财政部(毛巾)它在州预算中吸引了7026亿UAH。</text:p>
      <text:p text:style-name="P4">
根据乌克林福姆的说法，该部在[]报告中的新闻服务(http://www.facebook.com/minfin.gov.ua/posts/pfbid0Hr34mdRBgU9MhXvgeq69cFha1uZueZdBLMLrZrrCxjqDPhebfnykKLUjzkqAzsjMl)声明说：“如今，乌克兰财政部已将军事债券定为70亿美元。”</text:p>
      <text:p text:style-name="P4">
<text:a xlink:type="simple" xlink:href="https://www.ukrinform.ua/tag-minfin" text:style-name="Internet_20_link" text:visited-style-name="Visited_20_Internet_20_Link">
</text:a>
为投资者提供了UAH：1.91亿美元，为18.5％，在1年内还款； UAH 2009亿美元在UAH下为19.71％，并在2。4年内还款。</text:p>
      <text:p text:style-name="P4">
此外，一年以3.22％的价格提供了1.21亿欧元的欧元。</text:p>
      <text:p text:style-name="P4">
<text:span text:style-name="T4">
另请阅读：</text:span>
 <text:a xlink:type="simple" xlink:href="https://www.ukrinform.ua/rubric-economy/3709575-ministr-finansiv-ne-viklucae-so-vidatki-budzetu-mozut-buti-neodnorazovo-zbilseni.html" text:style-name="Internet_20_link" text:visited-style-name="Visited_20_Internet_20_Link">
</text:a>
正如乌克林福姆报道的那样，从出售内部贷款的全面战争开始。(毛巾)在拍卖会上，政府吸引了近4290亿欧元的同等学历。</text:p>
      <text:p text:style-name="P4">
与俄罗斯的侵略有关，乌克兰政府已决定从军事债券毕业，最高为4000亿UAH。 自3月1日以来，财政部一直在每个星期二举办AI供应当局。</text:p>
      <text:p text:style-name="P4">
News Source: <text:a xlink:type="simple" xlink:href="https://www.ukrinform.ua/rubric-economy/3710113-minfin-rozmistiv-ovdp-na-bils-ak-7-milardiv.html" text:style-name="Internet_20_link" text:visited-style-name="Visited_20_Internet_20_Link">
https://www.ukrinform.ua/rubric-economy/3710113-minfin-rozmistiv-ovdp-na-bils-ak-7-milardiv.html</text:a>
</text:p>
      <!--NEWS-->
      <text:h text:style-name="P10" text:outline-level="1">
<text:span text:style-name="T4">
乌克兰和国际货币基金组织讨论了财政和预算政策</text:span>
</text:h>
      <text:p text:style-name="P4">
作者: Ukrinform (Person)</text:p>
      <text:p text:style-name="P4">
出版商: Укринформ (Organization)</text:p>
      <text:p text:style-name="P4">
出版时间: 2023-05-16T18:44:49+03:00</text:p>
      <text:p text:style-name="P4">
修改时间: 2023-05-16T18:44:49+03:00</text:p>
      <text:p text:style-name="P4">
描述: Verkhovna RadA财务，税收和海关政策委员会与财政部与IMF代表举行了会议，以确定乌克兰的财政和预算政策步骤。  - 乌克林。</text:p>
      <text:p text:style-name="P4">
图片: ["<text:a xlink:type="simple" xlink:href="https://static.ukrinform.com/photos/2023_04/thumb_files/630_360_1680538218-164.jpg" text:style-name="Internet_20_link" text:visited-style-name="Visited_20_Internet_20_Link">
630_360_16805...</text:a>
"]</text:p>
      <text:p text:style-name="P4">
标签: ['Мінфін', 'МВФ', 'Верховна Рада']</text:p>
      <text:p text:style-name="P4">
类型: Article</text:p>
      <!--METADATA-->
      <text:p text:style-name="P4">
<draw:frame draw:style-name="fr1" draw:name="Image147" text:anchor-type="as-char" svg:width="6.9236in" svg:height="3.956343in" draw:z-index="0">
<draw:image xlink:href="../Images/yкринформ/2023-05-16T18-44-49-03-00/630_360_1680538218-164.jpg" xlink:type="simple" xlink:show="embed" xlink:actuate="onLoad" draw:mime-type="image/jpeg"/>
</draw:frame>
财务，税收和海关政策委员会与国际货币基金组织代表的财务会议发生变化，以确定乌克兰的财政和预算政策步骤。</text:p>
      <text:p text:style-name="P4">
关于<text:a xlink:type="simple" xlink:href="http://t.me/getmantsevdanil/4710" text:style-name="Internet_20_link" text:visited-style-name="Visited_20_Internet_20_Link">
</text:a>
乌克林福姆报道，桌面政策Danilo Getmantsev告知Verkhovna Rada财务委员会主席。</text:p>
      <text:p text:style-name="P4">
“与财政部一起，他们会见了代表<text:a xlink:type="simple" xlink:href="https://www.ukrinform.ua/tag-mvf" text:style-name="Internet_20_link" text:visited-style-name="Visited_20_Internet_20_Link">
</text:a>
关于我们在财政和预算政策方面的步骤，” Getmantsev说。</text:p>
      <text:p text:style-name="P4">
他强调，继续资助计划以接受《 8401法律》，《恢复中期预算计划》以及扣留不明智的和民粹主义倡议，从而直接损害预算和国家进入战争。</text:p>
      <text:p text:style-name="P4">
Getmantsev指出，合作伙伴在概念上支持了关于在接近敌对行动的领土上进行企业家的刑罚和检查的暂停提议。</text:p>
      <text:p text:style-name="P4">
<text:span text:style-name="T4">
另请阅读：</text:span>
 <text:a xlink:type="simple" xlink:href="https://www.ukrinform.ua/rubric-economy/3706344-lise-po-troh-pidakciznih-tovarah-budzet-nedootrimav-1-milard-getmancev.html" text:style-name="Internet_20_link" text:visited-style-name="Visited_20_Internet_20_Link">
<text:span text:style-name="T4">
 getmantsev </text:span>
</text:a>
正如乌克林福姆(Ukrinform在年底之前提供服务。 特别是在2023年1月，代理人将税收的大规模数字化化为税收。</text:p>
      <text:p text:style-name="P4">
News Source: <text:a xlink:type="simple" xlink:href="https://www.ukrinform.ua/rubric-economy/3710115-ukraina-i-mvf-obgovorili-fiskalnobudzetnu-politiku.html" text:style-name="Internet_20_link" text:visited-style-name="Visited_20_Internet_20_Link">
https://www.ukrinform.ua/rubric-economy/3710115-ukraina-i-mvf-obgovorili-fiskalnobudzetnu-politiku.html</text:a>
</text:p>
      <!--NEWS-->
      <text:h text:style-name="P10" text:outline-level="1">
<text:span text:style-name="T4">
在Zaporozhye，拘留了一个想加入“ Wagner”的呼气主义者</text:span>
</text:h>
      <text:p text:style-name="P4">
作者: Ukrinform (Person)</text:p>
      <text:p text:style-name="P4">
出版商: Укринформ (Organization)</text:p>
      <text:p text:style-name="P4">
出版时间: 2023-05-16T18:53:00+03:00</text:p>
      <text:p text:style-name="P4">
修改时间: 2023-05-16T18:53:00+03:00</text:p>
      <text:p text:style-name="P4">
描述: 乌克兰的安全局拘留了Zaporozhye的前执法人员，他想加入Wagner PEC并与乌克兰作战。  - 乌克林。</text:p>
      <text:p text:style-name="P4">
图片: ["<text:a xlink:type="simple" xlink:href="https://static.ukrinform.com/photos/2023_05/thumb_files/630_360_1684252118-421.jpg" text:style-name="Internet_20_link" text:visited-style-name="Visited_20_Internet_20_Link">
630_360_16842...</text:a>
"]</text:p>
      <text:p text:style-name="P4">
标签: ['Колаборант', 'ПВК "Вагнера"', 'Запоріжжя', 'Війна з Росією']</text:p>
      <text:p text:style-name="P4">
类型: Article</text:p>
      <!--METADATA-->
      <text:p text:style-name="P4">
<draw:frame draw:style-name="fr1" draw:name="Image148" text:anchor-type="as-char" svg:width="6.9236in" svg:height="3.956343in" draw:z-index="0">
<draw:image xlink:href="../Images/yкринформ/2023-05-16T18-53-00-03-00/630_360_1684252118-421.jpg" xlink:type="simple" xlink:show="embed" xlink:actuate="onLoad" draw:mime-type="image/jpeg"/>
</draw:frame>
乌克兰的服务拘留了Zaporozhye的前执法人员，他想加入Wagner PEC并与乌克兰作斗争。</text:p>
      <text:p text:style-name="P4">
正如Ukrinform报道的那样，SBU在[]中报告(https://t.me/SBUkr/8318)。</text:p>
      <text:p text:style-name="P4">
“安全部门在Zaporozhye的矛盾措施中拘留了另一个敌对的合伙人。 他曾是前执法人员，他于2009年从乌克兰腐败内部的内部事务部获释。”消息说。</text:p>
      <text:p text:style-name="P4">
<text:span text:style-name="T5">
viso：<text:a xlink:type="simple" xlink:href="https://t.me/SBUkr/8318" text:style-name="Internet_20_link" text:visited-style-name="Visited_20_Internet_20_Link">
</text:a>
</text:span>
</text:p>
      <text:p text:style-name="P4">
在全面入侵的开始时，他支持了俄罗斯FF的武装侵略(https://www.ukrinform.ua/tag-pvk-vagnera)。</text:p>
      <text:p text:style-name="P4">
为此，攻击者与他的前同事“联系”，后者加入了所谓的“俄罗斯联邦内政部的管理”，并在该地区的临时占领中。</text:p>
      <text:p text:style-name="P4">
通过他们，他寻找了非法越过南阵线线，然后进入瓦格纳集团领导人的“面试”的可能性。</text:p>
      <text:p text:style-name="P4">
“同时，攻击者在禁止的Vkontakte中发起了反乌克兰的活动。 在那儿，他在那里创建了一个在线团体，并“增加”了35000多种订户的受众。”</text:p>
      <text:p text:style-name="P4">
该人在他的出版物中以虚构的名字积极传播帖子，并呼唤了“瓦格纳”及其领导人Yevgeny Prigogine。</text:p>
      <text:p text:style-name="P4">
<text:span text:style-name="T4">
另请阅读：</text:span>
 <text:a xlink:type="simple" xlink:href="https://www.ukrinform.ua/rubric-regions/3695929-sbu-zatrimala-rosijskogo-agenta-akij-sukav-slabki-misca-na-kordoni.html" text:style-name="Internet_20_link" text:visited-style-name="Visited_20_Internet_20_Link">
<text:span text:style-name="T4">
俄语</text:span>
 <text:span text:style-name="T4">
 </text:span>
代理**</text:a>
他还否认了乌克兰城市的俄罗斯导弹罢工，并呼吁改变乌克兰国家边界的变化。</text:p>
      <text:p text:style-name="P4">
在敌方合伙人的居住地进行搜索时，他在爆炸活动中使用了手机和计算机设备。</text:p>
      <text:p text:style-name="P4">
根据收集的证据，袭击者被告知根据第2部分，第3部分，《艺术》第3部分的怀疑。 436-2(理由，认可合法，否认武装侵略对乌克兰的荣耀)乌克兰的刑法。</text:p>
      <text:p text:style-name="P4">
他现在被拘留。 正在进行调查以确定所有犯罪。</text:p>
      <text:p text:style-name="P4">
News Source: <text:a xlink:type="simple" xlink:href="https://www.ukrinform.ua/rubric-regions/3710116-u-zaporizzi-zatrimali-eksmilicionera-akij-hotiv-priednatisa-do-vagnerivciv.html" text:style-name="Internet_20_link" text:visited-style-name="Visited_20_Internet_20_Link">
https://www.ukrinform.ua/rubric-regions/3710116-u-zaporizzi-zatrimali-eksmilicionera-akij-hotiv-priednatisa-do-vagnerivciv.html</text:a>
</text:p>
      <!--NEWS-->
      <text:h text:style-name="P10" text:outline-level="1">
<text:span text:style-name="T4">
乌克兰人在华盛顿获得了国际勇气的荣誉</text:span>
</text:h>
      <text:p text:style-name="P4">
作者: Ukrinform (Person)</text:p>
      <text:p text:style-name="P4">
出版商: Укринформ (Organization)</text:p>
      <text:p text:style-name="P4">
出版时间: 2023-05-16T18:57:50+03:00</text:p>
      <text:p text:style-name="P4">
修改时间: 2023-05-16T18:57:50+03:00</text:p>
      <text:p text:style-name="P4">
描述: 乌克兰公共卫生基金会主任Galina Skipalska于2023年获得了国际勇气的声音。  - 乌克林。</text:p>
      <text:p text:style-name="P4">
图片: ["<text:a xlink:type="simple" xlink:href="https://static.ukrinform.com/photos/2023_05/thumb_files/630_360_1684252290-623.png" text:style-name="Internet_20_link" text:visited-style-name="Visited_20_Internet_20_Link">
630_360_16842...</text:a>
"]</text:p>
      <text:p text:style-name="P4">
标签: ['Права людини', 'Премія', 'США']</text:p>
      <text:p text:style-name="P4">
类型: Article</text:p>
      <!--METADATA-->
      <text:p text:style-name="P4">
<draw:frame draw:style-name="fr1" draw:name="Image149" text:anchor-type="as-char" svg:width="6.9236in" svg:height="3.956343in" draw:z-index="0">
<draw:image xlink:href="../Images/yкринформ/2023-05-16T18-57-50-03-00/630_360_1684252290-623.png" xlink:type="simple" xlink:show="embed" xlink:actuate="onLoad" draw:mime-type="image/png"/>
</draw:frame>
2023年，国际英勇的声音收到了人权活动家，乌克兰公共卫生基金会的总监Galina Skipalskaya。</text:p>
      <text:p text:style-name="P4">
乌克兰福姆在健康视图中报道了(健康权)在乌克兰。</text:p>
      <text:p text:style-name="P4">
乌克兰公民健康基金会主任Galina Skipalskaya被妇女难民奖授予Courge奖奖的声音，该妇女颁奖典礼委员会颁发了世界领导人，该委员会维持公平，性别平等，妇女的生活和权利的世界领导人和孩子。在办公室报告。</text:p>
      <text:p text:style-name="P4">
根据健康权(健康权)在乌克兰，Skipalskaya-执法人员和性别问题专家(健康权)在乌克兰，在卫生和保护人权保护领域的国际组织中，也是IBF“乌克兰公共卫生基金会”的执行董事。</text:p>
      <text:p text:style-name="P4">
<text:span text:style-name="T4">
另请阅读：</text:span>
 <text:a xlink:type="simple" xlink:href="https://www.ukrinform.ua/rubric-society/3649259-lvivska-pravozahisnica-stala-persou-ukrainkou-aku-vidznacili-premieu-ulofa-palme.html" text:style-name="Internet_20_link" text:visited-style-name="Visited_20_Internet_20_Link">
<text:span text:style-name="T4">
人权活动家</text:span>
</text:a>
随着乌克兰的一场全面战争的发作，Skipalskaya适应了内部流离失所的妇女和儿童的需求，受到与战争相关的受影响和性暴力的影响，军事，军事，受酷刑影响。 直到2022年，Skipal组织领导了600多名心理学家，社会工作者，护士提供全面的社会，心理和人道主义服务，庇护服务，超过40万乌克兰妇女和受影响的儿童。</text:p>
      <text:p text:style-name="P4">
“我一直是公共活动家已有20多年了。 这些年来，我致力于提供妇女和儿童的提供，他们获得重要的社会服务和卫生服务。 我有一个雄心勃勃的目标 - 使乌克兰成为最好的乌克兰，乌克兰对妇女的暴力行为零容忍。 我梦想着乌克兰(Aukraine)，每个女人都知道她在社会，家庭和社会中的权利。乌克兰，每个女人都可以意识到并揭示自己。 乌克兰，迪金基很健康，快乐!” Skipalska评论道。</text:p>
      <text:p text:style-name="P4">
<text:span text:style-name="T4">
另请阅读：</text:span>
 <text:a xlink:type="simple" xlink:href="https://www.ukrinform.ua/rubric-society/3691766-u-vseukrainskoi-programi-mentalnogo-zdorova-zavilisa-ambasadori.html" text:style-name="Internet_20_link" text:visited-style-name="Visited_20_Internet_20_Link">
</text:a>
</text:p>
      <text:p text:style-name="P4">
News Source: <text:a xlink:type="simple" xlink:href="https://www.ukrinform.ua/rubric-society/3710118-ukrainka-otrimala-u-vasingtoni-miznarodnu-vidznaku-golosi-horobrosti.html" text:style-name="Internet_20_link" text:visited-style-name="Visited_20_Internet_20_Link">
https://www.ukrinform.ua/rubric-society/3710118-ukrainka-otrimala-u-vasingtoni-miznarodnu-vidznaku-golosi-horobrosti.html</text:a>
</text:p>
      <!--NEWS-->
      <text:h text:style-name="P10" text:outline-level="1">
<text:span text:style-name="T4">
2023年“绿色关税”向电力生产商支付的水平提高了 - 赫鲁斯</text:span>
</text:h>
      <text:p text:style-name="P4">
作者: Ukrinform (Person)</text:p>
      <text:p text:style-name="P4">
出版商: Укринформ (Organization)</text:p>
      <text:p text:style-name="P4">
出版时间: 2023-05-16T18:59:48+03:00</text:p>
      <text:p text:style-name="P4">
修改时间: 2023-05-16T18:59:48+03:00</text:p>
      <text:p text:style-name="P4">
描述: 2022年，国家对可再生电力生产商的债务并没有增加，自2023年初以来，向此类生产商的付款水平提高了。  - 乌克林。</text:p>
      <text:p text:style-name="P4">
图片: ["<text:a xlink:type="simple" xlink:href="https://static.ukrinform.com/photos/2023_05/thumb_files/630_360_1684223582-507.jpg" text:style-name="Internet_20_link" text:visited-style-name="Visited_20_Internet_20_Link">
630_360_16842...</text:a>
"]</text:p>
      <text:p text:style-name="P4">
标签: ['Електроенергія', 'Герус', '«Зелений» тариф']</text:p>
      <text:p text:style-name="P4">
类型: Article</text:p>
      <!--METADATA-->
      <text:p text:style-name="P4">
<draw:frame draw:style-name="fr1" draw:name="Image150" text:anchor-type="as-char" svg:width="6.9236in" svg:height="3.956343in" draw:z-index="0">
<draw:image xlink:href="../Images/yкринформ/2023-05-16T18-59-48-03-00/630_360_1684223582-507.jpg" xlink:type="simple" xlink:show="embed" xlink:actuate="onLoad" draw:mime-type="image/jpeg"/>
</draw:frame>
2022年对可再生资源的债务增加了，自2023年初以来，向此类制造商的付款水平增加了。</text:p>
      <text:p text:style-name="P4">
在面试中对此<text:a xlink:type="simple" xlink:href="https://www.ukrinform.ua/rubric-economy/3709802-andrij-gerus-golova-komitetu-vr-z-pitan-energetiki.html" text:style-name="Internet_20_link" text:visited-style-name="Visited_20_Internet_20_Link">
</text:a>
能源，住房和公共服务委员会主席Andriy Gerus。</text:p>
      <text:p text:style-name="P4">
“至于在绿色关税上有效的可再生能源，我认为的玩具稳定了。 在上一年，债务没有增加。 已经做出了许多决定，以减少债务和偿还债务。 今年情况有所改善 - 付款水平有所提高。”格鲁斯说。</text:p>
      <text:p text:style-name="P4">
<text:span text:style-name="T4">
另请阅读：</text:span>
 <text:a xlink:type="simple" xlink:href="https://www.ukrinform.ua/rubric-economy/3710024-gerus-anonsuvav-masove-vidkritta-na-azs-stancij-svidkoi-zaradki-elektrokariv.html" text:style-name="Internet_20_link" text:visited-style-name="Visited_20_Internet_20_Link">
<text:span text:style-name="T4">
 gerus </text:span>
</text:a>
据他说，很难谈论一些“理想”情况。 但可以由国家控制和控制。 即使在战争期间，也有一些新对象构建，构建，投入使用。 这表明投资者相信国家并准备在这里工作。 也就是说，存在有吸引力的条件，这是一个有利的环境，用于发展这种产生的甚至低成本的消费<text:a xlink:type="simple" xlink:href="https://www.ukrinform.ua/tag-elektroenergia" text:style-name="Internet_20_link" text:visited-style-name="Visited_20_Internet_20_Link">
</text:a>
，减少溶剂消费者的数量。</text:p>
      <text:p text:style-name="P4">
“我同意存在问题，以便支付必要的关税收入以及在绿色关税上出售的所有电力。 但是国家朝这个方向发挥作用。 我认为我们会以尊严的态度度过这些艰难的岁月。” Gerus补充说。</text:p>
      <text:p text:style-name="P4">
<text:span text:style-name="T4">
另请阅读：</text:span>
 <text:a xlink:type="simple" xlink:href="https://www.ukrinform.ua/rubric-economy/3709943-ludi-z-nizkim-dohodom-prakticno-ne-vidcuut-zminu-tarifiv-na-elektriku-gerus.html" text:style-name="Internet_20_link" text:visited-style-name="Visited_20_Internet_20_Link">
<text:span text:style-name="T4">
 gerus </text:span>
</text:a>
据报道，2021  -  2022年债务的基础是UAH 185亿欧元的金额185亿美元是“ Ukrenergo”支付该服务的债务，这是UAH的1,28亿次，和RES支付这笔款项的债务，50亿UAH。</text:p>
      <text:p text:style-name="P4">
News Source: <text:a xlink:type="simple" xlink:href="https://www.ukrinform.ua/rubric-economy/3710121-riven-viplat-virobnikam-elektroenergii-za-zelenim-tarifom-u-2023-roci-pidvisivsa-gerus.html" text:style-name="Internet_20_link" text:visited-style-name="Visited_20_Internet_20_Link">
https://www.ukrinform.ua/rubric-economy/3710121-riven-viplat-virobnikam-elektroenergii-za-zelenim-tarifom-u-2023-roci-pidvisivsa-gerus.html</text:a>
</text:p>
      <!--NEWS-->
      <text:h text:style-name="P10" text:outline-level="1">
<text:span text:style-name="T4">
俄罗斯进攻行动的潜力完全耗尽-Budanov</text:span>
</text:h>
      <text:p text:style-name="P4">
作者: Ukrinform (Person)</text:p>
      <text:p text:style-name="P4">
出版商: Укринформ (Organization)</text:p>
      <text:p text:style-name="P4">
出版时间: 2023-05-16T19:04:00+03:00</text:p>
      <text:p text:style-name="P4">
修改时间: 2023-05-16T19:04:00+03:00</text:p>
      <text:p text:style-name="P4">
描述: 俄罗斯采取进攻行动的潜力已经完全耗尽，但它具有严重的防御潜力。  - 乌克林。</text:p>
      <text:p text:style-name="P4">
图片: ["<text:a xlink:type="simple" xlink:href="https://static.ukrinform.com/photos/2023_02/thumb_files/630_360_1675633346-516.jpg" text:style-name="Internet_20_link" text:visited-style-name="Visited_20_Internet_20_Link">
630_360_16756...</text:a>
"]</text:p>
      <text:p text:style-name="P4">
标签: ['Розвідка', 'Буданов', 'Війна з Росією']</text:p>
      <text:p text:style-name="P4">
类型: Article</text:p>
      <!--METADATA-->
      <text:p text:style-name="P4">
<draw:frame draw:style-name="fr1" draw:name="Image151" text:anchor-type="as-char" svg:width="6.9236in" svg:height="3.956343in" draw:z-index="0">
<draw:image xlink:href="../Images/yкринформ/2023-05-16T19-04-00-03-00/630_360_1675633346-516.jpg" xlink:type="simple" xlink:show="embed" xlink:actuate="onLoad" draw:mime-type="image/jpeg"/>
</draw:frame>
进攻行动的潜力已经完全耗尽，但它具有严重的防御潜力。</text:p>
      <text:p text:style-name="P4">
乌克兰国防部官情报局主要局长，乌克兰一般马约尔·基里尔·布达托诺夫(Major Kirill Budanov)表示，该计划<text:a xlink:type="simple" xlink:href="https://www.youtube.com/watch" text:style-name="Internet_20_link" text:visited-style-name="Visited_20_Internet_20_Link">
</text:a>
，报道乌克林福姆。</text:p>
      <text:p text:style-name="P4">
“他(进攻潜力 -  ed。)绝对筋疲力尽，他们现在有严重的防御潜力。 这是真的。 他们构建了一个七个正确的，有力的。 但这不再是能够进行严重进攻行动的俄罗斯军队。”</text:p>
      <text:p text:style-name="P4">
<text:span text:style-name="T4">
另请阅读：</text:span>
 <text:a xlink:type="simple" xlink:href="https://www.ukrinform.ua/rubric-ato/3699949-ukraina-nablizaetsa-do-obminu-vsih-na-vsih-budanov.html" text:style-name="Internet_20_link" text:visited-style-name="Visited_20_Internet_20_Link">
<text:span text:style-name="T4">
 Budanov </text:span>
</text:a>
他指出，直接参与乌克兰人的敌对行动的团体约有370,000个军事组成部分，略高于国民警卫队的20,000多个士兵，总共有7,000名不同的地层。</text:p>
      <text:p text:style-name="P4">
正如乌克林福姆(Ukrinform)报道的那样，较早的情报辩护局代表安德里·尤索夫(Andriy Yusov)表示，整个前线<text:a xlink:type="simple" xlink:href="https://www.ukrinform.ua/tag-rosia" text:style-name="Internet_20_link" text:visited-style-name="Visited_20_Internet_20_Link">
</text:a>
它进行了辩护，现在有机会重复大规模的进攻行动。</text:p>
      <text:p text:style-name="P4">
News Source: <text:a xlink:type="simple" xlink:href="https://www.ukrinform.ua/rubric-ato/3710124-potencial-rosii-do-nastupalnih-dij-absolutno-vicerpanij-budanov.html" text:style-name="Internet_20_link" text:visited-style-name="Visited_20_Internet_20_Link">
https://www.ukrinform.ua/rubric-ato/3710124-potencial-rosii-do-nastupalnih-dij-absolutno-vicerpanij-budanov.html</text:a>
</text:p>
      <!--NEWS-->
      <text:h text:style-name="P10" text:outline-level="1">
<text:span text:style-name="T4">
在加拿大，超过30,000人通过森林大火撤离</text:span>
</text:h>
      <text:p text:style-name="P4">
作者: Ukrinform (Person)</text:p>
      <text:p text:style-name="P4">
出版商: Укринформ (Organization)</text:p>
      <text:p text:style-name="P4">
出版时间: 2023-05-16T19:06:00+03:00</text:p>
      <text:p text:style-name="P4">
修改时间: 2023-05-16T19:06:00+03:00</text:p>
      <text:p text:style-name="P4">
描述: 在加拿大艾伯塔省，由于森林大火和石油生产减少了30,000多人。  - 乌克林。</text:p>
      <text:p text:style-name="P4">
图片: ["<text:a xlink:type="simple" xlink:href="https://static.ukrinform.com/photos/2023_05/thumb_files/630_360_1683632619-343.jpg" text:style-name="Internet_20_link" text:visited-style-name="Visited_20_Internet_20_Link">
630_360_16836...</text:a>
"]</text:p>
      <text:p text:style-name="P4">
标签: ['Евакуація', 'Канада', 'Пожежа']</text:p>
      <text:p text:style-name="P4">
类型: Article</text:p>
      <!--METADATA-->
      <text:p text:style-name="P4">
<draw:frame draw:style-name="fr1" draw:name="Image152" text:anchor-type="as-char" svg:width="6.9236in" svg:height="3.956343in" draw:z-index="0">
<draw:image xlink:href="../Images/yкринформ/2023-05-16T19-06-00-03-00/630_360_1683632619-343.jpg" xlink:type="simple" xlink:show="embed" xlink:actuate="onLoad" draw:mime-type="image/jpeg"/>
</draw:frame>
超过3万人通过森林大火疏散了森林大火，并减少了石油生产。</text:p>
      <text:p text:style-name="P4">
正如乌克林福姆报道的那样，它报告了<text:a xlink:type="simple" xlink:href="https://news.sky.com/story/canada-wildfires-force-shutdown-of-oil-and-gas-production-12882020" text:style-name="Internet_20_link" text:visited-style-name="Visited_20_Internet_20_Link">
</text:a>
。</text:p>
      <text:p text:style-name="P4">
90 <text:a xlink:type="simple" xlink:href="https://www.ukrinform.ua/tag-pozeza" text:style-name="Internet_20_link" text:visited-style-name="Visited_20_Internet_20_Link">
</text:a>
其中23个被认为是合并的。 在5月的前11天，记录了该省几个地区的热记录。</text:p>
      <text:p text:style-name="P4">
加拿大总理贾斯汀·特鲁多(Justin Trudeau)周一访问了阿尔伯特(Albert)，为军事救援人员扑灭大火，以帮助开火。</text:p>
      <text:p text:style-name="P4">
值得注意的是，加拿大的森林大火已经迫使超过30,000人种植房屋，并在其主要石油生产中产生了产量。</text:p>
      <text:p text:style-name="P4">
通知特鲁多的军队之一本·施密特上校说，天气预报几乎显示在接下来的10天内几乎没有降雨，这将成为“重大挑战”。</text:p>
      <text:p text:style-name="P4">
<text:span text:style-name="T4">
另请阅读：</text:span>
 <text:a xlink:type="simple" xlink:href="https://www.ukrinform.ua/rubric-world/3708453-dim-vid-lisovih-pozez-u-kanadi-vkriv-bilsist-kraini-i-distavsa-ssa.html" text:style-name="Internet_20_link" text:visited-style-name="Visited_20_Internet_20_Link">
<text:span text:style-name="T4">
加拿大</text:span>
</text:a>
在整个加拿大西部宣布了特别警告，正式人员能够保持警惕，因为某些地区的空气温度将为30°。</text:p>
      <text:p text:style-name="P4">
据乌克林福姆称，艾伯塔省政府在上周宣布了紧急状态。 陆军和军事装备参与了打击大火的斗争。</text:p>
      <text:p text:style-name="P4">
<text:span text:style-name="T5">
foto：CTV新闻视频</text:span>
</text:p>
      <text:p text:style-name="P4">
News Source: <text:a xlink:type="simple" xlink:href="https://www.ukrinform.ua/rubric-world/3710123-u-kanadi-cerez-lisovi-pozezi-evakuuvali-ponad-30-tisac-ludej.html" text:style-name="Internet_20_link" text:visited-style-name="Visited_20_Internet_20_Link">
https://www.ukrinform.ua/rubric-world/3710123-u-kanadi-cerez-lisovi-pozezi-evakuuvali-ponad-30-tisac-ludej.html</text:a>
</text:p>
      <!--NEWS-->
      <text:h text:style-name="P10" text:outline-level="1">
<text:span text:style-name="T4">
美国已宣布对俄罗斯黑客的制裁，并奖励有关它的信息</text:span>
</text:h>
      <text:p text:style-name="P4">
作者: Ukrinform (Person)</text:p>
      <text:p text:style-name="P4">
出版商: Укринформ (Organization)</text:p>
      <text:p text:style-name="P4">
出版时间: 2023-05-16T19:11:00+03:00</text:p>
      <text:p text:style-name="P4">
修改时间: 2023-05-16T19:11:00+03:00</text:p>
      <text:p text:style-name="P4">
描述: 美国政府宣布对俄罗斯黑客米哈伊尔·马特维夫（Mikhail Matveev）的制裁，该制定参与了美国和非政府机构的制定和建立计划制度，并要求对美国国家和非政府机构进行资金。  - 乌克林。</text:p>
      <text:p text:style-name="P4">
图片: ["<text:a xlink:type="simple" xlink:href="https://static.ukrinform.com/photos/2019_03/thumb_files/630_360_1552317427-848.jpg" text:style-name="Internet_20_link" text:visited-style-name="Visited_20_Internet_20_Link">
630_360_15523...</text:a>
"]</text:p>
      <text:p text:style-name="P4">
标签: ['Антиросійські санкції', 'США', 'Хакери', 'Війна з Росією']</text:p>
      <text:p text:style-name="P4">
类型: Article</text:p>
      <!--METADATA-->
      <text:p text:style-name="P4">
<draw:frame draw:style-name="fr1" draw:name="Image153" text:anchor-type="as-char" svg:width="6.9236in" svg:height="3.956343in" draw:z-index="0">
<draw:image xlink:href="../Images/yкринформ/2023-05-16T19-11-00-03-00/630_360_1552317427-848.jpg" xlink:type="simple" xlink:show="embed" xlink:actuate="onLoad" draw:mime-type="image/jpeg"/>
</draw:frame>
政府拥有的国家宣布对俄罗斯黑客Matveev实施制裁，涉及美国和非政府机构的资金制定和建立计划的制定和建立。</text:p>
      <text:p text:style-name="P4">
这在[]中指出(https://home.treasury.gov/news/press-releases/jy1486)(OFAC)乌克林福姆报道说，周二驾驶。</text:p>
      <text:p text:style-name="P4">
“今天OFAC推出了<text:a xlink:type="simple" xlink:href="https://www.ukrinform.ua/tag-antirosijski-sankcii" text:style-name="Internet_20_link" text:visited-style-name="Visited_20_Internet_20_Link">
</text:a>
对阵米哈伊尔·马特维夫(Mikhail Matveev)在网络攻击美国执法，企业和关键基础设施中的作用。”</text:p>
      <text:p text:style-name="P4">
同时，据指出，新泽西州托克鲁斯哥伦比亚的美国地方法院已提出正式指控，国务院宣布提供了多达1000万美元的信息，以获取信息，这将导致Matveev。</text:p>
      <text:p text:style-name="P4">
Mikhail Matveev被认为是俄罗斯体系中的关键人物，该系统是通过计划勒索寻求的。 它参与了Hive，Lockbit和Babuk的开发和部署。 特别是，在2021年，巴布克遭到其中一个大城市的警察局的袭击。</text:p>
      <text:p text:style-name="P4">
<text:span text:style-name="T4">
另请阅读：</text:span>
 <text:a xlink:type="simple" xlink:href="https://www.ukrinform.ua/rubric-ato/3681987-rosijskogo-hakera-ekstraduvali-iz-gruzii-do-ssa.html" text:style-name="Internet_20_link" text:visited-style-name="Visited_20_Internet_20_Link">
<text:span text:style-name="T4">
引流</text:span>
</text:a>
进入警察局的计算机网络的黑客绑架了房屋，手机号码，财务数据，病史和警察的其他个人数据，以及有关涉嫌犯罪和证人的帮派的机密信息。 除了对政府机构的攻击外，Matveyev还与包括美国航空在内的众多美国企业有关。</text:p>
      <text:p text:style-name="P4">
据报道，Matveev积极宣布他的非法活动。 他在接受媒体采访时讲述了他的网络犯罪分子，透露了Oneline的计划守则，并表示俄罗斯当局对他的活动感到满意，他将继续忠于她。</text:p>
      <text:p text:style-name="P4">
News Source: <text:a xlink:type="simple" xlink:href="https://www.ukrinform.ua/rubric-world/3710125-ssa-ogolosili-sankcii-proti-rosijskogo-hakera-ta-vinagorodu-za-informaciu-pro-nogo.html" text:style-name="Internet_20_link" text:visited-style-name="Visited_20_Internet_20_Link">
https://www.ukrinform.ua/rubric-world/3710125-ssa-ogolosili-sankcii-proti-rosijskogo-hakera-ta-vinagorodu-za-informaciu-pro-nogo.html</text:a>
</text:p>
      <!--NEWS-->
      <text:h text:style-name="P10" text:outline-level="1">
<text:span text:style-name="T4">
在莫斯科，哥伦比亚人因伪造俄罗斯军队而被判处5年徒刑</text:span>
</text:h>
      <text:p text:style-name="P4">
作者: Ukrinform (Person)</text:p>
      <text:p text:style-name="P4">
出版商: Укринформ (Organization)</text:p>
      <text:p text:style-name="P4">
出版时间: 2023-05-16T19:19:21+03:00</text:p>
      <text:p text:style-name="P4">
修改时间: 2023-05-16T19:19:21+03:00</text:p>
      <text:p text:style-name="P4">
描述: 哥伦比亚哥伦比亚哥伦比亚·阿尔贝托（Columbia Columbia Alberto Enrime）塞莱·萨莱（Hiraldo Sarai）在莫斯科被判处5年徒刑2个月的一般政权殖民地，以与“假货”发送有关俄罗斯军队的报道。  - 乌克林。</text:p>
      <text:p text:style-name="P4">
图片: ["<text:a xlink:type="simple" xlink:href="https://static.ukrinform.com/photos/2023_05/thumb_files/630_360_1684253723-775.jpg" text:style-name="Internet_20_link" text:visited-style-name="Visited_20_Internet_20_Link">
630_360_16842...</text:a>
"]</text:p>
      <text:p text:style-name="P4">
标签: ['Фейк', 'Суд', 'Росія']</text:p>
      <text:p text:style-name="P4">
类型: Article</text:p>
      <!--METADATA-->
      <text:p text:style-name="P4">
<draw:frame draw:style-name="fr1" draw:name="Image154" text:anchor-type="as-char" svg:width="6.9236in" svg:height="3.956343in" draw:z-index="0">
<draw:image xlink:href="../Images/yкринформ/2023-05-16T19-19-21-03-00/630_360_1684253723-775.jpg" xlink:type="simple" xlink:show="embed" xlink:actuate="onLoad" draw:mime-type="image/jpeg"/>
</draw:frame>
哥伦比亚·阿尔贝托·恩里克·希拉尔多·萨莱(Columbia Alberto Enrique Hiraldo Sarai)被判处2个月殖民地2个月的5年判处有关俄罗斯军队的“假货”的报道。</text:p>
      <text:p text:style-name="P4">
关于IT报告乌克林福姆，参考<text:a xlink:type="simple" xlink:href="http://t.me/sotavisionmedia/14145" text:style-name="Internet_20_link" text:visited-style-name="Visited_20_Internet_20_Link">
</text:a>
Sotavision反对版。</text:p>
      <text:p text:style-name="P4">
莫斯科的戈洛文斯基法院在封闭政权中考虑了此案。 根据该版本，从3月至2022年4月，他将移动设备放置在莫斯科贸易中心之一，其中“远程是大规模服务”，上面贴有关于俄罗斯联邦军队行动的“假货”。 特别是，根据调查，新闻通讯中的海尔多(Hiralddo)讲述了乌克兰公民的谋杀。</text:p>
      <text:p text:style-name="P4">
Hiraldo <text:a xlink:type="simple" xlink:href="http://ovd.news/express-news/2023/05/16/grazhdanina-kolumbii-prigovorili-k-5-godam-i-2-mesyacam-kolonii-po-delu-o" text:style-name="Internet_20_link" text:visited-style-name="Visited_20_Internet_20_Link">
</text:a>
一个有组织的团体和自私的动机的“假货”传播。 根据案件的情节，“犯罪”男子与拉米雷斯·萨拉萨尔(Ramirez Salazar)和布里斯诺·门多萨(Briseno Mendosa) - 俄罗斯联邦检察官办公室(2022年12月)召集。 安全官员认为，他们从加密货币中将希拉尔多从加密货币转移了，其中一些被用来确保“犯罪”的费用，这部分是对被告的报酬。</text:p>
      <text:p text:style-name="P4">
此外，根据检察官办公室门多斯(Mendos)的说法，“收到非曼纳(Non -Manner)的指示”，由希拉尔多(Hiraldo)转移了“指示”，并从他那里收到了“报告”。 调查人员认为，该案的被告采取了支持美国数字人类组织的行动。</text:p>
      <text:p text:style-name="P4">
2022年4月11日，俄罗斯法院被监禁。 2022年12月5日，RF研究委员会宣布完成对其进行调查。 通缉Mendosai Salazar，并正在进行初步调查。</text:p>
      <text:p text:style-name="P4">
根据媒体的说法，希拉尔多从事<text:a xlink:type="simple" xlink:href="https://www.ukrinform.ua/tag-rosia" text:style-name="Internet_20_link" text:visited-style-name="Visited_20_Internet_20_Link">
</text:a>
个人企业家精神，在2021年秋天，它被其自身的决定终止。 被捕之前，该名男子在计算机上工作。 在俄罗斯，他有一个家庭，一个小孩。</text:p>
      <text:p text:style-name="P4">
<text:span text:style-name="T4">
另请阅读：</text:span>
 <text:a xlink:type="simple" xlink:href="https://www.ukrinform.ua/rubric-world/3696952-u-rosii-zasudili-opozicionera-karamurzu-do-25-rokiv-vaznici-za-vijskovi-fejki.html" text:style-name="Internet_20_link" text:visited-style-name="Visited_20_Internet_20_Link">
<text:span text:style-name="T4">
俄罗斯</text:span>
 <text:span text:style-name="T4">
 </text:span>
判决**</text:a>
</text:p>
      <text:p text:style-name="P4">
News Source: <text:a xlink:type="simple" xlink:href="https://www.ukrinform.ua/rubric-world/3710127-u-moskvi-do-5-rokiv-zasudili-kolumbijca-u-spravi-sodo-fejkiv-pro-rosijsku-armiu.html" text:style-name="Internet_20_link" text:visited-style-name="Visited_20_Internet_20_Link">
https://www.ukrinform.ua/rubric-world/3710127-u-moskvi-do-5-rokiv-zasudili-kolumbijca-u-spravi-sodo-fejkiv-pro-rosijsku-armiu.html</text:a>
</text:p>
      <!--NEWS-->
      <text:h text:style-name="P10" text:outline-level="1">
<text:span text:style-name="T4">
缅甸的Mokko飓风的受害者人数增加到32</text:span>
</text:h>
      <text:p text:style-name="P4">
作者: Ukrinform (Person)</text:p>
      <text:p text:style-name="P4">
出版商: Укринформ (Organization)</text:p>
      <text:p text:style-name="P4">
出版时间: 2023-05-16T19:20:00+03:00</text:p>
      <text:p text:style-name="P4">
修改时间: 2023-05-16T19:20:00+03:00</text:p>
      <text:p text:style-name="P4">
描述: Mokko的受害者的数量增加到了32人。  - 乌克林。</text:p>
      <text:p text:style-name="P4">
图片: ["<text:a xlink:type="simple" xlink:href="https://static.ukrinform.com/photos/2023_05/thumb_files/630_360_1684254002-974.jpg" text:style-name="Internet_20_link" text:visited-style-name="Visited_20_Internet_20_Link">
630_360_16842...</text:a>
", "<text:a xlink:type="simple" xlink:href="https://static.ukrinform.com/photos/2023_05/1684254002-297.jpg" text:style-name="Internet_20_link" text:visited-style-name="Visited_20_Internet_20_Link">
1684254002-29...</text:a>
", "<text:a xlink:type="simple" xlink:href="https://static.ukrinform.com/photos/2023_05/1684254001-512.jpg" text:style-name="Internet_20_link" text:visited-style-name="Visited_20_Internet_20_Link">
1684254001-51...</text:a>
"]</text:p>
      <text:p text:style-name="P4">
标签: ['Мʼянма', 'Стихія', 'Загибель птахів', 'Циклон']</text:p>
      <text:p text:style-name="P4">
类型: Article</text:p>
      <!--METADATA-->
      <text:p text:style-name="P4">
<draw:frame draw:style-name="fr1" draw:name="Image155" text:anchor-type="as-char" svg:width="6.9236in" svg:height="3.956343in" draw:z-index="0">
<draw:image xlink:href="../Images/yкринформ/2023-05-16T19-20-00-03-00/630_360_1684254002-974.jpg" xlink:type="simple" xlink:show="embed" xlink:actuate="onLoad" draw:mime-type="image/jpeg"/>
</draw:frame>
Mokco旋风受害者的数量增加到32人。</text:p>
      <text:p text:style-name="P4">
正如乌克林福姆报道的那样，它报告了<text:a xlink:type="simple" xlink:href="https://www.bbc.com/news/world-asia-65607625" text:style-name="Internet_20_link" text:visited-style-name="Visited_20_Internet_20_Link">
</text:a>
。</text:p>
      <text:p text:style-name="P4">
英国广播公司报道：“周日击中Mynem的强大旋风已经消除了至少32人的生活。”</text:p>
      <text:p text:style-name="P4">
<draw:frame draw:style-name="fr1" draw:name="Image156" text:anchor-type="as-char" svg:width="6.9236in" svg:height="3.894525in" draw:z-index="0">
<draw:image xlink:href="../Images/yкринформ/2023-05-16T19-20-00-03-00/1684254002-297.jpg" xlink:type="simple" xlink:show="embed" xlink:actuate="onLoad" draw:mime-type="image/jpeg"/>
</draw:frame>
伤亡人数仍然可以增加。</text:p>
      <text:p text:style-name="P4">
Mokko旋风成为以速度<text:a xlink:type="simple" xlink:href="https://www.ukrinform.ua/tag-viter" text:style-name="Internet_20_link" text:visited-style-name="Visited_20_Internet_20_Link">
</text:a>
约209公里/小时。</text:p>
      <text:p text:style-name="P4">
<draw:frame draw:style-name="fr1" draw:name="Image157" text:anchor-type="as-char" svg:width="6.9236in" svg:height="3.894525in" draw:z-index="0">
<draw:image xlink:href="../Images/yкринформ/2023-05-16T19-20-00-03-00/1684254001-512.jpg" xlink:type="simple" xlink:show="embed" xlink:actuate="onLoad" draw:mime-type="image/jpeg"/>
</draw:frame>
由于天气恶劣而导致死亡的病例在拉金(Rakhin)记录，那里的人们居住在低地沿海地区和缅甸中部的马格海地区。</text:p>
      <text:p text:style-name="P4">
该地区数百栋房屋被摧毁。</text:p>
      <text:p text:style-name="P4">
根据未经证实的数据，死者的数量要高得多，尤其是塔博尔(Tabor)，罗金迪(Rokhindhi)少数民族的代表居住。 人们认为，损失没有考虑到军政府，后者在2021年国家革命的缅甸介绍中夺取了权力。</text:p>
      <text:p text:style-name="P4">
军方报告说，一天中，全国有21例死亡。</text:p>
      <text:p text:style-name="P4">
<text:span text:style-name="T4">
另请阅读：</text:span>
 <text:a xlink:type="simple" xlink:href="https://www.ukrinform.ua/rubric-world/3698645-u-rajoni-zemletrusu-v-tureccini-pronissa-uragan-e-zertvi.html" text:style-name="Internet_20_link" text:visited-style-name="Visited_20_Internet_20_Link">
</text:a>
在锡特威市，拉金的首都，高速公路被拆除和推翻权力支撑所阻挡。</text:p>
      <text:p text:style-name="P4">
据报道，缅甸的军事领导层宣布了Mokco Cyclone至少杀死了人，宣布了一个区域的Racchin。 由于一场强烈的风暴，周日接近孟加拉国塔米亚马海岸，<text:a xlink:type="simple" xlink:href="https://www.ukrinform.ua/rubric-world/3708976-u-banglades-ta-manmi-cerez-potuznij-ciklon-evakuuvali-ponad-400-tisac-ludej.html" text:style-name="Internet_20_link" text:visited-style-name="Visited_20_Internet_20_Link">
</text:a>
((</text:p>
      <text:p text:style-name="P4">
<text:span text:style-name="T5">
foto：Getty Images / Win Kyaw Thu / BBC Burmese</text:span>
</text:p>
      <text:p text:style-name="P4">
News Source: <text:a xlink:type="simple" xlink:href="https://www.ukrinform.ua/rubric-world/3710128-kilkist-zertv-ciklonu-mokko-u-manmi-zrosla-do-32.html" text:style-name="Internet_20_link" text:visited-style-name="Visited_20_Internet_20_Link">
https://www.ukrinform.ua/rubric-world/3710128-kilkist-zertv-ciklonu-mokko-u-manmi-zrosla-do-32.html</text:a>
</text:p>
      <!--NEWS-->
      <text:h text:style-name="P10" text:outline-level="1">
<text:span text:style-name="T4">
瑞典议会代表团访问了Borodyanka，Bucha和Irpin</text:span>
</text:h>
      <text:p text:style-name="P4">
作者: Ukrinform (Person)</text:p>
      <text:p text:style-name="P4">
出版商: Укринформ (Organization)</text:p>
      <text:p text:style-name="P4">
出版时间: 2023-05-16T19:32:02+03:00</text:p>
      <text:p text:style-name="P4">
修改时间: 2023-05-16T19:32:02+03:00</text:p>
      <text:p text:style-name="P4">
描述: 由于俄罗斯在基辅地区的侵略，瑞典瑞典外交事务委员会的代表团访问了最大的毁灭地。  - 乌克林。</text:p>
      <text:p text:style-name="P4">
图片: ["<text:a xlink:type="simple" xlink:href="https://static.ukrinform.com/photos/2023_05/thumb_files/630_360_1684253753-8780.jpeg" text:style-name="Internet_20_link" text:visited-style-name="Visited_20_Internet_20_Link">
630_360_16842...</text:a>
", "<text:a xlink:type="simple" xlink:href="https://static.ukrinform.com/photos/2023_05/thumb_files/630_360_1684253753-3269.jpeg" text:style-name="Internet_20_link" text:visited-style-name="Visited_20_Internet_20_Link">
630_360_16842...</text:a>
", "<text:a xlink:type="simple" xlink:href="https://static.ukrinform.com/photos/2023_05/thumb_files/630_360_1684253753-8227.jpeg" text:style-name="Internet_20_link" text:visited-style-name="Visited_20_Internet_20_Link">
630_360_16842...</text:a>
", "<text:a xlink:type="simple" xlink:href="https://static.ukrinform.com/photos/2023_05/thumb_files/630_360_1684253753-1632.jpeg" text:style-name="Internet_20_link" text:visited-style-name="Visited_20_Internet_20_Link">
630_360_16842...</text:a>
", "<text:a xlink:type="simple" xlink:href="https://static.ukrinform.com/photos/2023_05/thumb_files/630_360_1684253753-4172.jpeg" text:style-name="Internet_20_link" text:visited-style-name="Visited_20_Internet_20_Link">
630_360_16842...</text:a>
", "<text:a xlink:type="simple" xlink:href="https://static.ukrinform.com/photos/2023_05/thumb_files/630_360_1684253753-1377.jpeg" text:style-name="Internet_20_link" text:visited-style-name="Visited_20_Internet_20_Link">
630_360_16842...</text:a>
", "<text:a xlink:type="simple" xlink:href="https://static.ukrinform.com/photos/2023_05/thumb_files/630_360_1684253754-1686.jpeg" text:style-name="Internet_20_link" text:visited-style-name="Visited_20_Internet_20_Link">
630_360_16842...</text:a>
", "<text:a xlink:type="simple" xlink:href="https://static.ukrinform.com/photos/2023_05/thumb_files/630_360_1684253754-8218.jpeg" text:style-name="Internet_20_link" text:visited-style-name="Visited_20_Internet_20_Link">
630_360_16842...</text:a>
", "<text:a xlink:type="simple" xlink:href="https://static.ukrinform.com/photos/2023_05/thumb_files/630_360_1684253754-1498.jpeg" text:style-name="Internet_20_link" text:visited-style-name="Visited_20_Internet_20_Link">
630_360_16842...</text:a>
", "<text:a xlink:type="simple" xlink:href="https://static.ukrinform.com/photos/2023_05/thumb_files/630_360_1684253754-6912.jpeg" text:style-name="Internet_20_link" text:visited-style-name="Visited_20_Internet_20_Link">
630_360_16842...</text:a>
"]</text:p>
      <text:p text:style-name="P4">
标签: ['Парламент', 'Швеція', 'Україна', 'Війна з Росією']</text:p>
      <text:p text:style-name="P4">
类型: Article</text:p>
      <!--METADATA-->
      <text:p text:style-name="P4">
<draw:frame draw:style-name="fr1" draw:name="Image158" text:anchor-type="as-char" svg:width="6.9236in" svg:height="3.956343in" draw:z-index="0">
<draw:image xlink:href="../Images/yкринформ/2023-05-16T19-32-02-03-00/630_360_1684253753-8780.jpeg" xlink:type="simple" xlink:show="embed" xlink:actuate="onLoad" draw:mime-type="image/jpeg"/>
</draw:frame>
瑞典里克斯达格外交事务委员会的代表团由于俄罗斯在基辅地区的侵略而访问了最大的毁灭地点。</text:p>
      <text:p text:style-name="P4">
据乌克林福音通讯员称，瑞典议员看到了Borodyanka，Bucha和Irpin的眼睛。</text:p>
      <text:p text:style-name="P4">
“我认为我们将使瑞典与乌克兰更紧密地团结。瑞典提供了必不可少的帮助，并将继续支持乌克兰，甚至不仅仅是军事，财务，人道主义者，材料。眼睛。”与媒体。</text:p>
      <text:p text:style-name="P4">
他向[]保证(https://www.ukrinform.ua/tag-svecia)\  - 可靠的合作伙伴和支持，包括转向欧盟会员资格。</text:p>
      <text:p text:style-name="P4">
据他说，瑞典人现在团结起来支持乌克兰，在议会代表中反对它。</text:p>
      <text:p text:style-name="P4">
代表补充说：“我们没有任何反对这种支持的声音投票。瑞典在向乌克兰的援助问题上是世界上最熟悉的国家之一。”</text:p>
      <text:p text:style-name="P4">
此外，埃米尔森(Emilson)指出，瑞典议会在俄罗斯对基辅(Kiev)的夜间袭击中亲自驱散了乌克兰防空，并将建议采取新措施来支持乌克兰和议会。</text:p>
      <text:p text:style-name="P4">
“我们在乌克兰首都幸存下来的那天晚上的袭击无疑对我们很重要，这是一种独特的经历。瑞典仍在重建问题上提供历史援助。但是现在我们将为政府提供一些新闻，我们有了一些新闻他说，在我们自己的议会中谈论乌克兰的案件。我们将建议政府，议会新措施和新的手段，以更快，更快地加强武器。”他补充说，与其他同事有关想法”。<text:span text:style-name="T4">
另请阅读：</text:span>
 <text:a xlink:type="simple" xlink:href="https://www.ukrinform.ua/rubric-polytics/3704386-svecia-pidtrimuvatime-ukrainu-na-slahu-do-clenstva-v-es-premer.html" text:style-name="Internet_20_link" text:visited-style-name="Visited_20_Internet_20_Link">
<text:span text:style-name="T4">
瑞典</text:span>
</text:a>
反过来，乌克兰人民副代表，维克霍夫纳雷达卓越和议会间合作委员会主席亚历山大·孟子(Alexander Menzhko)为提供给乌克兰提供的援助(包括军事技术)的援助，并表达了他的希望。</text:p>
      <text:p text:style-name="P4">
他说：“我们指望更大的支持。首先，这是关于继续进行军事和技术援助，这在事件上非常重要，也要尽可能地帮助外交，政治，与欧盟有关。” 。</text:p>
      <text:p text:style-name="P4">
此外，Merezhko还指出，瑞典应该很快加入北约，乌克兰指望瑞典伙伴支持乌克兰Yevro  - 大西洋融合。</text:p>
      <text:p text:style-name="P4">
<text:span text:style-name="T4">
另请阅读：</text:span>
 <text:a xlink:type="simple" xlink:href="https://www.ukrinform.ua/rubric-ato/3707713-svedski-instruktori-vcat-novobranciv-zsu-vstanovluvati-inzenerni-zagorodzenna.html" text:style-name="Internet_20_link" text:visited-style-name="Visited_20_Internet_20_Link">
</text:a>
据报道，瑞典政府希望该国将正式成为维尔纽斯联盟峰会的一部分，维尔纽斯将于7月11日至12日举行。</text:p>
      <text:p text:style-name="P4">
News Source: <text:a xlink:type="simple" xlink:href="https://www.ukrinform.ua/rubric-polytics/3710130-delegacia-svedskogo-parlamentu-vidvidala-borodanku-bucu-ta-irpin.html" text:style-name="Internet_20_link" text:visited-style-name="Visited_20_Internet_20_Link">
https://www.ukrinform.ua/rubric-polytics/3710130-delegacia-svedskogo-parlamentu-vidvidala-borodanku-bucu-ta-irpin.html</text:a>
</text:p>
      <!--NEWS-->
      <text:h text:style-name="P10" text:outline-level="1">
<text:span text:style-name="T4">
这家德国公司将为武装部队生产六个雷达</text:span>
</text:h>
      <text:p text:style-name="P4">
作者: Ukrinform (Person)</text:p>
      <text:p text:style-name="P4">
出版商: Укринформ (Organization)</text:p>
      <text:p text:style-name="P4">
出版时间: 2023-05-16T19:33:00+03:00</text:p>
      <text:p text:style-name="P4">
修改时间: 2023-05-16T19:33:00+03:00</text:p>
      <text:p text:style-name="P4">
描述: 这家德国公司Hensoldt计划再生产六个TRML-4D雷达系统，并根据乌克兰武装部队的需求转移它们。  - 乌克林。</text:p>
      <text:p text:style-name="P4">
图片: ["<text:a xlink:type="simple" xlink:href="https://static.ukrinform.com/photos/2023_05/thumb_files/630_360_1684254681-654.jpg" text:style-name="Internet_20_link" text:visited-style-name="Visited_20_Internet_20_Link">
630_360_16842...</text:a>
"]</text:p>
      <text:p text:style-name="P4">
标签: ['Німеччина', 'ЗСУ', 'Радар']</text:p>
      <text:p text:style-name="P4">
类型: Article</text:p>
      <!--METADATA-->
      <text:p text:style-name="P4">
<draw:frame draw:style-name="fr1" draw:name="Image159" text:anchor-type="as-char" svg:width="6.9236in" svg:height="3.956343in" draw:z-index="0">
<draw:image xlink:href="../Images/yкринформ/2023-05-16T19-33-00-03-00/630_360_1684254681-654.jpg" xlink:type="simple" xlink:show="embed" xlink:actuate="onLoad" draw:mime-type="image/jpeg"/>
</draw:frame>
Hensoldt德国公司计划再生产六个TRML-4D雷达系统，并根据乌克兰武装部队的需求传输它们。</text:p>
      <text:p text:style-name="P4">
正如乌克林福姆报道的那样，据报道<text:a xlink:type="simple" xlink:href="https://www.hensoldt.net/news/hensoldt-strengthens-air-surveillance-in-ukraine/" text:style-name="Internet_20_link" text:visited-style-name="Visited_20_Internet_20_Link">
</text:a>
。</text:p>
      <text:p text:style-name="P4">
作为价值超过1亿欧元的订单的一部分，雷达将在乌克兰运营商培训后的下半年交付。</text:p>
      <text:p text:style-name="P4">
Hensoldt已经有几个RLS TRML-4D根据<text:a xlink:type="simple" xlink:href="https://www.ukrinform.ua/tag-ukraina" text:style-name="Internet_20_link" text:visited-style-name="Visited_20_Internet_20_Link">
</text:a>
作为IRIS-T SLM防空系统的一部分。</text:p>
      <text:p text:style-name="P4">
亨索尔特首席执行官托马斯·穆勒(Thomas Ceo Thomas Muller)表示：“我们很高兴为乌克兰提供另外六个TRML -4D雷达，这将进一步加强乌克兰的空中监视网络和防空。我们很自豪，我们可以长期提供这种必要的设备。” 。</text:p>
      <text:p text:style-name="P4">
<text:span text:style-name="T4">
另请阅读：</text:span>
 <text:a xlink:type="simple" xlink:href="https://www.ukrinform.ua/rubric-ato/3682492-litva-zakupila-radari-aki-bacat-navit-kuli-snajpera-ukrainski-bijci-vze-prohodat-navcanna.html" text:style-name="Internet_20_link" text:visited-style-name="Visited_20_Internet_20_Link">
<text:span text:style-name="T4">
雷达</text:span>
</text:a>
TRML-4D雷达使用最新的活动电子扫描阵列雷达技术。 它能够识别出不同类型的空中目标：飞机，直升机和有翼火箭。 为1500个半径内的1500个目标提供及时的检测和伴奏，最大250公里。</text:p>
      <text:p text:style-name="P4">
据报道，从战争开始时，自战争开始以来，总共为乌克兰提供了170亿欧元的支持。</text:p>
      <text:p text:style-name="P4">
<text:span text:style-name="T5">
foto：hensoldt ag</text:span>
</text:p>
      <text:p text:style-name="P4">
News Source: <text:a xlink:type="simple" xlink:href="https://www.ukrinform.ua/rubric-ato/3710132-nimecka-kompania-vigotovit-sist-radariv-dla-zsu.html" text:style-name="Internet_20_link" text:visited-style-name="Visited_20_Internet_20_Link">
https://www.ukrinform.ua/rubric-ato/3710132-nimecka-kompania-vigotovit-sist-radariv-dla-zsu.html</text:a>
</text:p>
      <!--NEWS-->
      <text:h text:style-name="P10" text:outline-level="1">
<text:span text:style-name="T4">
武装部队反映了在Marinka地区的袭击，东部发生了44次战斗冲突</text:span>
</text:h>
      <text:p text:style-name="P4">
作者: Ukrinform (Person)</text:p>
      <text:p text:style-name="P4">
出版商: Укринформ (Organization)</text:p>
      <text:p text:style-name="P4">
出版时间: 2023-05-16T19:41:00+03:00</text:p>
      <text:p text:style-name="P4">
修改时间: 2023-05-16T19:41:00+03:00</text:p>
      <text:p text:style-name="P4">
描述: 俄罗斯联邦的军队集中在利马，巴赫穆特，阿维迪夫和玛丽斯基的指示上，而国防部队则击退了敌人在马林卡地区的众多袭击。  - 乌克林。</text:p>
      <text:p text:style-name="P4">
图片: ["<text:a xlink:type="simple" xlink:href="https://static.ukrinform.com/photos/2023_04/thumb_files/630_360_1681406972-336.jpg" text:style-name="Internet_20_link" text:visited-style-name="Visited_20_Internet_20_Link">
630_360_16814...</text:a>
"]</text:p>
      <text:p text:style-name="P4">
标签: ['Генштаб', 'Обстріл', 'Війна з Росією']</text:p>
      <text:p text:style-name="P4">
类型: Article</text:p>
      <!--METADATA-->
      <text:p text:style-name="P4">
<draw:frame draw:style-name="fr1" draw:name="Image160" text:anchor-type="as-char" svg:width="6.9236in" svg:height="3.956343in" draw:z-index="0">
<draw:image xlink:href="../Images/yкринформ/2023-05-16T19-41-00-03-00/630_360_1681406972-336.jpg" xlink:type="simple" xlink:show="embed" xlink:actuate="onLoad" draw:mime-type="image/jpeg"/>
</draw:frame>
陆军联合会在莱曼，巴赫穆特，阿夫迪夫和玛丽斯基的方向上集中了重大努力，而国防部队在马林卡地区遭到了许多攻击。</text:p>
      <text:p text:style-name="P4">
根据乌克林福姆的说法，乌克兰武装部队的总参谋部报告了紫外线<text:a xlink:type="simple" xlink:href="https://www.facebook.com/GeneralStaff.ua/posts/pfbid0w5mxYphJxX3DbYxuU86s23oPtQh6KWGCdn9XM4CaD1RazMKGNUF7YVpRhmLqitcTl" text:style-name="Internet_20_link" text:visited-style-name="Visited_20_Internet_20_Link">
</text:a>
.</text:p>
      <text:p text:style-name="P4">
“Противник продовжує зосереджувати основні зусилля <text:span text:style-name="T4">
на Лиманському,Бахмутському, Авдіївському та Мар’їнському напрямках</text:span>
 . Протягом добивідбулось 44 бойових зіткнення на зазначених ділянках фронту. В епіцентрібойових дій і надалі залишаються Бахмут та Мар’їнка”, - ідеться вповідомленні.</text:p>
      <text:p text:style-name="P4">
<text:span text:style-name="T4">
На Волинському та Поліському напрямках</text:span>
 ознак формування наступальнихугруповань ворога не виявлено, визначені підрозділи збройних сил республікибілорусь продовжують виконувати завдання у прикордонних з Україною районах.Триває переміщення підрозділів російських територіальних військ, які проходилипідготовку на полігонах білорусі у райони ведення бойових дій.</text:p>
      <text:p text:style-name="P4">
<text:span text:style-name="T4">
На Сіверському та Слобожанському напрямках</text:span>
 загарбник продовжує зберігативійськову присутність у прикордонних з Україною районах. Ворог здійснивмінометні та артилерійські <text:a xlink:type="simple" xlink:href="https://www.ukrinform.ua/tag-obstril" text:style-name="Internet_20_link" text:visited-style-name="Visited_20_Internet_20_Link">
 </text:a>
Chernihiv地区的蚂蚁居住的笔； Romashkovo，Iskryskivshchyna，Volfine，Kindrativka，Gardens，Sumy地区，以及Kozacha Lopan，Goptivka，Lukyhanka，Hatyshche，Pletenivka，Pletenivka，Budarki，Budarki，Budarki，Budarki，budarbable，budarbuce，undarable，undarable，underable，underable，rounderable，rougin，圆形，丹德利奥，丹德尔，丹德利奥(Dandelion)，蒲公英和budeasary and kararkarki in kharkarki in kharkarki in kharkarkiv in。</text:p>
      <text:p text:style-name="P4">
<text:span text:style-name="T4">
另请阅读：</text:span>
 <text:a xlink:type="simple" xlink:href="https://www.ukrinform.ua/rubric-regions/3710032-rosiani-unoci-obstrilali-pidpriemstvo-so-zabezpecuvalo-hersonciv-elektroenergieu.html" text:style-name="Internet_20_link" text:visited-style-name="Visited_20_Internet_20_Link">
<text:span text:style-name="T4">
 avenaCerbate </text:span>
</text:a>
<text:span text:style-name="T4">
在库皮斯克方向</text:span>
侵略者在哈尔基夫地区，卢甘斯克地区的诺维斯利夫斯基和斯特尔马乔夫卡进行了不成功的进攻行动。 他在哈尔基夫地区的Budarka，Vilshan，Kislivka，KiSlivka，Kotlyarivka Tabaivka的定居点附近袭击了航空罢工。 The enemy's artillery shelling was suffered by Dvorychanskoe, Kamyanka, Krasne First, Fygolovka, Novomlinsk, two -year -old, Masyutivka, Kindrashivka, Kupyansk, Kislivka, Tabaivka, Berestovo, Kharkiv region and Stelmakhivka of Luhansk region.<text:span text:style-name="T4">
在Bakhmut方向</text:span>
敌人继续采取进攻行动。 巴赫穆特(Bakhmut)有一场加权战。 此外，在白天，俄罗斯人朝着伊万尼维克(Ivanivske)定居的方向进行了连续的连续行动。 他在定居点Bogdanivka，Bakhmut，Ivanivske，Toretskdonetsk地区引起了航空危害。 Grigorivka，Bogdanivka，Bakhmut，Ivanivske，Yar，Stupochki，North，Toretskdonetsk地区受到敌方Artobrats的伤害。</text:p>
      <text:p text:style-name="P4">
<text:span text:style-name="T4">
在Avdeevsky方向</text:span>
侵略者继续破坏基础设施。 俄罗斯军队对诺茨克地区的诺沃卡林，贝尔迪奇，斯蒂夫卡，贝迪夫卡，阿维迪夫卡，贝迪夫卡，阿夫迪夫卡，贝迪夫卡，阿维迪夫卡，贝尔迪奇，阿夫迪夫卡，贝尔迪奇和卡洛夫卡的定居点发动了航空罢工。</text:p>
      <text:p text:style-name="P4">
<text:span text:style-name="T4">
另请阅读：</text:span>
 <text:a xlink:type="simple" xlink:href="https://www.ukrinform.ua/rubric-regions/3710095-na-cernigivsini-cerez-obstrili-masstabni-lisovi-pozezi.html" text:style-name="Internet_20_link" text:visited-style-name="Visited_20_Internet_20_Link">
<text:span text:style-name="T4">
 avenaCerbate </text:span>
</text:a>
<text:span text:style-name="T4">
在Mariinsky方向</text:span>
防御部队反映了Marinka地区的众多攻击。 敌人在该地区造成了航空罢工。 同时，敌对的炮击也是尖锐的，马克卡(Marinka)，顿涅茨克地区的胜利。</text:p>
      <text:p text:style-name="P4">
<text:span text:style-name="T4">
在矿物方向上</text:span>
白天，俄罗斯人袭击了煤炭和维利基·诺瓦西卡(Veliky Novosilka)定居点的空袭。 Donetsk地区的Paraskovivka，Paraskovivka，Paraskovivka，Prychistivka和Novoukrainka解雇。</text:p>
      <text:p text:style-name="P4">
<text:span text:style-name="T4">
在Zaporizhzhya和Kherson的方向</text:span>
入侵者继续行动。 他在Donetsk地区，Novodanylivka，Zaporizhhya地区和Beryslav，Kizomis和Small Tokmachtsherson地区袭击了航空罢工。 此外，侵略者制作了Olgivske，Malinivka，Gulyaipole，Railway，Gulyaypil，Belogorye，Belogorye，Shcherbaki，Steppe，Steppe和Kamyansk，Zaporizhzhya地区，以及Kizomis Kherson地区和Kherson和Khersors和Khersers。</text:p>
      <text:p text:style-name="P4">
<text:span text:style-name="T4">
另请阅读：</text:span>
 <text:a xlink:type="simple" xlink:href="https://www.ukrinform.ua/rubric-regions/3710020-rosiani-zaboronili-pracivnikam-zaes-spilkuvatis-miz-sobou-energoatom.html" text:style-name="Internet_20_link" text:visited-style-name="Visited_20_Internet_20_Link">
<text:span text:style-name="T4">
 zpp </text:span>
</text:a>
俄罗斯入侵者继续掠夺乌克兰的人口，占据了平民的收获。 在临时占领的克里米亚的福奥多西亚市，被称为俄罗斯的“权威”试图拿出经历的谷物，将其装载在Siria叙利亚叙利亚叙利亚叙利亚船只上。同时，火箭部队和炮兵部队受到五个储藏室，三个电台电子斗争，两个入侵者组装以及燃料和润滑剂的影响的影响。</text:p>
      <text:p text:style-name="P4">
正如乌克林福姆报道的<text:a xlink:type="simple" xlink:href="https://www.ukrinform.ua/rubric-ato/3709728-sili-oboroni-vze-likviduvali-199-980-rosijskih-zagarbnikiv.html" text:style-name="Internet_20_link" text:visited-style-name="Visited_20_Internet_20_Link">
</text:a>
从2022年2月24日到2023年5月16日，在过去的一天中，约有19.9万俄罗斯灰烬，其中520个。</text:p>
      <text:p text:style-name="P4">
News Source: <text:a xlink:type="simple" xlink:href="https://www.ukrinform.ua/rubric-ato/3710137-zsu-vidbili-ataki-v-rajoni-marinki-na-shodi-vidbulosa-44-bojovih-zitknenna.html" text:style-name="Internet_20_link" text:visited-style-name="Visited_20_Internet_20_Link">
https://www.ukrinform.ua/rubric-ato/3710137-zsu-vidbili-ataki-v-rajoni-marinki-na-shodi-vidbulosa-44-bojovih-zitknenna.html</text:a>
</text:p>
      <!--NEWS-->
      <text:h text:style-name="P10" text:outline-level="1">
<text:span text:style-name="T4">
布达诺夫：80％的普里戈金陈述是纯粹的真相</text:span>
</text:h>
      <text:p text:style-name="P4">
作者: Ukrinform (Person)</text:p>
      <text:p text:style-name="P4">
出版商: Укринформ (Organization)</text:p>
      <text:p text:style-name="P4">
出版时间: 2023-05-16T19:42:00+03:00</text:p>
      <text:p text:style-name="P4">
修改时间: 2023-05-16T19:42:00+03:00</text:p>
      <text:p text:style-name="P4">
描述: 乌克兰基里尔·布达马诺夫（Kirill Budanov）国防部智力部主要局长说，瓦格纳·佩克·耶夫根尼·普里戈金（Wagner Pec Yevgeny Prigogin）的负责人中有80％是纯粹的事实。  - 乌克林。</text:p>
      <text:p text:style-name="P4">
图片: ["<text:a xlink:type="simple" xlink:href="https://static.ukrinform.com/photos/2023_04/thumb_files/630_360_1682089495-883.jpg" text:style-name="Internet_20_link" text:visited-style-name="Visited_20_Internet_20_Link">
630_360_16820...</text:a>
"]</text:p>
      <text:p text:style-name="P4">
标签: ['ПВК "Вагнера"', 'Пригожин', 'Буданов', 'Війна з Росією']</text:p>
      <text:p text:style-name="P4">
类型: Article</text:p>
      <!--METADATA-->
      <text:p text:style-name="P4">
<draw:frame draw:style-name="fr1" draw:name="Image161" text:anchor-type="as-char" svg:width="6.9236in" svg:height="3.956343in" draw:z-index="0">
<draw:image xlink:href="../Images/yкринформ/2023-05-16T19-42-00-03-00/630_360_1682089495-883.jpg" xlink:type="simple" xlink:show="embed" xlink:actuate="onLoad" draw:mime-type="image/jpeg"/>
</draw:frame>
乌克兰西里尔·布达马瓦纳亚国防部情报部负责人，其中80％的人说PEC“ Wagner” Yevgeny Prigogin的负责人是事实。</text:p>
      <text:p text:style-name="P4">
布达诺夫在接受该计划的采访中说：“ <text:a xlink:type="simple" xlink:href="https://www.youtube.com/watch" text:style-name="Internet_20_link" text:visited-style-name="Visited_20_Internet_20_Link">
</text:a>
”，报道乌克林福姆。</text:p>
      <text:p text:style-name="P4">
“最糟糕的是普里戈宁所说的是大多数真相。有些事情甚至不能说是错误的 - 他们可以只是两个路，但是他所说的完全是纯粹的真相的百分比，”  - 说明宗师国防部的负责人。</text:p>
      <text:p text:style-name="P4">
按照他的说法， <text:a xlink:type="simple" xlink:href="https://www.ukrinform.ua/tag-pvk-vagnera" text:style-name="Internet_20_link" text:visited-style-name="Visited_20_Internet_20_Link">
</text:a>
与俄罗斯军队不同，她表现出“最大效率”。</text:p>
      <text:p text:style-name="P4">
“这也是事实。在这种冲突的背景下，他们加剧了更多。</text:p>
      <text:p text:style-name="P4">
他指出，还有其他将军的意见略有不同。 “但是另一个团队正在竭尽所能地擦除所有这些单位。这是事实。不幸的是，我必须承认，最有效的是瓦格纳(Wagner)。</text:p>
      <text:p text:style-name="P4">
<text:span text:style-name="T4">
另请阅读：</text:span>
 <text:a xlink:type="simple" xlink:href="https://www.ukrinform.ua/rubric-ato/3709456-u-rozvidci-vidreaguvali-na-propoziciu-prigozina-sodo-bahmuta.html" text:style-name="Internet_20_link" text:visited-style-name="Visited_20_Internet_20_Link">
<text:span text:style-name="T4">
 podgin </text:span>
</text:a>
据报道，普里申早些时候说，据称他将从巴赫穆顿地区撤离他的雇佣军。 他呼吁拒绝俄罗斯国防部给他们足够的弹药。</text:p>
      <text:p text:style-name="P4">
<text:span text:style-name="T5">
foto：GUR国防部</text:span>
</text:p>
      <text:p text:style-name="P4">
News Source: <text:a xlink:type="simple" xlink:href="https://www.ukrinform.ua/rubric-ato/3710134-budanov-80-zaav-prigozina-e-cistou-pravdou.html" text:style-name="Internet_20_link" text:visited-style-name="Visited_20_Internet_20_Link">
https://www.ukrinform.ua/rubric-ato/3710134-budanov-80-zaav-prigozina-e-cistou-pravdou.html</text:a>
</text:p>
      <!--NEWS-->
      <text:h text:style-name="P10" text:outline-level="1">
<text:span text:style-name="T4">
政府已在一项续签计划上分配了超过40亿</text:span>
</text:h>
      <text:p text:style-name="P4">
作者: Ukrinform (Person)</text:p>
      <text:p text:style-name="P4">
出版商: Укринформ (Organization)</text:p>
      <text:p text:style-name="P4">
出版时间: 2023-05-16T19:45:55+03:00</text:p>
      <text:p text:style-name="P4">
修改时间: 2023-05-16T19:45:55+03:00</text:p>
      <text:p text:style-name="P4">
描述: 在2023年5月16日的一次会议上，乌克兰部长的内阁从该基金中确定了社区发展，领土和基础设施，以消除武装侵略的后果，不可赔偿44.3亿美元的等式程序。  - 乌克林。</text:p>
      <text:p text:style-name="P4">
图片: ["<text:a xlink:type="simple" xlink:href="https://static.ukrinform.com/photos/2020_12/thumb_files/630_360_1608131272-754.jpg" text:style-name="Internet_20_link" text:visited-style-name="Visited_20_Internet_20_Link">
630_360_16081...</text:a>
"]</text:p>
      <text:p text:style-name="P4">
标签: ['Кабмін', 'Гроші', 'єВідновлення']</text:p>
      <text:p text:style-name="P4">
类型: Article</text:p>
      <!--METADATA-->
      <text:p text:style-name="P4">
<draw:frame draw:style-name="fr1" draw:name="Image162" text:anchor-type="as-char" svg:width="6.9236in" svg:height="3.949857in" draw:z-index="0">
<draw:image xlink:href="../Images/yкринформ/2023-05-16T19-45-55-03-00/630_360_1608131272-754.jpg" xlink:type="simple" xlink:show="embed" xlink:actuate="onLoad" draw:mime-type="image/jpeg"/>
</draw:frame>
在2023年5月16日的一次会议上，乌克兰部长的内阁从基金中确定了社区，领土和基础设施部，以在44.3亿美元的44.3亿美元的基础上取消装甲侵略，以进行编程更新。</text:p>
      <text:p text:style-name="P4">
根据乌克林福姆的说法，Verkhovna Rada Taras Melnychuk的常设政府代表<text:a xlink:type="simple" xlink:href="http://t.me/tmelnychuk/2315" text:style-name="Internet_20_link" text:visited-style-name="Visited_20_Internet_20_Link">
</text:a>
“社区发展部，领土和基础设施，以证明后果的资金认证(消费支出)他写道，要使用电子公共服务“方程式”造成的一项新的预算计划，该计划旨在渲染某些类别的房地产，遭受敌对行为，恐怖行为，破坏性的破坏，破坏性。</text:p>
      <text:p text:style-name="P4">
梅尔尼丘克(Melnychuk)补充说，政府已通过负责执行预算计划确定了国防部，并修改了使用资金以实现武装侵略后果的程序。</text:p>
      <text:p text:style-name="P4">
<text:span text:style-name="T4">
另请阅读：</text:span>
 <text:a xlink:type="simple" xlink:href="https://www.ukrinform.ua/rubric-vidbudova/3709199-evidnovlenna-v-uradi-poasnili-skilki-raziv-mozna-podavati-zaavki-na-remont.html" text:style-name="Internet_20_link" text:visited-style-name="Visited_20_Internet_20_Link">
<text:span text:style-name="T4">
效率</text:span>
</text:a>
据报道，4月21日<text:a xlink:type="simple" xlink:href="https://www.ukrinform.ua/tag-kabmin" text:style-name="Internet_20_link" text:visited-style-name="Visited_20_Internet_20_Link">
</text:a>
提供国家援助以维修损坏的住房。 他为俄罗斯联邦武装侵略，国家援助目前的住房维修侵害的公民提供了规定。 您可以通过构建电子服务来做到这一点。</text:p>
      <text:p text:style-name="P4">
自2023年5月10日以来的服务均可被所有由于俄罗斯联邦武装侵略而造成的居民造成较小损失且尚未修复的公民。 首先，更换窗户或门，维修等。</text:p>
      <text:p text:style-name="P4">
News Source: <text:a xlink:type="simple" xlink:href="https://www.ukrinform.ua/rubric-vidbudova/3710138-urad-vidiliv-ponad-4-milardi-na-programu-evidnovlenna.html" text:style-name="Internet_20_link" text:visited-style-name="Visited_20_Internet_20_Link">
https://www.ukrinform.ua/rubric-vidbudova/3710138-urad-vidiliv-ponad-4-milardi-na-programu-evidnovlenna.html</text:a>
</text:p>
      <!--NEWS-->
      <text:h text:style-name="P10" text:outline-level="1">
<text:span text:style-name="T4">
俄罗斯人在赫尔森地区开了一个村庄 - 三个孩子受伤</text:span>
</text:h>
      <text:p text:style-name="P4">
作者: Ukrinform (Person)</text:p>
      <text:p text:style-name="P4">
出版商: Укринформ (Organization)</text:p>
      <text:p text:style-name="P4">
出版时间: 2023-05-16T19:48:00+03:00</text:p>
      <text:p text:style-name="P4">
修改时间: 2023-05-16T19:48:00+03:00</text:p>
      <text:p text:style-name="P4">
描述: 俄罗斯军队袭击了青年霍森社区的村庄，三个孩子和一名59岁妇女受伤。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Діти', 'Херсонщина', 'Обстріл', 'Війна з Росією']</text:p>
      <text:p text:style-name="P4">
类型: Article</text:p>
      <!--METADATA-->
      <text:p text:style-name="P4">
<draw:frame draw:style-name="fr1" draw:name="Image163" text:anchor-type="as-char" svg:width="6.9236in" svg:height="3.956343in" draw:z-index="0">
<draw:image xlink:href="../Images/yкринформ/2023-05-16T19-48-00-03-00/630_360_1667124180-530.jpg" xlink:type="simple" xlink:show="embed" xlink:actuate="onLoad" draw:mime-type="image/jpeg"/>
</draw:frame>
俄罗斯军队袭击了赫森青年社区的村庄，这名I59岁妇女的三个孩子受伤。</text:p>
      <text:p text:style-name="P4">
乌克林福姆(Ukrinform(https://t.me/olexandrprokudin/510)。</text:p>
      <text:p text:style-name="P4">
经过 <text:a xlink:type="simple" xlink:href="https://www.ukrinform.ua/tag-obstril" text:style-name="Internet_20_link" text:visited-style-name="Visited_20_Internet_20_Link">
 </text:a>
一个8岁的女孩接受了大脑轮廓。 她住院，医生提供受伤的先决条件护理。</text:p>
      <text:p text:style-name="P4">
两个孩子，一个10岁的女孩和一个7岁的男孩，被诊断出压力。 医生当场给了他们帮助，他们的生活并没有束缚。</text:p>
      <text:p text:style-name="P4">
<text:span text:style-name="T4">
另请阅读：</text:span>
 <text:a xlink:type="simple" xlink:href="https://www.ukrinform.ua/rubric-regions/3709837-na-hersonsini-rosiani-devat-raziv-obstrilali-vze-zrujnovanij-mist.html" text:style-name="Internet_20_link" text:visited-style-name="Visited_20_Internet_20_Link">
<text:span text:style-name="T4">
 kherson地区</text:span>
</text:a>
另一个受害者是一名59岁的妇女，她通过炮击受到脑震荡。她还当场得到了帮助，拒绝了住院。</text:p>
      <text:p text:style-name="P4">
如报道<text:a xlink:type="simple" xlink:href="https://www.ukrinform.ua/rubric-regions/3709735-rosijska-armia-za-dobu-80-raziv-obstrilala-hersonsinu-sestero-poranenih.html" text:style-name="Internet_20_link" text:visited-style-name="Visited_20_Internet_20_Link">
</text:a>
，俄罗斯军队在5月15日的最后一天对霍森地区进行了80人炮击，六人受伤。</text:p>
      <text:p text:style-name="P4">
News Source: <text:a xlink:type="simple" xlink:href="https://www.ukrinform.ua/rubric-ato/3710141-rosiani-obstrilali-selise-na-hersonsini-postrazdali-troe-ditej.html" text:style-name="Internet_20_link" text:visited-style-name="Visited_20_Internet_20_Link">
https://www.ukrinform.ua/rubric-ato/3710141-rosiani-obstrilali-selise-na-hersonsini-postrazdali-troe-ditej.html</text:a>
</text:p>
      <!--NEWS-->
      <text:h text:style-name="P10" text:outline-level="1">
<text:span text:style-name="T4">
总参谋部澄清了夜间攻击数据：乌克兰防守者摧毁了25枚火箭</text:span>
</text:h>
      <text:p text:style-name="P4">
作者: Ukrinform (Person)</text:p>
      <text:p text:style-name="P4">
出版商: Укринформ (Organization)</text:p>
      <text:p text:style-name="P4">
出版时间: 2023-05-16T19:54:28+03:00</text:p>
      <text:p text:style-name="P4">
修改时间: 2023-05-16T19:54:28+03:00</text:p>
      <text:p text:style-name="P4">
描述: 这个时代的俄罗斯联合会对乌克兰的民事和关键基础设施的对象造成了又一次巨大的火箭袭击。 所有由敌人25火箭发射的都被乌克兰防守者摧毁了。  - 乌克林。</text:p>
      <text:p text:style-name="P4">
图片: ["<text:a xlink:type="simple" xlink:href="https://static.ukrinform.com/photos/2022_12/thumb_files/630_360_1671446457-251.jpg" text:style-name="Internet_20_link" text:visited-style-name="Visited_20_Internet_20_Link">
630_360_16714...</text:a>
"]</text:p>
      <text:p text:style-name="P4">
标签: ['Генштаб', 'Обстріл', 'Війна з Росією']</text:p>
      <text:p text:style-name="P4">
类型: Article</text:p>
      <!--METADATA-->
      <text:p text:style-name="P4">
<draw:frame draw:style-name="fr1" draw:name="Image164" text:anchor-type="as-char" svg:width="6.9236in" svg:height="3.956343in" draw:z-index="0">
<draw:image xlink:href="../Images/yкринформ/2023-05-16T19-54-28-03-00/630_360_1671446457-251.jpg" xlink:type="simple" xlink:show="embed" xlink:actuate="onLoad" draw:mime-type="image/jpeg"/>
</draw:frame>
俄罗斯联邦对乌克兰的平民指导性基础设施的对象造成了又一次巨大的火箭袭击。 所有由敌人25火箭发射的都被乌克兰防守者摧毁了。</text:p>
      <text:p text:style-name="P4">
乌克林福姆(Ukrinform)报道了有关导弹袭击的信息。(https://www.facebook.com/GeneralStaff.ua/posts/pfbid0w5mxYphJxX3DbYxuU86s23oPtQh6KWGCdn9XM4CaD1RazMKGNUF7YVpRhmLqitcTl)一般职员。</text:p>
      <text:p text:style-name="P4">
“俄罗斯侵略者愤世嫉俗地继续采用恐怖策略……信息，敌人使用了6枚超强的导弹“匕首”，9翼导弹“机芯”和10个火箭发射器，以完成火箭中风的任务。(S-400，“ Iskander-M”)消息说：“其中所有人都被乌克兰捍卫者摧毁。”</text:p>
      <text:p text:style-name="P4">
在总参谋部补充说：在Donetsk地区的Konstantinovka的民用基础设施上使用了另外两枚带有C-300入侵者的导弹。</text:p>
      <text:p text:style-name="P4">
<text:span text:style-name="T4">
另请阅读：</text:span>
 <text:a xlink:type="simple" xlink:href="https://www.ukrinform.ua/rubric-ato/3710007-ignat-pro-nicnu-ataku-po-ukraini-rosia-vperse-zastosuvala-tak-bagato-kindzaliv.html" text:style-name="Internet_20_link" text:visited-style-name="Visited_20_Internet_20_Link">
<text:span text:style-name="T4">
 ignati </text:span>
</text:a>
民用基础设施被摧毁。 特别是，由于哈尔基夫地区，耶扎格利和受伤的平民的两年，Vovchansk和Tishchenko的炮击。 住宅，医院和其他平民基础设施也被摧毁。</text:p>
      <text:p text:style-name="P4">
“在这一天，侵略者击中了27个火箭发射器和37次航空罢工，大约20 <text:a xlink:type="simple" xlink:href="https://www.ukrinform.ua/tag-obstril" text:style-name="Internet_20_link" text:visited-style-name="Visited_20_Internet_20_Link">
</text:a>
从乌克兰部队和定居点的射击起火的反应性系统中，”总参谋部获悉。</text:p>
      <text:p text:style-name="P4">
<text:span text:style-name="T4">
另请阅读：</text:span>
 <text:a xlink:type="simple" xlink:href="https://www.ukrinform.ua/rubric-ato/3710043-rf-zapuskala-sahedi-z-branskoi-oblasti-ta-zi-shidnogo-uzberezza-azovskogo-mora-ignat.html" text:style-name="Internet_20_link" text:visited-style-name="Visited_20_Internet_20_Link">
<text:span text:style-name="T4">
 ignati </text:span>
</text:a>
如晚上报道，<text:a xlink:type="simple" xlink:href="https://www.ukrinform.ua/rubric-ato/3710137-zsu-vidbili-ataki-v-rajoni-marinki-na-shodi-vidbulosa-44-bojovih-zitknenna.html" text:style-name="Internet_20_link" text:visited-style-name="Visited_20_Internet_20_Link">
</text:a>
，国防部队在马林卡地区击退了敌人的无数袭击。</text:p>
      <text:p text:style-name="P4">
News Source: <text:a xlink:type="simple" xlink:href="https://www.ukrinform.ua/rubric-ato/3710142-genstab-utocniv-dani-pro-nicnu-ataku-ukrainski-zahisniki-znisili-25-raket.html" text:style-name="Internet_20_link" text:visited-style-name="Visited_20_Internet_20_Link">
https://www.ukrinform.ua/rubric-ato/3710142-genstab-utocniv-dani-pro-nicnu-ataku-ukrainski-zahisniki-znisili-25-raket.html</text:a>
</text:p>
      <!--NEWS-->
      <text:h text:style-name="P10" text:outline-level="1">
<text:span text:style-name="T4">
学员团队将在欧洲柔道杯的波兰舞台上演出</text:span>
</text:h>
      <text:p text:style-name="P4">
作者: Ukrinform (Person)</text:p>
      <text:p text:style-name="P4">
出版商: Укринформ (Organization)</text:p>
      <text:p text:style-name="P4">
出版时间: 2023-05-16T19:57:00+03:00</text:p>
      <text:p text:style-name="P4">
修改时间: 2023-05-16T19:57:00+03:00</text:p>
      <text:p text:style-name="P4">
描述: 5月20日至21日，Belsko-Bila（波兰）将于5月20日至21日在欧洲杯比赛中与柔道在学员中间举行。  - 乌克林。</text:p>
      <text:p text:style-name="P4">
图片: ["<text:a xlink:type="simple" xlink:href="https://static.ukrinform.com/photos/2023_05/thumb_files/630_360_1684256257-458.jpg" text:style-name="Internet_20_link" text:visited-style-name="Visited_20_Internet_20_Link">
630_360_16842...</text:a>
"]</text:p>
      <text:p text:style-name="P4">
标签: ['Дзюдо']</text:p>
      <text:p text:style-name="P4">
类型: Article</text:p>
      <!--METADATA-->
      <text:p text:style-name="P4">
<draw:frame draw:style-name="fr1" draw:name="Image165" text:anchor-type="as-char" svg:width="6.9236in" svg:height="3.956343in" draw:z-index="0">
<draw:image xlink:href="../Images/yкринформ/2023-05-16T19-57-00-03-00/630_360_1684256257-458.jpg" xlink:type="simple" xlink:show="embed" xlink:actuate="onLoad" draw:mime-type="image/jpeg"/>
</draw:frame>
Ubel-Beat(波兰)5月20日至21日，这是欧洲杯的下一阶段。</text:p>
      <text:p text:style-name="P4">
正如官员通知<text:a xlink:type="simple" xlink:href="https://www.ijf.org/competition/2546" text:style-name="Internet_20_link" text:visited-style-name="Visited_20_Internet_20_Link">
</text:a>
国际柔道联合会(IJF)乌克林福姆报道，来自35个国家的813名运动员将在比赛中表演。</text:p>
      <text:p text:style-name="P4">
乌克兰国家队将由70名犹太人代表：44名男孩和26名女孩。</text:p>
      <text:p text:style-name="P4">
波兰的比赛将在不参加俄罗斯和白俄罗斯的代表的情况下举行。</text:p>
      <text:p text:style-name="P4">
<text:span text:style-name="T4">
另请阅读：</text:span>
 <text:a xlink:type="simple" xlink:href="https://www.ukrinform.ua/rubric-sports/3709033-ukrainskij-dzudoist-curkan-vigrav-litovskij-etap-kubka-evropi-sered-unioriv.html" text:style-name="Internet_20_link" text:visited-style-name="Visited_20_Internet_20_Link">
<text:span text:style-name="T4">
柔道</text:span>
</text:a>
欧洲杯的下一阶段将于5月27日至28日在科米布拉举行(葡萄牙).</text:p>
      <text:p text:style-name="P4">
News Source: <text:a xlink:type="simple" xlink:href="https://www.ukrinform.ua/rubric-sports/3710143-zbirna-ukraini-sered-kadetiv-vistupit-na-polskomu-etapi-kubka-evropi-z-dzudo.html" text:style-name="Internet_20_link" text:visited-style-name="Visited_20_Internet_20_Link">
https://www.ukrinform.ua/rubric-sports/3710143-zbirna-ukraini-sered-kadetiv-vistupit-na-polskomu-etapi-kubka-evropi-z-dzudo.html</text:a>
</text:p>
      <!--NEWS-->
      <text:h text:style-name="P10" text:outline-level="1">
<text:span text:style-name="T4">
“干ad。 森林歌曲»在乌克兰票房收集了超过1.45亿</text:span>
</text:h>
      <text:p text:style-name="P4">
作者: Ukrinform (Person)</text:p>
      <text:p text:style-name="P4">
出版商: Укринформ (Organization)</text:p>
      <text:p text:style-name="P4">
出版时间: 2023-05-16T20:06:00+03:00</text:p>
      <text:p text:style-name="P4">
修改时间: 2023-05-16T20:06:00+03:00</text:p>
      <text:p text:style-name="P4">
描述: 在租赁的11周内，动画电影“Mavka。SoursonSong”的收银员达到145 790 419 UAH，售出的门票数量超过一百万。  - 乌克林。</text:p>
      <text:p text:style-name="P4">
图片: ["<text:a xlink:type="simple" xlink:href="https://static.ukrinform.com/photos/2023_05/thumb_files/630_360_1684256738-571.jpg" text:style-name="Internet_20_link" text:visited-style-name="Visited_20_Internet_20_Link">
630_360_16842...</text:a>
"]</text:p>
      <text:p text:style-name="P4">
标签: ['Держкіно', 'Мультфільм', 'Кінотеатр', 'Мультфільм «Мавка»']</text:p>
      <text:p text:style-name="P4">
类型: Article</text:p>
      <!--METADATA-->
      <text:p text:style-name="P4">
<draw:frame draw:style-name="fr1" draw:name="Image166" text:anchor-type="as-char" svg:width="6.9236in" svg:height="3.956343in" draw:z-index="0">
<draw:image xlink:href="../Images/yкринформ/2023-05-16T20-06-00-03-00/630_360_1684256738-571.jpg" xlink:type="simple" xlink:show="embed" xlink:actuate="onLoad" draw:mime-type="image/jpeg"/>
</draw:frame>
设定的 - 几周的租金现金费用“Mavka。Sorestry”为145 790 419 UAH，并且出售的门票数量覆盖了。</text:p>
      <text:p text:style-name="P4">
这是由国家电影院的新闻服务报告的<text:a xlink:type="simple" xlink:href="https://www.facebook.com/ukrainefilmagency/posts/pfbid02kmxZcCNqdYtgLbbjXPPnmiQxZ54GznDhpMBM9ECcnretz6Y26XmkXe6u3u1iy2zUl" text:style-name="Internet_20_link" text:visited-style-name="Visited_20_Internet_20_Link">
</text:a>
，报道乌克林福姆。</text:p>
      <text:p text:style-name="P4">
“根据第十一周的国家租金的结果，现金费<text:a xlink:type="simple" xlink:href="https://www.ukrinform.ua/tag-multik" text:style-name="Internet_20_link" text:visited-style-name="Visited_20_Internet_20_Link">
</text:a>
“ Mavka”总计145 790 419 UAH，售出的门票的积累为1 159 931”， - 消息读取。</text:p>
      <text:p text:style-name="P4">
Derzhkino还指出，租金正在进行中。</text:p>
      <text:p text:style-name="P4">
<text:span text:style-name="T4">
另请阅读：</text:span>
 <text:a xlink:type="simple" xlink:href="https://www.ukrinform.ua/rubric-culture/3709133-ukrainsku-mavku-pokazut-u-kinoteatrah-avstrii.html" text:style-name="Internet_20_link" text:visited-style-name="Visited_20_Internet_20_Link">
<text:span text:style-name="T4">
 mavka </text:span>
</text:a>
据报道动画电影“Mavka。ForestSong”(你说).Кінотеатральну дистрибуцію в Україні здійснює FILM.UA Distribution таKinomania Film Distribution. У національний прокат мультфільм вийшов 2березня.</text:p>
      <text:p text:style-name="P4">
"Мавка. Лісова пісня" також <text:a xlink:type="simple" xlink:href="https://www.ukrinform.ua/rubric-culture/3707755-mavka-lisova-pisna-stala-odnim-iz-najkrasih-filmiv-tizna-u-rumunskomu-prokati-derzkino.html" text:style-name="Internet_20_link" text:visited-style-name="Visited_20_Internet_20_Link">
 </text:a>
通过收集$ 73 800。</text:p>
      <text:p text:style-name="P4">
News Source: <text:a xlink:type="simple" xlink:href="https://www.ukrinform.ua/rubric-culture/3710146-mavka-lisova-pisna-zibrala-v-ukrainskomu-prokati-vze-ponad-145-miljoniv.html" text:style-name="Internet_20_link" text:visited-style-name="Visited_20_Internet_20_Link">
https://www.ukrinform.ua/rubric-culture/3710146-mavka-lisova-pisna-zibrala-v-ukrainskomu-prokati-vze-ponad-145-miljoniv.html</text:a>
</text:p>
      <!--NEWS-->
      <text:h text:style-name="P10" text:outline-level="1">
<text:span text:style-name="T4">
政府已批准使用国防采购机构的程序</text:span>
</text:h>
      <text:p text:style-name="P4">
作者: Ukrinform (Person)</text:p>
      <text:p text:style-name="P4">
出版商: Укринформ (Organization)</text:p>
      <text:p text:style-name="P4">
出版时间: 2023-05-16T20:07:00+03:00</text:p>
      <text:p text:style-name="P4">
修改时间: 2023-05-16T20:07:00+03:00</text:p>
      <text:p text:style-name="P4">
描述: 乌克兰部长的内阁批准了乌克兰国防部“国防机构”国防部使用资金的程序。  - 乌克林。</text:p>
      <text:p text:style-name="P4">
图片: ["<text:a xlink:type="simple" xlink:href="https://static.ukrinform.com/photos/2019_09/thumb_files/630_360_1567497060-680.jpg" text:style-name="Internet_20_link" text:visited-style-name="Visited_20_Internet_20_Link">
630_360_15674...</text:a>
"]</text:p>
      <text:p text:style-name="P4">
标签: ['Бюджет', 'Міноборони', 'Уряд', 'Оборонні закупівлі']</text:p>
      <text:p text:style-name="P4">
类型: Article</text:p>
      <!--METADATA-->
      <text:p text:style-name="P4">
<draw:frame draw:style-name="fr1" draw:name="Image167" text:anchor-type="as-char" svg:width="6.9236in" svg:height="3.956343in" draw:z-index="0">
<draw:image xlink:href="../Images/yкринформ/2023-05-16T20-07-00-03-00/630_360_1567497060-680.jpg" xlink:type="simple" xlink:show="embed" xlink:actuate="onLoad" draw:mime-type="image/jpeg"/>
</draw:frame>
乌克兰部长的内阁批准了乌克兰国防部“国防机构”国防部使用资金的程序。</text:p>
      <text:p text:style-name="P4">
关于<text:a xlink:type="simple" xlink:href="https://t.me/tmelnychuk/2315" text:style-name="Internet_20_link" text:visited-style-name="Visited_20_Internet_20_Link">
</text:a>
报道说，乌克利福姆报道说，维克霍夫纳雷达·塔拉斯·梅尔尼丘克的部长的常任代表报道说。</text:p>
      <text:p text:style-name="P4">
“乌克兰国防部的国家拥有的企业使用的程序已批准(https://www.ukrinform.ua/tag-oborona)采购»国家预算中提供的资金用于购买商品，国防目的的高度。”梅尔尼丘克写道。</text:p>
      <text:p text:style-name="P4">
他指出，该程序定义了国家企业的使用机制，用于实施预算计划的国家预算中提供的资金“开发，购买，现代化，现代化和维修武器，军事设备，手段和设备”，并确定了一些国家客户服务功能表现的特殊性。</text:p>
      <text:p text:style-name="P4">
<text:span text:style-name="T4">
另请阅读：</text:span>
 <text:a xlink:type="simple" xlink:href="https://www.ukrinform.ua/rubric-polytics/3696427-reznikov-obgovoriv-iz-zastupnikom-stoltenberga-modernizaciu-oboronnih-zakupivel-v-ukraini.html" text:style-name="Internet_20_link" text:visited-style-name="Visited_20_Internet_20_Link">
<text:span text:style-name="T4">
防御</text:span>
 <text:span text:style-name="T4">
购买</text:span>
</text:a>
作为 <text:a xlink:type="simple" xlink:href="https://www.ukrinform.ua/rubric-ato/3684319-norvezke-agentstvo-nadast-pidtrimku-minoboroni-ukraini.html" text:style-name="Internet_20_link" text:visited-style-name="Visited_20_Internet_20_Link">
 </text:a>
，乌克兰国防部的国防采购机构和挪威国防材料和技术机构(NDMA)他们签署了关于意图的协议，该协议为建立国防材料的组织提供了支持。</text:p>
      <text:p text:style-name="P4">
News Source: <text:a xlink:type="simple" xlink:href="https://www.ukrinform.ua/rubric-ato/3710160-urad-zatverdiv-poradok-vikoristanna-kostiv-agencieu-oboronnih-zakupivel.html" text:style-name="Internet_20_link" text:visited-style-name="Visited_20_Internet_20_Link">
https://www.ukrinform.ua/rubric-ato/3710160-urad-zatverdiv-poradok-vikoristanna-kostiv-agencieu-oboronnih-zakupivel.html</text:a>
</text:p>
      <!--NEWS-->
      <text:h text:style-name="P10" text:outline-level="1">
<text:span text:style-name="T4">
GUR涉及Shevchenko与白俄罗斯的接触副代表-Budanov</text:span>
</text:h>
      <text:p text:style-name="P4">
作者: Ukrinform (Person)</text:p>
      <text:p text:style-name="P4">
出版商: Укринформ (Organization)</text:p>
      <text:p text:style-name="P4">
出版时间: 2023-05-16T20:10:09+03:00</text:p>
      <text:p text:style-name="P4">
修改时间: 2023-05-16T20:10:09+03:00</text:p>
      <text:p text:style-name="P4">
描述: 乌克兰基里尔·布达马诺夫（Kirill Budanov）国防部智力部主要局长表示，人民副手耶夫根尼·舍夫申科（Yevgeny Shevchenko）参与了与白俄罗斯的沟通。  - 乌克林。</text:p>
      <text:p text:style-name="P4">
图片: ["<text:a xlink:type="simple" xlink:href="https://static.ukrinform.com/photos/2023_05/thumb_files/630_360_1684254130-209.jpg" text:style-name="Internet_20_link" text:visited-style-name="Visited_20_Internet_20_Link">
630_360_16842...</text:a>
"]</text:p>
      <text:p text:style-name="P4">
标签: ['Білорусь', 'Депутат', 'Розвідка', 'Буданов', 'Війна з Росією']</text:p>
      <text:p text:style-name="P4">
类型: Article</text:p>
      <!--METADATA-->
      <text:p text:style-name="P4">
<draw:frame draw:style-name="fr1" draw:name="Image168" text:anchor-type="as-char" svg:width="6.9236in" svg:height="3.956343in" draw:z-index="0">
<draw:image xlink:href="../Images/yкринформ/2023-05-16T20-10-09-03-00/630_360_1684254130-209.jpg" xlink:type="simple" xlink:show="embed" xlink:actuate="onLoad" draw:mime-type="image/jpeg"/>
</draw:frame>
乌克兰西里尔·布达瓦纳瓦扬国防部情报首席局长，人民副副手耶夫根尼科(Yevgeny Shevchenko)参与了Collisphere的交流。</text:p>
      <text:p text:style-name="P4">
布达诺夫在接受该计划的采访中说了这一点<text:a xlink:type="simple" xlink:href="https://www.youtube.com/watch" text:style-name="Internet_20_link" text:visited-style-name="Visited_20_Internet_20_Link">
</text:a>
，报道乌克林福姆。</text:p>
      <text:p text:style-name="P4">
“我们使用了我们所有可能的沟通方式(与白俄罗斯 -  ed。). Всізмоги, які у нас були. Навіть задіяли, скажімо так, одного народного депутата.Задля того, щоб не допустити втягування Білорусі в цю війну. Це перша мета.Друга — коли сталося витіснення російської армії, не допустити повторних спробзаходу з Білорусі, або спроб нанесення ударів. Як показав час, станом на заразцього вдалося досягти", - сказав Буданов.</text:p>
      <text:p text:style-name="P4">
Він зазначив, що йдеться про народного депутата Євгенія Шевченка.</text:p>
      <text:p text:style-name="P4">
<text:span text:style-name="T4">
Читайте також:</text:span>
 <text:a xlink:type="simple" xlink:href="https://www.ukrinform.ua/rubric-ato/3710134-budanov-80-zaav-prigozina-e-cistou-pravdou.html" text:style-name="Internet_20_link" text:visited-style-name="Visited_20_Internet_20_Link">
 <text:span text:style-name="T4">
Буданов</text:span>
 </text:a>
“我们利用他的交流，他的联系的可能性。原则上，这并不是隐藏的。他在此过程中有效。</text:p>
      <text:p text:style-name="P4">
正如乌克林福姆报道的，2021年4月20日自称为总统<text:a xlink:type="simple" xlink:href="https://www.ukrinform.ua/tag-bilorus" text:style-name="Internet_20_link" text:visited-style-name="Visited_20_Internet_20_Link">
</text:a>
Oleksandr Lukashenko在总统宫殿里遇到了一位重要的乌克兰Yevgeny Shevchenko代表，他当时是议会派系“人民的仆人”的成员。 尽管乌克兰和白俄罗斯在2020年之间的政治关系暂停了，但议员们还是去了明斯克。</text:p>
      <text:p text:style-name="P4">
2021年5月，Shevchenko被驱逐出“人民的仆人”派系。</text:p>
      <text:p text:style-name="P4">
News Source: <text:a xlink:type="simple" xlink:href="https://www.ukrinform.ua/rubric-ato/3710148-gur-zalucalo-deputata-sevcenka-dla-kontaktiv-iz-bilorussu-budanov.html" text:style-name="Internet_20_link" text:visited-style-name="Visited_20_Internet_20_Link">
https://www.ukrinform.ua/rubric-ato/3710148-gur-zalucalo-deputata-sevcenka-dla-kontaktiv-iz-bilorussu-budanov.html</text:a>
</text:p>
      <!--NEWS-->
      <text:h text:style-name="P10" text:outline-level="1">
<text:span text:style-name="T4">
乌克兰已经在使用风暴影弹军 -  CNN</text:span>
</text:h>
      <text:p text:style-name="P4">
作者: Ukrinform (Person)</text:p>
      <text:p text:style-name="P4">
出版商: Укринформ (Organization)</text:p>
      <text:p text:style-name="P4">
出版时间: 2023-05-16T20:11:00+03:00</text:p>
      <text:p text:style-name="P4">
修改时间: 2023-05-16T20:11:00+03:00</text:p>
      <text:p text:style-name="P4">
描述: 移交给英国的长距离风暴导弹已经将武装部队战斗机用于俄罗斯目的。  - 乌克林。</text:p>
      <text:p text:style-name="P4">
图片: ["<text:a xlink:type="simple" xlink:href="https://static.ukrinform.com/photos/2023_05/thumb_files/630_360_1684256958-900.jpg" text:style-name="Internet_20_link" text:visited-style-name="Visited_20_Internet_20_Link">
630_360_16842...</text:a>
"]</text:p>
      <text:p text:style-name="P4">
标签: ['Ракета', 'Україна', 'Storm Shadow']</text:p>
      <text:p text:style-name="P4">
类型: Article</text:p>
      <!--METADATA-->
      <text:p text:style-name="P4">
<draw:frame draw:style-name="fr1" draw:name="Image169" text:anchor-type="as-char" svg:width="6.9236in" svg:height="3.956343in" draw:z-index="0">
<draw:image xlink:href="../Images/yкринформ/2023-05-16T20-11-00-03-00/630_360_1684256958-900.jpg" xlink:type="simple" xlink:show="embed" xlink:actuate="onLoad" draw:mime-type="image/jpeg"/>
</draw:frame>
武装部队战斗机已被用来打击俄罗斯的目的。</text:p>
      <text:p text:style-name="P4">
正如乌克林福姆报道的那样，它报告了<text:a xlink:type="simple" xlink:href="http://edition.cnn.com/europe/live-news/russia-ukraine-war-news-05-16-23/h_8be90f30b3ffad1dbea0fcf8c112f77a" text:style-name="Internet_20_link" text:visited-style-name="Visited_20_Internet_20_Link">
</text:a>
关于官员。</text:p>
      <text:p text:style-name="P4">
美国有线电视新闻网周二报道说，乌克兰军队开始使用英国提供的暴风雨导弹，以炸毁俄罗斯目的。</text:p>
      <text:p text:style-name="P4">
乌克兰国防部拒绝对此发表评论。</text:p>
      <text:p text:style-name="P4">
Storm Shadow是一种有翼的远程火箭，有抢断，共同开发<text:a xlink:type="simple" xlink:href="https://www.ukrinform.ua/tag-britania" text:style-name="Internet_20_link" text:visited-style-name="Visited_20_Internet_20_Link">
</text:a>
但是法国，通常是从空中开始的。</text:p>
      <text:p text:style-name="P4">
上周，美国有线电视新闻网(CNN)首次报道说，英国在乌克兰有翼的导弹中将风暴影片放到了风暴影片中，这为乡下提供了延长远距离的新机会。</text:p>
      <text:p text:style-name="P4">
<text:span text:style-name="T4">
另请阅读：</text:span>
 <text:a xlink:type="simple" xlink:href="https://www.ukrinform.ua/rubric-ato/3709814-ukraina-hoce-otrimati-vid-souznikiv-4050-vinisuvaciv-f16-radnik-reznikova.html" text:style-name="Internet_20_link" text:visited-style-name="Visited_20_Internet_20_Link">
<text:span text:style-name="T4">
战斗机</text:span>
</text:a>
正如乌克林福姆报道的那样，英国证实了Rakkettorm Shadow的转移到250公里。</text:p>
      <text:p text:style-name="P4">
<text:span text:style-name="T5">
foto：mbda</text:span>
</text:p>
      <text:p text:style-name="P4">
News Source: <text:a xlink:type="simple" xlink:href="https://www.ukrinform.ua/rubric-ato/3710149-ukraina-vze-vikoristovue-proti-armii-rf-raketi-storm-shadow-cnn.html" text:style-name="Internet_20_link" text:visited-style-name="Visited_20_Internet_20_Link">
https://www.ukrinform.ua/rubric-ato/3710149-ukraina-vze-vikoristovue-proti-armii-rf-raketi-storm-shadow-cnn.html</text:a>
</text:p>
      <!--NEWS-->
      <text:h text:style-name="P10" text:outline-level="1">
<text:span text:style-name="T4">
对CCC选举的可能影响：高级司法理事会为纳布和SAP准备信件</text:span>
</text:h>
      <text:p text:style-name="P4">
作者: Ukrinform (Person)</text:p>
      <text:p text:style-name="P4">
出版商: Укринформ (Organization)</text:p>
      <text:p text:style-name="P4">
出版时间: 2023-05-16T20:16:02+03:00</text:p>
      <text:p text:style-name="P4">
修改时间: 2023-05-16T20:16:02+03:00</text:p>
      <text:p text:style-name="P4">
描述: 高级司法理事会的成员避免了最高法院的全体法院，不向Vsevolod Vsevolod主席“避免利益冲突”表达任何信心乌克兰较高资格委员会成员的选举。  - 乌克林。</text:p>
      <text:p text:style-name="P4">
图片: ["<text:a xlink:type="simple" xlink:href="https://static.ukrinform.com/photos/2020_02/thumb_files/630_360_1581520989-618.jpg" text:style-name="Internet_20_link" text:visited-style-name="Visited_20_Internet_20_Link">
630_360_15815...</text:a>
"]</text:p>
      <text:p text:style-name="P4">
标签: ['НАБУ', 'САП', 'ВККСУ', 'Верховний Суд']</text:p>
      <text:p text:style-name="P4">
类型: Article</text:p>
      <!--METADATA-->
      <text:p text:style-name="P4">
<draw:frame draw:style-name="fr1" draw:name="Image170" text:anchor-type="as-char" svg:width="6.9236in" svg:height="3.956343in" draw:z-index="0">
<draw:image xlink:href="../Images/yкринформ/2023-05-16T20-16-02-03-00/630_360_1581520989-618.jpg" xlink:type="simple" xlink:show="embed" xlink:actuate="onLoad" draw:mime-type="image/jpeg"/>
</draw:frame>
司法议会议会屈服于最高法院的全体会议，以pen悔的诉讼，以避免冲突，并准备给Nabu的信件，并就有关对可能影响的信息做出有关对纳布的信件的避免冲突的信息乌克兰的较高资格。</text:p>
      <text:p text:style-name="P4">
正如乌克林福姆报道的那样，它告知<text:a xlink:type="simple" xlink:href="https://hcj.gov.ua/news/informaciya-shchodo-zayavy-nabu-ta-sap-pro-korupciyni-diyannya-u-verhovnomu-sudi" text:style-name="Internet_20_link" text:visited-style-name="Visited_20_Internet_20_Link">
</text:a>
“今天，2023年5月16日，高级司法理事会成员被邀请到最高法院的全国，以解决武装部队主席解决陈述问题。 GRP成员从参加他的工作中反映出利益冲突的整合，这将来可能会发生。”该验证说。</text:p>
      <text:p text:style-name="P4">
值得注意的是，GRP解决了批准拘留，拘留或逮捕法官的问题，并暂时撤职(根据乌克兰法第7章和第8章“关于司法的希格拉德”).</text:p>
      <text:p text:style-name="P4">
<text:span text:style-name="T4">
Читайте також:</text:span>
 <text:a xlink:type="simple" xlink:href="https://www.ukrinform.ua/rubric-society/3710109-datu-plenumu-z-obranna-novogo-golovi-verhovnogo-sudu-ogolosat-u-najblizci-dni.html" text:style-name="Internet_20_link" text:visited-style-name="Visited_20_Internet_20_Link">
 </text:a>
“我们还告知，高级司法理事会为纳布准备了信，以及关于有关乌克兰CCSC选举可能影响的信息的SAP。”</text:p>
      <text:p text:style-name="P4">
GRP还让人联想到2023年5月12日，由候选人完成SCCSU成员的职位。</text:p>
      <text:p text:style-name="P4">
“目前正在讨论和构成这些候选人的列表。 该程序是根据批准的访谈权利，选择和任命高级候选人作为乌克兰法官委员会成员职位的批准方法的，由GRP机密地和GRP进行不公开披露，”部门强调。</text:p>
      <text:p text:style-name="P4">
据报道，在5月16日最高法院的全体会议期间，部署了140名法官，以表达对现任Vsevolod Knyazev负责人的不信任。 在这位法官之后，他们投票决定了武装部队的全体决议，以终止武装部队克尼泽夫总统的权力。 该决议得到了137名法官的支持。</text:p>
      <text:p text:style-name="P4">
<text:span text:style-name="T4">
另请阅读：</text:span>
 <text:a xlink:type="simple" xlink:href="https://www.ukrinform.ua/rubric-society/3710076-suddi-verhovnogo-sudu-progolosuvali-za-vislovlenna-nedoviri-knazevu.html" text:style-name="Internet_20_link" text:visited-style-name="Visited_20_Internet_20_Link">
<text:span text:style-name="T4">
 knyazev </text:span>
</text:a>
</text:p>
      <text:p text:style-name="P4">
同时，克尼泽夫(Knyazev)虽然被裁定为董事长，但仍将继续担任法官。 高级司法理事会有权释放他。 头 <text:a xlink:type="simple" xlink:href="https://www.ukrinform.ua/tag-verhovnij-sud" text:style-name="Internet_20_link" text:visited-style-name="Visited_20_Internet_20_Link">
</text:a>
它是较高RADA RADA的一部分。</text:p>
      <text:p text:style-name="P4">
在5月15日的前夕<text:a xlink:type="simple" xlink:href="https://www.ukrinform.ua/rubric-society/3709683-nabu-i-sap-vikrili-masstabnu-korupciu-u-verhovnomu-sudi.html" text:style-name="Internet_20_link" text:visited-style-name="Visited_20_Internet_20_Link">
</text:a>
最高法院的管理层和法官获得了不当的利益。</text:p>
      <text:p text:style-name="P4">
执法人员拘留了现任克尼扎夫武装部队的主席，并撤回了270万美元。</text:p>
      <text:p text:style-name="P4">
News Source: <text:a xlink:type="simple" xlink:href="https://www.ukrinform.ua/rubric-society/3710150-mozlivij-vpliv-na-obranna-do-vkks-visa-rada-pravosudda-gotue-listi-do-nabu-ta-sap.html" text:style-name="Internet_20_link" text:visited-style-name="Visited_20_Internet_20_Link">
https://www.ukrinform.ua/rubric-society/3710150-mozlivij-vpliv-na-obranna-do-vkks-visa-rada-pravosudda-gotue-listi-do-nabu-ta-sap.html</text:a>
</text:p>
      <!--NEWS-->
      <text:h text:style-name="P10" text:outline-level="1">
<text:span text:style-name="T4">
欧洲委员会的峰会将重点关注俄罗斯对侵略罪的责任-Von der Lyen</text:span>
</text:h>
      <text:p text:style-name="P4">
作者: Ukrinform (Person)</text:p>
      <text:p text:style-name="P4">
出版商: Укринформ (Organization)</text:p>
      <text:p text:style-name="P4">
出版时间: 2023-05-16T20:18:58+03:00</text:p>
      <text:p text:style-name="P4">
修改时间: 2023-05-16T20:18:58+03:00</text:p>
      <text:p text:style-name="P4">
描述: 冰岛欧洲理事会的苏提斯将考虑起诉俄罗斯联合会因对乌克兰的侵略罪的关键问题之一。  - 乌克林。</text:p>
      <text:p text:style-name="P4">
图片: ["<text:a xlink:type="simple" xlink:href="https://static.ukrinform.com/photos/2023_02/thumb_files/630_360_1675351959-951.jpeg" text:style-name="Internet_20_link" text:visited-style-name="Visited_20_Internet_20_Link">
630_360_16753...</text:a>
"]</text:p>
      <text:p text:style-name="P4">
标签: None</text:p>
      <text:p text:style-name="P4">
类型: Article</text:p>
      <!--METADATA-->
      <text:p text:style-name="P4">
<draw:frame draw:style-name="fr1" draw:name="Image171" text:anchor-type="as-char" svg:width="6.9236in" svg:height="3.956343in" draw:z-index="0">
<draw:image xlink:href="../Images/yкринформ/2023-05-16T20-18-58-03-00/630_360_1675351959-951.jpeg" xlink:type="simple" xlink:show="embed" xlink:actuate="onLoad" draw:mime-type="image/jpeg"/>
</draw:frame>
欧洲在冰岛的样本将是将俄罗斯联合会绳之以法的关键问题之一。</text:p>
      <text:p text:style-name="P4">
乌克林福姆通讯员报道，在与冰岛总理卡特林·雅克布斯多特里(Katrin Yakobsdottry)的联合新闻发布会上，欧洲欧洲委员会欧洲委员会委员会主管介绍了这一点。</text:p>
      <text:p text:style-name="P4">
“我坚信峰会(欧洲理事会)Rejuvik发生在非常正确的时间。 首先，它的主要主题将是俄罗斯侵略的责任，俄罗斯不断地进行，继续与乌克兰进行战争。我对我们将拥有损失登记册的事实感到非常满意(由乌克兰的俄罗斯造成。)，这对于建立正义很重要，这是公平和平的首先。”总统说<text:a xlink:type="simple" xlink:href="https://www.ukrinform.ua/tag-evrokomisia" text:style-name="Internet_20_link" text:visited-style-name="Visited_20_Internet_20_Link">
</text:a>
。</text:p>
      <text:p text:style-name="P4">
她指出，造成的损害登记册也是重建乌克兰以及与俄罗斯侵略受害者有关的司法行动的一项非常重要的努力。</text:p>
      <text:p text:style-name="P4">
“至于和平 - 我们的立场非常清晰。 我们强烈支持Zelensky总统和平的公式，该和平是我们将要解决的基础。 这将进一步讨论，但是很明显，我们将能够遵循“没有乌克兰的乌克兰”的原则。 乌克兰是侵略者的受害者，正是应该为和平公式奠定基础。</text:p>
      <text:p text:style-name="P4">
她提醒她上周会见了Zelensky总统，后者“非常开放”，讨论了乌克兰和平及其实施的和平式。</text:p>
      <text:p text:style-name="P4">
欧洲委员会主席指出，自战争开始以来，欧盟为乌克兰提供了总额680亿欧元的数量。 她说，欧洲对乌克兰的另一项衡量支持是军事援助，这是成员国的胜利，这是果断地调整为为乌克兰提供自卫的努力。</text:p>
      <text:p text:style-name="P4">
“我们知道，乌克兰人为自己的主权和对自己的领土的兴趣而勇敢地战斗。 他们正在争取联合国塔哈蒂亚国际法的原则。 所以他们为我们而战。 因此，对我们来说，站在乌克兰附近并维持它是一项荣誉任务，只要是预算，”冯·德莱恩(Von der Lyen)强调。</text:p>
      <text:p text:style-name="P4">
反过来，冰岛总理通过泽伦斯基总统的配方证实了她的国家的支持。<text:span text:style-name="T4">
另请阅读：</text:span>
 <text:a xlink:type="simple" xlink:href="https://www.ukrinform.ua/rubric-polytics/3710040-smigal-pribuv-v-islandiu-na-samit-radi-evropi.html" text:style-name="Internet_20_link" text:visited-style-name="Visited_20_Internet_20_Link">
<text:span text:style-name="T4">
冰岛</text:span>
</text:a>
据报道，5月16日，雷克雅未克(Reykjavik)开始了为期两天的Radievrop峰会，他的参与者认为最重要的全球问题和国际关系问题，包括俄罗斯对乌克兰的武装侵略的后果以及寻求寻找方法的方法只是和平。</text:p>
      <text:p text:style-name="P4">
News Source: <text:a xlink:type="simple" xlink:href="https://www.ukrinform.ua/rubric-world/3710151-samit-radi-evropi-zoseredit-uvagu-na-vidpovidalnosti-rosii-za-zlocin-agresii-fon-der-laen.html" text:style-name="Internet_20_link" text:visited-style-name="Visited_20_Internet_20_Link">
https://www.ukrinform.ua/rubric-world/3710151-samit-radi-evropi-zoseredit-uvagu-na-vidpovidalnosti-rosii-za-zlocin-agresii-fon-der-laen.html</text:a>
</text:p>
      <!--NEWS-->
      <text:h text:style-name="P10" text:outline-level="1">
<text:span text:style-name="T4">
在尼古拉夫飞机中，飞机摧毁了两架俄罗斯无人机</text:span>
</text:h>
      <text:p text:style-name="P4">
作者: Ukrinform (Person)</text:p>
      <text:p text:style-name="P4">
出版商: Укринформ (Organization)</text:p>
      <text:p text:style-name="P4">
出版时间: 2023-05-16T20:19:00+03:00</text:p>
      <text:p text:style-name="P4">
修改时间: 2023-05-16T20:19:00+03:00</text:p>
      <text:p text:style-name="P4">
描述: 在尼古拉地区，防空摧毁了两架俄罗斯无人机。  - 乌克林。</text:p>
      <text:p text:style-name="P4">
图片: ["<text:a xlink:type="simple" xlink:href="https://static.ukrinform.com/photos/2022_04/thumb_files/630_360_1649587468-936.jpg" text:style-name="Internet_20_link" text:visited-style-name="Visited_20_Internet_20_Link">
630_360_16495...</text:a>
"]</text:p>
      <text:p text:style-name="P4">
标签: ['Безпілотник', 'Миколаївщина', 'Війна з Росією', 'ППО']</text:p>
      <text:p text:style-name="P4">
类型: Article</text:p>
      <!--METADATA-->
      <text:p text:style-name="P4">
<draw:frame draw:style-name="fr1" draw:name="Image172" text:anchor-type="as-char" svg:width="6.9236in" svg:height="3.956343in" draw:z-index="0">
<draw:image xlink:href="../Images/yкринформ/2023-05-16T20-19-00-03-00/630_360_1649587468-936.jpg" xlink:type="simple" xlink:show="embed" xlink:actuate="onLoad" draw:mime-type="image/jpeg"/>
</draw:frame>
Vomikolaev地区已经摧毁了两个俄罗斯非俄罗斯防御。</text:p>
      <text:p text:style-name="P4">
根据乌克林福姆的说法，南空气司令部报告了<text:a xlink:type="simple" xlink:href="https://www.facebook.com/PvKPivden/posts/pfbid02Pkr1vadaQKVaWckLAME67SyXxkVkBq5xmidKCAkpJ5NLoq27Kmu41VV1HxE1afakl" text:style-name="Internet_20_link" text:visited-style-name="Visited_20_Internet_20_Link">
</text:a>
.</text:p>
      <text:p text:style-name="P4">
“16 травня 2023 року на Миколаївщині Силами та засобами протиповітряноїоборони повітряного командування "Південь" знищено 2 ворожих <text:a xlink:type="simple" xlink:href="https://www.ukrinform.ua/tag-bezpilotnik" text:style-name="Internet_20_link" text:visited-style-name="Visited_20_Internet_20_Link">
</text:a>
：1侦察“ Orlan-10”和1个操作级别级别的块， - 消息读取。</text:p>
      <text:p text:style-name="P4">
<text:span text:style-name="T4">
另请阅读：</text:span>
 <text:a xlink:type="simple" xlink:href="https://www.ukrinform.ua/rubric-ato/3709581-na-hersonsini-ppo-znisila-cotiri-rosijskih-bezpilotniki.html" text:style-name="Internet_20_link" text:visited-style-name="Visited_20_Internet_20_Link">
<text:span text:style-name="T4">
无人机</text:span>
</text:a>
如报道<text:a xlink:type="simple" xlink:href="https://www.ukrinform.ua/rubric-ato/3709737-sipi-ppo-vnoci-znisili-usi-18-rosijskih-raket-sered-nih-sist-kinzaliv.html" text:style-name="Internet_20_link" text:visited-style-name="Visited_20_Internet_20_Link">
</text:a>
，5月16日，乌克兰武装部队的空军被所有18枚俄罗斯导弹摧毁，其中包括六枚“匕首”。</text:p>
      <text:p text:style-name="P4">
News Source: <text:a xlink:type="simple" xlink:href="https://www.ukrinform.ua/rubric-ato/3710152-na-mikolaivsini-ppo-znisila-dva-rosijski-bezpilotniki.html" text:style-name="Internet_20_link" text:visited-style-name="Visited_20_Internet_20_Link">
https://www.ukrinform.ua/rubric-ato/3710152-na-mikolaivsini-ppo-znisila-dva-rosijski-bezpilotniki.html</text:a>
</text:p>
      <!--NEWS-->
      <text:h text:style-name="P10" text:outline-level="1">
<text:span text:style-name="T4">
Sakna计划与欧洲领导人讨论乌克兰的长期安全计划</text:span>
</text:h>
      <text:p text:style-name="P4">
作者: Ukrinform (Person)</text:p>
      <text:p text:style-name="P4">
出版商: Укринформ (Organization)</text:p>
      <text:p text:style-name="P4">
出版时间: 2023-05-16T20:28:00+03:00</text:p>
      <text:p text:style-name="P4">
修改时间: 2023-05-16T20:28:00+03:00</text:p>
      <text:p text:style-name="P4">
描述: 英国首相Risha Sunak计划在今天在冰岛开始的为期两天的欧洲理事会峰会上讨论乌克兰的长期安全计划与欧洲领导人。  - 乌克林。</text:p>
      <text:p text:style-name="P4">
图片: ["<text:a xlink:type="simple" xlink:href="https://static.ukrinform.com/photos/2022_11/thumb_files/630_360_1668867140-383.jpg" text:style-name="Internet_20_link" text:visited-style-name="Visited_20_Internet_20_Link">
630_360_16688...</text:a>
"]</text:p>
      <text:p text:style-name="P4">
标签: ['Британія', 'Україна', 'Війна з Росією', 'Ріші Сунак']</text:p>
      <text:p text:style-name="P4">
类型: Article</text:p>
      <!--METADATA-->
      <text:p text:style-name="P4">
<draw:frame draw:style-name="fr1" draw:name="Image173" text:anchor-type="as-char" svg:width="6.9236in" svg:height="3.956343in" draw:z-index="0">
<draw:image xlink:href="../Images/yкринформ/2023-05-16T20-28-00-03-00/630_360_1668867140-383.jpg" xlink:type="simple" xlink:show="embed" xlink:actuate="onLoad" draw:mime-type="image/jpeg"/>
</draw:frame>
英国首相Risha Sunak计划在今天在冰岛开始的乌克兰理事会为期两天的峰会上讨论乌克兰的长期计划。</text:p>
      <text:p text:style-name="P4">
Sunak周二说，乌克林福姆报道了<text:a xlink:type="simple" xlink:href="https://www.reuters.com/world/europe/uks-sunak-discuss-longer-term-security-plans-ukraine-with-other-european-leaders-2023-05-16/" text:style-name="Internet_20_link" text:visited-style-name="Visited_20_Internet_20_Link">
</text:a>
。</text:p>
      <text:p text:style-name="P4">
“我将与其他国家进行交谈，以确保我们继续支持乌克兰，为其提供保护过度俄罗斯侵略所必需的支持，并开始考虑我们要引入的长期安全措施通过支持<text:a xlink:type="simple" xlink:href="https://www.ukrinform.ua/tag-ukraina" text:style-name="Internet_20_link" text:visited-style-name="Visited_20_Internet_20_Link">
</text:a>
从长远来看，” Snak告诉Visland给记者。</text:p>
      <text:p text:style-name="P4">
<text:span text:style-name="T4">
另请阅读：</text:span>
 <text:a xlink:type="simple" xlink:href="https://www.ukrinform.ua/rubric-world/3710081-britania-priednaetsa-do-ugodi-pro-reestr-zbitkiv-vid-agresii-rf-na-samiti-u-rejkaviku.html" text:style-name="Internet_20_link" text:visited-style-name="Visited_20_Internet_20_Link">
</text:a>
作为 <text:a xlink:type="simple" xlink:href="https://www.ukrinform.ua/rubric-ato/3709452-britania-bude-klucovou-castinou-koalicii-z-pidtrimki-povitranih-sil-ukraini-sunak.html" text:style-name="Internet_20_link" text:visited-style-name="Visited_20_Internet_20_Link">
 </text:a>
，特别是英国的太阳将是合伙联盟的关键部分，该联盟为乌克兰空军的发展提供了支持。</text:p>
      <text:p text:style-name="P4">
News Source: <text:a xlink:type="simple" xlink:href="https://www.ukrinform.ua/rubric-polytics/3710156-sunak-planue-obgovoriti-z-evropejskimi-liderami-dovgostrokovi-plani-bezpeki-dla-ukraini.html" text:style-name="Internet_20_link" text:visited-style-name="Visited_20_Internet_20_Link">
https://www.ukrinform.ua/rubric-polytics/3710156-sunak-planue-obgovoriti-z-evropejskimi-liderami-dovgostrokovi-plani-bezpeki-dla-ukraini.html</text:a>
</text:p>
      <!--NEWS-->
      <text:h text:style-name="P10" text:outline-level="1">
<text:span text:style-name="T4">
阿姆斯特丹上诉法院允许广场留在Yandex董事家中</text:span>
</text:h>
      <text:p text:style-name="P4">
作者: Ukrinform (Person)</text:p>
      <text:p text:style-name="P4">
出版商: Укринформ (Organization)</text:p>
      <text:p text:style-name="P4">
出版时间: 2023-05-16T20:30:00+03:00</text:p>
      <text:p text:style-name="P4">
修改时间: 2023-05-16T20:30:00+03:00</text:p>
      <text:p text:style-name="P4">
描述: 5月16日，阿姆斯特丹上诉法院宣布对俄罗斯亿万富翁阿卡迪·沃罗兹（Arkady Volozh）的申诉做出决定，该案件对初审法院的裁决，这使棚户时间允许棚户住在他的家中。  - 乌克林。</text:p>
      <text:p text:style-name="P4">
图片: ["<text:a xlink:type="simple" xlink:href="https://static.ukrinform.com/photos/2023_05/thumb_files/630_360_1684257924-780.jpg" text:style-name="Internet_20_link" text:visited-style-name="Visited_20_Internet_20_Link">
630_360_16842...</text:a>
", "<text:a xlink:type="simple" xlink:href="https://static.ukrinform.com/photos/2023_05/1684257923-139.jpg" text:style-name="Internet_20_link" text:visited-style-name="Visited_20_Internet_20_Link">
1684257923-13...</text:a>
"]</text:p>
      <text:p text:style-name="P4">
标签: ['Яндекс', 'Антиросійські санкції', 'Нідерланди', 'Суд']</text:p>
      <text:p text:style-name="P4">
类型: Article</text:p>
      <!--METADATA-->
      <text:p text:style-name="P4">
<draw:frame draw:style-name="fr1" draw:name="Image174" text:anchor-type="as-char" svg:width="6.9236in" svg:height="3.956343in" draw:z-index="0">
<draw:image xlink:href="../Images/yкринформ/2023-05-16T20-30-00-03-00/630_360_1684257924-780.jpg" xlink:type="simple" xlink:show="embed" xlink:actuate="onLoad" draw:mime-type="image/jpeg"/>
</draw:frame>
5月16日，阿姆斯特丹上诉法院宣布对俄罗斯亿万富翁沃罗兹(Arcadia volozh)的申诉做出决定，该命中率是第一法院的裁决，该法院允许球队留在他的家中。</text:p>
      <text:p text:style-name="P4">
根据海牙的乌克林通讯员的说法，阿姆斯特达玛达玛达玛达玛达玛达上诉法院于2022年10月31日占领了前Yandex观众的房屋，Arkady Volozha留在大楼里。</text:p>
      <text:p text:style-name="P4">
“今天有法院裁决。 方形可以留在屋子里。</text:p>
      <text:p text:style-name="P4">
她还指出，Volozh的律师没有在毒性中提供任何新的论点，而仅坚持认为该建筑物的所有者有权获得它。</text:p>
      <text:p text:style-name="P4">
<draw:frame draw:style-name="fr1" draw:name="Image175" text:anchor-type="as-char" svg:width="6.9236in" svg:height="4.615733in" draw:z-index="0">
<draw:image xlink:href="../Images/yкринформ/2023-05-16T20-30-00-03-00/1684257923-139.jpg" xlink:type="simple" xlink:show="embed" xlink:actuate="onLoad" draw:mime-type="image/jpeg"/>
</draw:frame>
荷兰律师强调​​：“当制裁和冻结房地产时，就不可能简单地使用其财产。”</text:p>
      <text:p text:style-name="P4">
<text:span text:style-name="T4">
另请阅读：</text:span>
 <text:a xlink:type="simple" xlink:href="https://www.ukrinform.ua/rubric-world/3612144-rosijskij-milarder-prihovav-budinok-v-amsterdami-ale-jogo-znajsli-skvoteri.html" text:style-name="Internet_20_link" text:visited-style-name="Visited_20_Internet_20_Link">
<text:span text:style-name="T4">
 skvoter </text:span>
</text:a>
她还说，记者了解到，沃罗兹(Vorozh)将吓到阿姆斯特丹上诉法院的裁决。</text:p>
      <text:p text:style-name="P4">
“但是我认为没有理由进行卡斯，因为我们已经收到了一个强有力的决定 -  20页。 在荷兰，这被认为是很多。 所以我什么也不会做，”她说。</text:p>
      <text:p text:style-name="P4">
正如乌克林福姆报道的，俄罗斯亿万富翁阿卡迪亚·沃罗兹(Arcadia Volozh)的财产包括在[]中(https://www.ukrinform.ua/tag-antirosijski-sankcii)，它削减了阿姆斯特丹的一栋建筑物，价值一百万欧元。</text:p>
      <text:p text:style-name="P4">
根据NRC和De Groene Amsterdammer的说法，该土地的创始人并拥有与出租车相关的服务的声音，通过Paraseven Limited在阿姆斯特丹的阿姆斯特丹购买了一栋建筑物，该建筑物已通过Paraseven Limited，已注册为弗吉尼亚州的弗吉尼亚群岛。</text:p>
      <text:p text:style-name="P4">
多亏了这一计划，他的财产仍然被荷兰官员团队“忽略”，他们从事寻找属于俄罗斯人的资产的企业。</text:p>
      <text:p text:style-name="P4">
<text:span text:style-name="T4">
另请阅读：</text:span>
 <text:a xlink:type="simple" xlink:href="https://www.ukrinform.ua/rubric-world/3708727-kipr-ta-malta-zabrali-zoloti-pasporti-u-desatkiv-rosian.html" text:style-name="Internet_20_link" text:visited-style-name="Visited_20_Internet_20_Link">
</text:a>
Vorozh在制裁名单上的原因之一是，Yandex搜索引擎对战争的批判性照明并为景观宣传做出了贡献。 此外，根据欧盟的说法，它支持乌克兰战争中的克里姆林宫。律师Volozh解释说，建筑物继续进行维修，这使您可以长时间没有居民将其留下。</text:p>
      <text:p text:style-name="P4">
挤压 - 通常，未经授权的占领土地或建筑物的废弃或未占用的地区是住宅，Skwor不拥有，出租且未允许其使用法律。</text:p>
      <text:p text:style-name="P4">
<text:span text:style-name="T5">
foto：Irina Drabok/ukrinform</text:span>
</text:p>
      <text:p text:style-name="P4">
News Source: <text:a xlink:type="simple" xlink:href="https://www.ukrinform.ua/rubric-world/3710157-apelacijnij-sud-amsterdama-dozvoliv-skvoteram-zalisitisa-u-budinku-eksdirektora-andeksa.html" text:style-name="Internet_20_link" text:visited-style-name="Visited_20_Internet_20_Link">
https://www.ukrinform.ua/rubric-world/3710157-apelacijnij-sud-amsterdama-dozvoliv-skvoteram-zalisitisa-u-budinku-eksdirektora-andeksa.html</text:a>
</text:p>
      <!--NEWS-->
      <text:h text:style-name="P10" text:outline-level="1">
<text:span text:style-name="T4">
法国发布了逮捕黎巴嫩中央银行元首的逮捕令</text:span>
</text:h>
      <text:p text:style-name="P4">
作者: Ukrinform (Person)</text:p>
      <text:p text:style-name="P4">
出版商: Укринформ (Organization)</text:p>
      <text:p text:style-name="P4">
出版时间: 2023-05-16T20:33:15+03:00</text:p>
      <text:p text:style-name="P4">
修改时间: 2023-05-16T20:33:15+03:00</text:p>
      <text:p text:style-name="P4">
描述: 法国法院今天发布了国际逮捕令，以逮捕黎巴嫩里达·萨拉梅什中央银行元首。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Арешт', 'Банк', 'Франція', 'Ліван']</text:p>
      <text:p text:style-name="P4">
类型: Article</text:p>
      <!--METADATA-->
      <text:p text:style-name="P4">
<draw:frame draw:style-name="fr1" draw:name="Image176" text:anchor-type="as-char" svg:width="6.9236in" svg:height="3.956343in" draw:z-index="0">
<draw:image xlink:href="../Images/yкринформ/2023-05-16T20-33-15-03-00/630_360_1532017869-1678.jpg" xlink:type="simple" xlink:show="embed" xlink:actuate="onLoad" draw:mime-type="image/jpeg"/>
</draw:frame>
法国法院今天发布了国际逮捕令，以逮捕黎巴嫩里达·萨拉梅什中央银行元首。</text:p>
      <text:p text:style-name="P4">
正如乌克林福姆报道的那样，它报告了<text:a xlink:type="simple" xlink:href="http://www.naharnet.com/stories/en/297593-france-seeks-arrest-of-central-bank-chief" text:style-name="Internet_20_link" text:visited-style-name="Visited_20_Internet_20_Link">
</text:a>
。</text:p>
      <text:p text:style-name="P4">
早些时候，萨拉梅(Salameh)似乎没有质疑法国调查人员，他们怀疑他从事欺诈行为，以在整个欧洲积累大量的金融资产。</text:p>
      <text:p text:style-name="P4">
法院团队<text:a xlink:type="simple" xlink:href="https://www.ukrinform.ua/tag-francia" text:style-name="Internet_20_link" text:visited-style-name="Visited_20_Internet_20_Link">
</text:a>
，德国Taluxembourg正在调查许多金融犯罪，其中包括一种无意识的丰富性和3.3亿美元的可能洗钱，这是由于Salameh的参与所考虑的。</text:p>
      <text:p text:style-name="P4">
<text:span text:style-name="T4">
另请阅读：</text:span>
 <text:a xlink:type="simple" xlink:href="https://www.ukrinform.ua/rubric-world/3657781-vidmivanna-ponad-1-milarda-francia-i-ssa-proveli-specoperaciu-sodo-kriptobirzi-bitzlato.html" text:style-name="Internet_20_link" text:visited-style-name="Visited_20_Internet_20_Link">
<text:span text:style-name="T4">
洗钱</text:span>
 <text:span text:style-name="T4">
 </text:span>
 <text:span text:style-name="T4">
 </text:span>
亿万<text:span text:style-name="T4">
 </text:span>
 france <text:span text:style-name="T4">
 </text:span>
我们<text:span text:style-name="T4">
我们</text:span>
我们<text:span text:style-name="T4">
 cryptocurencies </text:span>
 <text:span text:style-name="T4">
 bitzlato </text:span>
 bitzlato **</text:a>
这位72岁的塞勒姆克(Salemech)一直担任自己的职位已有近30年的历史，他一再涉及他的地址的所有指控。</text:p>
      <text:p text:style-name="P4">
他坚持认为，他的财富与他以前在Merrill Lynch的工作投资者有关，该投资者继承了财产和投资。</text:p>
      <text:p text:style-name="P4">
News Source: <text:a xlink:type="simple" xlink:href="https://www.ukrinform.ua/rubric-world/3710158-francia-vidala-order-na-arest-golovi-centralnogo-banku-livanu.html" text:style-name="Internet_20_link" text:visited-style-name="Visited_20_Internet_20_Link">
https://www.ukrinform.ua/rubric-world/3710158-francia-vidala-order-na-arest-golovi-centralnogo-banku-livanu.html</text:a>
</text:p>
      <!--NEWS-->
      <text:h text:style-name="P10" text:outline-level="1">
<text:span text:style-name="T4">
华沙希望在乌克兰的战后重建中发挥主导作用 - 波兰外交部</text:span>
</text:h>
      <text:p text:style-name="P4">
作者: Ukrinform (Person)</text:p>
      <text:p text:style-name="P4">
出版商: Укринформ (Organization)</text:p>
      <text:p text:style-name="P4">
出版时间: 2023-05-16T20:48:28+03:00</text:p>
      <text:p text:style-name="P4">
修改时间: 2023-05-16T20:48:28+03:00</text:p>
      <text:p text:style-name="P4">
描述: 波兰希望在乌克兰的战后重建中发挥关键作用，因为其地理位置和华沙在乌克兰在当前环境中的帮助中所扮演的重要角色。  - 乌克林。</text:p>
      <text:p text:style-name="P4">
图片: ["<text:a xlink:type="simple" xlink:href="https://static.ukrinform.com/photos/2022_04/thumb_files/630_360_1649430400-348.jpg" text:style-name="Internet_20_link" text:visited-style-name="Visited_20_Internet_20_Link">
630_360_16494...</text:a>
"]</text:p>
      <text:p text:style-name="P4">
标签: ['Польща', 'Україна', 'Відбудова']</text:p>
      <text:p text:style-name="P4">
类型: Article</text:p>
      <!--METADATA-->
      <text:p text:style-name="P4">
<draw:frame draw:style-name="fr1" draw:name="Image177" text:anchor-type="as-char" svg:width="6.9236in" svg:height="3.956343in" draw:z-index="0">
<draw:image xlink:href="../Images/yкринформ/2023-05-16T20-48-28-03-00/630_360_1649430400-348.jpg" xlink:type="simple" xlink:show="embed" xlink:actuate="onLoad" draw:mime-type="image/jpeg"/>
</draw:frame>
波兰由于其地理位置和华沙在乌克兰在当前环境中在乌克兰的帮助中所扮演的重要作用，在战后重建乌克兰的战后重建中发挥了关键作用。</text:p>
      <text:p text:style-name="P4">
波兰·卢卡什·亚辛(Poland Lukash Yasin)的一位发言人在对乌克林福姆的评论中发表了评论。</text:p>
      <text:p text:style-name="P4">
“由于其地理位置和双边经济工作正在动态发展，波兰希望在乌克兰战后重建过程中发挥作用。 我们知道景象<text:a xlink:type="simple" xlink:href="https://www.ukrinform.ua/tag-polsa" text:style-name="Internet_20_link" text:visited-style-name="Visited_20_Internet_20_Link">
</text:a>
作为乌克兰的物流中心，乌克兰是一个很大的优势，将在乌克兰的恢复背景下建立国际伙伴关系。” Yasina强调。</text:p>
      <text:p text:style-name="P4">
据他介绍，在这种情况下，乌克兰和波兰之间现有的运输逻辑，边境和跨境基础设施的扩展将是至关重要的。</text:p>
      <text:p text:style-name="P4">
波兰外交部的发言人强调，重建乌克兰的平台可能是波兰当地自治的波兰Tu -ukrainian机构的现有伙伴关系。</text:p>
      <text:p text:style-name="P4">
Yasina强调说：“我们有400多个。随着乌克兰战争的爆发，他们的角色增加了，这是因为波兰当地自治机构在向乌克兰方面的伴侣提供人道主义援助方面的参与日益增加。”希望在战后重建期间将进一步加强这些伙伴关系。</text:p>
      <text:p text:style-name="P4">
他强调说，波兰公司的参与已经对乌克兰进行了重建。 据他说，波兰公司今天恢复了乌克兰的道路，通过欧洲融资扩大生产设施，并与当地公司建立新的合作伙伴关系，包括公司，能源，国防和物流。</text:p>
      <text:p text:style-name="P4">
Yasina指出，波兰企业家了解乌克兰市场的需求，并寻求与乌克兰实体建立伙伴关系。</text:p>
      <text:p text:style-name="P4">
“在这种情况下，我们对乌克兰业务在Vpolshi的存在的增加感到满意。 目前，我们有大约26,000家公司，其中一位股东是乌克兰公司或具有乌克兰公民身份的个人。”波兰外交部说。“我们认为，波兰作为一个在支持和重建乌克兰的过程中发挥领导作用的国家，应包括在为支持这一过程的所有国际平台中包括在内，包括多边捐赠者协调平台芹菜委员会的活动对于乌克兰。</text:p>
      <text:p text:style-name="P4">
<text:span text:style-name="T4">
另请阅读：</text:span>
 <text:a xlink:type="simple" xlink:href="https://www.ukrinform.ua/rubric-world/3709928-polsa-rozrahovue-na-vidnovlenna-eksgumacij-zertv-volinskoi-tragedii-u-travnicervni.html" text:style-name="Internet_20_link" text:visited-style-name="Visited_20_Internet_20_Link">
<text:span text:style-name="T4">
波兰</text:span>
</text:a>
众所周知，在波兰，创造了乌克兰的物流，能源和医疗hubidium援助，遭受了俄罗斯侵略。</text:p>
      <text:p text:style-name="P4">
根据波兰财政部的说法，华沙从完整范围开始<text:a xlink:type="simple" xlink:href="https://lb.ua/tag/13406_viyna_z_rosiieyu.html" text:style-name="Internet_20_link" text:visited-style-name="Visited_20_Internet_20_Link">
</text:a>
向乌克兰提供了令人讨厌的500亿个Zlotys的帮助(约110亿欧元). Зокрема, військової допомоги булонадано на близько €3 млрд євро.</text:p>
      <text:p text:style-name="P4">
Фото: PAP/Paweł Supernak</text:p>
      <text:p text:style-name="P4">
News Source: <text:a xlink:type="simple" xlink:href="https://www.ukrinform.ua/rubric-vidbudova/3710161-varsava-hoce-vidigravati-providnu-rol-u-povoennij-vidbudovi-ukraini-mzs-polsi.html" text:style-name="Internet_20_link" text:visited-style-name="Visited_20_Internet_20_Link">
https://www.ukrinform.ua/rubric-vidbudova/3710161-varsava-hoce-vidigravati-providnu-rol-u-povoennij-vidbudovi-ukraini-mzs-polsi.html</text:a>
</text:p>
      <!--NEWS-->
      <text:h text:style-name="P10" text:outline-level="1">
<text:span text:style-name="T4">
政府已经改变了关于武装部队军队规范的决议</text:span>
</text:h>
      <text:p text:style-name="P4">
作者: Ukrinform (Person)</text:p>
      <text:p text:style-name="P4">
出版商: Укринформ (Organization)</text:p>
      <text:p text:style-name="P4">
出版时间: 2023-05-16T20:51:32+03:00</text:p>
      <text:p text:style-name="P4">
修改时间: 2023-05-16T20:51:32+03:00</text:p>
      <text:p text:style-name="P4">
描述: 部长的内阁修改了关于武装部队和其他军事军人军人食品规范的决议。  - 乌克林。</text:p>
      <text:p text:style-name="P4">
图片: ["<text:a xlink:type="simple" xlink:href="https://static.ukrinform.com/photos/2015_10/thumb_files/630_360_1445499627-4242.jpg" text:style-name="Internet_20_link" text:visited-style-name="Visited_20_Internet_20_Link">
630_360_14454...</text:a>
"]</text:p>
      <text:p text:style-name="P4">
标签: ['Кабмін', 'Міноборони', 'Військові', 'Харчування']</text:p>
      <text:p text:style-name="P4">
类型: Article</text:p>
      <!--METADATA-->
      <text:p text:style-name="P4">
<draw:frame draw:style-name="fr1" draw:name="Image178" text:anchor-type="as-char" svg:width="6.9236in" svg:height="3.956343in" draw:z-index="0">
<draw:image xlink:href="../Images/yкринформ/2023-05-16T20-51-32-03-00/630_360_1445499627-4242.jpg" xlink:type="simple" xlink:show="embed" xlink:actuate="onLoad" draw:mime-type="image/jpeg"/>
</draw:frame>
部长的内阁修改了关于军事人员和其他军事形态的食物规范的决议。</text:p>
      <text:p text:style-name="P4">
正如乌克林福姆报道的那样，关于<text:a xlink:type="simple" xlink:href="https://t.me/tmelnychuk/2314" text:style-name="Internet_20_link" text:visited-style-name="Visited_20_Internet_20_Link">
</text:a>
部长的内阁在Verkhovna Rada Taras Melnychuk通知。</text:p>
      <text:p text:style-name="P4">
他说，特别是关于“营养的法令”的法令<text:a xlink:type="simple" xlink:href="https://www.ukrinform.ua/tag-vijskovi" text:style-name="Internet_20_link" text:visited-style-name="Visited_20_Internet_20_Link">
</text:a>
武装部队，其他军事阵型以及国家特殊传播和保护信息，警察，私人人员和指挥作品在其任务过程中的一组产品，以便在管理领域驱动(军队)敌对行动，领土辩护的任务以及对乌克兰的武装侵略。</text:p>
      <text:p text:style-name="P4">
<text:span text:style-name="T4">
另请阅读：</text:span>
 <text:a xlink:type="simple" xlink:href="https://www.ukrinform.ua/rubric-ato/3710160-urad-zatverdiv-poradok-vikoristanna-kostiv-agencieu-oboronnih-zakupivel.html" text:style-name="Internet_20_link" text:visited-style-name="Visited_20_Internet_20_Link">
<text:span text:style-name="T4">
政府</text:span>
</text:a>
为乌克兰的军事部门提供食物的问题，该问题是乌克兰国民警卫队的潜水后裔和工作，并提供乌克兰的工作，以完成在持续处置之外完成任务的工作。等等，也受到监管。</text:p>
      <text:p text:style-name="P4">
据报道，国防部此前曾邀请零售代表讨论组织粮食势力的问题。</text:p>
      <text:p text:style-name="P4">
News Source: <text:a xlink:type="simple" xlink:href="https://www.ukrinform.ua/rubric-ato/3710162-urad-vnis-zmini-do-postanovi-pro-normi-harcuvanna-vijskovih-zsu.html" text:style-name="Internet_20_link" text:visited-style-name="Visited_20_Internet_20_Link">
https://www.ukrinform.ua/rubric-ato/3710162-urad-vnis-zmini-do-postanovi-pro-normi-harcuvanna-vijskovih-zsu.html</text:a>
</text:p>
      <!--NEWS-->
      <text:h text:style-name="P10" text:outline-level="1">
<text:span text:style-name="T4">
纳布宣布对最高法院主席的怀疑</text:span>
</text:h>
      <text:p text:style-name="P4">
作者: Ukrinform (Person)</text:p>
      <text:p text:style-name="P4">
出版商: Укринформ (Organization)</text:p>
      <text:p text:style-name="P4">
出版时间: 2023-05-16T20:56:00+03:00</text:p>
      <text:p text:style-name="P4">
修改时间: 2023-05-16T20:56:00+03:00</text:p>
      <text:p text:style-name="P4">
描述: 据猜测，最高法院最高法院Vsevolod Knyazev和一名律师将获得2美元，700万美元的不当福利。  - 乌克林。</text:p>
      <text:p text:style-name="P4">
图片: ["<text:a xlink:type="simple" xlink:href="https://static.ukrinform.com/photos/2022_06/thumb_files/630_360_1656312686-895.jpg" text:style-name="Internet_20_link" text:visited-style-name="Visited_20_Internet_20_Link">
630_360_16563...</text:a>
"]</text:p>
      <text:p text:style-name="P4">
标签: ['Князєв', 'НАБУ', 'Підозра', 'Верховний Суд']</text:p>
      <text:p text:style-name="P4">
类型: Article</text:p>
      <!--METADATA-->
      <text:p text:style-name="P4">
<draw:frame draw:style-name="fr1" draw:name="Image179" text:anchor-type="as-char" svg:width="6.9236in" svg:height="3.956343in" draw:z-index="0">
<draw:image xlink:href="../Images/yкринформ/2023-05-16T20-56-00-03-00/630_360_1656312686-895.jpg" xlink:type="simple" xlink:show="embed" xlink:actuate="onLoad" draw:mime-type="image/jpeg"/>
</draw:frame>
据怀疑，Vsevolod Knyazev的法院和一名律师接触了2，700万捐赠者的不当福利。</text:p>
      <text:p text:style-name="P4">
根据乌克林福姆的说法，纳布在[]中告知(https://t.me/nab_ukraine/1832)“最高法院和律师主席将获得270万美元。 据报道，景点是据报道。 资格：艺术第4部分。 刑法的368。</text:p>
      <text:p text:style-name="P4">
值得注意的是，在纳布和树液的前夕，犯罪嫌疑人很“热”。这笔钱被转移到武装部队的负责人，以换取决定，以支持乌克兰一名商人。 纳布侦探与犯罪集团的渗透率检测到了该计划。 最高法院总统的“奖励”情节与法院在金融和信贷集团的利益方面的裁决有关。</text:p>
      <text:p text:style-name="P4">
<text:span text:style-name="T4">
另请阅读：</text:span>
 <text:a xlink:type="simple" xlink:href="https://www.ukrinform.ua/rubric-society/3710076-suddi-verhovnogo-sudu-progolosuvali-za-vislovlenna-nedoviri-knazevu.html" text:style-name="Internet_20_link" text:visited-style-name="Visited_20_Internet_20_Link">
<text:span text:style-name="T4">
 knyazev </text:span>
</text:a>
据报道，在5月15日的前夕<text:a xlink:type="simple" xlink:href="https://www.ukrinform.ua/rubric-society/3709683-nabu-i-sap-vikrili-masstabnu-korupciu-u-verhovnomu-sudi.html" text:style-name="Internet_20_link" text:visited-style-name="Visited_20_Internet_20_Link">
</text:a>
最高法院的管理层和法官获得了不当的利益。</text:p>
      <text:p text:style-name="P4">
执法人员拘留了现任克尼扎夫武装部队的主席，并撤回了270万美元。</text:p>
      <text:p text:style-name="P4">
2023年5月16日在全体会议期间(https://www.ukrinform.ua/tag-verhovnij-sud)140名法官表达了对现任Vsevolod Knyazev主席的不信任。 之后，法官投票赞成各自的武装部队，以终止武装部队武装部队主席的权力。 该决议得到了137名法官的支持。</text:p>
      <text:p text:style-name="P4">
<text:span text:style-name="T4">
另请阅读：</text:span>
 <text:a xlink:type="simple" xlink:href="https://www.ukrinform.ua/rubric-society/3710109-datu-plenumu-z-obranna-novogo-golovi-verhovnogo-sudu-ogolosat-u-najblizci-dni.html" text:style-name="Internet_20_link" text:visited-style-name="Visited_20_Internet_20_Link">
</text:a>
根据该立法，在没有武装部队主席的情况下，他的副主席被监禁。 但是，武装部队没有副主席，因此法官在武装部队中工作时间最长的法官将履行法院院长的义务。 自然法官是武装部队Dmitry Luphenik的秘书。</text:p>
      <text:p text:style-name="P4">
News Source: <text:a xlink:type="simple" xlink:href="https://www.ukrinform.ua/rubric-society/3710164-nabu-ogolosilo-pidozru-golovi-verhovnogo-sudu-knazevu.html" text:style-name="Internet_20_link" text:visited-style-name="Visited_20_Internet_20_Link">
https://www.ukrinform.ua/rubric-society/3710164-nabu-ogolosilo-pidozru-golovi-verhovnogo-sudu-knazevu.html</text:a>
</text:p>
      <!--NEWS-->
      <text:h text:style-name="P10" text:outline-level="1">
<text:span text:style-name="T4">
五人制国家队在少年欧元-2023的最后锦标赛中获得了竞争对手</text:span>
</text:h>
      <text:p text:style-name="P4">
作者: Ukrinform (Person)</text:p>
      <text:p text:style-name="P4">
出版商: Укринформ (Organization)</text:p>
      <text:p text:style-name="P4">
出版时间: 2023-05-16T20:58:52+03:00</text:p>
      <text:p text:style-name="P4">
修改时间: 2023-05-16T20:58:52+03:00</text:p>
      <text:p text:style-name="P4">
描述: 欧洲五人制冠军赛（19岁以下的球员）的最后一场比赛的抽奖活动将于9月3日至10日在克罗地亚港口举行。  - 乌克林。</text:p>
      <text:p text:style-name="P4">
图片: ["<text:a xlink:type="simple" xlink:href="https://static.ukrinform.com/photos/2023_05/thumb_files/630_360_1684259339-971.jpg" text:style-name="Internet_20_link" text:visited-style-name="Visited_20_Internet_20_Link">
630_360_16842...</text:a>
"]</text:p>
      <text:p text:style-name="P4">
标签: ['футзал']</text:p>
      <text:p text:style-name="P4">
类型: Article</text:p>
      <!--METADATA-->
      <text:p text:style-name="P4">
<draw:frame draw:style-name="fr1" draw:name="Image180" text:anchor-type="as-char" svg:width="6.9236in" svg:height="3.956343in" draw:z-index="0">
<draw:image xlink:href="../Images/yкринформ/2023-05-16T20-58-52-03-00/630_360_1684259339-971.jpg" xlink:type="simple" xlink:show="embed" xlink:actuate="onLoad" draw:mime-type="image/jpeg"/>
</draw:frame>
欧洲五人锦标赛的最后一场比赛有一场导航(玩家最多19型)，将于9月3日至10日在克罗地亚港口举行。</text:p>
      <text:p text:style-name="P4">
如报告<text:a xlink:type="simple" xlink:href="https://uaf.ua/article/48254" text:style-name="Internet_20_link" text:visited-style-name="Visited_20_Internet_20_Link">
</text:a>
乌克兰足球协会(WAF)乌克林福姆报道，克罗地亚的国家队将成为冠军的大师，构成了七个冠军的冠军。</text:p>
      <text:p text:style-name="P4">
最后一场比赛的八名参与者分为两组四组，其中两个将被释放到半决赛。</text:p>
      <text:p text:style-name="P4">
根据抽奖的结果，乌克兰青年队参加了B组，在芬兰，斯洛文尼亚和意大利消失了。</text:p>
      <text:p text:style-name="P4">
<text:span text:style-name="T4">
另请阅读：</text:span>
 <text:a xlink:type="simple" xlink:href="https://www.ukrinform.ua/rubric-sports/3706129-ispanskij-futzalnij-klub-palma-vperse-vigrav-ligu-cempioniv.html" text:style-name="Internet_20_link" text:visited-style-name="Visited_20_Internet_20_Link">
<text:span text:style-name="T4">
 fudsal </text:span>
</text:a>
另一个四重奏是克罗地亚，葡萄牙，西班牙和法国。</text:p>
      <text:p text:style-name="P4">
照片：uefa.com。</text:p>
      <text:p text:style-name="P4">
News Source: <text:a xlink:type="simple" xlink:href="https://www.ukrinform.ua/rubric-sports/3710165-zbirna-ukraini-z-futzalu-otrimala-supernikiv-u-finalnomu-turniri-uniorskogo-evro2023.html" text:style-name="Internet_20_link" text:visited-style-name="Visited_20_Internet_20_Link">
https://www.ukrinform.ua/rubric-sports/3710165-zbirna-ukraini-z-futzalu-otrimala-supernikiv-u-finalnomu-turniri-uniorskogo-evro2023.html</text:a>
</text:p>
      <!--NEWS-->
      <text:h text:style-name="P10" text:outline-level="1">
<text:span text:style-name="T4">
Danilov不认为Prigogine是一个独立的人物</text:span>
</text:h>
      <text:p text:style-name="P4">
作者: Ukrinform (Person)</text:p>
      <text:p text:style-name="P4">
出版商: Укринформ (Organization)</text:p>
      <text:p text:style-name="P4">
出版时间: 2023-05-16T21:09:17+03:00</text:p>
      <text:p text:style-name="P4">
修改时间: 2023-05-16T21:09:17+03:00</text:p>
      <text:p text:style-name="P4">
描述: 乌克兰阿列克谢·丹尼洛夫（Alexei Danilov）国家安全与国防委员会秘书说，他不认为瓦格纳·佩克·耶夫根（Pec Yevgeny Prigogin）的领导人是一个独立的人物，可以负担得起某些事情而不在克里姆林宫进行协调。  - 乌克林。</text:p>
      <text:p text:style-name="P4">
图片: ["<text:a xlink:type="simple" xlink:href="https://static.ukrinform.com/photos/2022_02/thumb_files/630_360_1645613099-671.jpg" text:style-name="Internet_20_link" text:visited-style-name="Visited_20_Internet_20_Link">
630_360_16456...</text:a>
"]</text:p>
      <text:p text:style-name="P4">
标签: ['Російські військові', 'ПВК "Вагнера"', 'Пригожин', 'Данілов', 'Війна з Росією']</text:p>
      <text:p text:style-name="P4">
类型: Article</text:p>
      <!--METADATA-->
      <text:p text:style-name="P4">
<draw:frame draw:style-name="fr1" draw:name="Image181" text:anchor-type="as-char" svg:width="6.9236in" svg:height="3.956343in" draw:z-index="0">
<draw:image xlink:href="../Images/yкринформ/2023-05-16T21-09-17-03-00/630_360_1645613099-671.jpg" xlink:type="simple" xlink:show="embed" xlink:actuate="onLoad" draw:mime-type="image/jpeg"/>
</draw:frame>
乌克兰国家安全和国防秘书Oleksiy Danilov说，瓦格纳·佩克·佩克·耶夫·普里戈金(Wagner Pec Yevhen Prigogin)的领导人是一个独立的人物，能够在克里姆林宫(Kremlin)允许某些事情而允许某些事情。</text:p>
      <text:p text:style-name="P4">
乌克林传闻记者报道，他对唯一新闻的广播发表了这一意见。</text:p>
      <text:p text:style-name="P4">
“瓦格纳主义者是专业恐怖分子，他们长期以来一直在此案中参与其中，他们不仅在我们国家战斗。 您知道他们在许多国家 /地区所做的事情。 而且，不幸的是，当时的世界已经关注了它。”他说<text:a xlink:type="simple" xlink:href="https://www.ukrinform.ua/tag-danilov" text:style-name="Internet_20_link" text:visited-style-name="Visited_20_Internet_20_Link">
</text:a>
。</text:p>
      <text:p text:style-name="P4">
据他说，“这些群体对世界都非常危险，这一切都表现出来。”</text:p>
      <text:p text:style-name="P4">
“正在发生的事情是为了找出关系……我不认为Panprgozhin是一个独立的独立人物，可以负担与国防部领导有关的那些或其他事情。 在俄罗斯，这是不可能的。 NSDC秘书说：“任何有单独意见的人都不存在。”</text:p>
      <text:p text:style-name="P4">
<text:span text:style-name="T4">
另请阅读：</text:span>
 <text:a xlink:type="simple" xlink:href="https://www.ukrinform.ua/rubric-ato/3709456-u-rozvidci-vidreaguvali-na-propoziciu-prigozina-sodo-bahmuta.html" text:style-name="Internet_20_link" text:visited-style-name="Visited_20_Internet_20_Link">
<text:span text:style-name="T4">
 podgin </text:span>
</text:a>
据报道，乌克兰国防部正式局长<text:a xlink:type="simple" xlink:href="https://www.ukrinform.ua/rubric-ato/3710134-budanov-80-zaav-prigozina-e-cistou-pravdou.html" text:style-name="Internet_20_link" text:visited-style-name="Visited_20_Internet_20_Link">
</text:a>
瓦格纳·佩克(Wagner Pec Yevgeny Prigogin)所说的80％是纯粹的真理。 他还指出，与俄罗斯军队不同，瓦格纳人表现出最大的效率。</text:p>
      <text:p text:style-name="P4">
Prigogine早些时候表示，据称他将退出兰德曼(Donetsk)地区的巴赫穆特(Bakhmut)。 他呼吁拒绝俄罗斯国防部给他们带来复杂数量的弹药。</text:p>
      <text:p text:style-name="P4">
News Source: <text:a xlink:type="simple" xlink:href="https://www.ukrinform.ua/rubric-ato/3710167-danilov-ne-virit-so-prigozin-e-samostijnou-figurou.html" text:style-name="Internet_20_link" text:visited-style-name="Visited_20_Internet_20_Link">
https://www.ukrinform.ua/rubric-ato/3710167-danilov-ne-virit-so-prigozin-e-samostijnou-figurou.html</text:a>
</text:p>
      <!--NEWS-->
      <text:h text:style-name="P10" text:outline-level="1">
<text:span text:style-name="T4">
Shmigal与冰岛的首映式会面</text:span>
</text:h>
      <text:p text:style-name="P4">
作者: Ukrinform (Person)</text:p>
      <text:p text:style-name="P4">
出版商: Укринформ (Organization)</text:p>
      <text:p text:style-name="P4">
出版时间: 2023-05-16T21:10:00+03:00</text:p>
      <text:p text:style-name="P4">
修改时间: 2023-05-16T21:10:00+03:00</text:p>
      <text:p text:style-name="P4">
描述: 乌克兰丹尼斯·施米加尔（Denis Shmigal）总理会见了冰岛总理卡特林·雅各布斯多特（Katrin Jacobsdott）。  - 乌克林。</text:p>
      <text:p text:style-name="P4">
图片: ["<text:a xlink:type="simple" xlink:href="https://static.ukrinform.com/photos/2023_05/thumb_files/630_360_1684260134-319.jpg" text:style-name="Internet_20_link" text:visited-style-name="Visited_20_Internet_20_Link">
630_360_16842...</text:a>
", "<text:a xlink:type="simple" xlink:href="https://static.ukrinform.com/photos/2023_05/1684260133-453.jpg" text:style-name="Internet_20_link" text:visited-style-name="Visited_20_Internet_20_Link">
1684260133-45...</text:a>
"]</text:p>
      <text:p text:style-name="P4">
标签: ['Ісландія', "Прем'єр", 'Україна', 'Візит', 'Шмигаль']</text:p>
      <text:p text:style-name="P4">
类型: Article</text:p>
      <!--METADATA-->
      <text:p text:style-name="P4">
<draw:frame draw:style-name="fr1" draw:name="Image182" text:anchor-type="as-char" svg:width="6.9236in" svg:height="3.956343in" draw:z-index="0">
<draw:image xlink:href="../Images/yкринформ/2023-05-16T21-10-00-03-00/630_360_1684260134-319.jpg" xlink:type="simple" xlink:show="embed" xlink:actuate="onLoad" draw:mime-type="image/jpeg"/>
</draw:frame>
乌克兰丹尼斯·施米加尔(Denis Shmigal)的总理会见了冰岛的凯特林·雅各布斯多特(Catrin Jacobsdott)。</text:p>
      <text:p text:style-name="P4">
正如乌克林福姆报道的那样，Shmigal在[]中报道(https://t.me/Denys_Smyhal/5223)。</text:p>
      <text:p text:style-name="P4">
“他会见冰岛总理卡特林·雅各布斯多特。 他感谢举行欧洲委员会国家和政府元首第四届峰会的倡议。”他写道。</text:p>
      <text:p text:style-name="P4">
<draw:frame draw:style-name="fr1" draw:name="Image183" text:anchor-type="as-char" svg:width="6.9236in" svg:height="4.615733in" draw:z-index="0">
<draw:image xlink:href="../Images/yкринформ/2023-05-16T21-10-00-03-00/1684260133-453.jpg" xlink:type="simple" xlink:show="embed" xlink:actuate="onLoad" draw:mime-type="image/jpeg"/>
</draw:frame>
据他说，各方提出了创建一个特别国际的问题<text:a xlink:type="simple" xlink:href="https://www.ukrinform.ua/tag-tribunal" text:style-name="Internet_20_link" text:visited-style-name="Visited_20_Internet_20_Link">
</text:a>
以及俄罗斯对乌克兰侵略造成的损失的赔偿机制。 他指出，乌克兰期望在峰会上做出非阳性决定。</text:p>
      <text:p text:style-name="P4">
Shmigal还感谢冰岛的政治和人道主义支持，包括为乌克兰提供移动医院的努力以及支持乌克兰乌克兰沃罗迪米尔·泽伦斯基总统的和平。</text:p>
      <text:p text:style-name="P4">
<text:span text:style-name="T4">
另请阅读：</text:span>
 <text:a xlink:type="simple" xlink:href="https://www.ukrinform.ua/rubric-polytics/3706935-smigal-stavimo-ambitni-cili-cerez-dva-roki-buti-gotovimi-do-vstupu-v-es.html" text:style-name="Internet_20_link" text:visited-style-name="Visited_20_Internet_20_Link">
<text:span text:style-name="T4">
 shmigal </text:span>
 <text:span text:style-name="T4">
 put </text:span>
 <text:span text:style-name="T4">
雄心勃勃的</text:span>
 <text:span text:style-name="T4">
目标</text:span>
 <text:span text:style-name="T4">
 </text:span>
 <text:span text:style-name="T4">
通过</text:span>
<text:span text:style-name="T4">
两个</text:span>
 <text:span text:style-name="T4">
 </text:span>
 <text:span text:style-name="T4">
 </text:span>
 <text:span text:style-name="T4">
 </text:span>
 <text:span text:style-name="T4">
 </text:span>
 <text:span text:style-name="T4">
 </text:span>
 <text:span text:style-name="T4">
 </text:span>
 <text:span text:style-name="T4">
准备就绪</text:span>
 <text:span text:style-name="T4">
条目</text:span>
</text:a>
如报道<text:a xlink:type="simple" xlink:href="https://www.ukrinform.ua/rubric-polytics/3710040-smigal-pribuv-v-islandiu-na-samit-radi-evropi.html" text:style-name="Internet_20_link" text:visited-style-name="Visited_20_Internet_20_Link">
</text:a>
5月16日，总理丹尼斯·施米加尔(Denis Shmigal)与政府团队一起抵达冰岛，在那里他计划参加欧洲理事会为期两天的峰会。</text:p>
      <text:p text:style-name="P4">
<text:span text:style-name="T5">
foto：Denis Shmigal / Telegram</text:span>
</text:p>
      <text:p text:style-name="P4">
News Source: <text:a xlink:type="simple" xlink:href="https://www.ukrinform.ua/rubric-polytics/3710169-smigal-zustrivsa-iz-premerkou-islandii.html" text:style-name="Internet_20_link" text:visited-style-name="Visited_20_Internet_20_Link">
https://www.ukrinform.ua/rubric-polytics/3710169-smigal-zustrivsa-iz-premerkou-islandii.html</text:a>
</text:p>
      <!--NEWS-->
      <text:h text:style-name="P10" text:outline-level="1">
<text:span text:style-name="T4">
欧盟任命了乌克兰欧盟平民咨询任务的新负责人</text:span>
</text:h>
      <text:p text:style-name="P4">
作者: Ukrinform (Person)</text:p>
      <text:p text:style-name="P4">
出版商: Укринформ (Organization)</text:p>
      <text:p text:style-name="P4">
出版时间: 2023-05-16T21:19:15+03:00</text:p>
      <text:p text:style-name="P4">
修改时间: 2023-05-16T21:19:15+03:00</text:p>
      <text:p text:style-name="P4">
描述: 欧盟政治和安全委员会周二批准任命乌克兰的新欧盟平民咨询任务，丹麦丹麦·戈尔姆博·丹麦（Danish Golmbo Danish），他目前正在马里执行丹麦的职责。  - 乌克林。</text:p>
      <text:p text:style-name="P4">
图片: ["<text:a xlink:type="simple" xlink:href="https://static.ukrinform.com/photos/2019_05/thumb_files/630_360_1557589895-240.jpg" text:style-name="Internet_20_link" text:visited-style-name="Visited_20_Internet_20_Link">
630_360_15575...</text:a>
"]</text:p>
      <text:p text:style-name="P4">
标签: ['Євросоюз', 'Україна', 'Європейська рада']</text:p>
      <text:p text:style-name="P4">
类型: Article</text:p>
      <!--METADATA-->
      <text:p text:style-name="P4">
<draw:frame draw:style-name="fr1" draw:name="Image184" text:anchor-type="as-char" svg:width="6.9236in" svg:height="3.961567in" draw:z-index="0">
<draw:image xlink:href="../Images/yкринформ/2023-05-16T21-19-15-03-00/630_360_1557589895-240.jpg" xlink:type="simple" xlink:show="embed" xlink:actuate="onLoad" draw:mime-type="image/jpeg"/>
</draw:frame>
政治和欧盟安全委员会周二批准任命乌克兰新的欧盟预付总统(乌克兰乌克兰)， - 目前正在马里履行丹麦的职责的丹麦外交机。</text:p>
      <text:p text:style-name="P4">
根据乌克林福姆的说法，今天发布了此类信息<text:a xlink:type="simple" xlink:href="https://www.consilium.europa.eu/en/press/press-releases/2023/05/16/new-heads-of-mission-appointed-for-euam-ukraine-and-eucap-sahel-niger/" text:style-name="Internet_20_link" text:visited-style-name="Visited_20_Internet_20_Link">
</text:a>
.</text:p>
      <text:p text:style-name="P4">
«Рада ЄС призначила сьогодні нових голів двох цивільних місій ЄС: Місії ЄС ізрозбудови спроможностей в Нігері та Дорадчої місії ЄС у реформах секторуцивільної безпеки України… В тому, що стосується EUAM Ukraine, Рада <text:a xlink:type="simple" xlink:href="https://www.ukrinform.ua/tag-evrosouz" text:style-name="Internet_20_link" text:visited-style-name="Visited_20_Internet_20_Link">
</text:a>
从12023年6月至2024年5月31日任命任务主管。 罗尔夫·霍尔姆博(Rolf Holmbo)在巴基斯坦，黎巴嫩和叙利亚的任命后，现在为马里服务。</text:p>
      <text:p text:style-name="P4">
正如传记证书中指出的那样，罗尔夫·霍尔姆博(Rolf Holmbo)从2020年开始在丹尼斯·马里(Danius Mali)的邮报中，在2017  -  2020年期间，他担任了巴基斯坦大使的职位。从2015年到2017年，他是加拿大全球事务研究所的研究员。 在此之前，他曾担任丹麦驻黎巴嫩和叙利亚的大使。 在此之前，丹麦海军尤其是在包括阿富汗在内的稳定和发展计划。 在2005年至2009年，Rolmbo Holmbo是巴勒斯坦丹麦的代表。 从1992年到2005年，他负责邻里计划，包括俄罗斯，乌克兰，高加索地区和巴尔干地区的项目，作为丹麦Mzvin的一部分。 作为预备役军官，罗尔夫·霍尔姆博(Rolf Holmbo)参加了丹麦的丹麦国外。</text:p>
      <text:p text:style-name="P4">
根据该报告，EUAM乌克兰任务是一项非表现的欧盟平民，该民用党于2014年7月22日启动，以供国家安全，警察和其他执法机构提供咨询援助，这是在反对腐败和斗争中人权和人权滥用。</text:p>
      <text:p text:style-name="P4">
<text:span text:style-name="T4">
另请阅读：</text:span>
 <text:a xlink:type="simple" xlink:href="https://www.ukrinform.ua/rubric-polytics/3709691-solidarnist-u-pidtrimci-ukraini-gurtue-es-ta-spriae-jogo-rozsirennu-borrel.html" text:style-name="Internet_20_link" text:visited-style-name="Visited_20_Internet_20_Link">
</text:a>
</text:p>
      <text:p text:style-name="P4">
当前的任务授权是有效的，直到2024年5月31日。</text:p>
      <text:p text:style-name="P4">
News Source: <text:a xlink:type="simple" xlink:href="https://www.ukrinform.ua/rubric-polytics/3710171-evrosouz-priznaciv-novogo-golovu-civilnoi-doradcoi-misii-es-v-ukraini.html" text:style-name="Internet_20_link" text:visited-style-name="Visited_20_Internet_20_Link">
https://www.ukrinform.ua/rubric-polytics/3710171-evrosouz-priznaciv-novogo-golovu-civilnoi-doradcoi-misii-es-v-ukraini.html</text:a>
</text:p>
      <!--NEWS-->
      <text:h text:style-name="P10" text:outline-level="1">
<text:span text:style-name="T4">
波兰想续签乌克兰所有领事馆的工作</text:span>
</text:h>
      <text:p text:style-name="P4">
作者: Ukrinform (Person)</text:p>
      <text:p text:style-name="P4">
出版商: Укринформ (Organization)</text:p>
      <text:p text:style-name="P4">
出版时间: 2023-05-16T21:21:00+03:00</text:p>
      <text:p text:style-name="P4">
修改时间: 2023-05-16T21:21:00+03:00</text:p>
      <text:p text:style-name="P4">
描述: 截至今天，基辅，利维夫和卢茨克的波兰领事机构在乌克兰运营。 同时，波兰将尝试在其他城市恢复领事馆，但这将取决于安全状况的发展。  - 乌克林。</text:p>
      <text:p text:style-name="P4">
图片: ["<text:a xlink:type="simple" xlink:href="https://static.ukrinform.com/photos/2023_05/thumb_files/630_360_1684261562-570.jpg" text:style-name="Internet_20_link" text:visited-style-name="Visited_20_Internet_20_Link">
630_360_16842...</text:a>
"]</text:p>
      <text:p text:style-name="P4">
标签: ['Консульство', 'МЗС', 'Польща', 'Посол', 'Дипломати']</text:p>
      <text:p text:style-name="P4">
类型: Article</text:p>
      <!--METADATA-->
      <text:p text:style-name="P4">
<draw:frame draw:style-name="fr1" draw:name="Image185" text:anchor-type="as-char" svg:width="6.9236in" svg:height="3.956343in" draw:z-index="0">
<draw:image xlink:href="../Images/yкринформ/2023-05-16T21-21-00-03-00/630_360_1684261562-570.jpg" xlink:type="simple" xlink:show="embed" xlink:actuate="onLoad" draw:mime-type="image/jpeg"/>
</draw:frame>
利维夫卢茨克(Lviv Lutsk)的基辅(Kyiv)的波兰领事机构今天在乌克兰运营。 同时，波兰将尝试恢复其在其他城市的咨询活动，但这将取决于安全站的发展。</text:p>
      <text:p text:style-name="P4">
波兰·卢卡什·亚辛(Poland Lukash Yasin)的一位发言人在对乌克林福姆的评论中发表了评论。</text:p>
      <text:p text:style-name="P4">
“利维夫和卢茨克的领事机构在乌克兰建立了。 根据情况的发展，我们将尝试恢复Vinnitsa，Kharkiv和Odessa的领事偏好。” Yasina说。</text:p>
      <text:p text:style-name="P4">
他补充说，在乌克兰当局的同意下，目前的波兰领事机构能够工作，即为来自乌克兰各地的客户提供服务。</text:p>
      <text:p text:style-name="P4">
他指出，波兰不打算为乌克兰创建新的领事机构，而是专注于恢复现有领事馆的工作。</text:p>
      <text:p text:style-name="P4">
<text:span text:style-name="T4">
另请阅读：</text:span>
 <text:a xlink:type="simple" xlink:href="https://www.ukrinform.ua/rubric-vidbudova/3710161-varsava-hoce-vidigravati-providnu-rol-u-povoennij-vidbudovi-ukraini-mzs-polsi.html" text:style-name="Internet_20_link" text:visited-style-name="Visited_20_Internet_20_Link">
</text:a>
波兰政治办公室发言人说：“我们专注于恢复整个乌克兰的波兰领事的存在，但是这一过程及其步伐与安全情况的发展密切相关。”</text:p>
      <text:p text:style-name="P4">
Yasin表示，回答了乌克兰新波兰候选人的名字，而不是由基辅的节奏完成的Bartosh Tsikhotsky，Yasin表示，在Seimas外交事务委员会中，这将是众所周知的。</text:p>
      <text:p text:style-name="P4">
众所周知，在2014年俄罗斯对乌克兰的侵略开始之后，波兰在塞瓦斯托波尔和顿涅茨克被消费。</text:p>
      <text:p text:style-name="P4">
正如该机构报道的那样，RMF.FM在3月报道说，今年波兰在乌克兰的新大使可能是波兰历史学家和记者Yaroslav Husa，他经常在波兰媒体上评论国际活动。 他是一位著名的波兰记者的丈夫，是Belsat电视频道Agnieszka Romashevskaya-Gus的首席执行官。 他应该在夏天或初秋季任命。</text:p>
      <text:p text:style-name="P4">
<text:span text:style-name="T4">
另请阅读：</text:span>
 <text:a xlink:type="simple" xlink:href="https://www.ukrinform.ua/rubric-vidbudova/3706552-kanada-ta-polsa-pidtrimuut-konfiskaciu-rosijskih-kostiv-na-korist-vidbudovi-ukraini.html" text:style-name="Internet_20_link" text:visited-style-name="Visited_20_Internet_20_Link">
<text:span text:style-name="T4">
波兰</text:span>
</text:a>
</text:p>
      <text:p text:style-name="P4">
<text:span text:style-name="T5">
foto：pap/piotr nowak</text:span>
</text:p>
      <text:p text:style-name="P4">
News Source: <text:a xlink:type="simple" xlink:href="https://www.ukrinform.ua/rubric-polytics/3710172-polsa-hoce-ponoviti-robotu-vsih-svoih-konsulstv-v-ukraini.html" text:style-name="Internet_20_link" text:visited-style-name="Visited_20_Internet_20_Link">
https://www.ukrinform.ua/rubric-polytics/3710172-polsa-hoce-ponoviti-robotu-vsih-svoih-konsulstv-v-ukraini.html</text:a>
</text:p>
      <!--NEWS-->
      <text:h text:style-name="P10" text:outline-level="1">
<text:span text:style-name="T4">
Yastremskaya进入了佛罗伦萨WTA锦标赛的1/8决赛</text:span>
</text:h>
      <text:p text:style-name="P4">
作者: Ukrinform (Person)</text:p>
      <text:p text:style-name="P4">
出版商: Укринформ (Organization)</text:p>
      <text:p text:style-name="P4">
出版时间: 2023-05-16T21:35:51+03:00</text:p>
      <text:p text:style-name="P4">
修改时间: 2023-05-16T21:35:51+03:00</text:p>
      <text:p text:style-name="P4">
描述: 戴安娜·亚斯特雷姆斯卡亚（Diana Yastremskaya）在意大利城市佛罗伦萨的女子网球协会（WTA）的比赛中达到了第二系列，奖金为1.15亿美元 - 乌克林福姆。</text:p>
      <text:p text:style-name="P4">
图片: ["<text:a xlink:type="simple" xlink:href="https://static.ukrinform.com/photos/2023_05/thumb_files/630_360_1684131339-843.jpg" text:style-name="Internet_20_link" text:visited-style-name="Visited_20_Internet_20_Link">
630_360_16841...</text:a>
"]</text:p>
      <text:p text:style-name="P4">
标签: ['Теніс', 'Даяна Ястремська']</text:p>
      <text:p text:style-name="P4">
类型: Article</text:p>
      <!--METADATA-->
      <text:p text:style-name="P4">
<draw:frame draw:style-name="fr1" draw:name="Image186" text:anchor-type="as-char" svg:width="6.9236in" svg:height="3.956343in" draw:z-index="0">
<draw:image xlink:href="../Images/yкринформ/2023-05-16T21-35-51-03-00/630_360_1684131339-843.jpg" xlink:type="simple" xlink:show="embed" xlink:actuate="onLoad" draw:mime-type="image/jpeg"/>
</draw:frame>
Diana Yastremskaya到达了女子网球协会锦标赛的第二个圈子(WTA)维塔利市佛罗伦萨拥有奖金1.5万美元。</text:p>
      <text:p text:style-name="P4">
在比赛主要网格的第一个圈子中，在意大利卡米拉·罗萨特洛(Camilla Rosatello)进行了45分钟的合作1小时-6：3，7：5传播乌克林形式。</text:p>
      <text:p text:style-name="P4">
乌克兰网球运动员的下一个竞争对手将成为与意大利第四届意大利Yasmina Polini和英国凯蒂·斯旺(Katie Swan)对抗的获胜者。</text:p>
      <text:p text:style-name="P4">
<text:span text:style-name="T4">
另请阅读：</text:span>
 <text:a xlink:type="simple" xlink:href="https://www.ukrinform.ua/rubric-sports/3709934-oleksij-krutih-peremig-argentinca-na-turniri-atp-u-portugalii.html" text:style-name="Internet_20_link" text:visited-style-name="Visited_20_Internet_20_Link">
</text:a>
佛罗伦萨的比赛将持续到5月21日。</text:p>
      <text:p text:style-name="P4">
照片：盖蒂图像。</text:p>
      <text:p text:style-name="P4">
News Source: <text:a xlink:type="simple" xlink:href="https://www.ukrinform.ua/rubric-sports/3710174-astremska-probilasa-do-18-finalu-turniru-wta-u-florencii.html" text:style-name="Internet_20_link" text:visited-style-name="Visited_20_Internet_20_Link">
https://www.ukrinform.ua/rubric-sports/3710174-astremska-probilasa-do-18-finalu-turniru-wta-u-florenci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6T21:40:00+03:00</text:p>
      <text:p text:style-name="P4">
修改时间: 2023-05-16T21:40: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87" text:anchor-type="as-char" svg:width="6.9236in" svg:height="3.956343in" draw:z-index="0">
<draw:image xlink:href="../Images/yкринформ/2023-05-16T21-40-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联合国国际法院将于6月在乌克兰举行公开听证会</text:span>
</text:h>
      <text:p text:style-name="P4">
作者: Ukrinform (Person)</text:p>
      <text:p text:style-name="P4">
出版商: Укринформ (Organization)</text:p>
      <text:p text:style-name="P4">
出版时间: 2023-05-16T21:43:00+03:00</text:p>
      <text:p text:style-name="P4">
修改时间: 2023-05-16T21:43:00+03:00</text:p>
      <text:p text:style-name="P4">
描述: 从2023年6月6日至6月14日，联合国乌克兰国际法院将在俄罗斯违反两项公约的情况下举行公开听证会 - 打击恐怖主义的融资和禁止各种形式的种族歧视。  - 乌克林。</text:p>
      <text:p text:style-name="P4">
图片: ["<text:a xlink:type="simple" xlink:href="https://static.ukrinform.com/photos/2023_05/thumb_files/630_360_1684261943-551.jpg" text:style-name="Internet_20_link" text:visited-style-name="Visited_20_Internet_20_Link">
630_360_16842...</text:a>
"]</text:p>
      <text:p text:style-name="P4">
标签: ['Тероризм', 'Україна', 'Міжнародний суд ООН', 'Війна з Росією']</text:p>
      <text:p text:style-name="P4">
类型: Article</text:p>
      <!--METADATA-->
      <text:p text:style-name="P4">
<draw:frame draw:style-name="fr1" draw:name="Image188" text:anchor-type="as-char" svg:width="6.9236in" svg:height="3.956343in" draw:z-index="0">
<draw:image xlink:href="../Images/yкринформ/2023-05-16T21-43-00-03-00/630_360_1684261943-551.jpg" xlink:type="simple" xlink:show="embed" xlink:actuate="onLoad" draw:mime-type="image/jpeg"/>
</draw:frame>
联合国国际法院从2023年6月6日至6月14日，将在俄罗斯违反两项公约的情况下进行宣传 - 关于恐怖主义的斗争和禁止各种形式的种族歧视。</text:p>
      <text:p text:style-name="P4">
根据海牙的乌克林通讯员的说法<text:a xlink:type="simple" xlink:href="https://www.icj-cij.org/sites/default/files/case-related/166/166-20230516-PRE-01-00-EN.pdf" text:style-name="Internet_20_link" text:visited-style-name="Visited_20_Internet_20_Link">
</text:a>
，听证会将专门考虑案件。</text:p>
      <text:p text:style-name="P4">
``针对《国际禁止种族歧视的国际公约》打击国际筹资恐怖主义公约的应用(乌克兰相反<text:a xlink:type="simple" xlink:href="https://www.ukrinform.ua/tag-rosia" text:style-name="Internet_20_link" text:visited-style-name="Visited_20_Internet_20_Link">
</text:a>
 ) - 法院将从6月6日星期二至2023年6月14日(星期三)进行宣传。</text:p>
      <text:p text:style-name="P4">
据乌克林福姆报道，2019年11月8日，乌克兰国际法院在俄罗斯违反了两次公约的情况下承认其合法的法律。 法院还强调，乌克兰遵守了所有程序进行预审程序。 该决定指出，联合国国际法院可以提出案件的优点。</text:p>
      <text:p text:style-name="P4">
2017年1月16日，乌克兰针对国际法院提起诉讼，反对俄罗斯违反《禁止筹款恐怖主义和种族歧视公约》的公约。</text:p>
      <text:p text:style-name="P4">
<text:span text:style-name="T4">
另请阅读：</text:span>
 <text:a xlink:type="simple" xlink:href="https://www.ukrinform.ua/rubric-polytics/3708528-bez-vidpovidalnosti-rosii-za-skoeni-zlocini-stalogo-miru-ne-bude-premerka-estonii.html" text:style-name="Internet_20_link" text:visited-style-name="Visited_20_Internet_20_Link">
</text:a>
俄罗斯提名的指控包括：提供武器和非助攻的其他援助； Rarismh17马来西亚航空飞机； 炮击玛丽upol和克拉曼托克的住宅区； 在沃诺瓦卡附近的一辆平民巴士破坏； 受害者的和平聚会期间的爆炸； 歧视乌克兰和克里米亚塔塔尔社区； 禁止克里米亚塔塔尔人的jl; 失踪，谋杀，未经授权的搜查，拘留的浪潮； 教学乌克兰ICAN TATAR语言的限制。</text:p>
      <text:p text:style-name="P4">
News Source: <text:a xlink:type="simple" xlink:href="https://www.ukrinform.ua/rubric-polytics/3710176-miznarodnij-sud-oon-u-cervni-provede-publicni-sluhanna-u-spravi-ukraina-proti-rosii.html" text:style-name="Internet_20_link" text:visited-style-name="Visited_20_Internet_20_Link">
https://www.ukrinform.ua/rubric-polytics/3710176-miznarodnij-sud-oon-u-cervni-provede-publicni-sluhanna-u-spravi-ukraina-proti-rosii.html</text:a>
</text:p>
      <!--NEWS-->
      <text:h text:style-name="P10" text:outline-level="1">
<text:span text:style-name="T4">
施罗德的妻子访问俄罗斯大使馆后被释放</text:span>
</text:h>
      <text:p text:style-name="P4">
作者: Ukrinform (Person)</text:p>
      <text:p text:style-name="P4">
出版商: Укринформ (Organization)</text:p>
      <text:p text:style-name="P4">
出版时间: 2023-05-16T21:55:00+03:00</text:p>
      <text:p text:style-name="P4">
修改时间: 2023-05-16T21:55:00+03:00</text:p>
      <text:p text:style-name="P4">
描述: 前德国总理格哈德·施罗德（Gerhard Schroeder）和他的妻子Soyon Schroeder-Kim于5月9日访问俄罗斯大使馆，引起了批评和后果。  - 乌克林。</text:p>
      <text:p text:style-name="P4">
图片: ["<text:a xlink:type="simple" xlink:href="https://static.ukrinform.com/photos/2023_05/thumb_files/630_360_1684244622-175.jpg" text:style-name="Internet_20_link" text:visited-style-name="Visited_20_Internet_20_Link">
630_360_16842...</text:a>
"]</text:p>
      <text:p text:style-name="P4">
标签: ['Звільнення', 'Шредер', 'Дружина']</text:p>
      <text:p text:style-name="P4">
类型: Article</text:p>
      <!--METADATA-->
      <text:p text:style-name="P4">
<draw:frame draw:style-name="fr1" draw:name="Image189" text:anchor-type="as-char" svg:width="6.9236in" svg:height="3.956343in" draw:z-index="0">
<draw:image xlink:href="../Images/yкринформ/2023-05-16T21-55-00-03-00/630_360_1684244622-175.jpg" xlink:type="simple" xlink:show="embed" xlink:actuate="onLoad" draw:mime-type="image/jpeg"/>
</draw:frame>
5月9日，德国格哈德·施罗德(Gerhard Schroeder)的载体和他的妻子儿子施罗里德·金(Kim)大使馆引起了批评和后果。</text:p>
      <text:p text:style-name="P4">
关于IT报告乌克林福姆，参考<text:a xlink:type="simple" xlink:href="http://www.ksta.de/politik/nrw-politik/land-nrw-feuert-schroeder-kim-als-repraesentantin-571727" text:style-name="Internet_20_link" text:visited-style-name="Visited_20_Internet_20_Link">
</text:a>
。</text:p>
      <text:p text:style-name="P4">
NRW.Global业务发展局已与Excanner Gerhard Schroeder的妻子Soion Shreder-Kim终止了一项劳动协议。 科隆民兵在北莱茵 - 韦斯特法里亚经济部证实了这一点。</text:p>
      <text:p text:style-name="P4">
该部门说：“ Schroeder-Kim女士立即被释放，服务协议将在不警告的情况下被NRW.GlobalBusiness腐败。”</text:p>
      <text:p text:style-name="P4">
Schroreder-Kim在国家公司担任韩国代表，这是合同的基础，该合同将在2023年底之前有效。</text:p>
      <text:p text:style-name="P4">
据报道，雇主早些时候曾多次表明Schroreder-Kim女士“应该对政治上的敏感问题公开谨慎，尤其是在俄罗斯对乌克兰的激进战争中。”</text:p>
      <text:p text:style-name="P4">
施罗德·金(Schroeder-Kim)和她的丈夫因参加Vosolia的接待而受到严厉批评<text:a xlink:type="simple" xlink:href="https://www.ukrinform.ua/tag-rosia" text:style-name="Internet_20_link" text:visited-style-name="Visited_20_Internet_20_Link">
</text:a>
在胜利的纳粹德国周年纪念日之际。</text:p>
      <text:p text:style-name="P4">
<text:span text:style-name="T4">
另请阅读：</text:span>
 <text:a xlink:type="simple" xlink:href="https://www.ukrinform.ua/rubric-world/3707986-polsa-rozslidue-mozlivu-ucast-sredera-u-pidgotovci-rosijskoi-agresii-zmi.html" text:style-name="Internet_20_link" text:visited-style-name="Visited_20_Internet_20_Link">
<text:span text:style-name="T4">
切碎</text:span>
</text:a>
施罗德(Schroeder)从1998年到2005年担任总理，也是SDPN的负责人(当前放置的聚会)从1999年到2004年。 他在俄罗斯能源公司工作了多年，被认为是普京总统的密友。</text:p>
      <text:p text:style-name="P4">
<text:span text:style-name="T5">
foto：dpa</text:span>
</text:p>
      <text:p text:style-name="P4">
News Source: <text:a xlink:type="simple" xlink:href="https://www.ukrinform.ua/rubric-ato/3710054-druzinu-sredera-zvilnili-pisla-vizitu-v-rosijske-posolstvo.html" text:style-name="Internet_20_link" text:visited-style-name="Visited_20_Internet_20_Link">
https://www.ukrinform.ua/rubric-ato/3710054-druzinu-sredera-zvilnili-pisla-vizitu-v-rosijske-posolstvo.html</text:a>
</text:p>
      <!--NEWS-->
      <text:h text:style-name="P10" text:outline-level="1">
<text:span text:style-name="T4">
周四，俄罗斯召集联合国理事会向乌克兰“谴责”武器供应</text:span>
</text:h>
      <text:p text:style-name="P4">
作者: Ukrinform (Person)</text:p>
      <text:p text:style-name="P4">
出版商: Укринформ (Organization)</text:p>
      <text:p text:style-name="P4">
出版时间: 2023-05-16T21:58:00+03:00</text:p>
      <text:p text:style-name="P4">
修改时间: 2023-05-16T21:58:00+03:00</text:p>
      <text:p text:style-name="P4">
描述: 5月18日，星期四，应俄罗斯的要求举行联合国安理会的会议，该会议将讨论向乌克兰提供西方武器的供应。  - 乌克林。</text:p>
      <text:p text:style-name="P4">
图片: ["<text:a xlink:type="simple" xlink:href="https://static.ukrinform.com/photos/2015_10/thumb_files/630_360_1445002358-2357.jpg" text:style-name="Internet_20_link" text:visited-style-name="Visited_20_Internet_20_Link">
630_360_14450...</text:a>
"]</text:p>
      <text:p text:style-name="P4">
标签: ['ООН', 'Зброя', 'Росія', 'Кислиця', 'Радбез ООН', 'Війна з Росією']</text:p>
      <text:p text:style-name="P4">
类型: Article</text:p>
      <!--METADATA-->
      <text:p text:style-name="P4">
<draw:frame draw:style-name="fr1" draw:name="Image190" text:anchor-type="as-char" svg:width="6.9236in" svg:height="3.956343in" draw:z-index="0">
<draw:image xlink:href="../Images/yкринформ/2023-05-16T21-58-00-03-00/630_360_1445002358-2357.jpg" xlink:type="simple" xlink:show="embed" xlink:actuate="onLoad" draw:mime-type="image/jpeg"/>
</draw:frame>
5月18日，星期四，应俄罗斯的要求举行联合国安理会的会议，这将反映西方武器向乌克兰提供的供应。</text:p>
      <text:p text:style-name="P4">
乌克林福姆在纽约报道了这一点。</text:p>
      <text:p text:style-name="P4">
“ Nemenia(在Oon VasilNebenzâ张贴回RF， - 订购。) - 军事排名的工具 - 要求本周召集联合国安理会，以“谴责”我们的盟友和武器的武器供应为乌克兰国防力量的供应 - (https://twitter.com/sergiykyslytsya/status/1658421218989547520?s=46&amp;t=KrIzmYItBjpdA5orVTUrFw)乌克兰的永久代表在联合国Sergey Kyslytsya。 “轻率的人将受到惩罚，他的皮疹 - 拉夫罗夫，尼恩齐，波德利安斯基。”(Dmitry Polyansky-联合国俄罗斯联合会的副邮政-REPREDA).</text:p>
      <text:p text:style-name="P4">
За словами Кислиці, «рашизм не зупиниться сам по собі», він має бути і будепереможений.</text:p>
      <text:p text:style-name="P4">
«Наші сили оборони захищають цивільне населення, — додав він. — Це зводить зрозуму рашистів, а Небензя, співучасник воєнних злочинів, скликає засіданняРадбезу ООН щодо постачання зброї в Україну».</text:p>
      <text:p text:style-name="P4">
<text:span text:style-name="T4">
Читайте також:</text:span>
 <text:a xlink:type="simple" xlink:href="https://www.ukrinform.ua/rubric-polytics/3691189-kislica-nagadav-nebenzi-pro-nezakonnist-perebuvanna-rosii-v-radbezi-oon.html" text:style-name="Internet_20_link" text:visited-style-name="Visited_20_Internet_20_Link">
 </text:a>
会议将从15:00开始(基辅时间22:00).</text:p>
      <text:p text:style-name="P4">
Раніше Росія кілька разів скликала засідання Ради Безпеки ООН з цього питання.У четвер Росія скликає Радбез ООН, щоб «засудити» постачання зброї Україні</text:p>
      <text:p text:style-name="P4">
News Source: <text:a xlink:type="simple" xlink:href="https://www.ukrinform.ua/rubric-polytics/3710180-u-cetver-rosia-sklikae-radbez-oon-abi-zasuditi-postacanna-zbroi-ukraini.html" text:style-name="Internet_20_link" text:visited-style-name="Visited_20_Internet_20_Link">
https://www.ukrinform.ua/rubric-polytics/3710180-u-cetver-rosia-sklikae-radbez-oon-abi-zasuditi-postacanna-zbroi-ukraini.html</text:a>
</text:p>
      <!--NEWS-->
      <text:h text:style-name="P10" text:outline-level="1">
<text:span text:style-name="T4">
白宫尚未确认乌克兰爱国者损害的报告</text:span>
</text:h>
      <text:p text:style-name="P4">
作者: Ukrinform (Person)</text:p>
      <text:p text:style-name="P4">
出版商: Укринформ (Organization)</text:p>
      <text:p text:style-name="P4">
出版时间: 2023-05-16T22:06:00+03:00</text:p>
      <text:p text:style-name="P4">
修改时间: 2023-05-16T22:06:00+03:00</text:p>
      <text:p text:style-name="P4">
描述: 华盛顿官方无法确认在俄罗斯上一次火箭袭击之后，在乌克兰，爱国者系统已损害。</text:p>
      <ul>
        <li>
I的，。: </li>
      </ul>
      <text:p text:style-name="P4">
图片: ["<text:a xlink:type="simple" xlink:href="https://static.ukrinform.com/photos/2016_08/thumb_files/630_360_1472621188-8020.jpg" text:style-name="Internet_20_link" text:visited-style-name="Visited_20_Internet_20_Link">
630_360_14726...</text:a>
"]</text:p>
      <text:p text:style-name="P4">
标签: ['Україна', 'Білий дім', 'Patriot ']</text:p>
      <text:p text:style-name="P4">
类型: Article</text:p>
      <!--METADATA-->
      <text:p text:style-name="P4">
<draw:frame draw:style-name="fr1" draw:name="Image191" text:anchor-type="as-char" svg:width="6.9236in" svg:height="3.956343in" draw:z-index="0">
<draw:image xlink:href="../Images/yкринформ/2023-05-16T22-06-00-03-00/630_360_1472621188-8020.jpg" xlink:type="simple" xlink:show="embed" xlink:actuate="onLoad" draw:mime-type="image/jpeg"/>
</draw:frame>
官方瓦辛顿(Vashington)无法确认在乌克兰的信息中，俄罗斯的导弹袭击已被Patrotoot系统的安装损坏。</text:p>
      <text:p text:style-name="P4">
乌克林福音通讯员报告说，白宫国家安全委员会约翰·柯比(John Kirby)的协调员周二表示。</text:p>
      <text:p text:style-name="P4">
贝登政府的一位高级代表在华盛顿的一份简报中说：“首先，我无法确认这些信息。”</text:p>
      <text:p text:style-name="P4">
他说，与此同时，如果爱国者制度有害，例如其他被转移到乌克兰的样本<text:a xlink:type="simple" xlink:href="https://www.ukrinform.ua/tag-zbroa" text:style-name="Internet_20_link" text:visited-style-name="Visited_20_Internet_20_Link">
</text:a>
，例如榴弹炮M777和乌克兰人将无法修复土地所有者，美国“肯定会有所帮助”。</text:p>
      <text:p text:style-name="P4">
<text:span text:style-name="T4">
另请阅读：</text:span>
 <text:a xlink:type="simple" xlink:href="https://www.ukrinform.ua/rubric-ato/3708555-cnn-stali-vidomi-podrobici-zbitta-kindzala-rosia-namagalasa-znisiti-patriot.html" text:style-name="Internet_20_link" text:visited-style-name="Visited_20_Internet_20_Link">
<text:span text:style-name="T4">
爱国者</text:span>
</text:a>
如报道<text:a xlink:type="simple" xlink:href="https://www.ukrinform.ua/rubric-ato/3709737-sipi-ppo-vnoci-znisili-usi-18-rosijskih-raket-sered-nih-sist-kinzaliv.html" text:style-name="Internet_20_link" text:visited-style-name="Visited_20_Internet_20_Link">
</text:a>
在对手的当晚，俄罗斯入侵者从北部的北部Taspus目的地袭击了乌克兰，该目的地是18种不同类型的空气，海洋坦克基地的火箭。</text:p>
      <text:p text:style-name="P4">
News Source: <text:a xlink:type="simple" xlink:href="https://www.ukrinform.ua/rubric-ato/3710181-bilij-dim-ne-pidtverdiv-povidomlenna-pro-poskodzenna-patriot-v-ukraini.html" text:style-name="Internet_20_link" text:visited-style-name="Visited_20_Internet_20_Link">
https://www.ukrinform.ua/rubric-ato/3710181-bilij-dim-ne-pidtverdiv-povidomlenna-pro-poskodzenna-patriot-v-ukraini.html</text:a>
</text:p>
      <!--NEWS-->
      <text:h text:style-name="P10" text:outline-level="1">
<text:span text:style-name="T4">
凯瑟琳·丹内夫（Catherine Denev）在戛纳电影节开幕式上读了一首诗</text:span>
</text:h>
      <text:p text:style-name="P4">
作者: Ukrinform (Person)</text:p>
      <text:p text:style-name="P4">
出版商: Укринформ (Organization)</text:p>
      <text:p text:style-name="P4">
出版时间: 2023-05-16T22:18:12+03:00</text:p>
      <text:p text:style-name="P4">
修改时间: 2023-05-16T22:18:12+03:00</text:p>
      <text:p text:style-name="P4">
描述: 法国电影演员凯瑟琳·丹内夫（Catherine Denev）在第76届国际戛纳电影节开幕典礼上读了莱斯娅·乌克兰卡（Lesya Ukrainka）的诗《希望》。  - 乌克林。</text:p>
      <text:p text:style-name="P4">
图片: ["<text:a xlink:type="simple" xlink:href="https://static.ukrinform.com/photos/2018_01/thumb_files/630_360_1515580644-9274.jpg" text:style-name="Internet_20_link" text:visited-style-name="Visited_20_Internet_20_Link">
630_360_15155...</text:a>
"]</text:p>
      <text:p text:style-name="P4">
标签: ['Актриса', 'Франція', 'Каннський кінофестиваль', 'Україна', 'Леся Українка']</text:p>
      <text:p text:style-name="P4">
类型: Article</text:p>
      <!--METADATA-->
      <text:p text:style-name="P4">
<draw:frame draw:style-name="fr1" draw:name="Image192" text:anchor-type="as-char" svg:width="6.9236in" svg:height="3.956343in" draw:z-index="0">
<draw:image xlink:href="../Images/yкринформ/2023-05-16T22-18-12-03-00/630_360_1515580644-9274.jpg" xlink:type="simple" xlink:show="embed" xlink:actuate="onLoad" draw:mime-type="image/jpeg"/>
</draw:frame>
法国电影演员凯瑟琳·丹内夫(Catherine Denev)在第76届国际戛纳电影节开幕典礼上读了莱斯娅·乌克兰卡(Lesya Ukrainka)的诗《希望》。</text:p>
      <text:p text:style-name="P4">
正如乌克林福姆报道的那样，他在[]中报道(https://t.me/ermaka2022/2690)OP负责人Andriy Yermak。</text:p>
      <text:p text:style-name="Quotations">

<text:p text:style-name="P4">
凯瑟琳·德努夫(Catherine Deneuve)支持乌克兰🇺🇦<text:a xlink:type="simple" xlink:href="https://t.co/F8q2nhdJMZ" text:style-name="Internet_20_link" text:visited-style-name="Visited_20_Internet_20_Link">
</text:a>
&gt;
&gt;
  - ᴀᴍɪɪ(@merylmarylue) <text:a xlink:type="simple" xlink:href="https://twitter.com/merylmarylue/status/1658540445239234561" text:style-name="Internet_20_link" text:visited-style-name="Visited_20_Internet_20_Link">
&gt;
 </text:a>
“在第76国际(https://www.ukrinform.ua/tag-kannskij-kinofestival)无与伦比的凯瑟琳·德内夫(Catherine Denev)支持乌克兰。 电影演员在开幕式上读了莱斯兰卡“希望”的诗。 电影界支持奥维德国家。 我们非常感谢团结。”耶尔马克说。</text:p>

</text:p>
      <text:p text:style-name="P4">
据报道，今年戛纳电影节将于16至27日举行。 打开了他的历史剧《最爱》(珍妮·杜·巴里(Jeanne du Barry))，约翰尼·德普(Johnny Depp)扮演的头部角色之一。</text:p>
      <text:p text:style-name="P4">
<text:span text:style-name="T4">
另请阅读：</text:span>
 <text:a xlink:type="simple" xlink:href="https://www.ukrinform.ua/rubric-culture/3705677-u-kannah-pokazut-3dkinematograficnu-vistavku-pro-zahoplenna-rosianami-kiivsini.html" text:style-name="Internet_20_link" text:visited-style-name="Visited_20_Internet_20_Link">
</text:a>
同样在戛纳电影节上进行<text:a xlink:type="simple" xlink:href="https://www.ukrinform.ua/rubric-culture/3701247-svitova-premera-polskoukrainskoi-korotkometrazki-ak-ce-bulo-vidbudetsa-u-kannah.html" text:style-name="Internet_20_link" text:visited-style-name="Visited_20_Internet_20_Link">
</text:a>
 <text:a xlink:type="simple" xlink:href="https://www.ukrinform.ua/rubric-culture/3701247-svitova-premera-polskoukrainskoi-korotkometrazki-ak-ce-bulo-vidbudetsa-u-kannah.html" text:style-name="Internet_20_link" text:visited-style-name="Visited_20_Internet_20_Link">
 </text:a>
简短的波兰 - 乌克兰戏剧“原来”。  照片：盖蒂图像</text:p>
      <text:p text:style-name="P4">
News Source: <text:a xlink:type="simple" xlink:href="https://www.ukrinform.ua/rubric-culture/3710183-katrin-denev-na-vidkritti-kannskogo-kinofestivalu-zacitala-virs-lesi-ukrainki.html" text:style-name="Internet_20_link" text:visited-style-name="Visited_20_Internet_20_Link">
https://www.ukrinform.ua/rubric-culture/3710183-katrin-denev-na-vidkritti-kannskogo-kinofestivalu-zacitala-virs-lesi-ukrainki.html</text:a>
</text:p>
      <!--NEWS-->
      <text:h text:style-name="P10" text:outline-level="1">
<text:span text:style-name="T4">
敌人一天中20次在Sumy地区开火-112“到达”</text:span>
</text:h>
      <text:p text:style-name="P4">
作者: Ukrinform (Person)</text:p>
      <text:p text:style-name="P4">
出版商: Укринформ (Organization)</text:p>
      <text:p text:style-name="P4">
出版时间: 2023-05-16T22:25:00+03:00</text:p>
      <text:p text:style-name="P4">
修改时间: 2023-05-16T22:25:00+03:00</text:p>
      <text:p text:style-name="P4">
描述: 5月16日，俄罗斯联邦的军队对苏米地区边界进行了20次炮击，记录了112起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193" text:anchor-type="as-char" svg:width="6.9236in" svg:height="3.956343in" draw:z-index="0">
<draw:image xlink:href="../Images/yкринформ/2023-05-16T22-25-00-03-00/630_360_1669987737-966.jpg" xlink:type="simple" xlink:show="embed" xlink:actuate="onLoad" draw:mime-type="image/jpeg"/>
</draw:frame>
5月16日，陆军联合会在5月16日进行了20次边境炮击，记录了112起爆炸。</text:p>
      <text:p text:style-name="P4">
根据乌克林福姆的说法，苏米地区军事行政部门报告了<text:a xlink:type="simple" xlink:href="https://t.me/Sumy_news_ODA/16200" text:style-name="Internet_20_link" text:visited-style-name="Visited_20_Internet_20_Link">
</text:a>
.</text:p>
      <text:p text:style-name="P4">
“Протягом дня росіяни здійснили 20 <text:a xlink:type="simple" xlink:href="https://www.ukrinform.ua/tag-obstril" text:style-name="Internet_20_link" text:visited-style-name="Visited_20_Internet_20_Link">
 </text:a>
边界。 记录了112次爆炸。 炮击受到Belopilsk，Miropilsk，Yunakovskaya，Khotinskaya，Novoslobidskaya，Seredi -Buda，Velikopisariv社区的折磨。”</text:p>
      <text:p text:style-name="P4">
在Miropil社区，俄罗斯人在无人机的帮助下放下了弹药，并记录了四次爆炸。 另外，敌人从迫击炮中击败了 -  11次爆炸。 此外，侵略者向炮兵社区开火，释放了五个炮弹。电梯，农业企业的车库，私人房屋遭到损害。 一名平民受伤。</text:p>
      <text:p text:style-name="P4">
在Belopil社区，敌人击败了迫击炮，释放了33台矿山。 除炮击外，私人住宅建筑物还损坏了。 此外，侵略者还安排了一个自动手榴弹发射器的社区，塔蒂尔(Tartillery)发生了三场爆炸-8爆炸。</text:p>
      <text:p text:style-name="P4">
年轻的社区被迫击炮的俄罗斯人解雇，记录了四次爆炸。</text:p>
      <text:p text:style-name="P4">
中和票房的社区被炮兵从炮兵发射，记录了14个毯子。</text:p>
      <text:p text:style-name="P4">
五个矿山落入了霍本社区的领土。</text:p>
      <text:p text:style-name="P4">
<text:span text:style-name="T4">
另请阅读：</text:span>
 <text:a xlink:type="simple" xlink:href="https://www.ukrinform.ua/rubric-ato/3710147-vorog-obstrilav-nikopolskij-rajon-e-rujnuvanna.html" text:style-name="Internet_20_link" text:visited-style-name="Visited_20_Internet_20_Link">
<text:span text:style-name="T4">
射击</text:span>
</text:a>
侵略者从一辆手榴弹发射器中解雇了祖父母社区，录制了12个毯子和炮兵，释放了12壳。</text:p>
      <text:p text:style-name="P4">
Novoslobid社区俄罗斯人从迫击炮射击，记录了一次爆炸。</text:p>
      <text:p text:style-name="P4">
据乌克林福姆报道，5月15日，俄罗斯军队用各种类型的武器袭击了Sumy地区的边境社区。</text:p>
      <text:p text:style-name="P4">
News Source: <text:a xlink:type="simple" xlink:href="https://www.ukrinform.ua/rubric-ato/3710184-vorog-za-dobu-20-raziv-obstrilav-prikordonna-sumsini-112-prilotiv.html" text:style-name="Internet_20_link" text:visited-style-name="Visited_20_Internet_20_Link">
https://www.ukrinform.ua/rubric-ato/3710184-vorog-za-dobu-20-raziv-obstrilav-prikordonna-sumsini-112-prilotiv.html</text:a>
</text:p>
      <!--NEWS-->
      <text:h text:style-name="P10" text:outline-level="1">
<text:span text:style-name="T4">
英国和荷兰将共同努力，为乌克兰建立一组战斗机联盟</text:span>
</text:h>
      <text:p text:style-name="P4">
作者: Ukrinform (Person)</text:p>
      <text:p text:style-name="P4">
出版商: Укринформ (Organization)</text:p>
      <text:p text:style-name="P4">
出版时间: 2023-05-16T22:29:00+03:00</text:p>
      <text:p text:style-name="P4">
修改时间: 2023-05-16T22:29:00+03:00</text:p>
      <text:p text:style-name="P4">
描述: 英国总理里莎·斯纳克（Risha Snak）和荷兰总理马克·鲁特（Mark Rutte）将致力于为乌克兰建立国际战斗机的联盟。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Британія', 'Нідерланди', 'Саміт', 'Рада Європи', 'Винищувач', 'Війна з Росією']</text:p>
      <text:p text:style-name="P4">
类型: Article</text:p>
      <!--METADATA-->
      <text:p text:style-name="P4">
<draw:frame draw:style-name="fr1" draw:name="Image194" text:anchor-type="as-char" svg:width="6.9236in" svg:height="3.956343in" draw:z-index="0">
<draw:image xlink:href="../Images/yкринформ/2023-05-16T22-29-00-03-00/630_360_1446829545-6581-foto-wikipediaorg.jpg" xlink:type="simple" xlink:show="embed" xlink:actuate="onLoad" draw:mime-type="image/jpeg"/>
</draw:frame>
英国总理里莎·斯纳克(Risha Snak)和荷兰总理马克·鲁特(Mark Rutte)将努力为乌克兰建立国际战斗机的平衡。</text:p>
      <text:p text:style-name="P4">
他们在欧洲理事会峰会上的会议上强调了这一点，并以[]撰写。(https://t.me/ermaka2022/2691?fbclid=IwAR2M215Ku0iboeRCYaMi9ptErrW7HDeNTV6Q2k0LedvPBju2z3HSK9Yh73g)乌克林福姆报道，总统办公室主管Andriy Yermak。</text:p>
      <text:p text:style-name="P4">
“我们需要 <text:a xlink:type="simple" xlink:href="https://www.ukrinform.ua/tag-vinisuvac" text:style-name="Internet_20_link" text:visited-style-name="Visited_20_Internet_20_Link">
</text:a>
并感谢盟友朝这个方向工作，包括对我们的飞行员进行培训。特别是准备教比利时证实，” Yermak强调。</text:p>
      <text:p text:style-name="P4">
英国总理还再次强调乌克兰在北约。</text:p>
      <text:p text:style-name="P4">
<text:span text:style-name="T4">
另请阅读：</text:span>
 <text:a xlink:type="simple" xlink:href="https://www.ukrinform.ua/rubric-ato/3709814-ukraina-hoce-otrimati-vid-souznikiv-4050-vinisuvaciv-f16-radnik-reznikova.html" text:style-name="Internet_20_link" text:visited-style-name="Visited_20_Internet_20_Link">
<text:span text:style-name="T4">
战斗机</text:span>
</text:a>
英国和荷兰的领导人同意为乌克兰提供长期安全支持的重要性。</text:p>
      <text:p text:style-name="P4">
从乌克林福姆(Ukrinform(https://www.ukrinform.ua/rubric-ato/3707970-polsa-peredala-ukraini-vze-14-litakiv-mig29-i-ponad-300-tankiv.html)14 Mig-29 I325战斗机。</text:p>
      <text:p text:style-name="P4">
News Source: <text:a xlink:type="simple" xlink:href="https://www.ukrinform.ua/rubric-ato/3710188-britania-i-niderlandi-spilno-pracuvatimut-nad-stvorennam-koalicii-vinisuvaciv-dla-ukraini.html" text:style-name="Internet_20_link" text:visited-style-name="Visited_20_Internet_20_Link">
https://www.ukrinform.ua/rubric-ato/3710188-britania-i-niderlandi-spilno-pracuvatimut-nad-stvorennam-koalicii-vinisuvaciv-dla-ukraini.html</text:a>
</text:p>
      <!--NEWS-->
      <text:h text:style-name="P10" text:outline-level="1">
<text:span text:style-name="T4">
国务院称美国大使馆毫无根据的拘留探索</text:span>
</text:h>
      <text:p text:style-name="P4">
作者: Ukrinform (Person)</text:p>
      <text:p text:style-name="P4">
出版商: Укринформ (Organization)</text:p>
      <text:p text:style-name="P4">
出版时间: 2023-05-16T22:31:00+03:00</text:p>
      <text:p text:style-name="P4">
修改时间: 2023-05-16T22:31:00+03:00</text:p>
      <text:p text:style-name="P4">
描述: 华盛顿官员谴责了前美国外交部罗伯特·肖夫（Robert Shov）对俄罗斯FSB的拘留，称针对他的指控毫无根据。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Посольство', 'США', 'Держдеп', 'Затримання']</text:p>
      <text:p text:style-name="P4">
类型: Article</text:p>
      <!--METADATA-->
      <text:p text:style-name="P4">
<draw:frame draw:style-name="fr1" draw:name="Image195" text:anchor-type="as-char" svg:width="6.9236in" svg:height="3.956343in" draw:z-index="0">
<draw:image xlink:href="../Images/yкринформ/2023-05-16T22-31-00-03-00/630_360_1666031974-150.jpg" xlink:type="simple" xlink:show="embed" xlink:actuate="onLoad" draw:mime-type="image/jpeg"/>
</draw:frame>
瓦辛顿官方谴责了美国在俄罗斯罗伯特·肖夫(Robert Shov)的美国皮派宣教的前雇员拘留俄罗斯FSB，称针对他的指控毫无根据。</text:p>
      <text:p text:style-name="P4">
乌克利福德通讯员报告说，这是在美国副地区政府韦特特·帕特尔(Vedant Patel)在华盛顿举行的周二举行的。</text:p>
      <text:p text:style-name="P4">
“我们强烈谴责有关[]的信息(https://www.ukrinform.ua/tag-arest)罗伯特·肖诺夫(Robert Shonov)，俄罗斯的前美国宣教雇员。 这些指控在肖诺夫先生面前绝对没有根据。”国务院发言人说。</text:p>
      <text:p text:style-name="P4">
他告知，在美国总领事馆的工作中，他专注于新闻界和公众。 他在那里工作了25年以上。</text:p>
      <text:p text:style-name="P4">
根据国务院代表的说法，Schova是俄罗斯公民。 之后，由于迫使美国文凭被释放所有当地员工，因此一家公司聘请了一家公司，该公司缔结了向瓦斯科夫大使馆提供服务的合同。 帕特尔说：“这是严格按照俄罗斯法律和统治者进行的。”</text:p>
      <text:p text:style-name="P4">
他还指出，由于俄罗斯公民身份，美国不可能与他访问或交流。</text:p>
      <text:p text:style-name="P4">
<text:span text:style-name="T4">
另请阅读：</text:span>
 <text:a xlink:type="simple" xlink:href="https://www.ukrinform.ua/rubric-world/3678113-u-rosii-siloviki-zatrimali-zinku-cerez-finansovu-dopomogu-zsu.html" text:style-name="Internet_20_link" text:visited-style-name="Visited_20_Internet_20_Link">
</text:a>
如报道<text:a xlink:type="simple" xlink:href="https://www.ukrinform.ua/rubric-world/3709921-u-rosii-zatrimali-kolisnogo-spivrobitnika-posolstva-ssa.html" text:style-name="Internet_20_link" text:visited-style-name="Visited_20_Internet_20_Link">
</text:a>
，FSB指责Lavorobirt Shonov“与外国的机密基础合作”。 早在三月份，法院就被逮捕了六农，现在FSBM调查人员向莫斯科勒福夫斯基法院请愿，继续以三个月的时间逮捕。</text:p>
      <text:p text:style-name="P4">
俄罗斯的“ Mediazon”认为，圣彼得堡艺术家Danylo Kinari的案件可以加强对SHOV的刑事迫害，该案件涉嫌与乌克兰的假设。</text:p>
      <text:p text:style-name="P4">
News Source: <text:a xlink:type="simple" xlink:href="https://www.ukrinform.ua/rubric-world/3710185-derzdep-nazvav-bezpidstavnim-zatrimanna-eksspivrobitnika-posolstva-ssa-v-rosii.html" text:style-name="Internet_20_link" text:visited-style-name="Visited_20_Internet_20_Link">
https://www.ukrinform.ua/rubric-world/3710185-derzdep-nazvav-bezpidstavnim-zatrimanna-eksspivrobitnika-posolstva-ssa-v-rosii.html</text:a>
</text:p>
      <!--NEWS-->
      <text:h text:style-name="P10" text:outline-level="1">
<text:span text:style-name="T4">
Zelensky：与合作伙伴一起，我们将使乌克兰对恐怖的保护尽可能强大</text:span>
</text:h>
      <text:p text:style-name="P4">
作者: Ukrinform (Person)</text:p>
      <text:p text:style-name="P4">
出版商: Укринформ (Organization)</text:p>
      <text:p text:style-name="P4">
出版时间: 2023-05-16T22:34:00+03:00</text:p>
      <text:p text:style-name="P4">
修改时间: 2023-05-16T22:34:00+03:00</text:p>
      <text:p text:style-name="P4">
描述: 我们与乌克兰的合作伙伴一起将使防止恐怖措施尽可能强大。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еленський', 'Війна з Росією', '#stoprussia', 'Patriot ', 'ППО']</text:p>
      <text:p text:style-name="P4">
类型: Article</text:p>
      <!--METADATA-->
      <text:p text:style-name="P4">
<draw:frame draw:style-name="fr1" draw:name="Image196" text:anchor-type="as-char" svg:width="6.9236in" svg:height="3.956343in" draw:z-index="0">
<draw:image xlink:href="../Images/yкринформ/2023-05-16T22-34-00-03-00/630_360_1682451261-591.jpeg" xlink:type="simple" xlink:show="embed" xlink:actuate="onLoad" draw:mime-type="image/jpeg"/>
</draw:frame>
我们与乌克兰的合作伙伴在一起是一天 - 我们将尽可能强烈地保护恐怖。</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12" text:style-name="Internet_20_link" text:visited-style-name="Visited_20_Internet_20_Link">
</text:a>
</text:span>
</text:p>
      <text:p text:style-name="P4">
<text:span text:style-name="T4">
 <text:span text:style-name="T5">
我希望健康，亲爱的乌克兰人!</text:span>
 </text:span>
</text:p>
      <text:p text:style-name="P4">
首先，我要感谢我们天空的所有捍卫者和捍卫者。 谢谢英雄!</text:p>
      <text:p text:style-name="P4">
十八枚火箭中有18枚被击落。 这就是为什么我们不断地靠期望，这将带来更多机会，爱国者，艾里斯 -  T，crotale，霍克，纳萨姆斯。 一次又一次地感谢我们世界上所有的合作伙伴，他们通过相关的天空保护系统为州提供了帮助!</text:p>
      <text:p text:style-name="P4">
昨天，我们在英国与总理瑞希(Rishi)同意，我们将在战斗人员培训，飞机和结果联盟中工作。这一天得到了法国总统马克龙先生的支持，今天的荷兰panpermier-Minister Mark Rutte支持了这一天。 联盟的良好开始!谢谢你们!</text:p>
      <text:p text:style-name="P4">
但是，重要的是要说另一件事。 我们还必须记住瓦拉克武器为乌克兰做出的努力。 多少时间，精力，论据，会议，信息工作使我们能够构建这样的系统<text:a xlink:type="simple" xlink:href="https://www.ukrinform.ua/tag-ppo" text:style-name="Internet_20_link" text:visited-style-name="Visited_20_Internet_20_Link">
</text:a>
。 这是一项巨大的工作……我感谢参与其中的每个人!在各个级别。 日复一日，一个月，我们的团队为了保护天空而建立。 一旦他们花了爱国者，据称是不现实的。 现在他们是爱国者。</text:p>
      <text:p text:style-name="P4">
这并不是我们将为乌克兰提供的全部!我们与乌克兰的合作伙伴一起将使防止恐怖措施尽可能强大。</text:p>
      <text:p text:style-name="P4">
今天，自早晨以来，从商务旅行回来后的第一个问题。 有报道说，委员会司令，委员会负责人，负责国防情报的官员。</text:p>
      <text:p text:style-name="P4">
Sirsky将军的报告是关于Bakhmut Napryamka局势的非常重要的报告。 我感谢我们那里的所有士兵，每个士兵，中士，军官，他们朝这个方向做超人的事情。 做得好!</text:p>
      <text:p text:style-name="P4">
尤其是我想提及第57步兵旅的第5个单独的突击旅，伞兵“ 80”和士兵。 您的勇气，决心和在摧毁敌人方面的成功非常重要!谢谢!他参加了今天工作的欧洲理事会峰会的工作。 欧洲的所有自由欧洲国家，我们欧洲的强大领导人...感谢您的支持，并敦促共同行动并继续100％，他们将受到保护 - 所有乌克兰，乌克兰，整个欧洲，所有自由世界 -  100％。 没有恐怖分子，没有恐怖分子枪，也没有恐怖分子勒索的勒索是无辜的威胁自由!</text:p>
      <text:p text:style-name="P4">
他今天举行了几次有关国际活动的会议 - 我们为勇士竭尽所能，更多的机会以更接近的胜利来结束这场战争。</text:p>
      <text:p text:style-name="P4">
我们为乌克兰准备新闻!</text:p>
      <text:p text:style-name="P4">
荣耀我们每个战士!</text:p>
      <text:p text:style-name="P4">
荣耀归功于任何帮助的人!</text:p>
      <text:p text:style-name="P4">
<text:span text:style-name="T4">
 <text:span text:style-name="T5">
荣耀与乌克兰!</text:span>
 </text:span>
</text:p>
      <text:p text:style-name="P4">
News Source: <text:a xlink:type="simple" xlink:href="https://www.ukrinform.ua/rubric-ato/3710191-zelenskij-razom-iz-partnerami-zrobimo-zahist-ukraini-vid-teroru-maksimalno-micnim.html" text:style-name="Internet_20_link" text:visited-style-name="Visited_20_Internet_20_Link">
https://www.ukrinform.ua/rubric-ato/3710191-zelenskij-razom-iz-partnerami-zrobimo-zahist-ukraini-vid-teroru-maksimalno-micnim.html</text:a>
</text:p>
      <!--NEWS-->
      <text:h text:style-name="P10" text:outline-level="1">
<text:span text:style-name="T4">
索尔茨：与俄罗斯的战争不会以普京帝国主义的胜利结束</text:span>
</text:h>
      <text:p text:style-name="P4">
作者: Ukrinform (Person)</text:p>
      <text:p text:style-name="P4">
出版商: Укринформ (Organization)</text:p>
      <text:p text:style-name="P4">
出版时间: 2023-05-16T22:38:00+03:00</text:p>
      <text:p text:style-name="P4">
修改时间: 2023-05-16T22:38:00+03:00</text:p>
      <text:p text:style-name="P4">
描述: 俄罗斯以和平欧洲秩序对乌克兰的战争不会以普京的胜利结束。  - 乌克林。</text:p>
      <text:p text:style-name="P4">
图片: ["<text:a xlink:type="simple" xlink:href="https://static.ukrinform.com/photos/2022_12/thumb_files/630_360_1669912793-372.jpg" text:style-name="Internet_20_link" text:visited-style-name="Visited_20_Internet_20_Link">
630_360_16699...</text:a>
"]</text:p>
      <text:p text:style-name="P4">
标签: ['Путін', 'Рада Європи', 'Шольц', 'Війна з Росією']</text:p>
      <text:p text:style-name="P4">
类型: Article</text:p>
      <!--METADATA-->
      <text:p text:style-name="P4">
<draw:frame draw:style-name="fr1" draw:name="Image197" text:anchor-type="as-char" svg:width="6.9236in" svg:height="3.956343in" draw:z-index="0">
<draw:image xlink:href="../Images/yкринформ/2023-05-16T22-38-00-03-00/630_360_1669912793-372.jpg" xlink:type="simple" xlink:show="embed" xlink:actuate="onLoad" draw:mime-type="image/jpeg"/>
</draw:frame>
俄罗斯人以和平的欧洲命令对乌克兰的命令不会与普京的同胞结束。</text:p>
      <text:p text:style-name="P4">
乌克林福称通讯员的报道，德国总理奥拉夫·舒尔茨(Olaf Scholtz)在雷克雅未克的欧洲萨莫蒂拉德(Samotirad)的讲话中表达了这种信念。</text:p>
      <text:p text:style-name="P4">
“有一天俄罗斯人<text:a xlink:type="simple" xlink:href="https://www.ukrinform.ua/tag-vijna" text:style-name="Internet_20_link" text:visited-style-name="Visited_20_Internet_20_Link">
</text:a>
它将结束。一件事是，它不会以普京帝国主义的胜利结束。 我们将支持乌克兰，直到达到正义为止。” Scholt说。</text:p>
      <text:p text:style-name="P4">
欧洲必须摆脱俄罗斯对反欧洲和平秩序的侵略的主要教训之一是“需要支持乌克兰的民主欧洲道路：保护俄罗斯侵略，加强法律机构，重建，“大臣”说。</text:p>
      <text:p text:style-name="P4">
他指出，CE对于将占领者，俄罗斯军事工人和建立一种机制建立来收回俄罗斯联邦造成的令人难以置信的损害赔偿机制很重要，并启动了损失登记册。 这些问题是当前峰会的核心任务之一。 Scholz还强调了欧洲委员会可以扮演的角色，特别是威尼斯委员会的专家意见，在收购乌克兰和其他是欧盟候选人的国家中的作用。</text:p>
      <text:p text:style-name="P4">
总理说，当欧洲理事会于1949年组织时，第二世界纳粹德国的记忆仍然是新鲜的，欧洲人民已经落后了，暴力崇拜已经落后。 据他说，这个机构的创始人试图防止重复这种坦率的暴力，以确保所有权利和义务平等。</text:p>
      <text:p text:style-name="P4">
<text:span text:style-name="T4">
另请阅读：</text:span>
 <text:a xlink:type="simple" xlink:href="https://www.ukrinform.ua/rubric-polytics/3709154-ukraina-moze-rozrahovuvati-na-pidtrimku-evropi-solc.html" text:style-name="Internet_20_link" text:visited-style-name="Visited_20_Internet_20_Link">
<text:span text:style-name="T4">
 sholc </text:span>
</text:a>
总理强调，法律，民主，人权保护和和平共存与总理有关。 这位德国领导人指出，他的家园，国家社会主义当局给欧洲造成了难以忍受的苦难，但战争之所以可能，是因为他们试图摧毁民主，即在德国激发仇恨的人权。</text:p>
      <text:p text:style-name="P4">
此后，Scholz于2月24日移居乌克兰，占领其领土并于2月24日用武力移动边界。这是CE 18年的首次峰会。 它的主要话题是乌克兰。 乌克兰沃迪米尔·泽伦斯基(Ukraine Volodymyr Zelensky)总裁以视频约束力的参与者结束。</text:p>
      <text:p text:style-name="P4">
News Source: <text:a xlink:type="simple" xlink:href="https://www.ukrinform.ua/rubric-polytics/3710186-solc-vijna-z-rosieu-ne-zaversitsa-peremogou-putinskogo-imperializmu.html" text:style-name="Internet_20_link" text:visited-style-name="Visited_20_Internet_20_Link">
https://www.ukrinform.ua/rubric-polytics/3710186-solc-vijna-z-rosieu-ne-zaversitsa-peremogou-putinskogo-imperializmu.html</text:a>
</text:p>
      <!--NEWS-->
      <text:h text:style-name="P10" text:outline-level="1">
<text:span text:style-name="T4">
在Bakhmut的战斗中，喀尔巴阡山脉NPP Andriy Tomashchuk的自然保护大师被杀</text:span>
</text:h>
      <text:p text:style-name="P4">
作者: Ukrinform (Person)</text:p>
      <text:p text:style-name="P4">
出版商: Укринформ (Organization)</text:p>
      <text:p text:style-name="P4">
出版时间: 2023-05-16T22:42:00+03:00</text:p>
      <text:p text:style-name="P4">
修改时间: 2023-05-16T22:42:00+03:00</text:p>
      <text:p text:style-name="P4">
描述: 在巴赫穆特（Bakhmut）的战斗中，自然保护的大师保护了Hoverlana自然保护研究部的喀尔巴阡山脉NPP Andriy Tomashchuk，他担任机关枪手，被杀。  - 乌克林。</text:p>
      <text:p text:style-name="P4">
图片: ["<text:a xlink:type="simple" xlink:href="https://static.ukrinform.com/photos/2021_04/thumb_files/630_360_1617451171-445.jpg" text:style-name="Internet_20_link" text:visited-style-name="Visited_20_Internet_20_Link">
630_360_16174...</text:a>
", "<text:a xlink:type="simple" xlink:href="https://static.ukrinform.com/photos/2023_05/1684266031-509.jpg" text:style-name="Internet_20_link" text:visited-style-name="Visited_20_Internet_20_Link">
1684266031-50...</text:a>
"]</text:p>
      <text:p text:style-name="P4">
标签: ['Бахмут', 'Загибель', 'Війна з Росією']</text:p>
      <text:p text:style-name="P4">
类型: Article</text:p>
      <!--METADATA-->
      <text:p text:style-name="P4">
<draw:frame draw:style-name="fr1" draw:name="Image198" text:anchor-type="as-char" svg:width="6.9236in" svg:height="3.956343in" draw:z-index="0">
<draw:image xlink:href="../Images/yкринформ/2023-05-16T22-42-00-03-00/630_360_1617451171-445.jpg" xlink:type="simple" xlink:show="embed" xlink:actuate="onLoad" draw:mime-type="image/jpeg"/>
</draw:frame>
在战斗中，Zabakhmut被Hoverlansky Nature Conservation and Research Department的自然保护大师杀害，喀尔巴阡山脉NPP Andriy Tomashchuk是一名服务农业人员。</text:p>
      <text:p text:style-name="P4">
关于<text:a xlink:type="simple" xlink:href="https://www.facebook.com/CarpathianNNP/posts/pfbid02TdpSW5PJr15vA9RZXDjemV6cVgPf12mnaSNi1jxhSVBE5EcAm2usVWs99iXaTrtYl" text:style-name="Internet_20_link" text:visited-style-name="Visited_20_Internet_20_Link">
</text:a>
乌克林福姆报道说，喀尔巴阡国家自然公园报告说。</text:p>
      <text:p text:style-name="P4">
“在与俄罗斯占用者的战斗中，32岁的安德里·托马什丘克(Andriy Tomashchuk)的生活，他是一位自然保护部的大师，对Hoverlansky自然保护研究部门的生平。 安德鲁(Andrew)担任机关枪手和<text:a xlink:type="simple" xlink:href="https://www.ukrinform.ua/tag-zagibel" text:style-name="Internet_20_link" text:visited-style-name="Visited_20_Internet_20_Link">
</text:a>
在巴赫穆特(Bakhmut)的英雄堡垒中，直到他的职业和道德责任结束。”</text:p>
      <text:p text:style-name="P4">
<draw:frame draw:style-name="fr1" draw:name="Image199" text:anchor-type="as-char" svg:width="6.9236in" svg:height="9.697782in" draw:z-index="0">
<draw:image xlink:href="../Images/yкринформ/2023-05-16T22-42-00-03-00/1684266031-509.jpg" xlink:type="simple" xlink:show="embed" xlink:actuate="onLoad" draw:mime-type="image/jpeg"/>
</draw:frame>
据他们说，托马什丘克(Tomashchuk)与他的朋友们一起，是第一个在全面入侵的开始时捍卫乌克兰人的人。</text:p>
      <text:p text:style-name="P4">
喀尔巴阡山脉NPP的工作人员向父母，妻子，本地和亲密的英雄表示诚挚的慰问。</text:p>
      <text:p text:style-name="P4">
News Source: <text:a xlink:type="simple" xlink:href="https://www.ukrinform.ua/rubric-ato/3710187-u-boah-za-bahmut-zaginuv-majster-z-ohoroni-prirodi-karpatskogo-npp-andrij-tomasuk.html" text:style-name="Internet_20_link" text:visited-style-name="Visited_20_Internet_20_Link">
https://www.ukrinform.ua/rubric-ato/3710187-u-boah-za-bahmut-zaginuv-majster-z-ohoroni-prirodi-karpatskogo-npp-andrij-tomasuk.html</text:a>
</text:p>
      <!--NEWS-->
      <text:h text:style-name="P10" text:outline-level="1">
<text:span text:style-name="T4">
欧洲理事会峰会的Zelensky敦促行动100％的部队</text:span>
</text:h>
      <text:p text:style-name="P4">
作者: Ukrinform (Person)</text:p>
      <text:p text:style-name="P4">
出版商: Укринформ (Organization)</text:p>
      <text:p text:style-name="P4">
出版时间: 2023-05-16T22:49:00+03:00</text:p>
      <text:p text:style-name="P4">
修改时间: 2023-05-16T22:49:00+03:00</text:p>
      <text:p text:style-name="P4">
描述: 乌克兰总统呼吁100％的力量保护乌克兰，欧洲和欧洲的生活方式。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Саміт', 'Рада Європи', 'Зеленський', 'Війна з Росією']</text:p>
      <text:p text:style-name="P4">
类型: Article</text:p>
      <!--METADATA-->
      <text:p text:style-name="P4">
<draw:frame draw:style-name="fr1" draw:name="Image200" text:anchor-type="as-char" svg:width="6.9236in" svg:height="3.956343in" draw:z-index="0">
<draw:image xlink:href="../Images/yкринформ/2023-05-16T22-49-00-03-00/630_360_1682063024-559.jpeg" xlink:type="simple" xlink:show="embed" xlink:actuate="onLoad" draw:mime-type="image/jpeg"/>
</draw:frame>
乌克兰总统呼吁100％的力量保护乌克兰，欧洲，泰国欧洲的生活方式。</text:p>
      <text:p text:style-name="P4">
根据乌克林事物通讯员的说法，乌克兰国家负责人在雷克雅未克欧洲委员会峰会开幕式上宣布了视频剪辑。</text:p>
      <text:p text:style-name="P4">
“今天，早上三点钟，我们的人民从爆炸中醒来 - 我们的无聊者中有18枚俄罗斯导弹，尤其是弹道，这将由恐怖分子构成(https://www.ukrinform.ua/tag-rosia)她同时使用了弹道导弹，以及无人机使我们的航空拯救生命复杂化。 但是所有的生命都受到保护。 所有火箭都被击倒，包括弹道。 100％的。 这是一个历史结果，”  - 演讲开始时乌克兰领导人。</text:p>
      <text:p text:style-name="P4">
_video：op _</text:p>
      <text:p text:style-name="P4">
据他说，尽管俄罗斯试图“改善其残疾”，但乌克兰在合作伙伴的支持下，“努力改善对我们人民的保护”。 Zelensky说：“我感谢所有帮助我们改善防空的国家和领导人。我们共同展示了我们的100％的含义，以及自由世界的意义。”</text:p>
      <text:p text:style-name="P4">
他回忆说，一年前，乌克兰无法击倒大多数火箭发射器，尤其是弹道。 “现在我问自己：如果您能够做到这一点，当思想并决心保护生活时，我们将无法做些什么？答案是当我们团结一致时，我们将做一切乌克兰国家负责人强调，在任何领域中有100％在任何领域，如果我们有一个容器来保护我们的人民和欧洲。</text:p>
      <text:p text:style-name="P4">
随之而来的是，他指出，要在全国范围内进行乌克兰防空的工作还有很多事情要做。</text:p>
      <text:p text:style-name="P4">
“乌克兰领土很大，为了使防空结果成为今晚，它们成为全国各地的一项规则，我们需要空防防风和火箭系统。我们还需要更多的近期战斗机乌克兰总统说。</text:p>
      <text:p text:style-name="P4">
<text:span text:style-name="T4">
另请阅读：</text:span>
 <text:a xlink:type="simple" xlink:href="https://www.ukrinform.ua/rubric-ato/3709626-zelenskij-povertaemosa-dodomu-z-novimi-oboronnimi-paketami-ukraina-stae-silnisou.html" text:style-name="Internet_20_link" text:visited-style-name="Visited_20_Internet_20_Link">
<text:span text:style-name="T4">
 Zelensky </text:span>
</text:a>
</text:p>
      <text:p text:style-name="P4">
“ 100％应该是我们的基准，我们必须离开侵略者0％。武器和准备士兵的准备可以保证100％的国防行动。我感谢所有人，他们加强了我们的国防。100％的成功成功保证了诚实的诚实。在每个州...我们的公式和平的100％成功是通过外交来保证的，我感谢所有帮助我们团结世界的人实现和平的公式 - 唯一现实的和平计划。当然，正义的100％ 。因为没有正义，就会有稳定的和平。</text:p>
      <text:p text:style-name="P4">
在这种背景下，他感谢欧洲委员会和成员国的领导人决定建立由俄罗斯侵略造成的国际损失登记册。 总统补充说：“这将更接近建立一种全面的薪酬机制，这是一份报告，即侵略甚至不必考虑侵略性。”</text:p>
      <text:p text:style-name="P4">
<text:span text:style-name="T4">
另请阅读：</text:span>
 <text:a xlink:type="simple" xlink:href="https://www.ukrinform.ua/rubric-world/3710151-samit-radi-evropi-zoseredit-uvagu-na-vidpovidalnosti-rosii-za-zlocin-agresii-fon-der-laen.html" text:style-name="Internet_20_link" text:visited-style-name="Visited_20_Internet_20_Link">
</text:a>
他还表达了信心，即建立一个有关侵略犯罪的特别法庭的100％结果将得到实现。</text:p>
      <text:p text:style-name="P4">
“欧洲一直在等待领导人100％的领导者，并为保护欧洲和我们的共同价值观带来100％的结果。最后，我们现在正在取得的成就。我们是欧洲人100％我们的力量是保护我们的生活方式。让它成为我们内容的规则。”  - 总结乌克兰国家的负责人。</text:p>
      <text:p text:style-name="P4">
正如乌克林福姆报道的那样，在冰岛首都周二开始了为期两天的欧洲理事会成员国国家和政府峰会。 议程上的一种方法是创建<text:a xlink:type="simple" xlink:href="https://www.ukrinform.ua/rubric-vidbudova/3706858-na-samiti-v-rejkaviku-pidpisut-dogovir-akij-mae-zapustiti-miznarodnij-reestr-zbitkiv-minust.html" text:style-name="Internet_20_link" text:visited-style-name="Visited_20_Internet_20_Link">
</text:a>
，由俄罗斯对乌克兰的侵略造成。</text:p>
      <text:p text:style-name="P4">
_foto：op _</text:p>
      <text:p text:style-name="P4">
News Source: <text:a xlink:type="simple" xlink:href="https://www.ukrinform.ua/rubric-polytics/3710190-zelenskij-na-samiti-radi-evropi-zaklikav-diati-na-100-sil.html" text:style-name="Internet_20_link" text:visited-style-name="Visited_20_Internet_20_Link">
https://www.ukrinform.ua/rubric-polytics/3710190-zelenskij-na-samiti-radi-evropi-zaklikav-diati-na-100-sil.html</text:a>
</text:p>
      <!--NEWS-->
      <text:h text:style-name="P10" text:outline-level="1">
<text:span text:style-name="T4">
白宫对南非总统发表了评论，以结束乌克兰的战争</text:span>
</text:h>
      <text:p text:style-name="P4">
作者: Ukrinform (Person)</text:p>
      <text:p text:style-name="P4">
出版商: Укринформ (Organization)</text:p>
      <text:p text:style-name="P4">
出版时间: 2023-05-16T22:54:00+03:00</text:p>
      <text:p text:style-name="P4">
修改时间: 2023-05-16T22:54:00+03:00</text:p>
      <text:p text:style-name="P4">
描述: 美国并没有否认第三国结束俄罗斯对乌克兰联邦的任何和平提议，但必须完全同意乌克兰一方并根据《联合国宪章》一致。  - 乌克林。</text:p>
      <text:p text:style-name="P4">
图片: ["<text:a xlink:type="simple" xlink:href="https://static.ukrinform.com/photos/2016_05/thumb_files/630_360_1462312039-1410-dzon-kirbi.jpg" text:style-name="Internet_20_link" text:visited-style-name="Visited_20_Internet_20_Link">
630_360_14623...</text:a>
"]</text:p>
      <text:p text:style-name="P4">
标签: ['ПАР', 'Україна', 'Білий дім', 'Війна з Росією']</text:p>
      <text:p text:style-name="P4">
类型: Article</text:p>
      <!--METADATA-->
      <text:p text:style-name="P4">
<draw:frame draw:style-name="fr1" draw:name="Image201" text:anchor-type="as-char" svg:width="6.9236in" svg:height="3.956343in" draw:z-index="0">
<draw:image xlink:href="../Images/yкринформ/2023-05-16T22-54-00-03-00/630_360_1462312039-1410-dzon-kirbi.jpg" xlink:type="simple" xlink:show="embed" xlink:actuate="onLoad" draw:mime-type="image/jpeg"/>
</draw:frame>
美国并没有否认第三国结束俄罗斯对乌克兰联邦的任何和平提议，但这必须与乌克兰一方并根据联合国宪章一致。</text:p>
      <text:p text:style-name="P4">
因此，白宫国家安全委员会约翰·柯比(John Kirby)的协调员周二出版了南非总统的评论，报道了乌克林福姆自己的记者。</text:p>
      <text:p text:style-name="P4">
“我们将支持任何和平要约(至于[]的完成(https://www.ukrinform.ua/tag-vijna)乌克兰的俄罗斯联邦 - 编辑。)第三方，如果可以被认为是可靠的，可行的和稳定的。 为了使这三件事成为一个地方，应由Zelensky和乌克兰人民的总统提供支持。”白宫代表说。</text:p>
      <text:p text:style-name="P4">
同时，他强调有必要遵守“没有乌克兰”原则。 他说，此外，应根据《联合国宪章》(The Un Charter)以及Zelensky总统的饮酒以及他的提议从10分来传达此类建议。</text:p>
      <text:p text:style-name="P4">
<text:span text:style-name="T4">
另请阅读：</text:span>
 <text:a xlink:type="simple" xlink:href="https://www.ukrinform.ua/rubric-polytics/3705301-mirnij-plan-zelenskogo-ta-proekt-rezolucii-kongresu-ssa-okresluut-peremogu-ukraini-ekspert.html" text:style-name="Internet_20_link" text:visited-style-name="Visited_20_Internet_20_Link">
<text:span text:style-name="T4">
和平</text:span>
 <text:span text:style-name="T4">
计划</text:span>
</text:a>
如报道<text:a xlink:type="simple" xlink:href="https://www.ukrinform.ua/rubric-polytics/3710014-prezident-par-anonsuvav-mirotvorcu-misiu-sob-pripiniti-vijnu-rf-z-ukrainou.html" text:style-name="Internet_20_link" text:visited-style-name="Visited_20_Internet_20_Link">
</text:a>
，南非共和国总统(夫妻)Ramafos Siril周二登陆了非洲国家将提出一项和平倡议，以完成俄罗斯对乌克兰的完成。 Ramafos说，非洲国家元首的代表团计划访问莫斯科和基辅，目的是提出该计划。</text:p>
      <text:p text:style-name="P4">
News Source: <text:a xlink:type="simple" xlink:href="https://www.ukrinform.ua/rubric-polytics/3710192-bilij-dim-prokomentuvav-propozicii-prezidenta-par-sodo-pripinenna-vijni-v-ukraini.html" text:style-name="Internet_20_link" text:visited-style-name="Visited_20_Internet_20_Link">
https://www.ukrinform.ua/rubric-polytics/3710192-bilij-dim-prokomentuvav-propozicii-prezidenta-par-sodo-pripinenna-vijni-v-ukraini.html</text:a>
</text:p>
      <!--NEWS-->
      <text:h text:style-name="P10" text:outline-level="1">
<text:span text:style-name="T4">
乌克兰已同意合作伙伴就破坏赔偿机制的进一步步骤</text:span>
</text:h>
      <text:p text:style-name="P4">
作者: Ukrinform (Person)</text:p>
      <text:p text:style-name="P4">
出版商: Укринформ (Organization)</text:p>
      <text:p text:style-name="P4">
出版时间: 2023-05-16T22:56:00+03:00</text:p>
      <text:p text:style-name="P4">
修改时间: 2023-05-16T22:56:00+03:00</text:p>
      <text:p text:style-name="P4">
描述: 乌克兰已同意合作伙伴的真正步骤，以建立赔偿俄罗斯在乌克兰造成的破坏机制。  - 乌克林。</text:p>
      <text:p text:style-name="P4">
图片: ["<text:a xlink:type="simple" xlink:href="https://static.ukrinform.com/photos/2023_05/thumb_files/630_360_1684267633-181.jpg" text:style-name="Internet_20_link" text:visited-style-name="Visited_20_Internet_20_Link">
630_360_16842...</text:a>
"]</text:p>
      <text:p text:style-name="P4">
标签: ['Саміт', 'Воєнні злочини', 'Рада Європи', 'Шмигаль', 'Війна з Росією', '#stoprussia']</text:p>
      <text:p text:style-name="P4">
类型: Article</text:p>
      <!--METADATA-->
      <text:p text:style-name="P4">
<draw:frame draw:style-name="fr1" draw:name="Image202" text:anchor-type="as-char" svg:width="6.9236in" svg:height="3.956343in" draw:z-index="0">
<draw:image xlink:href="../Images/yкринформ/2023-05-16T22-56-00-03-00/630_360_1684267633-181.jpg" xlink:type="simple" xlink:show="embed" xlink:actuate="onLoad" draw:mime-type="image/jpeg"/>
</draw:frame>
乌克兰与合作伙伴是关于为俄罗斯在乌克兰造成的破坏机制的真正步骤。</text:p>
      <text:p text:style-name="P4">
他在<text:a xlink:type="simple" xlink:href="https://t.me/Denys_Smyhal/5225" text:style-name="Internet_20_link" text:visited-style-name="Visited_20_Internet_20_Link">
</text:a>
乌克林福姆报道，总理丹尼斯·施米加尔(Denis Schmigal)与政府一起参加了欧洲理事会峰会，该理事会于周二开始于周二Urakiavik。</text:p>
      <text:p text:style-name="P4">
_ <text:span text:style-name="T4">
 视频 </text:span>
： <text:a xlink:type="simple" xlink:href="https://t.me/Denys_Smyhal/5225" text:style-name="Internet_20_link" text:visited-style-name="Visited_20_Internet_20_Link">
</text:a>
_</text:p>
      <text:p text:style-name="P4">
“在欧洲理事会峰会上的一个重要问题是乌克兰犯罪的惩罚。他们同意合作伙伴在为俄罗斯在乌克兰造成的破坏赔偿的方向而采取的真实步骤的同意。”(https://www.ukrinform.ua/tag-smigal)。</text:p>
      <text:p text:style-name="P4">
<text:span text:style-name="T4">
另请阅读：</text:span>
 <text:a xlink:type="simple" xlink:href="https://www.ukrinform.ua/rubric-polytics/3710190-zelenskij-na-samiti-radi-evropi-zaklikav-diati-na-100-sil.html" text:style-name="Internet_20_link" text:visited-style-name="Visited_20_Internet_20_Link">
<text:span text:style-name="T4">
 rada </text:span>
 <text:span text:style-name="T4">
 </text:span>
欧洲**</text:a>
正如乌克林福姆报道的英国<text:a xlink:type="simple" xlink:href="https://www.ukrinform.ua/rubric-world/3710081-britania-priednaetsa-do-ugodi-pro-reestr-zbitkiv-vid-agresii-rf-na-samiti-u-rejkaviku.html" text:style-name="Internet_20_link" text:visited-style-name="Visited_20_Internet_20_Link">
</text:a>
在5月16日至17日在雷基亚维克举行的欧洲理事会峰会上，俄罗斯对乌克兰的侵略造成国际损失登记册。</text:p>
      <text:p text:style-name="P4">
News Source: <text:a xlink:type="simple" xlink:href="https://www.ukrinform.ua/rubric-polytics/3710197-ukraina-domovilasa-z-partnerami-pro-podalsi-kroki-sodo-mehanizmu-kompensacij-za-rujnuvanna.html" text:style-name="Internet_20_link" text:visited-style-name="Visited_20_Internet_20_Link">
https://www.ukrinform.ua/rubric-polytics/3710197-ukraina-domovilasa-z-partnerami-pro-podalsi-kroki-sodo-mehanizmu-kompensacij-za-rujnuvanna.html</text:a>
</text:p>
      <!--NEWS-->
      <text:h text:style-name="P10" text:outline-level="1">
<text:span text:style-name="T4">
总统指出了巴赫穆特和塔夫里伊斯克的方向的战斗机</text:span>
</text:h>
      <text:p text:style-name="P4">
作者: Ukrinform (Person)</text:p>
      <text:p text:style-name="P4">
出版商: Укринформ (Organization)</text:p>
      <text:p text:style-name="P4">
出版时间: 2023-05-16T23:02:00+03:00</text:p>
      <text:p text:style-name="P4">
修改时间: 2023-05-16T23:02:00+03:00</text:p>
      <text:p text:style-name="P4">
描述: 沃罗迪米尔总统Zelenskyy在Bakhmut和Tavriysk的指示中庆祝了战士。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Бахмут', 'Військові', 'Зеленський', 'Війна з Росією']</text:p>
      <text:p text:style-name="P4">
类型: Article</text:p>
      <!--METADATA-->
      <text:p text:style-name="P4">
<draw:frame draw:style-name="fr1" draw:name="Image203" text:anchor-type="as-char" svg:width="6.9236in" svg:height="3.956343in" draw:z-index="0">
<draw:image xlink:href="../Images/yкринформ/2023-05-16T23-02-00-03-00/630_360_1679682020-565.jpeg" xlink:type="simple" xlink:show="embed" xlink:actuate="onLoad" draw:mime-type="image/jpeg"/>
</draw:frame>
总统洛奇·泽伦斯基(Lodge Zelensky)在巴赫穆特(Bakhmut)和塔夫里亚(Tavriya)庆祝了士兵。</text:p>
      <text:p text:style-name="P4">
正如乌克林福姆报道的那样，他在晚上说<text:a xlink:type="simple" xlink:href="https://t.me/V_Zelenskiy_official/6247" text:style-name="Internet_20_link" text:visited-style-name="Visited_20_Internet_20_Link">
</text:a>
。</text:p>
      <text:p text:style-name="P4">
Zelensky特别报道说，今天他举行了一系列费率，该会议报道了委员会指挥官，委员会负责人，负责国防的官员，情报。</text:p>
      <text:p text:style-name="P4">
<text:span text:style-name="T5">
viso：<text:a xlink:type="simple" xlink:href="https://t.me/V_Zelenskiy_official/6247" text:style-name="Internet_20_link" text:visited-style-name="Visited_20_Internet_20_Link">
</text:a>
</text:span>
</text:p>
      <text:p text:style-name="P4">
“ Sirsky将军的一份非常重要的报告 - 关于Bakhmut Napryamka的情况。 我感谢我们所有的<text:a xlink:type="simple" xlink:href="https://www.ukrinform.ua/tag-vijskovi" text:style-name="Internet_20_link" text:visited-style-name="Visited_20_Internet_20_Link">
</text:a>
在那里，每个士兵，中士，军官以这种方式做超人的事情。 做得好。 做得好!”  - 总统强调。</text:p>
      <text:p text:style-name="P4">
他指出了第57步兵旅的“八十”塔沃斯的第5个单独的突击旅。</text:p>
      <text:p text:style-name="P4">
“您的勇气，决心和在摧毁敌人方面的成功非常重要!谢谢!”泽伦斯基说。</text:p>
      <text:p text:style-name="P4">
总统还提到了塔夫里亚的战士。</text:p>
      <text:p text:style-name="P4">
“七十斯泰耶维特卡”是一个光荣的第79个独立的着陆旅，第55个单独的炮兵旅的炮兵，第74次独立的侦察战役，第116个单独的领土国防旅，第128个单独的您!您的韧性和准确性是一段时间。”乌克兰国家负责人说。</text:p>
      <text:p text:style-name="P4">
<text:span text:style-name="T4">
另请阅读：</text:span>
 <text:a xlink:type="simple" xlink:href="https://www.ukrinform.ua/rubric-polytics/3710190-zelenskij-na-samiti-radi-evropi-zaklikav-diati-na-100-sil.html" text:style-name="Internet_20_link" text:visited-style-name="Visited_20_Internet_20_Link">
<text:span text:style-name="T4">
 Zelensky </text:span>
</text:a>
据报道，沃迪米尔Zelenskyy总统返回基辅，立即<text:a xlink:type="simple" xlink:href="https://www.ukrinform.ua/rubric-ato/3709897-zelenskij-proviv-stavku-skoriguvali-grafik-postavok-ozbroenna.html" text:style-name="Internet_20_link" text:visited-style-name="Visited_20_Internet_20_Link">
</text:a>
参与者调整了武器和弹药的供应。</text:p>
      <text:p text:style-name="P4">
_foto：op _</text:p>
      <text:p text:style-name="P4">
News Source: <text:a xlink:type="simple" xlink:href="https://www.ukrinform.ua/rubric-ato/3710194-prezident-vidznaciv-bijciv-na-bahmutskomu-i-tavrijskomu-napramkah.html" text:style-name="Internet_20_link" text:visited-style-name="Visited_20_Internet_20_Link">
https://www.ukrinform.ua/rubric-ato/3710194-prezident-vidznaciv-bijciv-na-bahmutskomu-i-tavrijskomu-napramkah.html</text:a>
</text:p>
      <!--NEWS-->
      <text:h text:style-name="P10" text:outline-level="1">
<text:span text:style-name="T4">
Zelensky宣布了国际措施，以授予武装部队与俄罗斯战争的新机会</text:span>
</text:h>
      <text:p text:style-name="P4">
作者: Ukrinform (Person)</text:p>
      <text:p text:style-name="P4">
出版商: Укринформ (Organization)</text:p>
      <text:p text:style-name="P4">
出版时间: 2023-05-16T23:05:00+03:00</text:p>
      <text:p text:style-name="P4">
修改时间: 2023-05-16T23:05:00+03:00</text:p>
      <text:p text:style-name="P4">
描述: 沃罗迪米·泽伦斯基（Volodymyr Zelensky）总统在周二举行了几次会议，为乌克兰士兵提供了更多机会，使我们的胜利更加接近。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СУ', 'Зеленський', 'Війна з Росією', '#stoprussia']</text:p>
      <text:p text:style-name="P4">
类型: Article</text:p>
      <!--METADATA-->
      <text:p text:style-name="P4">
<draw:frame draw:style-name="fr1" draw:name="Image204" text:anchor-type="as-char" svg:width="6.9236in" svg:height="3.956343in" draw:z-index="0">
<draw:image xlink:href="../Images/yкринформ/2023-05-16T23-05-00-03-00/630_360_1679682020-565.jpeg" xlink:type="simple" xlink:show="embed" xlink:actuate="onLoad" draw:mime-type="image/jpeg"/>
</draw:frame>
周二，总统洛德米尔·泽伦斯基(Lordimir Zelensky)举行了几次国际活动的会议，使乌克兰士兵有更多机会使这次胜利的结束更加接近。</text:p>
      <text:p text:style-name="P4">
国家元首在<text:a xlink:type="simple" xlink:href="https://www.youtube.com/watch" text:style-name="Internet_20_link" text:visited-style-name="Visited_20_Internet_20_Link">
</text:a>
传输乌克林。</text:p>
      <text:p text:style-name="P4">
_ <text:span text:style-name="T4">
 视频 </text:span>
： <text:a xlink:type="simple" xlink:href="https://t.me/OP_UA/9512" text:style-name="Internet_20_link" text:visited-style-name="Visited_20_Internet_20_Link">
</text:a>
_</text:p>
      <text:p text:style-name="P4">
“今天我举行了几次有关国际活动的会议 - 我们为士兵们做了更多的机会，更多的机会以更接近的胜利来结束这场战争。 我们正在为乌克兰准备新闻!”  -  Zelensky说。</text:p>
      <text:p text:style-name="P4">
他还报告说，他今天在网上参加了欧洲理事会峰会的工作，今天在铁路上工作。</text:p>
      <text:p text:style-name="P4">
<text:span text:style-name="T4">
另请阅读：</text:span>
 <text:a xlink:type="simple" xlink:href="https://www.ukrinform.ua/rubric-ato/3709897-zelenskij-proviv-stavku-skoriguvali-grafik-postavok-ozbroenna.html" text:style-name="Internet_20_link" text:visited-style-name="Visited_20_Internet_20_Link">
<text:span text:style-name="T4">
 Zelensky </text:span>
</text:a>
“自由欧洲的所有国家，我们欧洲的强大领导人……我感谢他们的中止，并敦促共同行动并继续100％，以便我们受到保护 - 所有的乌克兰，乌克兰，整个欧洲，都是自由的世界 -  100％。 总统强调。</text:p>
      <text:p text:style-name="P4">
正如乌克林福姆报道的那样，在冰岛首都周二开始了为期两天的欧洲理事会成员国国家和政府峰会。 议程的以下问题之一将是建立由俄罗斯对乌克兰的侵略性造成的国际注册。</text:p>
      <text:p text:style-name="P4">
<text:span text:style-name="T5">
foto：总统办公室</text:span>
</text:p>
      <text:p text:style-name="P4">
News Source: <text:a xlink:type="simple" xlink:href="https://www.ukrinform.ua/rubric-ato/3710209-prezident-anonsuvav-miznarodni-zahodi-dla-nadanna-zsu-novih-mozlivostej-u-vijni-z-rosieu.html" text:style-name="Internet_20_link" text:visited-style-name="Visited_20_Internet_20_Link">
https://www.ukrinform.ua/rubric-ato/3710209-prezident-anonsuvav-miznarodni-zahodi-dla-nadanna-zsu-novih-mozlivostej-u-vijni-z-rosieu.html</text:a>
</text:p>
      <!--NEWS-->
      <text:h text:style-name="P10" text:outline-level="1">
<text:span text:style-name="T4">
ZPP上的俄罗斯士兵人数增加到2.5,000 -Energoatom</text:span>
</text:h>
      <text:p text:style-name="P4">
作者: Ukrinform (Person)</text:p>
      <text:p text:style-name="P4">
出版商: Укринформ (Organization)</text:p>
      <text:p text:style-name="P4">
出版时间: 2023-05-16T23:10:00+03:00</text:p>
      <text:p text:style-name="P4">
修改时间: 2023-05-16T23:10:00+03:00</text:p>
      <text:p text:style-name="P4">
描述: 俄罗斯入侵者在所谓的“撤离”后返回Zaporizhzhya地区的Energodar市，在入侵者服务人员的核电站上，有超过2,000500人。  - 乌克林。</text:p>
      <text:p text:style-name="P4">
图片: ["<text:a xlink:type="simple" xlink:href="https://static.ukrinform.com/photos/2022_08/thumb_files/630_360_1659601205-271.jpg" text:style-name="Internet_20_link" text:visited-style-name="Visited_20_Internet_20_Link">
630_360_16596...</text:a>
"]</text:p>
      <text:p text:style-name="P4">
标签: ['Окупація', 'Російські військові', 'Запорізька АЕС', 'Війна з Росією']</text:p>
      <text:p text:style-name="P4">
类型: Article</text:p>
      <!--METADATA-->
      <text:p text:style-name="P4">
<draw:frame draw:style-name="fr1" draw:name="Image205" text:anchor-type="as-char" svg:width="6.9236in" svg:height="3.956343in" draw:z-index="0">
<draw:image xlink:href="../Images/yкринформ/2023-05-16T23-10-00-03-00/630_360_1659601205-271.jpg" xlink:type="simple" xlink:show="embed" xlink:actuate="onLoad" draw:mime-type="image/jpeg"/>
</draw:frame>
所谓的“疏散”到Energodarzhzhzhzhzhzhia地区后，俄罗斯的拥抱返回，超过2,000500人在军人的核电站。</text:p>
      <text:p text:style-name="P4">
根据乌克林福姆的说法，Naek向[]报告了Energoatom(https://t.me/energoatom_ua/13100)。</text:p>
      <text:p text:style-name="P4">
Energodar中的“ 15天”疏散结束了：Rashists返回城市。在所谓的假期之后，在此期间，在此期间，不仅占领“当局”的代表，而且还从文档和设备中，也从Asvabaditeli中捕捉到了“ Asvabaditeli”。 Azov占领的“权力-Zaporizhzhia的卫星<text:a xlink:type="simple" xlink:href="https://www.ukrinform.ua/tag-aes" text:style-name="Internet_20_link" text:visited-style-name="Visited_20_Internet_20_Link">
</text:a>
”， - 消息读取。</text:p>
      <text:p text:style-name="P4">
他们返回城市，恢复了Zagarbnitsky“ Lada”的“工作”关键服务。 俄罗斯银行分支机构和所谓的地方政府再次发挥作用。 只有加油站不起作用，这根本没有火。 但是，即使有可能离开城市几乎是不可能的。</text:p>
      <text:p text:style-name="P4">
在被俘虏的Zaporizhzhya Npp的俄罗斯人中，武装骨灰的数量大大增加了。 现在有超过2500名俄罗斯军队，甚至超过车站工作人员。 “也就是说，欧洲最大的核电站，完全并完全转变为强化的军事基地，”他们在能量原子上。</text:p>
      <text:p text:style-name="P4">
<text:span text:style-name="T4">
另请阅读：</text:span>
 <text:a xlink:type="simple" xlink:href="https://www.ukrinform.ua/rubric-ato/3704742-prakticno-v-usih-turbinnih-zalah-zaes-rosiani-rozmistili-vibuhivku-ekspert.html" text:style-name="Internet_20_link" text:visited-style-name="Visited_20_Internet_20_Link">
<text:span text:style-name="T4">
 zpp </text:span>
</text:a>
在Energodar市，俄罗斯士兵和巡逻的数量也增加了。</text:p>
      <text:p text:style-name="P4">
如报道<text:a xlink:type="simple" xlink:href="https://www.ukrinform.ua/rubric-regions/3710020-rosiani-zaboronili-pracivnikam-zaes-spilkuvatis-miz-sobou-energoatom.html" text:style-name="Internet_20_link" text:visited-style-name="Visited_20_Internet_20_Link">
</text:a>
，纳扎普什(Nazaposhi NPP)加强了对原子的控制，现在被禁止与彼此交流的工作人员。</text:p>
      <text:p text:style-name="P4">
<text:span text:style-name="T5">
foto：energoatom</text:span>
</text:p>
      <text:p text:style-name="P4">
News Source: <text:a xlink:type="simple" xlink:href="https://www.ukrinform.ua/rubric-ato/3710196-kilkist-rosijskih-vijskovih-na-zaes-zrosla-do-25-tisaci-energoatom.html" text:style-name="Internet_20_link" text:visited-style-name="Visited_20_Internet_20_Link">
https://www.ukrinform.ua/rubric-ato/3710196-kilkist-rosijskih-vijskovih-na-zaes-zrosla-do-25-tisaci-energoatom.html</text:a>
</text:p>
      <!--NEWS-->
      <text:h text:style-name="P10" text:outline-level="1">
<text:span text:style-name="T4">
在乌克兰的许多地区 - 空气警报</text:span>
</text:h>
      <text:p text:style-name="P4">
作者: Ukrinform (Person)</text:p>
      <text:p text:style-name="P4">
出版商: Укринформ (Organization)</text:p>
      <text:p text:style-name="P4">
出版时间: 2023-05-16T23:14:00+03:00</text:p>
      <text:p text:style-name="P4">
修改时间: 2023-05-16T23:14:00+03:00</text:p>
      <text:p text:style-name="P4">
描述: 在乌克兰的13个地区已宣布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206" text:anchor-type="as-char" svg:width="6.9236in" svg:height="3.956343in" draw:z-index="0">
<draw:image xlink:href="../Images/yкринформ/2023-05-16T23-14-00-03-00/630_360_1645871571-868.jpg" xlink:type="simple" xlink:show="embed" xlink:actuate="onLoad" draw:mime-type="image/jpeg"/>
</draw:frame>
在乌克兰13个地区已宣布空气警报。</text:p>
      <text:p text:style-name="P4">
[]证明了这一点(https://map.ukrainealarm.com/)据报道，空气焦虑。</text:p>
      <text:p text:style-name="P4">
现在 <text:a xlink:type="simple" xlink:href="https://www.ukrinform.ua/tag-povitrana-trivoga" text:style-name="Internet_20_link" text:visited-style-name="Visited_20_Internet_20_Link">
</text:a>
它在基辅地区以及Chernihiv，Zhytomyr，Cherkasy，Vinnytsia，Kirovograd，Mykolaiv，Mykolaiv，Odesa，Kherson，Dnipropetrovsk，Donetsk，Donetsk，donetsk，Zaporizhia，Zaporizhia，Luhansk Regions和Crimea地区。</text:p>
      <text:p text:style-name="P4">
据乌克林福姆报道，5月16日的03:30左右，俄罗斯入侵者从北部，南部和东方方向袭击了乌克兰18种不同类型的空气，海上和地面基地的火箭。</text:p>
      <text:p text:style-name="P4">
<text:span text:style-name="T4">
另请阅读：</text:span>
 <text:a xlink:type="simple" xlink:href="https://www.ukrinform.ua/rubric-ato/3710159-nic-zbitih-kindzaliv-ce-dla-rf-vtrata-120-mln-plus-znisena-reputacia.html" text:style-name="Internet_20_link" text:visited-style-name="Visited_20_Internet_20_Link">
</text:a>
</text:p>
      <text:p text:style-name="P4">
<text:a xlink:type="simple" xlink:href="https://www.ukrinform.ua/rubric-ato/3709737-sipi-ppo-vnoci-znisili-usi-18-rosijskih-raket-sered-nih-sist-kinzaliv.html" text:style-name="Internet_20_link" text:visited-style-name="Visited_20_Internet_20_Link">
 </text:a>
接纳乌克兰武装部队空军的力量。</text:p>
      <text:p text:style-name="P4">
News Source: <text:a xlink:type="simple" xlink:href="https://www.ukrinform.ua/rubric-ato/3710200-u-nizci-oblastej-ukraini-povitrana-trivoga.html" text:style-name="Internet_20_link" text:visited-style-name="Visited_20_Internet_20_Link">
https://www.ukrinform.ua/rubric-ato/3710200-u-nizci-oblastej-ukraini-povitrana-trivoga.html</text:a>
</text:p>
      <!--NEWS-->
      <text:h text:style-name="P10" text:outline-level="1">
<text:span text:style-name="T4">
乌克兰争取民主和自由的斗争是整个欧洲的共同之处-Von der Lyen</text:span>
</text:h>
      <text:p text:style-name="P4">
作者: Ukrinform (Person)</text:p>
      <text:p text:style-name="P4">
出版商: Укринформ (Organization)</text:p>
      <text:p text:style-name="P4">
出版时间: 2023-05-16T23:16:00+03:00</text:p>
      <text:p text:style-name="P4">
修改时间: 2023-05-16T23:16:00+03:00</text:p>
      <text:p text:style-name="P4">
描述: 乌克兰在战场上不仅捍卫自己的自由和独立性，而且捍卫民主的价值观，这是每个欧洲昂贵的价值观，这就是为什么欧洲必须支持乌克兰在与俄罗斯侵略的斗争中支持的原因，只要有必要。  - 乌克林。</text:p>
      <text:p text:style-name="P4">
图片: ["<text:a xlink:type="simple" xlink:href="https://static.ukrinform.com/photos/2023_02/thumb_files/630_360_1675351959-951.jpeg" text:style-name="Internet_20_link" text:visited-style-name="Visited_20_Internet_20_Link">
630_360_16753...</text:a>
"]</text:p>
      <text:p text:style-name="P4">
标签: ['Демократія', 'Україна', 'Фон дер Ляєн', 'Війна з Росією']</text:p>
      <text:p text:style-name="P4">
类型: Article</text:p>
      <!--METADATA-->
      <text:p text:style-name="P4">
<draw:frame draw:style-name="fr1" draw:name="Image207" text:anchor-type="as-char" svg:width="6.9236in" svg:height="3.956343in" draw:z-index="0">
<draw:image xlink:href="../Images/yкринформ/2023-05-16T23-16-00-03-00/630_360_1675351959-951.jpeg" xlink:type="simple" xlink:show="embed" xlink:actuate="onLoad" draw:mime-type="image/jpeg"/>
</draw:frame>
乌克兰战场不仅主张了自己的自由和独立性，而且对每个欧洲都昂贵的价值观，这就是为什么欧洲必须支持乌克兰在与俄罗斯侵略的斗争中，只要有必要。</text:p>
      <text:p text:style-name="P4">
欧洲委员会总裁Ursula von der Lyen说，今天在冰岛首都欧洲理事会峰会上的演讲中宣布了这一点。</text:p>
      <text:p text:style-name="P4">
“今天战争恢复了<text:a xlink:type="simple" xlink:href="https://www.ukrinform.ua/tag-evropa" text:style-name="Internet_20_link" text:visited-style-name="Visited_20_Internet_20_Link">
</text:a>
….Ukraine正在为我们相信我们所相信的价值观而战，并且对我们如此灭绝。 我非常感谢我们在保护和平和促进忠诚度方面的团结。 这就是欧洲理事会成立的原因，伊萨马今天收集了我们。 尽管俄罗斯继续对民主的战争本身，但欧洲是唯一的战争，它代表乌克兰。 这是一项义务，”欧洲委员会主席强调。</text:p>
      <text:p text:style-name="P4">
她回忆起萨哈罗夫奖得主亚历山德拉·玛特维奇克(Alexandra Matviychuk)的话，他向乌克兰撒谎并不是因为他害怕北约，而是为了抑制乌克兰的民主运动。 这就是为什么俄罗斯针对乌克兰解决的这场战争是一场价值战争的原因。 因此，欧洲必须承担民主奴隶制的责任。</text:p>
      <text:p text:style-name="P4">
“确实，乌克兰人民要求对俄罗斯犯罪负责：为民用房屋炮击，以冷酷的处决，暂停儿童。 超过19,000名儿童被盗并从自己的岁月中撤离。 这正是冰岛峰会应该关注的峰会。</text:p>
      <text:p text:style-name="P4">
她指出，这种关注对乌克兰人很重要，因为潜在的逆转责任现在可以使俄罗斯士兵出口新的军事犯罪。 但这对未来也很重要。 因此，只有正义才能成为乌克兰长期和平的基础，即和平。</text:p>
      <text:p text:style-name="P4">
欧洲委员会主席强调 - 自从欧洲理事会成立以来，大陆一直在朝着民主领导。 欧洲人不仅重建了自己的城市，还恢复了欧洲的道德基础，在欧洲社会中心占据了自由和坦率的平等。<text:span text:style-name="T4">
另请阅读：</text:span>
 <text:a xlink:type="simple" xlink:href="https://www.ukrinform.ua/rubric-polytics/3710186-solc-vijna-z-rosieu-ne-zaversitsa-peremogou-putinskogo-imperializmu.html" text:style-name="Internet_20_link" text:visited-style-name="Visited_20_Internet_20_Link">
<text:span text:style-name="T4">
 sholc </text:span>
</text:a>
她指出，今天的欧洲再次证实了对其价值观的忠诚。</text:p>
      <text:p text:style-name="P4">
“我们将尽力赢得和平，只是和平。 没有乌克兰，我们将不为乌克兰做任何事情。 这就是为什么我们强烈支持乌克兰和平公式，这是通往和平之路的基础。 我在这次峰会上打电话给我们，以支持这个和平公式。 测试即将到来。 我们结合力非常重要。 乌克兰人在自杀和自由上挣扎。 这是我们的共同斗争，我们将长期以来一直站在他们的遗产上。 欧洲委员会主席写了演讲。</text:p>
      <text:p text:style-name="P4">
据报道，欧洲委员会的苏尼斯今天在雷克雅未克举行，其参与者认为全球最重要的国际关系问题和问题，包括俄罗斯军事侵略反乌克兰的后果，并寻求寻求方法的方法和平。</text:p>
      <text:p text:style-name="P4">
_foto：op _</text:p>
      <text:p text:style-name="P4">
News Source: <text:a xlink:type="simple" xlink:href="https://www.ukrinform.ua/rubric-polytics/3710199-borotba-ukraini-za-demokratiu-i-svobodu-e-spilnou-dla-vsiei-evropi-fon-der-laen.html" text:style-name="Internet_20_link" text:visited-style-name="Visited_20_Internet_20_Link">
https://www.ukrinform.ua/rubric-polytics/3710199-borotba-ukraini-za-demokratiu-i-svobodu-e-spilnou-dla-vsiei-evropi-fon-der-laen.html</text:a>
</text:p>
      <!--NEWS-->
      <text:h text:style-name="P10" text:outline-level="1">
<text:span text:style-name="T4">
马克龙：俄罗斯应该返回乌克兰出口的儿童</text:span>
</text:h>
      <text:p text:style-name="P4">
作者: Ukrinform (Person)</text:p>
      <text:p text:style-name="P4">
出版商: Укринформ (Organization)</text:p>
      <text:p text:style-name="P4">
出版时间: 2023-05-16T23:27:00+03:00</text:p>
      <text:p text:style-name="P4">
修改时间: 2023-05-16T23:27:00+03:00</text:p>
      <text:p text:style-name="P4">
描述: 俄罗斯应该返回流离失所的乌克兰儿童。  - 乌克林。</text:p>
      <text:p text:style-name="P4">
图片: ["<text:a xlink:type="simple" xlink:href="https://static.ukrinform.com/photos/2022_04/thumb_files/630_360_1650825731-530.jpg" text:style-name="Internet_20_link" text:visited-style-name="Visited_20_Internet_20_Link">
630_360_16508...</text:a>
"]</text:p>
      <text:p text:style-name="P4">
标签: ['Депортація', 'Діти', 'Макрон', 'Війна з Росією']</text:p>
      <text:p text:style-name="P4">
类型: Article</text:p>
      <!--METADATA-->
      <text:p text:style-name="P4">
<draw:frame draw:style-name="fr1" draw:name="Image208" text:anchor-type="as-char" svg:width="6.9236in" svg:height="3.956343in" draw:z-index="0">
<draw:image xlink:href="../Images/yкринформ/2023-05-16T23-27-00-03-00/630_360_1650825731-530.jpg" xlink:type="simple" xlink:show="embed" xlink:actuate="onLoad" draw:mime-type="image/jpeg"/>
</draw:frame>
俄罗斯人正在返回被强行流离失所的乌克兰儿童。</text:p>
      <text:p text:style-name="P4">
法国总统伊曼纽尔·马克龙(Emmanuel Macron)在欧洲欧洲委员会峰会上说，乌克林福音通讯员的报道。</text:p>
      <text:p text:style-name="P4">
“强迫移动<text:a xlink:type="simple" xlink:href="https://www.ukrinform.ua/tag-diti" text:style-name="Internet_20_link" text:visited-style-name="Visited_20_Internet_20_Link">
</text:a>
 - 这是一个军事区，如果进行大规模进行，则可能是反运动的罪行。 俄罗斯必须将这些孩子归还乌克兰并使之成为闩锁。”他说。</text:p>
      <text:p text:style-name="P4">
他还指出，将为乌克兰提供最大的支持。</text:p>
      <text:p text:style-name="P4">
马克龙还回忆说，CEE迅速回应了俄罗斯对乌克兰的袭击，特别是从2022年3月16日起不包括该组织的俄罗斯。</text:p>
      <text:p text:style-name="P4">
据他说，有必要专注于保护民主和正确的阶级。</text:p>
      <text:p text:style-name="P4">
<text:span text:style-name="T4">
另请阅读：</text:span>
 <text:a xlink:type="simple" xlink:href="https://www.ukrinform.ua/rubric-polytics/3709944-makron-mi-ne-vedemo-vijnu-z-rosieu-mi-dopomagaemo-ukraini-protistoati-agresoru.html" text:style-name="Internet_20_link" text:visited-style-name="Visited_20_Internet_20_Link">
<text:span text:style-name="T4">
 MACRON </text:span>
</text:a>
他强调，稳步实施ECTHR的决定非常重要。</text:p>
      <text:p text:style-name="P4">
法国总统还呼吁欧洲委员会协助建立心理中心，这些中心将通过俄罗斯侵略(俄罗斯侵略)的侵略，这是COE发展银行的普拉维德。</text:p>
      <text:p text:style-name="P4">
正如乌克林福姆报道的那样，在冰岛首都周二开始了为期两天的欧洲理事会成员国国家和政府峰会。 议程上的一种方法是创建<text:a xlink:type="simple" xlink:href="https://www.ukrinform.ua/rubric-vidbudova/3706858-na-samiti-v-rejkaviku-pidpisut-dogovir-akij-mae-zapustiti-miznarodnij-reestr-zbitkiv-minust.html" text:style-name="Internet_20_link" text:visited-style-name="Visited_20_Internet_20_Link">
</text:a>
，由俄罗斯对乌克兰的侵略造成。</text:p>
      <text:p text:style-name="P4">
News Source: <text:a xlink:type="simple" xlink:href="https://www.ukrinform.ua/rubric-polytics/3710201-makron-rosia-povinna-povernuti-do-ukraini-vivezenih-ditej.html" text:style-name="Internet_20_link" text:visited-style-name="Visited_20_Internet_20_Link">
https://www.ukrinform.ua/rubric-polytics/3710201-makron-rosia-povinna-povernuti-do-ukraini-vivezenih-ditej.html</text:a>
</text:p>
      <!--NEWS-->
      <text:h text:style-name="P10" text:outline-level="1">
<text:span text:style-name="T4">
Zelensky感谢乌克兰天空的捍卫者和捍卫者</text:span>
</text:h>
      <text:p text:style-name="P4">
作者: Ukrinform (Person)</text:p>
      <text:p text:style-name="P4">
出版商: Укринформ (Organization)</text:p>
      <text:p text:style-name="P4">
出版时间: 2023-05-16T23:33:00+03:00</text:p>
      <text:p text:style-name="P4">
修改时间: 2023-05-16T23:33:00+03:00</text:p>
      <text:p text:style-name="P4">
描述: 乌克兰总统感谢乌克兰的捍卫者和我们的天空和国际合作伙伴的捍卫者，他们帮助乌克兰建立了相关的保护系统。  - 乌克林。</text:p>
      <text:p text:style-name="P4">
图片: ["<text:a xlink:type="simple" xlink:href="https://static.ukrinform.com/photos/2022_12/thumb_files/630_360_1670633925-606.jpeg" text:style-name="Internet_20_link" text:visited-style-name="Visited_20_Internet_20_Link">
630_360_16706...</text:a>
"]</text:p>
      <text:p text:style-name="P4">
标签: ['Військові', 'Зеленський', 'Війна з Росією', 'ППО']</text:p>
      <text:p text:style-name="P4">
类型: Article</text:p>
      <!--METADATA-->
      <text:p text:style-name="P4">
<draw:frame draw:style-name="fr1" draw:name="Image209" text:anchor-type="as-char" svg:width="6.9236in" svg:height="3.956343in" draw:z-index="0">
<draw:image xlink:href="../Images/yкринформ/2023-05-16T23-33-00-03-00/630_360_1670633925-606.jpeg" xlink:type="simple" xlink:show="embed" xlink:actuate="onLoad" draw:mime-type="image/jpeg"/>
</draw:frame>
乌克兰总统感谢乌克兰的捍卫者和我们天空的捍卫者，这是帮助乌克兰建立相关保护系统的Tamzhnaya合作伙伴。</text:p>
      <text:p text:style-name="P4">
正如乌克林福姆报道的那样，他在晚上说<text:a xlink:type="simple" xlink:href="https://t.me/V_Zelenskiy_official/6247" text:style-name="Internet_20_link" text:visited-style-name="Visited_20_Internet_20_Link">
</text:a>
。</text:p>
      <text:p text:style-name="P4">
“首先，我要感谢我们天空的所有捍卫者和捍卫者。 谢谢英雄!十八[]中的18个(https://www.ukrinform.ua/tag-raketa)射击。 这就是为什么我们不断进行访问，这将带来Patryot，Iris-T，Crotale，Hawk，Nasams。 Zelensky说：“我和世界上所有的合作伙伴都通过相关的保护天空来帮助我们国家!”  - 泽伦斯基说。</text:p>
      <text:p text:style-name="P4">
<text:span text:style-name="T5">
viso：<text:a xlink:type="simple" xlink:href="https://t.me/V_Zelenskiy_official/6247" text:style-name="Internet_20_link" text:visited-style-name="Visited_20_Internet_20_Link">
</text:a>
</text:span>
</text:p>
      <text:p text:style-name="P4">
他回忆起英国与总理瑞莎·萨纳克(Risha Sunak)的一项协议：“我们将在战斗人员培训，飞机和结果联盟中进行。”</text:p>
      <text:p text:style-name="P4">
“昨天，法国马克龙先生得到了马克龙先生的支持，今天得到了荷兰马克·鲁特(Mark Rutte)的Panpermiere的支持。 联盟的良好开始!谢谢!” Zelensky补充说。</text:p>
      <text:p text:style-name="P4">
同时，他指出：“我们应该记住，乌克兰的这种努力值得付出的努力，有多少时间，精力，争论，会议和信息工作使我们能够建造此类飞机。”</text:p>
      <text:p text:style-name="P4">
“这是一项巨大的工作……我感谢所有参与其中的人和所有人!夜间级别。 日复一日，一个月又一个月，我们的团队运作以防止天空辩护。 我们曾经听说爱国者据称是不现实的。 爱国者，阿扎拉兹在这里。 这并不是我们将为乌克兰提供的全部!我们与乌克兰合作伙伴在一起的一天 - 我们将尽可能强烈地保护恐怖，”乌克兰国家负责人强调。</text:p>
      <text:p text:style-name="P4">
<text:span text:style-name="T4">
另请阅读：</text:span>
 <text:a xlink:type="simple" xlink:href="https://www.ukrinform.ua/rubric-ato/3710194-prezident-vidznaciv-bijciv-na-bahmutskomu-i-tavrijskomu-napramkah.html" text:style-name="Internet_20_link" text:visited-style-name="Visited_20_Internet_20_Link">
<text:span text:style-name="T4">
总统</text:span>
</text:a>
据乌克林福姆报道，5月16日的03:30左右，俄罗斯入侵者从北部，南部和东方方向袭击了乌克兰18种不同类型的空气，海上和地面基地的火箭。 乌克兰武装部队的空军摧毁了所有18枚火箭。</text:p>
      <text:p text:style-name="P4">
_foto：op _</text:p>
      <text:p text:style-name="P4">
News Source: <text:a xlink:type="simple" xlink:href="https://www.ukrinform.ua/rubric-ato/3710202-zelenskij-podakuvav-zahisnikam-i-zahisnicam-ukrainskogo-neba.html" text:style-name="Internet_20_link" text:visited-style-name="Visited_20_Internet_20_Link">
https://www.ukrinform.ua/rubric-ato/3710202-zelenskij-podakuvav-zahisnikam-i-zahisnicam-ukrainskogo-neba.html</text:a>
</text:p>
      <!--NEWS-->
      <text:h text:style-name="P10" text:outline-level="1">
<text:span text:style-name="T4">
Zelensky总统在欧洲理事会峰会开幕式上的讲话</text:span>
</text:h>
      <text:p text:style-name="P4">
作者: Ukrinform (Person)</text:p>
      <text:p text:style-name="P4">
出版商: Укринформ (Organization)</text:p>
      <text:p text:style-name="P4">
出版时间: 2023-05-16T23:35:00+03:00</text:p>
      <text:p text:style-name="P4">
修改时间: 2023-05-16T23:35:00+03:00</text:p>
      <text:p text:style-name="P4">
描述: 乌克兰沃迪米尔·泽伦斯基（Ukraine Volodymyr Zelensky）主席在雷克雅未克（Reykjavik）的欧洲委员会IV峰会开幕式上发表了讲话。  - 乌克林。</text:p>
      <text:p text:style-name="P4">
图片: ["<text:a xlink:type="simple" xlink:href="https://static.ukrinform.com/photos/2023_05/thumb_files/630_360_1684270017-985.jpeg" text:style-name="Internet_20_link" text:visited-style-name="Visited_20_Internet_20_Link">
630_360_16842...</text:a>
"]</text:p>
      <text:p text:style-name="P4">
标签: ['Євросоюз', 'Саміт', 'Рада Європи', 'Зеленський', 'Війна з Росією']</text:p>
      <text:p text:style-name="P4">
类型: Article</text:p>
      <!--METADATA-->
      <text:p text:style-name="P4">
<draw:frame draw:style-name="fr1" draw:name="Image210" text:anchor-type="as-char" svg:width="6.9236in" svg:height="3.956343in" draw:z-index="0">
<draw:image xlink:href="../Images/yкринформ/2023-05-16T23-35-00-03-00/630_360_1684270017-985.jpeg" xlink:type="simple" xlink:show="embed" xlink:actuate="onLoad" draw:mime-type="image/jpeg"/>
</draw:frame>
乌克兰沃迪米尔·泽伦斯基(Ukraine Volodymyr Zelensky)主席在欧洲委员会乌拉基维克(Urakyavik)的IV峰会上发表了讲话。</text:p>
      <text:p text:style-name="P4">
Ukrinform提供了总统演讲的全文，并发表了<text:a xlink:type="simple" xlink:href="https://www.president.gov.ua/news/mi-yevropejci-otzhe-mi-diyemo-na-povnu-silu-koli-treba-zahis-82945" text:style-name="Internet_20_link" text:visited-style-name="Visited_20_Internet_20_Link">
</text:a>
国家元首办公室。</text:p>
      <text:p text:style-name="P4">
_<text:span text:style-name="T4">
非常感谢!</text:span>
 _</text:p>
      <text:p text:style-name="P4">
亲爱的卡特林(Katrin)总理雅各布斯多蒂(Jacobsdottir)女士，感谢您邀请您参加我们欧洲理事会的峰会，并渴望帮助乌克兰。</text:p>
      <text:p text:style-name="P4">
<text:span text:style-name="T5">
欧洲领导人!</text:span>
</text:p>
      <text:p text:style-name="P4">
如今，乌克兰由于面临非常复杂的挑战 - 激烈的俄罗斯 - 货币攻击而过去。 正是在如此挑战中，我们现在都被迫关注。</text:p>
      <text:p text:style-name="P4">
早上三点钟，我们的人民从爆炸中醒来。 18俄罗斯火箭发射器在我们的天空中，包括恐怖分子吹嘘的弹道导弹。 就像，他们一定会死亡，因为据称它们被击倒。</text:p>
      <text:p text:style-name="P4">
俄罗斯同时申请了鲍尔斯特(Balistics)，有翼火箭，无人机……尤其是天空的其他捍卫者保护人们的生活特别困难。 但是所有的生活都受到保护 - 所有火箭都被击倒，包括弹道。 百分百。这是一个历史结果。 谢谢你们!</text:p>
      <text:p text:style-name="P4">
俄罗斯非常试图提高其杀戮能力。 我们非常努力地改善对人民的保护。 我感谢所有为我们改善防空的国家和领导人!我们所有人都表明，与您一起夺走了百分之一百，自由世界的力量是什么。</text:p>
      <text:p text:style-name="P4">
当然，我感谢我们在我们的土地和土地上从事这项工作的每位士兵，尤其是我感谢所有训练我们的交叉训练任务的勇士队的人，这一切都成功了。 谢谢大家!谢谢大家!</text:p>
      <text:p text:style-name="P4">
一年前，我们无法击倒大多数恐怖分子和专业。 我问：如果我们能够做到，那么当我们团结一致和调整以保护生活时，我们将无法做到什么吗？ 答：当目标是保护我们的纳莎欧洲人民时，我们在任何领域中都是百分百。</text:p>
      <text:p text:style-name="P4">
当然，有很多事情要做。 乌克兰的领土很重要，因此防空的结果(如今晚，都是整个领土上的规则)需要特殊的防空系统和导弹。 还需要现代战斗机，没有这些战斗机，防空系统将不是完美的。 我确定我们会来的。</text:p>
      <text:p text:style-name="P4">
对我们来说，百分之一百应该是基准。 我们的百分之零可以离开侵略者!制裁成功的百分之一百 - 这是由每个州政策中的诚实保证的。 诚实地感谢所有对待反恐斗争的人!</text:p>
      <text:p text:style-name="P4">
我们和平公式的成功的百分之一百 - 这是通过外交保证的。 谢谢谁帮助我们团结世界，实施和平的公式 - 唯一现实的和平计划!</text:p>
      <text:p text:style-name="P4">
但是，当然，百分之一百的正义 - 没有可靠的理性平静。</text:p>
      <text:p text:style-name="P4">
感谢欧洲理事会 - 你们每个人! - 关于俄罗斯侵略造成的损失登记册的决定。 这带来了完整的补偿机制的创造，这将向世界表明侵略甚至没有思考。</text:p>
      <text:p text:style-name="P4">
还应该有一个特殊的法庭来侵略犯罪，以便在这种恐怖诞生的头上回答恐怖。 我相信我们将以百分百给出这个结果。</text:p>
      <text:p text:style-name="P4">
欧洲期望这样的时期 - 为了保护欧洲的领导者，为了我们与您的共同价值观，将以100％的统一和苦行性百分比的结果为例。</text:p>
      <text:p text:style-name="P4">
那就是我们实现的目标!乌克兰和整个欧洲。 每个人现在都是这个峰会，并为我们提供帮助的每个人。</text:p>
      <text:p text:style-name="P4">
我们是欧洲人，因此我们是自由的。 我们是欧洲人，因此我们重视和平。 我们是欧洲人，因此，当您需要保护自己的生活方式时，我们会采取100％的力量行动。 让它永远是我们大陆的规则!</text:p>
      <text:p text:style-name="P4">
<text:span text:style-name="T4">
<text:span text:style-name="T5">
感谢您的支持!</text:span>
 </text:span>
</text:p>
      <text:p text:style-name="P4">
<text:span text:style-name="T4">
 <text:span text:style-name="T5">
荣耀与乌克兰!</text:span>
 </text:span>
</text:p>
      <text:p text:style-name="P4">
<text:span text:style-name="T4">
 <text:span text:style-name="T5">
向整个欧洲荣耀!</text:span>
 </text:span>
</text:p>
      <text:p text:style-name="P4">
News Source: <text:a xlink:type="simple" xlink:href="https://www.ukrinform.ua/rubric-polytics/3710205-vistup-prezidenta-volodimira-zelenskogo-na-vidkritti-iv-samitu-radi-evropi.html" text:style-name="Internet_20_link" text:visited-style-name="Visited_20_Internet_20_Link">
https://www.ukrinform.ua/rubric-polytics/3710205-vistup-prezidenta-volodimira-zelenskogo-na-vidkritti-iv-samitu-radi-evropi.html</text:a>
</text:p>
      <!--NEWS-->
      <text:h text:style-name="P10" text:outline-level="1">
<text:span text:style-name="T4">
在尼古拉夫 - 爆炸后大火</text:span>
</text:h>
      <text:p text:style-name="P4">
作者: Ukrinform (Person)</text:p>
      <text:p text:style-name="P4">
出版商: Укринформ (Organization)</text:p>
      <text:p text:style-name="P4">
出版时间: 2023-05-16T23:44:00+03:00</text:p>
      <text:p text:style-name="P4">
修改时间: 2023-05-16T23:44:00+03:00</text:p>
      <text:p text:style-name="P4">
描述: 爆炸后，在尼古拉夫（Nikolaev）发生了爆发。  - 乌克林。</text:p>
      <text:p text:style-name="P4">
图片: ["<text:a xlink:type="simple" xlink:href="https://static.ukrinform.com/photos/2018_05/thumb_files/630_360_1526257016-6927.jpg" text:style-name="Internet_20_link" text:visited-style-name="Visited_20_Internet_20_Link">
630_360_15262...</text:a>
"]</text:p>
      <text:p text:style-name="P4">
标签: ['Миколаїв', 'Пожежа', 'Вибух', 'Війна з Росією']</text:p>
      <text:p text:style-name="P4">
类型: Article</text:p>
      <!--METADATA-->
      <text:p text:style-name="P4">
<draw:frame draw:style-name="fr1" draw:name="Image211" text:anchor-type="as-char" svg:width="6.9236in" svg:height="3.956343in" draw:z-index="0">
<draw:image xlink:href="../Images/yкринформ/2023-05-16T23-44-00-03-00/630_360_1526257016-6927.jpg" xlink:type="simple" xlink:show="embed" xlink:actuate="onLoad" draw:mime-type="image/jpeg"/>
</draw:frame>
爆炸后，Mimikolaev爆发了。</text:p>
      <text:p text:style-name="P4">
根据乌克林福姆的说法，尼古拉夫·亚历山大·森克维奇市长在<text:a xlink:type="simple" xlink:href="https://t.me/senkevichonline/4478" text:style-name="Internet_20_link" text:visited-style-name="Visited_20_Internet_20_Link">
</text:a>
。</text:p>
      <text:p text:style-name="P4">
“我们有 <text:a xlink:type="simple" xlink:href="https://www.ukrinform.ua/tag-pozeza" text:style-name="Internet_20_link" text:visited-style-name="Visited_20_Internet_20_Link">
</text:a>
爆炸后。 Proshumikolaev不会从到达或摄像机中传播照片/视频。”</text:p>
      <text:p text:style-name="P4">
“所有服务都将解决 - 休息后，我们将提供官方信息，”  -  Aprinkevich。</text:p>
      <text:p text:style-name="P4">
<text:span text:style-name="T4">
另请阅读：</text:span>
 <text:a xlink:type="simple" xlink:href="https://www.ukrinform.ua/rubric-ato/3710152-na-mikolaivsini-ppo-znisila-dva-rosijski-bezpilotniki.html" text:style-name="Internet_20_link" text:visited-style-name="Visited_20_Internet_20_Link">
<text:span text:style-name="T4">
 Nikolaev </text:span>
</text:a>
如报道<text:a xlink:type="simple" xlink:href="https://www.ukrinform.ua/rubric-ato/3710200-u-nizci-oblastej-ukraini-povitrana-trivoga.html" text:style-name="Internet_20_link" text:visited-style-name="Visited_20_Internet_20_Link">
</text:a>
，在乌克兰的13个地区，已经宣布空气警报。</text:p>
      <text:p text:style-name="P4">
News Source: <text:a xlink:type="simple" xlink:href="https://www.ukrinform.ua/rubric-regions/3710204-u-mikolaevi-pozezi-pisla-vibuhiv.html" text:style-name="Internet_20_link" text:visited-style-name="Visited_20_Internet_20_Link">
https://www.ukrinform.ua/rubric-regions/3710204-u-mikolaevi-pozezi-pisla-vibuhiv.html</text:a>
</text:p>
      <!--NEWS-->
      <text:h text:style-name="P10" text:outline-level="1">
<text:span text:style-name="T4">
“ Inter”来到欧洲冠军联赛决赛，击败米兰”</text:span>
</text:h>
      <text:p text:style-name="P4">
作者: Ukrinform (Person)</text:p>
      <text:p text:style-name="P4">
出版商: Укринформ (Organization)</text:p>
      <text:p text:style-name="P4">
出版时间: 2023-05-16T23:53:45+03:00</text:p>
      <text:p text:style-name="P4">
修改时间: 2023-05-16T23:53:45+03:00</text:p>
      <text:p text:style-name="P4">
描述: 欧洲欧洲冠军联赛20102/23决赛的首批参与者是Inter Players。  - 乌克林。</text:p>
      <text:p text:style-name="P4">
图片: ["<text:a xlink:type="simple" xlink:href="https://static.ukrinform.com/photos/2023_05/thumb_files/630_360_1684270117-789.jpg" text:style-name="Internet_20_link" text:visited-style-name="Visited_20_Internet_20_Link">
630_360_16842...</text:a>
"]</text:p>
      <text:p text:style-name="P4">
标签: ['Футбол', 'Ліга чемпіонів', 'Мілан', 'Інтер Мілан']</text:p>
      <text:p text:style-name="P4">
类型: Article</text:p>
      <!--METADATA-->
      <text:p text:style-name="P4">
<draw:frame draw:style-name="fr1" draw:name="Image212" text:anchor-type="as-char" svg:width="6.9236in" svg:height="3.956343in" draw:z-index="0">
<draw:image xlink:href="../Images/yкринформ/2023-05-16T23-53-45-03-00/630_360_1684270117-789.jpg" xlink:type="simple" xlink:show="embed" xlink:actuate="onLoad" draw:mime-type="image/jpeg"/>
</draw:frame>
2012/33年欧洲欧洲冠军联赛决赛中的第一批参与者是国际阵线。</text:p>
      <text:p text:style-name="P4">
在响应1/2总决赛的比赛中，米兰的纳尔·卢塔罗·马丁内斯(Nare Lutaro Martinez)是米兰的纳尔·卢塔罗·马丁内斯(Nare Lutaro Martinez)，米兰的纳尔·卢塔罗·马丁内斯(Nare Lutaro Martinez)是米兰的1-0-1-0，第74分钟的报道。</text:p>
      <text:p text:style-name="P4">
意大利对抗的第一场半决赛以0：2的成绩结束了米兰的击败。</text:p>
      <text:p text:style-name="P4">
<text:span text:style-name="T4">
另请阅读：</text:span>
 <text:a xlink:type="simple" xlink:href="https://www.ukrinform.ua/rubric-sports/3709822-odesiti-demcenko-i-grigorcuk-najkrasi-futbolist-i-trener-26go-turu-upl.html" text:style-name="Internet_20_link" text:visited-style-name="Visited_20_Internet_20_Link">
<text:span text:style-name="T4">
足球</text:span>
</text:a>
比赛的第二名入围者将于5月17日在曼彻斯特的竞技场“ EIHAD”确定，英国曼彻斯特城将接受现任西班牙“ Real”标题的所有者。 马德里圣地亚哥·伯纳乌(Santiago Bernabeu)上1/2决赛的第一场比赛完成-1：1。</text:p>
      <text:p text:style-name="P4">
欧洲冠军联赛决赛将于6月10日在伊斯坦布尔的阿塔图尔克奥林匹克体育场举行(火鸡).</text:p>
      <text:p text:style-name="P4">
Фото: AFP.</text:p>
      <text:p text:style-name="P4">
News Source: <text:a xlink:type="simple" xlink:href="https://www.ukrinform.ua/rubric-sports/3710206-inter-vijsov-u-final-ligi-cempioniv-uefa-obigravsi-milan.html" text:style-name="Internet_20_link" text:visited-style-name="Visited_20_Internet_20_Link">
https://www.ukrinform.ua/rubric-sports/3710206-inter-vijsov-u-final-ligi-cempioniv-uefa-obigravsi-milan.html</text:a>
</text:p>
      <!--NEWS-->
      <text:h text:style-name="P10" text:outline-level="1">
<text:span text:style-name="T4">
日本的G7峰会将守护约24,000名警察</text:span>
</text:h>
      <text:p text:style-name="P4">
作者: Ukrinform (Person)</text:p>
      <text:p text:style-name="P4">
出版商: Укринформ (Organization)</text:p>
      <text:p text:style-name="P4">
出版时间: 2023-05-16T23:59:00+03:00</text:p>
      <text:p text:style-name="P4">
修改时间: 2023-05-16T23:59:00+03:00</text:p>
      <text:p text:style-name="P4">
描述: 将在本周末举行的日本广岛七个小组领导人的参与者的安全将得到约24,000人的支持。  - 乌克林。</text:p>
      <text:p text:style-name="P4">
图片: ["<text:a xlink:type="simple" xlink:href="https://static.ukrinform.com/photos/2023_05/thumb_files/630_360_1684270709-642.jpg" text:style-name="Internet_20_link" text:visited-style-name="Visited_20_Internet_20_Link">
630_360_16842...</text:a>
"]</text:p>
      <text:p text:style-name="P4">
标签: ['Японія', 'Саміт', 'Велика сімка', 'охорона']</text:p>
      <text:p text:style-name="P4">
类型: Article</text:p>
      <!--METADATA-->
      <text:p text:style-name="P4">
<draw:frame draw:style-name="fr1" draw:name="Image213" text:anchor-type="as-char" svg:width="6.9236in" svg:height="3.956343in" draw:z-index="0">
<draw:image xlink:href="../Images/yкринформ/2023-05-16T23-59-00-03-00/630_360_1684270709-642.jpg" xlink:type="simple" xlink:show="embed" xlink:actuate="onLoad" draw:mime-type="image/jpeg"/>
</draw:frame>
将于本周末举行的日本广岛的Samit Seven Seven Summit峰会的安全性将得到约24,000人的支持。</text:p>
      <text:p text:style-name="P4">
根据乌克林通讯员的说法，它写道<text:a xlink:type="simple" xlink:href="https://english.news.cn/20230516/4f5d7fe6bb8f4023a3201780d8c49256/c.html" text:style-name="Internet_20_link" text:visited-style-name="Visited_20_Internet_20_Link">
</text:a>
向日本国家警察局的声明报告。</text:p>
      <text:p text:style-name="P4">
值得注意的是，除了3000名广岛执法人员外，在Suicamite时期，另外21,000名将到达该市<text:a xlink:type="simple" xlink:href="https://www.ukrinform.ua/tag-policia" text:style-name="Internet_20_link" text:visited-style-name="Visited_20_Internet_20_Link">
</text:a>
在全国45个警察部门中。 Sinhhua说：“全国警察学院表示，在4月15日的瓦卡亚马玛(Vakayamama)期间，上Upremier Fumio Kishid在4月15日抛出了爆炸装置后，她以前的安全计划得到了加强。”</text:p>
      <text:p text:style-name="P4">
<text:span text:style-name="T4">
另请阅读：</text:span>
 <text:a xlink:type="simple" xlink:href="https://www.ukrinform.ua/rubric-polytics/3709467-persou-temou-na-zustrici-lideriv-g7-bude-ukraina-ursula-fon-der-laen.html" text:style-name="Internet_20_link" text:visited-style-name="Visited_20_Internet_20_Link">
</text:a>
众所周知，七组包括美国，加拿大，日本，德国，法国，意大利和英国。 这些州的领导人以及受邀的客人将于5月19日至21日在广岛举行年度峰会。</text:p>
      <text:p text:style-name="P4">
News Source: <text:a xlink:type="simple" xlink:href="https://www.ukrinform.ua/rubric-world/3710207-samit-g7-u-aponii-ohoronatimut-blizko-24-tisac-policejskih.html" text:style-name="Internet_20_link" text:visited-style-name="Visited_20_Internet_20_Link">
https://www.ukrinform.ua/rubric-world/3710207-samit-g7-u-aponii-ohoronatimut-blizko-24-tisac-policejskih.html</text:a>
</text:p>
      <!--NEWS-->
      <text:h text:style-name="P10" text:outline-level="1">
<text:span text:style-name="T4">
乌克兰武装部队海军的炮兵摧毁了俄罗斯2C4“郁金香”</text:span>
</text:h>
      <text:p text:style-name="P4">
作者: ['АРМІЯINFORM']</text:p>
      <text:p text:style-name="P4">
时间: 2023-05-16T36:00:00-04:00</text:p>
      <text:p text:style-name="P4">
描述: 乌克兰的VISSYSOVO服务在管道后面被Zed 240毫米Minem 2S4“ Tulip” ...与乌克兰2022的战争，与乌克兰的最新新闻，《与乌克兰的新闻》，与乌克兰2022年的新闻战争，乌克兰和俄罗斯的最后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tuyflpan.jpg" text:style-name="Internet_20_link" text:visited-style-name="Visited_20_Internet_20_Link">
tuyflpan.jpg</text:a>
']</text:p>
      <text:p text:style-name="P4">
标签: ['STOPRUSSIA', 'АГРЕСІЯ РФ', 'ВТОРГНЕННЯ РФ', 'ТЮЛЬПАН']</text:p>
      <text:p text:style-name="P4">
类别: News</text:p>
      <!--METADATA-->
      <text:p text:style-name="P4">
<draw:frame draw:style-name="fr1" draw:name="Image214" text:anchor-type="as-char" svg:width="6.9236in" svg:height="3.892787in" draw:z-index="0">
<draw:image xlink:href="../Images/AРМІЯINFORM/2023-05-16T36-00-00-04-00/tuyflpan.jpg" xlink:type="simple" xlink:show="embed" xlink:actuate="onLoad" draw:mime-type="image/jpeg"/>
</draw:frame>
说明性照片</text:p>
      <text:p text:style-name="P4">
乌克兰军人摧毁了俄罗斯占领军的240毫米迫击炮2C4“郁金香”  - 汽车试图逃脱我们的后卫的“眼睛”，但急速炮兵的精确击落了设备。</text:p>
      <text:p text:style-name="P4">
News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阿布扎比的乌克兰人将举行大规模的刺绣日活动</text:span>
</text:h>
      <text:p text:style-name="P4">
作者: ['АРМІЯINFORM']</text:p>
      <text:p text:style-name="P4">
时间: 2023-05-16T37:00:00-04:00</text:p>
      <text:p text:style-name="P4">
描述: 乌克里亚卡岛（OI）的乌克里亚卡文化要求，乌克里亚卡·维西万卡（Ukryanka Vishivanka）：...与乌克兰2022年的战争，与乌克兰的最新新闻，《与乌克兰的新闻》（News War War）与乌克​​兰2022年的战争，今天将在乌克兰和俄罗斯之间进行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标签: ['ДЕНЬ ВИШИВАНКИ', 'ДЕНЬ ВИШИВАНКИ В ОАЕ', 'ОАЕ', 'УКРАЇНСЬКА ДІАСПОРА']</text:p>
      <text:p text:style-name="P4">
类别: News</text:p>
      <!--METADATA-->
      <text:p text:style-name="P4">
<draw:frame draw:style-name="fr1" draw:name="Image215" text:anchor-type="as-char" svg:width="6.9236in" svg:height="5.804039in" draw:z-index="0">
<draw:image xlink:href="../Images/AРМІЯINFORM/2023-05-16T37-00-00-04-00/346986699_555181159878251_5172262503197863323_n.jpg" xlink:type="simple" xlink:show="embed" xlink:actuate="onLoad" draw:mime-type="image/jpeg"/>
</draw:frame>
阿联酋的乌克兰妇女倡议邀请了文化活动“乌克兰 - 萨维瓦卡：在一个世纪之内”，该活动将于5月21日在阿布达比兹刺绣日举行。 关于这个<text:a xlink:type="simple" xlink:href="https://www.facebook.com/Ukrainianwomen.me/posts/pfbid034NrTm2ikWiYWcW5wj5woYdGVnsQVygPbwjXJBaPsEgkx5qJrp1KuCQj4dVadH3Gil" text:style-name="Internet_20_link" text:visited-style-name="Visited_20_Internet_20_Link">
被引用</text:a>
在阿联酋的乌克兰妇女倡议的Facebook页面上。</text:p>
      <text:p text:style-name="P4">
该活动结合了研讨会，讲座和民俗表演，通过这些演出将能够了解乌克兰文化，传统和乌克兰人。 该活动是开放的，可以免费参加国籍代表。</text:p>
      <text:p text:style-name="P4">
“在2023年5月21日的Vyshivanka日之际，阿联酋的乌克兰妇女女性邀请乌克兰的Vyshivanka参加阿联酋。 该活动结合了研讨会，讲座和民间文学活动，尤其是访客可以通过这些研讨会来了解乌克兰文化，传统和乌克兰刺绣。</text:p>
      <text:p text:style-name="P4">
游客和参与者将能够欣赏乌克兰刺绣的展览，儿童和成人创意团队的表演，当然，还要尝试掌握传统的乌克兰刺绣的精通，并创建了一个动机的两个免费研讨会的框架，即消息读取。</text:p>
      <text:p text:style-name="P4">
值得注意的是，该活动将得到阿布扎比创意枢纽，乌克兰大使馆在阿联酋的大使馆，乌克兰的乌克兰“索非亚”和“ divosvit”的乌克兰乌克兰学校。</text:p>
      <text:p text:style-name="P4">
“该活动是开放的，可以自由参加所有国籍。 因此，我们邀请乌克兰人，外国人和锁来了解有关乌克兰文化及其传统的更多信息。”</text:p>
      <text:p text:style-name="P4">
还报道说，大师班是为14多个受众设计的。 他们需要在链接上进行初步注册，该链接由组织者的组织指示。 活动的主要语言将是英语。</text:p>
      <text:p text:style-name="P4">
参观者还提供了着装要求：“我们鼓励乌兰特和外国人(有刺绣的人)刺绣。 同时，请遵守当地的着装要求(闭合的肩膀和服装，封闭式纸巾).</text:p>
      <text:p text:style-name="P4">
З нетерпінням чекаємо на зустріч!», — зазначають оргнаізатори.</text:p>
      <text:p text:style-name="P4">
News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NEWS-->
      <text:h text:style-name="P10" text:outline-level="1">
<text:span text:style-name="T4">
爱沙尼亚的酿酒师已准备好帮助乌克兰脱颖而出的领土</text:span>
</text:h>
      <text:p text:style-name="P4">
作者: ['АРМІЯINFORM']</text:p>
      <text:p text:style-name="P4">
时间: 2023-05-16T38:00:00-04:00</text:p>
      <text:p text:style-name="P4">
描述: 准备就绪的Estonsiki Sarens，Konaina ta dopomagatis的Schoto Vikhaits ...与乌克兰2022年的战争，与乌克兰与乌克兰的最新新闻，今天与乌克兰2022年的《新闻战争》，今天上次与乌克兰的新闻战争，乌克兰和俄罗斯和一场战争之间将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mceu-89297240411684153913672.jpg" text:style-name="Internet_20_link" text:visited-style-name="Visited_20_Internet_20_Link">
mceu-89297240411684153913672.jpg</text:a>
']</text:p>
      <text:p text:style-name="P4">
标签: ['ЕСТОНІЯ', 'ІГОР КЛИМЕНКО', 'ЛАУРІ ЛЯЕНЕМЕТС', 'МВС ЕСТОНІЇ', 'МВС УКРАЇН']</text:p>
      <text:p text:style-name="P4">
类别: News</text:p>
      <!--METADATA-->
      <text:p text:style-name="P4">
<draw:frame draw:style-name="fr1" draw:name="Image216" text:anchor-type="as-char" svg:width="6.9236in" svg:height="4.558037in" draw:z-index="0">
<draw:image xlink:href="../Images/AРМІЯINFORM/2023-05-16T38-00-00-04-00/mceu-89297240411684153913672.jpg" xlink:type="simple" xlink:show="embed" xlink:actuate="onLoad" draw:mime-type="image/jpeg"/>
</draw:frame>
爱沙尼亚的袋鼠正准备将我们的领土留给乌克兰。 这是在爱沙尼亚劳利亚梅特(Laurilyaemetts)内部事务部负责人与乌克兰伊戈尔·克里姆森科(Igor Klimenko)国际事务大臣的一次会议上指出的，<text:a xlink:type="simple" xlink:href="https://mvs.gov.ua/uk/news/igor-klimenko-mvs-gotuje-kompleks-zaxodiv-abi-minimizuvati-vikliki-iaki-cekatimut-krayinu-pislia-zaversennia-viini" text:style-name="Internet_20_link" text:visited-style-name="Visited_20_Internet_20_Link">
告知</text:a>
乌克兰内政部的新闻服务。</text:p>
      <text:p text:style-name="P4">
劳里·莱纳梅特斯(Lauri Laenemets)说：“爱沙尼亚族族愿意去乌克兰来帮助改变领土。”</text:p>
      <text:p text:style-name="P4">
反过来，乌克兰伊戈尔·克里姆森科(Igor Klimenko)内政部负责人在会议上说，大约一千名米亚·萨珀斯(Mia Sappers)参与了乌克兰的迅速撤离。 自战争开始以来，他们已经设法改变并处置了大约一百万个危险的物体，但是，乌克兰继续将自己作为世界上最重要的国家之一。</text:p>
      <text:p text:style-name="P4">
伊戈尔·克里曼科(Igor Klimenko)感谢爱沙尼亚同事对乌克兰的全面支持，对俄罗斯的全面入侵，并强调乌克兰不断与爱沙尼亚当局保持联系。</text:p>
      <text:p text:style-name="P4">
他还告诉爱沙尼亚·劳里·莱梅梅特(Lauri Laememets)内政部长，除了在乌克兰的持续战斗外，内政部还准备一项特殊法律，以在战争结束后形成安全环境。</text:p>
      <ul>
        <li>
我们呼吁爱沙尼亚政府协助乌克兰内政部，以在我们的乌克兰敌对行动结束后形成安全的环境。 伊戈尔·克里马尼科(Igor Klimenko)说，我们试图在每个国家都尽力而为，我们每次都会得到爱沙尼亚 - 伊戈尔·克利莫尼科(Igor Klimenko)说。</li>
      </ul>
      <text:p text:style-name="P4">
他还解释说，乌克兰调查人员继续记录乌克兰的俄罗斯新闻。</text:p>
      <text:p text:style-name="P4">
爱沙尼亚部长劳里·莱纳梅特斯(Lauri Laenemets)指出，爱沙尼亚支持乌克兰，应将俄罗斯罪犯提及。</text:p>
      <ul>
        <li>
我们支持乌克兰为建立一个特别法庭的努力，以使所有军事犯罪分子绳之以法。 爱沙尼亚内政部负责人说，我们相信现有对俄罗斯的压力将加剧。</li>
      </ul>
      <text:p text:style-name="P4">
他还感谢乌克兰人民的斗争，并指出，所有欧洲的安全都取决于和平。据他说，他个人和所有爱沙尼亚政府将尽一切努力帮助乌克兰。</text:p>
      <ul>
        <li>
我们支持乌克兰为建立一个特别法庭的努力，以使所有军事犯罪分子绳之以法。 爱沙尼亚内政部负责人说，我们相信现有对俄罗斯的压力将加剧。</li>
      </ul>
      <text:p text:style-name="P4">
News Source: <text:a xlink:type="simple" xlink:href="https://armyinform.com.ua/2023/05/16/estonski-sapery-gotovi-dopomogty-ukrayini-u-rozminuvanni-terytorij/" text:style-name="Internet_20_link" text:visited-style-name="Visited_20_Internet_20_Link">
https://armyinform.com.ua/2023/05/16/estonski-sapery-gotovi-dopomogty-ukrayini-u-rozminuvanni-terytorij/</text:a>
</text:p>
      <!--NEWS-->
      <text:h text:style-name="P10" text:outline-level="1">
<text:span text:style-name="T4">
俄罗斯联邦只要存在于当前限制中 - 阿列克谢·丹尼洛夫（Alexei Danilov）就不会平静下来</text:span>
</text:h>
      <text:p text:style-name="P4">
作者: ['АРМІЯINFORM']</text:p>
      <text:p text:style-name="P4">
时间: 2023-05-16T39:00:00-04:00</text:p>
      <text:p text:style-name="P4">
描述: 俄罗斯联合会是Chandikt修道院的Kilkista的无耻狂热者，我没有争论，……与乌克兰2022的战争，与乌克兰的战争是今天的最新消息，《与乌克兰2022年的新闻战》是今天的最后一场。 ，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5/347094697_143386455384204_6070686055080527656_n.jpg" text:style-name="Internet_20_link" text:visited-style-name="Visited_20_Internet_20_Link">
347094697_143386455384204_6070686055080527656_n.jpg</text:a>
']</text:p>
      <text:p text:style-name="P4">
标签: ['ОЛЕКСІЙ ДАНІЛОВ', 'РНБО']</text:p>
      <text:p text:style-name="P4">
类别: News</text:p>
      <!--METADATA-->
      <text:p text:style-name="P4">
<draw:frame draw:style-name="fr1" draw:name="Image217" text:anchor-type="as-char" svg:width="6.9236in" svg:height="4.615733in" draw:z-index="0">
<draw:image xlink:href="../Images/AРМІЯINFORM/2023-05-16T39-00-00-04-00/347094697_143386455384204_6070686055080527656_n.jpg" xlink:type="simple" xlink:show="embed" xlink:actuate="onLoad" draw:mime-type="image/jpeg"/>
</draw:frame>
Sekretarz RadyBezpieczeństwaNarodowego和Obry Ukrainianołeksijaniłowwowpodczaswywiadu W Kijowie，乌克兰，22 Marca 2023</text:p>
      <text:p text:style-name="P4">
俄罗斯联邦是世界上冲突数量无可争议的领导者，只要存在于当前限制中，就不可能。 乌克兰阿列克谢·丹尼洛夫(Alexey Danilov)的国家安全和辩护秘书在2023年5月15日星期一在ICTV上的事实采访时强调了这一点。</text:p>
      <text:p text:style-name="P4">
车臣今天被俄罗斯联邦占领。 2008年，普京对佐治亚州的非挥发性进行了侵略。 2014年夏天，俄罗斯军事短跑摧毁了飞机。 2014年，俄罗斯人入侵了我们的国家……”  - 提醒Vavdanilov。</text:p>
      <text:p text:style-name="P4">
不幸的是，NSDC秘书指出，当时文明的世界“担心，担心，但没有就侵略者国家做出任何决定。”</text:p>
      <text:p text:style-name="P4">
他强调，迄今为止，“战后俄罗斯的未来还没有决定”，因为这是“通过核能对俄罗斯权力的幻想”。</text:p>
      <text:p text:style-name="P4">
“如果有人认为俄罗斯应该以与战争的冠军相同的形式，在我们胜利之后，那么俄罗斯摇摆的激活问题，帝国主义，”亚历克斯·丹尼洛夫(Alexei Danilov侵略另一个国家。 他保存说：“如果它们存在于存在的范围之内，他们将冷静下来。”</text:p>
      <text:p text:style-name="P4">
News Source: <text:a xlink:type="simple" xlink:href="https://armyinform.com.ua/2023/05/16/rf-ne-zaspokoyitsya-dopoky-isnuvatyme-v-nynishnih-mezhah-oleksij-danilov/" text:style-name="Internet_20_link" text:visited-style-name="Visited_20_Internet_20_Link">
https://armyinform.com.ua/2023/05/16/rf-ne-zaspokoyitsya-dopoky-isnuvatyme-v-nynishnih-mezhah-oleksij-danilov/</text:a>
</text:p>
      <!--NEWS-->
      <text:h text:style-name="P10" text:outline-level="1">
<text:span text:style-name="T4">
超过15万名占领者仍留在乌克兰南部的临时占领地区</text:span>
</text:h>
      <text:p text:style-name="P4">
作者: ['АРМІЯINFORM']</text:p>
      <text:p text:style-name="P4">
时间: 2023-05-16T40:00:00-04:00</text:p>
      <text:p text:style-name="P4">
描述: Rosiya Primusovovo的权力替代者在永久性的人口中撰写Cyville ...与乌克兰2022年的战争，与乌克兰的战争是今天的最新消息，今天是与乌克兰2022年的新闻战争，今天将会有一场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5/20230515-01.jpg" text:style-name="Internet_20_link" text:visited-style-name="Visited_20_Internet_20_Link">
20230515-01.jpg</text:a>
']</text:p>
      <text:p text:style-name="P4">
标签: ['ГУР МО УКРАЇНИ']</text:p>
      <text:p text:style-name="P4">
类别: News</text:p>
      <!--METADATA-->
      <text:p text:style-name="P4">
<draw:frame draw:style-name="fr1" draw:name="Image218" text:anchor-type="as-char" svg:width="6.9236in" svg:height="4.367638in" draw:z-index="0">
<draw:image xlink:href="../Images/AРМІЯINFORM/2023-05-16T40-00-00-04-00/20230515-01.jpg" xlink:type="simple" xlink:show="embed" xlink:actuate="onLoad" draw:mime-type="image/jpeg"/>
</draw:frame>
俄罗斯的侵略国强行从赫尔森和扎波里兹希亚地区被占领的领土上出口平民，其中包括在Energodar被俘虏的AAP的工作人员。</text:p>
      <text:p text:style-name="P4">
“这是关于那些故意从事侵略者或被迫做的人。 他们被告知敌对行动很快就会开始，该领土将被解雇和轰炸，因此他们将说服并与俄罗斯人合作。</text:p>
      <text:p text:style-name="P4">
乌克兰军事情报的代表说，所谓的撤离乌克兰南部地区的疏散领土，俄罗斯人用作屏幕来采取反智能和过滤措施：“首先，他们很糟糕，因为人口可以观察他们的准备准备，对于战斗，就是某些反情报措施。 这也是过滤，因为首先，有强制出口 - 乌克兰人口。 第三，俄罗斯人害怕在这些游击运动和内部抵抗的领土上持有。”</text:p>
      <text:p text:style-name="P4">
同时，乌克兰国防部的宗师代表(https://www.rbc.ua/rus/news/zhest-dobroyi-voli-chi-pochali-rosiyani-tikati-1684096645.html)没有记录从Zaporizhzhya或Kherson地区撤离俄罗斯战斗部队。 在这两个地区的被占领领土中，现在大约有15.2万名敌军人员，他们的所有行动都表明他们正在准备预防。</text:p>
      <text:p text:style-name="P4">
News Source: <text:a xlink:type="simple" xlink:href="https://armyinform.com.ua/2023/05/16/na-okupovanyh-terytoriyah-pivdnya-ukrayiny-zalyshayetsya-ponad-150-tysyach-okupantiv/" text:style-name="Internet_20_link" text:visited-style-name="Visited_20_Internet_20_Link">
https://armyinform.com.ua/2023/05/16/na-okupovanyh-terytoriyah-pivdnya-ukrayiny-zalyshayetsya-ponad-150-tysyach-okupantiv/</text:a>
</text:p>
      <!--NEWS-->
      <text:h text:style-name="P10" text:outline-level="1">
<text:span text:style-name="T4">
在重返社会部的协助下，已经翻译了许多国际人道主义公约</text:span>
</text:h>
      <text:p text:style-name="P4">
作者: ['АРМІЯINFORM']</text:p>
      <text:p text:style-name="P4">
时间: 2023-05-16T41:00:00-04:00</text:p>
      <text:p text:style-name="P4">
描述: 为了停滞《人道主义法》的规范……与乌克兰2022年的战争，与乌克兰的战争是今天的最新消息，《与乌克兰2022年的新闻战》是当今的最后一场新闻，将会有一场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5/1-51-1.jpg" text:style-name="Internet_20_link" text:visited-style-name="Visited_20_Internet_20_Link">
1-51-1.jpg</text:a>
']</text:p>
      <text:p text:style-name="P4">
标签: []</text:p>
      <text:p text:style-name="P4">
类别: News</text:p>
      <!--METADATA-->
      <text:p text:style-name="P4">
<draw:frame draw:style-name="fr1" draw:name="Image219" text:anchor-type="as-char" svg:width="6.9236in" svg:height="4.038767in" draw:z-index="0">
<draw:image xlink:href="../Images/AРМІЯINFORM/2023-05-16T41-00-00-04-00/1-51-1.jpg" xlink:type="simple" xlink:show="embed" xlink:actuate="onLoad" draw:mime-type="image/jpeg"/>
</draw:frame>
为了有效地应用国际人道主义权利的规则 - 乌克兰组织的29家现有国际房屋的翻译。 关于这个<text:a xlink:type="simple" xlink:href="https://minre.gov.ua/2023/05/15/za-spryyannya-minreintegracziyi-zdijsneno-pereklad-nyzky-konvenczij-z-mizhnarodnogo-gumanitarnogo-prava/" text:style-name="Internet_20_link" text:visited-style-name="Visited_20_Internet_20_Link">
报告</text:a>
在重返社会部。</text:p>
      <text:p text:style-name="P4">
<text:span text:style-name="T4">
包括：</text:span>
</text:p>
      <text:p text:style-name="P4">
_  - 关于保护国际和国际武装冲突受害者的日内瓦公约的协议； _</text:p>
      <text:p text:style-name="P4">
_  - 关于预防和惩罚种族灭绝罪的惯例； _</text:p>
      <text:p text:style-name="P4">
_  - 关于武装冲突的保护文化价值的协议； _</text:p>
      <text:p text:style-name="P4">
_  - 关于禁止或限​​制某些类型的普通医务官员的公约，可能被认为是过度损害或具有非选择性效果的公约； _</text:p>
      <text:p text:style-name="P4">
_-联合国法规和联合国国际法院的法规； _</text:p>
      <text:p text:style-name="P4">
_  - 改善活跃军队受伤和患者命运的公约； _</text:p>
      <text:p text:style-name="P4">
_  - 日内瓦关于待遇囚犯的公约； _</text:p>
      <text:p text:style-name="P4">
_  - 战争期间关于保护平民的公约； _</text:p>
      <text:p text:style-name="P4">
_  - 关于禁止使用，有毒或其他气体的禁令，以及通过细菌学的战争方法； _</text:p>
      <text:p text:style-name="P4">
_  - 关于禁令或限制地雷，最小陷阱和其他设备的协议。</text:p>
      <text:p text:style-name="P4">
这是必要的，因为乌克兰的大多数文件中的大多数在乌克兰没有翻译，也没有过时的苏联版本。 这不允许乌克兰律师，军事和当局应用这些规范的权利。</text:p>
      <text:p text:style-name="P4">
该翻译是由LLC“亲信”进行的，重新整合部具有备忘录。</text:p>
      <text:p text:style-name="P4">
文件已超过200页的文本，已经发送给外交部进行官方批准。</text:p>
      <text:p text:style-name="P4">
News Source: <text:a xlink:type="simple" xlink:href="https://armyinform.com.ua/2023/05/16/za-spryyannya-minreintegracziyi-zdijsneno-pereklad-nyzky-konvenczij-z-mizhnarodnogo-gumanitarnogo-prava/" text:style-name="Internet_20_link" text:visited-style-name="Visited_20_Internet_20_Link">
https://armyinform.com.ua/2023/05/16/za-spryyannya-minreintegracziyi-zdijsneno-pereklad-nyzky-konvenczij-z-mizhnarodnogo-gumanitarnogo-prava/</text:a>
</text:p>
      <!--NEWS-->
      <text:h text:style-name="P10" text:outline-level="1">
<text:span text:style-name="T4">
“瓦格纳罗夫赛车开车起来。 我不知道我的oksana现在在哪里”  - 跨国戈尔</text:span>
</text:h>
      <text:p text:style-name="P4">
作者: ['АРМІЯINFORM']</text:p>
      <text:p text:style-name="P4">
时间: 2023-05-16T42:00:00-04:00</text:p>
      <text:p text:style-name="P4">
描述: Zhinka（cyvil）在电话Rozmovis中有关Vikrannya的电话...与乌克兰的战争，与乌克兰的战争，与乌克兰的最新新闻，今天与乌克兰的新闻，今天与乌克兰的新闻战争上次与乌克兰的新闻战争，乌克兰和俄罗斯和俄罗斯之间的战争将与乌克兰的战争之间发生战争这将是不久的</text:p>
      <text:p text:style-name="P4">
图片: []</text:p>
      <text:p text:style-name="P4">
标签: []</text:p>
      <text:p text:style-name="P4">
类别: News</text:p>
      <!--METADATA-->
      <text:p text:style-name="P4">
女士(民事)在电话交谈中，从Severodonetsk讲述了两个平民居民的“瓦格纳”和非法拨款的征服。</text:p>
      <text:p text:style-name="P4">
News Source: <text:a xlink:type="simple" xlink:href="https://armyinform.com.ua/2023/05/16/pod%d1%8aehala-mashyna-vagnerovczev-ya-ne-znayu-gde-moya-oksana-teper-perehoplennya-gur/" text:style-name="Internet_20_link" text:visited-style-name="Visited_20_Internet_20_Link">
https://armyinform.com.ua/2023/05/16/pod%d1%8aehala-mashyna-vagnerovczev-ya-ne-znayu-gde-moya-oksana-teper-perehoplennya-gur/</text:a>
</text:p>
      <!--NEWS-->
      <text:h text:style-name="P10" text:outline-level="1">
<text:span text:style-name="T4">
导弹部队和国防军炮兵击中了3个管理点，5个IP站和一个仓库，并带有俄罗斯人的弹药</text:span>
</text:h>
      <text:p text:style-name="P4">
作者: ['АРМІЯINFORM']</text:p>
      <text:p text:style-name="P4">
时间: 2023-05-16T43: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ТОРГНЕННЯ РФ', 'ГШ ЗСУ', 'ХРОНІКА ОБОРОНИ']</text:p>
      <text:p text:style-name="P4">
类别: News</text:p>
      <!--METADATA-->
      <text:p text:style-name="P4">
<draw:frame draw:style-name="fr1" draw:name="Image220" text:anchor-type="as-char" svg:width="6.9236in" svg:height="3.80798in" draw:z-index="0">
<draw:image xlink:href="../Images/AРМІЯINFORM/2023-05-16T43-00-00-04-00/raketni-vijska-ta-artyleriya-nazemnyh-ugrupovan-vijsk.jpg" xlink:type="simple" xlink:show="embed" xlink:actuate="onLoad" draw:mime-type="image/jpeg"/>
</draw:frame>
说明性照片<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在过去的一天中，国防军的航空在敌人的个人工作人员和军事装备以及敌人的防空导弹综合大楼的集中领域中取得了9次跳动。 6种不同类型的冲击无人机被破坏。 导弹部队和炮兵的单位击中了3个管理要点，5个活力地区，4个火炮部队，火阵地，防空导弹综合大楼，5个电子战机以及敌人的存储。 支持武装部队!去赢!荣耀乌克兰!</text:p>
      <text:p text:style-name="P4">
News Source: <text:a xlink:type="simple" xlink:href="https://armyinform.com.ua/2023/05/16/raketni-vijska-i-artyleriya-syl-oborony-vrazyly-3-punkty-upravlinnya-5-stanczij-reb-ta-sklad-z-boyeprypasamy-rosiyan/" text:style-name="Internet_20_link" text:visited-style-name="Visited_20_Internet_20_Link">
https://armyinform.com.ua/2023/05/16/raketni-vijska-i-artyleriya-syl-oborony-vrazyly-3-punkty-upravlinnya-5-stanczij-reb-ta-sklad-z-boyeprypasamy-rosiyan/</text:a>
</text:p>
      <!--NEWS-->
      <text:h text:style-name="P10" text:outline-level="1">
<text:span text:style-name="T4">
占领者再次对乌克兰造成了巨大的打击，再次使用了不同类型的导弹</text:span>
</text:h>
      <text:p text:style-name="P4">
作者: ['АРМІЯINFORM']</text:p>
      <text:p text:style-name="P4">
时间: 2023-05-16T44:00:00-04:00</text:p>
      <text:p text:style-name="P4">
描述: 关于ZS乌克兰人的总部。 “四十多种的chotirist ...与乌克兰2022年的战争，与乌克兰的战争是今天的最新消息，今天与乌克兰2022年的新闻战，乌克兰和俄罗斯之间的战争，何时会发生战争，何时会发生战争在2022年与乌克兰成为一场战争，是否将是不久的将来，与乌克兰与乌克兰的战争是否会说，今天与乌克兰的战争，今天的乌克兰新闻，乌克兰的新闻，乌克兰媒体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221" text:anchor-type="as-char" svg:width="6.9236in" svg:height="3.893007in" draw:z-index="0">
<draw:image xlink:href="../Images/AРМІЯINFORM/2023-05-16T44-00-00-04-00/raketnyj-udar.jpg" xlink:type="simple" xlink:show="embed" xlink:actuate="onLoad" draw:mime-type="image/jpeg"/>
</draw:frame>
<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俄罗斯对我们国家的大规模武装侵略的四十七天开始了。</text:p>
      <text:p text:style-name="P4">
这一天，敌人再次对乌克兰造成了巨大的打击，并使用了各种类型的收据。 详细信息将在稍后提供。</text:p>
      <text:p text:style-name="P4">
在最后一天，使用S-300 ZRK的敌人，在顿涅茨克地区的Konstantinovka记录了2枚导弹中风。 此外，俄罗斯联邦已经完成了48架飞机打击，并进行了50多次炮击火箭发射器。</text:p>
      <text:p text:style-name="P4">
证词写道：“整个乌克兰的进一步火箭和航空袭击的可能性很高，因为敌人并没有阻止恐怖的战术。”</text:p>
      <text:p text:style-name="P4">
News Source: <text:a xlink:type="simple" xlink:href="https://armyinform.com.ua/2023/05/16/cziyeyi-doby-okupanty-znovu-zavdaly-masovanogo-udaru-po-ukrayini-zastosuvaly-rakety-riznyh-typiv/" text:style-name="Internet_20_link" text:visited-style-name="Visited_20_Internet_20_Link">
https://armyinform.com.ua/2023/05/16/cziyeyi-doby-okupanty-znovu-zavdaly-masovanogo-udaru-po-ukrayini-zastosuvaly-rakety-riznyh-typiv/</text:a>
</text:p>
      <!--NEWS-->
      <text:h text:style-name="P10" text:outline-level="1">
<text:span text:style-name="T4">
49次战斗冲突发生在最后一天的4部分</text:span>
</text:h>
      <text:p text:style-name="P4">
作者: ['АРМІЯINFORM']</text:p>
      <text:p text:style-name="P4">
时间: 2023-05-16T45:00:00-04:00</text:p>
      <text:p text:style-name="P4">
描述: 关于ZS乌克兰人的总部。 “对手佐斯维尔是基本的……与乌克兰2022年的战争，与乌克兰的战争是今天的最新消息，与乌克兰2022的战争是今天的最后一场，乌克兰和俄罗斯之间的战争将是一场战争2022年与乌克兰的战争将在不久的将来与乌克兰进行战争，这是与乌克兰的战争，今天与乌克兰的战争，今天的乌克兰新闻，乌克兰媒体在俄罗斯的乌克兰新闻</text:p>
      <text:p text:style-name="P4">
图片: ['<text:a xlink:type="simple" xlink:href="https://armyinform.com.ua/wp-content/uploads/2023/05/346602943_930746711458657_3803960496336145141_n.jpg" text:style-name="Internet_20_link" text:visited-style-name="Visited_20_Internet_20_Link">
346602943_930746711458657_3803960496336145141_n.jpg</text:a>
']</text:p>
      <text:p text:style-name="P4">
标签: ['STOPRUSSIA', 'АГРЕСІЯ РФ', 'ВТОРГНЕННЯ РФ', 'ГШ ЗСУ']</text:p>
      <text:p text:style-name="P4">
类别: News</text:p>
      <!--METADATA-->
      <text:p text:style-name="P4">
<draw:frame draw:style-name="fr1" draw:name="Image222" text:anchor-type="as-char" svg:width="6.9236in" svg:height="4.622945in" draw:z-index="0">
<draw:image xlink:href="../Images/AРМІЯINFORM/2023-05-16T45-00-00-04-00/346602943_930746711458657_3803960496336145141_n.jpg" xlink:type="simple" xlink:show="embed" xlink:actuate="onLoad" draw:mime-type="image/jpeg"/>
</draw:frame>
说明性照片<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敌人在利曼，巴赫穆特，阿夫迪夫和玛丽斯基进行了重大努力。 最后一天，在前线的这些地区发生了49次战斗。 Bakhmut和Marinka在敌对行动的中心不知所措。</text:p>
      <text:p text:style-name="P4">
<text:span text:style-name="T4">
在Volyn和Polissya的指示中</text:span>
未检测到形成进攻性群体的迹象。</text:p>
      <text:p text:style-name="P4">
<text:span text:style-name="T4">
在Siversky和Slobozhansky的指示中</text:span>
敌人对定居点，Medvedivka和Muravuj Chernyhiv地区进行了迫击炮taartilerian炮击； Vovkivka，Manukhivka，Stukalivka，Iskryskivshchyna，Volfine，Sumy地区的开关和草原，以及Cossack Lopan，Goptivka，Lukyanka，Lukyanka，Gatyshche，Gatyshche，Budarki，Budarki，Budarki，Budarki，Budarki，budarable，可校准，圆形，蒲公英，蒲公英，dandelion，Kharkarkiv地区。</text:p>
      <text:p text:style-name="P4">
<text:span text:style-name="T4">
在Kupyansk方向</text:span>
敌人不会停止尝试改善战术。 最后一天，在Masutivka Tanovoselivsky地区未能成功的进攻行动。 他袭击了基斯利夫卡地区。 Dvorychanskoe，Kamianka，Krasne First，Mitrofanivka，Mitrofanivka，Fygolovka，Novomlinsk，Novomlinsk，两年，西方，西方，Kindrashivka，Kindrashivka，Kupyansk，Kyslivka，Kyslivka，tabaivka，kerestovo，Kharkarkiv地区和St Stermachiv aillivka，kindomlinsk遭受炮弹炮击的炮击。</text:p>
      <text:p text:style-name="P4">
<text:span text:style-name="T4">
在利马方向</text:span>
在最后一天，进攻行动的敌人不是。 他在争端区袭击了空袭。 尤其是卢汉斯克地区Ivrovhnokamyanskoye的Makeevka和Bigorivka炮击和有争议-Donetsk。</text:p>
      <text:p text:style-name="P4">
<text:span text:style-name="T4">
在Bakhmut方向</text:span>
敌人继续采取进攻行动。 巴赫穆特(Bakhmut)有一场加权战。 此外，在过去的一天中，朝着伊万尼维克(Ivanivske)定居的方向而充满活力的进攻行动的敌人。 Grigorivka，Bogdanivka，Bakhmut，Ivanivske，Stupochka，友谊，Alexander-Shultine，North，Zalizh，Petrovka，Petrovka，Tolni York York，Donetsk地区受伤。<text:span text:style-name="T4">
在Mariinsky方向</text:span>
防御部队反映了Marinka地区的众多攻击。 同时，敌对的炮击暴露于Donetsk地区的Krasnovorivka，Acute，St. George，Marinka和Novomikhailivka。</text:p>
      <text:p text:style-name="P4">
<text:span text:style-name="T4">
在矿物方向上</text:span>
在最后一天，敌人制造了庇护所。 其中 - 煤炭，Prychistivka，Novoukrainka Tashakhtarske。</text:p>
      <text:p text:style-name="P4">
<text:span text:style-name="T4">
在Zaporizhzhya和Kherson的指示</text:span>
敌人继续行动。 引起航空吹动Poldonetsk地区Vilne的定居点； Little Tokmachka- Zaporizhzhya和Stanislav和Kizomis Nakherson地区。 其中，他解雇了Burlatske，Vilnepole，Donetsk地区Novopol的定居点。 Olgivske，Malynivka，Gulyaypole，Railway，Gulyaypil，Belogorye，Mala Tokmachka，Orikhiv和Kamyanskzapozhye地区； Dnipropetrovsk地区的Nikopol以及城市。”</text:p>
      <text:p text:style-name="P4">
News Source: <text:a xlink:type="simple" xlink:href="https://armyinform.com.ua/2023/05/16/na-4-dilyankah-frontu-mynuloyi-doby-vidbulosya-49-bojovyh-zitknen/" text:style-name="Internet_20_link" text:visited-style-name="Visited_20_Internet_20_Link">
https://armyinform.com.ua/2023/05/16/na-4-dilyankah-frontu-mynuloyi-doby-vidbulosya-49-bojovyh-zitknen/</text:a>
</text:p>
      <!--NEWS-->
      <text:h text:style-name="P10" text:outline-level="1">
<text:span text:style-name="T4">
在Donetsk，Rashist继续使用学校来基础设备和士兵</text:span>
</text:h>
      <text:p text:style-name="P4">
作者: ['АРМІЯINFORM']</text:p>
      <text:p text:style-name="P4">
时间: 2023-05-16T46:00:00-04:00</text:p>
      <text:p text:style-name="P4">
描述: 关于ZS乌克兰人的总部。 “ I的反对者是唱歌的……与乌克兰2022年的战争，与乌克兰的战争是今天的最新消息，与乌克兰2022年的新闻战争今天，乌克兰和俄罗斯和俄罗斯之间以及何时何时会发生战争，与乌克兰的战争将是，这将是不久的是，是否在不久的将来与乌克兰的战争是，与乌克兰的战争今天，乌克兰新闻今天，乌克兰新闻，乌克兰媒体的乌克兰新闻</text:p>
      <text:p text:style-name="P4">
图片: ['<text:a xlink:type="simple" xlink:href="https://armyinform.com.ua/wp-content/uploads/2022/04/foto-navkolo-shkoly_6.jpg" text:style-name="Internet_20_link" text:visited-style-name="Visited_20_Internet_20_Link">
foto-navkolo-shkoly_6.jpg</text:a>
']</text:p>
      <text:p text:style-name="P4">
标签: []</text:p>
      <text:p text:style-name="P4">
类别: News</text:p>
      <!--METADATA-->
      <text:p text:style-name="P4">
<draw:frame draw:style-name="fr1" draw:name="Image223" text:anchor-type="as-char" svg:width="6.9236in" svg:height="4.615733in" draw:z-index="0">
<draw:image xlink:href="../Images/AРМІЯINFORM/2023-05-16T46-00-00-04-00/foto-navkolo-shkoly_6.jpg" xlink:type="simple" xlink:show="embed" xlink:actuate="onLoad" draw:mime-type="image/jpeg"/>
</draw:frame>
说明性照片<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敌人继续愤世嫉俗地使用暂时校正和解的教育机构出于自己的目的。 因此，顿涅茨克地区亚西诺瓦特市的一所当地学校之一，俄罗斯入侵者用于展示人员。 在学校隐藏的军事装备的庭院中，地下室充当庇护所。”信息写道。</text:p>
      <text:p text:style-name="P4">
News Source: <text:a xlink:type="simple" xlink:href="https://armyinform.com.ua/2023/05/16/na-donechchyni-rashysty-prodovzhuyut-vykorystovuvaty-shkoly-dlya-bazuvannya-svoyeyi-tehniky-ta-soldat/" text:style-name="Internet_20_link" text:visited-style-name="Visited_20_Internet_20_Link">
https://armyinform.com.ua/2023/05/16/na-donechchyni-rashysty-prodovzhuyut-vykorystovuvaty-shkoly-dlya-bazuvannya-svoyeyi-tehniky-ta-soldat/</text:a>
</text:p>
      <!--NEWS-->
      <text:h text:style-name="P10" text:outline-level="1">
<text:span text:style-name="T4">
乌克兰捍卫者每天消除了500多名入侵者，摧毁了13名工匠和12 BBM</text:span>
</text:h>
      <text:p text:style-name="P4">
作者: ['АРМІЯINFORM']</text:p>
      <text:p text:style-name="P4">
时间: 2023-05-16T47:00:00-04:00</text:p>
      <text:p text:style-name="P4">
描述: Zagalni Boyov，将敌人于02/24/22到05/16/23 Orintovo成为：...与乌克兰2022的战争，与乌克兰的最新新闻，今天与乌克兰的新闻，与乌克兰的新闻战争，今天与乌克兰的新闻战争持续了过去，将会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5/7148123a-7f0f-43dc-b3e8-9894ac49552f-scaled.jpg" text:style-name="Internet_20_link" text:visited-style-name="Visited_20_Internet_20_Link">
7148123a-7f0f-43dc-b3e8-9894ac49552f-scaled.jpg</text:a>
']</text:p>
      <text:p text:style-name="P4">
标签: ['STOPRUSSIA', 'АГРЕСІЯ РФ', 'ВТОРГНЕННЯ РФ', 'ВТРАТИ ВОРОГА', 'ГШ ЗСУ']</text:p>
      <text:p text:style-name="P4">
类别: News</text:p>
      <!--METADATA-->
      <text:p text:style-name="P4">
<draw:frame draw:style-name="fr1" draw:name="Image224" text:anchor-type="as-char" svg:width="6.9236in" svg:height="6.969757in" draw:z-index="0">
<draw:image xlink:href="../Images/AРМІЯINFORM/2023-05-16T47-00-00-04-00/7148123a-7f0f-43dc-b3e8-9894ac49552f-scaled.jpg" xlink:type="simple" xlink:show="embed" xlink:actuate="onLoad" draw:mime-type="image/jpeg"/>
</draw:frame>
从24.02.22到16.05.23的敌人的总损失将定向：</text:p>
      <text:p text:style-name="P4">
<text:span text:style-name="T4">
<text:span text:style-name="T5">
人员 -  </text:span>
* 199980(+520)淘汰的人</text:span>
<text:span text:style-name="T5">
坦克 -  </text:span>
<text:span text:style-name="T5">
 3762(+3)</text:span>
<text:span text:style-name="T4">
战斗装甲车 -  </text:span>
 7348(+12)<text:span text:style-name="T4">
<text:span text:style-name="T5">
炮兵系统 -  </text:span>
<text:span text:style-name="T5">
 3150(+13)</text:span>
 </text:span>
 rszv- <text:span text:style-name="T4">
 562(0)</text:span>
<text:span text:style-name="T5">
防空 -  </text:span>
<text:span text:style-name="T5">
 316(0)</text:span>
<text:span text:style-name="T4">
飞机 -  </text:span>
 308(0)<text:span text:style-name="T4">
<text:span text:style-name="T5">
直升机 -  </text:span>
* 294(0)</text:span>
<text:span text:style-name="T5">
无人机手术战术水平 -  </text:span>
<text:span text:style-name="T5">
 2732(+12)</text:span>
<text:span text:style-name="T4">
有翼导弹 -  </text:span>
 973(0)<text:span text:style-name="T4">
<text:span text:style-name="T5">
船 /船 -  </text:span>
* 18(0)</text:span>
<text:span text:style-name="T5">
汽车设备和坦克 -  </text:span>
<text:span text:style-name="T5">
 6048(+14)</text:span>
<text:span text:style-name="T4">
特殊技术 -  </text:span>
 410(+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6.05.23。</text:p>
      <text:p text:style-name="P4">
News Source: <text:a xlink:type="simple" xlink:href="https://armyinform.com.ua/2023/05/16/ukrayinski-zahysnyky-za-dobu-likviduvaly-ponad-500-okupantiv-znyshhyly-13-artsystem-i-12-bbm/" text:style-name="Internet_20_link" text:visited-style-name="Visited_20_Internet_20_Link">
https://armyinform.com.ua/2023/05/16/ukrayinski-zahysnyky-za-dobu-likviduvaly-ponad-500-okupantiv-znyshhyly-13-artsystem-i-12-bbm/</text:a>
</text:p>
      <!--NEWS-->
      <text:h text:style-name="P10" text:outline-level="1">
<text:span text:style-name="T4">
在乌兹戈罗德（Uzhgorod），举行了协调总部代表与俘虏捍卫者家人的会议</text:span>
</text:h>
      <text:p text:style-name="P4">
作者: ['АРМІЯINFORM']</text:p>
      <text:p text:style-name="P4">
时间: 2023-05-16T48:00:00-04:00</text:p>
      <text:p text:style-name="P4">
描述: Zakhidniy地区中心Poleni Z的协调总部...与2022年与乌克兰战争，与乌克兰的战争，今天与乌克兰的最新新闻，与乌克兰2022年的新闻战争，乌克兰与乌克兰之间以及乌克兰之间的战争以及俄罗斯之间的战争将发生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16285e02-eba7-486c-9f83-de3bb9570de7.jpg" text:style-name="Internet_20_link" text:visited-style-name="Visited_20_Internet_20_Link">
16285e02-eba7-486c-9f83-de3bb9570de7.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25" text:anchor-type="as-char" svg:width="6.9236in" svg:height="4.723915in" draw:z-index="0">
<draw:image xlink:href="../Images/AРМІЯINFORM/2023-05-16T48-00-00-04-00/16285e02-eba7-486c-9f83-de3bb9570de7.jpg" xlink:type="simple" xlink:show="embed" xlink:actuate="onLoad" draw:mime-type="image/jpeg"/>
</draw:frame>
西方地区中心协调员谈到了与囚犯家人和乌兹戈罗德军事人员失踪人员的热情县会议的行为。</text:p>
      <text:p text:style-name="P4">
关于它<text:a xlink:type="simple" xlink:href="https://t.me/Koord_shtab/1056" text:style-name="Internet_20_link" text:visited-style-name="Visited_20_Internet_20_Link">
报告</text:a>
询问战俘的询问总部。</text:p>
      <text:p text:style-name="P4">
乌克兰国家警察局的代表，曾错过特殊专业人士的专员顾问的顾问，申诉专员的代表，跨托克Pathsian地区购物中心，乌克兰安全局，乌克兰的安全局参加了此次活动。(组合中心)，红十字和军事部门国际委员会。</text:p>
      <text:p text:style-name="P4">
在会议期间，西部地区中心的负责人安娜·库祖塔(Anna Kuzuta)授予囚犯和失踪人员的亲戚在协调工作人员地点的个人办公室注册。挑战并迅速帮助家人和失踪的后卫。</text:p>
      <text:p text:style-name="P4">
跨汽车副手Ovapetro Dobromilsky的副主席说：“对国家和我们的最高价值和对我们来说都是每个人，每个人，每个战士。”  - 所有家庭都有艰难的故事，因此帮助的方法应该是个人的。 我们聚集在这里，找出每个人跌倒，并回答军人家庭的问题。”</text:p>
      <text:p text:style-name="P4">
在会议期间，他们讨论了家庭保护的特征，在特殊情况下失踪的第二名登记册，保修渠道的运作，提供免费的法律和心理帮助。</text:p>
      <text:p text:style-name="P4">
News Source: <text:a xlink:type="simple" xlink:href="https://armyinform.com.ua/2023/05/16/v-uzhgorodi-vidbulasya-vyyizna-zustrich-predstavnykiv-koordynaczijnogo-shtabu-z-rodynamy-polonenyh-zahysnykiv/" text:style-name="Internet_20_link" text:visited-style-name="Visited_20_Internet_20_Link">
https://armyinform.com.ua/2023/05/16/v-uzhgorodi-vidbulasya-vyyizna-zustrich-predstavnykiv-koordynaczijnogo-shtabu-z-rodynamy-polonenyh-zahysnykiv/</text:a>
</text:p>
      <!--NEWS-->
      <text:h text:style-name="P10" text:outline-level="1">
<text:span text:style-name="T4">
防空队摧毁了俄罗斯联邦袭击乌克兰的所有18枚火箭 - 武装部队的总司令</text:span>
</text:h>
      <text:p text:style-name="P4">
作者: ['АРМІЯINFORM']</text:p>
      <text:p text:style-name="P4">
时间: 2023-05-16T49:00:00-04:00</text:p>
      <text:p text:style-name="P4">
描述: Holf辩护的Suphi是乌克兰文章《 VSI 18 ...与乌克兰2022年的战争》，与乌克兰的战争是今天的最新新闻，《与乌克兰2022年的新闻战》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5/photo_5411139639244342142_y-e1684215174149.jpg" text:style-name="Internet_20_link" text:visited-style-name="Visited_20_Internet_20_Link">
photo_5411139639244342142_y-e1684215174149.jpg</text:a>
']</text:p>
      <text:p text:style-name="P4">
标签: ['ВАЛЕРІЙ ЗАЛУЖНИЙ', 'ГОЛОВНОКОМАНДУВАЧ ЗБРОЙНИХ СИЛ УКРАЇНИ', 'РАКЕТНИЙ УДАР']</text:p>
      <text:p text:style-name="P4">
类别: News</text:p>
      <!--METADATA-->
      <text:p text:style-name="P4">
<draw:frame draw:style-name="fr1" draw:name="Image226" text:anchor-type="as-char" svg:width="6.9236in" svg:height="5.36579in" draw:z-index="0">
<draw:image xlink:href="../Images/AРМІЯINFORM/2023-05-16T49-00-00-04-00/photo_5411139639244342142_y-e1684215174149.jpg" xlink:type="simple" xlink:show="embed" xlink:actuate="onLoad" draw:mime-type="image/jpeg"/>
</draw:frame>
乌克兰武装部队空军防空的部队和手段摧毁了敌人在5月16日晚上在乌克兰释放的所有第18枚火箭。</text:p>
      <text:p text:style-name="P4">
关于它<text:a xlink:type="simple" xlink:href="https://t.me/CinCAFU/498" text:style-name="Internet_20_link" text:visited-style-name="Visited_20_Internet_20_Link">
报告</text:a>
乌克兰将军Waleriy Zaluzhny的武装部队武装部队总司令。</text:p>
      <text:p text:style-name="P4">
“在2023年5月16日的03:30左右，俄罗斯入侵者从政策，南部和东方方向袭击了乌克兰18种不同类型的空气，海上和地面基地的火箭。</text:p>
      <text:p text:style-name="P4">
六架Mig-31k飞机<text:span text:style-name="T4">
 X-47M2“ Dagger” </text:span>
，9翼导弹<text:span text:style-name="T4">
机械</text:span>
  - 从黑海的船只和三弯线的着陆 <text:span text:style-name="T5">
(S-400，“ Iskander-M” </text:span>
*)»， - 证词读取。</text:p>
      <text:p text:style-name="P4">
此外，乌克兰防守者摧毁了所有震动无人机和无人机。</text:p>
      <text:p text:style-name="P4">
“在5月16日晚上，敌人攻击了SHAHD-136/131的冲击无人机，并用三台无人机进行了空中智能，以手术性的级别 - “ Orlan-10”，“ Orlan-10”，Supersam。 全部 - 被摧毁!”  - 添加了瓦莱里留斯将军。</text:p>
      <text:p text:style-name="P4">
News Source: <text:a xlink:type="simple" xlink:href="https://armyinform.com.ua/2023/05/16/syly-ppo-znyshhyly-usi-18-raket-yakymy-rf-atakuvala-ukrayinu-golovnokomanduvach-zsu/" text:style-name="Internet_20_link" text:visited-style-name="Visited_20_Internet_20_Link">
https://armyinform.com.ua/2023/05/16/syly-ppo-znyshhyly-usi-18-raket-yakymy-rf-atakuvala-ukrayinu-golovnokomanduvach-zsu/</text:a>
</text:p>
      <!--NEWS-->
      <text:h text:style-name="P10" text:outline-level="1">
<text:span text:style-name="T4">
在乌克兰沉默的时刻</text:span>
</text:h>
      <text:p text:style-name="P4">
作者: ['АРМІЯINFORM']</text:p>
      <text:p text:style-name="P4">
时间: 2023-05-16T5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27" text:anchor-type="as-char" svg:width="6.9236in" svg:height="3.895992in" draw:z-index="0">
<draw:image xlink:href="../Images/AРМІЯINFORM/2023-05-16T50-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6/v-ukrayini-hvylyna-movchannya/" text:style-name="Internet_20_link" text:visited-style-name="Visited_20_Internet_20_Link">
https://armyinform.com.ua/2023/05/16/v-ukrayini-hvylyna-movchannya/</text:a>
</text:p>
      <!--NEWS-->
      <text:h text:style-name="P10" text:outline-level="1">
<text:span text:style-name="T4">
美国驻乌克兰大使感谢乌克兰防空的强大工作</text:span>
</text:h>
      <text:p text:style-name="P4">
作者: ['АРМІЯINFORM']</text:p>
      <text:p text:style-name="P4">
时间: 2023-05-16T51:00:00-04:00</text:p>
      <text:p text:style-name="P4">
描述: 美国驻乌克兰Brijit Brink Pizlya Servi Vibuhv在NICH的首都16次受伤...与乌克兰2022年的战争，与乌克兰的最新消息，今天与乌克兰2022年的战争，今天将在乌克兰和俄罗斯和俄罗斯和俄罗斯和俄罗斯和俄罗斯之间发生战争，何时，何时，何时，何时，何时，何时，何时，何时，何时，何时，何时，何时与乌克兰在2022年与乌克兰进行战争，将在不久的将来与乌克兰发生战争，与乌克兰与乌克兰的战争今天，乌克兰新闻在乌克兰媒体的俄罗斯人</text:p>
      <text:p text:style-name="P4">
图片: ['<text:a xlink:type="simple" xlink:href="https://armyinform.com.ua/wp-content/uploads/2023/05/bez-nazvanyya.jpg" text:style-name="Internet_20_link" text:visited-style-name="Visited_20_Internet_20_Link">
bez-nazvanyya.jpg</text:a>
']</text:p>
      <text:p text:style-name="P4">
标签: ['STOPRUSSIA', 'АГРЕСІЯ РФ', 'БРИДЖІТ БРІНК', 'ВТОРГНЕННЯ РФ']</text:p>
      <text:p text:style-name="P4">
类别: News</text:p>
      <!--METADATA-->
      <text:p text:style-name="P4">
<draw:frame draw:style-name="fr1" draw:name="Image228" text:anchor-type="as-char" svg:width="6.9236in" svg:height="4.615733in" draw:z-index="0">
<draw:image xlink:href="../Images/AРМІЯINFORM/2023-05-16T51-00-00-04-00/bez-nazvanyya.jpg" xlink:type="simple" xlink:show="embed" xlink:actuate="onLoad" draw:mime-type="image/jpeg"/>
</draw:frame>
美国驻乌克兰布里奇特·布林克(Bridget Brynk)的美国大使在当晚在首都发生了一系列爆炸之后，感谢乌克兰天空的捍卫者的工作。</text:p>
      <text:p text:style-name="P4">
布里奇特的感激之情布里奇特在[Twitter]中写道(https://twitter.com/USAmbKyiv?ref_src=twsrc%5Etfw%7Ctwcamp%5Etweetembed%7Ctwterm%5E1658281030648774657%7Ctwgr%5E209fe414131b52ab641a1c486c1590e79d3d186c%7Ctwcon%5Es1_&amp;ref_url=https%3A%2F%2Fwww.pravda.com.ua%2Fnews%2F2023%2F05%2F16%2F7402370%2F).</text:p>
      <text:p text:style-name="P4">
«Вдячна за потужну роботу українських ППО», — зазначила вона.</text:p>
      <text:p text:style-name="P4">
Нагадаємо, за <text:a xlink:type="simple" xlink:href="https://armyinform.com.ua/2023/05/16/syly-ppo-znyshhyly-usi-18-raket-yakymy-rf-atakuvala-ukrayinu-golovnokomanduvach-zsu/" text:style-name="Internet_20_link" text:visited-style-name="Visited_20_Internet_20_Link">
повідомленням</text:a>
5月16日晚上，瓦莱里·扎卢兹(Valery Zaluzhny)将军的武装部队的指挥官 - 主持人，乌克兰空军空军的标签摧毁了敌人在乌克兰释放的所有18枚火箭。</text:p>
      <text:p text:style-name="P4">
News Source: <text:a xlink:type="simple" xlink:href="https://armyinform.com.ua/2023/05/16/posol-ssha-v-ukrayini-podyakuvala-za-potuzhnu-robotu-ukrayinskoyi-ppo/" text:style-name="Internet_20_link" text:visited-style-name="Visited_20_Internet_20_Link">
https://armyinform.com.ua/2023/05/16/posol-ssha-v-ukrayini-podyakuvala-za-potuzhnu-robotu-ukrayinskoyi-ppo/</text:a>
</text:p>
      <!--NEWS-->
      <text:h text:style-name="P10" text:outline-level="1">
<text:span text:style-name="T4">
Alexei Reznikov：德国PZH 2000将在战场上给乌克兰带来优势，占领者不会喜欢它</text:span>
</text:h>
      <text:p text:style-name="P4">
作者: ['АРМІЯINFORM']</text:p>
      <text:p text:style-name="P4">
时间: 2023-05-16T52:00:00-04:00</text:p>
      <text:p text:style-name="P4">
描述: Ministra对乌克兰Olekiy Reznikov的防御，与Nimezi Friends一起打包了非流动...与乌克兰2022年的战争，与乌克兰的最新新闻，今天与乌克兰2022年的新闻战争，乌克兰和俄罗斯和俄罗斯和俄罗斯和俄罗斯和俄罗斯和俄罗斯和俄罗斯之间的战争都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5/photo_5413464685430294037_w-e1684217978421.jpg" text:style-name="Internet_20_link" text:visited-style-name="Visited_20_Internet_20_Link">
photo_5413464685430294037_w-e1684217978421.jpg</text:a>
']</text:p>
      <text:p text:style-name="P4">
标签: ['ДОПОМОГА ПАРТНЕРІВ', 'ОЛЕКСІЙ РЕЗНІКОВ', 'ОФІЦІЙНО', 'СВІТ ПІДТРИМУЄ УКРАЇНУ']</text:p>
      <text:p text:style-name="P4">
类别: News</text:p>
      <!--METADATA-->
      <text:p text:style-name="P4">
<draw:frame draw:style-name="fr1" draw:name="Image229" text:anchor-type="as-char" svg:width="6.9236in" svg:height="3.859907in" draw:z-index="0">
<draw:image xlink:href="../Images/AРМІЯINFORM/2023-05-16T52-00-00-04-00/photo_5413464685430294037_w-e1684217978421.jpg" xlink:type="simple" xlink:show="embed" xlink:actuate="onLoad" draw:mime-type="image/jpeg"/>
</draw:frame>
乌克兰国防部长Alexei Reznikov对德国朋友表示感谢。</text:p>
      <text:p text:style-name="P4">
“ <text:a xlink:type="simple" xlink:href="https://armyinform.com.ua/2022/06/10/pzh-2000-pro-osoblyvosti-nimeczkoyi-samohidnoyi-gaubyczi/" text:style-name="Internet_20_link" text:visited-style-name="Visited_20_Internet_20_Link">
PZH 2000</text:a>
 (<text:span text:style-name="T5">
bamore炮兵安装</text:span>
 <text:span text:style-name="T5">
- ed .</text:span>
)将在战场上给予显着优势，它不会吸引占领者。” <text:a xlink:type="simple" xlink:href="https://twitter.com/oleksiireznikov/status/1658351578468737024" text:style-name="Internet_20_link" text:visited-style-name="Visited_20_Internet_20_Link">
说</text:a>
Alexei Reznikov。</text:p>
      <text:p text:style-name="P4">
他补充说，德国品质以及乌克兰的技能将导致胜利。</text:p>
      <text:p text:style-name="P4">
我们将于2022年10月在德国提醒<text:a xlink:type="simple" xlink:href="https://armyinform.com.ua/2022/10/12/nimechchyna-peredast-ukrayini-garmaty-panzerhaubitze-2000-ta-rszv-mars-ii/" text:style-name="Internet_20_link" text:visited-style-name="Visited_20_Internet_20_Link">
宣布</text:a>
它将转移到乌克兰自助-A -A -Artillery安装Panzerhaubitze2000。</text:p>
      <text:p text:style-name="Quotations">

<text:p text:style-name="P4">
要感谢我们的朋友的支持!&gt;
 RZH-2000s将在战场上有很大的不同，&gt;
占领者不会喜欢它。 &gt;
德国质量 +乌克兰的技能和才华=胜利&gt;
🇺🇦🤝🇩🇪&gt;
&gt;
&gt;
&gt;
🎶🎶🎶(https://t.co/l8P4hpEXC3)&gt;
&gt;
  -  Oleksiy Reznikov(@oleksireznikov)<text:a xlink:type="simple" xlink:href="https://twitter.com/oleksiireznikov/status/1658351578468737024" text:style-name="Internet_20_link" text:visited-style-name="Visited_20_Internet_20_Link">
5月16日，&gt;
 2023</text:a>
</text:p>

</text:p>
      <text:p text:style-name="P4">
News Source: <text:a xlink:type="simple" xlink:href="https://armyinform.com.ua/2023/05/16/oleksij-reznikov-nimeczka-sau-pzh-2000-nadast-ukrayini-perevagu-na-poli-boyu-okupantam-cze-ne-spodobayetsya/" text:style-name="Internet_20_link" text:visited-style-name="Visited_20_Internet_20_Link">
https://armyinform.com.ua/2023/05/16/oleksij-reznikov-nimeczka-sau-pzh-2000-nadast-ukrayini-perevagu-na-poli-boyu-okupantam-cze-ne-spodobayetsya/</text:a>
</text:p>
      <!--NEWS-->
      <text:h text:style-name="P10" text:outline-level="1">
<text:span text:style-name="T4">
我们的首都一直是敌人的优先目标-Yuri Ignat</text:span>
</text:h>
      <text:p text:style-name="P4">
作者: ['Олексій Мосейченок']</text:p>
      <text:p text:style-name="P4">
时间: 2023-05-16T53:00:00-04:00</text:p>
      <text:p text:style-name="P4">
描述: 关于Temarathon中的TSE“єIniNoveralty”，乌克兰Zbroyshany部队的杜西部队的Rennet ...与乌克兰2022年的战争，与乌克兰与乌克兰的最新新闻，与乌克兰的新闻，与乌克兰的新闻，2022年的新闻战争，今天将是今天的最后一场，将是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2/11/rechnyk-ps-zsu-yurij-ignat.jpg" text:style-name="Internet_20_link" text:visited-style-name="Visited_20_Internet_20_Link">
rechnyk-ps-zsu-yurij-ignat.jpg</text:a>
']</text:p>
      <text:p text:style-name="P4">
标签: ['SHAHED', 'ВТОРГНЕННЯ РФ', 'ЄДИНІ НОВИНИ', 'КАЛІБР', 'МІГ-31К', 'РАКЕТНИЙ ОБСТРІЛ', 'ЮРІЙ ІГНАТ']</text:p>
      <text:p text:style-name="P4">
类别: News</text:p>
      <!--METADATA-->
      <text:p text:style-name="P4">
<draw:frame draw:style-name="fr1" draw:name="Image230" text:anchor-type="as-char" svg:width="6.9236in" svg:height="4.612849in" draw:z-index="0">
<draw:image xlink:href="../Images/AРМІЯINFORM/2023-05-16T53-00-00-04-00/rechnyk-ps-zsu-yurij-ignat.jpg" xlink:type="simple" xlink:show="embed" xlink:actuate="onLoad" draw:mime-type="image/jpeg"/>
</draw:frame>
Ignatius Ignatius上校上校。 说明性照片</text:p>
      <text:p text:style-name="P4">
在telorphone [“ unin”]中(https://www.youtube.com/watch?v=WY8sDvZdWEA)尤里·伊格纳特上校报道了乌克兰武装部队的空军。</text:p>
      <ul>
        <li>
在5月16日晚上，使用了6枚MIG-31K六叶导弹中的Anobalist导弹X-47。 他们是针对我们的首都的，但所有人都被摧毁了。 此外，入侵者还攻击了黑海中的船只-9翼火箭“机芯”在其随后的路线以及三个地面基地的路线上被摧毁，在弹道轨迹中飞行。 因此，对手使用了18枚火箭。</li>
      </ul>
      <text:p text:style-name="P4">
根据Yuri Ignat的说法，Shahd的UAK攻击同时反映了 - 单位被摧毁和三枚侦察无人机。 基辅一直是敌人的史诗般目标。 最重要的是，夜间攻击成功地反映了。</text:p>
      <text:p text:style-name="P4">
News Source: <text:a xlink:type="simple" xlink:href="https://armyinform.com.ua/2023/05/16/nasha-stolyczya-zavzhdy-bula-priorytetnoyu-czillyu-dlya-voroga-yurij-ignat/" text:style-name="Internet_20_link" text:visited-style-name="Visited_20_Internet_20_Link">
https://armyinform.com.ua/2023/05/16/nasha-stolyczya-zavzhdy-bula-priorytetnoyu-czillyu-dlya-voroga-yurij-ignat/</text:a>
</text:p>
      <!--NEWS-->
      <text:h text:style-name="P10" text:outline-level="1">
<text:span text:style-name="T4">
乌克兰将从冰岛获得新的现场医院</text:span>
</text:h>
      <text:p text:style-name="P4">
作者: ['АРМІЯINFORM']</text:p>
      <text:p text:style-name="P4">
时间: 2023-05-16T54:00:00-04:00</text:p>
      <text:p text:style-name="P4">
描述: 岛上Pidrimav Proposalia关于乌克兰Polvoy Shpital的转移的议会。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obrazets-oblozhky22-1.jpg" text:style-name="Internet_20_link" text:visited-style-name="Visited_20_Internet_20_Link">
obrazets-oblozhky22-1.jpg</text:a>
']</text:p>
      <text:p text:style-name="P4">
标签: ['ВІЙСЬКОВА ДОПОМОГА УКРАЇНІ', 'ДОПОМОГА ПАРТНЕРІВ', 'ІСЛАНДІЯ', 'ПОЛЬОВИЙ ГОСПІТАЛЬ', 'СВІТ ПІДТРИМУЄ УКРАЇНУ']</text:p>
      <text:p text:style-name="P4">
类别: News</text:p>
      <!--METADATA-->
      <text:p text:style-name="P4">
<draw:frame draw:style-name="fr1" draw:name="Image231" text:anchor-type="as-char" svg:width="6.9236in" svg:height="3.63489in" draw:z-index="0">
<draw:image xlink:href="../Images/AРМІЯINFORM/2023-05-16T54-00-00-04-00/obrazets-oblozhky22-1.jpg" xlink:type="simple" xlink:show="embed" xlink:actuate="onLoad" draw:mime-type="image/jpeg"/>
</draw:frame>
说明性照片</text:p>
      <text:p text:style-name="P4">
冰岛议会支持将该领域转移到乌克兰的提案。</text:p>
      <text:p text:style-name="P4">
关于它<text:a xlink:type="simple" xlink:href="https://twitter.com/katrinjak/status/1658128126663090177" text:style-name="Internet_20_link" text:visited-style-name="Visited_20_Internet_20_Link">
报告</text:a>
冰岛总理卡特林·雅各布斯多蒂(Katrin Jacobsdottir)在Twitter上。</text:p>
      <text:p text:style-name="P4">
卡特林·雅各布斯多蒂(Katrin Jacobsdottir)写道：“我们坚持帮助乌克兰的决定：这种手势是我们解决团结的象征。”</text:p>
      <text:p text:style-name="P4">
如<text:a xlink:type="simple" xlink:href="https://t.me/verkhovnaradaukrainy/50660" text:style-name="Internet_20_link" text:visited-style-name="Visited_20_Internet_20_Link">
注明</text:a>
在乌克兰的Verkhovna Rada中，现场医院的生产时间约为3-4个月，估计成本近900万欧元。</text:p>
      <text:p text:style-name="P4">
声明说：“这种移动医院对受伤的士兵和需要治疗的平民都有用。”</text:p>
      <text:p text:style-name="P4">
早期冰岛<text:a xlink:type="simple" xlink:href="https://armyinform.com.ua/2022/12/21/islandiya-peredala-ukrayinskym-voyinam-12-tys-odynycz-zymovogo-odyagu-yiyi-vidpravlyat-u-brygady-ta-shpytali/" text:style-name="Internet_20_link" text:visited-style-name="Visited_20_Internet_20_Link">
转移</text:a>
乌克兰士兵将12,000辆冬季服装送往旅和医院。</text:p>
      <text:p text:style-name="P4">
News Source: <text:a xlink:type="simple" xlink:href="https://armyinform.com.ua/2023/05/16/ukrayina-otrymaye-vid-islandiyi-novyj-polovyj-shpytal/" text:style-name="Internet_20_link" text:visited-style-name="Visited_20_Internet_20_Link">
https://armyinform.com.ua/2023/05/16/ukrayina-otrymaye-vid-islandiyi-novyj-polovyj-shpytal/</text:a>
</text:p>
      <!--NEWS-->
      <text:h text:style-name="P10" text:outline-level="1">
<text:span text:style-name="T4">
如何在VLK上获得指导</text:span>
</text:h>
      <text:p text:style-name="P4">
作者: ['АРМІЯINFORM']</text:p>
      <text:p text:style-name="P4">
时间: 2023-05-16T55:00:00-04:00</text:p>
      <text:p text:style-name="P4">
描述: Yakshcho Pid Hour of Passennia viiskovokoskovo在Viiskovoskovoskoya Pogishiked Health，...与乌克兰2022年的战争，与乌克兰与乌克兰的最新新闻，与乌克兰的新闻，与乌克兰2022的最新新闻战争，今天与乌克兰的2022年持续下去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5/08.44.24.jpeg" text:style-name="Internet_20_link" text:visited-style-name="Visited_20_Internet_20_Link">
08.44.24.jpeg</text:a>
']</text:p>
      <text:p text:style-name="P4">
标签: ['ВІЙСЬКОВА МЕДИЦИНА', 'ВЛК']</text:p>
      <text:p text:style-name="P4">
类别: News</text:p>
      <!--METADATA-->
      <text:p text:style-name="P4">
<draw:frame draw:style-name="fr1" draw:name="Image232" text:anchor-type="as-char" svg:width="6.9236in" svg:height="4.652837in" draw:z-index="0">
<draw:image xlink:href="../Images/AРМІЯINFORM/2023-05-16T55-00-00-04-00/08.44.24.jpeg" xlink:type="simple" xlink:show="embed" xlink:actuate="onLoad" draw:mime-type="image/jpeg"/>
</draw:frame>
照片@libkos</text:p>
      <text:p text:style-name="P4">
如果他在军人服兵役期间拥有健康的状态，他有权通过军事医疗委员会(VLK).</text:p>
      <text:p text:style-name="P4">
Направлення на ВЛК може дати прямий начальник (从零件及以上的指挥官)，以及乌克兰武装部队的军事执法部门，检察官办公室，法院，驻军负责人，军事医疗机构负责人(根据医疗部门负责人的提交治疗地点)，驻军军事指挥官，收购和社会支持领土中心负责人(TCC和SP).</text:p>
      <text:p text:style-name="P4">
У разі проходження військово-лікарської комісії під час стаціонарноголікування направлення на ВЛК військовослужбовцю не видається. Лікар-кураторприймає рішення про потребу у ВЛК, за його клопотанням військовослужбовцязараховують на проходження військово-лікарської комісії. Тобто якщовійськовослужбовця направили на лікування і в процесі з’ясувалося, що йогостан здоров’я погіршився і він потребує проходження ВЛК, є розуміння, що йогоможе бути визнано непридатним, таке направлення надають у госпіталі.</text:p>
      <text:p text:style-name="P4">
Це прописано у наказі МОУ № 402 пункт 6.4: «У разі виявлення під часобстеження або лікування у військовому лікувальному закладі увійськовослужбовця захворювання, наслідків травми (伤口，受伤，伤害)在和平时期，这是<text:span text:style-name="T4">
对兵役的不适应，而军事会计或对军事服务烟草的不适合(没有个人评估的疾病的点“ A”，“ B”)，</text:span>
在战时**  - 不适合服兵役的不适合军事会计，这些人被提交医学检查以建立适用性的程度(治疗)在病史上记录的服务员(医学书)，由军事医疗机构负责人的签名认证。”</text:p>
      <text:p text:style-name="P4">
如何指导VLK？ 根据情况，行动算法在[目录中列出(https://turbota.mil.gov.ua/dovidnyk-poranenogo).</text:p>
      <text:p text:style-name="P4">
1.Якщо стан твого здоров’я дозволяє прибути до військової частини, тобіпотрібно:</text:p>
      <text:p text:style-name="P4">
2 \。 如果您的健康不允许军事部队以VLK的身份来到军事部门，那么您的行为：</text:p>
      <text:p text:style-name="P4">
<text:span text:style-name="T5">
与您的医疗保健机构医疗部门的负责人联系： </text:span>
医疗部门负责(https://zakon.rada.gov.ua/laws/show/z1109-08#Text)，经2008年9月14日的谅解备忘录订单批准，向军事医疗机构负责人撰写了一份以您的健康状况的特征。 *军事医疗机构负责人决定需要对VLK进行医学检查。</text:p>
      <text:p text:style-name="P4">
3 \。 如果您正在接受治疗或健康假，则可以转向购物中心和合资企业的头脑。 您的购物中心和合资企业的负责人应在不返回军事部门的情况下提交VLK。 如果治疗发生在您的IN/H中的另一个领土单位，则有必要在当地购物中心和合资企业进行军事会计。</text:p>
      <text:p text:style-name="P4">
考虑报告的考虑常常存在问题。 如果您认为军事单位或其他授权人员，请拒绝您将您送往VLK，您的行为：</text:p>
      <text:p text:style-name="P4">
1.致电武装部队医疗部队司令部的热线(044 522 83 58)和/或乌克兰国防部(0 800 500 442)但是解释您的问题。 2.如果这没有奏效，则需要向法院申请，要求迫使军事部门的指挥官提交给VLK。 目前有关于此类问题的积极决定的做法。</text:p>
      <text:p text:style-name="P4">
<text:span text:style-name="T5">
准备的Lesia Medvedenko</text:span>
</text:p>
      <text:p text:style-name="P4">
News Source: <text:a xlink:type="simple" xlink:href="https://armyinform.com.ua/2023/05/16/yak-otrymaty-napravlennya-na-vlk/" text:style-name="Internet_20_link" text:visited-style-name="Visited_20_Internet_20_Link">
https://armyinform.com.ua/2023/05/16/yak-otrymaty-napravlennya-na-vlk/</text:a>
</text:p>
      <!--NEWS-->
      <text:h text:style-name="P10" text:outline-level="1">
<text:span text:style-name="T4">
向外国大使介绍了解放乌克兰战俘的问题 - 外交部</text:span>
</text:h>
      <text:p text:style-name="P4">
作者: ['АРМІЯINFORM']</text:p>
      <text:p text:style-name="P4">
时间: 2023-05-16T56:00:00-04:00</text:p>
      <text:p text:style-name="P4">
描述: Poleni Z的总部立即对无法假设进行了迷你铸造。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5/64626b1eeb774428003728_730x360.jpeg" text:style-name="Internet_20_link" text:visited-style-name="Visited_20_Internet_20_Link">
64626b1eeb774428003728_730x360.jpeg</text:a>
', '<text:a xlink:type="simple" xlink:href="https://armyinform.com.ua/wp-content/uploads/2023/05/64626b1eacd60952200340_730x360.jpeg" text:style-name="Internet_20_link" text:visited-style-name="Visited_20_Internet_20_Link">
64626b1eacd60952200340_730x360.jpeg</text:a>
']</text:p>
      <text:p text:style-name="P4">
标签: ['БРИФІНГ', 'КООРДИНАЦІЙНИЙ ШТАБ З ПИТАНЬ ПОВОДЖЕННЯ З ВІЙСЬКОВОПОЛОНЕНИМИ', 'МЗС', 'ПОВЕРНЕННЯ ПОЛОНЕНИХ']</text:p>
      <text:p text:style-name="P4">
类别: News</text:p>
      <!--METADATA-->
      <text:p text:style-name="P4">
<draw:frame draw:style-name="fr1" draw:name="Image233" text:anchor-type="as-char" svg:width="6.9236in" svg:height="4.599926in" draw:z-index="0">
<draw:image xlink:href="../Images/AРМІЯINFORM/2023-05-16T56-00-00-04-00/64626b1eeb774428003728_730x360.jpeg" xlink:type="simple" xlink:show="embed" xlink:actuate="onLoad" draw:mime-type="image/jpeg"/>
</draw:frame>
外交部以及有关战俘问题的协调总部向乌克兰的外国大使介绍了乌克兰战俘的问题。</text:p>
      <text:p text:style-name="P4">
关于它<text:a xlink:type="simple" xlink:href="https://mfa.gov.ua/news/mzs-spilno-z-koordinacijnim-shtabom-z-pitan-povodzhennya-z-vijskovopolonenimi-proveli-brifing-dlya-inozemnih-posliv" text:style-name="Internet_20_link" text:visited-style-name="Visited_20_Internet_20_Link">
报告</text:a>
乌克兰外交部。</text:p>
      <text:p text:style-name="P4">
该活动由第一任外交部长Eminzhaparov参加，乌克兰国防部的GUR负责人，协调职员少将基里尔·布·巴诺夫(Kirill Budanov)少校，参谋长，前战俘和乌克兰捍卫者家属的代表。</text:p>
      <text:p text:style-name="P4">
发言人向代表们告知了外国协调总部的外交部，这是在乌克兰战争囚犯释放过程中出现的问题，以及伴侣对乌克兰的支持方式。</text:p>
      <text:p text:style-name="P4">
<draw:frame draw:style-name="fr1" draw:name="Image234" text:anchor-type="as-char" svg:width="6.9236in" svg:height="4.599926in" draw:z-index="0">
<draw:image xlink:href="../Images/AРМІЯINFORM/2023-05-16T56-00-00-04-00/64626b1eacd60952200340_730x360.jpeg" xlink:type="simple" xlink:show="embed" xlink:actuate="onLoad" draw:mime-type="image/jpeg"/>
</draw:frame>
“俄罗斯继续持有数千名乌克兰军事，平民和数百名政治犯。 就像亚历山大·马特西耶夫斯基(Alexander Matsievsky)一样，他们可以在视频中任意执行和拍摄，他被俄罗斯士兵杀死，只是为了被乌克兰的确认而杀死。”</text:p>
      <text:p text:style-name="P4">
Gur Mou Kirill Budanov的负责人强调，与俄罗斯联邦不同，乌克兰遵守国际人道主义法所规定的义务，尤其是在待遇战俘方面。</text:p>
      <text:p text:style-name="P4">
来自俄罗斯的囚禁已经发布<text:span text:style-name="T4">
 2324 </text:span>
，包括<text:span text:style-name="T4">
 2185 </text:span>
军事(1996年男性和189名女性)<text:span text:style-name="T4">
 139 </text:span>
平民(113名男性和26名女性)在会议期间，古尔·基里尔·基里尔·布·布塔诺夫(Gur Kirill Kirill Kirill Budanov)负责人的第一任副外交大臣埃米尼·贾帕罗瓦塔(Emine Japarovata)回答了乌克兰战争囚犯，公民和政治犯人面临的众多外国代表的问题。</text:p>
      <text:p text:style-name="P4">
News Source: <text:a xlink:type="simple" xlink:href="https://armyinform.com.ua/2023/05/16/inozemnyh-posliv-oznajomyly-z-problematykoyu-zvilnennya-ukrayinskyh-vijskovopolonenyh-mzs/" text:style-name="Internet_20_link" text:visited-style-name="Visited_20_Internet_20_Link">
https://armyinform.com.ua/2023/05/16/inozemnyh-posliv-oznajomyly-z-problematykoyu-zvilnennya-ukrayinskyh-vijskovopolonenyh-mzs/</text:a>
</text:p>
      <!--NEWS-->
      <text:h text:style-name="P10" text:outline-level="1">
<text:span text:style-name="T4">
Jens Stoltenberg：我们将根据需要继续支持乌克兰</text:span>
</text:h>
      <text:p text:style-name="P4">
作者: ['АРМІЯINFORM']</text:p>
      <text:p text:style-name="P4">
时间: 2023-05-16T57:00:00-04:00</text:p>
      <text:p text:style-name="P4">
描述: 北约北约·斯托尔滕贝格（Nato nato ns Stoltenberg他们说，在2022年，无论是否有一年，是否会在不久的将来与乌克兰进行战争</text:p>
      <text:p text:style-name="P4">
图片: ['<text:a xlink:type="simple" xlink:href="https://armyinform.com.ua/wp-content/uploads/2023/05/stoltenberg_duda.jpg" text:style-name="Internet_20_link" text:visited-style-name="Visited_20_Internet_20_Link">
stoltenberg_duda.jpg</text:a>
']</text:p>
      <text:p text:style-name="P4">
标签: ['АНДЖЕЙ ДУДА', 'ДОПОМОГА ПАРТНЕРІВ', 'ЄНС СТОЛТЕНБЕРГ', 'НАТО', 'СВІТ ПІДТРИМУЄ УКРАЇНУ']</text:p>
      <text:p text:style-name="P4">
类别: News</text:p>
      <!--METADATA-->
      <text:p text:style-name="P4">
<draw:frame draw:style-name="fr1" draw:name="Image235" text:anchor-type="as-char" svg:width="6.9236in" svg:height="3.894525in" draw:z-index="0">
<draw:image xlink:href="../Images/AРМІЯINFORM/2023-05-16T57-00-00-04-00/stoltenberg_duda.jpg" xlink:type="simple" xlink:show="embed" xlink:actuate="onLoad" draw:mime-type="image/jpeg"/>
</draw:frame>
北约秘书长詹斯·斯托尔滕贝格(Jens Stoltenberg)在与波兰总裁安德烈·杜达(Andrzej Duda)的电话交谈中讨论了未来北约峰会的准备。</text:p>
      <text:p text:style-name="P4">
关于这个Jens Stoltenberg <text:a xlink:type="simple" xlink:href="https://twitter.com/jensstoltenberg/status/1658166649906683917" text:style-name="Internet_20_link" text:visited-style-name="Visited_20_Internet_20_Link">
报告</text:a>
vtwitter。</text:p>
      <text:p text:style-name="P4">
“他感谢Azhaw Dudi对乌克兰自卫的关键贡献。 它将得到支持(<text:span text:style-name="T5">
ukraine _ </text:span>
- ed ._)北约秘书长说。</text:p>
      <text:p text:style-name="P4">
我们将提醒，北约国家和政府的元首会议<text:a xlink:type="simple" xlink:href="https://armyinform.com.ua/2022/11/09/nastupnyj-samit-nato-vidbudetsya-vlitku-2023-roku-v-lytvi/" text:style-name="Internet_20_link" text:visited-style-name="Visited_20_Internet_20_Link">
将发生</text:a>
2023年7月11日至12日在维尔纽斯。</text:p>
      <text:p text:style-name="P4">
News Source: <text:a xlink:type="simple" xlink:href="https://armyinform.com.ua/2023/05/16/gensek-nato-u-rozmovi-z-prezydentom-polshhi-prodovzhuvatymemo-pidtrymku-ukrayiny-stilky-skilky-bude-potribno/" text:style-name="Internet_20_link" text:visited-style-name="Visited_20_Internet_20_Link">
https://armyinform.com.ua/2023/05/16/gensek-nato-u-rozmovi-z-prezydentom-polshhi-prodovzhuvatymemo-pidtrymku-ukrayiny-stilky-skilky-bude-potribno/</text:a>
</text:p>
      <!--NEWS-->
      <text:h text:style-name="P10" text:outline-level="1">
<text:span text:style-name="T4">
白天，救援人员去消除了敌人炮击近200次的后果</text:span>
</text:h>
      <text:p text:style-name="P4">
作者: ['АРМІЯINFORM']</text:p>
      <text:p text:style-name="P4">
时间: 2023-05-16T58:00:00-04:00</text:p>
      <text:p text:style-name="P4">
描述: 上次，乌克兰Zvazvichahi服务的15次受伤...与乌克兰2022年的战争，与乌克兰的战争是今天的最新消息，与乌克兰2022年的新闻战是今天的最后一场新闻。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36" text:anchor-type="as-char" svg:width="6.9236in" svg:height="4.635046in" draw:z-index="0">
<draw:image xlink:href="../Images/AРМІЯINFORM/2023-05-16T58-00-00-04-00/pozhezha-1.jpg" xlink:type="simple" xlink:show="embed" xlink:actuate="onLoad" draw:mime-type="image/jpeg"/>
</draw:frame>
说明性照片</text:p>
      <text:p text:style-name="P4">
在5月15日<text:span text:style-name="T4">
的最后一天，</text:span>
乌克兰公务员不确定情况的公务员部门<text:span text:style-name="T4">
 190 Trips </text:span>
，以消除定居点和基础设施的居民的后果。 消除了36大火。 为97人提供了心理帮助。</text:p>
      <text:p text:style-name="P4">
这在[消息]中说明了(https://dsns.gov.ua/uk/news/nadzvicaini-podiyi/operativna-informaciia-dsns-shhodo-naslidkiv-vedennia-boiovix-dii-rosiiskoiu-federacijeiu-158)乌克兰的SES。</text:p>
      <text:p text:style-name="P4">
自从俄罗斯进行大规模侵略的大规模侵略以来，乌克兰的单位为消除炮击后果而出发了94 499次，已清算14 569大火，营救了4052人，214 246人被救出协助。</text:p>
      <text:p text:style-name="P4">
News Source: <text:a xlink:type="simple" xlink:href="https://armyinform.com.ua/2023/05/16/za-dobu-ryatuvalnyky-majzhe-200-raziv-vyyizhdzhaly-na-likvidacziyu-naslidkiv-vorozhyh-obstriliv-5/" text:style-name="Internet_20_link" text:visited-style-name="Visited_20_Internet_20_Link">
https://armyinform.com.ua/2023/05/16/za-dobu-ryatuvalnyky-majzhe-200-raziv-vyyizhdzhaly-na-likvidacziyu-naslidkiv-vorozhyh-obstriliv-5/</text:a>
</text:p>
      <!--NEWS-->
      <text:h text:style-name="P10" text:outline-level="1">
<text:span text:style-name="T4">
Alexei Reznikov关于俄罗斯联邦的夜火箭袭击：乌克兰空军的另一个令人难以置信的成功</text:span>
</text:h>
      <text:p text:style-name="P4">
作者: ['АРМІЯINFORM']</text:p>
      <text:p text:style-name="P4">
时间: 2023-05-16T59:00:00-04:00</text:p>
      <text:p text:style-name="P4">
描述: 明斯特罗（Minstro）对乌克兰Oleksiy Reznikov的防御，通过使乌克兰神圣部队为...与乌克兰2022年进行战争，与乌克兰与乌克兰的最新新闻进行战争，今天与乌克兰2022年的新闻战争，乌克兰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reznikov-3.jpg" text:style-name="Internet_20_link" text:visited-style-name="Visited_20_Internet_20_Link">
reznikov-3.jpg</text:a>
']</text:p>
      <text:p text:style-name="P4">
标签: ['STOPRUSSIA', 'АГРЕСІЯ РФ', 'ВТОРГНЕННЯ РФ', 'ОЛЕКСІЙ РЕЗНІКОВ', 'ОФІЦІЙНО', 'ПС ЗСУ']</text:p>
      <text:p text:style-name="P4">
类别: News</text:p>
      <!--METADATA-->
      <text:p text:style-name="P4">
<draw:frame draw:style-name="fr1" draw:name="Image237" text:anchor-type="as-char" svg:width="6.9236in" svg:height="3.894525in" draw:z-index="0">
<draw:image xlink:href="../Images/AРМІЯINFORM/2023-05-16T59-00-00-04-00/reznikov-3.jpg" xlink:type="simple" xlink:show="embed" xlink:actuate="onLoad" draw:mime-type="image/jpeg"/>
</draw:frame>
乌克兰Oleksiy Reznikov国防部长感谢乌克兰空军的协调工作，并对另一次恐怖导弹袭击乌克兰的袭击表示了回应。</text:p>
      <text:p text:style-name="P4">
“乌克兰空军的另一个令人难以置信的成功!到了晚上，我们的防守者击倒了六枚俄罗斯高音导弹“匕首”和其他12枚导弹，” <text:a xlink:type="simple" xlink:href="https://twitter.com/oleksiireznikov/status/1658357616433672193" text:style-name="Internet_20_link" text:visited-style-name="Visited_20_Internet_20_Link">
强调</text:a>
乌克兰国防部负责人。</text:p>
      <text:p text:style-name="P4">
他补充说，俄罗斯恐怖分子没有机会越过乌克兰，武器可以而且应该反对西方。</text:p>
      <text:p text:style-name="P4">
雷兹尼科夫(Reznikov)雷兹尼科夫(Reznikov)：“我们感谢飞机和我们的合伙人国家的军事人员，他们投资了确保乌克兰和整个欧洲的天空安全。”</text:p>
      <text:p text:style-name="P4">
回想一下，在2023年5月16日晚上，乌克兰武装部队空军的防空手段<text:a xlink:type="simple" xlink:href="https://armyinform.com.ua/2023/05/16/syly-ppo-znyshhyly-usi-18-raket-yakymy-rf-atakuvala-ukrayinu-golovnokomanduvach-zsu/" text:style-name="Internet_20_link" text:visited-style-name="Visited_20_Internet_20_Link">
被摧毁</text:a>
敌人在乌克兰释放的所有18枚火箭。</text:p>
      <text:p text:style-name="P4">
News Source: <text:a xlink:type="simple" xlink:href="https://armyinform.com.ua/2023/05/16/oleksij-reznikov-pro-nichnu-raketnu-ataku-rf-chergovyj-nejmovirnyj-uspih-ukrayinskyh-povitryanyh-syl/" text:style-name="Internet_20_link" text:visited-style-name="Visited_20_Internet_20_Link">
https://armyinform.com.ua/2023/05/16/oleksij-reznikov-pro-nichnu-raketnu-ataku-rf-chergovyj-nejmovirnyj-uspih-ukrayinskyh-povitryanyh-syl/</text:a>
</text:p>
      <!--NEWS-->
      <text:h text:style-name="P10" text:outline-level="1">
<text:span text:style-name="T4">
在SES的烟火当天，超过2000个爆炸性物品被中和</text:span>
</text:h>
      <text:p text:style-name="P4">
作者: ['АРМІЯINFORM']</text:p>
      <text:p text:style-name="P4">
时间: 2023-05-16T60:00:00-04:00</text:p>
      <text:p text:style-name="P4">
描述: 借出了15次伤害，pirotechnic，乌克兰人的乌克罗兹尼服务等...与乌克兰2022年的战争，与乌克兰的最新新闻，今天与乌克兰的新闻战争，今天与乌克兰2022年的新闻战争，乌克兰和俄罗斯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c0dcc28bebeeb3211a1b8c44265196e8.jpeg" text:style-name="Internet_20_link" text:visited-style-name="Visited_20_Internet_20_Link">
c0dcc28bebeeb3211a1b8c44265196e8.jpeg</text:a>
']</text:p>
      <text:p text:style-name="P4">
标签: ['STOPRUSSIA', 'АГРЕСІЯ РФ', 'ВІЙНА', 'ВТОРГНЕННЯ РФ', 'ДСНС УКРАЇНИ', 'РОЗМІНУВАННЯ']</text:p>
      <text:p text:style-name="P4">
类别: News</text:p>
      <!--METADATA-->
      <text:p text:style-name="P4">
<draw:frame draw:style-name="fr1" draw:name="Image238" text:anchor-type="as-char" svg:width="6.9236in" svg:height="3.896076in" draw:z-index="0">
<draw:image xlink:href="../Images/AРМІЯINFORM/2023-05-16T60-00-00-04-00/c0dcc28bebeeb3211a1b8c44265196e8.jpeg" xlink:type="simple" xlink:show="embed" xlink:actuate="onLoad" draw:mime-type="image/jpeg"/>
</draw:frame>
说明性照片</text:p>
      <text:p text:style-name="P4">
在5月15日<text:span text:style-name="T4">
的最后一天，乌克兰州政府服务处的烟火单位为紧急情况</text:span>
 147次**涉及执行Demining。</text:p>
      <text:p text:style-name="P4">
关于它_ <text:a xlink:type="simple" xlink:href="https://dsns.gov.ua/uk/news/nadzvicaini-podiyi/operativna-informaciia-shhodo-roboti-pirotexnicnix-pidrozdiliv-dsns-ukrayini-49" text:style-name="Internet_20_link" text:visited-style-name="Visited_20_Internet_20_Link">
报告</text:a>
_乌克兰的SES。</text:p>
      <text:p text:style-name="P4">
<text:span text:style-name="T4">
 2193 </text:span>
<text:span text:style-name="T4">
炸药</text:span>
 <text:span text:style-name="T4">
 </text:span>
项目发现，扣押和处置了烟火单元。(清除)<text:span text:style-name="T4">
 154公顷</text:span>
的领土。</text:p>
      <text:p text:style-name="P4">
最常见的是烟火单元工作：在哈尔基夫地区18 035次，基辅地区-7694，顿涅茨克地区-5250，Mykolaiv地区-4880，Kherson地区-4813 -4813，Chernihiv地区-4602，Sumy地区，Sumy地区-1993，1993年，地区 -  1993年，瑟卡利地区-1000千107。</text:p>
      <text:p text:style-name="P4">
参考：362 018爆炸物和2891公斤 - 爆炸性物质，包括2225枚航空炸弹，自大规模侵略乌克兰联合会以来就被处置了。 调查了约85 338公顷。</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16/za-dobu-pirotehniky-dsns-zneshkodyly-ponad-2000-vybuhonebezpechnyh-predmetiv/" text:style-name="Internet_20_link" text:visited-style-name="Visited_20_Internet_20_Link">
https://armyinform.com.ua/2023/05/16/za-dobu-pirotehniky-dsns-zneshkodyly-ponad-2000-vybuhonebezpechnyh-predmetiv/</text:a>
</text:p>
      <!--NEWS-->
      <text:h text:style-name="P10" text:outline-level="1">
<text:span text:style-name="T4">
立陶宛教练已经教授了1000多名乌克兰军队，到年底仍有1000名</text:span>
</text:h>
      <text:p text:style-name="P4">
作者: ['АРМІЯINFORM']</text:p>
      <text:p text:style-name="P4">
时间: 2023-05-16T61:00:00-04:00</text:p>
      <text:p text:style-name="P4">
描述: Armiski Instruktori Lithuania也是Pidsa 1000乌克兰Viiskovikh I ...与乌克兰2022年的战争，与乌克兰的最新新闻战争，今天与乌克兰2022年的新闻战争，今天与乌克兰的新闻战争，乌克兰和俄罗斯之间的战争将与乌克兰之间的战争，当他们说，2022年，是否会在不久的将来与乌克兰进行战争</text:p>
      <text:p text:style-name="P4">
图片: ['<text:a xlink:type="simple" xlink:href="https://armyinform.com.ua/wp-content/uploads/2023/05/lithuania-1.jpg" text:style-name="Internet_20_link" text:visited-style-name="Visited_20_Internet_20_Link">
lithuania-1.jpg</text:a>
']</text:p>
      <text:p text:style-name="P4">
标签: ['АРВІДАС АНУШАУСКАС', 'ЗБРОЙНІ СИЛИ ЛИТВИ', 'СВІТ ПІДТРИМУЄ УКРАЇНУ']</text:p>
      <text:p text:style-name="P4">
类别: News</text:p>
      <!--METADATA-->
      <text:p text:style-name="P4">
<draw:frame draw:style-name="fr1" draw:name="Image239" text:anchor-type="as-char" svg:width="6.9236in" svg:height="3.894525in" draw:z-index="0">
<draw:image xlink:href="../Images/AРМІЯINFORM/2023-05-16T61-00-00-04-00/lithuania-1.jpg" xlink:type="simple" xlink:show="embed" xlink:actuate="onLoad" draw:mime-type="image/jpeg"/>
</draw:frame>
立陶宛陆军讲师已经准备了1000多名乌克兰军队，并在年底之前将准备至少1000名。</text:p>
      <text:p text:style-name="P4">
关于它<text:a xlink:type="simple" xlink:href="https://twitter.com/a_anusauskas/status/1658108560188874752" text:style-name="Internet_20_link" text:visited-style-name="Visited_20_Internet_20_Link">
报告</text:a>
立陶宛国防大臣阿尔维达斯·阿努沙斯卡斯(Anushauskas)。</text:p>
      <text:p text:style-name="P4">
我们将提醒，早些时候，阿尔维达斯·阿努沙斯卡斯(Arvidas Anushauskas)立陶宛国防部的负责人<text:a xlink:type="simple" xlink:href="https://armyinform.com.ua/2023/03/21/u-lytvi-czogorich-projdut-navchannya-1600-ukrayinskyh-vijskovyh/" text:style-name="Internet_20_link" text:visited-style-name="Visited_20_Internet_20_Link">
宣布</text:a>
2023年，该国总共准备1,600名乌克兰军队。</text:p>
      <text:p text:style-name="P4">
2023年2月在立陶宛<text:a xlink:type="simple" xlink:href="https://armyinform.com.ua/2023/02/26/u-lytvi-zavershyly-kurs-navchannya-ukrayinski-instruktory-z-vognevoyi-pidgotovky/" text:style-name="Internet_20_link" text:visited-style-name="Visited_20_Internet_20_Link">
发生</text:a>
乌克兰历史学家的第一部队是I-III级消防训练中的讲师问题。</text:p>
      <text:p text:style-name="P4">
News Source: <text:a xlink:type="simple" xlink:href="https://armyinform.com.ua/2023/05/16/lytovski-instruktory-navchyly-ponad-1000-ukrayinskyh-vijskovyh-ishhe-1000-navchat-do-kinczya-roku/" text:style-name="Internet_20_link" text:visited-style-name="Visited_20_Internet_20_Link">
https://armyinform.com.ua/2023/05/16/lytovski-instruktory-navchyly-ponad-1000-ukrayinskyh-vijskovyh-ishhe-1000-navchat-do-kinczya-roku/</text:a>
</text:p>
      <!--NEWS-->
      <text:h text:style-name="P10" text:outline-level="1">
<text:span text:style-name="T4">
陆军罗曼·格拉迪斯（Roman Gladysh）在捷克共和国的国际自行车比赛中赢得了银牌</text:span>
</text:h>
      <text:p text:style-name="P4">
作者: ['АРМІЯINFORM']</text:p>
      <text:p text:style-name="P4">
时间: 2023-05-16T62:00:00-04:00</text:p>
      <text:p text:style-name="P4">
描述: Z 12至13，Misti Brague的事工（捷克）是Mimenicii口粮Zmaanni W ...与乌克兰2022年的战争，与乌克兰的战争是今天的最新消息，这是与乌克兰2022年的战争，是今天的最后一场，是今天的最后一场。乌克兰和俄罗斯之间是否会发生战争，何时，何时，何时，何时，何时，何时，何时，何时，何时，何时，何时，何时，何时与乌克兰战争在2022年将是一场战争随着乌克兰与乌克兰的战争，乌克兰的新闻，乌克兰的新闻，乌克兰的新闻在俄罗斯的乌克兰新闻</text:p>
      <text:p text:style-name="P4">
图片: ['<text:a xlink:type="simple" xlink:href="https://armyinform.com.ua/wp-content/uploads/2023/05/347079834_7051323768216501_2176933224764809772_n.jpg" text:style-name="Internet_20_link" text:visited-style-name="Visited_20_Internet_20_Link">
347079834_7051323768216501_2176933224764809772_n.jpg</text:a>
']</text:p>
      <text:p text:style-name="P4">
标签: ['АРМІЙСЬКІ СПОРТСМЕНИ', 'ВЕЛОСПОРТ']</text:p>
      <text:p text:style-name="P4">
类别: News</text:p>
      <!--METADATA-->
      <text:p text:style-name="P4">
<draw:frame draw:style-name="fr1" draw:name="Image240" text:anchor-type="as-char" svg:width="6.9236in" svg:height="3.894525in" draw:z-index="0">
<draw:image xlink:href="../Images/AРМІЯINFORM/2023-05-16T62-00-00-04-00/347079834_7051323768216501_2176933224764809772_n.jpg" xlink:type="simple" xlink:show="embed" xlink:actuate="onLoad" draw:mime-type="image/jpeg"/>
</draw:frame>
5月12日至13日在布拉格(捷克共和国)持有GP Framar自行车赛道的国际评级。 20个国家的200个山脊参加了比赛。 陆军运动员也在忙碌的赛道计划中。</text:p>
      <text:p text:style-name="P4">
关于它<text:a xlink:type="simple" xlink:href="https://www.facebook.com/FederationCyclingUkraine/posts/pfbid02d553jeMxuQGPBmZ61PwFtpyujdkyUyaVV5kVXAaa6FPrNQnmBCR7ZX7NwpbQzkzSl" text:style-name="Internet_20_link" text:visited-style-name="Visited_20_Internet_20_Link">
报告</text:a>
乌克兰自行车运动联合会。</text:p>
      <text:p text:style-name="P4">
Omnium的银牌获得者是乌克兰高级中士格拉德西(Gladysh)武装部队CSC的代表。</text:p>
      <text:p text:style-name="P4">
乌克兰运动员仅在来自哈萨克斯坦的Artemusacarov之后才获得104分的第二名。</text:p>
      <text:p text:style-name="P4">
News Source: <text:a xlink:type="simple" xlink:href="https://armyinform.com.ua/2023/05/16/armiyecz-roman-gladysh-zdobuv-sriblo-na-mizhnarodnyh-zmagannyah-z-velotreku-v-chehiyi/" text:style-name="Internet_20_link" text:visited-style-name="Visited_20_Internet_20_Link">
https://armyinform.com.ua/2023/05/16/armiyecz-roman-gladysh-zdobuv-sriblo-na-mizhnarodnyh-zmagannyah-z-velotreku-v-chehiyi/</text:a>
</text:p>
      <!--NEWS-->
      <text:h text:style-name="P10" text:outline-level="1">
<text:span text:style-name="T4">
协调总部讨论了在媒体空间中的活动</text:span>
</text:h>
      <text:p text:style-name="P4">
作者: ['АРМІЯINFORM']</text:p>
      <text:p text:style-name="P4">
时间: 2023-05-16T63:00:00-04:00</text:p>
      <text:p text:style-name="P4">
描述: 在协调的总部，Zustinich Zustinov曾是Vomanov Ozp“ Azov”，盖子的Pid Hour ...与乌克兰2022年的战争，与乌克兰的最新消息，今天与乌克兰2022年的战争，今天将在乌克兰和乌克兰之间进行战争，将在乌克兰和乌克兰之间发生战争俄罗斯以及何时，何时，何时，何时，何时，何时，何时，何时，何时，何时，何时，何时与乌克兰战争在2022年将在不久的将来与乌克兰发生战争，与乌克兰的战争，乌克兰，乌克兰的战争今日新闻，乌克兰新闻在乌克兰媒体的俄罗斯新闻</text:p>
      <text:p text:style-name="P4">
图片: ['<text:a xlink:type="simple" xlink:href="https://armyinform.com.ua/wp-content/uploads/2023/05/photo_5988918096104108210_w.jpg" text:style-name="Internet_20_link" text:visited-style-name="Visited_20_Internet_20_Link">
photo_5988918096104108210_w.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41" text:anchor-type="as-char" svg:width="6.9236in" svg:height="5.1927in" draw:z-index="0">
<draw:image xlink:href="../Images/AРМІЯINFORM/2023-05-16T63-00-00-04-00/photo_5988918096104108210_w.jpg" xlink:type="simple" xlink:show="embed" xlink:actuate="onLoad" draw:mime-type="image/jpeg"/>
</draw:frame>
协调总部与阿佐夫士兵的家人进行了讨论，在此期间，他们讨论了媒体空间中的活动问题和囚犯囚犯的公众吸引力。</text:p>
      <text:p text:style-name="P4">
关于它<text:a xlink:type="simple" xlink:href="https://t.me/Koord_shtab/1063" text:style-name="Internet_20_link" text:visited-style-name="Visited_20_Internet_20_Link">
报告</text:a>
询问战俘的询问总部。</text:p>
      <text:p text:style-name="P4">
员工代表敦促家庭谨慎，传播社交网络上加热的信息或在媒体上发表评论。</text:p>
      <text:p text:style-name="P4">
他强调说：“绝对不可能将个人信息传输给您的儿童军人或组织。”</text:p>
      <text:p text:style-name="P4">
员工代表补充说，当前正在进行“全部途中”以“全部”格式的交易所工作。</text:p>
      <text:p text:style-name="P4">
他说：“有某些计划，发展，但这是一个极其困难的过程，会干扰长期和非常认真的准备。”</text:p>
      <text:p text:style-name="P4">
会议期间提出的问题之一是在俘虏后卫的地方被拘留的条件。</text:p>
      <text:p text:style-name="P4">
据总部称，俄罗斯没有提供有关其领土和临时占领乌克兰领土的官方信息。 访问自由场所的相应授权是红十字会的国际委员会，但其实施要求允许一项持有战俘的决议。</text:p>
      <text:p text:style-name="P4">
News Source: <text:a xlink:type="simple" xlink:href="https://armyinform.com.ua/2023/05/16/u-koordynaczijnomu-shtabi-obgovoryly-pytannya-aktyvnosti-v-mediaprostori-rodychiv-polonenyh-oboroncziv/" text:style-name="Internet_20_link" text:visited-style-name="Visited_20_Internet_20_Link">
https://armyinform.com.ua/2023/05/16/u-koordynaczijnomu-shtabi-obgovoryly-pytannya-aktyvnosti-v-mediaprostori-rodychiv-polonenyh-oboroncziv/</text:a>
</text:p>
      <!--NEWS-->
      <text:h text:style-name="P10" text:outline-level="1">
<text:span text:style-name="T4">
乌克兰军队将很快开始对德国的美国M1艾布拉姆斯坦克进行培训 - 五角大楼</text:span>
</text:h>
      <text:p text:style-name="P4">
作者: ['АРМІЯINFORM']</text:p>
      <text:p text:style-name="P4">
时间: 2023-05-16T64:00:00-04:00</text:p>
      <text:p text:style-name="P4">
描述: 在Nimeskiy Mista Grafenver之前，第31辆Fore Tank M1 Abrams为外国PID ...与乌克兰2022年的战争，与乌克兰与乌克兰的最新新闻，今天与乌克兰的新闻，今天与乌克兰的新闻战争，今天上次与乌克兰的新闻战，乌克兰和俄罗斯之间以及俄罗斯和俄罗斯之间的战争， ，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5/abrams-2.jpg" text:style-name="Internet_20_link" text:visited-style-name="Visited_20_Internet_20_Link">
abrams-2.jpg</text:a>
']</text:p>
      <text:p text:style-name="P4">
标签: ['STOPRUSSIA', 'НАВЧАННЯ ВІЙСЬКОВИХ', 'НІМЕЧЧИНА', 'ПЕНТАГОН', 'СВІТ ПІДТРИМУЄ УКРАЇНУ', 'ТАНКИ ABRAMS']</text:p>
      <text:p text:style-name="P4">
类别: News</text:p>
      <!--METADATA-->
      <text:p text:style-name="P4">
<draw:frame draw:style-name="fr1" draw:name="Image242" text:anchor-type="as-char" svg:width="6.9236in" svg:height="3.894525in" draw:z-index="0">
<draw:image xlink:href="../Images/AРМІЯINFORM/2023-05-16T64-00-00-04-00/abrams-2.jpg" xlink:type="simple" xlink:show="embed" xlink:actuate="onLoad" draw:mime-type="image/jpeg"/>
</draw:frame>
31 M1艾布拉姆斯坦克抵达德国城市，在美国领导人的乌克兰坦克和技术中心团队的领导下学习，然后将坦克送往乌克兰国防军的乌克兰战线的前线。</text:p>
      <text:p text:style-name="P4">
关于它<text:a xlink:type="simple" xlink:href="https://www.defense.gov/News/News-Stories/Article/Article/3395940/ukrainian-tank-crews-maintainers-to-begin-training-on-us-m1-abrams-in-germany-s/" text:style-name="Internet_20_link" text:visited-style-name="Visited_20_Internet_20_Link">
陈述</text:a>
在美国国防部。</text:p>
      <text:p text:style-name="P4">
五角大楼预计乌克兰的工作人员将抵达德国，并将在未来几周内继续学习。</text:p>
      <text:p text:style-name="P4">
“这项针对乌克兰工作人员和技术人员的广泛课程旨在为他们做好准备的未来角色和有效的坦克<text:a xlink:type="simple" xlink:href="https://armyinform.com.ua/2021/11/03/na-osnovnyj-bojovyj-tank-m1a2-abrams-planuyut-vstanovyty-bezpilotnu-bashtu/" text:style-name="Internet_20_link" text:visited-style-name="Visited_20_Internet_20_Link">
M1 Abrams</text:a>
五角大楼五角大楼五角大楼说。</text:p>
      <text:p text:style-name="P4">
美国打算在2023年秋天向乌克兰运送31个有能力的坦克。</text:p>
      <text:p text:style-name="P4">
回想一下，2023年4月在波兰<text:a xlink:type="simple" xlink:href="https://armyinform.com.ua/2023/04/12/u-polshhi-rozpochynayutsya-trenuvannya-na-tankah-abrams/" text:style-name="Internet_20_link" text:visited-style-name="Visited_20_Internet_20_Link">
发生</text:a>
在艾布拉姆斯坦克上对美国和波兰军人的联合演习。</text:p>
      <text:p text:style-name="P4">
News Source: <text:a xlink:type="simple" xlink:href="https://armyinform.com.ua/2023/05/16/ukrayinski-vijskovi-nevdovzi-rozpochnut-navchannya-na-amerykanskyh-tankah-m1-abrams-u-nimechchyni-pentagon/" text:style-name="Internet_20_link" text:visited-style-name="Visited_20_Internet_20_Link">
https://armyinform.com.ua/2023/05/16/ukrayinski-vijskovi-nevdovzi-rozpochnut-navchannya-na-amerykanskyh-tankah-m1-abrams-u-nimechchyni-pentagon/</text:a>
</text:p>
      <!--NEWS-->
      <text:h text:style-name="P10" text:outline-level="1">
<text:span text:style-name="T4">
白天，俄罗斯开除了125个乌克兰定居点，死亡和受伤</text:span>
</text:h>
      <text:p text:style-name="P4">
作者: ['АРМІЯINFORM']</text:p>
      <text:p text:style-name="P4">
时间: 2023-05-16T65: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5/0278bde0-ce2b-4e8f-a3a5-b886b5095d68.jpg" text:style-name="Internet_20_link" text:visited-style-name="Visited_20_Internet_20_Link">
0278bde0-ce2b-4e8f-a3a5-b886b5095d68.jpg</text:a>
']</text:p>
      <text:p text:style-name="P4">
标签: ['ВОЄННІ ЗЛОЧИНИ', 'НАСЛІДКИ ВОРОЖИХ ОБСТРІЛІВ', 'ХАРКІВСЬКИЙ ТРИБУНАЛ']</text:p>
      <text:p text:style-name="P4">
类别: News</text:p>
      <!--METADATA-->
      <text:p text:style-name="P4">
<draw:frame draw:style-name="fr1" draw:name="Image243" text:anchor-type="as-char" svg:width="6.9236in" svg:height="4.682395in" draw:z-index="0">
<draw:image xlink:href="../Images/AРМІЯINFORM/2023-05-16T65-00-00-04-00/0278bde0-ce2b-4e8f-a3a5-b886b5095d68.jpg" xlink:type="simple" xlink:show="embed" xlink:actuate="onLoad" draw:mime-type="image/jpeg"/>
</draw:frame>
根据乌克兰国防部信息部的情境中心，在最后一天，俄罗斯军队解雇了乌克兰10个地区的领土。</text:p>
      <text:p text:style-name="P4">
在电报中<text:a xlink:type="simple" xlink:href="https://t.me/militarymediacenter/1941" text:style-name="Internet_20_link" text:visited-style-name="Visited_20_Internet_20_Link">
信息</text:a>
军事媒体中心。</text:p>
      <text:p text:style-name="P4">
炮击是用不同类型的武器进行的：迫击炮，坦克，炮兵，火箭发射器，防空导弹系统，手术时效的导弹系统。 也使用了无人机，机翼和航空。</text:p>
      <text:p text:style-name="P4">
军事媒体中心报道：“解雇了125个定居点，确认了101个物体基础设施。”</text:p>
      <text:p text:style-name="P4">
根据初步信息，6名平民被杀，29人受伤。</text:p>
      <text:p text:style-name="P4">
News Source: <text:a xlink:type="simple" xlink:href="https://armyinform.com.ua/2023/05/16/za-dobu-rosiya-obstrilyala-125-naselenyh-punktiv-ukrayiny-ye-zagybli-ta-poraneni/" text:style-name="Internet_20_link" text:visited-style-name="Visited_20_Internet_20_Link">
https://armyinform.com.ua/2023/05/16/za-dobu-rosiya-obstrilyala-125-naselenyh-punktiv-ukrayiny-ye-zagybli-ta-poraneni/</text:a>
</text:p>
      <!--NEWS-->
      <text:h text:style-name="P10" text:outline-level="1">
<text:span text:style-name="T4">
在切尔尼夫（Chernihiv），小球龙训练摧毁敌军</text:span>
</text:h>
      <text:p text:style-name="P4">
作者: ['Григорій Мазур']</text:p>
      <text:p text:style-name="P4">
时间: 2023-05-16T66:00:00-04:00</text:p>
      <text:p text:style-name="P4">
描述: 在切尔尼吉维奇尼（Chernigivshini），国防军的力量，雅基，佐克雷姆，布里，与乌克兰2022年的战争，与乌克兰的战争，与乌克兰2022年的最新消息，无论是乌克兰和乌克兰之间的最后一场新闻，俄罗斯以及2022年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03-11.jpg" text:style-name="Internet_20_link" text:visited-style-name="Visited_20_Internet_20_Link">
03-11.jpg</text:a>
', '<text:a xlink:type="simple" xlink:href="https://armyinform.com.ua/wp-content/uploads/2023/05/04-11-150x150.jpg" text:style-name="Internet_20_link" text:visited-style-name="Visited_20_Internet_20_Link">
04-11-150x150.jpg</text:a>
', '<text:a xlink:type="simple" xlink:href="https://armyinform.com.ua/wp-content/uploads/2023/05/0jsjtj1-150x150.jpg" text:style-name="Internet_20_link" text:visited-style-name="Visited_20_Internet_20_Link">
0jsjtj1-150x150.jpg</text:a>
', '<text:a xlink:type="simple" xlink:href="https://armyinform.com.ua/wp-content/uploads/2023/05/02-7.jpg" text:style-name="Internet_20_link" text:visited-style-name="Visited_20_Internet_20_Link">
02-7.jpg</text:a>
', '<text:a xlink:type="simple" xlink:href="https://armyinform.com.ua/wp-content/uploads/2023/05/05-11-150x150.jpg" text:style-name="Internet_20_link" text:visited-style-name="Visited_20_Internet_20_Link">
05-11-150x150.jpg</text:a>
', '<text:a xlink:type="simple" xlink:href="https://armyinform.com.ua/wp-content/uploads/2023/05/06-11-150x150.jpg" text:style-name="Internet_20_link" text:visited-style-name="Visited_20_Internet_20_Link">
06-11-150x150.jpg</text:a>
', '<text:a xlink:type="simple" xlink:href="https://armyinform.com.ua/wp-content/uploads/2023/05/07-8-150x150.jpg" text:style-name="Internet_20_link" text:visited-style-name="Visited_20_Internet_20_Link">
07-8-150x150.jpg</text:a>
', '<text:a xlink:type="simple" xlink:href="https://armyinform.com.ua/wp-content/uploads/2023/05/08-7-150x150.jpg" text:style-name="Internet_20_link" text:visited-style-name="Visited_20_Internet_20_Link">
08-7-150x150.jpg</text:a>
', '<text:a xlink:type="simple" xlink:href="https://armyinform.com.ua/wp-content/uploads/2023/05/10-23-150x150.jpg" text:style-name="Internet_20_link" text:visited-style-name="Visited_20_Internet_20_Link">
10-23-150x150.jpg</text:a>
', '<text:a xlink:type="simple" xlink:href="https://armyinform.com.ua/wp-content/uploads/2023/05/09-3-150x150.jpg" text:style-name="Internet_20_link" text:visited-style-name="Visited_20_Internet_20_Link">
09-3-150x150.jpg</text:a>
', '<text:a xlink:type="simple" xlink:href="https://armyinform.com.ua/wp-content/uploads/2023/05/11-18-150x150.jpg" text:style-name="Internet_20_link" text:visited-style-name="Visited_20_Internet_20_Link">
11-18-150x150.jpg</text:a>
', '<text:a xlink:type="simple" xlink:href="https://armyinform.com.ua/wp-content/uploads/2023/05/12-14-150x150.jpg" text:style-name="Internet_20_link" text:visited-style-name="Visited_20_Internet_20_Link">
12-14-150x150.jpg</text:a>
', '<text:a xlink:type="simple" xlink:href="https://armyinform.com.ua/wp-content/uploads/2023/05/13-10-150x150.jpg" text:style-name="Internet_20_link" text:visited-style-name="Visited_20_Internet_20_Link">
13-10-150x150.jpg</text:a>
']</text:p>
      <text:p text:style-name="P4">
标签: ['ВТОРГНЕННЯ РФ', 'ТЕРОБОРОНА', 'ЧЕРНІГІВЩИНА']</text:p>
      <text:p text:style-name="P4">
类别: News</text:p>
      <!--METADATA-->
      <text:p text:style-name="P4">
<draw:frame draw:style-name="fr1" draw:name="Image244" text:anchor-type="as-char" svg:width="6.9236in" svg:height="5.1927in" draw:z-index="0">
<draw:image xlink:href="../Images/AРМІЯINFORM/2023-05-16T66-00-00-04-00/03-11.jpg" xlink:type="simple" xlink:show="embed" xlink:actuate="onLoad" draw:mime-type="image/jpeg"/>
</draw:frame>
在Chernihiv地区，国防军训练部队，特别是涉及当地军事部队的领土辩护部队。</text:p>
      <text:p text:style-name="P4">
<text:a xlink:type="simple" xlink:href="https://armyinform.com.ua/wp-content/uploads/2023/05/04-11.jpg" text:style-name="Internet_20_link" text:visited-style-name="Visited_20_Internet_20_Link">
!(Images/AРМІЯINFORM/2023-05-16T66-00-00-04-00/04-11-150x150.jpg)</text:a>
</text:p>
      <text:p text:style-name="P4">
<text:a xlink:type="simple" xlink:href="https://armyinform.com.ua/wp-content/uploads/2023/05/0jsjtj1.jpg" text:style-name="Internet_20_link" text:visited-style-name="Visited_20_Internet_20_Link">
<draw:frame draw:style-name="fr1" draw:name="Image245" text:anchor-type="as-char" svg:width="6.9236in" svg:height="6.9236in" draw:z-index="0">
<draw:image xlink:href="../Images/AРМІЯINFORM/2023-05-16T66-00-00-04-00/0jsjtj1-150x150.jpg" xlink:type="simple" xlink:show="embed" xlink:actuate="onLoad" draw:mime-type="image/jpeg"/>
</draw:frame>
</text:a>
在经验丰富的讲师的监督下，小探手学会了有效地保护有条件敌人的装甲技术，训练场的金属表明了他们在特殊的心理障碍训练过程中的技巧和耐力，并在机械化的隔离设备上发出了进步。</text:p>
      <text:p text:style-name="P4">
<draw:frame draw:style-name="fr1" draw:name="Image246" text:anchor-type="as-char" svg:width="6.9236in" svg:height="5.1927in" draw:z-index="0">
<draw:image xlink:href="../Images/AРМІЯINFORM/2023-05-16T66-00-00-04-00/02-7.jpg" xlink:type="simple" xlink:show="embed" xlink:actuate="onLoad" draw:mime-type="image/jpeg"/>
</draw:frame>
乌克兰武装部队联合部队的首席萨多指挥官</text:p>
      <ul>
        <li>
在这样的练习中，军人学习制定一定的行动算法，以进一步有效地摧毁战场上的敌人，”军队通讯员的通讯员，该课程的负责人，美国武装部队的主要中士乌克兰Viktor Lukyanyuk的作品。  - 该算法涵盖了不同的方面，包括在消防接触期间的位置工作以及团队转移开火。 它还涵盖了需要在位置操纵或收到准备好的射击位置时位置的行动。</li>
      </ul>
      <text:p text:style-name="P4">
<text:a xlink:type="simple" xlink:href="https://armyinform.com.ua/wp-content/uploads/2023/05/05-11.jpg" text:style-name="Internet_20_link" text:visited-style-name="Visited_20_Internet_20_Link">
!(Images/AРМІЯINFORM/2023-05-16T66-00-00-04-00/05-11-150x150.jpg)</text:a>
</text:p>
      <text:p text:style-name="P4">
<text:a xlink:type="simple" xlink:href="https://armyinform.com.ua/wp-content/uploads/2023/05/06-11.jpg" text:style-name="Internet_20_link" text:visited-style-name="Visited_20_Internet_20_Link">
<draw:frame draw:style-name="fr1" draw:name="Image247" text:anchor-type="as-char" svg:width="6.9236in" svg:height="6.9236in" draw:z-index="0">
<draw:image xlink:href="../Images/AРМІЯINFORM/2023-05-16T66-00-00-04-00/06-11-150x150.jpg" xlink:type="simple" xlink:show="embed" xlink:actuate="onLoad" draw:mime-type="image/jpeg"/>
</draw:frame>
</text:a>
</text:p>
      <text:p text:style-name="P4">
<text:a xlink:type="simple" xlink:href="https://armyinform.com.ua/wp-content/uploads/2023/05/07-8.jpg" text:style-name="Internet_20_link" text:visited-style-name="Visited_20_Internet_20_Link">
<draw:frame draw:style-name="fr1" draw:name="Image248" text:anchor-type="as-char" svg:width="6.9236in" svg:height="6.9236in" draw:z-index="0">
<draw:image xlink:href="../Images/AРМІЯINFORM/2023-05-16T66-00-00-04-00/07-8-150x150.jpg" xlink:type="simple" xlink:show="embed" xlink:actuate="onLoad" draw:mime-type="image/jpeg"/>
</draw:frame>
</text:a>
</text:p>
      <text:p text:style-name="P4">
<text:a xlink:type="simple" xlink:href="https://armyinform.com.ua/wp-content/uploads/2023/05/08-7.jpg" text:style-name="Internet_20_link" text:visited-style-name="Visited_20_Internet_20_Link">
<draw:frame draw:style-name="fr1" draw:name="Image249" text:anchor-type="as-char" svg:width="6.9236in" svg:height="6.9236in" draw:z-index="0">
<draw:image xlink:href="../Images/AРМІЯINFORM/2023-05-16T66-00-00-04-00/08-7-150x150.jpg" xlink:type="simple" xlink:show="embed" xlink:actuate="onLoad" draw:mime-type="image/jpeg"/>
</draw:frame>
</text:a>
应当指出的是，所有战斗机都在反击重型装甲设备时都对心理状况进行了严格的训练。 在极端情况下，发展保持镇定并做出决定的能力的过程。</text:p>
      <text:p text:style-name="P4">
<text:a xlink:type="simple" xlink:href="https://armyinform.com.ua/wp-content/uploads/2023/05/10-23.jpg" text:style-name="Internet_20_link" text:visited-style-name="Visited_20_Internet_20_Link">
!(Images/AРМІЯINFORM/2023-05-16T66-00-00-04-00/10-23-150x150.jpg)</text:a>
</text:p>
      <text:p text:style-name="P4">
<text:a xlink:type="simple" xlink:href="https://armyinform.com.ua/wp-content/uploads/2023/05/11-18.jpg" text:style-name="Internet_20_link" text:visited-style-name="Visited_20_Internet_20_Link">
<draw:frame draw:style-name="fr1" draw:name="Image250" text:anchor-type="as-char" svg:width="6.9236in" svg:height="6.9236in" draw:z-index="0">
<draw:image xlink:href="../Images/AРМІЯINFORM/2023-05-16T66-00-00-04-00/11-18-150x150.jpg" xlink:type="simple" xlink:show="embed" xlink:actuate="onLoad" draw:mime-type="image/jpeg"/>
</draw:frame>
</text:a>
</text:p>
      <text:p text:style-name="P4">
<text:a xlink:type="simple" xlink:href="https://armyinform.com.ua/wp-content/uploads/2023/05/12-14.jpg" text:style-name="Internet_20_link" text:visited-style-name="Visited_20_Internet_20_Link">
<draw:frame draw:style-name="fr1" draw:name="Image251" text:anchor-type="as-char" svg:width="6.9236in" svg:height="6.9236in" draw:z-index="0">
<draw:image xlink:href="../Images/AРМІЯINFORM/2023-05-16T66-00-00-04-00/12-14-150x150.jpg" xlink:type="simple" xlink:show="embed" xlink:actuate="onLoad" draw:mime-type="image/jpeg"/>
</draw:frame>
</text:a>
</text:p>
      <text:p text:style-name="P4">
<text:a xlink:type="simple" xlink:href="https://armyinform.com.ua/wp-content/uploads/2023/05/13-10.jpg" text:style-name="Internet_20_link" text:visited-style-name="Visited_20_Internet_20_Link">
<draw:frame draw:style-name="fr1" draw:name="Image252" text:anchor-type="as-char" svg:width="6.9236in" svg:height="6.9236in" draw:z-index="0">
<draw:image xlink:href="../Images/AРМІЯINFORM/2023-05-16T66-00-00-04-00/13-10-150x150.jpg" xlink:type="simple" xlink:show="embed" xlink:actuate="onLoad" draw:mime-type="image/jpeg"/>
</draw:frame>
</text:a>
根据北约标准建造的条件已经创造了与真正的战斗情况尽可能接近的条件。 为了提高战斗的最大效率，使用了特殊的TNT，燃烧，燃烧，闲置等。</text:p>
      <ul>
        <li>
在克服障碍路线的过程中，军人意识到他们在一场真正的战斗中等待着他们。  - 尽管今天有很多模仿，但蛋白质已经获得了许多新技能。 最主要的是每个人都了解自己，为什么他能够在极端的战斗条件下。</li>
      </ul>
      <text:p text:style-name="P4">
<text:span text:style-name="T5">
opto作者</text:span>
</text:p>
      <text:p text:style-name="P4">
News Source: <text:a xlink:type="simple" xlink:href="https://armyinform.com.ua/2023/05/16/na-chernigivshhyni-teroboronczi-trenuyutsya-znyshhuvaty-vorozhi-syly/" text:style-name="Internet_20_link" text:visited-style-name="Visited_20_Internet_20_Link">
https://armyinform.com.ua/2023/05/16/na-chernigivshhyni-teroboronczi-trenuyutsya-znyshhuvaty-vorozhi-syly/</text:a>
</text:p>
      <!--NEWS-->
      <text:h text:style-name="P10" text:outline-level="1">
<text:span text:style-name="T4">
俄罗斯将两个火箭塔带到了八个“口径”到黑海</text:span>
</text:h>
      <text:p text:style-name="P4">
作者: ['АРМІЯINFORM']</text:p>
      <text:p text:style-name="P4">
时间: 2023-05-16T67:00:00-04:00</text:p>
      <text:p text:style-name="P4">
描述: 该村庄位于乔尼（Chorny）的兹比尔希尔（Zbilshil）Federals的16号村庄。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1/05/chorne-more.jpg" text:style-name="Internet_20_link" text:visited-style-name="Visited_20_Internet_20_Link">
chorne-more.jpg</text:a>
']</text:p>
      <text:p text:style-name="P4">
标签: ['ВМС ЗС УКРАЇНИ', 'РАКЕТИ «КАЛІБР»', 'ЧОРНЕ МОРЕ']</text:p>
      <text:p text:style-name="P4">
类别: News</text:p>
      <!--METADATA-->
      <text:p text:style-name="P4">
<draw:frame draw:style-name="fr1" draw:name="Image253" text:anchor-type="as-char" svg:width="6.9236in" svg:height="3.956343in" draw:z-index="0">
<draw:image xlink:href="../Images/AРМІЯINFORM/2023-05-16T67-00-00-04-00/chorne-more.jpg" xlink:type="simple" xlink:show="embed" xlink:actuate="onLoad" draw:mime-type="image/jpeg"/>
</draw:frame>
截至5月16日，俄罗斯联邦将其火箭发射器的数量增加到了两个，而敌人则拥有八个有翼的“口径”。</text:p>
      <text:p text:style-name="P4">
关于它<text:a xlink:type="simple" xlink:href="https://www.facebook.com/navy.mil.gov.ua/posts/pfbid02j7R7moYy7XCYbguTTbVjH9WUSdfjci8CKQxy8kvgVM3U3PUsgoxwizZ54gKHVXedl" text:style-name="Internet_20_link" text:visited-style-name="Visited_20_Internet_20_Link">
报告</text:a>
乌克兰武装部队海军的指挥。</text:p>
      <text:p text:style-name="P4">
亚齐夫海中有两艘敌方船只，其中包括一个带有“口径”的火箭发射器。</text:p>
      <text:p text:style-name="P4">
地中海有七艘敌船，其中两艘是口径的碳火箭，总凌空是20只火箭。</text:p>
      <text:p text:style-name="P4">
在白天，为了俄罗斯联邦的利益，凯希·耶尼卡尔海峡的通过：</text:p>
      <text:p text:style-name="P4">
<text:span text:style-name="T5">
到达亚佐夫海-21艘船，其中4艘从Bosphorus海峡移动； </text:span>
到黑海 -  18艘船，其中7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16/rosiya-vyvela-u-chorne-more-dva-raketonosiyi-z-vismoma-kalibramy/" text:style-name="Internet_20_link" text:visited-style-name="Visited_20_Internet_20_Link">
https://armyinform.com.ua/2023/05/16/rosiya-vyvela-u-chorne-more-dva-raketonosiyi-z-vismoma-kalibramy/</text:a>
</text:p>
      <!--NEWS-->
      <text:h text:style-name="P10" text:outline-level="1">
<text:span text:style-name="T4">
调整</text:span>
</text:h>
      <text:p text:style-name="P4">
作者: ['АРМІЯINFORM']</text:p>
      <text:p text:style-name="P4">
时间: 2023-05-16T68:00:00-04:00</text:p>
      <text:p text:style-name="P4">
描述: Vivtorok Proviv Chergov Vysidannya Stavka的乌克兰乌克兰沃迪米尔·泽伦斯基总统...与乌克兰2022年的战争，与乌克兰的最新新闻，今天与乌克兰2022年的新闻战争，今天与乌克兰之间的战争，乌克兰和乌克兰之间的战争会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1/volodymyr-zelenskyj-telefon-2.jpg" text:style-name="Internet_20_link" text:visited-style-name="Visited_20_Internet_20_Link">
volodymyr-zelenskyj-telefon-2.jpg</text:a>
']</text:p>
      <text:p text:style-name="P4">
标签: ['ВОЛОДИМИР ЗЕЛЕНСЬКИЙ', 'СТАВКА ВЕРХОВНОГО ГОЛОВНОКОМАНДУВАЧА']</text:p>
      <text:p text:style-name="P4">
类别: News</text:p>
      <!--METADATA-->
      <text:p text:style-name="P4">
<draw:frame draw:style-name="fr1" draw:name="Image254" text:anchor-type="as-char" svg:width="6.9236in" svg:height="4.61393in" draw:z-index="0">
<draw:image xlink:href="../Images/AРМІЯINFORM/2023-05-16T68-00-00-04-00/volodymyr-zelenskyj-telefon-2.jpg" xlink:type="simple" xlink:show="embed" xlink:actuate="onLoad" draw:mime-type="image/jpeg"/>
</draw:frame>
周二，乌克兰沃迪米尔·泽伦斯基总统举行了最高指挥官的常规会议。</text:p>
      <text:p text:style-name="P4">
关于它<text:a xlink:type="simple" xlink:href="https://t.me/V_Zelenskiy_official/6246" text:style-name="Internet_20_link" text:visited-style-name="Visited_20_Internet_20_Link">
报告</text:a>
总统。</text:p>
      <text:p text:style-name="P4">
“他听到了邪恶的领导人在其前部领域的敌对行动。一般的运营状况和情报数据被考虑。 调整了武器和弹药的供应时间表。 他们通过磁带的战斗部分分发。”他说。</text:p>
      <text:p text:style-name="P4">
同样在首席指挥官-In -in -in -in -in -in -in -in -in -in -in -in -in -in -in -in -in -in -in -in -in -in -in -in -in -in -in -in -in -in -in -in -in -in -in -in -in -in -in -in -in -in -in -in -in -in -in -in -in -in -in -in -in -in -in -in -in -in -in -in -In -in -in -In -In -in -In -In -In -in -In -In -In Zelenskyy听到了新创建的旅的家庭准备。</text:p>
      <text:p text:style-name="P4">
News Source: <text:a xlink:type="simple" xlink:href="https://armyinform.com.ua/2023/05/16/na-stavczi-verhovnogo-golovnokomanduvacha-skoryguvaly-grafik-postachannya-ozbroyennya-ta-boyeprypasiv/" text:style-name="Internet_20_link" text:visited-style-name="Visited_20_Internet_20_Link">
https://armyinform.com.ua/2023/05/16/na-stavczi-verhovnogo-golovnokomanduvacha-skoryguvaly-grafik-postachannya-ozbroyennya-ta-boyeprypasiv/</text:a>
</text:p>
      <!--NEWS-->
      <text:h text:style-name="P10" text:outline-level="1">
<text:span text:style-name="T4">
乌克兰总统：我们士兵在战斗中的可持续性和勇气是乌克兰的独立性，永远是</text:span>
</text:h>
      <text:p text:style-name="P4">
作者: ['АРМІЯINFORM']</text:p>
      <text:p text:style-name="P4">
时间: 2023-05-16T69:00:00-04:00</text:p>
      <text:p text:style-name="P4">
描述: 乌克兰Volodymyr Zelensky总裁，Shoi Vid Schodenno，我们的Stichosti ...与乌克兰2022年的战争，与乌克兰的最新新闻战争，今天与乌克兰2022年的新闻战争，今天将与乌克兰和俄罗斯之间以及俄罗斯之间的战争，以及俄罗斯和俄罗斯之间的战争他们说，乌克兰在2022年是否会有一年的时间，在不久的将来是否会与乌克兰进行战争</text:p>
      <text:p text:style-name="P4">
图片: ['<text:a xlink:type="simple" xlink:href="https://armyinform.com.ua/wp-content/uploads/2023/05/photo_5413699783350143442_y.jpg" text:style-name="Internet_20_link" text:visited-style-name="Visited_20_Internet_20_Link">
photo_5413699783350143442_y.jpg</text:a>
', '<text:a xlink:type="simple" xlink:href="https://armyinform.com.ua/wp-content/uploads/2023/05/photo_5413699783350143444_y-150x150.jpg" text:style-name="Internet_20_link" text:visited-style-name="Visited_20_Internet_20_Link">
photo_5413699783350143444_y-150x150.jpg</text:a>
', '<text:a xlink:type="simple" xlink:href="https://armyinform.com.ua/wp-content/uploads/2023/05/photo_5413699783350143450_y-150x150.jpg" text:style-name="Internet_20_link" text:visited-style-name="Visited_20_Internet_20_Link">
photo_5413699783350143450_y-150x150.jpg</text:a>
', '<text:a xlink:type="simple" xlink:href="https://armyinform.com.ua/wp-content/uploads/2023/05/photo_5413699783350143443_y-150x150.jpg" text:style-name="Internet_20_link" text:visited-style-name="Visited_20_Internet_20_Link">
photo_5413699783350143443_y-150x150.jpg</text:a>
']</text:p>
      <text:p text:style-name="P4">
标签: ['ВОЛОДИМИР ЗЕЛЕНСЬКИЙ', 'ПРЕЗИДЕНТ УКРАЇНИ']</text:p>
      <text:p text:style-name="P4">
类别: News</text:p>
      <!--METADATA-->
      <text:p text:style-name="P4">
<draw:frame draw:style-name="fr1" draw:name="Image255" text:anchor-type="as-char" svg:width="6.9236in" svg:height="4.615733in" draw:z-index="0">
<draw:image xlink:href="../Images/AРМІЯINFORM/2023-05-16T69-00-00-04-00/photo_5413699783350143442_y.jpg" xlink:type="simple" xlink:show="embed" xlink:actuate="onLoad" draw:mime-type="image/jpeg"/>
</draw:frame>
乌克兰沃迪米尔·泽伦斯基总统坚信，乌克兰的独立性将永远是，取决于战斗中的每日稳定士兵。</text:p>
      <text:p text:style-name="P4">
国家元首<text:a xlink:type="simple" xlink:href="https://t.me/V_Zelenskiy_official/6245" text:style-name="Internet_20_link" text:visited-style-name="Visited_20_Internet_20_Link">
写</text:a>
我可以有电报。</text:p>
      <text:p text:style-name="P4">
“我们的旗帜永远不会在我们的地球上占主导地位，我们的人民永远不会专门致力于奴役。 战斗的抵抗力，我们的积极行动，每天和每晚士兵的勇气和准确性的力量 - 乌克兰的Canezound，这将永远是。 我们加强和加强的。”他的帖子写道。</text:p>
      <text:p text:style-name="P4">
<text:a xlink:type="simple" xlink:href="https://armyinform.com.ua/wp-content/uploads/2023/05/photo_5413699783350143444_y.jpg" text:style-name="Internet_20_link" text:visited-style-name="Visited_20_Internet_20_Link">
!(Images/AРМІЯINFORM/2023-05-16T69-00-00-04-00/photo_5413699783350143444_y-150x150.jpg)</text:a>
</text:p>
      <text:p text:style-name="P4">
<text:a xlink:type="simple" xlink:href="https://armyinform.com.ua/wp-content/uploads/2023/05/photo_5413699783350143450_y.jpg" text:style-name="Internet_20_link" text:visited-style-name="Visited_20_Internet_20_Link">
<draw:frame draw:style-name="fr1" draw:name="Image256" text:anchor-type="as-char" svg:width="6.9236in" svg:height="6.9236in" draw:z-index="0">
<draw:image xlink:href="../Images/AРМІЯINFORM/2023-05-16T69-00-00-04-00/photo_5413699783350143450_y-150x150.jpg" xlink:type="simple" xlink:show="embed" xlink:actuate="onLoad" draw:mime-type="image/jpeg"/>
</draw:frame>
</text:a>
</text:p>
      <text:p text:style-name="P4">
<text:a xlink:type="simple" xlink:href="https://armyinform.com.ua/wp-content/uploads/2023/05/photo_5413699783350143443_y.jpg" text:style-name="Internet_20_link" text:visited-style-name="Visited_20_Internet_20_Link">
<draw:frame draw:style-name="fr1" draw:name="Image257" text:anchor-type="as-char" svg:width="6.9236in" svg:height="6.9236in" draw:z-index="0">
<draw:image xlink:href="../Images/AРМІЯINFORM/2023-05-16T69-00-00-04-00/photo_5413699783350143443_y-150x150.jpg" xlink:type="simple" xlink:show="embed" xlink:actuate="onLoad" draw:mime-type="image/jpeg"/>
</draw:frame>
</text:a>
</text:p>
      <text:p text:style-name="P4">
News Source: <text:a xlink:type="simple" xlink:href="https://armyinform.com.ua/2023/05/16/prezydent-ukrayiny-stijkist-i-vidvaga-nashyh-voyiniv-u-boyah-zaraz-cze-nezalezhnist-ukrayiny-yaka-bude-zavzhdy/" text:style-name="Internet_20_link" text:visited-style-name="Visited_20_Internet_20_Link">
https://armyinform.com.ua/2023/05/16/prezydent-ukrayiny-stijkist-i-vidvaga-nashyh-voyiniv-u-boyah-zaraz-cze-nezalezhnist-ukrayiny-yaka-bude-zavzhdy/</text:a>
</text:p>
      <!--NEWS-->
      <text:h text:style-name="P10" text:outline-level="1">
<text:span text:style-name="T4">
谢尔盖·纳夫（Sergey Naev</text:span>
</text:h>
      <text:p text:style-name="P4">
作者: ['Григорій Мазур']</text:p>
      <text:p text:style-name="P4">
时间: 2023-05-16T70: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07-9.jpg" text:style-name="Internet_20_link" text:visited-style-name="Visited_20_Internet_20_Link">
07-9.jpg</text:a>
', '<text:a xlink:type="simple" xlink:href="https://armyinform.com.ua/wp-content/uploads/2023/05/04-12-150x150.jpg" text:style-name="Internet_20_link" text:visited-style-name="Visited_20_Internet_20_Link">
04-12-150x150.jpg</text:a>
', '<text:a xlink:type="simple" xlink:href="https://armyinform.com.ua/wp-content/uploads/2023/05/05-12-150x150.jpg" text:style-name="Internet_20_link" text:visited-style-name="Visited_20_Internet_20_Link">
05-12-150x150.jpg</text:a>
', '<text:a xlink:type="simple" xlink:href="https://armyinform.com.ua/wp-content/uploads/2023/05/03-12-150x150.jpg" text:style-name="Internet_20_link" text:visited-style-name="Visited_20_Internet_20_Link">
03-12-150x150.jpg</text:a>
', '<text:a xlink:type="simple" xlink:href="https://armyinform.com.ua/wp-content/uploads/2023/05/06-12-150x150.jpg" text:style-name="Internet_20_link" text:visited-style-name="Visited_20_Internet_20_Link">
06-12-150x150.jpg</text:a>
', '<text:a xlink:type="simple" xlink:href="https://armyinform.com.ua/wp-content/uploads/2023/05/08-8-150x150.jpg" text:style-name="Internet_20_link" text:visited-style-name="Visited_20_Internet_20_Link">
08-8-150x150.jpg</text:a>
', '<text:a xlink:type="simple" xlink:href="https://armyinform.com.ua/wp-content/uploads/2023/05/02-11.jpg" text:style-name="Internet_20_link" text:visited-style-name="Visited_20_Internet_20_Link">
02-11.jpg</text:a>
']</text:p>
      <text:p text:style-name="P4">
标签: ['СЕРГІЙ НАЄВ']</text:p>
      <text:p text:style-name="P4">
类别: News</text:p>
      <!--METADATA-->
      <text:p text:style-name="P4">
<draw:frame draw:style-name="fr1" draw:name="Image258" text:anchor-type="as-char" svg:width="6.9236in" svg:height="5.191078in" draw:z-index="0">
<draw:image xlink:href="../Images/AРМІЯINFORM/2023-05-16T70-00-00-04-00/07-9.jpg" xlink:type="simple" xlink:show="embed" xlink:actuate="onLoad" draw:mime-type="image/jpeg"/>
</draw:frame>
乌克兰中尉的武装部队联合部队的指挥官谢尔盖·尼维夫(Sergey Naivv)对切尼希夫地区的领土国防军进行了训练。在这里，士兵克服了对战场运动的心理障碍赛，对有条件的敌人和有条件的敌人和有条件的敌人印象深刻了发生。</text:p>
      <text:p text:style-name="P4">
<text:a xlink:type="simple" xlink:href="https://armyinform.com.ua/wp-content/uploads/2023/05/04-12.jpg" text:style-name="Internet_20_link" text:visited-style-name="Visited_20_Internet_20_Link">
!(Images/AРМІЯINFORM/2023-05-16T70-00-00-04-00/04-12-150x150.jpg)</text:a>
</text:p>
      <text:p text:style-name="P4">
<text:a xlink:type="simple" xlink:href="https://armyinform.com.ua/wp-content/uploads/2023/05/05-12.jpg" text:style-name="Internet_20_link" text:visited-style-name="Visited_20_Internet_20_Link">
<draw:frame draw:style-name="fr1" draw:name="Image259" text:anchor-type="as-char" svg:width="6.9236in" svg:height="6.9236in" draw:z-index="0">
<draw:image xlink:href="../Images/AРМІЯINFORM/2023-05-16T70-00-00-04-00/05-12-150x150.jpg" xlink:type="simple" xlink:show="embed" xlink:actuate="onLoad" draw:mime-type="image/jpeg"/>
</draw:frame>
</text:a>
</text:p>
      <text:p text:style-name="P4">
<text:a xlink:type="simple" xlink:href="https://armyinform.com.ua/wp-content/uploads/2023/05/03-12.jpg" text:style-name="Internet_20_link" text:visited-style-name="Visited_20_Internet_20_Link">
<draw:frame draw:style-name="fr1" draw:name="Image260" text:anchor-type="as-char" svg:width="6.9236in" svg:height="6.9236in" draw:z-index="0">
<draw:image xlink:href="../Images/AРМІЯINFORM/2023-05-16T70-00-00-04-00/03-12-150x150.jpg" xlink:type="simple" xlink:show="embed" xlink:actuate="onLoad" draw:mime-type="image/jpeg"/>
</draw:frame>
</text:a>
 -  Sergey Nayev说，这种练习将来提高了未来每个服务员的武术技能。  - 我对这些单位在学习过程中的行为感到非常满意。 在他自己的眼中，他确保他们准备从我们国家的辩护中完成任务。</text:p>
      <text:p text:style-name="P4">
<text:a xlink:type="simple" xlink:href="https://armyinform.com.ua/wp-content/uploads/2023/05/06-12.jpg" text:style-name="Internet_20_link" text:visited-style-name="Visited_20_Internet_20_Link">
!(Images/AРМІЯINFORM/2023-05-16T70-00-00-04-00/06-12-150x150.jpg)</text:a>
</text:p>
      <text:p text:style-name="P4">
<text:a xlink:type="simple" xlink:href="https://armyinform.com.ua/wp-content/uploads/2023/05/08-8.jpg" text:style-name="Internet_20_link" text:visited-style-name="Visited_20_Internet_20_Link">
<draw:frame draw:style-name="fr1" draw:name="Image261" text:anchor-type="as-char" svg:width="6.9236in" svg:height="6.9236in" draw:z-index="0">
<draw:image xlink:href="../Images/AРМІЯINFORM/2023-05-16T70-00-00-04-00/08-8-150x150.jpg" xlink:type="simple" xlink:show="embed" xlink:actuate="onLoad" draw:mime-type="image/jpeg"/>
</draw:frame>
</text:a>
据指挥官说，这样的技能应获得每个人。 士兵的正确，锐利和清晰的行为取决于每个人和他们的兄弟的生活以及整个战斗的结果。</text:p>
      <text:p text:style-name="P4">
<draw:frame draw:style-name="fr1" draw:name="Image262" text:anchor-type="as-char" svg:width="6.9236in" svg:height="5.191078in" draw:z-index="0">
<draw:image xlink:href="../Images/AРМІЯINFORM/2023-05-16T70-00-00-04-00/02-11.jpg" xlink:type="simple" xlink:show="embed" xlink:actuate="onLoad" draw:mime-type="image/jpeg"/>
</draw:frame>
<text:span text:style-name="T5">
photo作者</text:span>
</text:p>
      <text:p text:style-name="P4">
News Source: <text:a xlink:type="simple" xlink:href="https://armyinform.com.ua/2023/05/16/sergij-nayev-vidvidav-navchannya-teroboroncziv-na-chernigivshhyni/" text:style-name="Internet_20_link" text:visited-style-name="Visited_20_Internet_20_Link">
https://armyinform.com.ua/2023/05/16/sergij-nayev-vidvidav-navchannya-teroboroncziv-na-chernigivshhyni/</text:a>
</text:p>
      <!--NEWS-->
      <text:h text:style-name="P10" text:outline-level="1">
<text:span text:style-name="T4">
今年，朝圣之城城市已访问了来自38个国家的14,000名士兵 - 安娜·马利亚（Anna Malyar）</text:span>
</text:h>
      <text:p text:style-name="P4">
作者: ['АРМІЯINFORM']</text:p>
      <text:p text:style-name="P4">
时间: 2023-05-16T71:00:00-04:00</text:p>
      <text:p text:style-name="P4">
描述: Lyard -Tsisto viskovoy朝圣者，ZZELIEL的奇迹。 Schoroku在这里要去Zeroku ...与乌克兰2022年的战争，与乌克兰的最新新闻，与乌克兰的新闻战争，与乌克兰2022年的新闻战争，今天将在乌克兰和俄罗斯之间发动战争，当2022年与乌克兰战争时他们是否会在不久的将来与乌克兰进行战争，他们说，与乌克兰的战争，今天的乌克兰新闻，乌克兰新闻，乌克兰媒体在俄罗斯</text:p>
      <text:p text:style-name="P4">
图片: ['<text:a xlink:type="simple" xlink:href="https://armyinform.com.ua/wp-content/uploads/2023/05/photo_5411226144180652531_y.jpg" text:style-name="Internet_20_link" text:visited-style-name="Visited_20_Internet_20_Link">
photo_5411226144180652531_y.jpg</text:a>
', '<text:a xlink:type="simple" xlink:href="https://armyinform.com.ua/wp-content/uploads/2023/05/photo_5411226144180652532_y-150x150.jpg" text:style-name="Internet_20_link" text:visited-style-name="Visited_20_Internet_20_Link">
photo_5411226144180652532_y-150x150.jpg</text:a>
', '<text:a xlink:type="simple" xlink:href="https://armyinform.com.ua/wp-content/uploads/2023/05/photo_5411226144180652533_y-150x150.jpg" text:style-name="Internet_20_link" text:visited-style-name="Visited_20_Internet_20_Link">
photo_5411226144180652533_y-150x150.jpg</text:a>
', '<text:a xlink:type="simple" xlink:href="https://armyinform.com.ua/wp-content/uploads/2023/05/photo_5411226144180652534_y-150x150.jpg" text:style-name="Internet_20_link" text:visited-style-name="Visited_20_Internet_20_Link">
photo_5411226144180652534_y-150x150.jpg</text:a>
']</text:p>
      <text:p text:style-name="P4">
标签: ['ВІЙСЬКОВЕ ПАЛОМНИЦТВО', 'ГАННА МАЛЯР', 'ЛЮРД']</text:p>
      <text:p text:style-name="P4">
类别: News</text:p>
      <!--METADATA-->
      <text:p text:style-name="P4">
<draw:frame draw:style-name="fr1" draw:name="Image263" text:anchor-type="as-char" svg:width="6.9236in" svg:height="4.608521in" draw:z-index="0">
<draw:image xlink:href="../Images/AРМІЯINFORM/2023-05-16T71-00-00-04-00/photo_5411226144180652531_y.jpg" xlink:type="simple" xlink:show="embed" xlink:actuate="onLoad" draw:mime-type="image/jpeg"/>
</draw:frame>
Lurd是一个军事朝圣和美好康复的城市。 每年在这里使用来自几个国家的士兵和军事牧师。 今年，Lurd访问了来自38个国家的14,000名士兵。</text:p>
      <text:p text:style-name="P4">
关于它<text:a xlink:type="simple" xlink:href="https://t.me/annamaliar/749" text:style-name="Internet_20_link" text:visited-style-name="Visited_20_Internet_20_Link">
报告</text:a>
乌克兰国防部副部长安娜·马利亚(Anna Malyar)。</text:p>
      <text:p text:style-name="P4">
她说：“国际军事朝圣期间的军队是由共同参观神社的共同进行的 - 处女出现的伯纳德特洞穴，以及在不同国家的Vysovskaya的心理支持和牧师工作的经验。”</text:p>
      <text:p text:style-name="P4">
<text:a xlink:type="simple" xlink:href="https://armyinform.com.ua/wp-content/uploads/2023/05/photo_5411226144180652532_y.jpg" text:style-name="Internet_20_link" text:visited-style-name="Visited_20_Internet_20_Link">
!(Images/AРМІЯINFORM/2023-05-16T71-00-00-04-00/photo_5411226144180652532_y-150x150.jpg)</text:a>
</text:p>
      <text:p text:style-name="P4">
<text:a xlink:type="simple" xlink:href="https://armyinform.com.ua/wp-content/uploads/2023/05/photo_5411226144180652533_y.jpg" text:style-name="Internet_20_link" text:visited-style-name="Visited_20_Internet_20_Link">
<draw:frame draw:style-name="fr1" draw:name="Image264" text:anchor-type="as-char" svg:width="6.9236in" svg:height="6.9236in" draw:z-index="0">
<draw:image xlink:href="../Images/AРМІЯINFORM/2023-05-16T71-00-00-04-00/photo_5411226144180652533_y-150x150.jpg" xlink:type="simple" xlink:show="embed" xlink:actuate="onLoad" draw:mime-type="image/jpeg"/>
</draw:frame>
</text:a>
</text:p>
      <text:p text:style-name="P4">
<text:a xlink:type="simple" xlink:href="https://armyinform.com.ua/wp-content/uploads/2023/05/photo_5411226144180652534_y.jpg" text:style-name="Internet_20_link" text:visited-style-name="Visited_20_Internet_20_Link">
<draw:frame draw:style-name="fr1" draw:name="Image265" text:anchor-type="as-char" svg:width="6.9236in" svg:height="6.9236in" draw:z-index="0">
<draw:image xlink:href="../Images/AРМІЯINFORM/2023-05-16T71-00-00-04-00/photo_5411226144180652534_y-150x150.jpg" xlink:type="simple" xlink:show="embed" xlink:actuate="onLoad" draw:mime-type="image/jpeg"/>
</draw:frame>
</text:a>
根据安娜·马利亚(Anna Malyar)的说法，她真诚地支持乌克兰人和乌克兰和蒂埃里·拉维特(Thierry Lavit)市长。</text:p>
      <text:p text:style-name="P4">
乌克兰副部长总结说：“这15,000个城市接受了我们的500名同胞，这些同胞受到了大规模入侵的强迫。”</text:p>
      <text:p text:style-name="P4">
应该指出的是，作为军事朝圣的一部分，乌克兰代表团也<text:a xlink:type="simple" xlink:href="https://armyinform.com.ua/2023/05/15/vlada-mista-tuluza-pidtrymuye-ukrayinu-ta-nadaye-dopomogu-nashym-gromadyanam-ganna-malyar/" text:style-name="Internet_20_link" text:visited-style-name="Visited_20_Internet_20_Link">
访问</text:a>
Merfrench城市图卢兹。</text:p>
      <text:p text:style-name="P4">
News Source: <text:a xlink:type="simple" xlink:href="https://armyinform.com.ua/2023/05/16/czogorich-misto-palomnycztva-lyurd-vidvidaly-14-tysyach-vijskovyh-z-38-krayin-ganna-malyar/" text:style-name="Internet_20_link" text:visited-style-name="Visited_20_Internet_20_Link">
https://armyinform.com.ua/2023/05/16/czogorich-misto-palomnycztva-lyurd-vidvidaly-14-tysyach-vijskovyh-z-38-krayin-ganna-malyar/</text:a>
</text:p>
      <!--NEWS-->
      <text:h text:style-name="P10" text:outline-level="1">
<text:span text:style-name="T4">
种族主义者使俘虏唱着苏联时代的歌曲，并邀请“教授”参加假历史课程</text:span>
</text:h>
      <text:p text:style-name="P4">
作者: ['АРМІЯINFORM']</text:p>
      <text:p text:style-name="P4">
时间: 2023-05-16T72:00:00-04:00</text:p>
      <text:p text:style-name="P4">
描述: Zvilleneeniye Polowoi Vissysovo服务的同一部分，与Rashi b ...与乌克兰2022年的战争，与乌克兰与乌克兰的最新新闻，今天与乌克兰的新闻战争，今天与乌克兰2022年上次与乌克兰进行战争，将在乌克兰和俄罗斯和俄罗斯之间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2023-05-16_10-40-57.jpg" text:style-name="Internet_20_link" text:visited-style-name="Visited_20_Internet_20_Link">
photo_2023-05-16_10-40-57.jpg</text:a>
']</text:p>
      <text:p text:style-name="P4">
标签: ['STOPRUSSIA', 'ВОЛОДИМИР ПЕТУХОВ']</text:p>
      <text:p text:style-name="P4">
类别: News</text:p>
      <!--METADATA-->
      <text:p text:style-name="P4">
<draw:frame draw:style-name="fr1" draw:name="Image266" text:anchor-type="as-char" svg:width="6.9236in" svg:height="5.735049in" draw:z-index="0">
<draw:image xlink:href="../Images/AРМІЯINFORM/2023-05-16T72-00-00-04-00/photo_2023-05-16_10-40-57.jpg" xlink:type="simple" xlink:show="embed" xlink:actuate="onLoad" draw:mime-type="image/jpeg"/>
</draw:frame>
从俄罗斯囚禁中释放的军事人员的比例，富有者不会施加身体和心理压力，在零之后损失。 几乎所有前乌克兰战俘都遭受了酷刑。 在<text:a xlink:type="simple" xlink:href="https://armyinform.com.ua/2023/05/16/nasha-systema-utrymannya-polonenyh-yevropejska-u-rashystiv-gulagivska/" text:style-name="Internet_20_link" text:visited-style-name="Visited_20_Internet_20_Link">
访谈</text:a>
陆军形式的通讯员由研究部副主管支持人道主义问题研究中心的内部沟通</text:p>
      <text:p text:style-name="P4">
“在我们绝大多数战俘中，他们在“接待”和俄罗斯联邦的审判前拘留中心或暂时被占领的领土上遭受了酷刑。 根据对最后解放的评论，在我们被占领的领土中，他们有所改善，他们可能已经觉得自己会为制造它们做出回应。 为了折磨，他们增加了元素的心理压力，试图影响世界观。 现在，他们就乌克兰历史的话题进行了讲座 - 他们证明它从未存在。 对于这种灌输，邀请了科学候选人。 目的是改变我们公民的意识，意识和社会行为。</text:p>
      <text:p text:style-name="P4">
但是，我必须说我们的军人非常稳定，在俄罗斯的宣传中没有影响。 这表明它们是被媒体多样性捕获的 - 他们可以从不同来源获取信息。”</text:p>
      <text:p text:style-name="P4">
在心理压力的手段中，武装部队的研究中央事务的代表称，迫使我们的战斗人员唱着体育馆和共产主义时代的歌曲：</text:p>
      <text:p text:style-name="P4">
“我们已经有一首歌列表，这些歌曲被种族主义者强迫学习和唱歌。 这是苏联孩子的其他歌曲的“胜利日”，“ Katyusha”  - 与帝国残渣有关的一切。”</text:p>
      <text:p text:style-name="P4">
News Source: <text:a xlink:type="simple" xlink:href="https://armyinform.com.ua/2023/05/16/rashysty-zmushuyut-polonenyh-spivaty-pisni-radyanskoyi-doby-i-zaproshuyut-profesuru-dlya-urokiv-fejkovoyi-istoriyi/" text:style-name="Internet_20_link" text:visited-style-name="Visited_20_Internet_20_Link">
https://armyinform.com.ua/2023/05/16/rashysty-zmushuyut-polonenyh-spivaty-pisni-radyanskoyi-doby-i-zaproshuyut-profesuru-dlya-urokiv-fejkovoyi-istoriyi/</text:a>
</text:p>
      <!--NEWS-->
      <text:h text:style-name="P10" text:outline-level="1">
<text:span text:style-name="T4">
英国军队在武装部队战士中进行了全面的训练，作为交流行动的一部分</text:span>
</text:h>
      <text:p text:style-name="P4">
作者: ['АРМІЯINFORM']</text:p>
      <text:p text:style-name="P4">
时间: 2023-05-16T73:00:00-04:00</text:p>
      <text:p text:style-name="P4">
描述: Viisovovovoskovi-sistrustruricia Reliaria of ulisko这样的Viisk ...与乌克兰2022年的战争，与乌克兰的最新新闻，今天与乌克兰的新闻，乌克兰2022年上次与乌克兰的新闻战，乌克兰和俄罗斯之间的战争以及与乌克兰的战争将在他们说，或者2022年，他们是否会在不久的将来与乌克兰进行战争</text:p>
      <text:p text:style-name="P4">
图片: ['<text:a xlink:type="simple" xlink:href="https://armyinform.com.ua/wp-content/uploads/2023/05/347098897_566479158935795_4414240528558325167_n.jpg" text:style-name="Internet_20_link" text:visited-style-name="Visited_20_Internet_20_Link">
347098897_566479158935795_4414240528558325167_n.jpg</text:a>
', '<text:a xlink:type="simple" xlink:href="https://armyinform.com.ua/wp-content/uploads/2023/05/347409476_910445263343407_7338802234923162446_n-150x150.jpg" text:style-name="Internet_20_link" text:visited-style-name="Visited_20_Internet_20_Link">
347409476_910445263343407_7338802234923162446_n-150x150.jpg</text:a>
', '<text:a xlink:type="simple" xlink:href="https://armyinform.com.ua/wp-content/uploads/2023/05/347103045_3502170263336336_6728920397673205114_n-150x150.jpg" text:style-name="Internet_20_link" text:visited-style-name="Visited_20_Internet_20_Link">
347103045_3502170263336336_6728920397673205114_n-150x150.jpg</text:a>
', '<text:a xlink:type="simple" xlink:href="https://armyinform.com.ua/wp-content/uploads/2023/05/347100372_265856469252484_5179794147401899703_n-150x150.jpg" text:style-name="Internet_20_link" text:visited-style-name="Visited_20_Internet_20_Link">
347100372_265856469252484_5179794147401899703_n-150x150.jpg</text:a>
', '<text:a xlink:type="simple" xlink:href="https://armyinform.com.ua/wp-content/uploads/2023/05/347277789_914543336296763_9168596067601693932_n-150x150.jpg" text:style-name="Internet_20_link" text:visited-style-name="Visited_20_Internet_20_Link">
347277789_914543336296763_9168596067601693932_n-150x150.jpg</text:a>
']</text:p>
      <text:p text:style-name="P4">
标签: ['STOPRUSSIA', 'АГРЕСІЯ РФ', 'ВЕЛИКА БРИТАНІЯ', 'ВТОРГНЕННЯ РФ', 'ЗС БРИТАНІЇ']</text:p>
      <text:p text:style-name="P4">
类别: News</text:p>
      <!--METADATA-->
      <text:p text:style-name="P4">
<draw:frame draw:style-name="fr1" draw:name="Image267" text:anchor-type="as-char" svg:width="6.9236in" svg:height="4.615733in" draw:z-index="0">
<draw:image xlink:href="../Images/AРМІЯINFORM/2023-05-16T73-00-00-04-00/347098897_566479158935795_4414240528558325167_n.jpg" xlink:type="simple" xlink:show="embed" xlink:actuate="onLoad" draw:mime-type="image/jpeg"/>
</draw:frame>
武装部队武装部队的威尔士卡亚公主最高部队的皇家团的士兵教师在树木繁茂的地形上进行了复杂的教训和行动。</text:p>
      <text:p text:style-name="P4">
在Facebook上关于它<text:a xlink:type="simple" xlink:href="https://www.facebook.com/GeneralStaff.ua/posts/pfbid0QgMpy7MJjkPfzPXyFssLhJQXugHzgNaxJTLo7XtqkLbQMG2EacK8YZujan7XrXbKl" text:style-name="Internet_20_link" text:visited-style-name="Visited_20_Internet_20_Link">
报告</text:a>
乌克兰武装部队的总参谋部。</text:p>
      <ul>
        <li>
这项培训使得掌握必要的战术技能，提高乌克兰武装部队行为的劣势和专业精神，以便军方可以熟练地使用必要的战术知识来保护乌克兰。 在乌克兰的武装部队的专家指导下，乌克兰武装部队的新兵变得更加由条件准备，这是信息的准备。</li>
      </ul>
      <text:p text:style-name="P4">
<text:a xlink:type="simple" xlink:href="https://armyinform.com.ua/wp-content/uploads/2023/05/347409476_910445263343407_7338802234923162446_n.jpg" text:style-name="Internet_20_link" text:visited-style-name="Visited_20_Internet_20_Link">
!(Images/AРМІЯINFORM/2023-05-16T73-00-00-04-00/347409476_910445263343407_7338802234923162446_n-150x150.jpg)</text:a>
</text:p>
      <text:p text:style-name="P4">
<text:a xlink:type="simple" xlink:href="https://armyinform.com.ua/wp-content/uploads/2023/05/347103045_3502170263336336_6728920397673205114_n.jpg" text:style-name="Internet_20_link" text:visited-style-name="Visited_20_Internet_20_Link">
<draw:frame draw:style-name="fr1" draw:name="Image268" text:anchor-type="as-char" svg:width="6.9236in" svg:height="6.9236in" draw:z-index="0">
<draw:image xlink:href="../Images/AРМІЯINFORM/2023-05-16T73-00-00-04-00/347103045_3502170263336336_6728920397673205114_n-150x150.jpg" xlink:type="simple" xlink:show="embed" xlink:actuate="onLoad" draw:mime-type="image/jpeg"/>
</draw:frame>
</text:a>
</text:p>
      <text:p text:style-name="P4">
<text:a xlink:type="simple" xlink:href="https://armyinform.com.ua/wp-content/uploads/2023/05/347100372_265856469252484_5179794147401899703_n.jpg" text:style-name="Internet_20_link" text:visited-style-name="Visited_20_Internet_20_Link">
<draw:frame draw:style-name="fr1" draw:name="Image269" text:anchor-type="as-char" svg:width="6.9236in" svg:height="6.9236in" draw:z-index="0">
<draw:image xlink:href="../Images/AРМІЯINFORM/2023-05-16T73-00-00-04-00/347100372_265856469252484_5179794147401899703_n-150x150.jpg" xlink:type="simple" xlink:show="embed" xlink:actuate="onLoad" draw:mime-type="image/jpeg"/>
</draw:frame>
</text:a>
</text:p>
      <text:p text:style-name="P4">
<text:a xlink:type="simple" xlink:href="https://armyinform.com.ua/wp-content/uploads/2023/05/347277789_914543336296763_9168596067601693932_n.jpg" text:style-name="Internet_20_link" text:visited-style-name="Visited_20_Internet_20_Link">
<draw:frame draw:style-name="fr1" draw:name="Image270" text:anchor-type="as-char" svg:width="6.9236in" svg:height="6.9236in" draw:z-index="0">
<draw:image xlink:href="../Images/AРМІЯINFORM/2023-05-16T73-00-00-04-00/347277789_914543336296763_9168596067601693932_n-150x150.jpg" xlink:type="simple" xlink:show="embed" xlink:actuate="onLoad" draw:mime-type="image/jpeg"/>
</draw:frame>
</text:a>
同时，英国和北爱尔兰的英国有一份工作来支持乌克兰人民，并不断与我们的国际合作伙伴合作，以对乌克兰的长期违反国际法提供持续的支持。</text:p>
      <text:p text:style-name="P4">
这是无价的，因为乌克兰人民继续为自己的生活权利，独立和民主国家而战。</text:p>
      <text:p text:style-name="P4">
News Source: <text:a xlink:type="simple" xlink:href="https://armyinform.com.ua/2023/05/16/brytanski-vijskovi-provely-kompleksni-navchannya-z-voyinamy-zsu-v-ramkah-operacziyi-interfleks/" text:style-name="Internet_20_link" text:visited-style-name="Visited_20_Internet_20_Link">
https://armyinform.com.ua/2023/05/16/brytanski-vijskovi-provely-kompleksni-navchannya-z-voyinamy-zsu-v-ramkah-operacziyi-interfleks/</text:a>
</text:p>
      <!--NEWS-->
      <text:h text:style-name="P10" text:outline-level="1">
<text:span text:style-name="T4">
到15岁时，俄罗斯联邦杜马州的另一位代表被定罪，他投票赞成承认“ l/dnr”</text:span>
</text:h>
      <text:p text:style-name="P4">
作者: ['АРМІЯINFORM']</text:p>
      <text:p text:style-name="P4">
时间: 2023-05-16T74:00:00-04:00</text:p>
      <text:p text:style-name="P4">
描述: 由Vini祝福的Bingeen Zibrala的服务，Rosiysko Derehniy Anton的代表...与乌克兰2022年的战争，与乌克兰的最新新闻，今天与乌克兰的新闻战争，今天与乌克兰2022年的新闻战争，乌克兰和俄罗斯之间的战争会发生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photo_2023-05-16_12-00-03.jpg" text:style-name="Internet_20_link" text:visited-style-name="Visited_20_Internet_20_Link">
photo_2023-05-16_12-00-03.jpg</text:a>
']</text:p>
      <text:p text:style-name="P4">
标签: ['STOPRUSSIA', 'АГРЕСІЯ РФ', 'ВТОРГНЕННЯ РФ']</text:p>
      <text:p text:style-name="P4">
类别: News</text:p>
      <!--METADATA-->
      <text:p text:style-name="P4">
<draw:frame draw:style-name="fr1" draw:name="Image271" text:anchor-type="as-char" svg:width="6.9236in" svg:height="3.894525in" draw:z-index="0">
<draw:image xlink:href="../Images/AРМІЯINFORM/2023-05-16T74-00-00-04-00/photo_2023-05-16_12-00-03.jpg" xlink:type="simple" xlink:show="embed" xlink:actuate="onLoad" draw:mime-type="image/jpeg"/>
</draw:frame>
安全部门收集了无条件的证据，表明俄罗斯州杜曼顿·特卡乔瓦(Dumanton Tkachova)副代表，他为解决乌克兰的全面战争做出了贡献。</text:p>
      <text:p text:style-name="P4">
关于这在电报中<text:a xlink:type="simple" xlink:href="https://t.me/SBUkr" text:style-name="Internet_20_link" text:visited-style-name="Visited_20_Internet_20_Link">
报告</text:a>
乌克兰的安全服务。</text:p>
      <text:p text:style-name="P4">
“官员将自己定位为克里姆林宫政权的“新面孔”，并充分支持俄罗斯联邦最高军事政治领导的积极政策。 他被任命为俄罗斯州杜马委员会的信息政策。 根据调查，他于2022年2月15日支持对俄罗斯联邦总统的决议，要求承认顿涅茨克和卢汉斯克地区被占领地区的“独立”。 2月22日，代理人投票赞成批准“关于友谊，合作和相互援助的条约”国际侵略者和恐怖组织“ L/DNR”。 随后，克里姆林宫作为正式理由开始对乌克兰的全面意图。 因此，该官员为捕获我们国家的犯罪计划做出了贡献。”  - 信息写道。</text:p>
      <text:p text:style-name="P4">
此外，根据安全局收集的证据，法院根据《艺术》第3部分承认了织布工。 110(侵占乌克兰的领土完整性和完整性)《乌克兰的刑法》，并被没收财产判处15年监禁。</text:p>
      <text:p text:style-name="P4">
由于被定罪的人目前处于俄罗斯联邦领土，因此处罚时期的开始是从他实际拘留之日起确定的。</text:p>
      <text:p text:style-name="P4">
该调查是由区域检察官办公室主持人领导层的Ivano-Frankivsk地区的SBU工作人员进行的。</text:p>
      <text:p text:style-name="P4">
News Source: <text:a xlink:type="simple" xlink:href="https://armyinform.com.ua/2023/05/16/do-15-rokiv-tyurmy-zasudzheno-shhe-odnogo-deputata-derzhdumy-rf-yakyj-golosuvav-za-vyznannya-l-dnr/" text:style-name="Internet_20_link" text:visited-style-name="Visited_20_Internet_20_Link">
https://armyinform.com.ua/2023/05/16/do-15-rokiv-tyurmy-zasudzheno-shhe-odnogo-deputata-derzhdumy-rf-yakyj-golosuvav-za-vyznannya-l-dnr/</text:a>
</text:p>
      <!--NEWS-->
      <text:h text:style-name="P10" text:outline-level="1">
<text:span text:style-name="T4">
乌克兰检察长办公室：有8.7万次军事犯罪已被记录</text:span>
</text:h>
      <text:p text:style-name="P4">
作者: ['АРМІЯINFORM']</text:p>
      <text:p text:style-name="P4">
时间: 2023-05-16T75: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16052023ua.jpg" text:style-name="Internet_20_link" text:visited-style-name="Visited_20_Internet_20_Link">
warcrime-16052023ua.jpg</text:a>
', '<text:a xlink:type="simple" xlink:href="https://armyinform.com.ua/wp-content/uploads/2023/05/warcrime-16052023en.jpg" text:style-name="Internet_20_link" text:visited-style-name="Visited_20_Internet_20_Link">
warcrime-16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72" text:anchor-type="as-char" svg:width="6.9236in" svg:height="4.448413in" draw:z-index="0">
<draw:image xlink:href="../Images/AРМІЯINFORM/2023-05-16T75-00-00-04-00/warcrime-16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16 <text:span text:style-name="T4">
 </text:span>
可能<text:span text:style-name="T4">
 </text:span>
注册：</text:p>
      <ul>
        <li>
87 005军事犯罪， * 17 131针对乌克兰国家安全的犯罪。</li>
      </ul>
      <text:p text:style-name="P4">
此外，根据少年检察官的官方数据，<text:span text:style-name="T4">
 145 </text:span>
 <text:span text:style-name="T4">
 5 </text:span>
 <text:span text:style-name="T4">
 </text:span>
由于俄罗斯联邦的侵略，孩子们已经成为**，包括：</text:p>
      <ul>
        <li>
481-孩子被杀， * 974-孩子因严重程度的不同程度受伤。</li>
      </ul>
      <text:p text:style-name="P4">
该部门强调，这些数字不是最终的，因为在暂时占据的有形领土上的积极战斗场所的安装中继续进行工作。</text:p>
      <text:p text:style-name="P4">
<draw:frame draw:style-name="fr1" draw:name="Image273" text:anchor-type="as-char" svg:width="6.9236in" svg:height="4.448413in" draw:z-index="0">
<draw:image xlink:href="../Images/AРМІЯINFORM/2023-05-16T75-00-00-04-00/warcrime-16052023en.jpg" xlink:type="simple" xlink:show="embed" xlink:actuate="onLoad" draw:mime-type="image/jpeg"/>
</draw:frame>
</text:p>
      <text:p text:style-name="P4">
News Source: <text:a xlink:type="simple" xlink:href="https://armyinform.com.ua/2023/05/16/ofis-genprokurora-ukrayiny-zadokumentovano-ponad-87-tysyach-voyennyh-zlochyniv/" text:style-name="Internet_20_link" text:visited-style-name="Visited_20_Internet_20_Link">
https://armyinform.com.ua/2023/05/16/ofis-genprokurora-ukrayiny-zadokumentovano-ponad-87-tysyach-voyennyh-zlochyniv/</text:a>
</text:p>
      <!--NEWS-->
      <text:h text:style-name="P10" text:outline-level="1">
<text:span text:style-name="T4">
Gur对Prigozhin与乌克兰情报的可能联系的报告做出了反应</text:span>
</text:h>
      <text:p text:style-name="P4">
作者: ['АРМІЯINFORM']</text:p>
      <text:p text:style-name="P4">
时间: 2023-05-16T76:00:00-04:00</text:p>
      <text:p text:style-name="P4">
描述: 美国Mediya Mediya Mediya Mediye Watter“ Wagnerivtsiv”єVGen Prigozhin ...与乌克兰2022年的战争，与乌克兰的最新新闻，今天与乌克兰的新闻，今天与乌克兰2022年的新闻战争，乌克兰和俄罗斯之间的战争将与乌克兰和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2023-05-04-11.39.59.jpg" text:style-name="Internet_20_link" text:visited-style-name="Visited_20_Internet_20_Link">
2023-05-04-11.39.59.jpg</text:a>
']</text:p>
      <text:p text:style-name="P4">
标签: ['STOPRUSSIA', 'АГРЕСІЯ РФ', 'ВТОРГНЕННЯ РФ', 'ГУР МО УКРАЇНИ']</text:p>
      <text:p text:style-name="P4">
类别: News</text:p>
      <!--METADATA-->
      <text:p text:style-name="P4">
<draw:frame draw:style-name="fr1" draw:name="Image274" text:anchor-type="as-char" svg:width="6.9236in" svg:height="4.615733in" draw:z-index="0">
<draw:image xlink:href="../Images/AРМІЯINFORM/2023-05-16T76-00-00-04-00/2023-05-04-11.39.59.jpg" xlink:type="simple" xlink:show="embed" xlink:actuate="onLoad" draw:mime-type="image/jpeg"/>
</draw:frame>
安德里·尤索夫(Andriy Yusov)。 照片：Dmitryurchenko /陆军</text:p>
      <text:p text:style-name="P4">
美国媒体关于“瓦格纳” Yevgenaphozhin领导人与乌克兰军事情报联系的信息对乌克兰安德里亚斯国防部智力部主要委员的代表表示了联系。</text:p>
      <text:p text:style-name="P4">
“谁现在赞成讨论此类倡议？ 我认为，乌克兰的特殊服务将在需要告诉乌克兰的国家利益时讨论类似的事情。”</text:p>
      <text:p text:style-name="P4">
据他介绍，乌克兰现在正在尽一切可能保护国家利益和领土的占领，在其工作期间，特殊服务和情报使用不同的工具和工具。</text:p>
      <text:p text:style-name="P4">
“至于某些习俗，对美国司法部的正式调查仍在继续，我认为我们不必对此发表评论，”莫安德里·尤索夫(Mo Andriy Yusov)的GRU总结说。</text:p>
      <text:p text:style-name="P4">
<text:span text:style-name="T4">
来源：</text:span>
 <text:a xlink:type="simple" xlink:href="https://gur.gov.ua/content/qui-prodest-predstavnyk-hur-mo-ukrainy-andrii-iusov-pro-obhovorennia-kontaktiv-z-prigozhynym.html" text:style-name="Internet_20_link" text:visited-style-name="Visited_20_Internet_20_Link">
_gur mou__</text:a>
</text:p>
      <text:p text:style-name="P4">
News Source: <text:a xlink:type="simple" xlink:href="https://armyinform.com.ua/2023/05/16/u-gur-vidreaguvaly-na-povidomlennya-pro-jmovirni-kontakty-prigozhyna-z-ukrayinskoyu-rozvidkoyu/" text:style-name="Internet_20_link" text:visited-style-name="Visited_20_Internet_20_Link">
https://armyinform.com.ua/2023/05/16/u-gur-vidreaguvaly-na-povidomlennya-pro-jmovirni-kontakty-prigozhyna-z-ukrayinskoyu-rozvidkoyu/</text:a>
</text:p>
      <!--NEWS-->
      <text:h text:style-name="P10" text:outline-level="1">
<text:span text:style-name="T4">
只有不断的计划培训将有助于为真正的战斗做准备-Dmitry Krasilnikov</text:span>
</text:h>
      <text:p text:style-name="P4">
作者: ['Григорій Мазур']</text:p>
      <text:p text:style-name="P4">
时间: 2023-05-16T77:00:00-04:00</text:p>
      <text:p text:style-name="P4">
描述: Trendyvannya Pidrodiliv Teritorinaly国防军，Trivyt，Chernigivshin的Trivyt，Vidvisdav ...与2022年与乌克兰的战争，与乌克兰的最新新闻，乌克兰2022年与乌克兰的新闻战争，乌克兰和俄罗斯与乌克兰的战争，以及与乌克兰在乌克兰的战争，将于乌克兰乌克兰的战争是，是否在不久的将来与乌克兰进行战争，今天与乌克兰的战争，今天的乌克兰新闻</text:p>
      <text:p text:style-name="P4">
图片: ['<text:a xlink:type="simple" xlink:href="https://armyinform.com.ua/wp-content/uploads/2023/05/01-7.jpg" text:style-name="Internet_20_link" text:visited-style-name="Visited_20_Internet_20_Link">
01-7.jpg</text:a>
', '<text:a xlink:type="simple" xlink:href="https://armyinform.com.ua/wp-content/uploads/2023/05/04-13-150x150.jpg" text:style-name="Internet_20_link" text:visited-style-name="Visited_20_Internet_20_Link">
04-13-150x150.jpg</text:a>
', '<text:a xlink:type="simple" xlink:href="https://armyinform.com.ua/wp-content/uploads/2023/05/05-13-150x150.jpg" text:style-name="Internet_20_link" text:visited-style-name="Visited_20_Internet_20_Link">
05-13-150x150.jpg</text:a>
', '<text:a xlink:type="simple" xlink:href="https://armyinform.com.ua/wp-content/uploads/2023/05/06-13-150x150.jpg" text:style-name="Internet_20_link" text:visited-style-name="Visited_20_Internet_20_Link">
06-13-150x150.jpg</text:a>
', '<text:a xlink:type="simple" xlink:href="https://armyinform.com.ua/wp-content/uploads/2023/05/07-10-150x150.jpg" text:style-name="Internet_20_link" text:visited-style-name="Visited_20_Internet_20_Link">
07-10-150x150.jpg</text:a>
', '<text:a xlink:type="simple" xlink:href="https://armyinform.com.ua/wp-content/uploads/2023/05/08-9-150x150.jpg" text:style-name="Internet_20_link" text:visited-style-name="Visited_20_Internet_20_Link">
08-9-150x150.jpg</text:a>
', '<text:a xlink:type="simple" xlink:href="https://armyinform.com.ua/wp-content/uploads/2023/05/09-4-150x150.jpg" text:style-name="Internet_20_link" text:visited-style-name="Visited_20_Internet_20_Link">
09-4-150x150.jpg</text:a>
', '<text:a xlink:type="simple" xlink:href="https://armyinform.com.ua/wp-content/uploads/2023/05/10-24-150x150.jpg" text:style-name="Internet_20_link" text:visited-style-name="Visited_20_Internet_20_Link">
10-24-150x150.jpg</text:a>
', '<text:a xlink:type="simple" xlink:href="https://armyinform.com.ua/wp-content/uploads/2023/05/11-19-150x150.jpg" text:style-name="Internet_20_link" text:visited-style-name="Visited_20_Internet_20_Link">
11-19-150x150.jpg</text:a>
', '<text:a xlink:type="simple" xlink:href="https://armyinform.com.ua/wp-content/uploads/2023/05/12-15.jpg" text:style-name="Internet_20_link" text:visited-style-name="Visited_20_Internet_20_Link">
12-15.jpg</text:a>
']</text:p>
      <text:p text:style-name="P4">
标签: ['ДМИТРО КРАСИЛЬНИКОВ', 'ОК «ПІВНІЧ»', 'ТРО ЗСУ']</text:p>
      <text:p text:style-name="P4">
类别: News</text:p>
      <!--METADATA-->
      <text:p text:style-name="P4">
<draw:frame draw:style-name="fr1" draw:name="Image275" text:anchor-type="as-char" svg:width="6.9236in" svg:height="5.191078in" draw:z-index="0">
<draw:image xlink:href="../Images/AРМІЯINFORM/2023-05-16T77-00-00-04-00/01-7.jpg" xlink:type="simple" xlink:show="embed" xlink:actuate="onLoad" draw:mime-type="image/jpeg"/>
</draw:frame>
乌克兰英雄，布里加德格纳·德米特里·克拉西尼科夫(Brigadegner Dmitry Krasilnikov)的英雄OK“ North”司令“北​​方”访问了领土国防军部队的培训。</text:p>
      <ul>
        <li>
看着我们军事人员在有条件战斗中的行动中尽快克服障碍物路线，作为单位的一部分。 战斗提高了他们在条件下的技能，就心理成分而言，这是最大的战斗。 在大多数情况下，重点放在病房中。 为了这个目的，进行了坦克，敌人的有条件位置并克服了心理障碍路线。</li>
      </ul>
      <text:p text:style-name="P4">
<text:a xlink:type="simple" xlink:href="https://armyinform.com.ua/wp-content/uploads/2023/05/04-13.jpg" text:style-name="Internet_20_link" text:visited-style-name="Visited_20_Internet_20_Link">
!(Images/AРМІЯINFORM/2023-05-16T77-00-00-04-00/04-13-150x150.jpg)</text:a>
</text:p>
      <text:p text:style-name="P4">
<text:a xlink:type="simple" xlink:href="https://armyinform.com.ua/wp-content/uploads/2023/05/05-13.jpg" text:style-name="Internet_20_link" text:visited-style-name="Visited_20_Internet_20_Link">
<draw:frame draw:style-name="fr1" draw:name="Image276" text:anchor-type="as-char" svg:width="6.9236in" svg:height="6.9236in" draw:z-index="0">
<draw:image xlink:href="../Images/AРМІЯINFORM/2023-05-16T77-00-00-04-00/05-13-150x150.jpg" xlink:type="simple" xlink:show="embed" xlink:actuate="onLoad" draw:mime-type="image/jpeg"/>
</draw:frame>
</text:a>
</text:p>
      <text:p text:style-name="P4">
<text:a xlink:type="simple" xlink:href="https://armyinform.com.ua/wp-content/uploads/2023/05/06-13.jpg" text:style-name="Internet_20_link" text:visited-style-name="Visited_20_Internet_20_Link">
<draw:frame draw:style-name="fr1" draw:name="Image277" text:anchor-type="as-char" svg:width="6.9236in" svg:height="6.9236in" draw:z-index="0">
<draw:image xlink:href="../Images/AРМІЯINFORM/2023-05-16T77-00-00-04-00/06-13-150x150.jpg" xlink:type="simple" xlink:show="embed" xlink:actuate="onLoad" draw:mime-type="image/jpeg"/>
</draw:frame>
</text:a>
</text:p>
      <text:p text:style-name="P4">
<text:a xlink:type="simple" xlink:href="https://armyinform.com.ua/wp-content/uploads/2023/05/07-10.jpg" text:style-name="Internet_20_link" text:visited-style-name="Visited_20_Internet_20_Link">
<draw:frame draw:style-name="fr1" draw:name="Image278" text:anchor-type="as-char" svg:width="6.9236in" svg:height="6.9236in" draw:z-index="0">
<draw:image xlink:href="../Images/AРМІЯINFORM/2023-05-16T77-00-00-04-00/07-10-150x150.jpg" xlink:type="simple" xlink:show="embed" xlink:actuate="onLoad" draw:mime-type="image/jpeg"/>
</draw:frame>
</text:a>
根据德米特里·克拉西尼科夫(Dmitry Krasilnikov)的说法，现在乌克兰武装部队中的所有零件都被征服了以应对任务，但是不同级别的指挥官需要分配时间进行此类培训。 只有不断的计划培训才能帮助士兵为真正的战斗做准备。</text:p>
      <text:p text:style-name="P4">
<text:a xlink:type="simple" xlink:href="https://armyinform.com.ua/wp-content/uploads/2023/05/08-9.jpg" text:style-name="Internet_20_link" text:visited-style-name="Visited_20_Internet_20_Link">
!(Images/AРМІЯINFORM/2023-05-16T77-00-00-04-00/08-9-150x150.jpg)</text:a>
</text:p>
      <text:p text:style-name="P4">
<text:a xlink:type="simple" xlink:href="https://armyinform.com.ua/wp-content/uploads/2023/05/09-4.jpg" text:style-name="Internet_20_link" text:visited-style-name="Visited_20_Internet_20_Link">
<draw:frame draw:style-name="fr1" draw:name="Image279" text:anchor-type="as-char" svg:width="6.9236in" svg:height="6.9236in" draw:z-index="0">
<draw:image xlink:href="../Images/AРМІЯINFORM/2023-05-16T77-00-00-04-00/09-4-150x150.jpg" xlink:type="simple" xlink:show="embed" xlink:actuate="onLoad" draw:mime-type="image/jpeg"/>
</draw:frame>
</text:a>
</text:p>
      <text:p text:style-name="P4">
<text:a xlink:type="simple" xlink:href="https://armyinform.com.ua/wp-content/uploads/2023/05/10-24.jpg" text:style-name="Internet_20_link" text:visited-style-name="Visited_20_Internet_20_Link">
<draw:frame draw:style-name="fr1" draw:name="Image280" text:anchor-type="as-char" svg:width="6.9236in" svg:height="6.9236in" draw:z-index="0">
<draw:image xlink:href="../Images/AРМІЯINFORM/2023-05-16T77-00-00-04-00/10-24-150x150.jpg" xlink:type="simple" xlink:show="embed" xlink:actuate="onLoad" draw:mime-type="image/jpeg"/>
</draw:frame>
</text:a>
</text:p>
      <text:p text:style-name="P4">
<text:a xlink:type="simple" xlink:href="https://armyinform.com.ua/wp-content/uploads/2023/05/11-19.jpg" text:style-name="Internet_20_link" text:visited-style-name="Visited_20_Internet_20_Link">
<draw:frame draw:style-name="fr1" draw:name="Image281" text:anchor-type="as-char" svg:width="6.9236in" svg:height="6.9236in" draw:z-index="0">
<draw:image xlink:href="../Images/AРМІЯINFORM/2023-05-16T77-00-00-04-00/11-19-150x150.jpg" xlink:type="simple" xlink:show="embed" xlink:actuate="onLoad" draw:mime-type="image/jpeg"/>
</draw:frame>
</text:a>
 - 每个战士都必须意识到，他或她的个人培训水平越高，在战斗中成功完成任务的机会就越大 - 指挥官正在补充。</text:p>
      <text:p text:style-name="P4">
<draw:frame draw:style-name="fr1" draw:name="Image282" text:anchor-type="as-char" svg:width="6.9236in" svg:height="5.191078in" draw:z-index="0">
<draw:image xlink:href="../Images/AРМІЯINFORM/2023-05-16T77-00-00-04-00/12-15.jpg" xlink:type="simple" xlink:show="embed" xlink:actuate="onLoad" draw:mime-type="image/jpeg"/>
</draw:frame>
<text:span text:style-name="T5">
photo作者</text:span>
</text:p>
      <text:p text:style-name="P4">
News Source: <text:a xlink:type="simple" xlink:href="https://armyinform.com.ua/2023/05/16/lyshe-postijni-planovi-navchannya-dopomozhut-pidgotuvaty-soldativ-do-realnyh-bojovyh-dij-dmytro-krasylnykov/" text:style-name="Internet_20_link" text:visited-style-name="Visited_20_Internet_20_Link">
https://armyinform.com.ua/2023/05/16/lyshe-postijni-planovi-navchannya-dopomozhut-pidgotuvaty-soldativ-do-realnyh-bojovyh-dij-dmytro-krasylnykov/</text:a>
</text:p>
      <!--NEWS-->
      <text:h text:style-name="P10" text:outline-level="1">
<text:span text:style-name="T4">
及时为乌克兰提供F-16飞机将挽救更多的生命，并结束战争艾尔西·丹尼洛夫</text:span>
</text:h>
      <text:p text:style-name="P4">
作者: ['АРМІЯINFORM']</text:p>
      <text:p text:style-name="P4">
时间: 2023-05-16T78:00:00-04:00</text:p>
      <text:p text:style-name="P4">
描述: 一旦乌克兰乌克兰委员会的纳丹尼亚人，Zokrem Vinishchyvachiv F-16，是前军事……与乌克兰2022年的战争，与乌克兰与乌克兰的最新新闻，今天与乌克兰的新闻，与乌克兰2022年的新闻战争，今天将有今天，将有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2/11/1200px-f-16_fighting_falcon.jpg" text:style-name="Internet_20_link" text:visited-style-name="Visited_20_Internet_20_Link">
1200px-f-16_fighting_falcon.jpg</text:a>
']</text:p>
      <text:p text:style-name="P4">
标签: ['ВИНИЩУВАЧІ F-16', 'ОЛЕКСІЙ ДАНІЛОВ']</text:p>
      <text:p text:style-name="P4">
类别: News</text:p>
      <!--METADATA-->
      <text:p text:style-name="P4">
<draw:frame draw:style-name="fr1" draw:name="Image283" text:anchor-type="as-char" svg:width="6.9236in" svg:height="4.032997in" draw:z-index="0">
<draw:image xlink:href="../Images/AРМІЯINFORM/2023-05-16T78-00-00-04-00/1200px-f-16_fighting_falcon.jpg" xlink:type="simple" xlink:show="embed" xlink:actuate="onLoad" draw:mime-type="image/jpeg"/>
</draw:frame>
说明性照片</text:p>
      <text:p text:style-name="P4">
及时向乌克兰提供现代战斗航空，包括战士<text:a xlink:type="simple" xlink:href="https://armyinform.com.ua/2023/04/08/chomu-f-16-vazhlyvi-dlya-ukrayiny/" text:style-name="Internet_20_link" text:visited-style-name="Visited_20_Internet_20_Link">
F-16，</text:a>
这将有助于保持更多的乌克兰人的生活，并使胜利更加接近。</text:p>
      <text:p text:style-name="P4">
NSDC秘书Alexei Danilov <text:a xlink:type="simple" xlink:href="https://twitter.com/OleksiyDanilov/status/1658421593037586437" text:style-name="Internet_20_link" text:visited-style-name="Visited_20_Internet_20_Link">
写</text:a>
在他的推文中。</text:p>
      <text:p text:style-name="P4">
“谢谢乌克兰的所有真正的爱国者!总统在盟国提供现代手段的毅力政治决定将使乌克兰儿童和平民的生命审议。 现代航空的及时提供，例如F-16将挽救更多生命，防止不可避免的牺牲并实现战争的结束。 帮助武器，我们将俄罗斯埋葬!”  - 说他的帖子。</text:p>
      <text:p text:style-name="P4">
此前，乌克兰Dmytro Kuleba外交部<text:a xlink:type="simple" xlink:href="https://armyinform.com.ua/2023/04/24/nadannya-f-16-stane-investycziyeyu-desyatylittya/" text:style-name="Internet_20_link" text:visited-style-name="Visited_20_Internet_20_Link">
宣布</text:a>
F-16将是十年在非洲大陆安全的投资。</text:p>
      <text:p text:style-name="P4">
News Source: <text:a xlink:type="simple" xlink:href="https://armyinform.com.ua/2023/05/16/vchasne-nadannya-litakiv-f-16-vryatuye-bilshe-zhyttiv-j-nablyzyt-zakinchennya-vijny-oleksij-danilov/" text:style-name="Internet_20_link" text:visited-style-name="Visited_20_Internet_20_Link">
https://armyinform.com.ua/2023/05/16/vchasne-nadannya-litakiv-f-16-vryatuye-bilshe-zhyttiv-j-nablyzyt-zakinchennya-vijny-oleksij-danilov/</text:a>
</text:p>
      <!--NEWS-->
      <text:h text:style-name="P10" text:outline-level="1">
<text:span text:style-name="T4">
供体血的无限期作用正在进行中：“您的血液可以战斗。 成为捐助者！”</text:span>
</text:h>
      <text:p text:style-name="P4">
作者: ['Андрій Агєєв']</text:p>
      <text:p text:style-name="P4">
时间: 2023-05-16T79:00:00-04:00</text:p>
      <text:p text:style-name="P4">
描述: 该副本是一个有组织的审查，该组织是为了消费Viisokovavavavavavavavavavavavavavavavavavavavavavavavavavavavavavavavavavavavavavavavavavavavavavavavavavavavavavavavavavavavavavavavavavavavavavavavavavavavavavavavavavavavavavavavavavavavavavavavavavavavavavavavavas，2022，2022年与乌克兰的最新新闻，今天与乌克兰2022年的新闻战争，乌克兰将在乌克兰之间发生战争，乌克兰会在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dsc_0007.jpg" text:style-name="Internet_20_link" text:visited-style-name="Visited_20_Internet_20_Link">
dsc_0007.jpg</text:a>
', '<text:a xlink:type="simple" xlink:href="https://armyinform.com.ua/wp-content/uploads/2023/05/dsc_0003-150x150.jpg" text:style-name="Internet_20_link" text:visited-style-name="Visited_20_Internet_20_Link">
dsc_0003-150x150.jpg</text:a>
', '<text:a xlink:type="simple" xlink:href="https://armyinform.com.ua/wp-content/uploads/2023/05/dsc_0005-150x150.jpg" text:style-name="Internet_20_link" text:visited-style-name="Visited_20_Internet_20_Link">
dsc_0005-150x150.jpg</text:a>
', '<text:a xlink:type="simple" xlink:href="https://armyinform.com.ua/wp-content/uploads/2023/05/dsc_0010-150x150.jpg" text:style-name="Internet_20_link" text:visited-style-name="Visited_20_Internet_20_Link">
dsc_0010-150x150.jpg</text:a>
', '<text:a xlink:type="simple" xlink:href="https://armyinform.com.ua/wp-content/uploads/2023/05/dsc_0013-150x150.jpg" text:style-name="Internet_20_link" text:visited-style-name="Visited_20_Internet_20_Link">
dsc_0013-150x150.jpg</text:a>
']</text:p>
      <text:p text:style-name="P4">
标签: []</text:p>
      <text:p text:style-name="P4">
类别: News</text:p>
      <!--METADATA-->
      <text:p text:style-name="P4">
<draw:frame draw:style-name="fr1" draw:name="Image284" text:anchor-type="as-char" svg:width="6.9236in" svg:height="4.619583in" draw:z-index="0">
<draw:image xlink:href="../Images/AРМІЯINFORM/2023-05-16T79-00-00-04-00/dsc_0007.jpg" xlink:type="simple" xlink:show="embed" xlink:actuate="onLoad" draw:mime-type="image/jpeg"/>
</draw:frame>
这项行动是为乌克兰国防军的受伤军人的需求而组织的。</text:p>
      <text:p text:style-name="P4">
<text:a xlink:type="simple" xlink:href="https://armyinform.com.ua/wp-content/uploads/2023/05/dsc_0003.jpg" text:style-name="Internet_20_link" text:visited-style-name="Visited_20_Internet_20_Link">
!(Images/AРМІЯINFORM/2023-05-16T79-00-00-04-00/dsc_0003-150x150.jpg)</text:a>
</text:p>
      <text:p text:style-name="P4">
<text:a xlink:type="simple" xlink:href="https://armyinform.com.ua/wp-content/uploads/2023/05/dsc_0005.jpg" text:style-name="Internet_20_link" text:visited-style-name="Visited_20_Internet_20_Link">
<draw:frame draw:style-name="fr1" draw:name="Image285" text:anchor-type="as-char" svg:width="6.9236in" svg:height="6.9236in" draw:z-index="0">
<draw:image xlink:href="../Images/AРМІЯINFORM/2023-05-16T79-00-00-04-00/dsc_0005-150x150.jpg" xlink:type="simple" xlink:show="embed" xlink:actuate="onLoad" draw:mime-type="image/jpeg"/>
</draw:frame>
</text:a>
血液服务区域中心Volodymyr Levitsky的主任指出，他一直在为捐赠者皇冠及其组件提供军事医院，Khmelnytsky地区医院退伍军人的退伍军人，而我们组织的医疗机构都在这里为捐助者及其组件提供治疗。</text:p>
      <ul>
        <li>
我们将捐赠者的血液送往野外医院，各个州，公共医疗机构以及乌克兰前线，东部和南部的各个州，公共医疗机构以及机构。 血液，其组成部分始终需要，但至少是和平时期的两倍。 成为捐助者!。mykolayovych。</li>
      </ul>
      <text:p text:style-name="P4">
目前，学生青年，众多公共组织，爱国组织，志愿者，警察，司法保护，检察官，各种执法机构的军事人员成为捐助者，许多人会系统地做到这一点 - 每两个月一次。</text:p>
      <text:p text:style-name="P4">
<text:a xlink:type="simple" xlink:href="https://armyinform.com.ua/wp-content/uploads/2023/05/dsc_0010.jpg" text:style-name="Internet_20_link" text:visited-style-name="Visited_20_Internet_20_Link">
!(Images/AРМІЯINFORM/2023-05-16T79-00-00-04-00/dsc_0010-150x150.jpg)</text:a>
</text:p>
      <text:p text:style-name="P4">
<text:a xlink:type="simple" xlink:href="https://armyinform.com.ua/wp-content/uploads/2023/05/dsc_0013.jpg" text:style-name="Internet_20_link" text:visited-style-name="Visited_20_Internet_20_Link">
<draw:frame draw:style-name="fr1" draw:name="Image286" text:anchor-type="as-char" svg:width="6.9236in" svg:height="6.9236in" draw:z-index="0">
<draw:image xlink:href="../Images/AРМІЯINFORM/2023-05-16T79-00-00-04-00/dsc_0013-150x150.jpg" xlink:type="simple" xlink:show="embed" xlink:actuate="onLoad" draw:mime-type="image/jpeg"/>
</draw:frame>
</text:a>
</text:p>
      <text:p text:style-name="P4">
我们必须坚定地保持唯一的乌克兰阵线，并使我们的联合赢家更加接近!为了挽救某人的生命，他的肩膀 - 成为捐助者，您也可以战斗!</text:p>
      <text:p text:style-name="P4">
<text:span text:style-name="T5">
opto作者</text:span>
</text:p>
      <text:p text:style-name="P4">
News Source: <text:a xlink:type="simple" xlink:href="https://armyinform.com.ua/2023/05/16/tryvaye-bezstrokova-akcziya-zdachi-donorskoyi-krovi-tvoya-krov-mozhe-voyuvaty-stan-donorom/" text:style-name="Internet_20_link" text:visited-style-name="Visited_20_Internet_20_Link">
https://armyinform.com.ua/2023/05/16/tryvaye-bezstrokova-akcziya-zdachi-donorskoyi-krovi-tvoya-krov-mozhe-voyuvaty-stan-donorom/</text:a>
</text:p>
      <!--NEWS-->
      <text:h text:style-name="P10" text:outline-level="1">
<text:span text:style-name="T4">
乌克兰已正式加入了北约联合网络防御的真正体验中心</text:span>
</text:h>
      <text:p text:style-name="P4">
作者: ['АРМІЯINFORM']</text:p>
      <text:p text:style-name="P4">
时间: 2023-05-16T80:00:00-04:00</text:p>
      <text:p text:style-name="P4">
描述: 在北约技术技术中心的公寓总部，与乌克兰2022年战争，与乌克兰与乌克兰的最新新闻战争，今天与乌克兰2022年的新闻战争，乌克兰和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ccdcoe.jpg" text:style-name="Internet_20_link" text:visited-style-name="Visited_20_Internet_20_Link">
ccdcoe.jpg</text:a>
']</text:p>
      <text:p text:style-name="P4">
标签: ['ДОПОМОГА ПАРТНЕРІВ', 'КІБЕРОБОРОНА', 'МЗС УКРАЇНИ', 'НАТО', 'СВІТ ПІДТРИМУЄ УКРАЇНУ']</text:p>
      <text:p text:style-name="P4">
类别: News</text:p>
      <!--METADATA-->
      <text:p text:style-name="P4">
<draw:frame draw:style-name="fr1" draw:name="Image287" text:anchor-type="as-char" svg:width="6.9236in" svg:height="3.894525in" draw:z-index="0">
<draw:image xlink:href="../Images/AРМІЯINFORM/2023-05-16T80-00-00-04-00/ccdcoe.jpg" xlink:type="simple" xlink:show="embed" xlink:actuate="onLoad" draw:mime-type="image/jpeg"/>
</draw:frame>
如今，乌克兰的国家旗帜正式在塔林北约·斯基伯罗龙(Nato Skiberroborons)高级技术中心的总部正式升起，该中心决定了该中心的正式加入。</text:p>
      <text:p text:style-name="P4">
这在[消息]中说明了(https://twitter.com/MFA_Ukraine/status/1658432462689652738)乌克兰外交部。</text:p>
      <text:p text:style-name="P4">
乌克兰外交部说：“我们感谢北约北约北约北约高级技术中心邀请乌克兰的邀请，并特别感谢爱沙尼亚前往北约的支持和援助。”</text:p>
      <text:p text:style-name="P4">
回想一下，来自北约赛洛洛龙的高级技术的组合中心是北约的一个关键结构，<text:a xlink:type="simple" xlink:href="https://armyinform.com.ua/2023/02/20/ukrayina-vpershe-doluchytsya-do-roboty-czentru-z-kiberoborony-nato/" text:style-name="Internet_20_link" text:visited-style-name="Visited_20_Internet_20_Link">
照顾</text:a>
战略和实际级别的网络安全问题。</text:p>
      <text:p text:style-name="P4">
News Source: <text:a xlink:type="simple" xlink:href="https://armyinform.com.ua/2023/05/16/ukrayina-oficzijno-pryyednalasya-do-czentru-peredovogo-dosvidu-spilnogo-kiberzahystu-nato/" text:style-name="Internet_20_link" text:visited-style-name="Visited_20_Internet_20_Link">
https://armyinform.com.ua/2023/05/16/ukrayina-oficzijno-pryyednalasya-do-czentru-peredovogo-dosvidu-spilnogo-kiberzahystu-nato/</text:a>
</text:p>
      <!--NEWS-->
      <text:h text:style-name="P10" text:outline-level="1">
<text:span text:style-name="T4">
他批准了针对乌克兰的战争，并成为支持者</text:span>
</text:h>
      <text:p text:style-name="P4">
作者: ['АРМІЯINFORM']</text:p>
      <text:p text:style-name="P4">
时间: 2023-05-16T81:00:00-04:00</text:p>
      <text:p text:style-name="P4">
描述: 在Zaporizhzhi Vikrita上，社会军事军事区的教区Yaki Pidribimuv Yaki Pidribimuv ...与2022年与乌克兰的战争，与乌克兰的最新新闻，《与乌克兰2022年的新闻战争》，今天，乌克兰和俄罗斯与俄罗斯和俄罗斯之间的战争将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zop-png-e1684238602891.jpg" text:style-name="Internet_20_link" text:visited-style-name="Visited_20_Internet_20_Link">
zop-png-e1684238602891.jpg</text:a>
']</text:p>
      <text:p text:style-name="P4">
标签: ['STOPRUSSIA', 'АГРЕСІЯ РФ', 'ВТОРГНЕННЯ РФ', 'КОЛАБОРАНТ', 'ОФІС ГЕНЕРАЛЬНОГО ПРОКУРОРА УКРАЇНИ']</text:p>
      <text:p text:style-name="P4">
类别: News</text:p>
      <!--METADATA-->
      <text:p text:style-name="P4">
<draw:frame draw:style-name="fr1" draw:name="Image288" text:anchor-type="as-char" svg:width="6.9236in" svg:height="5.097296in" draw:z-index="0">
<draw:image xlink:href="../Images/AРМІЯINFORM/2023-05-16T81-00-00-04-00/zop-png-e1684238602891.jpg" xlink:type="simple" xlink:show="embed" xlink:actuate="onLoad" draw:mime-type="image/jpeg"/>
</draw:frame>
在Zaporizhzhya，一名合作者被暴露和拘留，他在俄罗斯联合会针对乌克兰的社交网络中支持。 他特别注意有关瓦格纳PEC活动的出版物，并喜欢其创始人。</text:p>
      <text:p text:style-name="P4">
关于它<text:a xlink:type="simple" xlink:href="https://www.gp.gov.ua/ua/posts/vipravdovuvav-zbroinu-agresiyu-rf-ta-buv-prixilnikom-pvk-vagner-povidomleno-pro-pidozru-meskancyu-zaporizzya" text:style-name="Internet_20_link" text:visited-style-name="Visited_20_Internet_20_Link">
报告</text:a>
在乌克兰检察长办公室。</text:p>
      <text:p text:style-name="P4">
值得注意的是，在大规模入侵俄罗斯联邦在乌克兰的大规模入侵之后，乌克兰过去曾是执法机构的雇员，他在禁忌的俄罗斯社交网络中使用了自己的帐户来分发出版物以支持和支持和支持促进侵略国的行动。</text:p>
      <text:p text:style-name="P4">
材料和他们自己的帖子在其页面上广泛占主要关注的是乌克兰当局的计划，占领者政策的批准以及对俄罗斯临时居住领土联合会的不需要的“加入”的维护。</text:p>
      <text:p text:style-name="P4">
在搜索嫌疑人的住所期间，发现了一部计算机设备的手机，并有犯罪活动的证据。</text:p>
      <text:p text:style-name="P4">
目前，他是通过预审措施选择的。</text:p>
      <text:p text:style-name="P4">
News Source: <text:a xlink:type="simple" xlink:href="https://armyinform.com.ua/2023/05/16/shvalyuvav-vijnu-proty-ukrayiny-ta-buv-pryhylnykom-vagnerivcziv-na-zaporizhzhi-zatrymano-kolaboranta/" text:style-name="Internet_20_link" text:visited-style-name="Visited_20_Internet_20_Link">
https://armyinform.com.ua/2023/05/16/shvalyuvav-vijnu-proty-ukrayiny-ta-buv-pryhylnykom-vagnerivcziv-na-zaporizhzhi-zatrymano-kolaboranta/</text:a>
</text:p>
      <!--NEWS-->
      <text:h text:style-name="P10" text:outline-level="1">
<text:span text:style-name="T4">
ZPP上的俄罗斯人加强了对原子主义者的控制：禁止员工相互交流</text:span>
</text:h>
      <text:p text:style-name="P4">
作者: ['АРМІЯINFORM']</text:p>
      <text:p text:style-name="P4">
时间: 2023-05-16T82:00:00-04:00</text:p>
      <text:p text:style-name="P4">
描述: 在Zaporizkiy Atomoniye Etertostani Rosisskiy中，他们对...与乌克兰2022的战争收拾了控制，与乌克兰的最新新闻，今天与乌克兰的新闻战争，今天的最后一场新闻是今天的最后一场战争，乌克兰和俄罗斯之间以及战争之间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parkan-zaes.jpg" text:style-name="Internet_20_link" text:visited-style-name="Visited_20_Internet_20_Link">
parkan-zaes.jpg</text:a>
']</text:p>
      <text:p text:style-name="P4">
标签: ['ЕНЕРГОАТОМ', 'ЗАЕС']</text:p>
      <text:p text:style-name="P4">
类别: News</text:p>
      <!--METADATA-->
      <text:p text:style-name="P4">
<draw:frame draw:style-name="fr1" draw:name="Image289" text:anchor-type="as-char" svg:width="6.9236in" svg:height="4.61393in" draw:z-index="0">
<draw:image xlink:href="../Images/AРМІЯINFORM/2023-05-16T82-00-00-04-00/parkan-zaes.jpg" xlink:type="simple" xlink:show="embed" xlink:actuate="onLoad" draw:mime-type="image/jpeg"/>
</draw:frame>
照片：Energoatom</text:p>
      <text:p text:style-name="P4">
在Zaporizhhya核电站，俄罗斯入侵者加强了对主管的控制，因此被禁止相互交流。 这样，入侵者正试图掩盖自己在车站中塔维安设备的火姿势。</text:p>
      <text:p text:style-name="P4">
关于它<text:a xlink:type="simple" xlink:href="https://t.me/energoatom_ua/13098" text:style-name="Internet_20_link" text:visited-style-name="Visited_20_Internet_20_Link">
报告</text:a>
势痛。</text:p>
      <text:p text:style-name="P4">
工作规则和待在设施或不少于员工的规则变得越来越艰难。</text:p>
      <text:p text:style-name="P4">
“在最近禁止使用纽扣手机的禁令后，俄罗斯恐怖分子被更多限制介绍给人员。</text:p>
      <text:p text:style-name="P4">
在工作更改之前，守卫会仔细检查入口处的工作人员，使他们只能通过栈桥将工作场所传递到工作场所。</text:p>
      <text:p text:style-name="P4">
在苛刻的禁忌和ZPP领土的任何运动之下，除了由“当地警察”明确定义的那些。 严格禁止超越车站。</text:p>
      <text:p text:style-name="P4">
在工作中，员工现在有权直接在正面看。 转过头，甚至只是移开视线 - 这是严格禁止的。”消息传出。</text:p>
      <text:p text:style-name="P4">
Energoatom指出，这种禁令的原因是俄罗斯努力组装自己的射击位置和大量车站的军事设备。</text:p>
      <text:p text:style-name="P4">
目前，大约有250万个原子保留在ZPP上。</text:p>
      <text:p text:style-name="P4">
News Source: <text:a xlink:type="simple" xlink:href="https://armyinform.com.ua/2023/05/16/na-zaes-okupanty-posylyly-kontrol-nad-praczivnykamy-zaboronyly-atomnykam-spilkuvatys-mizh-soboyu/" text:style-name="Internet_20_link" text:visited-style-name="Visited_20_Internet_20_Link">
https://armyinform.com.ua/2023/05/16/na-zaes-okupanty-posylyly-kontrol-nad-praczivnykamy-zaboronyly-atomnykam-spilkuvatys-mizh-soboyu/</text:a>
</text:p>
      <!--NEWS-->
      <text:h text:style-name="P10" text:outline-level="1">
<text:span text:style-name="T4">
如果无人机卡米卡兹攻击，如何采取行动</text:span>
</text:h>
      <text:p text:style-name="P4">
作者: ['АРМІЯINFORM']</text:p>
      <text:p text:style-name="P4">
时间: 2023-05-16T83:00:00-04:00</text:p>
      <text:p text:style-name="P4">
描述: 乌克兰对俄罗斯后俄罗斯袭击对维科里斯尼无人机卡米卡德兹的袭击....与乌克兰2022年的战争，与乌克兰的最新新闻战争，今天与乌克兰的新闻，今天与乌克兰的新闻战争最后一次与乌克兰的新闻战争，乌克兰和俄罗斯与俄罗斯之间以及俄罗斯和俄罗斯之间的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09/iranski-drony.jpeg" text:style-name="Internet_20_link" text:visited-style-name="Visited_20_Internet_20_Link">
iranski-drony.jpeg</text:a>
']</text:p>
      <text:p text:style-name="P4">
标签: ['ДРОНИ-КОМІКАДЗЕ', 'МІНРЕІНТЕГРАЦІЇ']</text:p>
      <text:p text:style-name="P4">
类别: News</text:p>
      <!--METADATA-->
      <text:p text:style-name="P4">
<draw:frame draw:style-name="fr1" draw:name="Image290" text:anchor-type="as-char" svg:width="6.9236in" svg:height="4.32725in" draw:z-index="0">
<draw:image xlink:href="../Images/AРМІЯINFORM/2023-05-16T83-00-00-04-00/iranski-drony.jpeg" xlink:type="simple" xlink:show="embed" xlink:actuate="onLoad" draw:mime-type="image/jpeg"/>
</draw:frame>
说明性照片</text:p>
      <text:p text:style-name="P4">
乌克兰使用无人机 - 卡米卡德兹(Kamikadze)遭受了永久性俄罗斯袭击。 临时占领领土的重返社会部<text:a xlink:type="simple" xlink:href="https://minre.gov.ua/2023/05/16/yak-diyaty-u-razi-ataky-droniv-kamikadze/" text:style-name="Internet_20_link" text:visited-style-name="Visited_20_Internet_20_Link">
优惠</text:a>
乌克兰人的几项建议：</text:p>
      <text:p text:style-name="P4">
<text:span text:style-name="T5">
如果危险，请立即去庇护所。 使用地下室，房屋的地下室，地下停车场。 </text:span>
选择避难所远离行政机构，军事和战略遗址。 <text:span text:style-name="T5">
不要藏在入口或汽车中。 </text:span>
留在庇护所，直到您说威胁已经过去。 <text:span text:style-name="T5">
请勿触摸无人机。 即使是鞭打的设备也可能对生命构成威胁。 </text:span>
存储信息沉默：如果您录制视频或为无人机拍摄照片，则绝不会将其发布在社交网络上。 *不要在飞行的互联网位置上报告或拆除无人机。 将这些材料转移给警察。</text:p>
      <text:p text:style-name="P4">
News Source: <text:a xlink:type="simple" xlink:href="https://armyinform.com.ua/2023/05/16/yak-diyaty-u-razi-ataky-droniv-kamikadze/" text:style-name="Internet_20_link" text:visited-style-name="Visited_20_Internet_20_Link">
https://armyinform.com.ua/2023/05/16/yak-diyaty-u-razi-ataky-droniv-kamikadze/</text:a>
</text:p>
      <!--NEWS-->
      <text:h text:style-name="P10" text:outline-level="1">
<text:span text:style-name="T4">
乌克兰从德国收到了34次接管</text:span>
</text:h>
      <text:p text:style-name="P4">
作者: ['АРМІЯINFORM']</text:p>
      <text:p text:style-name="P4">
时间: 2023-05-16T84:00:00-04:00</text:p>
      <text:p text:style-name="P4">
描述: Nimechini对三个Tizhni的无法协会的迷你铸造是胡说八道的乌克兰力量...与乌克兰2022年的战争，与乌克兰的战争是今天的最新消息，这是与乌克兰的新闻，与乌克兰的新闻战争，与乌克兰2022年的新闻战争是今天的最后一场新闻，乌克兰和俄罗斯之间以及2022年与乌克兰的战争之间会发生战争今天，乌克兰新闻在乌克兰媒体的俄罗斯人</text:p>
      <text:p text:style-name="P4">
图片: ['<text:a xlink:type="simple" xlink:href="https://armyinform.com.ua/wp-content/uploads/2023/05/pikapy.jpg" text:style-name="Internet_20_link" text:visited-style-name="Visited_20_Internet_20_Link">
pikapy.jpg</text:a>
']</text:p>
      <text:p text:style-name="P4">
标签: ['ВІЙСЬКОВА ДОПОМОГА УКРАЇНІ', 'МЗС НІМЕЧЧИНИ', 'ФРН']</text:p>
      <text:p text:style-name="P4">
类别: News</text:p>
      <!--METADATA-->
      <text:p text:style-name="P4">
<draw:frame draw:style-name="fr1" draw:name="Image291" text:anchor-type="as-char" svg:width="6.9236in" svg:height="3.894525in" draw:z-index="0">
<draw:image xlink:href="../Images/AРМІЯINFORM/2023-05-16T84-00-00-04-00/pikapy.jpg" xlink:type="simple" xlink:show="embed" xlink:actuate="onLoad" draw:mime-type="image/jpeg"/>
</draw:frame>
德国外交部已向乌克兰残茬提供了34个皮卡，为期三个星期。</text:p>
      <text:p text:style-name="P4">
关于它<text:a xlink:type="simple" xlink:href="https://twitter.com/GermanyinUA/status/1658450753407660032" text:style-name="Internet_20_link" text:visited-style-name="Visited_20_Internet_20_Link">
报告</text:a>
德国大使馆在乌克兰。</text:p>
      <text:p text:style-name="P4">
“流动性是乌克兰国防能力和可持续性的重要因素。 为了增强乌克兰的安全部队，德国外交部为最新的三核提供了34个皮卡。”</text:p>
      <text:p text:style-name="P4">
News Source: <text:a xlink:type="simple" xlink:href="https://armyinform.com.ua/2023/05/16/ukrayina-otrymala-vid-nimechchyny-shhe-34-pikapy-dlya-vijskovyh/" text:style-name="Internet_20_link" text:visited-style-name="Visited_20_Internet_20_Link">
https://armyinform.com.ua/2023/05/16/ukrayina-otrymala-vid-nimechchyny-shhe-34-pikapy-dlya-vijskovyh/</text:a>
</text:p>
      <!--NEWS-->
      <text:h text:style-name="P10" text:outline-level="1">
<text:span text:style-name="T4">
几天后，国防军释放了20平方米。 在巴赫穆特（Bakhmut）下的公里-Anna Painter</text:span>
</text:h>
      <text:p text:style-name="P4">
作者: ['АРМІЯINFORM']</text:p>
      <text:p text:style-name="P4">
时间: 2023-05-16T85:00:00-04:00</text:p>
      <text:p text:style-name="P4">
描述: 有关Xid Boyovikh的信息，Xid Boyovikh是全俄议会综合大楼的垃圾...与乌克兰2022年的战争，与乌克兰与乌克兰的最新新闻，今天与乌克兰2022年的新闻战争，乌克兰和俄罗斯之间以及俄罗斯之间以及俄罗斯之间的战争，何时会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ukraine-russian-war-bakhmut-ap-mz-24-230219_1676840744219_hpmain_16x9_992.jpg" text:style-name="Internet_20_link" text:visited-style-name="Visited_20_Internet_20_Link">
ukraine-russian-war-bakhmut-ap-mz-24-230219_1676840744219_hpmain_16x9_992.jpg</text:a>
']</text:p>
      <text:p text:style-name="P4">
标签: ['БАХМУТСЬКИЙ НАПРЯМОК', 'ГАННА МАЛЯР']</text:p>
      <text:p text:style-name="P4">
类别: News</text:p>
      <!--METADATA-->
      <text:p text:style-name="P4">
<draw:frame draw:style-name="fr1" draw:name="Image292" text:anchor-type="as-char" svg:width="6.9236in" svg:height="3.894525in" draw:z-index="0">
<draw:image xlink:href="../Images/AРМІЯINFORM/2023-05-16T85-00-00-04-00/ukraine-russian-war-bakhmut-ap-mz-24-230219_1676840744219_hpmain_16x9_992.jpg" xlink:type="simple" xlink:show="embed" xlink:actuate="onLoad" draw:mime-type="image/jpeg"/>
</draw:frame>
在国防行动的所有措施中，应考虑有关敌对行动进程的信息，而不是从事件的背景下撕裂。 因此<text:a xlink:type="simple" xlink:href="https://t.me/annamaliar/750" text:style-name="Internet_20_link" text:visited-style-name="Visited_20_Internet_20_Link">
强调</text:a>
乌克兰国防部副部长。</text:p>
      <text:p text:style-name="P4">
她说：“例如，几天来，我们的部队从夜晚的敌人和巴赫穆特郊区的南部释放了约20平方公里。与此同时。</text:p>
      <text:p text:style-name="P4">
此外，根据安娜·马利亚(Anna Malyar)的说法，敌人收紧了专业开发人员的单位。 有激烈的战斗，结果不同。</text:p>
      <text:p text:style-name="P4">
“在目前的情况下，我们的部队做得最大，甚至更多。 Bakhmut的防守持续了许多月，甚至在某些阐述领域也是我们战士的负责人，也是国防部的高度专业发展。” Anna Malyar说。</text:p>
      <text:p text:style-name="P4">
国防部副部长提醒敌人对人民的数量有优势。</text:p>
      <text:p text:style-name="P4">
她总结说：“与此同时，由于我们的军队的行动，自去年夏天以来，不可能在巴赫穆特方向将其计划改进。”</text:p>
      <text:p text:style-name="P4">
News Source: <text:a xlink:type="simple" xlink:href="https://armyinform.com.ua/2023/05/16/za-dekilka-dniv-syly-oborony-zvilnyly-20-kv-km-pid-bahmutom-ganna-malyar/" text:style-name="Internet_20_link" text:visited-style-name="Visited_20_Internet_20_Link">
https://armyinform.com.ua/2023/05/16/za-dekilka-dniv-syly-oborony-zvilnyly-20-kv-km-pid-bahmutom-ganna-malyar/</text:a>
</text:p>
      <!--NEWS-->
      <text:h text:style-name="P10" text:outline-level="1">
<text:span text:style-name="T4">
俄罗斯军人的行为类似于极权教派的信徒的行为-Vladimir Petukhov上校</text:span>
</text:h>
      <text:p text:style-name="P4">
作者: ['АРМІЯINFORM']</text:p>
      <text:p text:style-name="P4">
时间: 2023-05-16T86:00:00-04:00</text:p>
      <text:p text:style-name="P4">
描述: 我们的vissycovo -porosholeni支付了比克（Bik）的烘焙，佩雷科特（Perekotot）进行外国净化...与乌克兰2022年的战争，与乌克兰的最新新闻，今天与乌克兰2022年的新闻战争，今天，乌克兰和俄罗斯和俄罗斯和俄罗斯和俄罗斯和俄罗斯和俄罗斯和俄罗斯之间的战争都会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16_08-20-53.jpg" text:style-name="Internet_20_link" text:visited-style-name="Visited_20_Internet_20_Link">
photo_2023-05-16_08-20-53.jpg</text:a>
']</text:p>
      <text:p text:style-name="P4">
标签: ['STOPRUSSIA', 'АГРЕСІЯ РФ', 'ВТОРГНЕННЯ РФ']</text:p>
      <text:p text:style-name="P4">
类别: News</text:p>
      <!--METADATA-->
      <text:p text:style-name="P4">
<draw:frame draw:style-name="fr1" draw:name="Image293" text:anchor-type="as-char" svg:width="6.9236in" svg:height="6.732922in" draw:z-index="0">
<draw:image xlink:href="../Images/AРМІЯINFORM/2023-05-16T86-00-00-04-00/photo_2023-05-16_08-20-53.jpg" xlink:type="simple" xlink:show="embed" xlink:actuate="onLoad" draw:mime-type="image/jpeg"/>
</draw:frame>
我们的战俘，入侵者正试图说服他们身边，说服乌克兰并采取支持俄罗斯。 在<text:a xlink:type="simple" xlink:href="https://armyinform.com.ua/2023/05/16/nasha-systema-utrymannya-polonenyh-yevropejska-u-rashystiv-gulagivska/" text:style-name="Internet_20_link" text:visited-style-name="Visited_20_Internet_20_Link">
访谈</text:a>
乌克兰Volodymyr Petukhov的人道主义问题研究中心的Anause和研究部副负责人和研究部门告诉国防部信息局：</text:p>
      <text:p text:style-name="P4">
“顺便说一句，这是我们俘虏在那一边问的一个不断的问题。 因此，基于的压力同意改善其维护条件。 但是《乌克兰刑法》第111条是“州议会”，如果该人已通知我们当局的下午，则第三段将从刑事起诉中进行。</text:p>
      <text:p text:style-name="P4">
在俄罗斯，我们的俘虏说：“您会来的 - 您将遭受酷刑，被监禁。”他们不会被SBU“下车”而害怕。</text:p>
      <text:p text:style-name="P4">
Volodymyr Petukhov保证，在乌克兰被俘虏(根据日内瓦公约)：“毫无疑问，我们由欧洲原则创建的欧洲原则以及俄罗斯保持战俘的方式是古拉夫的传统。 我们进行了如此交流，以至于俄罗斯人来自像游客这样的独轮车。 他们有机会工作，赚钱，买东西»...</text:p>
      <text:p text:style-name="P4">
武装部队人道主义问题研究中心的代表说，这是俄罗斯战俘的值得一提关于纳粹，西方雇佣军...</text:p>
      <text:p text:style-name="P4">
有趣的是，这些寓言俄罗斯执法机构注册并收集了乌克兰“战争罪”的启示。</text:p>
      <text:p text:style-name="P4">
“我曾经从事邪教，对人们意识的影响，帮助这些组织的受害者，并说俄罗斯军人的行为通常与熟练的统治教派的行为相似，”弗拉基米尔·佩特基(Vladimir Petukhov)上校总结说。</text:p>
      <text:p text:style-name="P4">
News Source: <text:a xlink:type="simple" xlink:href="https://armyinform.com.ua/2023/05/16/povedinka-rosijskyh-vijskovosluzhbovcziv-shozha-na-diyi-adeptiv-totalitarnyh-sekt-polkovnyk-volodymyr-petuhov/" text:style-name="Internet_20_link" text:visited-style-name="Visited_20_Internet_20_Link">
https://armyinform.com.ua/2023/05/16/povedinka-rosijskyh-vijskovosluzhbovcziv-shozha-na-diyi-adeptiv-totalitarnyh-sekt-polkovnyk-volodymyr-petuhov/</text:a>
</text:p>
      <!--NEWS-->
      <text:h text:style-name="P10" text:outline-level="1">
<text:span text:style-name="T4">
北约军事教育机构举行了第52届会议</text:span>
</text:h>
      <text:p text:style-name="P4">
作者: ['АРМІЯINFORM']</text:p>
      <text:p text:style-name="P4">
时间: 2023-05-16T87:00:00-04:00</text:p>
      <text:p text:style-name="P4">
描述: 乌克兰代表团在乔利·佐利（Choli Zholi）的乌克兰国民负责人，乌克兰国防部的国民主管...与乌克兰2022年的战争，与乌克兰的最新新闻，今天与乌克兰2022年的新闻战争，今天，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347413511_220507040724331_5768120395408700731_n.jpg" text:style-name="Internet_20_link" text:visited-style-name="Visited_20_Internet_20_Link">
347413511_220507040724331_5768120395408700731_n.jpg</text:a>
']</text:p>
      <text:p text:style-name="P4">
标签: ['STOPRUSSIA', 'АГРЕСІЯ РФ', 'НАТО']</text:p>
      <text:p text:style-name="P4">
类别: News</text:p>
      <!--METADATA-->
      <text:p text:style-name="P4">
<draw:frame draw:style-name="fr1" draw:name="Image294" text:anchor-type="as-char" svg:width="6.9236in" svg:height="4.689359in" draw:z-index="0">
<draw:image xlink:href="../Images/AРМІЯINFORM/2023-05-16T87-00-00-04-00/347413511_220507040724331_5768120395408700731_n.jpg" xlink:type="simple" xlink:show="embed" xlink:actuate="onLoad" draw:mime-type="image/jpeg"/>
</draw:frame>
乌克兰代表团由伊万·切尔尼亚霍夫斯基国立国立大学国立大学元首领导，米哈伊尔·科瓦列夫上校捍卫了第52届军事教育机构董事长年度会议，该机构在塔林举行了(爱沙尼亚共和国)5月初。</text:p>
      <text:p text:style-name="P4">
关于IT报告<text:a xlink:type="simple" xlink:href="https://www.facebook.com/DepartmentMilitaryEducationScienceMOD.UA" text:style-name="Internet_20_link" text:visited-style-name="Visited_20_Internet_20_Link">
乌克兰国防部军事教育和科学系</text:a>
.</text:p>
      <text:p text:style-name="P4">
Захід, організований Оборонним коледжем НАТО спільно з Балтійським обороннимколеджем, об’єднав понад 100 керівників закладів професійної військової освіти(PME)北约和合作伙伴在教育领域的信息和想法。 今年，会议的参与者着重于以遥远和混合形式讨论教育过程的问题。</text:p>
      <text:p text:style-name="P4">
乌克兰国防部军事教育部负责</text:p>
      <text:p text:style-name="P4">
“在通过欧洲 - 大西洋标准进行变革的变化过程中，以及与我们的领先军事人士 - 乌克兰国民大学以Ivan Chernyakhovsky的名字命名的联盟结构的兼容性，我们努力扩大机会横向工作和理解，外国同事可以看到军事教育的前瞻性发展。”</text:p>
      <text:p text:style-name="P4">
根据Volodymyr Mirnenko的说法，我们应该跟上时代的步伐，并代词是工程中心的学习技术，尤其是全面现实的影响以及与战斗训练的实践相结合的效果。 此外，部门负责人保证，媒体培训作为一定范围的专家的培训方面，加强了教育过程的要求，以提高其绩效步步教育的步骤和步骤教育的过程仍然很紧迫。在访问爱沙尼亚的框架内，乌克兰国民国民大学伊万·切尔纳科夫斯基国立大学校长米哈伊尔·科瓦尔上校和指挥官国防大学布拉加尼将军伊尔马尔·塔姆(Ilmar Tamm)签署了一个理解纪念馆。</text:p>
      <text:p text:style-name="P4">
该文件的主要目的是全面支持有关主题问题的教育活动和交流。 这两个机构将通过启蒙研究计划互相告知彼此，并让代表参与课程，选修课和其他学术活动。 重点将放在与北约标准和战略层面培训有关的经验交换。 顺便说一句，乌克兰国民国民大学伊万·切尔尼亚霍夫斯基国民大学的教学人员将参加现任联合总部“联合决心-2023”。</text:p>
      <text:p text:style-name="P4">
下一个将于2024年5月在华盛顿举行的第53届军事教育机构主管会议(美国哥伦比亚特区)在国民国民大学的主持下，将在接下来的25年中考虑军事领导层的发展。</text:p>
      <text:p text:style-name="P4">
News Source: <text:a xlink:type="simple" xlink:href="https://armyinform.com.ua/2023/05/16/vidbulasya-52-ga-konferencziya-nachalnykiv-vijskovyh-navchalnyh-zakladiv-nato/" text:style-name="Internet_20_link" text:visited-style-name="Visited_20_Internet_20_Link">
https://armyinform.com.ua/2023/05/16/vidbulasya-52-ga-konferencziya-nachalnykiv-vijskovyh-navchalnyh-zakladiv-nato/</text:a>
</text:p>
      <!--NEWS-->
      <text:h text:style-name="P10" text:outline-level="1">
<text:span text:style-name="T4">
国防军每天的航空在敌人的集中区域击中13杆</text:span>
</text:h>
      <text:p text:style-name="P4">
作者: ['АРМІЯINFORM']</text:p>
      <text:p text:style-name="P4">
时间: 2023-05-16T88:00:00-04:00</text:p>
      <text:p text:style-name="P4">
描述: 关于ZS乌克兰人的总部。 -DOB国防军的Aviacii ...与乌克兰2022年的战争，与乌克兰的最新新闻战争，与乌克兰的新闻战争，与乌克兰2022年的新闻战争，今天将在乌克兰和俄罗斯之间以及2022年与乌克兰战争之间发生战争他们说，与否，是否会在不久的将来与乌克兰进行战争</text:p>
      <text:p text:style-name="P4">
图片: ['<text:a xlink:type="simple" xlink:href="https://armyinform.com.ua/wp-content/uploads/2023/05/a4a862dff717c265.jpg" text:style-name="Internet_20_link" text:visited-style-name="Visited_20_Internet_20_Link">
a4a862dff717c265.jpg</text:a>
']</text:p>
      <text:p text:style-name="P4">
标签: ['STOPRUSSIA', 'АГРЕСІЯ РФ', 'ВТОРГНЕННЯ РФ', 'ГШ ЗСУ']</text:p>
      <text:p text:style-name="P4">
类别: News</text:p>
      <!--METADATA-->
      <text:p text:style-name="P4">
<draw:frame draw:style-name="fr1" draw:name="Image295" text:anchor-type="as-char" svg:width="6.9236in" svg:height="3.894525in" draw:z-index="0">
<draw:image xlink:href="../Images/AРМІЯINFORM/2023-05-16T88-00-00-04-00/a4a862dff717c265.jpg" xlink:type="simple" xlink:show="embed" xlink:actuate="onLoad" draw:mime-type="image/jpeg"/>
</draw:frame>
说明性照片<text:span text:style-name="T4">
🔥俄罗斯入侵的情况</text:span>
</text:p>
      <text:p text:style-name="P4">
关于它<text:a xlink:type="simple" xlink:href="https://www.facebook.com/GeneralStaff.ua/posts/pfbid0w5mxYphJxX3DbYxuU86s23oPtQh6KWGCdn9XM4CaD1RazMKGNUF7YVpRhmLqitcTl" text:style-name="Internet_20_link" text:visited-style-name="Visited_20_Internet_20_Link">
报告</text:a>
乌克兰武装部队的一般SC。</text:p>
      <ul>
        <li>
国防军每天在敌人的个人工作人员和军事装备以及敌人的防空导弹综合大楼的集中度中进行了13次跳动。 维斯塔说，在这一天，我们的后卫摧毁了1个伊朗冲击无人机Shahd和2架侦察无人机。</li>
      </ul>
      <text:p text:style-name="P4">
同时，火箭部队和炮兵的单位击中了5个电力集中，3个无线电电子摔跤站，2个弹药仓库以及1点燃料和润滑剂。</text:p>
      <text:p text:style-name="P4">
News Source: <text:a xlink:type="simple" xlink:href="https://armyinform.com.ua/2023/05/16/aviacziya-syl-oborony-za-dobu-zavdala-13-udariv-po-rajonah-zoseredzhennya-protyvnyka/" text:style-name="Internet_20_link" text:visited-style-name="Visited_20_Internet_20_Link">
https://armyinform.com.ua/2023/05/16/aviacziya-syl-oborony-za-dobu-zavdala-13-udariv-po-rajonah-zoseredzhennya-protyvnyka/</text:a>
</text:p>
      <!--NEWS-->
      <text:h text:style-name="P10" text:outline-level="1">
<text:span text:style-name="T4">
入侵者试图在叙利亚叙利亚叙利亚叙利亚人上取出被盗的谷物</text:span>
</text:h>
      <text:p text:style-name="P4">
作者: ['АРМІЯINFORM']</text:p>
      <text:p text:style-name="P4">
时间: 2023-05-16T89:00:00-04:00</text:p>
      <text:p text:style-name="P4">
描述: 关于ZS乌克兰人的总部。  - 罗西斯克（Rosiesk）的支持者...与乌克兰2022年的战争，与乌克兰的最新新闻，今天与乌克兰2022年的新闻战争，乌克兰和俄罗斯之间的战争，无论是在2022年与乌克兰发动战争，是否会发生战争这将是与否，在不久的将来是与乌克兰的战争，说，与乌克兰的战争，今天的乌克兰新闻，乌克兰新闻，乌克兰新闻在俄罗斯的乌克兰新闻</text:p>
      <text:p text:style-name="P4">
图片: ['<text:a xlink:type="simple" xlink:href="https://armyinform.com.ua/wp-content/uploads/2023/05/krazha-zerna-140232.jpg" text:style-name="Internet_20_link" text:visited-style-name="Visited_20_Internet_20_Link">
krazha-zerna-140232.jpg</text:a>
']</text:p>
      <text:p text:style-name="P4">
标签: ['STOPRUSSIA', 'ВТОРГНЕННЯ РФ', 'ГШ ЗСУ']</text:p>
      <text:p text:style-name="P4">
类别: News</text:p>
      <!--METADATA-->
      <text:p text:style-name="P4">
<draw:frame draw:style-name="fr1" draw:name="Image296" text:anchor-type="as-char" svg:width="6.9236in" svg:height="3.63489in" draw:z-index="0">
<draw:image xlink:href="../Images/AРМІЯINFORM/2023-05-16T89-00-00-04-00/krazha-zerna-140232.jpg" xlink:type="simple" xlink:show="embed" xlink:actuate="onLoad" draw:mime-type="image/jpeg"/>
</draw:frame>
说明性照片<text:span text:style-name="T4">
🔥俄罗斯入侵的情况</text:span>
</text:p>
      <text:p text:style-name="P4">
关于它<text:a xlink:type="simple" xlink:href="https://www.facebook.com/GeneralStaff.ua/posts/pfbid0w5mxYphJxX3DbYxuU86s23oPtQh6KWGCdn9XM4CaD1RazMKGNUF7YVpRhmLqitcTl" text:style-name="Internet_20_link" text:visited-style-name="Visited_20_Internet_20_Link">
报告</text:a>
乌克兰武装部队的一般SC。</text:p>
      <ul>
        <li>
俄罗斯入侵者继续掠夺乌克兰的人口，占据了平民的收获。 因此，在Feodosia市，在临时 - 相应的克里米亚，被称为俄罗斯的职业当局正试图将谷物带到他们的港口，将其装在叙利亚叙利亚苏伊利亚州，这是信息。</li>
      </ul>
      <text:p text:style-name="P4">
News Source: <text:a xlink:type="simple" xlink:href="https://armyinform.com.ua/2023/05/16/zagarbnyky-namagayutsya-vyvezty-vykradene-zerno-na-pidsankczijnomu-syrijskomu-sudni-souria/" text:style-name="Internet_20_link" text:visited-style-name="Visited_20_Internet_20_Link">
https://armyinform.com.ua/2023/05/16/zagarbnyky-namagayutsya-vyvezty-vykradene-zerno-na-pidsankczijnomu-syrijskomu-sudni-souria/</text:a>
</text:p>
      <!--NEWS-->
      <text:h text:style-name="P10" text:outline-level="1">
<text:span text:style-name="T4">
白天的四个部分有44次战斗碰撞</text:span>
</text:h>
      <text:p text:style-name="P4">
作者: ['АРМІЯINFORM']</text:p>
      <text:p text:style-name="P4">
时间: 2023-05-16T90:00:00-04:00</text:p>
      <text:p text:style-name="P4">
描述: 关于ZS乌克兰人的总部。  - 对手是Zoseredzhuvati的沉没...与乌克兰2022年的战争，与乌克兰的战争是今天的最新消息，即与乌克兰2022年的新闻战争，无论是乌克兰和俄罗斯之间的战争，是否都会在2022年与乌克兰与乌克兰的战争将是与否，或者是否会发生，是否会在不久的将来与乌克兰的战争说，今天与乌克兰的战争，今天的乌克兰新闻，乌克兰的新闻，乌克兰媒体在俄罗斯的乌克兰新闻</text:p>
      <text:p text:style-name="P4">
图片: ['<text:a xlink:type="simple" xlink:href="https://armyinform.com.ua/wp-content/uploads/2023/05/347154990_205620921805602_6739583036793195360_n-1024x682-1.webp" text:style-name="Internet_20_link" text:visited-style-name="Visited_20_Internet_20_Link">
347154990_205620921805602_6739583036793195360_n-1024x682-1.webp</text:a>
']</text:p>
      <text:p text:style-name="P4">
标签: ['STOPRUSSIA', 'АГРЕСІЯ РФ', 'ВТОРГНЕННЯ РФ', 'ГШ ЗСУ']</text:p>
      <text:p text:style-name="P4">
类别: News</text:p>
      <!--METADATA-->
      <text:p text:style-name="P4">
<draw:frame draw:style-name="fr1" draw:name="Image297" text:anchor-type="as-char" svg:width="6.9236in" svg:height="4.611226in" draw:z-index="0">
<draw:image xlink:href="../ConvertedIMGs/AРМІЯINFORM/2023-05-16T90-00-00-04-00/347154990_205620921805602_6739583036793195360_n-1024x682-1.png" xlink:type="simple" xlink:show="embed" xlink:actuate="onLoad" draw:mime-type="image/png"/>
</draw:frame>
说明性照片<text:span text:style-name="T4">
🔥俄罗斯入侵的情况</text:span>
</text:p>
      <text:p text:style-name="P4">
关于它<text:a xlink:type="simple" xlink:href="https://www.facebook.com/GeneralStaff.ua/posts/pfbid0w5mxYphJxX3DbYxuU86s23oPtQh6KWGCdn9XM4CaD1RazMKGNUF7YVpRhmLqitcTl" text:style-name="Internet_20_link" text:visited-style-name="Visited_20_Internet_20_Link">
报告</text:a>
乌克兰武装部队的一般SC。</text:p>
      <ul>
        <li>
敌人继续将主要努力集中在利马，巴赫穆特，阿维迪夫和玛丽斯基的指示上。 白天，在这些区域的这些区域中发生了44次战斗冲突。 讯息写着，巴赫穆特(Bakhmut)和马林卡(Marinka)留在战斗的中心。</li>
      </ul>
      <text:p text:style-name="P4">
News Source: <text:a xlink:type="simple" xlink:href="https://armyinform.com.ua/2023/05/16/na-4-dilyankah-frontu-protyagom-doby-vidbulosya-44-bojovyh-zitknen/" text:style-name="Internet_20_link" text:visited-style-name="Visited_20_Internet_20_Link">
https://armyinform.com.ua/2023/05/16/na-4-dilyankah-frontu-protyagom-doby-vidbulosya-44-bojovyh-zitknen/</text:a>
</text:p>
      <!--NEWS-->
      <text:h text:style-name="P10" text:outline-level="1">
<text:span text:style-name="T4">
敌人用托管的气篮来恐吓乌克兰南部 - 纳塔利亚·汉尼克（Natalia Humeniuk）</text:span>
</text:h>
      <text:p text:style-name="P4">
作者: ['Олексій Мосейченок']</text:p>
      <text:p text:style-name="P4">
时间: 2023-05-16T91:00:00-04:00</text:p>
      <text:p text:style-name="P4">
描述: 关于Televasia Marathon“єIiniNews” Rospovil的Pid Hour the Obnaya酋长...与乌克兰2022年的战争，与乌克兰与乌克兰的最新新闻，今天与乌克兰2022年的新闻战争，今天将在乌克兰和俄罗斯之间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2/11/2-nataliya-gumenyuk-e1672058964734.jpg" text:style-name="Internet_20_link" text:visited-style-name="Visited_20_Internet_20_Link">
2-nataliya-gumenyuk-e1672058964734.jpg</text:a>
']</text:p>
      <text:p text:style-name="P4">
标签: ['STOPRUSSIA', 'АГРЕСІЯ РФ', 'ВТОРГНЕННЯ РФ']</text:p>
      <text:p text:style-name="P4">
类别: News</text:p>
      <!--METADATA-->
      <text:p text:style-name="P4">
<draw:frame draw:style-name="fr1" draw:name="Image298" text:anchor-type="as-char" svg:width="6.9236in" svg:height="4.206087in" draw:z-index="0">
<draw:image xlink:href="../Images/AРМІЯINFORM/2023-05-16T91-00-00-04-00/2-nataliya-gumenyuk-e1672058964734.jpg" xlink:type="simple" xlink:show="embed" xlink:actuate="onLoad" draw:mime-type="image/jpeg"/>
</draw:frame>
纳塔利亚·汉尼克(Natalia Humeniuk)</text:p>
      <text:p text:style-name="P4">
在电视马拉松比赛中<text:a xlink:type="simple" xlink:href="https://www.youtube.com/watch" text:style-name="Internet_20_link" text:visited-style-name="Visited_20_Internet_20_Link">
“ unin”</text:a>
她告诉乌克兰南部1ranga Natalia Humeniuk的首席协调新闻中心国防军中心。</text:p>
      <ul>
        <li>
情况仍然很紧张。 敌人不会停止炮击，教学试图向当地人报仇。 在活跃的人的前夕，他们确定平民和军事乌克兰是一种普遍的策略。 CAB-500的攻击和炸弹仍在继续。 没有这样的日子 - 纳塔利亚·汉尼克(Natalia Humeniuk)说。</li>
      </ul>
      <text:p text:style-name="P4">
据她说，这也是对我们参考辩护资源的破坏的挑衅，因为在这种武器的权利中使用防空手段是不合理的。 我们尝试工作以消除原因 - 散落这些小屋的平面。</text:p>
      <text:p text:style-name="P4">
News Source: <text:a xlink:type="simple" xlink:href="https://armyinform.com.ua/2023/05/16/vorog-teroryzuye-pivden-ukrayiny-kerovanymy-aviabombamy-nataliya-gumenyuk/" text:style-name="Internet_20_link" text:visited-style-name="Visited_20_Internet_20_Link">
https://armyinform.com.ua/2023/05/16/vorog-teroryzuye-pivden-ukrayiny-kerovanymy-aviabombamy-nataliya-gumenyuk/</text:a>
</text:p>
      <!--NEWS-->
      <text:h text:style-name="P10" text:outline-level="1">
<text:span text:style-name="T4">
情况：知道什么</text:span>
</text:h>
      <text:p text:style-name="P4">
作者: ['Володимир Поліщук']</text:p>
      <text:p text:style-name="P4">
时间: 2023-05-16T92:00:00-04:00</text:p>
      <text:p text:style-name="P4">
描述: Nadannya Diana Diana Diana Babayan Rospovil的协调中心的Fakhivovets ...与乌克兰2022年的战争，与乌克兰的最新新闻战争，今天与乌克兰2022年的新闻战争，今天上次与乌克兰的新闻战争，乌克兰和俄罗斯之间的战争是否会发生战争他们说，乌克兰在2022年将是与乌克兰的战争</text:p>
      <text:p text:style-name="P4">
图片: ['<text:a xlink:type="simple" xlink:href="https://armyinform.com.ua/wp-content/uploads/2023/05/golovne-foto-poranenyj.jpg" text:style-name="Internet_20_link" text:visited-style-name="Visited_20_Internet_20_Link">
golovne-foto-poranenyj.jpg</text:a>
', '<text:a xlink:type="simple" xlink:href="https://armyinform.com.ua/wp-content/uploads/2023/05/raport-obstavyny-poranennya.png" text:style-name="Internet_20_link" text:visited-style-name="Visited_20_Internet_20_Link">
raport-obstavyny-poranennya.png</text:a>
', '<text:a xlink:type="simple" xlink:href="https://armyinform.com.ua/wp-content/uploads/2023/05/skarga-1-150x150.png" text:style-name="Internet_20_link" text:visited-style-name="Visited_20_Internet_20_Link">
skarga-1-150x150.png</text:a>
', '<text:a xlink:type="simple" xlink:href="https://armyinform.com.ua/wp-content/uploads/2023/05/skarga-2-150x150.png" text:style-name="Internet_20_link" text:visited-style-name="Visited_20_Internet_20_Link">
skarga-2-150x150.png</text:a>
', '<text:a xlink:type="simple" xlink:href="https://armyinform.com.ua/wp-content/uploads/2023/05/zrazok-dovidky.png" text:style-name="Internet_20_link" text:visited-style-name="Visited_20_Internet_20_Link">
zrazok-dovidky.png</text:a>
']</text:p>
      <text:p text:style-name="P4">
标签: ['STOPRUSSIA', 'БОЙОВА ТРАВМА']</text:p>
      <text:p text:style-name="P4">
类别: News</text:p>
      <!--METADATA-->
      <text:p text:style-name="P4">
<draw:frame draw:style-name="fr1" draw:name="Image299" text:anchor-type="as-char" svg:width="6.9236in" svg:height="4.597513in" draw:z-index="0">
<draw:image xlink:href="../Images/AРМІЯINFORM/2023-05-16T92-00-00-04-00/golovne-foto-poranenyj.jpg" xlink:type="simple" xlink:show="embed" xlink:actuate="onLoad" draw:mime-type="image/jpeg"/>
</draw:frame>
Diana Baboyanfor协调中心专家Diana Baboyanform关于如何获得军事服务员<text:span text:style-name="T4">
的伤害证书</text:span>
  - 该文件是赔偿损害的基础：</text:p>
      <text:p text:style-name="P4">
<text:span text:style-name="T4">
背景。</text:span>
 <text:span text:style-name="T5">
对乌克兰定律的看法”(https://zakon.rada.gov.ua/laws/show/3551-12#Text)</text:span>
»士兵获得了伤害情况的证明(在这种情况下)，这证实了该人参与战斗的事实 -  _ _对theka地区的防御及其获得社会保证的权利。</text:p>
      <text:p text:style-name="P4">
“为了获取本文件，服务员必须向单位部门或为他提供医疗援助的医疗机构提交报告。</text:p>
      <text:h text:style-name="P12" text:outline-level="3">
<text:span text:style-name="T4">
<text:span text:style-name="T4">
您需要通知您的军事部门吗？</text:span>
</text:span>
</text:h>
      <text:p text:style-name="P4">
医疗机构的代表必须在纪录片表中报告军队的指挥官，将军方转介。 但是，为了在未经授权放弃军事部门的情况下宣布这一消息，服务员应自己通知他或她留在中间指挥官和副指挥官。</text:p>
      <text:h text:style-name="P12" text:outline-level="3">
<text:span text:style-name="T4">
<text:span text:style-name="T4">
在哪里治疗？</text:span>
</text:span>
</text:h>
      <text:p text:style-name="P4">
根据伤害的严重程度，卫生部的军事机构可能会在军事部门的专门医疗集团中继续进行治疗(军事医院)或民用医疗机构。</text:p>
      <text:h text:style-name="P12" text:outline-level="3">
<text:span text:style-name="T4">
<text:span text:style-name="T4">
为什么此文档很重要？</text:span>
</text:span>
</text:h>
      <text:p text:style-name="P4">
本文档中的每个因素都会影响VLK和MSEC的结论，并在建立残疾人组或部分残疾的情况下稀疏现金援助。 受伤的条件以及其经历的地点和时间，并消除了受伤或药物中毒影响的事实。</text:p>
      <text:p text:style-name="P4">
另请阅读：</text:p>
      <text:p text:style-name="P4">
<text:a xlink:type="simple" xlink:href="https://armyinform.com.ua/2023/04/03/pravyla-vyplaty-groshovogo-zabezpechennya-vijskovosluzhbovczyam-na-period-likuvannya/" text:style-name="Internet_20_link" text:visited-style-name="Visited_20_Internet_20_Link">
<text:span text:style-name="T4">
付款规则</text:span>
 <text:span text:style-name="T4">
 </text:span>
向军人接受<text:span text:style-name="T4">
**处理</text:span>
</text:a>
### <text:span text:style-name="T4">
如何获得帮助？</text:span>
</text:p>
      <text:p text:style-name="P4">
以您的指挥官的名义或通过军事医疗机构的名义提交报告。 该报告应以任意形式添加到有关伤害围栏的报告中。 如果其中一个同志曾经看过你是如何受伤的，那么值得写这样的解释。*!但是，在其他一些跌倒中，它可以扩展到两个月。</text:p>
      <text:p text:style-name="P4">
<draw:frame draw:style-name="fr1" draw:name="Image300" text:anchor-type="as-char" svg:width="6.9236in" svg:height="7.119551in" draw:z-index="0">
<draw:image xlink:href="../Images/AРМІЯINFORM/2023-05-16T92-00-00-04-00/raport-obstavyny-poranennya.png" xlink:type="simple" xlink:show="embed" xlink:actuate="onLoad" draw:mime-type="image/png"/>
</draw:frame>
伤害情况证明的报告表格</text:p>
      <text:h text:style-name="P12" text:outline-level="3">
<text:span text:style-name="T4">
<text:span text:style-name="T4">
如果您被拒绝该怎么办？</text:span>
</text:span>
</text:h>
      <text:p text:style-name="P4">
要求指挥官提供书面拒绝报告，并解释拒绝原因。值得在收据之日起一个月内向高级指挥或武装部队的邮政命令申请投诉。</text:p>
      <text:p text:style-name="P4">
<text:a xlink:type="simple" xlink:href="https://armyinform.com.ua/wp-content/uploads/2023/05/skarga-1.png" text:style-name="Internet_20_link" text:visited-style-name="Visited_20_Internet_20_Link">
!(Images/AРМІЯINFORM/2023-05-16T92-00-00-04-00/skarga-1-150x150.png)</text:a>
由于非收到的样本投诉(受伤)</text:p>
      <text:p text:style-name="P4">
<text:a xlink:type="simple" xlink:href="https://armyinform.com.ua/wp-content/uploads/2023/05/skarga-2.png" text:style-name="Internet_20_link" text:visited-style-name="Visited_20_Internet_20_Link">
<draw:frame draw:style-name="fr1" draw:name="Image301" text:anchor-type="as-char" svg:width="6.9236in" svg:height="6.9236in" draw:z-index="0">
<draw:image xlink:href="../Images/AРМІЯINFORM/2023-05-16T92-00-00-04-00/skarga-2-150x150.png" xlink:type="simple" xlink:show="embed" xlink:actuate="onLoad" draw:mime-type="image/png"/>
</draw:frame>
</text:a>
军事律师伊戈尔·塞尔科夫(Igor Serkov)从一场大规模战争的第一天开始就进入了Terroboron的部队，然后是武装部队的其他部队。 为了自己在敌人的身体和信息对抗中的地位，基地“ [nemezid]陷入了敌人。(https://nemez1da.ru/spravochnik/voenizirovannye/serkov-igor-evgenevich-s%d1%94rkov-igor-%d1%94vgenovich/)»，据乌克纳茨主义者说，这是俄克拉斯主义者的说法。</text:p>
      <text:p text:style-name="P4">
仅在一周前，本人就赋予了II组残疾人的状况，因此他知道伤害和其他必要的医疗信息与随后收到残疾人组和由于战争而与残疾密切相关。</text:p>
      <text:p text:style-name="P4">
Serkov Reserve上校强调了信息机构的通讯员，有必要非常仔细地收集必要的医疗文件，以便注意Nate所有医疗文件都有医生，医疗机构官员的相应签名。</text:p>
      <text:p text:style-name="P4">
<draw:frame draw:style-name="fr1" draw:name="Image302" text:anchor-type="as-char" svg:width="6.9236in" svg:height="8.424344in" draw:z-index="0">
<draw:image xlink:href="../Images/AРМІЯINFORM/2023-05-16T92-00-00-04-00/zrazok-dovidky.png" xlink:type="simple" xlink:show="embed" xlink:actuate="onLoad" draw:mime-type="image/png"/>
</draw:frame>
伤害情况的样本证明(受伤)**如果您有法律疑问，请按编号致电数字系统联系中心：0 800 213 103。</text:p>
      <text:p text:style-name="P4">
<text:span text:style-name="T4">
用电报致电的号码：https：//t.me/+380677213103</text:span>
*</text:p>
      <text:p text:style-name="P4">
<text:span text:style-name="T4">
您也可以在电报中写律师(“接收咨询”按钮)：&lt;https://t.me/legalaidukrainebot&gt;
 </text:span>
</text:p>
      <text:p text:style-name="P4">
<text:span text:style-name="T4">
或联系法律援助局：&lt;https：//bit.ly/bpd_buro&gt;
 </text:span>
</text:p>
      <text:p text:style-name="P4">
News Source: <text:a xlink:type="simple" xlink:href="https://armyinform.com.ua/2023/05/16/dovidka-pro-obstavyny-travmy-shho-treba-znaty/" text:style-name="Internet_20_link" text:visited-style-name="Visited_20_Internet_20_Link">
https://armyinform.com.ua/2023/05/16/dovidka-pro-obstavyny-travmy-shho-treba-znaty/</text:a>
</text:p>
      <!--NEWS-->
      <text:h text:style-name="P10" text:outline-level="1">
<text:span text:style-name="T4">
夜导弹袭击及其后果成为亲俄俄及电报中讨论的leitmotif-anna malyar</text:span>
</text:h>
      <text:p text:style-name="P4">
作者: ['АРМІЯINFORM']</text:p>
      <text:p text:style-name="P4">
时间: 2023-05-16T93:00:00-04:00</text:p>
      <text:p text:style-name="P4">
描述: 俄罗斯联邦的卑鄙行为也使我有可能宣布。 罗西斯克（Rosiysk）...与乌克兰2022年的战争，与乌克兰的最新新闻，今天与乌克兰2022年的新闻战争，乌克兰和俄罗斯之间的战争以及俄罗斯之间的战争以及2022年与乌克兰的战争会发生他们在不久的将来与乌克兰的战争是，乌克兰的新闻今天与乌克兰的战争，乌克兰的新闻，乌克兰媒体在俄罗斯</text:p>
      <text:p text:style-name="P4">
图片: ['<text:a xlink:type="simple" xlink:href="https://armyinform.com.ua/wp-content/uploads/2023/05/photo_2022-09-03_15-44-29-e1684259093104.jpg" text:style-name="Internet_20_link" text:visited-style-name="Visited_20_Internet_20_Link">
photo_2022-09-03_15-44-29-e1684259093104.jpg</text:a>
']</text:p>
      <text:p text:style-name="P4">
标签: ['STOPRUSSIA', 'АГРЕСІЯ РФ', 'ГАННА МАЛЯР']</text:p>
      <text:p text:style-name="P4">
类别: News</text:p>
      <!--METADATA-->
      <text:p text:style-name="P4">
<draw:frame draw:style-name="fr1" draw:name="Image303" text:anchor-type="as-char" svg:width="6.9236in" svg:height="5.603789in" draw:z-index="0">
<draw:image xlink:href="../Images/AРМІЯINFORM/2023-05-16T93-00-00-04-00/photo_2022-09-03_15-44-29-e1684259093104.jpg" xlink:type="simple" xlink:show="embed" xlink:actuate="onLoad" draw:mime-type="image/jpeg"/>
</draw:frame>
俄罗斯联邦国防部已经指出，已经实现了袭击的目的，并且所有目标都受到影响。俄罗斯TG渠道正在积极传播有关据称遭到一台火箭“匕首”销毁Patchiepatriot的信息。 也有报道说，作者慷慨大方，并写道另外两个虹膜-T单位也被摧毁。</text:p>
      <text:p text:style-name="P4">
在电报频道中有关它<text:a xlink:type="simple" xlink:href="https://t.me/annamaliar" text:style-name="Internet_20_link" text:visited-style-name="Visited_20_Internet_20_Link">
写</text:a>
乌克兰国防部副部长安娜·马利亚(Anna Malyar)。</text:p>
      <ul>
        <li>
俄罗斯联邦的报道促进了其关于国家军事力量的叙述。 值得注意的是，俄罗斯联邦叙事的不变信息背景仍然是巴赫穆特周围和其他城市周围局势的报道，据俄罗斯联邦的作者报道，他们取得了成功，他们取得了成功，他们取得了成功， - 消息读取。</li>
      </ul>
      <text:p text:style-name="P4">
安娜·马里亚尔(Anna Malyar)还指出，上述叙述的传播具有一定的意义 - 掩盖了一个事实，实际上俄罗斯害怕乌克兰的对比。 信息空间中的操纵旨在创造出俄罗斯超级大国和国际和乌克兰社区恐吓无敌的神话形象。</text:p>
      <text:p text:style-name="P4">
News Source: <text:a xlink:type="simple" xlink:href="https://armyinform.com.ua/2023/05/16/nichna-raketna-ataka-ta-yiyi-naslidky-staly-lejtmotyvom-obgovoren-v-prorosijskyh-telegram-kanalah-ganna-malyar/" text:style-name="Internet_20_link" text:visited-style-name="Visited_20_Internet_20_Link">
https://armyinform.com.ua/2023/05/16/nichna-raketna-ataka-ta-yiyi-naslidky-staly-lejtmotyvom-obgovoren-v-prorosijskyh-telegram-kanalah-ganna-malyar/</text:a>
</text:p>
      <!--NEWS-->
      <text:h text:style-name="P10" text:outline-level="1">
<text:span text:style-name="T4">
海牙正在进行的会议：国际社会担心使用俄罗斯人的化学武器</text:span>
</text:h>
      <text:p text:style-name="P4">
作者: ['Анатолій Бальчос']</text:p>
      <text:p text:style-name="P4">
时间: 2023-05-16T94:00:00-04:00</text:p>
      <text:p text:style-name="P4">
描述: Tzheogo Tizhnya在Gaazi 193 OPI参与者中，是大惊小怪会议的会议...与乌克兰2022年的战争，与乌克兰的战争是今天的最新新闻，与乌克兰2022年的新闻战争是今天的最后一场。 ，将在乌克兰和俄罗斯之间发生战争，何时，何时，何时，何时，何时，何时，何时，何时，何时，何时，何时，何时，何时，何时，2022年与乌克兰的战争将是与乌克兰的战争不久的将来，与乌克兰的战争，今天的乌克兰新闻，乌克兰的新闻，乌克兰媒体的俄罗斯媒体</text:p>
      <text:p text:style-name="P4">
图片: ['<text:a xlink:type="simple" xlink:href="https://armyinform.com.ua/wp-content/uploads/2023/05/01-himichna-zbroya-golovna.jpg" text:style-name="Internet_20_link" text:visited-style-name="Visited_20_Internet_20_Link">
01-himichna-zbroya-golovna.jpg</text:a>
', '<text:a xlink:type="simple" xlink:href="https://armyinform.com.ua/wp-content/uploads/2023/05/02-himichna-zbroya-finalna.jpg" text:style-name="Internet_20_link" text:visited-style-name="Visited_20_Internet_20_Link">
02-himichna-zbroya-finalna.jpg</text:a>
']</text:p>
      <text:p text:style-name="P4">
标签: ['STOPRUSSIA', 'ДОПОМОГА ПАРТНЕРІВ', 'СВІТ']</text:p>
      <text:p text:style-name="P4">
类别: News</text:p>
      <!--METADATA-->
      <text:p text:style-name="P4">
<draw:frame draw:style-name="fr1" draw:name="Image304" text:anchor-type="as-char" svg:width="6.9236in" svg:height="4.615733in" draw:z-index="0">
<draw:image xlink:href="../Images/AРМІЯINFORM/2023-05-16T94-00-00-04-00/01-himichna-zbroya-golovna.jpg" xlink:type="simple" xlink:show="embed" xlink:actuate="onLoad" draw:mime-type="image/jpeg"/>
</draw:frame>
<text:span text:style-name="T4">
本周在海牙193个州政党聚集在《禁止化学武器公约》的第五届会议上(1997)为了评估履行国家对旨在摆脱世界化学武器世界的共同消费者承诺的进展。</text:span>
</text:p>
      <text:p text:style-name="P4">
根据](https://www.eeas.europa.eu/eeas/fifth-review-conference-chemical-weapons-convention-eu-priorities-reinforce-convention_en?s=232)欧盟外交部，全球宣布的化学武器中有99％以上。 在第五届会议开幕式上，关于禁止化学武器公约的公约美国总统乔·拜登(Joe Biden)<text:a xlink:type="simple" xlink:href="https://www.whitehouse.gov/briefing-room/statements-releases/2023/05/12/statement-from-president-joe-biden-ahead-of-the-fifth-review-conference-of-the-chemical-weapons-convention/" text:style-name="Internet_20_link" text:visited-style-name="Visited_20_Internet_20_Link">
宣布</text:a>
到今年秋天，该连接将被剥夺所有危险股票的事实。</text:p>
      <text:p text:style-name="P4">
尽管在世界发展方面取得了整体成功，但这种类型的大规模杀伤性武器的制作生产是一个具有禁止模仿武器的组织(奥兹)记录了重复使用。 特别痴迷于OPCH专家导致大胆使用Vevroppe的案例。</text:p>
      <text:p text:style-name="P4">
根据对OPCC的调查和识别小组，近年来，俄罗斯军事情报的代表已被新使用和分析物质反复使用。 英国对尤利亚和塞尔吉·斯克里帕尔的糖和纳瓦尔尼·纳瓦尼在俄罗斯领土被暗杀期间使用了这种化学武器。 在会议期间，重复使用化学武器的案例是不可接受的，尤其是在该公约的国家签署国。</text:p>
      <text:p text:style-name="P4">
在会议期间，其参与者谴责在叙利亚阿拉伯共和国的领土上反复使用化学释放。 根据专家的调查结果，专制政权至少九次对自己的人民使用了有毒物质。 尽管俄罗斯联邦试图担任叙利亚律师政权巴沙尔·阿萨德(Bashar al-Assad)，但OPCH领导人仍在起诉肇事者方面继续举行。根据海牙会议的组织者的说法，提高成员国所有成员国的科学和技术国际和国家潜力是OPSC的优先活动领域之一。 对于这个组织，该组织计划与OSCHZVSA政党的技术秘书处合作，尤其是化学工业的代表，科学家，分析师，民间社会和非政府组织。</text:p>
      <text:p text:style-name="P4">
在持续到5月19日的会议期间，Ophz宣布其名词与欧盟结构进行进一步的经济合作。自2004年以来，欧盟已提供了来自俄罗斯黑客的更多网络攻击。</text:p>
      <text:p text:style-name="P4">
<draw:frame draw:style-name="fr1" draw:name="Image305" text:anchor-type="as-char" svg:width="6.9236in" svg:height="4.615733in" draw:z-index="0">
<draw:image xlink:href="../Images/AРМІЯINFORM/2023-05-16T94-00-00-04-00/02-himichna-zbroya-finalna.jpg" xlink:type="simple" xlink:show="embed" xlink:actuate="onLoad" draw:mime-type="image/jpeg"/>
</draw:frame>
在乌克兰俄罗斯联邦的大规模武装侵略期间，使用化学武器的事实反复记录国防军的代表。 这是正式的<text:a xlink:type="simple" xlink:href="https://www.ukrinform.ua/rubric-ato/3688197-rosiani-zastosovuut-himicni-boepripasi-na-doneckomu-napramku-vijskovi.html" text:style-name="Internet_20_link" text:visited-style-name="Visited_20_Internet_20_Link">
报告</text:a>
乌克兰的文化空间参考国防军发言人，尤其是乌克兰国家边防部警卫队的军人。 随着OSCH的Tatechnology Center的创建，应通过使用现代化学检查技术来确认此信息。</text:p>
      <text:p text:style-name="P4">
目前，由于禁止化学武器的存储，俄罗斯已经失去了犯罪活动，应负责对平民的大规模杀伤性使用。 海牙将期望俄罗斯联邦的高级官员，但这一次不是在会议上**考虑执行《化学武器禁止公约》，《国际刑事法院》的《愤世嫉俗的刑事武器公约》。系统地违反了本惯例。</text:p>
      <text:p text:style-name="P4">
欧盟照片和开源_</text:p>
      <text:p text:style-name="P4">
News Source: <text:a xlink:type="simple" xlink:href="https://armyinform.com.ua/2023/05/16/u-gaazi-tryvaye-konferencziya-mizhnarodna-spilnota-sturbovana-vykorystannyam-himichnoyi-zbroyi-rosiyanamy/" text:style-name="Internet_20_link" text:visited-style-name="Visited_20_Internet_20_Link">
https://armyinform.com.ua/2023/05/16/u-gaazi-tryvaye-konferencziya-mizhnarodna-spilnota-sturbovana-vykorystannyam-himichnoyi-zbroyi-rosiyanamy/</text:a>
</text:p>
      <!--NEWS-->
      <text:h text:style-name="P10" text:outline-level="1">
<text:span text:style-name="T4">
在尼古拉夫飞机中，飞机摧毁了两架敌人的无人机</text:span>
</text:h>
      <text:p text:style-name="P4">
作者: ['АРМІЯINFORM']</text:p>
      <text:p text:style-name="P4">
时间: 2023-05-16T95:00:00-04:00</text:p>
      <text:p text:style-name="P4">
描述: 在Mikolavskiy，捍卫Obipovitryan的防御击败了两个Rosisski非签名。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ataka-droniv-1.jpg" text:style-name="Internet_20_link" text:visited-style-name="Visited_20_Internet_20_Link">
ataka-droniv-1.jpg</text:a>
']</text:p>
      <text:p text:style-name="P4">
标签: ['STOPRUSSIA', 'АГРЕСІЯ РФ', 'ВІЙНА', 'ВТОРГНЕННЯ РФ', 'ХРОНІКА ОБОРОНИ']</text:p>
      <text:p text:style-name="P4">
类别: News</text:p>
      <!--METADATA-->
      <text:p text:style-name="P4">
<draw:frame draw:style-name="fr1" draw:name="Image306" text:anchor-type="as-char" svg:width="6.9236in" svg:height="3.894525in" draw:z-index="0">
<draw:image xlink:href="../Images/AРМІЯINFORM/2023-05-16T95-00-00-04-00/ataka-droniv-1.jpg" xlink:type="simple" xlink:show="embed" xlink:actuate="onLoad" draw:mime-type="image/jpeg"/>
</draw:frame>
Shahaned Uav。 说明性照片</text:p>
      <text:p text:style-name="P4">
在尼古拉地区，防空摧毁了两项俄罗斯非俄罗斯防御。</text:p>
      <text:p text:style-name="P4">
关于它<text:a xlink:type="simple" xlink:href="https://www.facebook.com/PvKPivden/posts/pfbid02Pkr1vadaQKVaWckLAME67SyXxkVkBq5xmidKCAkpJ5NLoq27Kmu41VV1HxE1afakl" text:style-name="Internet_20_link" text:visited-style-name="Visited_20_Internet_20_Link">
报告</text:a>
South Air命令在Facebook上。</text:p>
      <text:p text:style-name="P4">
演示文稿写道：“ 2023年5月16日，在Mykolaiv地区销毁了2个敌人无人机，以及空中航空司令部“南方”的手段：1 Orlan-10 Intelligence和1个无人机操作性的行动级别。”</text:p>
      <text:p text:style-name="P4">
News Source: <text:a xlink:type="simple" xlink:href="https://armyinform.com.ua/2023/05/16/na-mykolayivshhyni-ppo-znyshhyla-dva-vorozhi-bezpilotnyky/" text:style-name="Internet_20_link" text:visited-style-name="Visited_20_Internet_20_Link">
https://armyinform.com.ua/2023/05/16/na-mykolayivshhyni-ppo-znyshhyla-dva-vorozhi-bezpilotnyky/</text:a>
</text:p>
      <!--NEWS-->
      <text:h text:style-name="P10" text:outline-level="1">
<text:span text:style-name="T4">
哈尔基夫边境卫队登陆了俄罗斯无人机“制图师”</text:span>
</text:h>
      <text:p text:style-name="P4">
作者: ['АРМІЯINFORM']</text:p>
      <text:p text:style-name="P4">
时间: 2023-05-16T96:00:00-04:00</text:p>
      <text:p text:style-name="P4">
描述: 日子，Pid Hour Vikonnnya Boyovikh Zavdan，Bitsi友善地为Viyavili Beznovyvili服务...与乌克兰2022年的战争，与乌克兰与乌克兰的最新新闻，今天与乌克兰的新闻战争，今天上次与乌克兰2022年的新闻战争，乌克兰和俄罗斯和俄罗斯和俄罗斯和俄罗斯之间的战争将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347445790_252310264046871_5032148883650762454_n.jpg" text:style-name="Internet_20_link" text:visited-style-name="Visited_20_Internet_20_Link">
347445790_252310264046871_5032148883650762454_n.jpg</text:a>
']</text:p>
      <text:p text:style-name="P4">
标签: ['STOPRUSSIA', 'АГРЕСІЯ РФ']</text:p>
      <text:p text:style-name="P4">
类别: News</text:p>
      <!--METADATA-->
      <text:p text:style-name="P4">
<draw:frame draw:style-name="fr1" draw:name="Image307" text:anchor-type="as-char" svg:width="6.9236in" svg:height="5.1927in" draw:z-index="0">
<draw:image xlink:href="../Images/AРМІЯINFORM/2023-05-16T96-00-00-04-00/347445790_252310264046871_5032148883650762454_n.jpg" xlink:type="simple" xlink:show="embed" xlink:actuate="onLoad" draw:mime-type="image/jpeg"/>
</draw:frame>
前几天，在战斗任务中，国家边防部队战斗人员发现了一架拆分飞机，越过州边境并飞行了乌克兰。 在特殊技术手段的帮助下，边防部队被带到俄罗斯无人机。</text:p>
      <text:p text:style-name="P4">
关于它的报告<text:a xlink:type="simple" xlink:href="https://www.facebook.com/skhidneregionalneypravlinnya" text:style-name="Internet_20_link" text:visited-style-name="Visited_20_Internet_20_Link">
DPSU东部地区局</text:a>
.</text:p>
      <text:p text:style-name="P4">
— Ним виявився секретний апарат, призначений для створення планів місцевості,так званий «Картограф». Він має камеру із 12-ма об’єктивами та входить до«сімейства» багатоцільових безпілотних комплексів «Птеро». Російські окупантитаким чином намагаються проводити повітряну розвідку й пускати в дію БПЛАоперативно-тактичного рівня різних модифікацій. Проте бійці ДПСУ активнопротидіють повітряним цілям противника, — йдеться в повідомленні.</text:p>
      <text:p text:style-name="P4">
Тож, ще один літаючий мотлох загарбників більше не з’явиться в українськомупросторі.</text:p>
      <text:p text:style-name="P4">
News Source: <text:a xlink:type="simple" xlink:href="https://armyinform.com.ua/2023/05/16/harkivski-prykordonnyky-pryzemlyly-rosijskyj-bpla-kartograf/" text:style-name="Internet_20_link" text:visited-style-name="Visited_20_Internet_20_Link">
https://armyinform.com.ua/2023/05/16/harkivski-prykordonnyky-pryzemlyly-rosijskyj-bpla-kartograf/</text:a>
</text:p>
      <!--NEWS-->
      <text:h text:style-name="P10" text:outline-level="1">
<text:span text:style-name="T4">
与乌克兰的合作伙伴一起，我们将尽可能强烈地保护恐怖 - 乌克兰总统的上诉</text:span>
</text:h>
      <text:p text:style-name="P4">
作者: ['АРМІЯINFORM']</text:p>
      <text:p text:style-name="P4">
时间: 2023-05-16T97:00:00-04:00</text:p>
      <text:p text:style-name="P4">
描述: 在usim之前，我想撬开纳什尼天空的所有Zahisniki和Zakhisnitsys。 英雄，英雄！ ，将是在不久的将来与乌克兰的战争是否说，与乌克兰的战争，今天的乌克兰新闻，乌克兰新闻，乌克兰媒体在俄罗斯</text:p>
      <text:p text:style-name="P4">
图片: ['<text:a xlink:type="simple" xlink:href="https://armyinform.com.ua/wp-content/uploads/2023/05/4d4e4fe7b643052eccbc90d993204e21_1684265321_extra_large.jpeg" text:style-name="Internet_20_link" text:visited-style-name="Visited_20_Internet_20_Link">
4d4e4fe7b643052eccbc90d993204e21_1684265321_extra_large.jpeg</text:a>
']</text:p>
      <text:p text:style-name="P4">
标签: ['STOPRUSSIA', 'АГРЕСІЯ РФ', 'ВОЛОДИМИР ЗЕЛЕНСЬКИЙ']</text:p>
      <text:p text:style-name="P4">
类别: News</text:p>
      <!--METADATA-->
      <text:p text:style-name="P4">
<draw:frame draw:style-name="fr1" draw:name="Image308" text:anchor-type="as-char" svg:width="6.9236in" svg:height="4.116255in" draw:z-index="0">
<draw:image xlink:href="../Images/AРМІЯINFORM/2023-05-16T97-00-00-04-00/4d4e4fe7b643052eccbc90d993204e21_1684265321_extra_large.jpeg" xlink:type="simple" xlink:show="embed" xlink:actuate="onLoad" draw:mime-type="image/jpeg"/>
</draw:frame>
首先，我要感谢我们天空的所有捍卫者和捍卫者。 谢谢英雄!十八枚火箭中有18枚被击落。 这就是为什么我们不断进行访问，这将带来更多机会，还有爱国者，Iris-T，Crotale，Hawk，Nasams。 一次又一次地感谢世界上所有的合作伙伴，他们为我们的国家提供了相关的保护天空系统!</text:p>
      <text:p text:style-name="P4">
乌克兰Volodymyr Zelenskyy总裁<text:a xlink:type="simple" xlink:href="https://www.president.gov.ua/news/razom-iz-partnerami-ukrayini-zrobimo-zahist-vid-teroru-maksi-82937" text:style-name="Internet_20_link" text:visited-style-name="Visited_20_Internet_20_Link">
Said</text:a>
在他的讲话中。</text:p>
      <ul>
        <li>
今天，我们在英国与总理瑞希(Rishi)同意，我们将在战斗人员培训，飞机和结果联盟中工作。 联盟的良好开始!谢谢大家!- 地址。</li>
      </ul>
      <text:p text:style-name="P4">
乌克兰总统还指出，要说另一件事很重要。  - 我们需要看看这些武器对乌克兰的价值是什么。 多少时间，精力，争论，会议，信息工作使我们能够建立此类防空系统。 这是一项巨大的工作……我感谢所有被固定的人和所有人!在各个级别。 日复一日，一个月又一个月，我们的Dialazarada团队是我们对天空的防御。 一旦我们听到爱国者无聊。 现在他们是爱国者。</text:p>
      <text:p text:style-name="P4">
这并不是我们将为乌克兰提供的全部!我们与乌克兰的合作伙伴一起将使防止恐怖措施尽可能强大。</text:p>
      <text:p text:style-name="P4">
今天，自早晨以来，从商务旅行回来后的第一个问题。 有报道说，委员会司令，委员会负责人，负责国防情报的官员。</text:p>
      <text:p text:style-name="P4">
Sirsky将军的报告非常重要 - 关于Bakhmut Napryamka的情况。 我感谢我们那里的所有士兵，每个士兵，中士，军官，他们朝这个方向做超人的事情。 做得好!</text:p>
      <text:p text:style-name="P4">
尤其是我想提及第57步兵旅的第5个单独的突击旅，伞兵“ 80”和士兵。 您的勇气，决心和在摧毁敌人方面的成功非常重要!谢谢!他参加了今天工作的欧洲理事会峰会的工作。 所有自由欧洲的国家，我们欧洲的强大领导人...感谢您对我们国家的支持，并呼吁100％共同采取行动以保护 - 所有欧洲，整个欧洲，全部自由世界 -  100％。 没有恐怖分子，没有恐怖分子枪，也没有恐怖分子勒索的勒索是无辜的威胁自由!</text:p>
      <text:p text:style-name="P4">
他今天举行了几次有关国际活动的会议 - 我们为士兵们做了更多的一切机会，以更接近的胜利来结束这场战争。</text:p>
      <text:p text:style-name="P4">
我们为乌克兰准备新闻!</text:p>
      <text:p text:style-name="P4">
荣耀我们每个战士!</text:p>
      <text:p text:style-name="P4">
荣耀归功于任何帮助的人!</text:p>
      <text:p text:style-name="P4">
<text:span text:style-name="T5">
乌克兰!</text:span>
</text:p>
      <text:p text:style-name="P4">
News Source: <text:a xlink:type="simple" xlink:href="https://armyinform.com.ua/2023/05/16/razom-iz-partneramy-ukrayiny-zrobymo-zahyst-vid-teroru-maksymalno-micznym-zvernennya-prezydenta-volodymyra-zelenskogo/" text:style-name="Internet_20_link" text:visited-style-name="Visited_20_Internet_20_Link">
https://armyinform.com.ua/2023/05/16/razom-iz-partneramy-ukrayiny-zrobymo-zahyst-vid-teroru-maksymalno-micznym-zvernennya-prezydenta-volodymyra-zelenskogo/</text:a>
</text:p>
      <!--NEWS-->
      <text:h text:style-name="P10" text:outline-level="1">
<text:span text:style-name="T4">
乌克兰炮兵摧毁了占领者2C5的自行枪支</text:span>
</text:h>
      <text:p text:style-name="P4">
作者: ['АРМІЯINFORM']</text:p>
      <text:p text:style-name="P4">
时间: 2023-05-16T98:00:00-04:00</text:p>
      <text:p text:style-name="P4">
描述: Garmashis是基尔克（Kilk）的民族Zenate，他被Garmat Percopulsione感到震惊...与乌克兰2022年的战争，与乌克兰的最新新闻，今天与乌克兰2022年的新闻战争，今天与乌克兰和俄罗斯之间的战争，乌克兰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p>
      <text:p text:style-name="P4">
标签: ['STOPRUSSIA', 'АГРЕСІЯ РФ', 'ВТОРГНЕННЯ РФ']</text:p>
      <text:p text:style-name="P4">
类别: News</text:p>
      <!--METADATA-->
      <text:p text:style-name="P4">
枪支有效地减少了入侵者的数量，摧毁了2C5自推动的枪支，而枪支又又杀死了另一个战士，她的弹药以70米的距离击中。</text:p>
      <text:p text:style-name="P4">
“我们不棕色”的表达式播放了新的颜色。</text:p>
      <text:p text:style-name="P4">
资料来源：<text:a xlink:type="simple" xlink:href="https://www.facebook.com/operationalcommandwest" text:style-name="Internet_20_link" text:visited-style-name="Visited_20_Internet_20_Link">
操作命令“ West”</text:a>
</text:p>
      <text:p text:style-name="P4">
News Source: <text:a xlink:type="simple" xlink:href="https://armyinform.com.ua/2023/05/16/ukrayinski-artylerysty-znyshhyly-samohidnu-garmatu-okupantiv-2s5/" text:style-name="Internet_20_link" text:visited-style-name="Visited_20_Internet_20_Link">
https://armyinform.com.ua/2023/05/16/ukrayinski-artylerysty-znyshhyly-samohidnu-garmatu-okupantiv-2s5/</text:a>
</text:p>
      <!--NEWS-->
      <text:h text:style-name="P10" text:outline-level="1">
<text:span text:style-name="T4">
一名妇女和三个孩子因霍尔森地区的另一个炮击而受伤 - 已经开始调查</text:span>
</text:h>
      <text:p text:style-name="P4">
作者: ['АРМІЯINFORM']</text:p>
      <text:p text:style-name="P4">
时间: 2023-05-16T99:00:00-04:00</text:p>
      <text:p text:style-name="P4">
描述: 对于Rozdochatovo的Khersonskoye检察官的所有专有的Kerivnitva ...与2022年与乌克兰的战争，与乌克兰的战争是今天的最新消息，这是与乌克兰2022年的新闻战争，今天是乌克兰和俄罗斯之间的最后一场战争，将在乌克兰和俄罗斯之间发生战争当与乌克兰的战争将在2022年或将要么会或将要么会发生，要么会在不久俄罗斯的媒体</text:p>
      <text:p text:style-name="P4">
图片: ['<text:a xlink:type="simple" xlink:href="https://armyinform.com.ua/wp-content/uploads/2023/05/photo_2023-05-16_19-08-03-e1684253483696.jpg" text:style-name="Internet_20_link" text:visited-style-name="Visited_20_Internet_20_Link">
photo_2023-05-16_19-08-03-e1684253483696.jpg</text:a>
']</text:p>
      <text:p text:style-name="P4">
标签: ['STOPRUSSIA', 'АГРЕСІЯ РФ', 'ВТОРГНЕННЯ РФ']</text:p>
      <text:p text:style-name="P4">
类别: News</text:p>
      <!--METADATA-->
      <text:p text:style-name="P4">
<draw:frame draw:style-name="fr1" draw:name="Image309" text:anchor-type="as-char" svg:width="6.9236in" svg:height="5.150891in" draw:z-index="0">
<draw:image xlink:href="../Images/AРМІЯINFORM/2023-05-16T99-00-00-04-00/photo_2023-05-16_19-08-03-e1684253483696.jpg" xlink:type="simple" xlink:show="embed" xlink:actuate="onLoad" draw:mime-type="image/jpeg"/>
</draw:frame>
在赫尔森地区检察官办公室的程序领导下，对违反战争法的刑事诉讼的案件调查(艺术的第1部分。 乌克兰《刑法》的438).</text:p>
      <text:p text:style-name="P4">
Про це <text:a xlink:type="simple" xlink:href="https://t.me/pgo_gov_ua" text:style-name="Internet_20_link" text:visited-style-name="Visited_20_Internet_20_Link">
повідомляє</text:a>
检察长办公室。</text:p>
      <ul>
        <li>
根据调查，5月16日，俄罗斯军队向乌森社区村开火。 由于看到了住宅，四个平民 - 一个妇女和三个孩子。 被损坏的住宅建筑物，农场建筑物，当地人汽车。 有第一和次要措施记录侵略者国家军队犯下的罪行，这将是信息。</li>
      </ul>
      <text:p text:style-name="P4">
News Source: <text:a xlink:type="simple" xlink:href="https://armyinform.com.ua/2023/05/16/postrazhdala-zhinka-i-troye-ditej-vnaslidok-chergovogo-obstrilu-hersonshhyny-rozpochato-rozsliduvannya/" text:style-name="Internet_20_link" text:visited-style-name="Visited_20_Internet_20_Link">
https://armyinform.com.ua/2023/05/16/postrazhdala-zhinka-i-troye-ditej-vnaslidok-chergovogo-obstrilu-hersonshhyny-rozpochato-rozsliduvannya/</text:a>
</text:p>
      <!--NEWS-->
      <text:h text:style-name="P10" text:outline-level="1">
<text:span text:style-name="T4">
基辅（22:09）。 红色警报：空中威胁。 警笛声。 立即掩盖！</text:span>
</text:h>
      <text:p text:style-name="P4">
作者: liveuamap (Language: en)</text:p>
      <text:p text:style-name="P4">
时间: 2023-05-16T9:09:00</text:p>
      <text:p text:style-name="P4">
地点: Kyiv (Latitude:50.44343 Longtitude:30.53022)</text:p>
      <text:p text:style-name="P4">
视频: []</text:p>
      <text:p text:style-name="P4">
图片: []</text:p>
      <text:p text:style-name="P4">
标签: ["Europe", "Central and Eastern Europe"]</text:p>
      <text:p text:style-name="P4">
Id: 22563376</text:p>
      <!--METADATA-->
      <text:p text:style-name="P4">
基辅(22:09). Red Alert: aerial threat. Sirens sounding. Take cover now!</text:p>
      <text:p text:style-name="P4">
News Collection Link: <text:a xlink:type="simple" xlink:href="https://liveuamap.com/en/2023/16-may-kyiv2209-red-alert-aerial-threat-sireng" text:style-name="Internet_20_link" text:visited-style-name="Visited_20_Internet_20_Link">
https://liveuamap.com/en/2023/16-may-kyiv2209-red-alert-aerial-threat-sireng</text:a>
</text:p>
      <text:p text:style-name="P4">
News Source: <text:a xlink:type="simple" xlink:href="https://t.me/KyivCityOfficial/6708" text:style-name="Internet_20_link" text:visited-style-name="Visited_20_Internet_20_Link">
https://t.me/KyivCityOfficial/6708</text:a>
</text:p>
      <!--NEWS-->
      <text:h text:style-name="P10" text:outline-level="1">
<text:span text:style-name="T4">
在乌克兰 - 空气焦虑的半身像</text:span>
</text:h>
      <text:p text:style-name="P4">
作者: Ukrinform (Person)</text:p>
      <text:p text:style-name="P4">
出版商: Укринформ (Organization)</text:p>
      <text:p text:style-name="P4">
出版时间: 2023-05-17T-30:22:00+03:00</text:p>
      <text:p text:style-name="P4">
修改时间: 2023-05-17T00:22:00+03:00</text:p>
      <text:p text:style-name="P4">
描述: 在乌克兰的许多地区，空气警报已宣布。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Війна з Росією', 'Повітряна тривога']</text:p>
      <text:p text:style-name="P4">
类型: Article</text:p>
      <!--METADATA-->
      <text:p text:style-name="P4">
<draw:frame draw:style-name="fr1" draw:name="Image310" text:anchor-type="as-char" svg:width="6.9236in" svg:height="3.956343in" draw:z-index="0">
<draw:image xlink:href="../Images/yкринформ/2023-05-17T-30-22-00-03-00/630_360_1677573461-244.jpg" xlink:type="simple" xlink:show="embed" xlink:actuate="onLoad" draw:mime-type="image/jpeg"/>
</draw:frame>
乌克兰的光线宣布了警报。</text:p>
      <text:p text:style-name="P4">
Protess证明<text:a xlink:type="simple" xlink:href="https://map.ukrainealarm.com/" text:style-name="Internet_20_link" text:visited-style-name="Visited_20_Internet_20_Link">
</text:a>
据报道，空气焦虑。</text:p>
      <text:p text:style-name="P4">
当前模式<text:a xlink:type="simple" xlink:href="https://www.ukrinform.ua/tag-povitrana-trivoga" text:style-name="Internet_20_link" text:visited-style-name="Visited_20_Internet_20_Link">
</text:a>
它存储在Dnipropetrovsk，Donetsk，Zaporizhia，Luhansk地区和Crimea Arc中。</text:p>
      <text:p text:style-name="P4">
<text:span text:style-name="T4">
另请阅读：</text:span>
 <text:a xlink:type="simple" xlink:href="https://www.ukrinform.ua/rubric-ato/3710202-zelenskij-podakuvav-zahisnikam-i-zahisnicam-ukrainskogo-neba.html" text:style-name="Internet_20_link" text:visited-style-name="Visited_20_Internet_20_Link">
</text:a>
正如乌克林福姆报道的那样，早些时候在乌克兰的许多地区<text:a xlink:type="simple" xlink:href="https://www.ukrinform.ua/rubric-ato/3710200-u-nizci-oblastej-ukraini-povitrana-trivoga.html" text:style-name="Internet_20_link" text:visited-style-name="Visited_20_Internet_20_Link">
</text:a>
</text:p>
      <text:p text:style-name="P4">
News Source: <text:a xlink:type="simple" xlink:href="https://www.ukrinform.ua/rubric-ato/3710210-v-ukraini-vidbij-povitranoi-trivogi.html" text:style-name="Internet_20_link" text:visited-style-name="Visited_20_Internet_20_Link">
https://www.ukrinform.ua/rubric-ato/3710210-v-ukraini-vidbij-povitranoi-trivogi.html</text:a>
</text:p>
      <!--NEWS-->
      <text:h text:style-name="P10" text:outline-level="1">
<text:span text:style-name="T4">
曲棍球世界锦标赛：胜利丹麦，挪威，瑞士，法国失败</text:span>
</text:h>
      <text:p text:style-name="P4">
作者: Ukrinform (Person)</text:p>
      <text:p text:style-name="P4">
出版商: Укринформ (Organization)</text:p>
      <text:p text:style-name="P4">
出版时间: 2023-05-17T-32:06:00+03:00</text:p>
      <text:p text:style-name="P4">
修改时间: 2023-05-17T00:06:00+03:00</text:p>
      <text:p text:style-name="P4">
描述: 在下一个比赛日结束时，在坦佩雷（芬兰）和里加（拉脱维亚）的曲棍球世界锦标赛上。  - 乌克林。</text:p>
      <text:p text:style-name="P4">
图片: ["<text:a xlink:type="simple" xlink:href="https://static.ukrinform.com/photos/2023_05/thumb_files/630_360_1684271137-918.jpg" text:style-name="Internet_20_link" text:visited-style-name="Visited_20_Internet_20_Link">
630_360_16842...</text:a>
"]</text:p>
      <text:p text:style-name="P4">
标签: ['Чемпіонат світу', 'хокей']</text:p>
      <text:p text:style-name="P4">
类型: Article</text:p>
      <!--METADATA-->
      <text:p text:style-name="P4">
<draw:frame draw:style-name="fr1" draw:name="Image311" text:anchor-type="as-char" svg:width="6.9236in" svg:height="3.956343in" draw:z-index="0">
<draw:image xlink:href="../Images/yкринформ/2023-05-17T-32-06-00-03-00/630_360_1684271137-918.jpg" xlink:type="simple" xlink:show="embed" xlink:actuate="onLoad" draw:mime-type="image/jpeg"/>
</draw:frame>
全球曲棍球在坦佩雷(芬兰)和里加(拉脱维亚)比赛日结束。</text:p>
      <text:p text:style-name="P4">
第三场胜利是丹麦锦标赛继续的，丹麦锦标赛击败奥地利-6：2(1：0，1：1，4：1)，报道乌克林福姆。</text:p>
      <text:p text:style-name="P4">
在周二的其他比赛中，挪威击败斯洛文尼亚-1：0(1：0，0：0，0，0：0)，瑞士击败哈萨克斯坦-5：0(1：0，2：0，2：0)，法国在超数同意匈牙利-2：3(1：1、1：1、0：0、0：1).</text:p>
      <text:p text:style-name="P4">
<text:span text:style-name="T5">
Турнірне становище після 3-х турів.</text:span>
</text:p>
      <text:p text:style-name="P4">
Група А: США - 9 очок, Данія - 8, Швеція - 8, Франція - 4, Фінляндія - 4,Угорщина - 2, Австрія - 1, Німеччина - 0.</text:p>
      <text:p text:style-name="P4">
Група В : Швейцарія - 9 очок, Канада - 8, Чехія - 7, Словаччина - 4, Норвегія- 4, Латвія - 2, Казахстан - 2, Словенія - 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世界曲棍球锦标赛将持续到5月28日。</text:p>
      <text:p text:style-name="P4">
照片：乌克兰的Getty Images/Global Images。</text:p>
      <text:p text:style-name="P4">
News Source: <text:a xlink:type="simple" xlink:href="https://www.ukrinform.ua/rubric-sports/3710208-cempionat-svitu-z-hokeu-peremogi-danii-norvegii-svejcarii-ta-ugorsini.html" text:style-name="Internet_20_link" text:visited-style-name="Visited_20_Internet_20_Link">
https://www.ukrinform.ua/rubric-sports/3710208-cempionat-svitu-z-hokeu-peremogi-danii-norvegii-svejcarii-ta-ugorsini.html</text:a>
</text:p>
      <!--NEWS-->
      <text:h text:style-name="P10" text:outline-level="1">
<text:span text:style-name="T4">
曲棍球世界锦标赛：胜利丹麦，挪威，瑞士，法国失败</text:span>
</text:h>
      <text:p text:style-name="P4">
作者: Ukrinform (Person)</text:p>
      <text:p text:style-name="P4">
出版商: Укринформ (Organization)</text:p>
      <text:p text:style-name="P4">
出版时间: 2023-05-17T00:06:00+03:00</text:p>
      <text:p text:style-name="P4">
修改时间: 2023-05-17T00:06:00+03:00</text:p>
      <text:p text:style-name="P4">
描述: 在下一个比赛日结束时，在坦佩雷（芬兰）和里加（拉脱维亚）的曲棍球世界锦标赛上。  - 乌克林。</text:p>
      <text:p text:style-name="P4">
图片: ["<text:a xlink:type="simple" xlink:href="https://static.ukrinform.com/photos/2023_05/thumb_files/630_360_1684271137-918.jpg" text:style-name="Internet_20_link" text:visited-style-name="Visited_20_Internet_20_Link">
630_360_16842...</text:a>
"]</text:p>
      <text:p text:style-name="P4">
标签: ['Чемпіонат світу', 'хокей']</text:p>
      <text:p text:style-name="P4">
类型: Article</text:p>
      <!--METADATA-->
      <text:p text:style-name="P4">
<draw:frame draw:style-name="fr1" draw:name="Image312" text:anchor-type="as-char" svg:width="6.9236in" svg:height="3.956343in" draw:z-index="0">
<draw:image xlink:href="../Images/yкринформ/2023-05-17T00-06-00-03-00/630_360_1684271137-918.jpg" xlink:type="simple" xlink:show="embed" xlink:actuate="onLoad" draw:mime-type="image/jpeg"/>
</draw:frame>
全球曲棍球在坦佩雷(芬兰)和里加(拉脱维亚)比赛日结束。</text:p>
      <text:p text:style-name="P4">
第三场胜利是丹麦锦标赛继续的，丹麦锦标赛击败奥地利-6：2(1：0，1：1，4：1)，报道乌克林福姆。</text:p>
      <text:p text:style-name="P4">
在周二的其他比赛中，挪威击败斯洛文尼亚-1：0(1：0，0：0，0，0：0)，瑞士击败哈萨克斯坦-5：0(1：0，2：0，2：0)，法国在超数同意匈牙利-2：3(1：1、1：1、0：0、0：1).</text:p>
      <text:p text:style-name="P4">
<text:span text:style-name="T5">
Турнірне становище після 3-х турів.</text:span>
</text:p>
      <text:p text:style-name="P4">
Група А: США - 9 очок, Данія - 8, Швеція - 8, Франція - 4, Фінляндія - 4,Угорщина - 2, Австрія - 1, Німеччина - 0.</text:p>
      <text:p text:style-name="P4">
Група В : Швейцарія - 9 очок, Канада - 8, Чехія - 7, Словаччина - 4, Норвегія- 4, Латвія - 2, Казахстан - 2, Словенія - 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世界曲棍球锦标赛将持续到5月28日。</text:p>
      <text:p text:style-name="P4">
照片：乌克兰的Getty Images/Global Images。</text:p>
      <text:p text:style-name="P4">
News Source: <text:a xlink:type="simple" xlink:href="https://www.ukrinform.ua/rubric-sports/3710208-cempionat-svitu-z-hokeu-peremogi-danii-norvegii-svejcarii-ta-ugorsini.html" text:style-name="Internet_20_link" text:visited-style-name="Visited_20_Internet_20_Link">
https://www.ukrinform.ua/rubric-sports/3710208-cempionat-svitu-z-hokeu-peremogi-danii-norvegii-svejcarii-ta-ugorsini.html</text:a>
</text:p>
      <!--NEWS-->
      <text:h text:style-name="P10" text:outline-level="1">
<text:span text:style-name="T4">
在乌克兰 - 空气焦虑的半身像</text:span>
</text:h>
      <text:p text:style-name="P4">
作者: Ukrinform (Person)</text:p>
      <text:p text:style-name="P4">
出版商: Укринформ (Organization)</text:p>
      <text:p text:style-name="P4">
出版时间: 2023-05-17T00:22:00+03:00</text:p>
      <text:p text:style-name="P4">
修改时间: 2023-05-17T00:22:00+03:00</text:p>
      <text:p text:style-name="P4">
描述: 在乌克兰的许多地区，空气警报已宣布。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Війна з Росією', 'Повітряна тривога']</text:p>
      <text:p text:style-name="P4">
类型: Article</text:p>
      <!--METADATA-->
      <text:p text:style-name="P4">
<draw:frame draw:style-name="fr1" draw:name="Image313" text:anchor-type="as-char" svg:width="6.9236in" svg:height="3.956343in" draw:z-index="0">
<draw:image xlink:href="../Images/yкринформ/2023-05-17T00-22-00-03-00/630_360_1677573461-244.jpg" xlink:type="simple" xlink:show="embed" xlink:actuate="onLoad" draw:mime-type="image/jpeg"/>
</draw:frame>
乌克兰的光线宣布了警报。</text:p>
      <text:p text:style-name="P4">
Protess证明<text:a xlink:type="simple" xlink:href="https://map.ukrainealarm.com/" text:style-name="Internet_20_link" text:visited-style-name="Visited_20_Internet_20_Link">
</text:a>
据报道，空气焦虑。</text:p>
      <text:p text:style-name="P4">
当前模式<text:a xlink:type="simple" xlink:href="https://www.ukrinform.ua/tag-povitrana-trivoga" text:style-name="Internet_20_link" text:visited-style-name="Visited_20_Internet_20_Link">
</text:a>
它存储在Dnipropetrovsk，Donetsk，Zaporizhia，Luhansk地区和Crimea Arc中。</text:p>
      <text:p text:style-name="P4">
<text:span text:style-name="T4">
另请阅读：</text:span>
 <text:a xlink:type="simple" xlink:href="https://www.ukrinform.ua/rubric-ato/3710202-zelenskij-podakuvav-zahisnikam-i-zahisnicam-ukrainskogo-neba.html" text:style-name="Internet_20_link" text:visited-style-name="Visited_20_Internet_20_Link">
</text:a>
正如乌克林福姆报道的那样，早些时候在乌克兰的许多地区<text:a xlink:type="simple" xlink:href="https://www.ukrinform.ua/rubric-ato/3710200-u-nizci-oblastej-ukraini-povitrana-trivoga.html" text:style-name="Internet_20_link" text:visited-style-name="Visited_20_Internet_20_Link">
</text:a>
</text:p>
      <text:p text:style-name="P4">
News Source: <text:a xlink:type="simple" xlink:href="https://www.ukrinform.ua/rubric-ato/3710210-v-ukraini-vidbij-povitranoi-trivogi.html" text:style-name="Internet_20_link" text:visited-style-name="Visited_20_Internet_20_Link">
https://www.ukrinform.ua/rubric-ato/3710210-v-ukraini-vidbij-povitranoi-trivogi.html</text:a>
</text:p>
      <!--NEWS-->
      <text:h text:style-name="P10" text:outline-level="1">
<text:span text:style-name="T4">
俄罗斯飞往佐治亚州的国务院：不是该加强与俄罗斯合作的时候了</text:span>
</text:h>
      <text:p text:style-name="P4">
作者: Ukrinform (Person)</text:p>
      <text:p text:style-name="P4">
出版商: Укринформ (Organization)</text:p>
      <text:p text:style-name="P4">
出版时间: 2023-05-17T00:43:00+03:00</text:p>
      <text:p text:style-name="P4">
修改时间: 2023-05-17T00:43:00+03:00</text:p>
      <text:p text:style-name="P4">
描述: 美国国务院警告说，佐治亚州目前不应加深俄罗斯，并且根据两国之间直接飞机的续约局势的发展，并未排除“额外措施”。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Авіація', 'Грузія', 'США', 'Транспорт', 'Держдеп', 'Росія']</text:p>
      <text:p text:style-name="P4">
类型: Article</text:p>
      <!--METADATA-->
      <text:p text:style-name="P4">
<draw:frame draw:style-name="fr1" draw:name="Image314" text:anchor-type="as-char" svg:width="6.9236in" svg:height="3.956343in" draw:z-index="0">
<draw:image xlink:href="../Images/yкринформ/2023-05-17T00-43-00-03-00/630_360_1521097272-9495.jpg" xlink:type="simple" xlink:show="embed" xlink:actuate="onLoad" draw:mime-type="image/jpeg"/>
</draw:frame>
国务院警告佐治亚州，目前不必加深与俄罗斯的互动，融化排除了“其他措施”，具体取决于两国之间周围直接飞机的情况的发展。</text:p>
      <text:p text:style-name="P4">
相关声明是在星期二的，国务院Vedant Patel的副发言人报告了他自己的乌克林福称记者。</text:p>
      <text:p text:style-name="P4">
代表们说：“俄罗斯和佐治亚州之间将发生直接飞行，这将不仅引起美国和其他西方国家的关注，而且会引起可以在佐治亚州机场工作的公司的关注。”(https://www.ukrinform.ua/tag-derzdep)他指出，首先是格鲁吉亚空中船只的公司服务，要转移到其他国家。</text:p>
      <text:p text:style-name="P4">
<text:span text:style-name="T4">
另请阅读：</text:span>
 <text:a xlink:type="simple" xlink:href="https://www.ukrinform.ua/rubric-world/3709979-risenna-gruzii-ponoviti-pereloti-z-rosieu-viklikae-sumnivi-u-ii-evropejskomu-slahu-es.html" text:style-name="Internet_20_link" text:visited-style-name="Visited_20_Internet_20_Link">
</text:a>
帕特尔说：“所有西方社区都远离俄罗斯联邦，我们说现在不是时候增加与俄罗斯的合作了。”</text:p>
      <text:p text:style-name="P4">
他回忆说，美国清楚地表达了他们在这种交流中的关注。</text:p>
      <text:p text:style-name="P4">
“我们已经非常清楚地指出，我们还采取了措施，将俄罗斯飞机禁止进入我们的领空，就像多个西方国家一样。 因此，我们将继续密切监视情况，并根据需要采取时刻的措施。”美国外交政策说。</text:p>
      <text:p text:style-name="P4">
<text:span text:style-name="T4">
另请阅读：</text:span>
 <text:a xlink:type="simple" xlink:href="https://www.ukrinform.ua/rubric-economy/3701233-deaki-kraini-kolisnogo-srsr-aktivno-pereproduut-rosii-pidsankcijni-tovari-politico.html" text:style-name="Internet_20_link" text:visited-style-name="Visited_20_Internet_20_Link">
<text:span text:style-name="T4">
 politico </text:span>
</text:a>
正如乌克林福姆(Ukrinform)报道的那样，佐治亚州Mariamkvishvishvili经济副部长表示，俄罗斯的航空公司和飞机是不寻常的制裁，将能够行使<text:a xlink:type="simple" xlink:href="https://www.ukrinform.ua/rubric-world/3707437-gruzia-dozvolit-prami-rejsi-aviakompaniam-rf-aki-ne-pid-sankciami.html" text:style-name="Internet_20_link" text:visited-style-name="Visited_20_Internet_20_Link">
</text:a>
沿佐治亚州的方向。</text:p>
      <text:p text:style-name="P4">
此前，俄罗斯总统沃迪米尔·普京(Volodymyr Putin)签署了有关取消佐治亚州公民签证模式的法令，并与该国直接航空。</text:p>
      <text:p text:style-name="P4">
乌克兰外交部<text:a xlink:type="simple" xlink:href="https://www.ukrinform.ua/rubric-polytics/3710066-rozsirenna-aviaspolucenna-mzs-ukraini-nagadalo-gruzii-naviso-svit-izolue-rf.html" text:style-name="Internet_20_link" text:visited-style-name="Visited_20_Internet_20_Link">
</text:a>
它隔离了俄罗斯，迫使乌克兰战争。</text:p>
      <text:p text:style-name="P4">
News Source: <text:a xlink:type="simple" xlink:href="https://www.ukrinform.ua/rubric-world/3710212-derzdep-pro-aviarejsi-rf-do-gruzii-ne-cas-posiluvati-spivpracu-z-rosieu.html" text:style-name="Internet_20_link" text:visited-style-name="Visited_20_Internet_20_Link">
https://www.ukrinform.ua/rubric-world/3710212-derzdep-pro-aviarejsi-rf-do-gruzii-ne-cas-posiluvati-spivpracu-z-rosieu.html</text:a>
</text:p>
      <!--NEWS-->
      <text:h text:style-name="P10" text:outline-level="1">
<text:span text:style-name="T4">
短的。 战争。 第447天。视频</text:span>
</text:h>
      <text:p text:style-name="P4">
作者: ['АРМІЯINFORM']</text:p>
      <text:p text:style-name="P4">
时间: 2023-05-17T98: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ТОРГНЕННЯ РФ', 'ГШ ЗСУ']</text:p>
      <text:p text:style-name="P4">
类别: News</text:p>
      <!--METADATA-->
      <text:p text:style-name="P4">
News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ukrposhta” 通过军事和志愿者的故事释放了Audiostyles，以供武装部队聚集在无人机上</text:span>
</text:h>
      <text:p text:style-name="P4">
作者: ['АРМІЯINFORM']</text:p>
      <text:p text:style-name="P4">
时间: 2023-05-17T99:00:00-04:00</text:p>
      <text:p text:style-name="P4">
描述: 关于TSE在Facebook，ukrposhta。 在审计师中，您会感到同样的感觉：...与乌克兰2022年的战争，与乌克兰的最新新闻，与乌克兰的新闻战争，与乌克兰2022年的新闻战争，今天将在乌克兰和俄罗斯之间发生战争，当他们说，与乌克兰将在2022年将在2022年，在不久的将来会与乌克兰战争</text:p>
      <text:p text:style-name="P4">
图片: ['<text:a xlink:type="simple" xlink:href="https://armyinform.com.ua/wp-content/uploads/2023/05/photo_2023-05-16_16-48-40.jpg" text:style-name="Internet_20_link" text:visited-style-name="Visited_20_Internet_20_Link">
photo_2023-05-16_16-48-40.jpg</text:a>
']</text:p>
      <text:p text:style-name="P4">
标签: []</text:p>
      <text:p text:style-name="P4">
类别: News</text:p>
      <!--METADATA-->
      <text:p text:style-name="P4">
<draw:frame draw:style-name="fr1" draw:name="Image315" text:anchor-type="as-char" svg:width="6.9236in" svg:height="6.9236in" draw:z-index="0">
<draw:image xlink:href="../Images/AРМІЯINFORM/2023-05-17T99-00-00-04-00/photo_2023-05-16_16-48-40.jpg" xlink:type="simple" xlink:show="embed" xlink:actuate="onLoad" draw:mime-type="image/jpeg"/>
</draw:frame>
在Facebook上关于它<text:a xlink:type="simple" xlink:href="https://www.facebook.com/story.php" text:style-name="Internet_20_link" text:visited-style-name="Visited_20_Internet_20_Link">
报告</text:a>
ukrposhta。</text:p>
      <text:p text:style-name="P4">
在Audiostyles中，您可以听到以下方式的故事：</text:p>
      <ul>
        <li>
Vadim Voroshilov的战斗机飞行员带有呼号“ Karaya”， <text:span text:style-name="T5">
志愿者Igor Lachenko； </text:span>
亚历山大·布德卡(Alexander Budka)在地形上的军队。</li>
      </ul>
      <text:p text:style-name="P4">
您可以在ukrposhta和在线的中央分支机构购买“英雄”明信片。</text:p>
      <text:p text:style-name="P4">
News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